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8.162cm"/>
    </style:style>
    <style:style style:name="co5" style:family="table-column">
      <style:table-column-properties fo:break-before="auto" style:column-width="11.067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951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4.135cm"/>
    </style:style>
    <style:style style:name="co10" style:family="table-column">
      <style:table-column-properties fo:break-before="auto" style:column-width="3.306cm"/>
    </style:style>
    <style:style style:name="co11" style:family="table-column">
      <style:table-column-properties fo:break-before="auto" style:column-width="2.081cm"/>
    </style:style>
    <style:style style:name="co12" style:family="table-column">
      <style:table-column-properties fo:break-before="auto" style:column-width="2.678cm"/>
    </style:style>
    <style:style style:name="co13" style:family="table-column">
      <style:table-column-properties fo:break-before="auto" style:column-width="4.165cm"/>
    </style:style>
    <style:style style:name="co14" style:family="table-column">
      <style:table-column-properties fo:break-before="auto" style:column-width="11.008cm"/>
    </style:style>
    <style:style style:name="co15" style:family="table-column">
      <style:table-column-properties fo:break-before="auto" style:column-width="3.004cm"/>
    </style:style>
    <style:style style:name="co16" style:family="table-column">
      <style:table-column-properties fo:break-before="auto" style:column-width="5.512cm"/>
    </style:style>
    <style:style style:name="co17" style:family="table-column">
      <style:table-column-properties fo:break-before="auto" style:column-width="9.44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3.267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2.822cm"/>
    </style:style>
    <style:style style:name="co22" style:family="table-column">
      <style:table-column-properties fo:break-before="auto" style:column-width="2.231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4.521cm"/>
    </style:style>
    <style:style style:name="co25" style:family="table-column">
      <style:table-column-properties fo:break-before="auto" style:column-width="9.229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552cm"/>
    </style:style>
    <style:style style:name="co28" style:family="table-column">
      <style:table-column-properties fo:break-before="auto" style:column-width="4.376cm"/>
    </style:style>
    <style:style style:name="co29" style:family="table-column">
      <style:table-column-properties fo:break-before="auto" style:column-width="10.116cm"/>
    </style:style>
    <style:style style:name="co30" style:family="table-column">
      <style:table-column-properties fo:break-before="auto" style:column-width="2.409cm"/>
    </style:style>
    <style:style style:name="co31" style:family="table-column">
      <style:table-column-properties fo:break-before="auto" style:column-width="2.29cm"/>
    </style:style>
    <style:style style:name="co32" style:family="table-column">
      <style:table-column-properties fo:break-before="auto" style:column-width="0.981cm"/>
    </style:style>
    <style:style style:name="co33" style:family="table-column">
      <style:table-column-properties fo:break-before="auto" style:column-width="5.711cm"/>
    </style:style>
    <style:style style:name="co34" style:family="table-column">
      <style:table-column-properties fo:break-before="auto" style:column-width="2.706cm"/>
    </style:style>
    <style:style style:name="co35" style:family="table-column">
      <style:table-column-properties fo:break-before="auto" style:column-width="4.671cm"/>
    </style:style>
    <style:style style:name="co36" style:family="table-column">
      <style:table-column-properties fo:break-before="auto" style:column-width="2.35cm"/>
    </style:style>
    <style:style style:name="co37" style:family="table-column">
      <style:table-column-properties fo:break-before="auto" style:column-width="6.498cm"/>
    </style:style>
    <style:style style:name="co38" style:family="table-column">
      <style:table-column-properties fo:break-before="auto" style:column-width="2.519cm"/>
    </style:style>
    <style:style style:name="co39" style:family="table-column">
      <style:table-column-properties fo:break-before="auto" style:column-width="2.041cm"/>
    </style:style>
    <style:style style:name="co40" style:family="table-column">
      <style:table-column-properties fo:break-before="auto" style:column-width="2.923cm"/>
    </style:style>
    <style:style style:name="co41" style:family="table-column">
      <style:table-column-properties fo:break-before="auto" style:column-width="4.327cm"/>
    </style:style>
    <style:style style:name="co42" style:family="table-column">
      <style:table-column-properties fo:break-before="auto" style:column-width="9.564cm"/>
    </style:style>
    <style:style style:name="co43" style:family="table-column">
      <style:table-column-properties fo:break-before="auto" style:column-width="8.029cm"/>
    </style:style>
    <style:style style:name="co44" style:family="table-column">
      <style:table-column-properties fo:break-before="auto" style:column-width="7.675cm"/>
    </style:style>
    <style:style style:name="co45" style:family="table-column">
      <style:table-column-properties fo:break-before="auto" style:column-width="6.733cm"/>
    </style:style>
    <style:style style:name="co46" style:family="table-column">
      <style:table-column-properties fo:break-before="auto" style:column-width="2.141cm"/>
    </style:style>
    <style:style style:name="co47" style:family="table-column">
      <style:table-column-properties fo:break-before="auto" style:column-width="4.581cm"/>
    </style:style>
    <style:style style:name="co48" style:family="table-column">
      <style:table-column-properties fo:break-before="auto" style:column-width="6.974cm"/>
    </style:style>
    <style:style style:name="co49" style:family="table-column">
      <style:table-column-properties fo:break-before="auto" style:column-width="4.934cm"/>
    </style:style>
    <style:style style:name="co50" style:family="table-column">
      <style:table-column-properties fo:break-before="auto" style:column-width="1.674cm"/>
    </style:style>
    <style:style style:name="co51" style:family="table-column">
      <style:table-column-properties fo:break-before="auto" style:column-width="1.644cm"/>
    </style:style>
    <style:style style:name="co52" style:family="table-column">
      <style:table-column-properties fo:break-before="auto" style:column-width="3.806cm"/>
    </style:style>
    <style:style style:name="co53" style:family="table-column">
      <style:table-column-properties fo:break-before="auto" style:column-width="3.136cm"/>
    </style:style>
    <style:style style:name="co54" style:family="table-column">
      <style:table-column-properties fo:break-before="auto" style:column-width="2.718cm"/>
    </style:style>
    <style:style style:name="co55" style:family="table-column">
      <style:table-column-properties fo:break-before="auto" style:column-width="9.163cm"/>
    </style:style>
    <style:style style:name="co56" style:family="table-column">
      <style:table-column-properties fo:break-before="auto" style:column-width="1.843cm"/>
    </style:style>
    <style:style style:name="co57" style:family="table-column">
      <style:table-column-properties fo:break-before="auto" style:column-width="2.376cm"/>
    </style:style>
    <style:style style:name="co58" style:family="table-column">
      <style:table-column-properties fo:break-before="auto" style:column-width="3.302cm"/>
    </style:style>
    <style:style style:name="co59" style:family="table-column">
      <style:table-column-properties fo:break-before="auto" style:column-width="4.02cm"/>
    </style:style>
    <style:style style:name="co60" style:family="table-column">
      <style:table-column-properties fo:break-before="auto" style:column-width="5.623cm"/>
    </style:style>
    <style:style style:name="co61" style:family="table-column">
      <style:table-column-properties fo:break-before="auto" style:column-width="4.72cm"/>
    </style:style>
    <style:style style:name="co62" style:family="table-column">
      <style:table-column-properties fo:break-before="auto" style:column-width="10.569cm"/>
    </style:style>
    <style:style style:name="co63" style:family="table-column">
      <style:table-column-properties fo:break-before="auto" style:column-width="2.681cm"/>
    </style:style>
    <style:style style:name="co64" style:family="table-column">
      <style:table-column-properties fo:break-before="auto" style:column-width="2.778cm"/>
    </style:style>
    <style:style style:name="co65" style:family="table-column">
      <style:table-column-properties fo:break-before="auto" style:column-width="3.237cm"/>
    </style:style>
    <style:style style:name="co66" style:family="table-column">
      <style:table-column-properties fo:break-before="auto" style:column-width="6.336cm"/>
    </style:style>
    <style:style style:name="co67" style:family="table-column">
      <style:table-column-properties fo:break-before="auto" style:column-width="8.848cm"/>
    </style:style>
    <style:style style:name="co68" style:family="table-column">
      <style:table-column-properties fo:break-before="auto" style:column-width="1.633cm"/>
    </style:style>
    <style:style style:name="co69" style:family="table-column">
      <style:table-column-properties fo:break-before="auto" style:column-width="1.448cm"/>
    </style:style>
    <style:style style:name="co70" style:family="table-column">
      <style:table-column-properties fo:break-before="auto" style:column-width="7.929cm"/>
    </style:style>
    <style:style style:name="co71" style:family="table-column">
      <style:table-column-properties fo:break-before="auto" style:column-width="4.844cm"/>
    </style:style>
    <style:style style:name="co72" style:family="table-column">
      <style:table-column-properties fo:break-before="auto" style:column-width="1.566cm"/>
    </style:style>
    <style:style style:name="co73" style:family="table-column">
      <style:table-column-properties fo:break-before="auto" style:column-width="8.597cm"/>
    </style:style>
    <style:style style:name="co74" style:family="table-column">
      <style:table-column-properties fo:break-before="auto" style:column-width="7.451cm"/>
    </style:style>
    <style:style style:name="co75" style:family="table-column">
      <style:table-column-properties fo:break-before="auto" style:column-width="6.874cm"/>
    </style:style>
    <style:style style:name="co76" style:family="table-column">
      <style:table-column-properties fo:break-before="auto" style:column-width="1.27cm"/>
    </style:style>
    <style:style style:name="co77" style:family="table-column">
      <style:table-column-properties fo:break-before="auto" style:column-width="6.041cm"/>
    </style:style>
    <style:style style:name="co78" style:family="table-column">
      <style:table-column-properties fo:break-before="auto" style:column-width="4.092cm"/>
    </style:style>
    <style:style style:name="co79" style:family="table-column">
      <style:table-column-properties fo:break-before="auto" style:column-width="22.123cm"/>
    </style:style>
    <style:style style:name="co80" style:family="table-column">
      <style:table-column-properties fo:break-before="auto" style:column-width="2.955cm"/>
    </style:style>
    <style:style style:name="co81" style:family="table-column">
      <style:table-column-properties fo:break-before="auto" style:column-width="3.625cm"/>
    </style:style>
    <style:style style:name="co82" style:family="table-column">
      <style:table-column-properties fo:break-before="auto" style:column-width="3.249cm"/>
    </style:style>
    <style:style style:name="co83" style:family="table-column">
      <style:table-column-properties fo:break-before="auto" style:column-width="8.315cm"/>
    </style:style>
    <style:style style:name="co84" style:family="table-column">
      <style:table-column-properties fo:break-before="auto" style:column-width="1.431cm"/>
    </style:style>
    <style:style style:name="co85" style:family="table-column">
      <style:table-column-properties fo:break-before="auto" style:column-width="1.813cm"/>
    </style:style>
    <style:style style:name="co86" style:family="table-column">
      <style:table-column-properties fo:break-before="auto" style:column-width="10.599cm"/>
    </style:style>
    <style:style style:name="co87" style:family="table-column">
      <style:table-column-properties fo:break-before="auto" style:column-width="4.403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3.29cm" fo:break-before="auto" style:use-optimal-row-height="tru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1.298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0.76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0.58cm" fo:break-before="auto" style:use-optimal-row-height="false"/>
    </style:style>
    <style:style style:name="ro19" style:family="table-row">
      <style:table-row-properties style:row-height="0.612cm" fo:break-before="auto" style:use-optimal-row-height="false"/>
    </style:style>
    <style:style style:name="ro20" style:family="table-row">
      <style:table-row-properties style:row-height="0.908cm" fo:break-before="auto" style:use-optimal-row-height="false"/>
    </style:style>
    <style:style style:name="ro2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855cm" fo:break-before="auto" style:use-optimal-row-height="false"/>
    </style:style>
    <style:style style:name="ro23" style:family="table-row">
      <style:table-row-properties style:row-height="0.52cm" fo:break-before="auto" style:use-optimal-row-height="tru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0.452cm" fo:break-before="auto" style:use-optimal-row-height="true"/>
    </style:style>
    <style:style style:name="ro26" style:family="table-row">
      <style:table-row-properties style:row-height="0.841cm" fo:break-before="auto" style:use-optimal-row-height="true"/>
    </style:style>
    <style:style style:name="ro27" style:family="table-row">
      <style:table-row-properties style:row-height="0.494cm" fo:break-before="auto" style:use-optimal-row-height="true"/>
    </style:style>
    <style:style style:name="ro28" style:family="table-row">
      <style:table-row-properties style:row-height="0.459cm" fo:break-before="auto" style:use-optimal-row-height="false"/>
    </style:style>
    <style:style style:name="ro29" style:family="table-row">
      <style:table-row-properties style:row-height="0.499c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text-line-through-type="doubl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8" style:family="table-cell" style:parent-style-name="Default">
      <style:table-cell-properties fo:background-color="#ff33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9" style:family="table-cell" style:parent-style-name="Default">
      <style:table-cell-properties fo:background-color="#00cc3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solid" style:text-line-through-type="doubl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solid" style:text-line-through-type="doubl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6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7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9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solid" style:text-line-through-type="doubl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0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2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solid" style:text-line-through-type="doubl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3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solid" style:text-line-through-type="doubl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26" style:family="table-cell" style:parent-style-name="Default">
      <style:table-cell-properties fo:border-bottom="none" fo:background-color="transparent" fo:border-left="none" fo:border-right="4pt solid #000000" fo:border-top="none"/>
      <style:text-properties style:font-name="Calibri1" fo:font-size="10pt" style:font-size-asian="10pt" style:font-size-complex="10pt"/>
    </style:style>
    <style:style style:name="ce27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8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9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solid" style:text-line-through-type="doubl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31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2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solid" style:text-line-through-type="doubl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1" fo:font-size="10pt" style:font-size-asian="10pt" style:font-size-complex="10pt"/>
    </style:style>
    <style:style style:name="ce3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solid" style:text-line-through-type="doubl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Calibri1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1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solid" style:text-line-through-type="doubl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5" style:family="table-cell" style:parent-style-name="Default">
      <style:text-properties style:font-name="Calibri1" fo:font-size="10pt" style:font-size-asian="10pt" style:font-size-complex="10pt"/>
      <style:map style:condition="cell-content()&gt;0" style:apply-style-name="Correto" style:base-cell-address="Servidores.U6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9" style:family="table-cell" style:parent-style-name="Default">
      <style:table-cell-properties fo:background-color="#ffd32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"/>
    </style:style>
    <style:style style:name="ce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"/>
    </style:style>
    <style:style style:name="ce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"/>
    </style:style>
    <style:style style:name="ce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"/>
    </style:style>
    <style:style style:name="ce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"/>
    </style:style>
    <style:style style:name="ce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"/>
    </style:style>
    <style:style style:name="ce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"/>
    </style:style>
    <style:style style:name="ce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"/>
    </style:style>
    <style:style style:name="ce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"/>
    </style:style>
    <style:style style:name="ce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"/>
    </style:style>
    <style:style style:name="ce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"/>
    </style:style>
    <style:style style:name="ce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"/>
    </style:style>
    <style:style style:name="ce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"/>
    </style:style>
    <style:style style:name="ce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"/>
    </style:style>
    <style:style style:name="ce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"/>
    </style:style>
    <style:style style:name="ce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"/>
    </style:style>
    <style:style style:name="ce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"/>
    </style:style>
    <style:style style:name="ce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"/>
    </style:style>
    <style:style style:name="ce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"/>
    </style:style>
    <style:style style:name="ce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"/>
    </style:style>
    <style:style style:name="ce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"/>
    </style:style>
    <style:style style:name="ce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"/>
    </style:style>
    <style:style style:name="ce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"/>
    </style:style>
    <style:style style:name="ce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"/>
    </style:style>
    <style:style style:name="ce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1"/>
    </style:style>
    <style:style style:name="ce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2"/>
    </style:style>
    <style:style style:name="ce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3"/>
    </style:style>
    <style:style style:name="ce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4"/>
    </style:style>
    <style:style style:name="ce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5"/>
    </style:style>
    <style:style style:name="ce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6"/>
    </style:style>
    <style:style style:name="ce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7"/>
    </style:style>
    <style:style style:name="ce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8"/>
    </style:style>
    <style:style style:name="ce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9"/>
    </style:style>
    <style:style style:name="ce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0"/>
    </style:style>
    <style:style style:name="ce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1"/>
    </style:style>
    <style:style style:name="ce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2"/>
    </style:style>
    <style:style style:name="ce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3"/>
    </style:style>
    <style:style style:name="ce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4"/>
    </style:style>
    <style:style style:name="ce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5"/>
    </style:style>
    <style:style style:name="ce1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6"/>
    </style:style>
    <style:style style:name="ce1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7"/>
    </style:style>
    <style:style style:name="ce1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8"/>
    </style:style>
    <style:style style:name="ce1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59"/>
    </style:style>
    <style:style style:name="ce1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0"/>
    </style:style>
    <style:style style:name="ce1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1"/>
    </style:style>
    <style:style style:name="ce1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2"/>
    </style:style>
    <style:style style:name="ce1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3"/>
    </style:style>
    <style:style style:name="ce1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4"/>
    </style:style>
    <style:style style:name="ce1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5"/>
    </style:style>
    <style:style style:name="ce1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6"/>
    </style:style>
    <style:style style:name="ce1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7"/>
    </style:style>
    <style:style style:name="ce1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8"/>
    </style:style>
    <style:style style:name="ce1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69"/>
    </style:style>
    <style:style style:name="ce1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0"/>
    </style:style>
    <style:style style:name="ce1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1"/>
    </style:style>
    <style:style style:name="ce1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2"/>
    </style:style>
    <style:style style:name="ce1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3"/>
    </style:style>
    <style:style style:name="ce1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4"/>
    </style:style>
    <style:style style:name="ce1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5"/>
    </style:style>
    <style:style style:name="ce1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6"/>
    </style:style>
    <style:style style:name="ce1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7"/>
    </style:style>
    <style:style style:name="ce1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8"/>
    </style:style>
    <style:style style:name="ce1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79"/>
    </style:style>
    <style:style style:name="ce1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0"/>
    </style:style>
    <style:style style:name="ce1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1"/>
    </style:style>
    <style:style style:name="ce1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2"/>
    </style:style>
    <style:style style:name="ce1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3"/>
    </style:style>
    <style:style style:name="ce1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4"/>
    </style:style>
    <style:style style:name="ce1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5"/>
    </style:style>
    <style:style style:name="ce1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6"/>
    </style:style>
    <style:style style:name="ce1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7"/>
    </style:style>
    <style:style style:name="ce1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8"/>
    </style:style>
    <style:style style:name="ce1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89"/>
    </style:style>
    <style:style style:name="ce1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0"/>
    </style:style>
    <style:style style:name="ce1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1"/>
    </style:style>
    <style:style style:name="ce1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2"/>
    </style:style>
    <style:style style:name="ce1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3"/>
    </style:style>
    <style:style style:name="ce1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4"/>
    </style:style>
    <style:style style:name="ce1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5"/>
    </style:style>
    <style:style style:name="ce1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6"/>
    </style:style>
    <style:style style:name="ce1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7"/>
    </style:style>
    <style:style style:name="ce1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8"/>
    </style:style>
    <style:style style:name="ce1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99"/>
    </style:style>
    <style:style style:name="ce1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0"/>
    </style:style>
    <style:style style:name="ce1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1"/>
    </style:style>
    <style:style style:name="ce1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2"/>
    </style:style>
    <style:style style:name="ce1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3"/>
    </style:style>
    <style:style style:name="ce1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4"/>
    </style:style>
    <style:style style:name="ce1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5"/>
    </style:style>
    <style:style style:name="ce1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6"/>
    </style:style>
    <style:style style:name="ce1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7"/>
    </style:style>
    <style:style style:name="ce1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8"/>
    </style:style>
    <style:style style:name="ce1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09"/>
    </style:style>
    <style:style style:name="ce1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0"/>
    </style:style>
    <style:style style:name="ce1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1"/>
    </style:style>
    <style:style style:name="ce1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2"/>
    </style:style>
    <style:style style:name="ce1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3"/>
    </style:style>
    <style:style style:name="ce1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4"/>
    </style:style>
    <style:style style:name="ce1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5"/>
    </style:style>
    <style:style style:name="ce1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6"/>
    </style:style>
    <style:style style:name="ce1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7"/>
    </style:style>
    <style:style style:name="ce1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8"/>
    </style:style>
    <style:style style:name="ce1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19"/>
    </style:style>
    <style:style style:name="ce1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0"/>
    </style:style>
    <style:style style:name="ce1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1"/>
    </style:style>
    <style:style style:name="ce1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2"/>
    </style:style>
    <style:style style:name="ce1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3"/>
    </style:style>
    <style:style style:name="ce1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4"/>
    </style:style>
    <style:style style:name="ce1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5"/>
    </style:style>
    <style:style style:name="ce1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6"/>
    </style:style>
    <style:style style:name="ce1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7"/>
    </style:style>
    <style:style style:name="ce1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8"/>
    </style:style>
    <style:style style:name="ce1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29"/>
    </style:style>
    <style:style style:name="ce1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0"/>
    </style:style>
    <style:style style:name="ce1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1"/>
    </style:style>
    <style:style style:name="ce1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2"/>
    </style:style>
    <style:style style:name="ce1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3"/>
    </style:style>
    <style:style style:name="ce1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4"/>
    </style:style>
    <style:style style:name="ce1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5"/>
    </style:style>
    <style:style style:name="ce1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6"/>
    </style:style>
    <style:style style:name="ce1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7"/>
    </style:style>
    <style:style style:name="ce1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8"/>
    </style:style>
    <style:style style:name="ce1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39"/>
    </style:style>
    <style:style style:name="ce1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0"/>
    </style:style>
    <style:style style:name="ce1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1"/>
    </style:style>
    <style:style style:name="ce1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2"/>
    </style:style>
    <style:style style:name="ce1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3"/>
    </style:style>
    <style:style style:name="ce1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4"/>
    </style:style>
    <style:style style:name="ce1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5"/>
    </style:style>
    <style:style style:name="ce1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6"/>
    </style:style>
    <style:style style:name="ce1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7"/>
    </style:style>
    <style:style style:name="ce1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8"/>
    </style:style>
    <style:style style:name="ce1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49"/>
    </style:style>
    <style:style style:name="ce1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0"/>
    </style:style>
    <style:style style:name="ce1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1"/>
    </style:style>
    <style:style style:name="ce1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2"/>
    </style:style>
    <style:style style:name="ce1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3"/>
    </style:style>
    <style:style style:name="ce1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4"/>
    </style:style>
    <style:style style:name="ce1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5"/>
    </style:style>
    <style:style style:name="ce2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6"/>
    </style:style>
    <style:style style:name="ce2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7"/>
    </style:style>
    <style:style style:name="ce2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8"/>
    </style:style>
    <style:style style:name="ce2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59"/>
    </style:style>
    <style:style style:name="ce2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0"/>
    </style:style>
    <style:style style:name="ce2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1"/>
    </style:style>
    <style:style style:name="ce2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2"/>
    </style:style>
    <style:style style:name="ce2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3"/>
    </style:style>
    <style:style style:name="ce2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4"/>
    </style:style>
    <style:style style:name="ce2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5"/>
    </style:style>
    <style:style style:name="ce2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6"/>
    </style:style>
    <style:style style:name="ce2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7"/>
    </style:style>
    <style:style style:name="ce2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8"/>
    </style:style>
    <style:style style:name="ce2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69"/>
    </style:style>
    <style:style style:name="ce2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0"/>
    </style:style>
    <style:style style:name="ce2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1"/>
    </style:style>
    <style:style style:name="ce2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2"/>
    </style:style>
    <style:style style:name="ce2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3"/>
    </style:style>
    <style:style style:name="ce2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4"/>
    </style:style>
    <style:style style:name="ce2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5"/>
    </style:style>
    <style:style style:name="ce2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6"/>
    </style:style>
    <style:style style:name="ce2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7"/>
    </style:style>
    <style:style style:name="ce2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8"/>
    </style:style>
    <style:style style:name="ce2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79"/>
    </style:style>
    <style:style style:name="ce2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0"/>
    </style:style>
    <style:style style:name="ce2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1"/>
    </style:style>
    <style:style style:name="ce2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2"/>
    </style:style>
    <style:style style:name="ce2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3"/>
    </style:style>
    <style:style style:name="ce2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4"/>
    </style:style>
    <style:style style:name="ce2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5"/>
    </style:style>
    <style:style style:name="ce2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6"/>
    </style:style>
    <style:style style:name="ce2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7"/>
    </style:style>
    <style:style style:name="ce2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8"/>
    </style:style>
    <style:style style:name="ce2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89"/>
    </style:style>
    <style:style style:name="ce2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0"/>
    </style:style>
    <style:style style:name="ce2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1"/>
    </style:style>
    <style:style style:name="ce2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2"/>
    </style:style>
    <style:style style:name="ce2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3"/>
    </style:style>
    <style:style style:name="ce2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4"/>
    </style:style>
    <style:style style:name="ce2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5"/>
    </style:style>
    <style:style style:name="ce2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6"/>
    </style:style>
    <style:style style:name="ce2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7"/>
    </style:style>
    <style:style style:name="ce2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8"/>
    </style:style>
    <style:style style:name="ce2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199"/>
    </style:style>
    <style:style style:name="ce2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0"/>
    </style:style>
    <style:style style:name="ce2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1"/>
    </style:style>
    <style:style style:name="ce2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2"/>
    </style:style>
    <style:style style:name="ce2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3"/>
    </style:style>
    <style:style style:name="ce2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4"/>
    </style:style>
    <style:style style:name="ce2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5"/>
    </style:style>
    <style:style style:name="ce2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6"/>
    </style:style>
    <style:style style:name="ce2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7"/>
    </style:style>
    <style:style style:name="ce2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8"/>
    </style:style>
    <style:style style:name="ce2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09"/>
    </style:style>
    <style:style style:name="ce2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0"/>
    </style:style>
    <style:style style:name="ce2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1"/>
    </style:style>
    <style:style style:name="ce2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2"/>
    </style:style>
    <style:style style:name="ce2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3"/>
    </style:style>
    <style:style style:name="ce2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4"/>
    </style:style>
    <style:style style:name="ce2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5"/>
    </style:style>
    <style:style style:name="ce2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6"/>
    </style:style>
    <style:style style:name="ce2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7"/>
    </style:style>
    <style:style style:name="ce2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8"/>
    </style:style>
    <style:style style:name="ce2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19"/>
    </style:style>
    <style:style style:name="ce2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0"/>
    </style:style>
    <style:style style:name="ce2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1"/>
    </style:style>
    <style:style style:name="ce2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2"/>
    </style:style>
    <style:style style:name="ce2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3"/>
    </style:style>
    <style:style style:name="ce2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4"/>
    </style:style>
    <style:style style:name="ce2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5"/>
    </style:style>
    <style:style style:name="ce2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6"/>
    </style:style>
    <style:style style:name="ce2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7"/>
    </style:style>
    <style:style style:name="ce2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8"/>
    </style:style>
    <style:style style:name="ce2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29"/>
    </style:style>
    <style:style style:name="ce2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0"/>
    </style:style>
    <style:style style:name="ce2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1"/>
    </style:style>
    <style:style style:name="ce2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2"/>
    </style:style>
    <style:style style:name="ce2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3"/>
    </style:style>
    <style:style style:name="ce2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4"/>
    </style:style>
    <style:style style:name="ce2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5"/>
    </style:style>
    <style:style style:name="ce2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6"/>
    </style:style>
    <style:style style:name="ce2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7"/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8"/>
    </style:style>
    <style:style style:name="ce2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39"/>
    </style:style>
    <style:style style:name="ce2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0"/>
    </style:style>
    <style:style style:name="ce2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1"/>
    </style:style>
    <style:style style:name="ce2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2"/>
    </style:style>
    <style:style style:name="ce2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3"/>
    </style:style>
    <style:style style:name="ce2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4"/>
    </style:style>
    <style:style style:name="ce2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5"/>
    </style:style>
    <style:style style:name="ce2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6"/>
    </style:style>
    <style:style style:name="ce2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7"/>
    </style:style>
    <style:style style:name="ce2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8"/>
    </style:style>
    <style:style style:name="ce2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49"/>
    </style:style>
    <style:style style:name="ce2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0"/>
    </style:style>
    <style:style style:name="ce2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1"/>
    </style:style>
    <style:style style:name="ce2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2"/>
    </style:style>
    <style:style style:name="ce2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3"/>
    </style:style>
    <style:style style:name="ce2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4"/>
    </style:style>
    <style:style style:name="ce2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5"/>
    </style:style>
    <style:style style:name="ce3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6"/>
    </style:style>
    <style:style style:name="ce3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7"/>
    </style:style>
    <style:style style:name="ce3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8"/>
    </style:style>
    <style:style style:name="ce3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59"/>
    </style:style>
    <style:style style:name="ce3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0"/>
    </style:style>
    <style:style style:name="ce3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1"/>
    </style:style>
    <style:style style:name="ce3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2"/>
    </style:style>
    <style:style style:name="ce3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3"/>
    </style:style>
    <style:style style:name="ce3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4"/>
    </style:style>
    <style:style style:name="ce3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5"/>
    </style:style>
    <style:style style:name="ce3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6"/>
    </style:style>
    <style:style style:name="ce3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7"/>
    </style:style>
    <style:style style:name="ce3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8"/>
    </style:style>
    <style:style style:name="ce3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69"/>
    </style:style>
    <style:style style:name="ce3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0"/>
    </style:style>
    <style:style style:name="ce3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1"/>
    </style:style>
    <style:style style:name="ce3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2"/>
    </style:style>
    <style:style style:name="ce3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3"/>
    </style:style>
    <style:style style:name="ce3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4"/>
    </style:style>
    <style:style style:name="ce3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5"/>
    </style:style>
    <style:style style:name="ce3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6"/>
    </style:style>
    <style:style style:name="ce3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7"/>
    </style:style>
    <style:style style:name="ce3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8"/>
    </style:style>
    <style:style style:name="ce3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79"/>
    </style:style>
    <style:style style:name="ce3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0"/>
    </style:style>
    <style:style style:name="ce3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1"/>
    </style:style>
    <style:style style:name="ce3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2"/>
    </style:style>
    <style:style style:name="ce3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3"/>
    </style:style>
    <style:style style:name="ce3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4"/>
    </style:style>
    <style:style style:name="ce3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5"/>
    </style:style>
    <style:style style:name="ce3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6"/>
    </style:style>
    <style:style style:name="ce3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7"/>
    </style:style>
    <style:style style:name="ce3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8"/>
    </style:style>
    <style:style style:name="ce3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89"/>
    </style:style>
    <style:style style:name="ce3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0"/>
    </style:style>
    <style:style style:name="ce3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1"/>
    </style:style>
    <style:style style:name="ce3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2"/>
    </style:style>
    <style:style style:name="ce3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3"/>
    </style:style>
    <style:style style:name="ce3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4"/>
    </style:style>
    <style:style style:name="ce3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5"/>
    </style:style>
    <style:style style:name="ce3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6"/>
    </style:style>
    <style:style style:name="ce3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7"/>
    </style:style>
    <style:style style:name="ce3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8"/>
    </style:style>
    <style:style style:name="ce3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299"/>
    </style:style>
    <style:style style:name="ce3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0"/>
    </style:style>
    <style:style style:name="ce3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1"/>
    </style:style>
    <style:style style:name="ce3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2"/>
    </style:style>
    <style:style style:name="ce3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3"/>
    </style:style>
    <style:style style:name="ce3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4"/>
    </style:style>
    <style:style style:name="ce3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5"/>
    </style:style>
    <style:style style:name="ce3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6"/>
    </style:style>
    <style:style style:name="ce3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7"/>
    </style:style>
    <style:style style:name="ce3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8"/>
    </style:style>
    <style:style style:name="ce35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09"/>
    </style:style>
    <style:style style:name="ce3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0"/>
    </style:style>
    <style:style style:name="ce3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1"/>
    </style:style>
    <style:style style:name="ce3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2"/>
    </style:style>
    <style:style style:name="ce35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3"/>
    </style:style>
    <style:style style:name="ce3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4"/>
    </style:style>
    <style:style style:name="ce3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5"/>
    </style:style>
    <style:style style:name="ce36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6"/>
    </style:style>
    <style:style style:name="ce36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7"/>
    </style:style>
    <style:style style:name="ce3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8"/>
    </style:style>
    <style:style style:name="ce36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19"/>
    </style:style>
    <style:style style:name="ce36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0"/>
    </style:style>
    <style:style style:name="ce3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1"/>
    </style:style>
    <style:style style:name="ce3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2"/>
    </style:style>
    <style:style style:name="ce36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3"/>
    </style:style>
    <style:style style:name="ce36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4"/>
    </style:style>
    <style:style style:name="ce3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5"/>
    </style:style>
    <style:style style:name="ce3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6"/>
    </style:style>
    <style:style style:name="ce37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7"/>
    </style:style>
    <style:style style:name="ce37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8"/>
    </style:style>
    <style:style style:name="ce37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29"/>
    </style:style>
    <style:style style:name="ce37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0"/>
    </style:style>
    <style:style style:name="ce37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1"/>
    </style:style>
    <style:style style:name="ce37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2"/>
    </style:style>
    <style:style style:name="ce37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3"/>
    </style:style>
    <style:style style:name="ce37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4"/>
    </style:style>
    <style:style style:name="ce3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5"/>
    </style:style>
    <style:style style:name="ce38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6"/>
    </style:style>
    <style:style style:name="ce38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7"/>
    </style:style>
    <style:style style:name="ce3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8"/>
    </style:style>
    <style:style style:name="ce38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39"/>
    </style:style>
    <style:style style:name="ce38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0"/>
    </style:style>
    <style:style style:name="ce38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1"/>
    </style:style>
    <style:style style:name="ce38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2"/>
    </style:style>
    <style:style style:name="ce38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3"/>
    </style:style>
    <style:style style:name="ce38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4"/>
    </style:style>
    <style:style style:name="ce38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5"/>
    </style:style>
    <style:style style:name="ce39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6"/>
    </style:style>
    <style:style style:name="ce39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7"/>
    </style:style>
    <style:style style:name="ce39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8"/>
    </style:style>
    <style:style style:name="ce39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49"/>
    </style:style>
    <style:style style:name="ce39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0"/>
    </style:style>
    <style:style style:name="ce39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1"/>
    </style:style>
    <style:style style:name="ce39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2"/>
    </style:style>
    <style:style style:name="ce39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3"/>
    </style:style>
    <style:style style:name="ce39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4"/>
    </style:style>
    <style:style style:name="ce39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5"/>
    </style:style>
    <style:style style:name="ce40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6"/>
    </style:style>
    <style:style style:name="ce40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7"/>
    </style:style>
    <style:style style:name="ce40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8"/>
    </style:style>
    <style:style style:name="ce4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59"/>
    </style:style>
    <style:style style:name="ce40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0"/>
    </style:style>
    <style:style style:name="ce40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1"/>
    </style:style>
    <style:style style:name="ce40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2"/>
    </style:style>
    <style:style style:name="ce40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3"/>
    </style:style>
    <style:style style:name="ce40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4"/>
    </style:style>
    <style:style style:name="ce40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5"/>
    </style:style>
    <style:style style:name="ce41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6"/>
    </style:style>
    <style:style style:name="ce41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7"/>
    </style:style>
    <style:style style:name="ce41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8"/>
    </style:style>
    <style:style style:name="ce41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69"/>
    </style:style>
    <style:style style:name="ce4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0"/>
    </style:style>
    <style:style style:name="ce41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1"/>
    </style:style>
    <style:style style:name="ce4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2"/>
    </style:style>
    <style:style style:name="ce41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3"/>
    </style:style>
    <style:style style:name="ce41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4"/>
    </style:style>
    <style:style style:name="ce41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5"/>
    </style:style>
    <style:style style:name="ce4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6"/>
    </style:style>
    <style:style style:name="ce42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7"/>
    </style:style>
    <style:style style:name="ce42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8"/>
    </style:style>
    <style:style style:name="ce42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79"/>
    </style:style>
    <style:style style:name="ce42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0"/>
    </style:style>
    <style:style style:name="ce42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1"/>
    </style:style>
    <style:style style:name="ce42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2"/>
    </style:style>
    <style:style style:name="ce4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3"/>
    </style:style>
    <style:style style:name="ce42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4"/>
    </style:style>
    <style:style style:name="ce4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5"/>
    </style:style>
    <style:style style:name="ce43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6"/>
    </style:style>
    <style:style style:name="ce43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7"/>
    </style:style>
    <style:style style:name="ce43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8"/>
    </style:style>
    <style:style style:name="ce43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89"/>
    </style:style>
    <style:style style:name="ce43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0"/>
    </style:style>
    <style:style style:name="ce43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1"/>
    </style:style>
    <style:style style:name="ce43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2"/>
    </style:style>
    <style:style style:name="ce43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3"/>
    </style:style>
    <style:style style:name="ce4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4"/>
    </style:style>
    <style:style style:name="ce43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5"/>
    </style:style>
    <style:style style:name="ce44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6"/>
    </style:style>
    <style:style style:name="ce4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7"/>
    </style:style>
    <style:style style:name="ce4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8"/>
    </style:style>
    <style:style style:name="ce443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399"/>
    </style:style>
    <style:style style:name="ce4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0"/>
    </style:style>
    <style:style style:name="ce4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1"/>
    </style:style>
    <style:style style:name="ce4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ERROR" style:base-cell-address="'Oracle Database'.E402"/>
    </style:style>
    <style:style style:name="ce447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8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9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45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4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6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57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5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0pt" style:font-size-asian="10pt" style:font-size-complex="10pt"/>
    </style:style>
    <style:style style:name="ce459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4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1pt" style:font-size-asian="11pt" style:font-size-complex="11pt"/>
    </style:style>
    <style:style style:name="ce461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3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46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67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4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9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47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47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libri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DejaVu 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CAAAAA+DejaVu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n" fo:country="US" style:text-underline-mode="continuous" style:text-overline-mode="continuous" style:text-line-through-mode="continuous" style:font-name-asian="DejaVu San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7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478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482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48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4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485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7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489" style:family="table-cell" style:parent-style-name="Default">
      <style:table-cell-properties fo:border-bottom="none" fo:border-left="0.06pt solid #000000" fo:border-right="0.06pt solid #000000" fo:border-top="none"/>
    </style:style>
    <style:style style:name="ce49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93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4" style:family="table-cell" style:parent-style-name="Default">
      <style:table-cell-properties fo:border-bottom="none" fo:border-left="0.06pt solid #000000" fo:border-right="none" fo:border-top="none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49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9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500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fo:border-left="none" fo:border-right="0.06pt solid #000000" fo:border-top="none"/>
    </style:style>
    <style:style style:name="ce50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4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05" style:family="table-cell" style:parent-style-name="Default">
      <style:table-cell-properties fo:background-color="#ffff66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6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8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0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1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2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18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5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0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2" style:family="table-cell" style:parent-style-name="Default" style:data-style-name="N100">
      <style:table-cell-properties fo:border-bottom="none" fo:background-color="#ffff6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42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Tipo_de_no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8" table:condition="of:cell-content-is-in-list(arq_serv)" table:allow-empty-cell="true" table:display-list="unsorted" table:base-cell-address="Servidores.P16">
          <table:error-message table:message-type="stop" table:display="true"/>
        </table:content-validation>
        <table:content-validation table:name="val9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10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1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2" table:condition="of:cell-content-is-in-list(Servidores)" table:allow-empty-cell="true" table:display-list="unsorted" table:base-cell-address="datos.C6">
          <table:error-message table:message-type="stop" table:display="true"/>
        </table:content-validation>
        <table:content-validation table:name="val13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4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5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6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7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8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9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0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21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2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3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4" table:condition="of:cell-content-is-in-list(Tipo_de_entorno)" table:allow-empty-cell="true" table:display-list="unsorted" table:base-cell-address="datos.C6">
          <table:error-message table:message-type="stop" table:display="true"/>
        </table:content-validation>
        <table:content-validation table:name="val25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6" table:condition="of:cell-content-is-in-list(Tecnologia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7" table:condition="of:cell-content-is-in-list(activo_pasivo)" table:allow-empty-cell="true" table:display-list="unsorted" table:base-cell-address="'Oracle Database'.P2">
          <table:error-message table:message-type="stop" table:display="true"/>
        </table:content-validation>
        <table:content-validation table:name="val28" table:condition="of:cell-content-is-in-list(Criticidad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9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30" table:condition="of:cell-content-is-in-list(Metodo_de_Respal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31" table:condition="of:cell-content-is-in-list(Organismos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visibility="collapse" table:default-cell-style-name="ce10"/>
        <table:table-column table:style-name="co14" table:default-cell-style-name="ce39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3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21" table:number-columns-repeated="979" table:default-cell-style-name="ce46"/>
        <table:table-column table:style-name="co21" table:number-columns-repeated="18" table:default-cell-style-name="ce1"/>
        <table:table-row table:style-name="ro1">
          <table:table-cell/>
          <table:table-cell table:style-name="ce2" table:number-columns-repeated="10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40" table:number-columns-repeated="967"/>
          <table:table-cell table:style-name="ce25" table:number-columns-repeated="24"/>
          <table:table-cell table:number-columns-repeated="15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Incluir aquí la información de los servidores físicos y/o virtuales de su organismo que tienen desplegados productos Oracle</text:p>
          </table:table-cell>
          <table:covered-table-cell table:number-columns-repeated="2" table:style-name="Default"/>
          <table:covered-table-cell table:number-columns-repeated="5" table:style-name="ce2"/>
          <table:table-cell table:style-name="ce2" table:number-columns-repeated="2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40" table:number-columns-repeated="967"/>
          <table:table-cell table:style-name="ce25" table:number-columns-repeated="24"/>
          <table:table-cell table:number-columns-repeated="15"/>
        </table:table-row>
        <table:table-row table:style-name="ro1">
          <table:table-cell/>
          <table:table-cell table:style-name="ce2" table:number-columns-repeated="10"/>
          <table:table-cell table:style-name="ce25" table:number-columns-repeated="3"/>
          <table:table-cell table:style-name="ce35"/>
          <table:table-cell table:style-name="ce25" table:number-columns-repeated="3"/>
          <table:table-cell table:style-name="ce40" table:number-columns-repeated="967"/>
          <table:table-cell table:style-name="ce25" table:number-columns-repeated="24"/>
          <table:table-cell table:number-columns-repeated="15"/>
        </table:table-row>
        <table:table-row table:style-name="ro3">
          <table:table-cell/>
          <table:table-cell table:style-name="ce4" office:value-type="string" calcext:value-type="string" table:number-columns-spanned="8" table:number-rows-spanned="1">
            <text:p>SERVIDOR FÍSICO</text:p>
          </table:table-cell>
          <table:covered-table-cell table:number-columns-repeated="2" table:style-name="Default"/>
          <table:covered-table-cell table:number-columns-repeated="4" table:style-name="ce2"/>
          <table:covered-table-cell table:style-name="ce16"/>
          <table:table-cell table:style-name="ce4" office:value-type="string" calcext:value-type="string" table:number-columns-spanned="4" table:number-rows-spanned="1">
            <text:p>SERVIDOR VIRTUAL</text:p>
          </table:table-cell>
          <table:covered-table-cell table:style-name="ce2"/>
          <table:covered-table-cell table:style-name="ce25"/>
          <table:covered-table-cell table:style-name="ce26"/>
          <table:table-cell table:style-name="ce31" office:value-type="string" calcext:value-type="string" table:number-columns-spanned="4" table:number-rows-spanned="1">
            <text:p>DATOS TÉCNICOS</text:p>
          </table:table-cell>
          <table:covered-table-cell table:number-columns-repeated="3" table:style-name="ce31"/>
          <table:table-cell table:style-name="ce40" table:number-columns-repeated="968"/>
          <table:table-cell table:style-name="ce25" table:number-columns-repeated="24"/>
          <table:table-cell table:number-columns-repeated="15"/>
        </table:table-row>
        <table:table-row table:style-name="ro4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del servidor físico / Hostname (*)</text:p>
          </table:table-cell>
          <table:table-cell table:style-name="ce5" office:value-type="string" calcext:value-type="string">
            <text:p>Marca (*)</text:p>
          </table:table-cell>
          <table:table-cell table:style-name="ce5" office:value-type="string" calcext:value-type="string">
            <text:p>Modelo (*)</text:p>
          </table:table-cell>
          <table:table-cell table:style-name="ce5" office:value-type="string" calcext:value-type="string">
            <text:p>Tecnología servidor (*)</text:p>
          </table:table-cell>
          <table:table-cell table:style-name="ce5" office:value-type="string" calcext:value-type="string">
            <text:p>Nº Procesadores/CPUs del Servidor Físico (*)</text:p>
          </table:table-cell>
          <table:table-cell table:style-name="ce5" office:value-type="string" calcext:value-type="string">
            <text:p>Nº Cores por Procesador del Servidor Físico (*)</text:p>
          </table:table-cell>
          <table:table-cell table:style-name="ce17" office:value-type="string" calcext:value-type="string">
            <text:p>Nº Total Cores Normalizados</text:p>
          </table:table-cell>
          <table:table-cell table:style-name="ce20" office:value-type="string" calcext:value-type="string">
            <text:p>¿Virtualizado? (*)</text:p>
          </table:table-cell>
          <table:table-cell table:style-name="ce23" office:value-type="string" calcext:value-type="string">
            <text:p>Nombre de host virtual (*)</text:p>
          </table:table-cell>
          <table:table-cell table:style-name="ce23" office:value-type="string" calcext:value-type="string">
            <text:p>Nº Cores de la Máquina Virtual (*)</text:p>
          </table:table-cell>
          <table:table-cell table:style-name="ce27" office:value-type="string" calcext:value-type="string">
            <text:p>Nº Total Cores Normalizado (virtual)</text:p>
          </table:table-cell>
          <table:table-cell table:style-name="ce32" office:value-type="string" calcext:value-type="string">
            <office:annotation draw:style-name="gr1" draw:text-style-name="P1" svg:width="2.899cm" svg:height="5.625cm" svg:x="56.388cm" svg:y="0.876cm" draw:caption-point-x="-0.416cm" draw:caption-point-y="1.525c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36" office:value-type="string" calcext:value-type="string">
            <text:p>Sistema Operativo (*)</text:p>
          </table:table-cell>
          <table:table-cell table:style-name="ce36" office:value-type="string" calcext:value-type="string">
            <text:p>Arquitectura (*)</text:p>
          </table:table-cell>
          <table:table-cell table:style-name="ce36" office:value-type="string" calcext:value-type="string">
            <office:annotation draw:style-name="gr2" draw:text-style-name="P1" svg:width="2.899cm" svg:height="3.365cm" svg:x="75.839cm" svg:y="0.87cm" draw:caption-point-x="-0.343cm" draw:caption-point-y="1.531c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/Dominio (*)</text:p>
          </table:table-cell>
          <table:table-cell table:style-name="ce41" office:value-type="string" calcext:value-type="string">
            <text:p>Observaciones / Comentarios del Organismo</text:p>
          </table:table-cell>
          <table:table-cell table:style-name="ce44" office:value-type="string" calcext:value-type="string">
            <text:p>BBDD</text:p>
          </table:table-cell>
          <table:table-cell table:style-name="ce44" office:value-type="string" calcext:value-type="string">
            <text:p>SA</text:p>
          </table:table-cell>
          <table:table-cell table:style-name="ce44" office:value-type="string" calcext:value-type="string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</text:p>
          </table:table-cell>
          <table:table-cell table:style-name="ce11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6];[$datos.$R$2:.$S$33];2;0)*[.G6]*[.H6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ic01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6];&quot;No virtualizado&quot;)      ;&quot;&quot;      ; IF(EXACT([.J6];&quot;Virtualización lógica&quot;)           ;[.I6]           ; IF(EXACT([.J6];&quot;Virtualización física&quot;)               ;ROUNDUP(VLOOKUP([.$F6];[$datos.$R$2:.$S$33];2;0)*[.L6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6])+COUNTIF([$'Oracle Database'.$D$6:.$D$31];[.K6])" office:value-type="float" office:value="0" calcext:value-type="float">
            <text:p>0</text:p>
          </table:table-cell>
          <table:table-cell table:formula="of:=COUNTIF(['Oracle Weblogic'.$C$6:.$C$401];[.C6])+COUNTIF(['Oracle Weblogic'.$C$6:.$C$401];[.K6])" office:value-type="float" office:value="1" calcext:value-type="float">
            <text:p>1</text:p>
          </table:table-cell>
          <table:table-cell table:style-name="ce45" table:formula="of:=[.S6]+[.T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7];[$datos.$R$2:.$S$33];2;0)*[.G7]*[.H7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ic02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7];&quot;No virtualizado&quot;)      ;&quot;&quot;      ; IF(EXACT([.J7];&quot;Virtualización lógica&quot;)           ;[.I7]           ; IF(EXACT([.J7];&quot;Virtualización física&quot;)               ;ROUNDUP(VLOOKUP([.$F7];[$datos.$R$2:.$S$33];2;0)*[.L7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7])+COUNTIF([$'Oracle Database'.$D$6:.$D$31];[.K7])" office:value-type="float" office:value="0" calcext:value-type="float">
            <text:p>0</text:p>
          </table:table-cell>
          <table:table-cell table:formula="of:=COUNTIF(['Oracle Weblogic'.$C$6:.$C$401];[.C7])+COUNTIF(['Oracle Weblogic'.$C$6:.$C$401];[.K7])" office:value-type="float" office:value="1" calcext:value-type="float">
            <text:p>1</text:p>
          </table:table-cell>
          <table:table-cell table:style-name="ce45" table:formula="of:=[.S7]+[.T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8];[$datos.$R$2:.$S$33];2;0)*[.G8]*[.H8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ic03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8];&quot;No virtualizado&quot;)      ;&quot;&quot;      ; IF(EXACT([.J8];&quot;Virtualización lógica&quot;)           ;[.I8]           ; IF(EXACT([.J8];&quot;Virtualización física&quot;)               ;ROUNDUP(VLOOKUP([.$F8];[$datos.$R$2:.$S$33];2;0)*[.L8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8])+COUNTIF([$'Oracle Database'.$D$6:.$D$31];[.K8])" office:value-type="float" office:value="0" calcext:value-type="float">
            <text:p>0</text:p>
          </table:table-cell>
          <table:table-cell table:formula="of:=COUNTIF(['Oracle Weblogic'.$C$6:.$C$401];[.C8])+COUNTIF(['Oracle Weblogic'.$C$6:.$C$401];[.K8])" office:value-type="float" office:value="1" calcext:value-type="float">
            <text:p>1</text:p>
          </table:table-cell>
          <table:table-cell table:style-name="ce45" table:formula="of:=[.S8]+[.T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</text:p>
          </table:table-cell>
          <table:table-cell table:style-name="ce11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9];[$datos.$R$2:.$S$33];2;0)*[.G9]*[.H9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ic04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9];&quot;No virtualizado&quot;)      ;&quot;&quot;      ; IF(EXACT([.J9];&quot;Virtualización lógica&quot;)           ;[.I9]           ; IF(EXACT([.J9];&quot;Virtualización física&quot;)               ;ROUNDUP(VLOOKUP([.$F9];[$datos.$R$2:.$S$33];2;0)*[.L9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9])+COUNTIF([$'Oracle Database'.$D$6:.$D$31];[.K9])" office:value-type="float" office:value="0" calcext:value-type="float">
            <text:p>0</text:p>
          </table:table-cell>
          <table:table-cell table:formula="of:=COUNTIF(['Oracle Weblogic'.$C$6:.$C$401];[.C9])+COUNTIF(['Oracle Weblogic'.$C$6:.$C$401];[.K9])" office:value-type="float" office:value="1" calcext:value-type="float">
            <text:p>1</text:p>
          </table:table-cell>
          <table:table-cell table:style-name="ce45" table:formula="of:=[.S9]+[.T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</text:p>
          </table:table-cell>
          <table:table-cell table:style-name="ce11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0];[$datos.$R$2:.$S$33];2;0)*[.G10]*[.H10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p01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10];&quot;No virtualizado&quot;)      ;&quot;&quot;      ; IF(EXACT([.J10];&quot;Virtualización lógica&quot;)           ;[.I10]           ; IF(EXACT([.J10];&quot;Virtualización física&quot;)               ;ROUNDUP(VLOOKUP([.$F10];[$datos.$R$2:.$S$33];2;0)*[.L10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0])+COUNTIF([$'Oracle Database'.$D$6:.$D$31];[.K10])" office:value-type="float" office:value="0" calcext:value-type="float">
            <text:p>0</text:p>
          </table:table-cell>
          <table:table-cell table:formula="of:=COUNTIF(['Oracle Weblogic'.$C$6:.$C$401];[.C10])+COUNTIF(['Oracle Weblogic'.$C$6:.$C$401];[.K10])" office:value-type="float" office:value="1" calcext:value-type="float">
            <text:p>1</text:p>
          </table:table-cell>
          <table:table-cell table:style-name="ce45" table:formula="of:=[.S10]+[.T1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6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1];[$datos.$R$2:.$S$33];2;0)*[.G11]*[.H11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p02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11];&quot;No virtualizado&quot;)      ;&quot;&quot;      ; IF(EXACT([.J11];&quot;Virtualización lógica&quot;)           ;[.I11]           ; IF(EXACT([.J11];&quot;Virtualización física&quot;)               ;ROUNDUP(VLOOKUP([.$F11];[$datos.$R$2:.$S$33];2;0)*[.L11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1])+COUNTIF([$'Oracle Database'.$D$6:.$D$31];[.K11])" office:value-type="float" office:value="0" calcext:value-type="float">
            <text:p>0</text:p>
          </table:table-cell>
          <table:table-cell table:formula="of:=COUNTIF(['Oracle Weblogic'.$C$6:.$C$401];[.C11])+COUNTIF(['Oracle Weblogic'.$C$6:.$C$401];[.K11])" office:value-type="float" office:value="1" calcext:value-type="float">
            <text:p>1</text:p>
          </table:table-cell>
          <table:table-cell table:style-name="ce45" table:formula="of:=[.S11]+[.T1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7</text:p>
          </table:table-cell>
          <table:table-cell table:style-name="ce11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2];[$datos.$R$2:.$S$33];2;0)*[.G12]*[.H12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p03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12];&quot;No virtualizado&quot;)      ;&quot;&quot;      ; IF(EXACT([.J12];&quot;Virtualización lógica&quot;)           ;[.I12]           ; IF(EXACT([.J12];&quot;Virtualización física&quot;)               ;ROUNDUP(VLOOKUP([.$F12];[$datos.$R$2:.$S$33];2;0)*[.L12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2])+COUNTIF([$'Oracle Database'.$D$6:.$D$31];[.K12])" office:value-type="float" office:value="0" calcext:value-type="float">
            <text:p>0</text:p>
          </table:table-cell>
          <table:table-cell table:formula="of:=COUNTIF(['Oracle Weblogic'.$C$6:.$C$401];[.C12])+COUNTIF(['Oracle Weblogic'.$C$6:.$C$401];[.K12])" office:value-type="float" office:value="1" calcext:value-type="float">
            <text:p>1</text:p>
          </table:table-cell>
          <table:table-cell table:style-name="ce45" table:formula="of:=[.S12]+[.T1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8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3];[$datos.$R$2:.$S$33];2;0)*[.G13]*[.H13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httpp04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13];&quot;No virtualizado&quot;)      ;&quot;&quot;      ; IF(EXACT([.J13];&quot;Virtualización lógica&quot;)           ;[.I13]           ; IF(EXACT([.J13];&quot;Virtualización física&quot;)               ;ROUNDUP(VLOOKUP([.$F13];[$datos.$R$2:.$S$33];2;0)*[.L13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3])+COUNTIF([$'Oracle Database'.$D$6:.$D$31];[.K13])" office:value-type="float" office:value="0" calcext:value-type="float">
            <text:p>0</text:p>
          </table:table-cell>
          <table:table-cell table:formula="of:=COUNTIF(['Oracle Weblogic'.$C$6:.$C$401];[.C13])+COUNTIF(['Oracle Weblogic'.$C$6:.$C$401];[.K13])" office:value-type="float" office:value="1" calcext:value-type="float">
            <text:p>1</text:p>
          </table:table-cell>
          <table:table-cell table:style-name="ce45" table:formula="of:=[.S13]+[.T1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9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4];[$datos.$R$2:.$S$33];2;0)*[.G14]*[.H14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adm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14];&quot;No virtualizado&quot;)      ;&quot;&quot;      ; IF(EXACT([.J14];&quot;Virtualización lógica&quot;)           ;[.I14]           ; IF(EXACT([.J14];&quot;Virtualización física&quot;)               ;ROUNDUP(VLOOKUP([.$F14];[$datos.$R$2:.$S$33];2;0)*[.L14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4])+COUNTIF([$'Oracle Database'.$D$6:.$D$31];[.K14])" office:value-type="float" office:value="0" calcext:value-type="float">
            <text:p>0</text:p>
          </table:table-cell>
          <table:table-cell table:formula="of:=COUNTIF(['Oracle Weblogic'.$C$6:.$C$401];[.C14])+COUNTIF(['Oracle Weblogic'.$C$6:.$C$401];[.K14])" office:value-type="float" office:value="1" calcext:value-type="float">
            <text:p>1</text:p>
          </table:table-cell>
          <table:table-cell table:style-name="ce45" table:formula="of:=[.S14]+[.T14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0</text:p>
          </table:table-cell>
          <table:table-cell table:style-name="ce11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5];[$datos.$R$2:.$S$33];2;0)*[.G15]*[.H15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admin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15];&quot;No virtualizado&quot;)      ;&quot;&quot;      ; IF(EXACT([.J15];&quot;Virtualización lógica&quot;)           ;[.I15]           ; IF(EXACT([.J15];&quot;Virtualización física&quot;)               ;ROUNDUP(VLOOKUP([.$F15];[$datos.$R$2:.$S$33];2;0)*[.L15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5])+COUNTIF([$'Oracle Database'.$D$6:.$D$31];[.K15])" office:value-type="float" office:value="0" calcext:value-type="float">
            <text:p>0</text:p>
          </table:table-cell>
          <table:table-cell table:formula="of:=COUNTIF(['Oracle Weblogic'.$C$6:.$C$401];[.C15])+COUNTIF(['Oracle Weblogic'.$C$6:.$C$401];[.K15])" office:value-type="float" office:value="1" calcext:value-type="float">
            <text:p>1</text:p>
          </table:table-cell>
          <table:table-cell table:style-name="ce45" table:formula="of:=[.S15]+[.T15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1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6];[$datos.$R$2:.$S$33];2;0)*[.G16]*[.H16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c01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16];&quot;No virtualizado&quot;)      ;&quot;&quot;      ; IF(EXACT([.J16];&quot;Virtualización lógica&quot;)           ;[.I16]           ; IF(EXACT([.J16];&quot;Virtualización física&quot;)               ;ROUNDUP(VLOOKUP([.$F16];[$datos.$R$2:.$S$33];2;0)*[.L16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6])+COUNTIF([$'Oracle Database'.$D$6:.$D$31];[.K16])" office:value-type="float" office:value="0" calcext:value-type="float">
            <text:p>0</text:p>
          </table:table-cell>
          <table:table-cell table:formula="of:=COUNTIF(['Oracle Weblogic'.$C$6:.$C$401];[.C16])+COUNTIF(['Oracle Weblogic'.$C$6:.$C$401];[.K16])" office:value-type="float" office:value="1" calcext:value-type="float">
            <text:p>1</text:p>
          </table:table-cell>
          <table:table-cell table:style-name="ce45" table:formula="of:=[.S16]+[.T1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2</text:p>
          </table:table-cell>
          <table:table-cell table:style-name="ce11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7];[$datos.$R$2:.$S$33];2;0)*[.G17]*[.H17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c02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17];&quot;No virtualizado&quot;)      ;&quot;&quot;      ; IF(EXACT([.J17];&quot;Virtualización lógica&quot;)           ;[.I17]           ; IF(EXACT([.J17];&quot;Virtualización física&quot;)               ;ROUNDUP(VLOOKUP([.$F17];[$datos.$R$2:.$S$33];2;0)*[.L17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7])+COUNTIF([$'Oracle Database'.$D$6:.$D$31];[.K17])" office:value-type="float" office:value="0" calcext:value-type="float">
            <text:p>0</text:p>
          </table:table-cell>
          <table:table-cell table:formula="of:=COUNTIF(['Oracle Weblogic'.$C$6:.$C$401];[.C17])+COUNTIF(['Oracle Weblogic'.$C$6:.$C$401];[.K17])" office:value-type="float" office:value="1" calcext:value-type="float">
            <text:p>1</text:p>
          </table:table-cell>
          <table:table-cell table:style-name="ce45" table:formula="of:=[.S17]+[.T1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3</text:p>
          </table:table-cell>
          <table:table-cell table:style-name="ce11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8];[$datos.$R$2:.$S$33];2;0)*[.G18]*[.H18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c03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18];&quot;No virtualizado&quot;)      ;&quot;&quot;      ; IF(EXACT([.J18];&quot;Virtualización lógica&quot;)           ;[.I18]           ; IF(EXACT([.J18];&quot;Virtualización física&quot;)               ;ROUNDUP(VLOOKUP([.$F18];[$datos.$R$2:.$S$33];2;0)*[.L18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8])+COUNTIF([$'Oracle Database'.$D$6:.$D$31];[.K18])" office:value-type="float" office:value="0" calcext:value-type="float">
            <text:p>0</text:p>
          </table:table-cell>
          <table:table-cell table:formula="of:=COUNTIF(['Oracle Weblogic'.$C$6:.$C$401];[.C18])+COUNTIF(['Oracle Weblogic'.$C$6:.$C$401];[.K18])" office:value-type="float" office:value="1" calcext:value-type="float">
            <text:p>1</text:p>
          </table:table-cell>
          <table:table-cell table:style-name="ce45" table:formula="of:=[.S18]+[.T1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4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19];[$datos.$R$2:.$S$33];2;0)*[.G19]*[.H19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c04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19];&quot;No virtualizado&quot;)      ;&quot;&quot;      ; IF(EXACT([.J19];&quot;Virtualización lógica&quot;)           ;[.I19]           ; IF(EXACT([.J19];&quot;Virtualización física&quot;)               ;ROUNDUP(VLOOKUP([.$F19];[$datos.$R$2:.$S$33];2;0)*[.L19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19])+COUNTIF([$'Oracle Database'.$D$6:.$D$31];[.K19])" office:value-type="float" office:value="0" calcext:value-type="float">
            <text:p>0</text:p>
          </table:table-cell>
          <table:table-cell table:formula="of:=COUNTIF(['Oracle Weblogic'.$C$6:.$C$401];[.C19])+COUNTIF(['Oracle Weblogic'.$C$6:.$C$401];[.K19])" office:value-type="float" office:value="1" calcext:value-type="float">
            <text:p>1</text:p>
          </table:table-cell>
          <table:table-cell table:style-name="ce45" table:formula="of:=[.S19]+[.T1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5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0];[$datos.$R$2:.$S$33];2;0)*[.G20]*[.H20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c64b02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20];&quot;No virtualizado&quot;)      ;&quot;&quot;      ; IF(EXACT([.J20];&quot;Virtualización lógica&quot;)           ;[.I20]           ; IF(EXACT([.J20];&quot;Virtualización física&quot;)               ;ROUNDUP(VLOOKUP([.$F20];[$datos.$R$2:.$S$33];2;0)*[.L20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0])+COUNTIF([$'Oracle Database'.$D$6:.$D$31];[.K20])" office:value-type="float" office:value="0" calcext:value-type="float">
            <text:p>0</text:p>
          </table:table-cell>
          <table:table-cell table:formula="of:=COUNTIF(['Oracle Weblogic'.$C$6:.$C$401];[.C20])+COUNTIF(['Oracle Weblogic'.$C$6:.$C$401];[.K20])" office:value-type="float" office:value="1" calcext:value-type="float">
            <text:p>1</text:p>
          </table:table-cell>
          <table:table-cell table:style-name="ce45" table:formula="of:=[.S20]+[.T2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6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1];[$datos.$R$2:.$S$33];2;0)*[.G21]*[.H21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c64b03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21];&quot;No virtualizado&quot;)      ;&quot;&quot;      ; IF(EXACT([.J21];&quot;Virtualización lógica&quot;)           ;[.I21]           ; IF(EXACT([.J21];&quot;Virtualización física&quot;)               ;ROUNDUP(VLOOKUP([.$F21];[$datos.$R$2:.$S$33];2;0)*[.L21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1])+COUNTIF([$'Oracle Database'.$D$6:.$D$31];[.K21])" office:value-type="float" office:value="0" calcext:value-type="float">
            <text:p>0</text:p>
          </table:table-cell>
          <table:table-cell table:formula="of:=COUNTIF(['Oracle Weblogic'.$C$6:.$C$401];[.C21])+COUNTIF(['Oracle Weblogic'.$C$6:.$C$401];[.K21])" office:value-type="float" office:value="1" calcext:value-type="float">
            <text:p>1</text:p>
          </table:table-cell>
          <table:table-cell table:style-name="ce45" table:formula="of:=[.S21]+[.T2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7</text:p>
          </table:table-cell>
          <table:table-cell table:style-name="ce11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2];[$datos.$R$2:.$S$33];2;0)*[.G22]*[.H22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i01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22];&quot;No virtualizado&quot;)      ;&quot;&quot;      ; IF(EXACT([.J22];&quot;Virtualización lógica&quot;)           ;[.I22]           ; IF(EXACT([.J22];&quot;Virtualización física&quot;)               ;ROUNDUP(VLOOKUP([.$F22];[$datos.$R$2:.$S$33];2;0)*[.L22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2])+COUNTIF([$'Oracle Database'.$D$6:.$D$31];[.K22])" office:value-type="float" office:value="0" calcext:value-type="float">
            <text:p>0</text:p>
          </table:table-cell>
          <table:table-cell table:formula="of:=COUNTIF(['Oracle Weblogic'.$C$6:.$C$401];[.C22])+COUNTIF(['Oracle Weblogic'.$C$6:.$C$401];[.K22])" office:value-type="float" office:value="1" calcext:value-type="float">
            <text:p>1</text:p>
          </table:table-cell>
          <table:table-cell table:style-name="ce45" table:formula="of:=[.S22]+[.T2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8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3];[$datos.$R$2:.$S$33];2;0)*[.G23]*[.H23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i02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23];&quot;No virtualizado&quot;)      ;&quot;&quot;      ; IF(EXACT([.J23];&quot;Virtualización lógica&quot;)           ;[.I23]           ; IF(EXACT([.J23];&quot;Virtualización física&quot;)               ;ROUNDUP(VLOOKUP([.$F23];[$datos.$R$2:.$S$33];2;0)*[.L23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3])+COUNTIF([$'Oracle Database'.$D$6:.$D$31];[.K23])" office:value-type="float" office:value="0" calcext:value-type="float">
            <text:p>0</text:p>
          </table:table-cell>
          <table:table-cell table:formula="of:=COUNTIF(['Oracle Weblogic'.$C$6:.$C$401];[.C23])+COUNTIF(['Oracle Weblogic'.$C$6:.$C$401];[.K23])" office:value-type="float" office:value="1" calcext:value-type="float">
            <text:p>1</text:p>
          </table:table-cell>
          <table:table-cell table:style-name="ce45" table:formula="of:=[.S23]+[.T2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19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4];[$datos.$R$2:.$S$33];2;0)*[.G24]*[.H24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i03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24];&quot;No virtualizado&quot;)      ;&quot;&quot;      ; IF(EXACT([.J24];&quot;Virtualización lógica&quot;)           ;[.I24]           ; IF(EXACT([.J24];&quot;Virtualización física&quot;)               ;ROUNDUP(VLOOKUP([.$F24];[$datos.$R$2:.$S$33];2;0)*[.L24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4])+COUNTIF([$'Oracle Database'.$D$6:.$D$31];[.K24])" office:value-type="float" office:value="0" calcext:value-type="float">
            <text:p>0</text:p>
          </table:table-cell>
          <table:table-cell table:formula="of:=COUNTIF(['Oracle Weblogic'.$C$6:.$C$401];[.C24])+COUNTIF(['Oracle Weblogic'.$C$6:.$C$401];[.K24])" office:value-type="float" office:value="1" calcext:value-type="float">
            <text:p>1</text:p>
          </table:table-cell>
          <table:table-cell table:style-name="ce45" table:formula="of:=[.S24]+[.T24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0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5];[$datos.$R$2:.$S$33];2;0)*[.G25]*[.H25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i04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25];&quot;No virtualizado&quot;)      ;&quot;&quot;      ; IF(EXACT([.J25];&quot;Virtualización lógica&quot;)           ;[.I25]           ; IF(EXACT([.J25];&quot;Virtualización física&quot;)               ;ROUNDUP(VLOOKUP([.$F25];[$datos.$R$2:.$S$33];2;0)*[.L25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5])+COUNTIF([$'Oracle Database'.$D$6:.$D$31];[.K25])" office:value-type="float" office:value="0" calcext:value-type="float">
            <text:p>0</text:p>
          </table:table-cell>
          <table:table-cell table:formula="of:=COUNTIF(['Oracle Weblogic'.$C$6:.$C$401];[.C25])+COUNTIF(['Oracle Weblogic'.$C$6:.$C$401];[.K25])" office:value-type="float" office:value="1" calcext:value-type="float">
            <text:p>1</text:p>
          </table:table-cell>
          <table:table-cell table:style-name="ce45" table:formula="of:=[.S25]+[.T25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1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6];[$datos.$R$2:.$S$33];2;0)*[.G26]*[.H26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1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26];&quot;No virtualizado&quot;)      ;&quot;&quot;      ; IF(EXACT([.J26];&quot;Virtualización lógica&quot;)           ;[.I26]           ; IF(EXACT([.J26];&quot;Virtualización física&quot;)               ;ROUNDUP(VLOOKUP([.$F26];[$datos.$R$2:.$S$33];2;0)*[.L26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6])+COUNTIF([$'Oracle Database'.$D$6:.$D$31];[.K26])" office:value-type="float" office:value="0" calcext:value-type="float">
            <text:p>0</text:p>
          </table:table-cell>
          <table:table-cell table:formula="of:=COUNTIF(['Oracle Weblogic'.$C$6:.$C$401];[.C26])+COUNTIF(['Oracle Weblogic'.$C$6:.$C$401];[.K26])" office:value-type="float" office:value="1" calcext:value-type="float">
            <text:p>1</text:p>
          </table:table-cell>
          <table:table-cell table:style-name="ce45" table:formula="of:=[.S26]+[.T26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2</text:p>
          </table:table-cell>
          <table:table-cell table:style-name="ce11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7];[$datos.$R$2:.$S$33];2;0)*[.G27]*[.H27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2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27];&quot;No virtualizado&quot;)      ;&quot;&quot;      ; IF(EXACT([.J27];&quot;Virtualización lógica&quot;)           ;[.I27]           ; IF(EXACT([.J27];&quot;Virtualización física&quot;)               ;ROUNDUP(VLOOKUP([.$F27];[$datos.$R$2:.$S$33];2;0)*[.L27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7])+COUNTIF([$'Oracle Database'.$D$6:.$D$31];[.K27])" office:value-type="float" office:value="0" calcext:value-type="float">
            <text:p>0</text:p>
          </table:table-cell>
          <table:table-cell table:formula="of:=COUNTIF(['Oracle Weblogic'.$C$6:.$C$401];[.C27])+COUNTIF(['Oracle Weblogic'.$C$6:.$C$401];[.K27])" office:value-type="float" office:value="1" calcext:value-type="float">
            <text:p>1</text:p>
          </table:table-cell>
          <table:table-cell table:style-name="ce45" table:formula="of:=[.S27]+[.T2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3</text:p>
          </table:table-cell>
          <table:table-cell table:style-name="ce11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8];[$datos.$R$2:.$S$33];2;0)*[.G28]*[.H28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3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28];&quot;No virtualizado&quot;)      ;&quot;&quot;      ; IF(EXACT([.J28];&quot;Virtualización lógica&quot;)           ;[.I28]           ; IF(EXACT([.J28];&quot;Virtualización física&quot;)               ;ROUNDUP(VLOOKUP([.$F28];[$datos.$R$2:.$S$33];2;0)*[.L28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8])+COUNTIF([$'Oracle Database'.$D$6:.$D$31];[.K28])" office:value-type="float" office:value="0" calcext:value-type="float">
            <text:p>0</text:p>
          </table:table-cell>
          <table:table-cell table:formula="of:=COUNTIF(['Oracle Weblogic'.$C$6:.$C$401];[.C28])+COUNTIF(['Oracle Weblogic'.$C$6:.$C$401];[.K28])" office:value-type="float" office:value="1" calcext:value-type="float">
            <text:p>1</text:p>
          </table:table-cell>
          <table:table-cell table:style-name="ce45" table:formula="of:=[.S28]+[.T2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4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29];[$datos.$R$2:.$S$33];2;0)*[.G29]*[.H29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4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29];&quot;No virtualizado&quot;)      ;&quot;&quot;      ; IF(EXACT([.J29];&quot;Virtualización lógica&quot;)           ;[.I29]           ; IF(EXACT([.J29];&quot;Virtualización física&quot;)               ;ROUNDUP(VLOOKUP([.$F29];[$datos.$R$2:.$S$33];2;0)*[.L29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29])+COUNTIF([$'Oracle Database'.$D$6:.$D$31];[.K29])" office:value-type="float" office:value="0" calcext:value-type="float">
            <text:p>0</text:p>
          </table:table-cell>
          <table:table-cell table:formula="of:=COUNTIF(['Oracle Weblogic'.$C$6:.$C$401];[.C29])+COUNTIF(['Oracle Weblogic'.$C$6:.$C$401];[.K29])" office:value-type="float" office:value="1" calcext:value-type="float">
            <text:p>1</text:p>
          </table:table-cell>
          <table:table-cell table:style-name="ce45" table:formula="of:=[.S29]+[.T2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5</text:p>
          </table:table-cell>
          <table:table-cell table:style-name="ce11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30];[$datos.$R$2:.$S$33];2;0)*[.G30]*[.H30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5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30];&quot;No virtualizado&quot;)      ;&quot;&quot;      ; IF(EXACT([.J30];&quot;Virtualización lógica&quot;)           ;[.I30]           ; IF(EXACT([.J30];&quot;Virtualización física&quot;)               ;ROUNDUP(VLOOKUP([.$F30];[$datos.$R$2:.$S$33];2;0)*[.L30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30])+COUNTIF([$'Oracle Database'.$D$6:.$D$31];[.K30])" office:value-type="float" office:value="0" calcext:value-type="float">
            <text:p>0</text:p>
          </table:table-cell>
          <table:table-cell table:formula="of:=COUNTIF(['Oracle Weblogic'.$C$6:.$C$401];[.C30])+COUNTIF(['Oracle Weblogic'.$C$6:.$C$401];[.K30])" office:value-type="float" office:value="1" calcext:value-type="float">
            <text:p>1</text:p>
          </table:table-cell>
          <table:table-cell table:style-name="ce45" table:formula="of:=[.S30]+[.T3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6</text:p>
          </table:table-cell>
          <table:table-cell table:style-name="ce11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31];[$datos.$R$2:.$S$33];2;0)*[.G31]*[.H31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6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31];&quot;No virtualizado&quot;)      ;&quot;&quot;      ; IF(EXACT([.J31];&quot;Virtualización lógica&quot;)           ;[.I31]           ; IF(EXACT([.J31];&quot;Virtualización física&quot;)               ;ROUNDUP(VLOOKUP([.$F31];[$datos.$R$2:.$S$33];2;0)*[.L31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31])+COUNTIF([$'Oracle Database'.$D$6:.$D$31];[.K31])" office:value-type="float" office:value="0" calcext:value-type="float">
            <text:p>0</text:p>
          </table:table-cell>
          <table:table-cell table:formula="of:=COUNTIF(['Oracle Weblogic'.$C$6:.$C$401];[.C31])+COUNTIF(['Oracle Weblogic'.$C$6:.$C$401];[.K31])" office:value-type="float" office:value="1" calcext:value-type="float">
            <text:p>1</text:p>
          </table:table-cell>
          <table:table-cell table:style-name="ce45" table:formula="of:=[.S31]+[.T3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7</text:p>
          </table:table-cell>
          <table:table-cell table:style-name="ce11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32];[$datos.$R$2:.$S$33];2;0)*[.G32]*[.H32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7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32];&quot;No virtualizado&quot;)      ;&quot;&quot;      ; IF(EXACT([.J32];&quot;Virtualización lógica&quot;)           ;[.I32]           ; IF(EXACT([.J32];&quot;Virtualización física&quot;)               ;ROUNDUP(VLOOKUP([.$F32];[$datos.$R$2:.$S$33];2;0)*[.L32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32])+COUNTIF([$'Oracle Database'.$D$6:.$D$31];[.K32])" office:value-type="float" office:value="0" calcext:value-type="float">
            <text:p>0</text:p>
          </table:table-cell>
          <table:table-cell table:formula="of:=COUNTIF(['Oracle Weblogic'.$C$6:.$C$401];[.C32])+COUNTIF(['Oracle Weblogic'.$C$6:.$C$401];[.K32])" office:value-type="float" office:value="1" calcext:value-type="float">
            <text:p>1</text:p>
          </table:table-cell>
          <table:table-cell table:style-name="ce45" table:formula="of:=[.S32]+[.T3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8</text:p>
          </table:table-cell>
          <table:table-cell table:style-name="ce11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33];[$datos.$R$2:.$S$33];2;0)*[.G33]*[.H33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wlsp08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33];&quot;No virtualizado&quot;)      ;&quot;&quot;      ; IF(EXACT([.J33];&quot;Virtualización lógica&quot;)           ;[.I33]           ; IF(EXACT([.J33];&quot;Virtualización física&quot;)               ;ROUNDUP(VLOOKUP([.$F33];[$datos.$R$2:.$S$33];2;0)*[.L33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33])+COUNTIF([$'Oracle Database'.$D$6:.$D$31];[.K33])" office:value-type="float" office:value="0" calcext:value-type="float">
            <text:p>0</text:p>
          </table:table-cell>
          <table:table-cell table:formula="of:=COUNTIF(['Oracle Weblogic'.$C$6:.$C$401];[.C33])+COUNTIF(['Oracle Weblogic'.$C$6:.$C$401];[.K33])" office:value-type="float" office:value="1" calcext:value-type="float">
            <text:p>1</text:p>
          </table:table-cell>
          <table:table-cell table:style-name="ce45" table:formula="of:=[.S33]+[.T3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29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34];[$datos.$R$2:.$S$33];2;0)*[.G34]*[.H34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10vp01</text:p>
          </table:table-cell>
          <table:table-cell table:style-name="ce11" office:value-type="float" office:value="10" calcext:value-type="float">
            <text:p>10</text:p>
          </table:table-cell>
          <table:table-cell table:style-name="ce28" table:formula="of:=IF(EXACT([.J34];&quot;No virtualizado&quot;)      ;&quot;&quot;      ; IF(EXACT([.J34];&quot;Virtualización lógica&quot;)           ;[.I34]           ; IF(EXACT([.J34];&quot;Virtualización física&quot;)               ;ROUNDUP(VLOOKUP([.$F34];[$datos.$R$2:.$S$33];2;0)*[.L34])               ;&quot;Error&quot;)          )     )" office:value-type="float" office:value="10" calcext:value-type="float">
            <text:p>10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10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34])+COUNTIF([$'Oracle Database'.$D$6:.$D$31];[.K34])" office:value-type="float" office:value="2" calcext:value-type="float">
            <text:p>2</text:p>
          </table:table-cell>
          <table:table-cell table:formula="of:=COUNTIF(['Oracle Weblogic'.$C$6:.$C$401];[.C34])+COUNTIF(['Oracle Weblogic'.$C$6:.$C$401];[.K34])" office:value-type="float" office:value="0" calcext:value-type="float">
            <text:p>0</text:p>
          </table:table-cell>
          <table:table-cell table:style-name="ce45" table:formula="of:=[.S34]+[.T34]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0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35];[$datos.$R$2:.$S$33];2;0)*[.G35]*[.H35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10vp02</text:p>
          </table:table-cell>
          <table:table-cell table:style-name="ce11" office:value-type="float" office:value="10" calcext:value-type="float">
            <text:p>10</text:p>
          </table:table-cell>
          <table:table-cell table:style-name="ce28" table:formula="of:=IF(EXACT([.J35];&quot;No virtualizado&quot;)      ;&quot;&quot;      ; IF(EXACT([.J35];&quot;Virtualización lógica&quot;)           ;[.I35]           ; IF(EXACT([.J35];&quot;Virtualización física&quot;)               ;ROUNDUP(VLOOKUP([.$F35];[$datos.$R$2:.$S$33];2;0)*[.L35])               ;&quot;Error&quot;)          )     )" office:value-type="float" office:value="10" calcext:value-type="float">
            <text:p>10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10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35])+COUNTIF([$'Oracle Database'.$D$6:.$D$31];[.K35])" office:value-type="float" office:value="6" calcext:value-type="float">
            <text:p>6</text:p>
          </table:table-cell>
          <table:table-cell table:formula="of:=COUNTIF(['Oracle Weblogic'.$C$6:.$C$401];[.C35])+COUNTIF(['Oracle Weblogic'.$C$6:.$C$401];[.K35])" office:value-type="float" office:value="0" calcext:value-type="float">
            <text:p>0</text:p>
          </table:table-cell>
          <table:table-cell table:style-name="ce45" table:formula="of:=[.S35]+[.T35]" office:value-type="float" office:value="6" calcext:value-type="float">
            <text:p>6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36];[$datos.$R$2:.$S$33];2;0)*[.G36]*[.H36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10vp03</text:p>
          </table:table-cell>
          <table:table-cell table:style-name="ce11" office:value-type="float" office:value="5" calcext:value-type="float">
            <text:p>5</text:p>
          </table:table-cell>
          <table:table-cell table:style-name="ce28" table:formula="of:=IF(EXACT([.J36];&quot;No virtualizado&quot;)      ;&quot;&quot;      ; IF(EXACT([.J36];&quot;Virtualización lógica&quot;)           ;[.I36]           ; IF(EXACT([.J36];&quot;Virtualización física&quot;)               ;ROUNDUP(VLOOKUP([.$F36];[$datos.$R$2:.$S$33];2;0)*[.L36])               ;&quot;Error&quot;)          )     )" office:value-type="float" office:value="5" calcext:value-type="float">
            <text:p>5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10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36])+COUNTIF([$'Oracle Database'.$D$6:.$D$31];[.K36])" office:value-type="float" office:value="4" calcext:value-type="float">
            <text:p>4</text:p>
          </table:table-cell>
          <table:table-cell table:formula="of:=COUNTIF(['Oracle Weblogic'.$C$6:.$C$401];[.C36])+COUNTIF(['Oracle Weblogic'.$C$6:.$C$401];[.K36])" office:value-type="float" office:value="0" calcext:value-type="float">
            <text:p>0</text:p>
          </table:table-cell>
          <table:table-cell table:style-name="ce45" table:formula="of:=[.S36]+[.T36]" office:value-type="float" office:value="4" calcext:value-type="float">
            <text:p>4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2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37];[$datos.$R$2:.$S$33];2;0)*[.G37]*[.H37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11vp01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37];&quot;No virtualizado&quot;)      ;&quot;&quot;      ; IF(EXACT([.J37];&quot;Virtualización lógica&quot;)           ;[.I37]           ; IF(EXACT([.J37];&quot;Virtualización física&quot;)               ;ROUNDUP(VLOOKUP([.$F37];[$datos.$R$2:.$S$33];2;0)*[.L37])               ;&quot;Error&quot;)          )     )" office:value-type="float" office:value="8" calcext:value-type="float">
            <text:p>8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11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37])+COUNTIF([$'Oracle Database'.$D$6:.$D$31];[.K37])" office:value-type="float" office:value="4" calcext:value-type="float">
            <text:p>4</text:p>
          </table:table-cell>
          <table:table-cell table:formula="of:=COUNTIF(['Oracle Weblogic'.$C$6:.$C$401];[.C37])+COUNTIF(['Oracle Weblogic'.$C$6:.$C$401];[.K37])" office:value-type="float" office:value="0" calcext:value-type="float">
            <text:p>0</text:p>
          </table:table-cell>
          <table:table-cell table:style-name="ce45" table:formula="of:=[.S37]+[.T37]" office:value-type="float" office:value="4" calcext:value-type="float">
            <text:p>4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3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38];[$datos.$R$2:.$S$33];2;0)*[.G38]*[.H38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11vp02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38];&quot;No virtualizado&quot;)      ;&quot;&quot;      ; IF(EXACT([.J38];&quot;Virtualización lógica&quot;)           ;[.I38]           ; IF(EXACT([.J38];&quot;Virtualización física&quot;)               ;ROUNDUP(VLOOKUP([.$F38];[$datos.$R$2:.$S$33];2;0)*[.L38])               ;&quot;Error&quot;)          )     )" office:value-type="float" office:value="8" calcext:value-type="float">
            <text:p>8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11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38])+COUNTIF([$'Oracle Database'.$D$6:.$D$31];[.K38])" office:value-type="float" office:value="4" calcext:value-type="float">
            <text:p>4</text:p>
          </table:table-cell>
          <table:table-cell table:formula="of:=COUNTIF(['Oracle Weblogic'.$C$6:.$C$401];[.C38])+COUNTIF(['Oracle Weblogic'.$C$6:.$C$401];[.K38])" office:value-type="float" office:value="0" calcext:value-type="float">
            <text:p>0</text:p>
          </table:table-cell>
          <table:table-cell table:style-name="ce45" table:formula="of:=[.S38]+[.T38]" office:value-type="float" office:value="4" calcext:value-type="float">
            <text:p>4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4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39];[$datos.$R$2:.$S$33];2;0)*[.G39]*[.H39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11vp03</text:p>
          </table:table-cell>
          <table:table-cell table:style-name="ce11" office:value-type="float" office:value="2" calcext:value-type="float">
            <text:p>2</text:p>
          </table:table-cell>
          <table:table-cell table:style-name="ce28" table:formula="of:=IF(EXACT([.J39];&quot;No virtualizado&quot;)      ;&quot;&quot;      ; IF(EXACT([.J39];&quot;Virtualización lógica&quot;)           ;[.I39]           ; IF(EXACT([.J39];&quot;Virtualización física&quot;)               ;ROUNDUP(VLOOKUP([.$F39];[$datos.$R$2:.$S$33];2;0)*[.L39])               ;&quot;Error&quot;)          )     )" office:value-type="float" office:value="2" calcext:value-type="float">
            <text:p>2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11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39])+COUNTIF([$'Oracle Database'.$D$6:.$D$31];[.K39])" office:value-type="float" office:value="2" calcext:value-type="float">
            <text:p>2</text:p>
          </table:table-cell>
          <table:table-cell table:formula="of:=COUNTIF(['Oracle Weblogic'.$C$6:.$C$401];[.C39])+COUNTIF(['Oracle Weblogic'.$C$6:.$C$401];[.K39])" office:value-type="float" office:value="0" calcext:value-type="float">
            <text:p>0</text:p>
          </table:table-cell>
          <table:table-cell table:style-name="ce45" table:formula="of:=[.S39]+[.T39]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5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40];[$datos.$R$2:.$S$33];2;0)*[.G40]*[.H40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wlsp01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formula="of:=IF(EXACT([.J40];&quot;No virtualizado&quot;)      ;&quot;&quot;      ; IF(EXACT([.J40];&quot;Virtualización lógica&quot;)           ;[.I40]           ; IF(EXACT([.J40];&quot;Virtualización física&quot;)               ;ROUNDUP(VLOOKUP([.$F40];[$datos.$R$2:.$S$33];2;0)*[.L40])               ;&quot;Error&quot;)          )     )" office:value-type="float" office:value="12" calcext:value-type="float">
            <text:p>12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40])+COUNTIF([$'Oracle Database'.$D$6:.$D$31];[.K40])" office:value-type="float" office:value="0" calcext:value-type="float">
            <text:p>0</text:p>
          </table:table-cell>
          <table:table-cell table:formula="of:=COUNTIF(['Oracle Weblogic'.$C$6:.$C$401];[.C40])+COUNTIF(['Oracle Weblogic'.$C$6:.$C$401];[.K40])" office:value-type="float" office:value="1" calcext:value-type="float">
            <text:p>1</text:p>
          </table:table-cell>
          <table:table-cell table:style-name="ce45" table:formula="of:=[.S40]+[.T4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6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41];[$datos.$R$2:.$S$33];2;0)*[.G41]*[.H41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wlsc01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41];&quot;No virtualizado&quot;)      ;&quot;&quot;      ; IF(EXACT([.J41];&quot;Virtualización lógica&quot;)           ;[.I41]           ; IF(EXACT([.J41];&quot;Virtualización física&quot;)               ;ROUNDUP(VLOOKUP([.$F41];[$datos.$R$2:.$S$33];2;0)*[.L41])               ;&quot;Error&quot;)          )     )" office:value-type="float" office:value="8" calcext:value-type="float">
            <text:p>8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41])+COUNTIF([$'Oracle Database'.$D$6:.$D$31];[.K41])" office:value-type="float" office:value="0" calcext:value-type="float">
            <text:p>0</text:p>
          </table:table-cell>
          <table:table-cell table:formula="of:=COUNTIF(['Oracle Weblogic'.$C$6:.$C$401];[.C41])+COUNTIF(['Oracle Weblogic'.$C$6:.$C$401];[.K41])" office:value-type="float" office:value="1" calcext:value-type="float">
            <text:p>1</text:p>
          </table:table-cell>
          <table:table-cell table:style-name="ce45" table:formula="of:=[.S41]+[.T4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37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42];[$datos.$R$2:.$S$33];2;0)*[.G42]*[.H42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wlsi01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42];&quot;No virtualizado&quot;)      ;&quot;&quot;      ; IF(EXACT([.J42];&quot;Virtualización lógica&quot;)           ;[.I42]           ; IF(EXACT([.J42];&quot;Virtualización física&quot;)               ;ROUNDUP(VLOOKUP([.$F42];[$datos.$R$2:.$S$33];2;0)*[.L42])               ;&quot;Error&quot;)          )     )" office:value-type="float" office:value="8" calcext:value-type="float">
            <text:p>8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42])+COUNTIF([$'Oracle Database'.$D$6:.$D$31];[.K42])" office:value-type="float" office:value="0" calcext:value-type="float">
            <text:p>0</text:p>
          </table:table-cell>
          <table:table-cell table:formula="of:=COUNTIF(['Oracle Weblogic'.$C$6:.$C$401];[.C42])+COUNTIF(['Oracle Weblogic'.$C$6:.$C$401];[.K42])" office:value-type="float" office:value="1" calcext:value-type="float">
            <text:p>1</text:p>
          </table:table-cell>
          <table:table-cell table:style-name="ce45" table:formula="of:=[.S42]+[.T4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SRV_38</text:p>
          </table:table-cell>
          <table:table-cell table:style-name="ce7" office:value-type="string" calcext:value-type="string">
            <text:p>sdnp2</text:p>
          </table:table-cell>
          <table:table-cell table:style-name="ce7" office:value-type="string" calcext:value-type="string">
            <text:p>HP</text:p>
          </table:table-cell>
          <table:table-cell table:style-name="ce13" office:value-type="string" calcext:value-type="string">
            <text:p>Superdome 2</text:p>
          </table:table-cell>
          <table:table-cell table:style-name="ce15" table:content-validation-name="val1" office:value-type="string" calcext:value-type="string">
            <text:p>Intel itanium Series 95XX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ROUNDUP(VLOOKUP([.$F43];[$datos.$R$2:.$S$33];2;0)*[.G43]*[.H43])" office:value-type="float" office:value="32" calcext:value-type="float">
            <text:p>32</text:p>
          </table:table-cell>
          <table:table-cell table:style-name="ce22" table:content-validation-name="val2" office:value-type="string" calcext:value-type="string">
            <text:p>Virtualización física</text:p>
          </table:table-cell>
          <table:table-cell table:style-name="ce24" office:value-type="string" calcext:value-type="string">
            <text:p>clivmlab</text:p>
          </table:table-cell>
          <table:table-cell table:style-name="ce13" office:value-type="float" office:value="2" calcext:value-type="float">
            <text:p>2</text:p>
          </table:table-cell>
          <table:table-cell table:style-name="ce29" table:formula="of:=IF(EXACT([.J43];&quot;No virtualizado&quot;)      ;&quot;&quot;      ; IF(EXACT([.J43];&quot;Virtualización lógica&quot;)           ;[.I43]           ; IF(EXACT([.J43];&quot;Virtualización física&quot;)               ;ROUNDUP(VLOOKUP([.$F43];[$datos.$R$2:.$S$33];2;0)*[.L43])               ;&quot;Error&quot;)          )     )" office:value-type="float" office:value="2" calcext:value-type="float">
            <text:p>2</text:p>
          </table:table-cell>
          <table:table-cell table:style-name="ce34"/>
          <table:table-cell table:style-name="ce38" table:content-validation-name="val6" office:value-type="string" calcext:value-type="string">
            <text:p>HP-UX Itanium(11.31)</text:p>
          </table:table-cell>
          <table:table-cell table:style-name="ce13" table:content-validation-name="val8" office:value-type="string" calcext:value-type="string">
            <text:p>Cluster</text:p>
          </table:table-cell>
          <table:table-cell table:style-name="ce13" office:value-type="string" calcext:value-type="string">
            <text:p>clivm</text:p>
          </table:table-cell>
          <table:table-cell table:style-name="ce43" office:value-type="string" calcext:value-type="string">
            <text:p>Cluster HP ServiceGuard</text:p>
          </table:table-cell>
          <table:table-cell table:formula="of:=COUNTIF([$'Oracle Database'.$D$6:.$D$31];[.C43])+COUNTIF([$'Oracle Database'.$D$6:.$D$31];[.K43])" office:value-type="float" office:value="0" calcext:value-type="float">
            <text:p>0</text:p>
          </table:table-cell>
          <table:table-cell table:formula="of:=COUNTIF(['Oracle Weblogic'.$C$6:.$C$401];[.C43])+COUNTIF(['Oracle Weblogic'.$C$6:.$C$401];[.K43])" office:value-type="float" office:value="0" calcext:value-type="float">
            <text:p>0</text:p>
          </table:table-cell>
          <table:table-cell table:style-name="ce45" table:formula="of:=[.S43]+[.T43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SRV_39</text:p>
          </table:table-cell>
          <table:table-cell table:style-name="ce7" office:value-type="string" calcext:value-type="string">
            <text:p>sdnp2</text:p>
          </table:table-cell>
          <table:table-cell table:style-name="ce7" office:value-type="string" calcext:value-type="string">
            <text:p>HP</text:p>
          </table:table-cell>
          <table:table-cell table:style-name="ce13" office:value-type="string" calcext:value-type="string">
            <text:p>Superdome 2</text:p>
          </table:table-cell>
          <table:table-cell table:style-name="ce15" table:content-validation-name="val1" office:value-type="string" calcext:value-type="string">
            <text:p>Intel itanium Series 95XX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9" table:formula="of:=ROUNDUP(VLOOKUP([.$F44];[$datos.$R$2:.$S$33];2;0)*[.G44]*[.H44])" office:value-type="float" office:value="32" calcext:value-type="float">
            <text:p>32</text:p>
          </table:table-cell>
          <table:table-cell table:style-name="ce22" table:content-validation-name="val2" office:value-type="string" calcext:value-type="string">
            <text:p>Virtualización física</text:p>
          </table:table-cell>
          <table:table-cell table:style-name="ce24" office:value-type="string" calcext:value-type="string">
            <text:p>clivmlab2</text:p>
          </table:table-cell>
          <table:table-cell table:style-name="ce13" office:value-type="float" office:value="2" calcext:value-type="float">
            <text:p>2</text:p>
          </table:table-cell>
          <table:table-cell table:style-name="ce29" table:formula="of:=IF(EXACT([.J44];&quot;No virtualizado&quot;)      ;&quot;&quot;      ; IF(EXACT([.J44];&quot;Virtualización lógica&quot;)           ;[.I44]           ; IF(EXACT([.J44];&quot;Virtualización física&quot;)               ;ROUNDUP(VLOOKUP([.$F44];[$datos.$R$2:.$S$33];2;0)*[.L44])               ;&quot;Error&quot;)          )     )" office:value-type="float" office:value="2" calcext:value-type="float">
            <text:p>2</text:p>
          </table:table-cell>
          <table:table-cell table:style-name="ce34"/>
          <table:table-cell table:style-name="ce38" table:content-validation-name="val6" office:value-type="string" calcext:value-type="string">
            <text:p>HP-UX Itanium(11.31)</text:p>
          </table:table-cell>
          <table:table-cell table:style-name="ce13" table:content-validation-name="val8" office:value-type="string" calcext:value-type="string">
            <text:p>Cluster</text:p>
          </table:table-cell>
          <table:table-cell table:style-name="ce13" office:value-type="string" calcext:value-type="string">
            <text:p>clivm</text:p>
          </table:table-cell>
          <table:table-cell table:style-name="ce43" office:value-type="string" calcext:value-type="string">
            <text:p>Cluster HP ServiceGuard</text:p>
          </table:table-cell>
          <table:table-cell table:formula="of:=COUNTIF([$'Oracle Database'.$D$6:.$D$31];[.C44])+COUNTIF([$'Oracle Database'.$D$6:.$D$31];[.K44])" office:value-type="float" office:value="0" calcext:value-type="float">
            <text:p>0</text:p>
          </table:table-cell>
          <table:table-cell table:formula="of:=COUNTIF(['Oracle Weblogic'.$C$6:.$C$401];[.C44])+COUNTIF(['Oracle Weblogic'.$C$6:.$C$401];[.K44])" office:value-type="float" office:value="0" calcext:value-type="float">
            <text:p>0</text:p>
          </table:table-cell>
          <table:table-cell table:style-name="ce45" table:formula="of:=[.S44]+[.T44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7" office:value-type="string" calcext:value-type="string">
            <text:p>SRV_40</text:p>
          </table:table-cell>
          <table:table-cell table:style-name="ce7" office:value-type="string" calcext:value-type="string">
            <text:p>sf25k1c</text:p>
          </table:table-cell>
          <table:table-cell table:style-name="ce7" office:value-type="string" calcext:value-type="string">
            <text:p>Oracle/Sun</text:p>
          </table:table-cell>
          <table:table-cell table:style-name="ce13" office:value-type="string" calcext:value-type="string">
            <text:p>Fire E25K</text:p>
          </table:table-cell>
          <table:table-cell table:style-name="ce15" table:content-validation-name="val1" office:value-type="string" calcext:value-type="string">
            <text:p>Sun UltraSPARC IV, IV+, or earlier Multicore chip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ROUNDUP(VLOOKUP([.$F45];[$datos.$R$2:.$S$33];2;0)*[.G45]*[.H45])" office:value-type="float" office:value="18" calcext:value-type="float">
            <text:p>18</text:p>
          </table:table-cell>
          <table:table-cell table:style-name="ce22" table:content-validation-name="val2" office:value-type="string" calcext:value-type="string">
            <text:p>No virtualizado</text:p>
          </table:table-cell>
          <table:table-cell table:style-name="ce24"/>
          <table:table-cell table:style-name="ce13"/>
          <table:table-cell table:style-name="ce29" table:formula="of:=IF(EXACT([.J45];&quot;No virtualizado&quot;)      ;&quot;&quot;      ; IF(EXACT([.J45];&quot;Virtualización lógica&quot;)           ;[.I45]           ; IF(EXACT([.J45];&quot;Virtualización física&quot;)               ;ROUNDUP(VLOOKUP([.$F45];[$datos.$R$2:.$S$33];2;0)*[.L45])               ;&quot;Error&quot;)          )     )">
            <text:p/>
          </table:table-cell>
          <table:table-cell table:style-name="ce34"/>
          <table:table-cell table:style-name="ce38" table:content-validation-name="val6" office:value-type="string" calcext:value-type="string">
            <text:p>Oracle Solaris on SPARC (64-bit)(10)</text:p>
          </table:table-cell>
          <table:table-cell table:style-name="ce13" table:content-validation-name="val8" office:value-type="string" calcext:value-type="string">
            <text:p>Cluster</text:p>
          </table:table-cell>
          <table:table-cell table:style-name="ce13" office:value-type="string" calcext:value-type="string">
            <text:p>-</text:p>
          </table:table-cell>
          <table:table-cell table:style-name="ce43" office:value-type="string" calcext:value-type="string">
            <text:p>Sun Cluster (1 sólo nodo, en proceso de desmantelamiento)</text:p>
          </table:table-cell>
          <table:table-cell table:formula="of:=COUNTIF([$'Oracle Database'.$D$6:.$D$31];[.C45])+COUNTIF([$'Oracle Database'.$D$6:.$D$31];[.K45])" office:value-type="float" office:value="0" calcext:value-type="float">
            <text:p>0</text:p>
          </table:table-cell>
          <table:table-cell table:formula="of:=COUNTIF(['Oracle Weblogic'.$C$6:.$C$401];[.C45])+COUNTIF(['Oracle Weblogic'.$C$6:.$C$401];[.K45])" office:value-type="float" office:value="0" calcext:value-type="float">
            <text:p>0</text:p>
          </table:table-cell>
          <table:table-cell table:style-name="ce45" table:formula="of:=[.S45]+[.T45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1</text:p>
          </table:table-cell>
          <table:table-cell table:style-name="ce6" office:value-type="string" calcext:value-type="string">
            <text:p>gen.bd</text:p>
          </table:table-cell>
          <table:table-cell table:style-name="ce6" office:value-type="string" calcext:value-type="string">
            <text:p>Oracle/Sun</text:p>
          </table:table-cell>
          <table:table-cell table:style-name="ce11" office:value-type="string" calcext:value-type="string">
            <text:p>Fire X4200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8" table:formula="of:=ROUNDUP(VLOOKUP([.$F46];[$datos.$R$2:.$S$33];2;0)*[.G46]*[.H46])" office:value-type="float" office:value="2" calcext:value-type="float">
            <text:p>2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46];&quot;No virtualizado&quot;)      ;&quot;&quot;      ; IF(EXACT([.J46];&quot;Virtualización lógica&quot;)           ;[.I46]           ; IF(EXACT([.J46];&quot;Virtualización física&quot;)               ;ROUNDUP(VLOOKUP([.$F46];[$datos.$R$2:.$S$33];2;0)*[.L46])               ;&quot;Error&quot;)          )     )">
            <text:p/>
          </table:table-cell>
          <table:table-cell table:style-name="ce33"/>
          <table:table-cell table:style-name="ce37" table:content-validation-name="val6" office:value-type="string" calcext:value-type="string">
            <text:p>Oracle Solaris on x86 (32-bit)(10)</text:p>
          </table:table-cell>
          <table:table-cell table:style-name="ce11" table:content-validation-name="val8" office:value-type="string" calcext:value-type="string">
            <text:p>Standalone</text:p>
          </table:table-cell>
          <table:table-cell table:style-name="ce11" office:value-type="string" calcext:value-type="string">
            <text:p>-</text:p>
          </table:table-cell>
          <table:table-cell table:style-name="ce42"/>
          <table:table-cell table:formula="of:=COUNTIF([$'Oracle Database'.$D$6:.$D$31];[.C46])+COUNTIF([$'Oracle Database'.$D$6:.$D$31];[.K46])" office:value-type="float" office:value="2" calcext:value-type="float">
            <text:p>2</text:p>
          </table:table-cell>
          <table:table-cell table:formula="of:=COUNTIF(['Oracle Weblogic'.$C$6:.$C$401];[.C46])+COUNTIF(['Oracle Weblogic'.$C$6:.$C$401];[.K46])" office:value-type="float" office:value="0" calcext:value-type="float">
            <text:p>0</text:p>
          </table:table-cell>
          <table:table-cell table:style-name="ce45" table:formula="of:=[.S46]+[.T46]" office:value-type="float" office:value="2" calcext:value-type="float">
            <text:p>2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2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47];[$datos.$R$2:.$S$33];2;0)*[.G47]*[.H47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ceroas01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47];&quot;No virtualizado&quot;)      ;&quot;&quot;      ; IF(EXACT([.J47];&quot;Virtualización lógica&quot;)           ;[.I47]           ; IF(EXACT([.J47];&quot;Virtualización física&quot;)               ;ROUNDUP(VLOOKUP([.$F47];[$datos.$R$2:.$S$33];2;0)*[.L47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47])+COUNTIF([$'Oracle Database'.$D$6:.$D$31];[.K47])" office:value-type="float" office:value="0" calcext:value-type="float">
            <text:p>0</text:p>
          </table:table-cell>
          <table:table-cell table:formula="of:=COUNTIF(['Oracle Weblogic'.$C$6:.$C$401];[.C47])+COUNTIF(['Oracle Weblogic'.$C$6:.$C$401];[.K47])" office:value-type="float" office:value="1" calcext:value-type="float">
            <text:p>1</text:p>
          </table:table-cell>
          <table:table-cell table:style-name="ce45" table:formula="of:=[.S47]+[.T47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3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48];[$datos.$R$2:.$S$33];2;0)*[.G48]*[.H48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ceroas02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48];&quot;No virtualizado&quot;)      ;&quot;&quot;      ; IF(EXACT([.J48];&quot;Virtualización lógica&quot;)           ;[.I48]           ; IF(EXACT([.J48];&quot;Virtualización física&quot;)               ;ROUNDUP(VLOOKUP([.$F48];[$datos.$R$2:.$S$33];2;0)*[.L48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48])+COUNTIF([$'Oracle Database'.$D$6:.$D$31];[.K48])" office:value-type="float" office:value="0" calcext:value-type="float">
            <text:p>0</text:p>
          </table:table-cell>
          <table:table-cell table:formula="of:=COUNTIF(['Oracle Weblogic'.$C$6:.$C$401];[.C48])+COUNTIF(['Oracle Weblogic'.$C$6:.$C$401];[.K48])" office:value-type="float" office:value="1" calcext:value-type="float">
            <text:p>1</text:p>
          </table:table-cell>
          <table:table-cell table:style-name="ce45" table:formula="of:=[.S48]+[.T4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4</text:p>
          </table:table-cell>
          <table:table-cell table:style-name="ce6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49];[$datos.$R$2:.$S$33];2;0)*[.G49]*[.H49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infra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49];&quot;No virtualizado&quot;)      ;&quot;&quot;      ; IF(EXACT([.J49];&quot;Virtualización lógica&quot;)           ;[.I49]           ; IF(EXACT([.J49];&quot;Virtualización física&quot;)               ;ROUNDUP(VLOOKUP([.$F49];[$datos.$R$2:.$S$33];2;0)*[.L55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49])+COUNTIF([$'Oracle Database'.$D$6:.$D$31];[.K49])" office:value-type="float" office:value="0" calcext:value-type="float">
            <text:p>0</text:p>
          </table:table-cell>
          <table:table-cell table:formula="of:=COUNTIF(['Oracle Weblogic'.$C$6:.$C$401];[.C49])+COUNTIF(['Oracle Weblogic'.$C$6:.$C$401];[.K49])" office:value-type="float" office:value="1" calcext:value-type="float">
            <text:p>1</text:p>
          </table:table-cell>
          <table:table-cell table:style-name="ce45" table:formula="of:=[.S49]+[.T4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5</text:p>
          </table:table-cell>
          <table:table-cell table:style-name="ce6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50];[$datos.$R$2:.$S$33];2;0)*[.G50]*[.H50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intoas01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50];&quot;No virtualizado&quot;)      ;&quot;&quot;      ; IF(EXACT([.J50];&quot;Virtualización lógica&quot;)           ;[.I50]           ; IF(EXACT([.J50];&quot;Virtualización física&quot;)               ;ROUNDUP(VLOOKUP([.$F50];[$datos.$R$2:.$S$33];2;0)*[.L50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50])+COUNTIF([$'Oracle Database'.$D$6:.$D$31];[.K50])" office:value-type="float" office:value="0" calcext:value-type="float">
            <text:p>0</text:p>
          </table:table-cell>
          <table:table-cell table:formula="of:=COUNTIF(['Oracle Weblogic'.$C$6:.$C$401];[.C50])+COUNTIF(['Oracle Weblogic'.$C$6:.$C$401];[.K50])" office:value-type="float" office:value="1" calcext:value-type="float">
            <text:p>1</text:p>
          </table:table-cell>
          <table:table-cell table:style-name="ce45" table:formula="of:=[.S50]+[.T5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6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51];[$datos.$R$2:.$S$33];2;0)*[.G51]*[.H51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oas01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51];&quot;No virtualizado&quot;)      ;&quot;&quot;      ; IF(EXACT([.J51];&quot;Virtualización lógica&quot;)           ;[.I51]           ; IF(EXACT([.J51];&quot;Virtualización física&quot;)               ;ROUNDUP(VLOOKUP([.$F51];[$datos.$R$2:.$S$33];2;0)*[.L51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51])+COUNTIF([$'Oracle Database'.$D$6:.$D$31];[.K51])" office:value-type="float" office:value="0" calcext:value-type="float">
            <text:p>0</text:p>
          </table:table-cell>
          <table:table-cell table:formula="of:=COUNTIF(['Oracle Weblogic'.$C$6:.$C$401];[.C51])+COUNTIF(['Oracle Weblogic'.$C$6:.$C$401];[.K51])" office:value-type="float" office:value="1" calcext:value-type="float">
            <text:p>1</text:p>
          </table:table-cell>
          <table:table-cell table:style-name="ce45" table:formula="of:=[.S51]+[.T5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7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52];[$datos.$R$2:.$S$33];2;0)*[.G52]*[.H52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oas02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52];&quot;No virtualizado&quot;)      ;&quot;&quot;      ; IF(EXACT([.J52];&quot;Virtualización lógica&quot;)           ;[.I52]           ; IF(EXACT([.J52];&quot;Virtualización física&quot;)               ;ROUNDUP(VLOOKUP([.$F52];[$datos.$R$2:.$S$33];2;0)*[.L52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52])+COUNTIF([$'Oracle Database'.$D$6:.$D$31];[.K52])" office:value-type="float" office:value="0" calcext:value-type="float">
            <text:p>0</text:p>
          </table:table-cell>
          <table:table-cell table:formula="of:=COUNTIF(['Oracle Weblogic'.$C$6:.$C$401];[.C52])+COUNTIF(['Oracle Weblogic'.$C$6:.$C$401];[.K52])" office:value-type="float" office:value="1" calcext:value-type="float">
            <text:p>1</text:p>
          </table:table-cell>
          <table:table-cell table:style-name="ce45" table:formula="of:=[.S52]+[.T5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48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53];[$datos.$R$2:.$S$33];2;0)*[.G53]*[.H53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seges</text:p>
          </table:table-cell>
          <table:table-cell table:style-name="ce11" office:value-type="float" office:value="4" calcext:value-type="float">
            <text:p>4</text:p>
          </table:table-cell>
          <table:table-cell table:style-name="ce28" table:formula="of:=IF(EXACT([.J53];&quot;No virtualizado&quot;)      ;&quot;&quot;      ; IF(EXACT([.J53];&quot;Virtualización lógica&quot;)           ;[.I53]           ; IF(EXACT([.J53];&quot;Virtualización física&quot;)               ;ROUNDUP(VLOOKUP([.$F53];[$datos.$R$2:.$S$33];2;0)*[.L53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(Red Hat Enterprise 5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53])+COUNTIF([$'Oracle Database'.$D$6:.$D$31];[.K53])" office:value-type="float" office:value="0" calcext:value-type="float">
            <text:p>0</text:p>
          </table:table-cell>
          <table:table-cell table:formula="of:=COUNTIF(['Oracle Weblogic'.$C$6:.$C$401];[.C53])+COUNTIF(['Oracle Weblogic'.$C$6:.$C$401];[.K53])" office:value-type="float" office:value="1" calcext:value-type="float">
            <text:p>1</text:p>
          </table:table-cell>
          <table:table-cell table:style-name="ce45" table:formula="of:=[.S53]+[.T5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49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11" office:value-type="string" calcext:value-type="string">
            <text:p>Fire E25K</text:p>
          </table:table-cell>
          <table:table-cell table:style-name="ce14" table:content-validation-name="val1" office:value-type="string" calcext:value-type="string">
            <text:p>Sun UltraSPARC IV, IV+, or earlier Multicore chip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8" table:formula="of:=ROUNDUP(VLOOKUP([.$F54];[$datos.$R$2:.$S$33];2;0)*[.G54]*[.H54])" office:value-type="float" office:value="18" calcext:value-type="float">
            <text:p>18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zoasp</text:p>
          </table:table-cell>
          <table:table-cell table:style-name="ce11" office:value-type="float" office:value="24" calcext:value-type="float">
            <text:p>24</text:p>
          </table:table-cell>
          <table:table-cell table:style-name="ce28" table:formula="of:=IF(EXACT([.J54];&quot;No virtualizado&quot;)      ;&quot;&quot;      ; IF(EXACT([.J54];&quot;Virtualización lógica&quot;)           ;[.I54]           ; IF(EXACT([.J54];&quot;Virtualización física&quot;)               ;ROUNDUP(VLOOKUP([.$F54];[$datos.$R$2:.$S$33];2;0)*[.L54])               ;&quot;Error&quot;)          )     )" office:value-type="float" office:value="18" calcext:value-type="float">
            <text:p>18</text:p>
          </table:table-cell>
          <table:table-cell table:style-name="ce33"/>
          <table:table-cell table:style-name="ce37" table:content-validation-name="val6" office:value-type="string" calcext:value-type="string">
            <text:p>Oracle Solaris on SPARC (64-bit)(10)</text:p>
          </table:table-cell>
          <table:table-cell table:style-name="ce11" table:content-validation-name="val9" office:value-type="string" calcext:value-type="string">
            <text:p>Standalone</text:p>
          </table:table-cell>
          <table:table-cell table:style-name="ce11" office:value-type="string" calcext:value-type="string">
            <text:p>-</text:p>
          </table:table-cell>
          <table:table-cell table:style-name="ce42"/>
          <table:table-cell table:formula="of:=COUNTIF([$'Oracle Database'.$D$6:.$D$31];[.C54])+COUNTIF([$'Oracle Database'.$D$6:.$D$31];[.K54])" office:value-type="float" office:value="0" calcext:value-type="float">
            <text:p>0</text:p>
          </table:table-cell>
          <table:table-cell table:formula="of:=COUNTIF(['Oracle Weblogic'.$C$6:.$C$401];[.C54])+COUNTIF(['Oracle Weblogic'.$C$6:.$C$401];[.K54])" office:value-type="float" office:value="0" calcext:value-type="float">
            <text:p>0</text:p>
          </table:table-cell>
          <table:table-cell table:style-name="ce45" table:formula="of:=[.S54]+[.T54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50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11" office:value-type="string" calcext:value-type="string">
            <text:p>Fire E25K</text:p>
          </table:table-cell>
          <table:table-cell table:style-name="ce14" table:content-validation-name="val1" office:value-type="string" calcext:value-type="string">
            <text:p>Sun UltraSPARC IV, IV+, or earlier Multicore chip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8" table:formula="of:=ROUNDUP(VLOOKUP([.$F55];[$datos.$R$2:.$S$33];2;0)*[.G55]*[.H55])" office:value-type="float" office:value="18" calcext:value-type="float">
            <text:p>18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zoasg</text:p>
          </table:table-cell>
          <table:table-cell table:style-name="ce11" office:value-type="float" office:value="24" calcext:value-type="float">
            <text:p>24</text:p>
          </table:table-cell>
          <table:table-cell table:style-name="ce28" table:formula="of:=IF(EXACT([.J55];&quot;No virtualizado&quot;)      ;&quot;&quot;      ; IF(EXACT([.J55];&quot;Virtualización lógica&quot;)           ;[.I55]           ; IF(EXACT([.J55];&quot;Virtualización física&quot;)               ;ROUNDUP(VLOOKUP([.$F55];[$datos.$R$2:.$S$33];2;0)*[.L55])               ;&quot;Error&quot;)          )     )" office:value-type="float" office:value="18" calcext:value-type="float">
            <text:p>18</text:p>
          </table:table-cell>
          <table:table-cell table:style-name="ce33"/>
          <table:table-cell table:style-name="ce37" table:content-validation-name="val6" office:value-type="string" calcext:value-type="string">
            <text:p>Oracle Solaris on SPARC (64-bit)(10)</text:p>
          </table:table-cell>
          <table:table-cell table:style-name="ce11" table:content-validation-name="val9" office:value-type="string" calcext:value-type="string">
            <text:p>Standalone</text:p>
          </table:table-cell>
          <table:table-cell table:style-name="ce11" office:value-type="string" calcext:value-type="string">
            <text:p>-</text:p>
          </table:table-cell>
          <table:table-cell table:style-name="ce42"/>
          <table:table-cell table:formula="of:=COUNTIF([$'Oracle Database'.$D$6:.$D$31];[.C55])+COUNTIF([$'Oracle Database'.$D$6:.$D$31];[.K55])" office:value-type="float" office:value="0" calcext:value-type="float">
            <text:p>0</text:p>
          </table:table-cell>
          <table:table-cell table:formula="of:=COUNTIF(['Oracle Weblogic'.$C$6:.$C$401];[.C55])+COUNTIF(['Oracle Weblogic'.$C$6:.$C$401];[.K55])" office:value-type="float" office:value="0" calcext:value-type="float">
            <text:p>0</text:p>
          </table:table-cell>
          <table:table-cell table:style-name="ce45" table:formula="of:=[.S55]+[.T55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51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11" office:value-type="string" calcext:value-type="string">
            <text:p>Fire E25K</text:p>
          </table:table-cell>
          <table:table-cell table:style-name="ce14" table:content-validation-name="val1" office:value-type="string" calcext:value-type="string">
            <text:p>Sun UltraSPARC IV, IV+, or earlier Multicore chip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8" table:formula="of:=ROUNDUP(VLOOKUP([.$F56];[$datos.$R$2:.$S$33];2;0)*[.G56]*[.H56])" office:value-type="float" office:value="18" calcext:value-type="float">
            <text:p>18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zcertif</text:p>
          </table:table-cell>
          <table:table-cell table:style-name="ce11" office:value-type="float" office:value="24" calcext:value-type="float">
            <text:p>24</text:p>
          </table:table-cell>
          <table:table-cell table:style-name="ce28" table:formula="of:=IF(EXACT([.J56];&quot;No virtualizado&quot;)      ;&quot;&quot;      ; IF(EXACT([.J56];&quot;Virtualización lógica&quot;)           ;[.I56]           ; IF(EXACT([.J56];&quot;Virtualización física&quot;)               ;ROUNDUP(VLOOKUP([.$F56];[$datos.$R$2:.$S$33];2;0)*[.L56])               ;&quot;Error&quot;)          )     )" office:value-type="float" office:value="18" calcext:value-type="float">
            <text:p>18</text:p>
          </table:table-cell>
          <table:table-cell table:style-name="ce33"/>
          <table:table-cell table:style-name="ce37" table:content-validation-name="val6" office:value-type="string" calcext:value-type="string">
            <text:p>Oracle Solaris on SPARC (64-bit)(10)</text:p>
          </table:table-cell>
          <table:table-cell table:style-name="ce11" table:content-validation-name="val9" office:value-type="string" calcext:value-type="string">
            <text:p>Standalone</text:p>
          </table:table-cell>
          <table:table-cell table:style-name="ce11" office:value-type="string" calcext:value-type="string">
            <text:p>-</text:p>
          </table:table-cell>
          <table:table-cell table:style-name="ce42"/>
          <table:table-cell table:formula="of:=COUNTIF([$'Oracle Database'.$D$6:.$D$31];[.C56])+COUNTIF([$'Oracle Database'.$D$6:.$D$31];[.K56])" office:value-type="float" office:value="0" calcext:value-type="float">
            <text:p>0</text:p>
          </table:table-cell>
          <table:table-cell table:formula="of:=COUNTIF(['Oracle Weblogic'.$C$6:.$C$401];[.C56])+COUNTIF(['Oracle Weblogic'.$C$6:.$C$401];[.K56])" office:value-type="float" office:value="0" calcext:value-type="float">
            <text:p>0</text:p>
          </table:table-cell>
          <table:table-cell table:style-name="ce45" table:formula="of:=[.S56]+[.T56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52</text:p>
          </table:table-cell>
          <table:table-cell table:style-name="ce6" office:value-type="string" calcext:value-type="string">
            <text:p>sf25k1a</text:p>
          </table:table-cell>
          <table:table-cell table:style-name="ce6" office:value-type="string" calcext:value-type="string">
            <text:p>Oracle/Sun</text:p>
          </table:table-cell>
          <table:table-cell table:style-name="ce11" office:value-type="string" calcext:value-type="string">
            <text:p>Fire E25K</text:p>
          </table:table-cell>
          <table:table-cell table:style-name="ce14" table:content-validation-name="val1" office:value-type="string" calcext:value-type="string">
            <text:p>Sun UltraSPARC IV, IV+, or earlier Multicore chip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8" table:formula="of:=ROUNDUP(VLOOKUP([.$F57];[$datos.$R$2:.$S$33];2;0)*[.G57]*[.H57])" office:value-type="float" office:value="18" calcext:value-type="float">
            <text:p>18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zdesa</text:p>
          </table:table-cell>
          <table:table-cell table:style-name="ce11" office:value-type="float" office:value="24" calcext:value-type="float">
            <text:p>24</text:p>
          </table:table-cell>
          <table:table-cell table:style-name="ce28" table:formula="of:=IF(EXACT([.J57];&quot;No virtualizado&quot;)      ;&quot;&quot;      ; IF(EXACT([.J57];&quot;Virtualización lógica&quot;)           ;[.I57]           ; IF(EXACT([.J57];&quot;Virtualización física&quot;)               ;ROUNDUP(VLOOKUP([.$F57];[$datos.$R$2:.$S$33];2;0)*[.L57])               ;&quot;Error&quot;)          )     )" office:value-type="float" office:value="18" calcext:value-type="float">
            <text:p>18</text:p>
          </table:table-cell>
          <table:table-cell table:style-name="ce33"/>
          <table:table-cell table:style-name="ce37" table:content-validation-name="val6" office:value-type="string" calcext:value-type="string">
            <text:p>Oracle Solaris on SPARC (64-bit)(10)</text:p>
          </table:table-cell>
          <table:table-cell table:style-name="ce11" table:content-validation-name="val9" office:value-type="string" calcext:value-type="string">
            <text:p>Standalone</text:p>
          </table:table-cell>
          <table:table-cell table:style-name="ce11" office:value-type="string" calcext:value-type="string">
            <text:p>-</text:p>
          </table:table-cell>
          <table:table-cell table:style-name="ce42"/>
          <table:table-cell table:formula="of:=COUNTIF([$'Oracle Database'.$D$6:.$D$31];[.C57])+COUNTIF([$'Oracle Database'.$D$6:.$D$31];[.K57])" office:value-type="float" office:value="0" calcext:value-type="float">
            <text:p>0</text:p>
          </table:table-cell>
          <table:table-cell table:formula="of:=COUNTIF(['Oracle Weblogic'.$C$6:.$C$401];[.C57])+COUNTIF(['Oracle Weblogic'.$C$6:.$C$401];[.K57])" office:value-type="float" office:value="0" calcext:value-type="float">
            <text:p>0</text:p>
          </table:table-cell>
          <table:table-cell table:style-name="ce45" table:formula="of:=[.S57]+[.T57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3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Proliant BL465c</text:p>
          </table:table-cell>
          <table:table-cell table:style-name="ce14" table:content-validation-name="val1" office:value-type="string" calcext:value-type="string">
            <text:p>AMD Opteron Models 13XX, 23XX, 24XX, 32XX, 41XX, 42XX, 61XX, 62XX, 83XX, 84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8" table:formula="of:=ROUNDUP(VLOOKUP([.$F58];[$datos.$R$2:.$S$33];2;0)*[.G58]*[.H58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lógica</text:p>
          </table:table-cell>
          <table:table-cell table:style-name="ce12" office:value-type="string" calcext:value-type="string">
            <text:p>vmcloud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58];&quot;No virtualizado&quot;)      ;&quot;&quot;      ; IF(EXACT([.J58];&quot;Virtualización lógica&quot;)           ;[.I58]           ; IF(EXACT([.J58];&quot;Virtualización física&quot;)               ;ROUNDUP(VLOOKUP([.$F58];[$datos.$R$2:.$S$33];2;0)*[.L58])               ;&quot;Error&quot;)          )     )" office:value-type="float" office:value="16" calcext:value-type="float">
            <text:p>16</text:p>
          </table:table-cell>
          <table:table-cell table:style-name="ce33"/>
          <table:table-cell table:style-name="ce37" table:content-validation-name="val6" office:value-type="string" calcext:value-type="string">
            <text:p>Linux x86-64(Red Hat Enterprise 6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APDER01</text:p>
          </table:table-cell>
          <table:table-cell table:style-name="ce42" office:value-type="string" calcext:value-type="string">
            <text:p>Cluster VMWare Vsphere 5.5 HA</text:p>
          </table:table-cell>
          <table:table-cell table:formula="of:=COUNTIF([$'Oracle Database'.$D$6:.$D$31];[.C58])+COUNTIF([$'Oracle Database'.$D$6:.$D$31];[.K58])" office:value-type="float" office:value="0" calcext:value-type="float">
            <text:p>0</text:p>
          </table:table-cell>
          <table:table-cell table:formula="of:=COUNTIF(['Oracle Weblogic'.$C$6:.$C$401];[.C58])+COUNTIF(['Oracle Weblogic'.$C$6:.$C$401];[.K58])" office:value-type="float" office:value="1" calcext:value-type="float">
            <text:p>1</text:p>
          </table:table-cell>
          <table:table-cell table:style-name="ce45" table:formula="of:=[.S58]+[.T58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>
            <text:p>SRV_54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59];[$datos.$R$2:.$S$33];2;0)*[.G59]*[.H59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stexplopac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formula="of:=IF(EXACT([.J59];&quot;No virtualizado&quot;)      ;&quot;&quot;      ; IF(EXACT([.J59];&quot;Virtualización lógica&quot;)           ;[.I59]           ; IF(EXACT([.J59];&quot;Virtualización física&quot;)               ;ROUNDUP(VLOOKUP([.$F59];[$datos.$R$2:.$S$33];2;0)*[.L59])               ;&quot;Error&quot;)          )     )" office:value-type="float" office:value="12" calcext:value-type="float">
            <text:p>12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formula="of:=COUNTIF([$'Oracle Database'.$D$6:.$D$31];[.C59])+COUNTIF([$'Oracle Database'.$D$6:.$D$31];[.K59])" office:value-type="float" office:value="1" calcext:value-type="float">
            <text:p>1</text:p>
          </table:table-cell>
          <table:table-cell table:formula="of:=COUNTIF(['Oracle Weblogic'.$C$6:.$C$401];[.C59])+COUNTIF(['Oracle Weblogic'.$C$6:.$C$401];[.K59])" office:value-type="float" office:value="0" calcext:value-type="float">
            <text:p>0</text:p>
          </table:table-cell>
          <table:table-cell table:style-name="ce45" table:formula="of:=[.S59]+[.T59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55</text:p>
          </table:table-cell>
          <table:table-cell table:style-name="ce12" office:value-type="string" calcext:value-type="string">
            <text:p>linux31</text:p>
          </table:table-cell>
          <table:table-cell table:style-name="ce6" office:value-type="string" calcext:value-type="string">
            <text:p>IBM</text:p>
          </table:table-cell>
          <table:table-cell table:style-name="ce11" office:value-type="string" calcext:value-type="string">
            <text:p>X3650</text:p>
          </table:table-cell>
          <table:table-cell table:style-name="ce14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8" table:formula="of:=ROUNDUP(VLOOKUP([.$F60];[$datos.$R$2:.$S$33];2;0)*[.G60]*[.H60])" office:value-type="float" office:value="4" calcext:value-type="float">
            <text:p>4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7" table:content-validation-name="val7" office:value-type="string" calcext:value-type="string">
            <text:p>Linux x86(Red Hat Enterprise 4)</text:p>
          </table:table-cell>
          <table:table-cell table:style-name="ce11" table:content-validation-name="val9"/>
          <table:table-cell table:style-name="ce11"/>
          <table:table-cell table:style-name="ce42"/>
          <table:table-cell table:formula="of:=COUNTIF([$'Oracle Database'.$D$6:.$D$31];[.C60])+COUNTIF([$'Oracle Database'.$D$6:.$D$31];[.K60])" office:value-type="float" office:value="0" calcext:value-type="float">
            <text:p>0</text:p>
          </table:table-cell>
          <table:table-cell table:formula="of:=COUNTIF(['Oracle Weblogic'.$C$6:.$C$401];[.C60])+COUNTIF(['Oracle Weblogic'.$C$6:.$C$401];[.K60])" office:value-type="float" office:value="1" calcext:value-type="float">
            <text:p>1</text:p>
          </table:table-cell>
          <table:table-cell table:style-name="ce45" table:formula="of:=[.S60]+[.T60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56</text:p>
          </table:table-cell>
          <table:table-cell table:style-name="ce12" office:value-type="string" calcext:value-type="string">
            <text:p>linux32</text:p>
          </table:table-cell>
          <table:table-cell table:style-name="ce6" office:value-type="string" calcext:value-type="string">
            <text:p>IBM</text:p>
          </table:table-cell>
          <table:table-cell table:style-name="ce11" office:value-type="string" calcext:value-type="string">
            <text:p>X3650</text:p>
          </table:table-cell>
          <table:table-cell table:style-name="ce14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8" table:formula="of:=ROUNDUP(VLOOKUP([.$F61];[$datos.$R$2:.$S$33];2;0)*[.G61]*[.H61])" office:value-type="float" office:value="4" calcext:value-type="float">
            <text:p>4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7" table:content-validation-name="val7" office:value-type="string" calcext:value-type="string">
            <text:p>Linux x86(Red Hat Enterprise 4)</text:p>
          </table:table-cell>
          <table:table-cell table:style-name="ce11" table:content-validation-name="val9"/>
          <table:table-cell table:style-name="ce11"/>
          <table:table-cell table:style-name="ce42"/>
          <table:table-cell table:formula="of:=COUNTIF([$'Oracle Database'.$D$6:.$D$31];[.C61])+COUNTIF([$'Oracle Database'.$D$6:.$D$31];[.K61])" office:value-type="float" office:value="0" calcext:value-type="float">
            <text:p>0</text:p>
          </table:table-cell>
          <table:table-cell table:formula="of:=COUNTIF(['Oracle Weblogic'.$C$6:.$C$401];[.C61])+COUNTIF(['Oracle Weblogic'.$C$6:.$C$401];[.K61])" office:value-type="float" office:value="1" calcext:value-type="float">
            <text:p>1</text:p>
          </table:table-cell>
          <table:table-cell table:style-name="ce45" table:formula="of:=[.S61]+[.T61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57</text:p>
          </table:table-cell>
          <table:table-cell table:style-name="ce12" office:value-type="string" calcext:value-type="string">
            <text:p>linux42</text:p>
          </table:table-cell>
          <table:table-cell table:style-name="ce6" office:value-type="string" calcext:value-type="string">
            <text:p>IBM</text:p>
          </table:table-cell>
          <table:table-cell table:style-name="ce11" office:value-type="string" calcext:value-type="string">
            <text:p>X3650</text:p>
          </table:table-cell>
          <table:table-cell table:style-name="ce14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8" table:formula="of:=ROUNDUP(VLOOKUP([.$F62];[$datos.$R$2:.$S$33];2;0)*[.G62]*[.H62])" office:value-type="float" office:value="4" calcext:value-type="float">
            <text:p>4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7" table:content-validation-name="val7" office:value-type="string" calcext:value-type="string">
            <text:p>Linux x86(Red Hat Enterprise 4)</text:p>
          </table:table-cell>
          <table:table-cell table:style-name="ce11" table:content-validation-name="val9"/>
          <table:table-cell table:style-name="ce11"/>
          <table:table-cell table:style-name="ce42"/>
          <table:table-cell table:formula="of:=COUNTIF([$'Oracle Database'.$D$6:.$D$31];[.C62])+COUNTIF([$'Oracle Database'.$D$6:.$D$31];[.K62])" office:value-type="float" office:value="0" calcext:value-type="float">
            <text:p>0</text:p>
          </table:table-cell>
          <table:table-cell table:formula="of:=COUNTIF(['Oracle Weblogic'.$C$6:.$C$401];[.C62])+COUNTIF(['Oracle Weblogic'.$C$6:.$C$401];[.K62])" office:value-type="float" office:value="1" calcext:value-type="float">
            <text:p>1</text:p>
          </table:table-cell>
          <table:table-cell table:style-name="ce45" table:formula="of:=[.S62]+[.T62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8" office:value-type="string" calcext:value-type="string">
            <text:p>SRV_58</text:p>
          </table:table-cell>
          <table:table-cell table:style-name="ce12" office:value-type="string" calcext:value-type="string">
            <text:p>linux43</text:p>
          </table:table-cell>
          <table:table-cell table:style-name="ce6" office:value-type="string" calcext:value-type="string">
            <text:p>IBM</text:p>
          </table:table-cell>
          <table:table-cell table:style-name="ce11" office:value-type="string" calcext:value-type="string">
            <text:p>X3650</text:p>
          </table:table-cell>
          <table:table-cell table:style-name="ce14" table:content-validation-name="val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8" table:formula="of:=ROUNDUP(VLOOKUP([.$F63];[$datos.$R$2:.$S$33];2;0)*[.G63]*[.H63])" office:value-type="float" office:value="4" calcext:value-type="float">
            <text:p>4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33"/>
          <table:table-cell table:style-name="ce37" table:content-validation-name="val7" office:value-type="string" calcext:value-type="string">
            <text:p>Linux x86(Red Hat Enterprise 4)</text:p>
          </table:table-cell>
          <table:table-cell table:style-name="ce11" table:content-validation-name="val9"/>
          <table:table-cell table:style-name="ce11"/>
          <table:table-cell table:style-name="ce42"/>
          <table:table-cell table:formula="of:=COUNTIF([$'Oracle Database'.$D$6:.$D$31];[.C63])+COUNTIF([$'Oracle Database'.$D$6:.$D$31];[.K63])" office:value-type="float" office:value="0" calcext:value-type="float">
            <text:p>0</text:p>
          </table:table-cell>
          <table:table-cell table:formula="of:=COUNTIF(['Oracle Weblogic'.$C$6:.$C$401];[.C63])+COUNTIF(['Oracle Weblogic'.$C$6:.$C$401];[.K63])" office:value-type="float" office:value="1" calcext:value-type="float">
            <text:p>1</text:p>
          </table:table-cell>
          <table:table-cell table:style-name="ce45" table:formula="of:=[.S63]+[.T63]" office:value-type="float" office:value="1" calcext:value-type="float">
            <text:p>1</text:p>
          </table:table-cell>
          <table:table-cell table:number-columns-repeated="1003"/>
        </table:table-row>
        <table:table-row table:style-name="ro5">
          <table:table-cell/>
          <table:table-cell table:style-name="ce9" office:value-type="string" calcext:value-type="string">
            <text:p>SRV_59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64];[$datos.$R$2:.$S$33];2;0)*[.G64]*[.H64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oasg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formula="of:=IF(EXACT([.J64];&quot;No virtualizado&quot;)      ;&quot;&quot;      ; IF(EXACT([.J64];&quot;Virtualización lógica&quot;)           ;[.I64]           ; IF(EXACT([.J64];&quot;Virtualización física&quot;)               ;ROUNDUP(VLOOKUP([.$F64];[$datos.$R$2:.$S$33];2;0)*[.L64])               ;&quot;Error&quot;)          )     )" office:value-type="float" office:value="12" calcext:value-type="float">
            <text:p>12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string" calcext:value-type="string">
            <text:p>SRV_60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65];[$datos.$R$2:.$S$33];2;0)*[.G65]*[.H65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oasp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formula="of:=IF(EXACT([.J65];&quot;No virtualizado&quot;)      ;&quot;&quot;      ; IF(EXACT([.J65];&quot;Virtualización lógica&quot;)           ;[.I65]           ; IF(EXACT([.J65];&quot;Virtualización física&quot;)               ;ROUNDUP(VLOOKUP([.$F65];[$datos.$R$2:.$S$33];2;0)*[.L65])               ;&quot;Error&quot;)          )     )" office:value-type="float" office:value="12" calcext:value-type="float">
            <text:p>12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string" calcext:value-type="string">
            <text:p>SRV_6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66];[$datos.$R$2:.$S$33];2;0)*[.G66]*[.H66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desa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66];&quot;No virtualizado&quot;)      ;&quot;&quot;      ; IF(EXACT([.J66];&quot;Virtualización lógica&quot;)           ;[.I66]           ; IF(EXACT([.J66];&quot;Virtualización física&quot;)               ;ROUNDUP(VLOOKUP([.$F66];[$datos.$R$2:.$S$33];2;0)*[.L66])               ;&quot;Error&quot;)          )     )" office:value-type="float" office:value="8" calcext:value-type="float">
            <text:p>8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string" calcext:value-type="string">
            <text:p>SRV_62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67];[$datos.$R$2:.$S$33];2;0)*[.G67]*[.H67])" office:value-type="float" office:value="16" calcext:value-type="float">
            <text:p>16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certif</text:p>
          </table:table-cell>
          <table:table-cell table:style-name="ce11" office:value-type="float" office:value="8" calcext:value-type="float">
            <text:p>8</text:p>
          </table:table-cell>
          <table:table-cell table:style-name="ce28" table:formula="of:=IF(EXACT([.J67];&quot;No virtualizado&quot;)      ;&quot;&quot;      ; IF(EXACT([.J67];&quot;Virtualización lógica&quot;)           ;[.I67]           ; IF(EXACT([.J67];&quot;Virtualización física&quot;)               ;ROUNDUP(VLOOKUP([.$F67];[$datos.$R$2:.$S$33];2;0)*[.L67])               ;&quot;Error&quot;)          )     )" office:value-type="float" office:value="8" calcext:value-type="float">
            <text:p>8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number-columns-repeated="1006"/>
        </table:table-row>
        <table:table-row table:style-name="ro5">
          <table:table-cell/>
          <table:table-cell table:style-name="ce9" office:value-type="string" calcext:value-type="string">
            <text:p>SRV_63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11" office:value-type="string" calcext:value-type="string">
            <text:p>Superdome 2</text:p>
          </table:table-cell>
          <table:table-cell table:style-name="ce14" table:content-validation-name="val1" office:value-type="string" calcext:value-type="string">
            <text:p>Intel itanium Series 95XX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ROUNDUP(VLOOKUP([.$F68];[$datos.$R$2:.$S$33];2;0)*[.G68]*[.H68])" office:value-type="float" office:value="32" calcext:value-type="float">
            <text:p>32</text:p>
          </table:table-cell>
          <table:table-cell table:style-name="ce21" table:content-validation-name="val2" office:value-type="string" calcext:value-type="string">
            <text:p>Virtualización física</text:p>
          </table:table-cell>
          <table:table-cell table:style-name="ce12" office:value-type="string" calcext:value-type="string">
            <text:p>clivmstpac</text:p>
          </table:table-cell>
          <table:table-cell table:style-name="ce11" office:value-type="float" office:value="12" calcext:value-type="float">
            <text:p>12</text:p>
          </table:table-cell>
          <table:table-cell table:style-name="ce28" table:formula="of:=IF(EXACT([.J68];&quot;No virtualizado&quot;)      ;&quot;&quot;      ; IF(EXACT([.J68];&quot;Virtualización lógica&quot;)           ;[.I68]           ; IF(EXACT([.J68];&quot;Virtualización física&quot;)               ;ROUNDUP(VLOOKUP([.$F68];[$datos.$R$2:.$S$33];2;0)*[.L68])               ;&quot;Error&quot;)          )     )" office:value-type="float" office:value="12" calcext:value-type="float">
            <text:p>12</text:p>
          </table:table-cell>
          <table:table-cell table:style-name="ce33"/>
          <table:table-cell table:style-name="ce37" table:content-validation-name="val6" office:value-type="string" calcext:value-type="string">
            <text:p>HP-UX Itanium(11.31)</text:p>
          </table:table-cell>
          <table:table-cell table:style-name="ce11" table:content-validation-name="val8" office:value-type="string" calcext:value-type="string">
            <text:p>Cluster</text:p>
          </table:table-cell>
          <table:table-cell table:style-name="ce11" office:value-type="string" calcext:value-type="string">
            <text:p>clivm</text:p>
          </table:table-cell>
          <table:table-cell table:style-name="ce42" office:value-type="string" calcext:value-type="string">
            <text:p>Cluster HP ServiceGuard</text:p>
          </table:table-cell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69];[$datos.$R$2:.$S$33];2;0)*[.G69]*[.H6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69];&quot;No virtualizado&quot;)      ;&quot;&quot;      ; IF(EXACT([.J69];&quot;Virtualización lógica&quot;)           ;[.I69]           ; IF(EXACT([.J69];&quot;Virtualización física&quot;)               ;ROUNDUP(VLOOKUP([.$F69];[$datos.$R$2:.$S$33];2;0)*[.L6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0];[$datos.$R$2:.$S$33];2;0)*[.G70]*[.H7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0];&quot;No virtualizado&quot;)      ;&quot;&quot;      ; IF(EXACT([.J70];&quot;Virtualización lógica&quot;)           ;[.I70]           ; IF(EXACT([.J70];&quot;Virtualización física&quot;)               ;ROUNDUP(VLOOKUP([.$F70];[$datos.$R$2:.$S$33];2;0)*[.L7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1];[$datos.$R$2:.$S$33];2;0)*[.G71]*[.H7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1];&quot;No virtualizado&quot;)      ;&quot;&quot;      ; IF(EXACT([.J71];&quot;Virtualización lógica&quot;)           ;[.I71]           ; IF(EXACT([.J71];&quot;Virtualización física&quot;)               ;ROUNDUP(VLOOKUP([.$F71];[$datos.$R$2:.$S$33];2;0)*[.L7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2];[$datos.$R$2:.$S$33];2;0)*[.G72]*[.H7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2];&quot;No virtualizado&quot;)      ;&quot;&quot;      ; IF(EXACT([.J72];&quot;Virtualización lógica&quot;)           ;[.I72]           ; IF(EXACT([.J72];&quot;Virtualización física&quot;)               ;ROUNDUP(VLOOKUP([.$F72];[$datos.$R$2:.$S$33];2;0)*[.L7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3];[$datos.$R$2:.$S$33];2;0)*[.G73]*[.H7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3];&quot;No virtualizado&quot;)      ;&quot;&quot;      ; IF(EXACT([.J73];&quot;Virtualización lógica&quot;)           ;[.I73]           ; IF(EXACT([.J73];&quot;Virtualización física&quot;)               ;ROUNDUP(VLOOKUP([.$F73];[$datos.$R$2:.$S$33];2;0)*[.L7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6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4];[$datos.$R$2:.$S$33];2;0)*[.G74]*[.H7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4];&quot;No virtualizado&quot;)      ;&quot;&quot;      ; IF(EXACT([.J74];&quot;Virtualización lógica&quot;)           ;[.I74]           ; IF(EXACT([.J74];&quot;Virtualización física&quot;)               ;ROUNDUP(VLOOKUP([.$F74];[$datos.$R$2:.$S$33];2;0)*[.L7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5];[$datos.$R$2:.$S$33];2;0)*[.G75]*[.H7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5];&quot;No virtualizado&quot;)      ;&quot;&quot;      ; IF(EXACT([.J75];&quot;Virtualización lógica&quot;)           ;[.I75]           ; IF(EXACT([.J75];&quot;Virtualización física&quot;)               ;ROUNDUP(VLOOKUP([.$F75];[$datos.$R$2:.$S$33];2;0)*[.L7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6];[$datos.$R$2:.$S$33];2;0)*[.G76]*[.H7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6];&quot;No virtualizado&quot;)      ;&quot;&quot;      ; IF(EXACT([.J76];&quot;Virtualización lógica&quot;)           ;[.I76]           ; IF(EXACT([.J76];&quot;Virtualización física&quot;)               ;ROUNDUP(VLOOKUP([.$F76];[$datos.$R$2:.$S$33];2;0)*[.L7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7];[$datos.$R$2:.$S$33];2;0)*[.G77]*[.H7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7];&quot;No virtualizado&quot;)      ;&quot;&quot;      ; IF(EXACT([.J77];&quot;Virtualización lógica&quot;)           ;[.I77]           ; IF(EXACT([.J77];&quot;Virtualización física&quot;)               ;ROUNDUP(VLOOKUP([.$F77];[$datos.$R$2:.$S$33];2;0)*[.L7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8];[$datos.$R$2:.$S$33];2;0)*[.G78]*[.H7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8];&quot;No virtualizado&quot;)      ;&quot;&quot;      ; IF(EXACT([.J78];&quot;Virtualización lógica&quot;)           ;[.I78]           ; IF(EXACT([.J78];&quot;Virtualización física&quot;)               ;ROUNDUP(VLOOKUP([.$F78];[$datos.$R$2:.$S$33];2;0)*[.L7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79];[$datos.$R$2:.$S$33];2;0)*[.G79]*[.H7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79];&quot;No virtualizado&quot;)      ;&quot;&quot;      ; IF(EXACT([.J79];&quot;Virtualización lógica&quot;)           ;[.I79]           ; IF(EXACT([.J79];&quot;Virtualización física&quot;)               ;ROUNDUP(VLOOKUP([.$F79];[$datos.$R$2:.$S$33];2;0)*[.L7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0];[$datos.$R$2:.$S$33];2;0)*[.G80]*[.H8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0];&quot;No virtualizado&quot;)      ;&quot;&quot;      ; IF(EXACT([.J80];&quot;Virtualización lógica&quot;)           ;[.I80]           ; IF(EXACT([.J80];&quot;Virtualización física&quot;)               ;ROUNDUP(VLOOKUP([.$F80];[$datos.$R$2:.$S$33];2;0)*[.L8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1];[$datos.$R$2:.$S$33];2;0)*[.G81]*[.H8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1];&quot;No virtualizado&quot;)      ;&quot;&quot;      ; IF(EXACT([.J81];&quot;Virtualización lógica&quot;)           ;[.I81]           ; IF(EXACT([.J81];&quot;Virtualización física&quot;)               ;ROUNDUP(VLOOKUP([.$F81];[$datos.$R$2:.$S$33];2;0)*[.L8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2];[$datos.$R$2:.$S$33];2;0)*[.G82]*[.H8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2];&quot;No virtualizado&quot;)      ;&quot;&quot;      ; IF(EXACT([.J82];&quot;Virtualización lógica&quot;)           ;[.I82]           ; IF(EXACT([.J82];&quot;Virtualización física&quot;)               ;ROUNDUP(VLOOKUP([.$F82];[$datos.$R$2:.$S$33];2;0)*[.L8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3];[$datos.$R$2:.$S$33];2;0)*[.G83]*[.H8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3];&quot;No virtualizado&quot;)      ;&quot;&quot;      ; IF(EXACT([.J83];&quot;Virtualización lógica&quot;)           ;[.I83]           ; IF(EXACT([.J83];&quot;Virtualización física&quot;)               ;ROUNDUP(VLOOKUP([.$F83];[$datos.$R$2:.$S$33];2;0)*[.L8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7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4];[$datos.$R$2:.$S$33];2;0)*[.G84]*[.H8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4];&quot;No virtualizado&quot;)      ;&quot;&quot;      ; IF(EXACT([.J84];&quot;Virtualización lógica&quot;)           ;[.I84]           ; IF(EXACT([.J84];&quot;Virtualización física&quot;)               ;ROUNDUP(VLOOKUP([.$F84];[$datos.$R$2:.$S$33];2;0)*[.L8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5];[$datos.$R$2:.$S$33];2;0)*[.G85]*[.H8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5];&quot;No virtualizado&quot;)      ;&quot;&quot;      ; IF(EXACT([.J85];&quot;Virtualización lógica&quot;)           ;[.I85]           ; IF(EXACT([.J85];&quot;Virtualización física&quot;)               ;ROUNDUP(VLOOKUP([.$F85];[$datos.$R$2:.$S$33];2;0)*[.L8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6];[$datos.$R$2:.$S$33];2;0)*[.G86]*[.H8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6];&quot;No virtualizado&quot;)      ;&quot;&quot;      ; IF(EXACT([.J86];&quot;Virtualización lógica&quot;)           ;[.I86]           ; IF(EXACT([.J86];&quot;Virtualización física&quot;)               ;ROUNDUP(VLOOKUP([.$F86];[$datos.$R$2:.$S$33];2;0)*[.L8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7];[$datos.$R$2:.$S$33];2;0)*[.G87]*[.H8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7];&quot;No virtualizado&quot;)      ;&quot;&quot;      ; IF(EXACT([.J87];&quot;Virtualización lógica&quot;)           ;[.I87]           ; IF(EXACT([.J87];&quot;Virtualización física&quot;)               ;ROUNDUP(VLOOKUP([.$F87];[$datos.$R$2:.$S$33];2;0)*[.L8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8];[$datos.$R$2:.$S$33];2;0)*[.G88]*[.H8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8];&quot;No virtualizado&quot;)      ;&quot;&quot;      ; IF(EXACT([.J88];&quot;Virtualización lógica&quot;)           ;[.I88]           ; IF(EXACT([.J88];&quot;Virtualización física&quot;)               ;ROUNDUP(VLOOKUP([.$F88];[$datos.$R$2:.$S$33];2;0)*[.L8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89];[$datos.$R$2:.$S$33];2;0)*[.G89]*[.H8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89];&quot;No virtualizado&quot;)      ;&quot;&quot;      ; IF(EXACT([.J89];&quot;Virtualización lógica&quot;)           ;[.I89]           ; IF(EXACT([.J89];&quot;Virtualización física&quot;)               ;ROUNDUP(VLOOKUP([.$F89];[$datos.$R$2:.$S$33];2;0)*[.L8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0];[$datos.$R$2:.$S$33];2;0)*[.G90]*[.H9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0];&quot;No virtualizado&quot;)      ;&quot;&quot;      ; IF(EXACT([.J90];&quot;Virtualización lógica&quot;)           ;[.I90]           ; IF(EXACT([.J90];&quot;Virtualización física&quot;)               ;ROUNDUP(VLOOKUP([.$F90];[$datos.$R$2:.$S$33];2;0)*[.L9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1];[$datos.$R$2:.$S$33];2;0)*[.G91]*[.H9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1];&quot;No virtualizado&quot;)      ;&quot;&quot;      ; IF(EXACT([.J91];&quot;Virtualización lógica&quot;)           ;[.I91]           ; IF(EXACT([.J91];&quot;Virtualización física&quot;)               ;ROUNDUP(VLOOKUP([.$F91];[$datos.$R$2:.$S$33];2;0)*[.L9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2];[$datos.$R$2:.$S$33];2;0)*[.G92]*[.H9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2];&quot;No virtualizado&quot;)      ;&quot;&quot;      ; IF(EXACT([.J92];&quot;Virtualización lógica&quot;)           ;[.I92]           ; IF(EXACT([.J92];&quot;Virtualización física&quot;)               ;ROUNDUP(VLOOKUP([.$F92];[$datos.$R$2:.$S$33];2;0)*[.L9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3];[$datos.$R$2:.$S$33];2;0)*[.G93]*[.H9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3];&quot;No virtualizado&quot;)      ;&quot;&quot;      ; IF(EXACT([.J93];&quot;Virtualización lógica&quot;)           ;[.I93]           ; IF(EXACT([.J93];&quot;Virtualización física&quot;)               ;ROUNDUP(VLOOKUP([.$F93];[$datos.$R$2:.$S$33];2;0)*[.L9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8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4];[$datos.$R$2:.$S$33];2;0)*[.G94]*[.H9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4];&quot;No virtualizado&quot;)      ;&quot;&quot;      ; IF(EXACT([.J94];&quot;Virtualización lógica&quot;)           ;[.I94]           ; IF(EXACT([.J94];&quot;Virtualización física&quot;)               ;ROUNDUP(VLOOKUP([.$F94];[$datos.$R$2:.$S$33];2;0)*[.L9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5];[$datos.$R$2:.$S$33];2;0)*[.G95]*[.H9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5];&quot;No virtualizado&quot;)      ;&quot;&quot;      ; IF(EXACT([.J95];&quot;Virtualización lógica&quot;)           ;[.I95]           ; IF(EXACT([.J95];&quot;Virtualización física&quot;)               ;ROUNDUP(VLOOKUP([.$F95];[$datos.$R$2:.$S$33];2;0)*[.L9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6];[$datos.$R$2:.$S$33];2;0)*[.G96]*[.H9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6];&quot;No virtualizado&quot;)      ;&quot;&quot;      ; IF(EXACT([.J96];&quot;Virtualización lógica&quot;)           ;[.I96]           ; IF(EXACT([.J96];&quot;Virtualización física&quot;)               ;ROUNDUP(VLOOKUP([.$F96];[$datos.$R$2:.$S$33];2;0)*[.L9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7];[$datos.$R$2:.$S$33];2;0)*[.G97]*[.H9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7];&quot;No virtualizado&quot;)      ;&quot;&quot;      ; IF(EXACT([.J97];&quot;Virtualización lógica&quot;)           ;[.I97]           ; IF(EXACT([.J97];&quot;Virtualización física&quot;)               ;ROUNDUP(VLOOKUP([.$F97];[$datos.$R$2:.$S$33];2;0)*[.L9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8];[$datos.$R$2:.$S$33];2;0)*[.G98]*[.H9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8];&quot;No virtualizado&quot;)      ;&quot;&quot;      ; IF(EXACT([.J98];&quot;Virtualización lógica&quot;)           ;[.I98]           ; IF(EXACT([.J98];&quot;Virtualización física&quot;)               ;ROUNDUP(VLOOKUP([.$F98];[$datos.$R$2:.$S$33];2;0)*[.L9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99];[$datos.$R$2:.$S$33];2;0)*[.G99]*[.H9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99];&quot;No virtualizado&quot;)      ;&quot;&quot;      ; IF(EXACT([.J99];&quot;Virtualización lógica&quot;)           ;[.I99]           ; IF(EXACT([.J99];&quot;Virtualización física&quot;)               ;ROUNDUP(VLOOKUP([.$F99];[$datos.$R$2:.$S$33];2;0)*[.L9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0];[$datos.$R$2:.$S$33];2;0)*[.G100]*[.H10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R$2:.$S$33];2;0)*[.L10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1];[$datos.$R$2:.$S$33];2;0)*[.G101]*[.H10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R$2:.$S$33];2;0)*[.L10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2];[$datos.$R$2:.$S$33];2;0)*[.G102]*[.H10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R$2:.$S$33];2;0)*[.L10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3];[$datos.$R$2:.$S$33];2;0)*[.G103]*[.H10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R$2:.$S$33];2;0)*[.L10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9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4];[$datos.$R$2:.$S$33];2;0)*[.G104]*[.H10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R$2:.$S$33];2;0)*[.L10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5];[$datos.$R$2:.$S$33];2;0)*[.G105]*[.H10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R$2:.$S$33];2;0)*[.L10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6];[$datos.$R$2:.$S$33];2;0)*[.G106]*[.H10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R$2:.$S$33];2;0)*[.L10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7];[$datos.$R$2:.$S$33];2;0)*[.G107]*[.H10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R$2:.$S$33];2;0)*[.L10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8];[$datos.$R$2:.$S$33];2;0)*[.G108]*[.H10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R$2:.$S$33];2;0)*[.L10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09];[$datos.$R$2:.$S$33];2;0)*[.G109]*[.H10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R$2:.$S$33];2;0)*[.L10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0];[$datos.$R$2:.$S$33];2;0)*[.G110]*[.H11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R$2:.$S$33];2;0)*[.L11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1];[$datos.$R$2:.$S$33];2;0)*[.G111]*[.H11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R$2:.$S$33];2;0)*[.L11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2];[$datos.$R$2:.$S$33];2;0)*[.G112]*[.H11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R$2:.$S$33];2;0)*[.L11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3];[$datos.$R$2:.$S$33];2;0)*[.G113]*[.H11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R$2:.$S$33];2;0)*[.L11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0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4];[$datos.$R$2:.$S$33];2;0)*[.G114]*[.H11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R$2:.$S$33];2;0)*[.L11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5];[$datos.$R$2:.$S$33];2;0)*[.G115]*[.H11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R$2:.$S$33];2;0)*[.L11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6];[$datos.$R$2:.$S$33];2;0)*[.G116]*[.H11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R$2:.$S$33];2;0)*[.L11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7];[$datos.$R$2:.$S$33];2;0)*[.G117]*[.H11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R$2:.$S$33];2;0)*[.L11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8];[$datos.$R$2:.$S$33];2;0)*[.G118]*[.H11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R$2:.$S$33];2;0)*[.L11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19];[$datos.$R$2:.$S$33];2;0)*[.G119]*[.H11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R$2:.$S$33];2;0)*[.L11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0];[$datos.$R$2:.$S$33];2;0)*[.G120]*[.H12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R$2:.$S$33];2;0)*[.L12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1];[$datos.$R$2:.$S$33];2;0)*[.G121]*[.H12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R$2:.$S$33];2;0)*[.L12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2];[$datos.$R$2:.$S$33];2;0)*[.G122]*[.H12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R$2:.$S$33];2;0)*[.L12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3];[$datos.$R$2:.$S$33];2;0)*[.G123]*[.H12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R$2:.$S$33];2;0)*[.L12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1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4];[$datos.$R$2:.$S$33];2;0)*[.G124]*[.H12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R$2:.$S$33];2;0)*[.L12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5];[$datos.$R$2:.$S$33];2;0)*[.G125]*[.H12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R$2:.$S$33];2;0)*[.L12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6];[$datos.$R$2:.$S$33];2;0)*[.G126]*[.H12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R$2:.$S$33];2;0)*[.L12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7];[$datos.$R$2:.$S$33];2;0)*[.G127]*[.H12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R$2:.$S$33];2;0)*[.L12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8];[$datos.$R$2:.$S$33];2;0)*[.G128]*[.H12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R$2:.$S$33];2;0)*[.L12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29];[$datos.$R$2:.$S$33];2;0)*[.G129]*[.H12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R$2:.$S$33];2;0)*[.L12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0];[$datos.$R$2:.$S$33];2;0)*[.G130]*[.H13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R$2:.$S$33];2;0)*[.L13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1];[$datos.$R$2:.$S$33];2;0)*[.G131]*[.H13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R$2:.$S$33];2;0)*[.L13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2];[$datos.$R$2:.$S$33];2;0)*[.G132]*[.H13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R$2:.$S$33];2;0)*[.L13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3];[$datos.$R$2:.$S$33];2;0)*[.G133]*[.H13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R$2:.$S$33];2;0)*[.L13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2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4];[$datos.$R$2:.$S$33];2;0)*[.G134]*[.H13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R$2:.$S$33];2;0)*[.L13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5];[$datos.$R$2:.$S$33];2;0)*[.G135]*[.H13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R$2:.$S$33];2;0)*[.L13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6];[$datos.$R$2:.$S$33];2;0)*[.G136]*[.H13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R$2:.$S$33];2;0)*[.L13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7];[$datos.$R$2:.$S$33];2;0)*[.G137]*[.H13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R$2:.$S$33];2;0)*[.L13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8];[$datos.$R$2:.$S$33];2;0)*[.G138]*[.H13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R$2:.$S$33];2;0)*[.L13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39];[$datos.$R$2:.$S$33];2;0)*[.G139]*[.H13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R$2:.$S$33];2;0)*[.L13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0];[$datos.$R$2:.$S$33];2;0)*[.G140]*[.H14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R$2:.$S$33];2;0)*[.L14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1];[$datos.$R$2:.$S$33];2;0)*[.G141]*[.H14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R$2:.$S$33];2;0)*[.L14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2];[$datos.$R$2:.$S$33];2;0)*[.G142]*[.H14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R$2:.$S$33];2;0)*[.L14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3];[$datos.$R$2:.$S$33];2;0)*[.G143]*[.H14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R$2:.$S$33];2;0)*[.L14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3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4];[$datos.$R$2:.$S$33];2;0)*[.G144]*[.H14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R$2:.$S$33];2;0)*[.L14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5];[$datos.$R$2:.$S$33];2;0)*[.G145]*[.H14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R$2:.$S$33];2;0)*[.L14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6];[$datos.$R$2:.$S$33];2;0)*[.G146]*[.H14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R$2:.$S$33];2;0)*[.L14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7];[$datos.$R$2:.$S$33];2;0)*[.G147]*[.H14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R$2:.$S$33];2;0)*[.L14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8];[$datos.$R$2:.$S$33];2;0)*[.G148]*[.H14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R$2:.$S$33];2;0)*[.L14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49];[$datos.$R$2:.$S$33];2;0)*[.G149]*[.H14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R$2:.$S$33];2;0)*[.L14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0];[$datos.$R$2:.$S$33];2;0)*[.G150]*[.H15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R$2:.$S$33];2;0)*[.L15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1];[$datos.$R$2:.$S$33];2;0)*[.G151]*[.H15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R$2:.$S$33];2;0)*[.L15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2];[$datos.$R$2:.$S$33];2;0)*[.G152]*[.H15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R$2:.$S$33];2;0)*[.L15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3];[$datos.$R$2:.$S$33];2;0)*[.G153]*[.H15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R$2:.$S$33];2;0)*[.L15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4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4];[$datos.$R$2:.$S$33];2;0)*[.G154]*[.H15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R$2:.$S$33];2;0)*[.L15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5];[$datos.$R$2:.$S$33];2;0)*[.G155]*[.H15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R$2:.$S$33];2;0)*[.L15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6];[$datos.$R$2:.$S$33];2;0)*[.G156]*[.H15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R$2:.$S$33];2;0)*[.L15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7];[$datos.$R$2:.$S$33];2;0)*[.G157]*[.H15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R$2:.$S$33];2;0)*[.L15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8];[$datos.$R$2:.$S$33];2;0)*[.G158]*[.H15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R$2:.$S$33];2;0)*[.L15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59];[$datos.$R$2:.$S$33];2;0)*[.G159]*[.H15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R$2:.$S$33];2;0)*[.L15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0];[$datos.$R$2:.$S$33];2;0)*[.G160]*[.H16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R$2:.$S$33];2;0)*[.L16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1];[$datos.$R$2:.$S$33];2;0)*[.G161]*[.H16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R$2:.$S$33];2;0)*[.L16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2];[$datos.$R$2:.$S$33];2;0)*[.G162]*[.H16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R$2:.$S$33];2;0)*[.L16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3];[$datos.$R$2:.$S$33];2;0)*[.G163]*[.H16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R$2:.$S$33];2;0)*[.L16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5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4];[$datos.$R$2:.$S$33];2;0)*[.G164]*[.H16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R$2:.$S$33];2;0)*[.L16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5];[$datos.$R$2:.$S$33];2;0)*[.G165]*[.H16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R$2:.$S$33];2;0)*[.L16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6];[$datos.$R$2:.$S$33];2;0)*[.G166]*[.H16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R$2:.$S$33];2;0)*[.L16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7];[$datos.$R$2:.$S$33];2;0)*[.G167]*[.H16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R$2:.$S$33];2;0)*[.L16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8];[$datos.$R$2:.$S$33];2;0)*[.G168]*[.H16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R$2:.$S$33];2;0)*[.L16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69];[$datos.$R$2:.$S$33];2;0)*[.G169]*[.H16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R$2:.$S$33];2;0)*[.L16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0];[$datos.$R$2:.$S$33];2;0)*[.G170]*[.H17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R$2:.$S$33];2;0)*[.L17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1];[$datos.$R$2:.$S$33];2;0)*[.G171]*[.H17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R$2:.$S$33];2;0)*[.L17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2];[$datos.$R$2:.$S$33];2;0)*[.G172]*[.H17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R$2:.$S$33];2;0)*[.L17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3];[$datos.$R$2:.$S$33];2;0)*[.G173]*[.H17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R$2:.$S$33];2;0)*[.L17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6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4];[$datos.$R$2:.$S$33];2;0)*[.G174]*[.H17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R$2:.$S$33];2;0)*[.L17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5];[$datos.$R$2:.$S$33];2;0)*[.G175]*[.H17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R$2:.$S$33];2;0)*[.L17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6];[$datos.$R$2:.$S$33];2;0)*[.G176]*[.H17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R$2:.$S$33];2;0)*[.L17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7];[$datos.$R$2:.$S$33];2;0)*[.G177]*[.H17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R$2:.$S$33];2;0)*[.L17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8];[$datos.$R$2:.$S$33];2;0)*[.G178]*[.H17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R$2:.$S$33];2;0)*[.L17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79];[$datos.$R$2:.$S$33];2;0)*[.G179]*[.H17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R$2:.$S$33];2;0)*[.L17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0];[$datos.$R$2:.$S$33];2;0)*[.G180]*[.H18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R$2:.$S$33];2;0)*[.L18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1];[$datos.$R$2:.$S$33];2;0)*[.G181]*[.H18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R$2:.$S$33];2;0)*[.L18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2];[$datos.$R$2:.$S$33];2;0)*[.G182]*[.H18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R$2:.$S$33];2;0)*[.L18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3];[$datos.$R$2:.$S$33];2;0)*[.G183]*[.H18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R$2:.$S$33];2;0)*[.L18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7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4];[$datos.$R$2:.$S$33];2;0)*[.G184]*[.H18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R$2:.$S$33];2;0)*[.L18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5];[$datos.$R$2:.$S$33];2;0)*[.G185]*[.H18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R$2:.$S$33];2;0)*[.L18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6];[$datos.$R$2:.$S$33];2;0)*[.G186]*[.H18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R$2:.$S$33];2;0)*[.L18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7];[$datos.$R$2:.$S$33];2;0)*[.G187]*[.H18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R$2:.$S$33];2;0)*[.L18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8];[$datos.$R$2:.$S$33];2;0)*[.G188]*[.H18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R$2:.$S$33];2;0)*[.L18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89];[$datos.$R$2:.$S$33];2;0)*[.G189]*[.H18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R$2:.$S$33];2;0)*[.L18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0];[$datos.$R$2:.$S$33];2;0)*[.G190]*[.H19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R$2:.$S$33];2;0)*[.L19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1];[$datos.$R$2:.$S$33];2;0)*[.G191]*[.H19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R$2:.$S$33];2;0)*[.L19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2];[$datos.$R$2:.$S$33];2;0)*[.G192]*[.H19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R$2:.$S$33];2;0)*[.L19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3];[$datos.$R$2:.$S$33];2;0)*[.G193]*[.H19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R$2:.$S$33];2;0)*[.L19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8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4];[$datos.$R$2:.$S$33];2;0)*[.G194]*[.H19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R$2:.$S$33];2;0)*[.L19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5];[$datos.$R$2:.$S$33];2;0)*[.G195]*[.H19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R$2:.$S$33];2;0)*[.L19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6];[$datos.$R$2:.$S$33];2;0)*[.G196]*[.H19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R$2:.$S$33];2;0)*[.L19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7];[$datos.$R$2:.$S$33];2;0)*[.G197]*[.H19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R$2:.$S$33];2;0)*[.L19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8];[$datos.$R$2:.$S$33];2;0)*[.G198]*[.H19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R$2:.$S$33];2;0)*[.L19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199];[$datos.$R$2:.$S$33];2;0)*[.G199]*[.H19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R$2:.$S$33];2;0)*[.L19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0];[$datos.$R$2:.$S$33];2;0)*[.G200]*[.H20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R$2:.$S$33];2;0)*[.L20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1];[$datos.$R$2:.$S$33];2;0)*[.G201]*[.H20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R$2:.$S$33];2;0)*[.L20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2];[$datos.$R$2:.$S$33];2;0)*[.G202]*[.H20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R$2:.$S$33];2;0)*[.L20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3];[$datos.$R$2:.$S$33];2;0)*[.G203]*[.H20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R$2:.$S$33];2;0)*[.L20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19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4];[$datos.$R$2:.$S$33];2;0)*[.G204]*[.H20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R$2:.$S$33];2;0)*[.L20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5];[$datos.$R$2:.$S$33];2;0)*[.G205]*[.H20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R$2:.$S$33];2;0)*[.L20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6];[$datos.$R$2:.$S$33];2;0)*[.G206]*[.H20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R$2:.$S$33];2;0)*[.L20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7];[$datos.$R$2:.$S$33];2;0)*[.G207]*[.H20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R$2:.$S$33];2;0)*[.L20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8];[$datos.$R$2:.$S$33];2;0)*[.G208]*[.H20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R$2:.$S$33];2;0)*[.L20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09];[$datos.$R$2:.$S$33];2;0)*[.G209]*[.H20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R$2:.$S$33];2;0)*[.L20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0];[$datos.$R$2:.$S$33];2;0)*[.G210]*[.H21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R$2:.$S$33];2;0)*[.L21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1];[$datos.$R$2:.$S$33];2;0)*[.G211]*[.H21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R$2:.$S$33];2;0)*[.L21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2];[$datos.$R$2:.$S$33];2;0)*[.G212]*[.H21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R$2:.$S$33];2;0)*[.L21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3];[$datos.$R$2:.$S$33];2;0)*[.G213]*[.H21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R$2:.$S$33];2;0)*[.L21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0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4];[$datos.$R$2:.$S$33];2;0)*[.G214]*[.H21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R$2:.$S$33];2;0)*[.L21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5];[$datos.$R$2:.$S$33];2;0)*[.G215]*[.H21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R$2:.$S$33];2;0)*[.L21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6];[$datos.$R$2:.$S$33];2;0)*[.G216]*[.H21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R$2:.$S$33];2;0)*[.L21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7];[$datos.$R$2:.$S$33];2;0)*[.G217]*[.H21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R$2:.$S$33];2;0)*[.L21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8];[$datos.$R$2:.$S$33];2;0)*[.G218]*[.H21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R$2:.$S$33];2;0)*[.L21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19];[$datos.$R$2:.$S$33];2;0)*[.G219]*[.H21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19];&quot;No virtualizado&quot;)      ;&quot;&quot;      ; IF(EXACT([.J219];&quot;Virtualización lógica&quot;)           ;[.I219]           ; IF(EXACT([.J219];&quot;Virtualización física&quot;)               ;ROUNDUP(VLOOKUP([.$F219];[$datos.$R$2:.$S$33];2;0)*[.L21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5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0];[$datos.$R$2:.$S$33];2;0)*[.G220]*[.H220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0];&quot;No virtualizado&quot;)      ;&quot;&quot;      ; IF(EXACT([.J220];&quot;Virtualización lógica&quot;)           ;[.I220]           ; IF(EXACT([.J220];&quot;Virtualización física&quot;)               ;ROUNDUP(VLOOKUP([.$F220];[$datos.$R$2:.$S$33];2;0)*[.L220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6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1];[$datos.$R$2:.$S$33];2;0)*[.G221]*[.H221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1];&quot;No virtualizado&quot;)      ;&quot;&quot;      ; IF(EXACT([.J221];&quot;Virtualización lógica&quot;)           ;[.I221]           ; IF(EXACT([.J221];&quot;Virtualización física&quot;)               ;ROUNDUP(VLOOKUP([.$F221];[$datos.$R$2:.$S$33];2;0)*[.L221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7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2];[$datos.$R$2:.$S$33];2;0)*[.G222]*[.H222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2];&quot;No virtualizado&quot;)      ;&quot;&quot;      ; IF(EXACT([.J222];&quot;Virtualización lógica&quot;)           ;[.I222]           ; IF(EXACT([.J222];&quot;Virtualización física&quot;)               ;ROUNDUP(VLOOKUP([.$F222];[$datos.$R$2:.$S$33];2;0)*[.L222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8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3];[$datos.$R$2:.$S$33];2;0)*[.G223]*[.H223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3];&quot;No virtualizado&quot;)      ;&quot;&quot;      ; IF(EXACT([.J223];&quot;Virtualización lógica&quot;)           ;[.I223]           ; IF(EXACT([.J223];&quot;Virtualización física&quot;)               ;ROUNDUP(VLOOKUP([.$F223];[$datos.$R$2:.$S$33];2;0)*[.L223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19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4];[$datos.$R$2:.$S$33];2;0)*[.G224]*[.H224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4];&quot;No virtualizado&quot;)      ;&quot;&quot;      ; IF(EXACT([.J224];&quot;Virtualización lógica&quot;)           ;[.I224]           ; IF(EXACT([.J224];&quot;Virtualización física&quot;)               ;ROUNDUP(VLOOKUP([.$F224];[$datos.$R$2:.$S$33];2;0)*[.L224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0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5];[$datos.$R$2:.$S$33];2;0)*[.G225]*[.H225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5];&quot;No virtualizado&quot;)      ;&quot;&quot;      ; IF(EXACT([.J225];&quot;Virtualización lógica&quot;)           ;[.I225]           ; IF(EXACT([.J225];&quot;Virtualización física&quot;)               ;ROUNDUP(VLOOKUP([.$F225];[$datos.$R$2:.$S$33];2;0)*[.L225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1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6];[$datos.$R$2:.$S$33];2;0)*[.G226]*[.H226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6];&quot;No virtualizado&quot;)      ;&quot;&quot;      ; IF(EXACT([.J226];&quot;Virtualización lógica&quot;)           ;[.I226]           ; IF(EXACT([.J226];&quot;Virtualización física&quot;)               ;ROUNDUP(VLOOKUP([.$F226];[$datos.$R$2:.$S$33];2;0)*[.L226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2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7];[$datos.$R$2:.$S$33];2;0)*[.G227]*[.H227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7];&quot;No virtualizado&quot;)      ;&quot;&quot;      ; IF(EXACT([.J227];&quot;Virtualización lógica&quot;)           ;[.I227]           ; IF(EXACT([.J227];&quot;Virtualización física&quot;)               ;ROUNDUP(VLOOKUP([.$F227];[$datos.$R$2:.$S$33];2;0)*[.L227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3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8];[$datos.$R$2:.$S$33];2;0)*[.G228]*[.H228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8];&quot;No virtualizado&quot;)      ;&quot;&quot;      ; IF(EXACT([.J228];&quot;Virtualización lógica&quot;)           ;[.I228]           ; IF(EXACT([.J228];&quot;Virtualización física&quot;)               ;ROUNDUP(VLOOKUP([.$F228];[$datos.$R$2:.$S$33];2;0)*[.L228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5">
          <table:table-cell/>
          <table:table-cell table:style-name="ce6" office:value-type="string" calcext:value-type="string">
            <text:p>SRV_224</text:p>
          </table:table-cell>
          <table:table-cell table:style-name="ce6" table:number-columns-repeated="2"/>
          <table:table-cell table:style-name="ce11"/>
          <table:table-cell table:style-name="ce14" table:content-validation-name="val1"/>
          <table:table-cell table:style-name="ce11" table:number-columns-repeated="2"/>
          <table:table-cell table:style-name="ce18" table:formula="of:=ROUNDUP(VLOOKUP([.$F229];[$datos.$R$2:.$S$33];2;0)*[.G229]*[.H229])" office:value-type="string" office:string-value="" calcext:value-type="error">
            <text:p>#N/D</text:p>
          </table:table-cell>
          <table:table-cell table:style-name="ce21" table:content-validation-name="val2" office:value-type="string" calcext:value-type="string">
            <text:p>No virtualizado</text:p>
          </table:table-cell>
          <table:table-cell table:style-name="ce12"/>
          <table:table-cell table:style-name="ce11"/>
          <table:table-cell table:style-name="ce28" table:formula="of:=IF(EXACT([.J229];&quot;No virtualizado&quot;)      ;&quot;&quot;      ; IF(EXACT([.J229];&quot;Virtualización lógica&quot;)           ;[.I229]           ; IF(EXACT([.J229];&quot;Virtualización física&quot;)               ;ROUNDUP(VLOOKUP([.$F229];[$datos.$R$2:.$S$33];2;0)*[.L229])               ;&quot;Error&quot;)          )     )">
            <text:p/>
          </table:table-cell>
          <table:table-cell table:style-name="ce33"/>
          <table:table-cell table:style-name="ce37" table:content-validation-name="val6"/>
          <table:table-cell table:style-name="ce11" table:content-validation-name="val9"/>
          <table:table-cell table:style-name="ce11"/>
          <table:table-cell table:style-name="ce42"/>
          <table:table-cell table:number-columns-repeated="1006"/>
        </table:table-row>
        <table:table-row table:style-name="ro6" table:number-rows-repeated="36">
          <table:table-cell table:number-columns-repeated="10"/>
          <table:table-cell table:content-validation-name="val3"/>
          <table:table-cell table:content-validation-name="val4"/>
          <table:table-cell table:style-name="ce30" table:content-validation-name="val5"/>
          <table:table-cell table:content-validation-name="val4" table:number-columns-repeated="5"/>
          <table:table-cell table:number-columns-repeated="984"/>
          <table:table-cell table:style-name="ce1" table:number-columns-repeated="4"/>
          <table:table-cell table:number-columns-repeated="18"/>
        </table:table-row>
        <table:table-row table:style-name="ro6" table:number-rows-repeated="1047763">
          <table:table-cell table:number-columns-repeated="1024"/>
        </table:table-row>
        <table:table-row table:style-name="ro7" table:number-rows-repeated="54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ervidores.U6:Servidores.U63">
            <calcext:condition calcext:apply-style-name="Correto" calcext:value="&gt;0" calcext:base-cell-address="Servidores.U6"/>
          </calcext:conditional-format>
        </calcext:conditional-formats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visibility="collapse" table:default-cell-style-name="ce10"/>
        <table:table-column table:style-name="co27" table:visibility="collapse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30"/>
        <table:table-column table:style-name="co31" table:visibility="collapse" table:default-cell-style-name="ce10"/>
        <table:table-column table:style-name="co32" table:visibility="collapse" table:default-cell-style-name="ce10"/>
        <table:table-column table:style-name="co33" table:default-cell-style-name="ce10"/>
        <table:table-column table:style-name="co34" table:default-cell-style-name="ce3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42" table:default-cell-style-name="ce10"/>
        <table:table-column table:style-name="co43" table:default-cell-style-name="ce10"/>
        <table:table-column table:style-name="co44" table:default-cell-style-name="ce10"/>
        <table:table-column table:style-name="co17" table:default-cell-style-name="ce10"/>
        <table:table-column table:style-name="co45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10" table:default-cell-style-name="ce1"/>
        <table:table-column table:style-name="co7" table:default-cell-style-name="ce1"/>
        <table:table-column table:style-name="co19" table:default-cell-style-name="ce1"/>
        <table:table-column table:style-name="co21" table:number-columns-repeated="979" table:default-cell-style-name="ce46"/>
        <table:table-column table:style-name="co21" table:number-columns-repeated="8" table:default-cell-style-name="ce1"/>
        <table:table-column table:style-name="co21" table:number-columns-repeated="3" table:default-cell-style-name="Default"/>
        <table:table-row table:style-name="ro7">
          <table:table-cell/>
          <table:table-cell table:style-name="ce2"/>
          <table:table-cell table:style-name="ce25" table:number-columns-repeated="4"/>
          <table:table-cell table:style-name="ce30"/>
          <table:table-cell table:style-name="ce25"/>
          <table:table-cell table:style-name="ce40" table:number-columns-repeated="2"/>
          <table:table-cell table:style-name="ce25" office:value-type="string" calcext:value-type="string">
            <text:p>&lt;</text:p>
          </table:table-cell>
          <table:table-cell table:style-name="ce25"/>
          <table:table-cell table:style-name="ce40" table:number-columns-repeated="12"/>
          <table:table-cell table:style-name="ce25"/>
          <table:table-cell table:style-name="ce40" table:number-columns-repeated="967"/>
          <table:table-cell table:style-name="ce25" table:number-columns-repeated="24"/>
          <table:table-cell table:number-columns-repeated="8"/>
        </table:table-row>
        <table:table-row table:style-name="ro8">
          <table:table-cell/>
          <table:table-cell table:style-name="ce3" office:value-type="string" calcext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3"/>
          <table:covered-table-cell table:number-columns-repeated="2" table:style-name="ce25"/>
          <table:covered-table-cell table:style-name="ce30"/>
          <table:covered-table-cell table:style-name="ce25"/>
          <table:table-cell table:style-name="ce40" table:number-columns-repeated="2"/>
          <table:table-cell table:style-name="ce3" table:number-columns-repeated="2"/>
          <table:table-cell table:style-name="ce40" table:number-columns-repeated="12"/>
          <table:table-cell table:style-name="ce25"/>
          <table:table-cell table:style-name="ce40" table:number-columns-repeated="967"/>
          <table:table-cell table:style-name="ce25" table:number-columns-repeated="24"/>
          <table:table-cell table:number-columns-repeated="8"/>
        </table:table-row>
        <table:table-row table:style-name="ro7">
          <table:table-cell/>
          <table:table-cell table:style-name="ce2"/>
          <table:table-cell table:style-name="ce25" table:number-columns-repeated="4"/>
          <table:table-cell table:style-name="ce30"/>
          <table:table-cell table:style-name="ce25"/>
          <table:table-cell table:style-name="ce40" table:number-columns-repeated="2"/>
          <table:table-cell table:style-name="ce25" table:number-columns-repeated="2"/>
          <table:table-cell table:style-name="ce40" table:number-columns-repeated="12"/>
          <table:table-cell table:style-name="ce25"/>
          <table:table-cell table:style-name="ce40" table:number-columns-repeated="967"/>
          <table:table-cell table:style-name="ce25" table:number-columns-repeated="24"/>
          <table:table-cell table:number-columns-repeated="8"/>
        </table:table-row>
        <table:table-row table:style-name="ro9">
          <table:table-cell/>
          <table:table-cell table:style-name="ce4" table:number-columns-spanned="7" table:number-rows-spanned="1"/>
          <table:covered-table-cell table:number-columns-repeated="2" table:style-name="ce25"/>
          <table:covered-table-cell table:style-name="ce32" office:value-type="string" calcext:value-type="string">
            <text:p>Producto y versión</text:p>
          </table:covered-table-cell>
          <table:covered-table-cell table:style-name="ce25"/>
          <table:covered-table-cell table:style-name="ce30"/>
          <table:covered-table-cell table:style-name="ce25"/>
          <table:table-cell table:style-name="ce448" office:value-type="string" calcext:value-type="string" table:number-columns-spanned="2" table:number-rows-spanned="1">
            <text:p>Infraestructura de Alta Disponibilidad</text:p>
          </table:table-cell>
          <table:covered-table-cell table:style-name="ce40"/>
          <table:table-cell table:style-name="ce25" table:number-columns-repeated="2"/>
          <table:table-cell table:style-name="ce449" table:number-columns-repeated="9"/>
          <table:table-cell table:style-name="ce448" office:value-type="string" calcext:value-type="string" table:number-columns-spanned="2" table:number-rows-spanned="1">
            <text:p>Servicio TI de Negocio</text:p>
          </table:table-cell>
          <table:covered-table-cell table:style-name="ce32"/>
          <table:table-cell table:style-name="ce449"/>
          <table:table-cell table:style-name="ce40" table:number-columns-repeated="968"/>
          <table:table-cell table:style-name="ce25" table:number-columns-repeated="24"/>
          <table:table-cell table:number-columns-repeated="8"/>
        </table:table-row>
        <table:table-row table:style-name="ro10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Instancia <text:s/>/ SID (*)</text:p>
          </table:table-cell>
          <table:table-cell table:style-name="ce5" office:value-type="string" calcext:value-type="string">
            <office:annotation draw:style-name="gr3" draw:text-style-name="P1" svg:width="6.022cm" svg:height="2.009cm" svg:x="12.161cm" svg:y="2.152cm" draw:caption-point-x="-0.567cm" draw:caption-point-y="0.027c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32" office:value-type="string" calcext:value-type="string">
            <text:p>Versión Base</text:p>
          </table:table-cell>
          <table:table-cell table:style-name="ce32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5" office:value-type="string" calcext:value-type="string">
            <text:p>Infraestructura de Alta Disponibilidad (*)</text:p>
          </table:table-cell>
          <table:table-cell table:style-name="ce32" office:value-type="string" calcext:value-type="string">
            <text:p>Tipo de nodo</text:p>
          </table:table-cell>
          <table:table-cell table:style-name="ce32" office:value-type="string" calcext:value-type="string">
            <office:annotation draw:style-name="gr4" draw:text-style-name="P1" svg:width="8.196cm" svg:height="2.461cm" svg:x="38.167cm" svg:y="0.802cm" draw:caption-point-x="-0.443cm" draw:caption-point-y="1.377cm">
              <dc:date>2015-03-13T00:00:00</dc:date>
              <text:p text:style-name="P1"><text:span text:style-name="T1">Insertar identificador/es de otras instancias de BD relacionadas con esta (columna B), separados por comas. Ej: relación standby-primaria, activo-pasivo, nodo RAC, etc</text:span></text:p>
            </office:annotation>
            <text:p>ID Instancias BD relacionadas</text:p>
          </table:table-cell>
          <table:table-cell table:style-name="ce32" office:value-type="string" calcext:value-type="string">
            <text:p>Nombre de <text:s/>Cluster/Dominio</text:p>
          </table:table-cell>
          <table:table-cell table:style-name="ce32" office:value-type="string" calcext:value-type="string">
            <text:p>Método de respaldo</text:p>
          </table:table-cell>
          <table:table-cell table:style-name="ce5" office:value-type="string" calcext:value-type="string">
            <text:p>Activo/Pasivo (*)</text:p>
          </table:table-cell>
          <table:table-cell table:style-name="ce32" office:value-type="string" calcext:value-type="string">
            <text:p>Plan de Backup</text:p>
          </table:table-cell>
          <table:table-cell table:style-name="ce32" office:value-type="string" calcext:value-type="string">
            <text:p>Archivelog Mode</text:p>
          </table:table-cell>
          <table:table-cell table:style-name="ce32" office:value-type="string" calcext:value-type="string">
            <text:p>Consola de Administración</text:p>
          </table:table-cell>
          <table:table-cell table:style-name="ce5" office:value-type="string" calcext:value-type="string">
            <text:p>Partitioning (*)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32" office:value-type="string" calcext:value-type="string">
            <text:p>Periodo de Alta Carga</text:p>
          </table:table-cell>
          <table:table-cell table:style-name="ce32" office:value-type="string" calcext:value-type="string">
            <text:p>Nombre Servicio TI de Negocio <text:s/>(Aplicación Soportada)</text:p>
          </table:table-cell>
          <table:table-cell table:style-name="ce32" office:value-type="string" calcext:value-type="string">
            <text:p>Descripcion Servicio TI de Negocio <text:s/></text:p>
          </table:table-cell>
          <table:table-cell table:style-name="ce32" office:value-type="string" calcext:value-type="string">
            <text:p>Observaciones de la instancia de BD</text:p>
          </table:table-cell>
          <table:table-cell table:style-name="ce41" office:value-type="string" calcext:value-type="string">
            <text:p>Observaciones / Comentarios del Organismo</text:p>
          </table:table-cell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</text:p>
          </table:table-cell>
          <table:table-cell table:style-name="ce47" office:value-type="string" calcext:value-type="string">
            <text:p>BDPACI</text:p>
          </table:table-cell>
          <table:table-cell table:style-name="ce48" table:content-validation-name="val11" office:value-type="string" calcext:value-type="string">
            <text:p>cl10vp01</text:p>
          </table:table-cell>
          <table:table-cell table:style-name="ce50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6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6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PAC, GDPU, DGA,GAAGRO,IPOP,GRABAPAC,PANE</text:p>
          </table:table-cell>
          <table:table-cell table:style-name="ce451" office:value-type="string" calcext:value-type="string">
            <text:p>Politica agraria comú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</text:p>
          </table:table-cell>
          <table:table-cell table:style-name="ce47" office:value-type="string" calcext:value-type="string">
            <text:p>STPAC</text:p>
          </table:table-cell>
          <table:table-cell table:style-name="ce49" table:content-validation-name="val12" office:value-type="string" calcext:value-type="string">
            <text:p>clivmstpac</text:p>
          </table:table-cell>
          <table:table-cell table:style-name="ce51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7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7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ESTADÍSTICAS 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 office:value-type="string" calcext:value-type="string">
            <text:p>Pas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PAC, GDPU</text:p>
          </table:table-cell>
          <table:table-cell table:style-name="ce451" office:value-type="string" calcext:value-type="string">
            <text:p>Politica agraria comú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</text:p>
          </table:table-cell>
          <table:table-cell table:style-name="ce47" office:value-type="string" calcext:value-type="string">
            <text:p>EXPLOI</text:p>
          </table:table-cell>
          <table:table-cell table:style-name="ce48" table:content-validation-name="val11" office:value-type="string" calcext:value-type="string">
            <text:p>cl10vp01</text:p>
          </table:table-cell>
          <table:table-cell table:style-name="ce52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8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8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OLIVAR, MENUCAP, WAPA, GAIA</text:p>
          </table:table-cell>
          <table:table-cell table:style-name="ce451" office:value-type="string" calcext:value-type="string">
            <text:p>Gestion agraria,ganadera y de pesca de la junta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</text:p>
          </table:table-cell>
          <table:table-cell table:style-name="ce47" office:value-type="string" calcext:value-type="string">
            <text:p>EXPLO</text:p>
          </table:table-cell>
          <table:table-cell table:style-name="ce48" table:content-validation-name="val11" office:value-type="string" calcext:value-type="string">
            <text:p>cl10vp02</text:p>
          </table:table-cell>
          <table:table-cell table:style-name="ce53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9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9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GANADERIA, CPS, PAIS,SGP</text:p>
          </table:table-cell>
          <table:table-cell table:style-name="ce450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</text:p>
          </table:table-cell>
          <table:table-cell table:style-name="ce47" office:value-type="string" calcext:value-type="string">
            <text:p>INFRA</text:p>
          </table:table-cell>
          <table:table-cell table:style-name="ce48" table:content-validation-name="val11" office:value-type="string" calcext:value-type="string">
            <text:p>cl10vp02</text:p>
          </table:table-cell>
          <table:table-cell table:style-name="ce54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0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0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OAS (Repositorios)</text:p>
          </table:table-cell>
          <table:table-cell table:style-name="ce450" office:value-type="string" calcext:value-type="string">
            <text:p>InfraEstructura de OAS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2">
          <table:table-cell/>
          <table:table-cell table:style-name="ce6" office:value-type="string" calcext:value-type="string">
            <text:p>BD_6</text:p>
          </table:table-cell>
          <table:table-cell table:style-name="ce47" office:value-type="string" calcext:value-type="string">
            <text:p>ESCI</text:p>
          </table:table-cell>
          <table:table-cell table:style-name="ce48" table:content-validation-name="val11" office:value-type="string" calcext:value-type="string">
            <text:p>cl10vp02</text:p>
          </table:table-cell>
          <table:table-cell table:style-name="ce55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1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1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ECSI, SLFP, INPE,REPOSITORI (REPORT 6I)</text:p>
          </table:table-cell>
          <table:table-cell table:style-name="ce451" office:value-type="string" calcext:value-type="string">
            <text:p>Sistema de localización de la flota pesquera y Evaluación de controles del sistema integrado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3">
          <table:table-cell/>
          <table:table-cell table:style-name="ce6" office:value-type="string" calcext:value-type="string">
            <text:p>BD_7</text:p>
          </table:table-cell>
          <table:table-cell table:style-name="ce47" office:value-type="string" calcext:value-type="string">
            <text:p>EXPLO10</text:p>
          </table:table-cell>
          <table:table-cell table:style-name="ce48" table:content-validation-name="val11" office:value-type="string" calcext:value-type="string">
            <text:p>cl10vp02</text:p>
          </table:table-cell>
          <table:table-cell table:style-name="ce56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2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2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DIPA, AFORA, AGRO, ASIG, AVVA, COCO, FCA, FEDER, FIT,FORESTA,IDRA,IFOPA,LIPE, IPOP,LAYE, MOLU, OBSPRECIO, PATRIMONIO, PENTAHO,ROAE, RVITI,SAPA, SEG,USA Y ….</text:p>
          </table:table-cell>
          <table:table-cell table:style-name="ce451" office:value-type="string" calcext:value-type="string">
            <text:p>Gestion agraria,ganadera y de pesca de la junta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</text:p>
          </table:table-cell>
          <table:table-cell table:style-name="ce47" office:value-type="string" calcext:value-type="string">
            <text:p>PADME</text:p>
          </table:table-cell>
          <table:table-cell table:style-name="ce48" table:content-validation-name="val11" office:value-type="string" calcext:value-type="string">
            <text:p>cl10vp02</text:p>
          </table:table-cell>
          <table:table-cell table:style-name="ce57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3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3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<text:s/>AFIRMA,SOLICITA, ALFRESCO, AGATA, PORTAFIRMAS</text:p>
          </table:table-cell>
          <table:table-cell table:style-name="ce450" office:value-type="string" calcext:value-type="string">
            <text:p>Adminitración Electrónica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</text:p>
          </table:table-cell>
          <table:table-cell table:style-name="ce47" office:value-type="string" calcext:value-type="string">
            <text:p>WEB10</text:p>
          </table:table-cell>
          <table:table-cell table:style-name="ce48" table:content-validation-name="val11" office:value-type="string" calcext:value-type="string">
            <text:p>cl10vp02</text:p>
          </table:table-cell>
          <table:table-cell table:style-name="ce58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4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4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INTRANET, PORTAL,COMUN, SOS</text:p>
          </table:table-cell>
          <table:table-cell table:style-name="ce451" office:value-type="string" calcext:value-type="string">
            <text:p>Portal de la Consejería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</text:p>
          </table:table-cell>
          <table:table-cell table:style-name="ce47" office:value-type="string" calcext:value-type="string">
            <text:p>CERTIF110</text:p>
          </table:table-cell>
          <table:table-cell table:style-name="ce48" table:content-validation-name="val11" office:value-type="string" calcext:value-type="string">
            <text:p>cl10vp03</text:p>
          </table:table-cell>
          <table:table-cell table:style-name="ce59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5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5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E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Certificación Aplicaciones bd-10g</text:p>
          </table:table-cell>
          <table:table-cell table:style-name="ce450" office:value-type="string" calcext:value-type="string">
            <text:p>Certificació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</text:p>
          </table:table-cell>
          <table:table-cell table:style-name="ce47" office:value-type="string" calcext:value-type="string">
            <text:p>BDINTE</text:p>
          </table:table-cell>
          <table:table-cell table:style-name="ce48" table:content-validation-name="val11" office:value-type="string" calcext:value-type="string">
            <text:p>cl10vp03</text:p>
          </table:table-cell>
          <table:table-cell table:style-name="ce60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6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6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E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Integración Aplicaciones bd-10g</text:p>
          </table:table-cell>
          <table:table-cell table:style-name="ce450" office:value-type="string" calcext:value-type="string">
            <text:p>Integració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</text:p>
          </table:table-cell>
          <table:table-cell table:style-name="ce47" office:value-type="string" calcext:value-type="string">
            <text:p>CERTIPAC</text:p>
          </table:table-cell>
          <table:table-cell table:style-name="ce48" table:content-validation-name="val11" office:value-type="string" calcext:value-type="string">
            <text:p>cl10vp03</text:p>
          </table:table-cell>
          <table:table-cell table:style-name="ce61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7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7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E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Certificación PAC</text:p>
          </table:table-cell>
          <table:table-cell table:style-name="ce450" office:value-type="string" calcext:value-type="string">
            <text:p>Certificació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</text:p>
          </table:table-cell>
          <table:table-cell table:style-name="ce47" office:value-type="string" calcext:value-type="string">
            <text:p>PACLIENT</text:p>
          </table:table-cell>
          <table:table-cell table:style-name="ce48" table:content-validation-name="val11" office:value-type="string" calcext:value-type="string">
            <text:p>cl10vp03</text:p>
          </table:table-cell>
          <table:table-cell table:style-name="ce62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18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18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ESTADÍSTICAS 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PAC</text:p>
          </table:table-cell>
          <table:table-cell table:style-name="ce450" office:value-type="string" calcext:value-type="string">
            <text:p>Simulaciones Pagos Pac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4">
          <table:table-cell/>
          <table:table-cell table:style-name="ce6" office:value-type="string" calcext:value-type="string">
            <text:p>BD_14</text:p>
          </table:table-cell>
          <table:table-cell table:style-name="ce47" office:value-type="string" calcext:value-type="string">
            <text:p>FAGA</text:p>
          </table:table-cell>
          <table:table-cell table:style-name="ce48" table:content-validation-name="val11" office:value-type="string" calcext:value-type="string">
            <text:p>cl11vp02</text:p>
          </table:table-cell>
          <table:table-cell table:style-name="ce63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19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19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GEAP, FAGA</text:p>
          </table:table-cell>
          <table:table-cell table:style-name="ce451" office:value-type="string" calcext:value-type="string">
            <text:p>Fondo Andaluz de Gestión Agraria, Gestión de Expediente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5">
          <table:table-cell/>
          <table:table-cell table:style-name="ce6" office:value-type="string" calcext:value-type="string">
            <text:p>BD_15</text:p>
          </table:table-cell>
          <table:table-cell table:style-name="ce47" office:value-type="string" calcext:value-type="string">
            <text:p>EXPLOPAC</text:p>
          </table:table-cell>
          <table:table-cell table:style-name="ce48" table:content-validation-name="val11" office:value-type="string" calcext:value-type="string">
            <text:p>cl11vp02</text:p>
          </table:table-cell>
          <table:table-cell table:style-name="ce64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0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0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PSU, PACFEGA</text:p>
          </table:table-cell>
          <table:table-cell table:style-name="ce451" office:value-type="string" calcext:value-type="string">
            <text:p>Politica agraria comú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</text:p>
          </table:table-cell>
          <table:table-cell table:style-name="ce47" office:value-type="string" calcext:value-type="string">
            <text:p>PADME11</text:p>
          </table:table-cell>
          <table:table-cell table:style-name="ce48" table:content-validation-name="val11" office:value-type="string" calcext:value-type="string">
            <text:p>cl11vp01</text:p>
          </table:table-cell>
          <table:table-cell table:style-name="ce65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1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1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ECO</text:p>
          </table:table-cell>
          <table:table-cell table:style-name="ce450" office:value-type="string" calcext:value-type="string">
            <text:p>Adminitración Electrónica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</text:p>
          </table:table-cell>
          <table:table-cell table:style-name="ce47" office:value-type="string" calcext:value-type="string">
            <text:p>CATALOGO</text:p>
          </table:table-cell>
          <table:table-cell table:style-name="ce48" table:content-validation-name="val11" office:value-type="string" calcext:value-type="string">
            <text:p>cl11vp01</text:p>
          </table:table-cell>
          <table:table-cell table:style-name="ce66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2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2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RMAN (CATALOGO)</text:p>
          </table:table-cell>
          <table:table-cell table:style-name="ce450" office:value-type="string" calcext:value-type="string">
            <text:p>Rman Catálogo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6">
          <table:table-cell/>
          <table:table-cell table:style-name="ce6" office:value-type="string" calcext:value-type="string">
            <text:p>BD_18</text:p>
          </table:table-cell>
          <table:table-cell table:style-name="ce47" office:value-type="string" calcext:value-type="string">
            <text:p>EXPLO11</text:p>
          </table:table-cell>
          <table:table-cell table:style-name="ce48" table:content-validation-name="val11" office:value-type="string" calcext:value-type="string">
            <text:p>cl11vp01</text:p>
          </table:table-cell>
          <table:table-cell table:style-name="ce67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3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3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CONTROL DE PRESENCIA, PORTAL AGAPA, QUEST, REDO, CMAP, PADA, MAYA, SCRT, SISV, CATA, CENSOF, ERA, CROF</text:p>
          </table:table-cell>
          <table:table-cell table:style-name="ce451" office:value-type="string" calcext:value-type="string">
            <text:p>Gestion agraria,ganadera y de pesca de la junta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7">
          <table:table-cell/>
          <table:table-cell table:style-name="ce6" office:value-type="string" calcext:value-type="string">
            <text:p>BD_19</text:p>
          </table:table-cell>
          <table:table-cell table:style-name="ce47" office:value-type="string" calcext:value-type="string">
            <text:p>SIGJA</text:p>
          </table:table-cell>
          <table:table-cell table:style-name="ce48" table:content-validation-name="val11" office:value-type="string" calcext:value-type="string">
            <text:p>cl11vp01</text:p>
          </table:table-cell>
          <table:table-cell table:style-name="ce68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4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4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24x7</text:p>
          </table:table-cell>
          <table:table-cell table:style-name="ce47" office:value-type="string" calcext:value-type="string">
            <text:p>CAMPAÑA</text:p>
          </table:table-cell>
          <table:table-cell table:style-name="ce450" office:value-type="string" calcext:value-type="string">
            <text:p>SIGPAC, ALEGACIONES SIGPAC</text:p>
          </table:table-cell>
          <table:table-cell table:style-name="ce451" office:value-type="string" calcext:value-type="string">
            <text:p>Sistema de informacion geografica de parcelario agricola y Alegaciones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</text:p>
          </table:table-cell>
          <table:table-cell table:style-name="ce47" office:value-type="string" calcext:value-type="string">
            <text:p>CERTIF11</text:p>
          </table:table-cell>
          <table:table-cell table:style-name="ce48" table:content-validation-name="val11" office:value-type="string" calcext:value-type="string">
            <text:p>cl11vp03</text:p>
          </table:table-cell>
          <table:table-cell table:style-name="ce69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5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5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E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Certificación Aplicaciones bd-11g</text:p>
          </table:table-cell>
          <table:table-cell table:style-name="ce450" office:value-type="string" calcext:value-type="string">
            <text:p>Certificació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</text:p>
          </table:table-cell>
          <table:table-cell table:style-name="ce47" office:value-type="string" calcext:value-type="string">
            <text:p>CLOUD</text:p>
          </table:table-cell>
          <table:table-cell table:style-name="ce48" table:content-validation-name="val11" office:value-type="string" calcext:value-type="string">
            <text:p>cl11vp03</text:p>
          </table:table-cell>
          <table:table-cell table:style-name="ce70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6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6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Prim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Dataguard</text:p>
          </table:table-cell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UY ALT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number-columns-repeated="2" table:style-name="ce450" office:value-type="string" calcext:value-type="string">
            <text:p>Gestor, Administrador, Monitorizador de BBDD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</text:p>
          </table:table-cell>
          <table:table-cell table:style-name="ce47" office:value-type="string" calcext:value-type="string">
            <text:p>BDINTE11</text:p>
          </table:table-cell>
          <table:table-cell table:style-name="ce48" table:content-validation-name="val11" office:value-type="string" calcext:value-type="string">
            <text:p>cl11vp02</text:p>
          </table:table-cell>
          <table:table-cell table:style-name="ce71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7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7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E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Integración Aplicaciones (11g) </text:p>
          </table:table-cell>
          <table:table-cell table:style-name="ce450" office:value-type="string" calcext:value-type="string">
            <text:p>Integració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</text:p>
          </table:table-cell>
          <table:table-cell table:style-name="ce47" office:value-type="string" calcext:value-type="string">
            <text:p>CERPAC11</text:p>
          </table:table-cell>
          <table:table-cell table:style-name="ce48" table:content-validation-name="val11" office:value-type="string" calcext:value-type="string">
            <text:p>cl11vp02</text:p>
          </table:table-cell>
          <table:table-cell table:style-name="ce72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28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28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E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PAC,PACFEGA</text:p>
          </table:table-cell>
          <table:table-cell table:style-name="ce450" office:value-type="string" calcext:value-type="string">
            <text:p>Certificació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</text:p>
          </table:table-cell>
          <table:table-cell table:style-name="ce47" office:value-type="string" calcext:value-type="string">
            <text:p>GEN</text:p>
          </table:table-cell>
          <table:table-cell table:style-name="ce48" table:content-validation-name="val11" office:value-type="string" calcext:value-type="string">
            <text:p>gen.bd</text:p>
          </table:table-cell>
          <table:table-cell table:style-name="ce73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29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29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NO INSTALADO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EXPEDIENTES NEGATIVOS</text:p>
          </table:table-cell>
          <table:table-cell table:style-name="ce450" office:value-type="string" calcext:value-type="string">
            <text:p>Gestión de Expedientes negativos de la PAC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</text:p>
          </table:table-cell>
          <table:table-cell table:style-name="ce47" office:value-type="string" calcext:value-type="string">
            <text:p>PACRETRO</text:p>
          </table:table-cell>
          <table:table-cell table:style-name="ce48" table:content-validation-name="val11" office:value-type="string" calcext:value-type="string">
            <text:p>gen.bd</text:p>
          </table:table-cell>
          <table:table-cell table:style-name="ce74" table:content-validation-name="val13" office:value-type="string" calcext:value-type="string">
            <text:p>Oracle Database Enterprise Edition 10.2.0.5</text:p>
          </table:table-cell>
          <table:table-cell table:style-name="ce447" table:content-validation-name="val4" table:formula="of:=VLOOKUP([.E30];[$datos.$E$2:.$G$75];2;0)" office:value-type="string" office:string-value="10.2" calcext:value-type="string">
            <text:p>10.2</text:p>
          </table:table-cell>
          <table:table-cell table:style-name="ce447" table:content-validation-name="val4" table:formula="of:=VLOOKUP([.E30];[$datos.$E$2:.$G$75];3;0)" office:value-type="string" office:string-value="0.5" calcext:value-type="string">
            <text:p>0.5</text:p>
          </table:table-cell>
          <table:table-cell table:style-name="ce47" table:content-validation-name="val3" office:value-type="string" calcext:value-type="string">
            <text:p>TESTING / PRUEBAS / INTEGRA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tandalone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/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NO INSTALADO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SIMULACION PAGOS PAC</text:p>
          </table:table-cell>
          <table:table-cell table:style-name="ce450" office:value-type="string" calcext:value-type="string">
            <text:p>Simulaciones Pagos Pac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</text:p>
          </table:table-cell>
          <table:table-cell table:style-name="ce47" office:value-type="string" calcext:value-type="string">
            <text:p>STEXPLOPAC</text:p>
          </table:table-cell>
          <table:table-cell table:style-name="ce48" table:content-validation-name="val11" office:value-type="string" calcext:value-type="string">
            <text:p>clivmstexplopac</text:p>
          </table:table-cell>
          <table:table-cell table:style-name="ce75" table:content-validation-name="val13" office:value-type="string" calcext:value-type="string">
            <text:p>Oracle Database Enterprise Edition 11.2.0.4</text:p>
          </table:table-cell>
          <table:table-cell table:style-name="ce447" table:content-validation-name="val4" table:formula="of:=VLOOKUP([.E31];[$datos.$E$2:.$G$75];2;0)" office:value-type="string" office:string-value="11.2" calcext:value-type="string">
            <text:p>11.2</text:p>
          </table:table-cell>
          <table:table-cell table:style-name="ce447" table:content-validation-name="val4" table:formula="of:=VLOOKUP([.E31];[$datos.$E$2:.$G$75];3;0)" office:value-type="string" office:string-value="0.4" calcext:value-type="string">
            <text:p>0.4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37" table:content-validation-name="val15" office:value-type="string" calcext:value-type="string">
            <text:p>Single Instance</text:p>
          </table:table-cell>
          <table:table-cell table:style-name="ce37" table:content-validation-name="val17" office:value-type="string" calcext:value-type="string">
            <text:p>Secundario</text:p>
          </table:table-cell>
          <table:table-cell table:style-name="ce47" table:number-columns-repeated="2"/>
          <table:table-cell table:style-name="ce37" table:content-validation-name="val18" office:value-type="string" calcext:value-type="string">
            <text:p>Sin Respaldo</text:p>
          </table:table-cell>
          <table:table-cell table:style-name="ce37" table:content-validation-name="val19" office:value-type="string" calcext:value-type="string">
            <text:p>Pasivo</text:p>
          </table:table-cell>
          <table:table-cell table:style-name="ce37" table:content-validation-name="val20" office:value-type="string" calcext:value-type="string">
            <text:p>RMAN</text:p>
          </table:table-cell>
          <table:table-cell table:style-name="ce450" table:content-validation-name="val21" office:value-type="string" calcext:value-type="string">
            <text:p>SI</text:p>
          </table:table-cell>
          <table:table-cell table:style-name="ce37" table:content-validation-name="val22" office:value-type="string" calcext:value-type="string">
            <text:p>Cloud Control 12c Release 4 (12.1.0.4)</text:p>
          </table:table-cell>
          <table:table-cell table:style-name="ce450" table:content-validation-name="val14" office:value-type="string" calcext:value-type="string">
            <text:p>NO</text:p>
          </table:table-cell>
          <table:table-cell table:style-name="ce47" table:content-validation-name="val23" office:value-type="string" calcext:value-type="string">
            <text:p>MEDIA</text:p>
          </table:table-cell>
          <table:table-cell table:style-name="ce47" table:content-validation-name="val16" office:value-type="string" calcext:value-type="string">
            <text:p>8x5</text:p>
          </table:table-cell>
          <table:table-cell table:style-name="ce47"/>
          <table:table-cell table:style-name="ce450" office:value-type="string" calcext:value-type="string">
            <text:p>PSU, PACFEGA</text:p>
          </table:table-cell>
          <table:table-cell table:style-name="ce451" office:value-type="string" calcext:value-type="string">
            <text:p>Politica agraria común</text:p>
          </table:table-cell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7</text:p>
          </table:table-cell>
          <table:table-cell table:style-name="ce47"/>
          <table:table-cell table:style-name="ce48" table:content-validation-name="val11"/>
          <table:table-cell table:style-name="ce76" table:content-validation-name="val13"/>
          <table:table-cell table:style-name="ce447" table:content-validation-name="val4" table:formula="of:=VLOOKUP([.E3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8</text:p>
          </table:table-cell>
          <table:table-cell table:style-name="ce47"/>
          <table:table-cell table:style-name="ce48" table:content-validation-name="val11"/>
          <table:table-cell table:style-name="ce77" table:content-validation-name="val13"/>
          <table:table-cell table:style-name="ce447" table:content-validation-name="val4" table:formula="of:=VLOOKUP([.E3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9</text:p>
          </table:table-cell>
          <table:table-cell table:style-name="ce47"/>
          <table:table-cell table:style-name="ce48" table:content-validation-name="val11"/>
          <table:table-cell table:style-name="ce78" table:content-validation-name="val13"/>
          <table:table-cell table:style-name="ce447" table:content-validation-name="val4" table:formula="of:=VLOOKUP([.E3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0</text:p>
          </table:table-cell>
          <table:table-cell table:style-name="ce47"/>
          <table:table-cell table:style-name="ce48" table:content-validation-name="val11"/>
          <table:table-cell table:style-name="ce79" table:content-validation-name="val13"/>
          <table:table-cell table:style-name="ce447" table:content-validation-name="val4" table:formula="of:=VLOOKUP([.E3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1</text:p>
          </table:table-cell>
          <table:table-cell table:style-name="ce47"/>
          <table:table-cell table:style-name="ce48" table:content-validation-name="val11"/>
          <table:table-cell table:style-name="ce80" table:content-validation-name="val13"/>
          <table:table-cell table:style-name="ce447" table:content-validation-name="val4" table:formula="of:=VLOOKUP([.E3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2</text:p>
          </table:table-cell>
          <table:table-cell table:style-name="ce47"/>
          <table:table-cell table:style-name="ce48" table:content-validation-name="val11"/>
          <table:table-cell table:style-name="ce81" table:content-validation-name="val13"/>
          <table:table-cell table:style-name="ce447" table:content-validation-name="val4" table:formula="of:=VLOOKUP([.E3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3</text:p>
          </table:table-cell>
          <table:table-cell table:style-name="ce47"/>
          <table:table-cell table:style-name="ce48" table:content-validation-name="val11"/>
          <table:table-cell table:style-name="ce82" table:content-validation-name="val13"/>
          <table:table-cell table:style-name="ce447" table:content-validation-name="val4" table:formula="of:=VLOOKUP([.E3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4</text:p>
          </table:table-cell>
          <table:table-cell table:style-name="ce47"/>
          <table:table-cell table:style-name="ce48" table:content-validation-name="val11"/>
          <table:table-cell table:style-name="ce83" table:content-validation-name="val13"/>
          <table:table-cell table:style-name="ce447" table:content-validation-name="val4" table:formula="of:=VLOOKUP([.E3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5</text:p>
          </table:table-cell>
          <table:table-cell table:style-name="ce47"/>
          <table:table-cell table:style-name="ce48" table:content-validation-name="val11"/>
          <table:table-cell table:style-name="ce84" table:content-validation-name="val13"/>
          <table:table-cell table:style-name="ce447" table:content-validation-name="val4" table:formula="of:=VLOOKUP([.E4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6</text:p>
          </table:table-cell>
          <table:table-cell table:style-name="ce47"/>
          <table:table-cell table:style-name="ce48" table:content-validation-name="val11"/>
          <table:table-cell table:style-name="ce85" table:content-validation-name="val13"/>
          <table:table-cell table:style-name="ce447" table:content-validation-name="val4" table:formula="of:=VLOOKUP([.E4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7</text:p>
          </table:table-cell>
          <table:table-cell table:style-name="ce47"/>
          <table:table-cell table:style-name="ce48" table:content-validation-name="val11"/>
          <table:table-cell table:style-name="ce86" table:content-validation-name="val13"/>
          <table:table-cell table:style-name="ce447" table:content-validation-name="val4" table:formula="of:=VLOOKUP([.E4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8</text:p>
          </table:table-cell>
          <table:table-cell table:style-name="ce47"/>
          <table:table-cell table:style-name="ce48" table:content-validation-name="val11"/>
          <table:table-cell table:style-name="ce87" table:content-validation-name="val13"/>
          <table:table-cell table:style-name="ce447" table:content-validation-name="val4" table:formula="of:=VLOOKUP([.E4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9</text:p>
          </table:table-cell>
          <table:table-cell table:style-name="ce47"/>
          <table:table-cell table:style-name="ce48" table:content-validation-name="val11"/>
          <table:table-cell table:style-name="ce88" table:content-validation-name="val13"/>
          <table:table-cell table:style-name="ce447" table:content-validation-name="val4" table:formula="of:=VLOOKUP([.E4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0</text:p>
          </table:table-cell>
          <table:table-cell table:style-name="ce47"/>
          <table:table-cell table:style-name="ce48" table:content-validation-name="val11"/>
          <table:table-cell table:style-name="ce89" table:content-validation-name="val13"/>
          <table:table-cell table:style-name="ce447" table:content-validation-name="val4" table:formula="of:=VLOOKUP([.E4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1</text:p>
          </table:table-cell>
          <table:table-cell table:style-name="ce47"/>
          <table:table-cell table:style-name="ce48" table:content-validation-name="val11"/>
          <table:table-cell table:style-name="ce90" table:content-validation-name="val13"/>
          <table:table-cell table:style-name="ce447" table:content-validation-name="val4" table:formula="of:=VLOOKUP([.E4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2</text:p>
          </table:table-cell>
          <table:table-cell table:style-name="ce47"/>
          <table:table-cell table:style-name="ce48" table:content-validation-name="val11"/>
          <table:table-cell table:style-name="ce91" table:content-validation-name="val13"/>
          <table:table-cell table:style-name="ce447" table:content-validation-name="val4" table:formula="of:=VLOOKUP([.E4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3</text:p>
          </table:table-cell>
          <table:table-cell table:style-name="ce47"/>
          <table:table-cell table:style-name="ce48" table:content-validation-name="val11"/>
          <table:table-cell table:style-name="ce92" table:content-validation-name="val13"/>
          <table:table-cell table:style-name="ce447" table:content-validation-name="val4" table:formula="of:=VLOOKUP([.E4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4</text:p>
          </table:table-cell>
          <table:table-cell table:style-name="ce47"/>
          <table:table-cell table:style-name="ce48" table:content-validation-name="val11"/>
          <table:table-cell table:style-name="ce93" table:content-validation-name="val13"/>
          <table:table-cell table:style-name="ce447" table:content-validation-name="val4" table:formula="of:=VLOOKUP([.E4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5</text:p>
          </table:table-cell>
          <table:table-cell table:style-name="ce47"/>
          <table:table-cell table:style-name="ce48" table:content-validation-name="val11"/>
          <table:table-cell table:style-name="ce94" table:content-validation-name="val13"/>
          <table:table-cell table:style-name="ce447" table:content-validation-name="val4" table:formula="of:=VLOOKUP([.E5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6</text:p>
          </table:table-cell>
          <table:table-cell table:style-name="ce47"/>
          <table:table-cell table:style-name="ce48" table:content-validation-name="val11"/>
          <table:table-cell table:style-name="ce95" table:content-validation-name="val13"/>
          <table:table-cell table:style-name="ce447" table:content-validation-name="val4" table:formula="of:=VLOOKUP([.E5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7</text:p>
          </table:table-cell>
          <table:table-cell table:style-name="ce47"/>
          <table:table-cell table:style-name="ce48" table:content-validation-name="val11"/>
          <table:table-cell table:style-name="ce96" table:content-validation-name="val13"/>
          <table:table-cell table:style-name="ce447" table:content-validation-name="val4" table:formula="of:=VLOOKUP([.E5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8</text:p>
          </table:table-cell>
          <table:table-cell table:style-name="ce47"/>
          <table:table-cell table:style-name="ce48" table:content-validation-name="val11"/>
          <table:table-cell table:style-name="ce97" table:content-validation-name="val13"/>
          <table:table-cell table:style-name="ce447" table:content-validation-name="val4" table:formula="of:=VLOOKUP([.E5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9</text:p>
          </table:table-cell>
          <table:table-cell table:style-name="ce47"/>
          <table:table-cell table:style-name="ce48" table:content-validation-name="val11"/>
          <table:table-cell table:style-name="ce98" table:content-validation-name="val13"/>
          <table:table-cell table:style-name="ce447" table:content-validation-name="val4" table:formula="of:=VLOOKUP([.E5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0</text:p>
          </table:table-cell>
          <table:table-cell table:style-name="ce47"/>
          <table:table-cell table:style-name="ce48" table:content-validation-name="val11"/>
          <table:table-cell table:style-name="ce99" table:content-validation-name="val13"/>
          <table:table-cell table:style-name="ce447" table:content-validation-name="val4" table:formula="of:=VLOOKUP([.E5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1</text:p>
          </table:table-cell>
          <table:table-cell table:style-name="ce47"/>
          <table:table-cell table:style-name="ce48" table:content-validation-name="val11"/>
          <table:table-cell table:style-name="ce100" table:content-validation-name="val13"/>
          <table:table-cell table:style-name="ce447" table:content-validation-name="val4" table:formula="of:=VLOOKUP([.E5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2</text:p>
          </table:table-cell>
          <table:table-cell table:style-name="ce47"/>
          <table:table-cell table:style-name="ce48" table:content-validation-name="val11"/>
          <table:table-cell table:style-name="ce101" table:content-validation-name="val13"/>
          <table:table-cell table:style-name="ce447" table:content-validation-name="val4" table:formula="of:=VLOOKUP([.E5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3</text:p>
          </table:table-cell>
          <table:table-cell table:style-name="ce47"/>
          <table:table-cell table:style-name="ce48" table:content-validation-name="val11"/>
          <table:table-cell table:style-name="ce102" table:content-validation-name="val13"/>
          <table:table-cell table:style-name="ce447" table:content-validation-name="val4" table:formula="of:=VLOOKUP([.E5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4</text:p>
          </table:table-cell>
          <table:table-cell table:style-name="ce47"/>
          <table:table-cell table:style-name="ce48" table:content-validation-name="val11"/>
          <table:table-cell table:style-name="ce103" table:content-validation-name="val13"/>
          <table:table-cell table:style-name="ce447" table:content-validation-name="val4" table:formula="of:=VLOOKUP([.E5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5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5</text:p>
          </table:table-cell>
          <table:table-cell table:style-name="ce47"/>
          <table:table-cell table:style-name="ce48" table:content-validation-name="val11"/>
          <table:table-cell table:style-name="ce104" table:content-validation-name="val13"/>
          <table:table-cell table:style-name="ce447" table:content-validation-name="val4" table:formula="of:=VLOOKUP([.E6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6</text:p>
          </table:table-cell>
          <table:table-cell table:style-name="ce47"/>
          <table:table-cell table:style-name="ce48" table:content-validation-name="val11"/>
          <table:table-cell table:style-name="ce105" table:content-validation-name="val13"/>
          <table:table-cell table:style-name="ce447" table:content-validation-name="val4" table:formula="of:=VLOOKUP([.E6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7</text:p>
          </table:table-cell>
          <table:table-cell table:style-name="ce47"/>
          <table:table-cell table:style-name="ce48" table:content-validation-name="val11"/>
          <table:table-cell table:style-name="ce106" table:content-validation-name="val13"/>
          <table:table-cell table:style-name="ce447" table:content-validation-name="val4" table:formula="of:=VLOOKUP([.E6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8</text:p>
          </table:table-cell>
          <table:table-cell table:style-name="ce47"/>
          <table:table-cell table:style-name="ce48" table:content-validation-name="val11"/>
          <table:table-cell table:style-name="ce107" table:content-validation-name="val13"/>
          <table:table-cell table:style-name="ce447" table:content-validation-name="val4" table:formula="of:=VLOOKUP([.E6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9</text:p>
          </table:table-cell>
          <table:table-cell table:style-name="ce47"/>
          <table:table-cell table:style-name="ce48" table:content-validation-name="val11"/>
          <table:table-cell table:style-name="ce108" table:content-validation-name="val13"/>
          <table:table-cell table:style-name="ce447" table:content-validation-name="val4" table:formula="of:=VLOOKUP([.E6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0</text:p>
          </table:table-cell>
          <table:table-cell table:style-name="ce47"/>
          <table:table-cell table:style-name="ce48" table:content-validation-name="val11"/>
          <table:table-cell table:style-name="ce109" table:content-validation-name="val13"/>
          <table:table-cell table:style-name="ce447" table:content-validation-name="val4" table:formula="of:=VLOOKUP([.E6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1</text:p>
          </table:table-cell>
          <table:table-cell table:style-name="ce47"/>
          <table:table-cell table:style-name="ce48" table:content-validation-name="val11"/>
          <table:table-cell table:style-name="ce110" table:content-validation-name="val13"/>
          <table:table-cell table:style-name="ce447" table:content-validation-name="val4" table:formula="of:=VLOOKUP([.E6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2</text:p>
          </table:table-cell>
          <table:table-cell table:style-name="ce47"/>
          <table:table-cell table:style-name="ce48" table:content-validation-name="val11"/>
          <table:table-cell table:style-name="ce111" table:content-validation-name="val13"/>
          <table:table-cell table:style-name="ce447" table:content-validation-name="val4" table:formula="of:=VLOOKUP([.E6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3</text:p>
          </table:table-cell>
          <table:table-cell table:style-name="ce47"/>
          <table:table-cell table:style-name="ce48" table:content-validation-name="val11"/>
          <table:table-cell table:style-name="ce112" table:content-validation-name="val13"/>
          <table:table-cell table:style-name="ce447" table:content-validation-name="val4" table:formula="of:=VLOOKUP([.E6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4</text:p>
          </table:table-cell>
          <table:table-cell table:style-name="ce47"/>
          <table:table-cell table:style-name="ce48" table:content-validation-name="val11"/>
          <table:table-cell table:style-name="ce113" table:content-validation-name="val13"/>
          <table:table-cell table:style-name="ce447" table:content-validation-name="val4" table:formula="of:=VLOOKUP([.E6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6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5</text:p>
          </table:table-cell>
          <table:table-cell table:style-name="ce47"/>
          <table:table-cell table:style-name="ce48" table:content-validation-name="val11"/>
          <table:table-cell table:style-name="ce114" table:content-validation-name="val13"/>
          <table:table-cell table:style-name="ce447" table:content-validation-name="val4" table:formula="of:=VLOOKUP([.E7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6</text:p>
          </table:table-cell>
          <table:table-cell table:style-name="ce47"/>
          <table:table-cell table:style-name="ce48" table:content-validation-name="val11"/>
          <table:table-cell table:style-name="ce115" table:content-validation-name="val13"/>
          <table:table-cell table:style-name="ce447" table:content-validation-name="val4" table:formula="of:=VLOOKUP([.E7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7</text:p>
          </table:table-cell>
          <table:table-cell table:style-name="ce47"/>
          <table:table-cell table:style-name="ce48" table:content-validation-name="val11"/>
          <table:table-cell table:style-name="ce116" table:content-validation-name="val13"/>
          <table:table-cell table:style-name="ce447" table:content-validation-name="val4" table:formula="of:=VLOOKUP([.E7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8</text:p>
          </table:table-cell>
          <table:table-cell table:style-name="ce47"/>
          <table:table-cell table:style-name="ce48" table:content-validation-name="val11"/>
          <table:table-cell table:style-name="ce117" table:content-validation-name="val13"/>
          <table:table-cell table:style-name="ce447" table:content-validation-name="val4" table:formula="of:=VLOOKUP([.E7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9</text:p>
          </table:table-cell>
          <table:table-cell table:style-name="ce47"/>
          <table:table-cell table:style-name="ce48" table:content-validation-name="val11"/>
          <table:table-cell table:style-name="ce118" table:content-validation-name="val13"/>
          <table:table-cell table:style-name="ce447" table:content-validation-name="val4" table:formula="of:=VLOOKUP([.E7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0</text:p>
          </table:table-cell>
          <table:table-cell table:style-name="ce47"/>
          <table:table-cell table:style-name="ce48" table:content-validation-name="val11"/>
          <table:table-cell table:style-name="ce119" table:content-validation-name="val13"/>
          <table:table-cell table:style-name="ce447" table:content-validation-name="val4" table:formula="of:=VLOOKUP([.E7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1</text:p>
          </table:table-cell>
          <table:table-cell table:style-name="ce47"/>
          <table:table-cell table:style-name="ce48" table:content-validation-name="val11"/>
          <table:table-cell table:style-name="ce120" table:content-validation-name="val13"/>
          <table:table-cell table:style-name="ce447" table:content-validation-name="val4" table:formula="of:=VLOOKUP([.E7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2</text:p>
          </table:table-cell>
          <table:table-cell table:style-name="ce47"/>
          <table:table-cell table:style-name="ce48" table:content-validation-name="val11"/>
          <table:table-cell table:style-name="ce121" table:content-validation-name="val13"/>
          <table:table-cell table:style-name="ce447" table:content-validation-name="val4" table:formula="of:=VLOOKUP([.E7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3</text:p>
          </table:table-cell>
          <table:table-cell table:style-name="ce47"/>
          <table:table-cell table:style-name="ce48" table:content-validation-name="val11"/>
          <table:table-cell table:style-name="ce122" table:content-validation-name="val13"/>
          <table:table-cell table:style-name="ce447" table:content-validation-name="val4" table:formula="of:=VLOOKUP([.E7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4</text:p>
          </table:table-cell>
          <table:table-cell table:style-name="ce47"/>
          <table:table-cell table:style-name="ce48" table:content-validation-name="val11"/>
          <table:table-cell table:style-name="ce123" table:content-validation-name="val13"/>
          <table:table-cell table:style-name="ce447" table:content-validation-name="val4" table:formula="of:=VLOOKUP([.E7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7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5</text:p>
          </table:table-cell>
          <table:table-cell table:style-name="ce47"/>
          <table:table-cell table:style-name="ce48" table:content-validation-name="val11"/>
          <table:table-cell table:style-name="ce124" table:content-validation-name="val13"/>
          <table:table-cell table:style-name="ce447" table:content-validation-name="val4" table:formula="of:=VLOOKUP([.E8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6</text:p>
          </table:table-cell>
          <table:table-cell table:style-name="ce47"/>
          <table:table-cell table:style-name="ce48" table:content-validation-name="val11"/>
          <table:table-cell table:style-name="ce125" table:content-validation-name="val13"/>
          <table:table-cell table:style-name="ce447" table:content-validation-name="val4" table:formula="of:=VLOOKUP([.E8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7</text:p>
          </table:table-cell>
          <table:table-cell table:style-name="ce47"/>
          <table:table-cell table:style-name="ce48" table:content-validation-name="val11"/>
          <table:table-cell table:style-name="ce126" table:content-validation-name="val13"/>
          <table:table-cell table:style-name="ce447" table:content-validation-name="val4" table:formula="of:=VLOOKUP([.E8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8</text:p>
          </table:table-cell>
          <table:table-cell table:style-name="ce47"/>
          <table:table-cell table:style-name="ce48" table:content-validation-name="val11"/>
          <table:table-cell table:style-name="ce127" table:content-validation-name="val13"/>
          <table:table-cell table:style-name="ce447" table:content-validation-name="val4" table:formula="of:=VLOOKUP([.E8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9</text:p>
          </table:table-cell>
          <table:table-cell table:style-name="ce47"/>
          <table:table-cell table:style-name="ce48" table:content-validation-name="val11"/>
          <table:table-cell table:style-name="ce128" table:content-validation-name="val13"/>
          <table:table-cell table:style-name="ce447" table:content-validation-name="val4" table:formula="of:=VLOOKUP([.E8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0</text:p>
          </table:table-cell>
          <table:table-cell table:style-name="ce47"/>
          <table:table-cell table:style-name="ce48" table:content-validation-name="val11"/>
          <table:table-cell table:style-name="ce129" table:content-validation-name="val13"/>
          <table:table-cell table:style-name="ce447" table:content-validation-name="val4" table:formula="of:=VLOOKUP([.E8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1</text:p>
          </table:table-cell>
          <table:table-cell table:style-name="ce47"/>
          <table:table-cell table:style-name="ce48" table:content-validation-name="val11"/>
          <table:table-cell table:style-name="ce130" table:content-validation-name="val13"/>
          <table:table-cell table:style-name="ce447" table:content-validation-name="val4" table:formula="of:=VLOOKUP([.E8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2</text:p>
          </table:table-cell>
          <table:table-cell table:style-name="ce47"/>
          <table:table-cell table:style-name="ce48" table:content-validation-name="val11"/>
          <table:table-cell table:style-name="ce131" table:content-validation-name="val13"/>
          <table:table-cell table:style-name="ce447" table:content-validation-name="val4" table:formula="of:=VLOOKUP([.E8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3</text:p>
          </table:table-cell>
          <table:table-cell table:style-name="ce47"/>
          <table:table-cell table:style-name="ce48" table:content-validation-name="val11"/>
          <table:table-cell table:style-name="ce132" table:content-validation-name="val13"/>
          <table:table-cell table:style-name="ce447" table:content-validation-name="val4" table:formula="of:=VLOOKUP([.E8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4</text:p>
          </table:table-cell>
          <table:table-cell table:style-name="ce47"/>
          <table:table-cell table:style-name="ce48" table:content-validation-name="val11"/>
          <table:table-cell table:style-name="ce133" table:content-validation-name="val13"/>
          <table:table-cell table:style-name="ce447" table:content-validation-name="val4" table:formula="of:=VLOOKUP([.E8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8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5</text:p>
          </table:table-cell>
          <table:table-cell table:style-name="ce47"/>
          <table:table-cell table:style-name="ce48" table:content-validation-name="val11"/>
          <table:table-cell table:style-name="ce134" table:content-validation-name="val13"/>
          <table:table-cell table:style-name="ce447" table:content-validation-name="val4" table:formula="of:=VLOOKUP([.E9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6</text:p>
          </table:table-cell>
          <table:table-cell table:style-name="ce47"/>
          <table:table-cell table:style-name="ce48" table:content-validation-name="val11"/>
          <table:table-cell table:style-name="ce135" table:content-validation-name="val13"/>
          <table:table-cell table:style-name="ce447" table:content-validation-name="val4" table:formula="of:=VLOOKUP([.E9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7</text:p>
          </table:table-cell>
          <table:table-cell table:style-name="ce47"/>
          <table:table-cell table:style-name="ce48" table:content-validation-name="val11"/>
          <table:table-cell table:style-name="ce136" table:content-validation-name="val13"/>
          <table:table-cell table:style-name="ce447" table:content-validation-name="val4" table:formula="of:=VLOOKUP([.E9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8</text:p>
          </table:table-cell>
          <table:table-cell table:style-name="ce47"/>
          <table:table-cell table:style-name="ce48" table:content-validation-name="val11"/>
          <table:table-cell table:style-name="ce137" table:content-validation-name="val13"/>
          <table:table-cell table:style-name="ce447" table:content-validation-name="val4" table:formula="of:=VLOOKUP([.E9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9</text:p>
          </table:table-cell>
          <table:table-cell table:style-name="ce47"/>
          <table:table-cell table:style-name="ce48" table:content-validation-name="val11"/>
          <table:table-cell table:style-name="ce138" table:content-validation-name="val13"/>
          <table:table-cell table:style-name="ce447" table:content-validation-name="val4" table:formula="of:=VLOOKUP([.E9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0</text:p>
          </table:table-cell>
          <table:table-cell table:style-name="ce47"/>
          <table:table-cell table:style-name="ce48" table:content-validation-name="val11"/>
          <table:table-cell table:style-name="ce139" table:content-validation-name="val13"/>
          <table:table-cell table:style-name="ce447" table:content-validation-name="val4" table:formula="of:=VLOOKUP([.E9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1</text:p>
          </table:table-cell>
          <table:table-cell table:style-name="ce47"/>
          <table:table-cell table:style-name="ce48" table:content-validation-name="val11"/>
          <table:table-cell table:style-name="ce140" table:content-validation-name="val13"/>
          <table:table-cell table:style-name="ce447" table:content-validation-name="val4" table:formula="of:=VLOOKUP([.E9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2</text:p>
          </table:table-cell>
          <table:table-cell table:style-name="ce47"/>
          <table:table-cell table:style-name="ce48" table:content-validation-name="val11"/>
          <table:table-cell table:style-name="ce141" table:content-validation-name="val13"/>
          <table:table-cell table:style-name="ce447" table:content-validation-name="val4" table:formula="of:=VLOOKUP([.E9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3</text:p>
          </table:table-cell>
          <table:table-cell table:style-name="ce47"/>
          <table:table-cell table:style-name="ce48" table:content-validation-name="val11"/>
          <table:table-cell table:style-name="ce142" table:content-validation-name="val13"/>
          <table:table-cell table:style-name="ce447" table:content-validation-name="val4" table:formula="of:=VLOOKUP([.E9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4</text:p>
          </table:table-cell>
          <table:table-cell table:style-name="ce47"/>
          <table:table-cell table:style-name="ce48" table:content-validation-name="val11"/>
          <table:table-cell table:style-name="ce143" table:content-validation-name="val13"/>
          <table:table-cell table:style-name="ce447" table:content-validation-name="val4" table:formula="of:=VLOOKUP([.E9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9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5</text:p>
          </table:table-cell>
          <table:table-cell table:style-name="ce47"/>
          <table:table-cell table:style-name="ce48" table:content-validation-name="val11"/>
          <table:table-cell table:style-name="ce144" table:content-validation-name="val13"/>
          <table:table-cell table:style-name="ce447" table:content-validation-name="val4" table:formula="of:=VLOOKUP([.E10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6</text:p>
          </table:table-cell>
          <table:table-cell table:style-name="ce47"/>
          <table:table-cell table:style-name="ce48" table:content-validation-name="val11"/>
          <table:table-cell table:style-name="ce145" table:content-validation-name="val13"/>
          <table:table-cell table:style-name="ce447" table:content-validation-name="val4" table:formula="of:=VLOOKUP([.E10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7</text:p>
          </table:table-cell>
          <table:table-cell table:style-name="ce47"/>
          <table:table-cell table:style-name="ce48" table:content-validation-name="val11"/>
          <table:table-cell table:style-name="ce146" table:content-validation-name="val13"/>
          <table:table-cell table:style-name="ce447" table:content-validation-name="val4" table:formula="of:=VLOOKUP([.E10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8</text:p>
          </table:table-cell>
          <table:table-cell table:style-name="ce47"/>
          <table:table-cell table:style-name="ce48" table:content-validation-name="val11"/>
          <table:table-cell table:style-name="ce147" table:content-validation-name="val13"/>
          <table:table-cell table:style-name="ce447" table:content-validation-name="val4" table:formula="of:=VLOOKUP([.E10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9</text:p>
          </table:table-cell>
          <table:table-cell table:style-name="ce47"/>
          <table:table-cell table:style-name="ce48" table:content-validation-name="val11"/>
          <table:table-cell table:style-name="ce148" table:content-validation-name="val13"/>
          <table:table-cell table:style-name="ce447" table:content-validation-name="val4" table:formula="of:=VLOOKUP([.E10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0</text:p>
          </table:table-cell>
          <table:table-cell table:style-name="ce47"/>
          <table:table-cell table:style-name="ce48" table:content-validation-name="val11"/>
          <table:table-cell table:style-name="ce149" table:content-validation-name="val13"/>
          <table:table-cell table:style-name="ce447" table:content-validation-name="val4" table:formula="of:=VLOOKUP([.E10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1</text:p>
          </table:table-cell>
          <table:table-cell table:style-name="ce47"/>
          <table:table-cell table:style-name="ce48" table:content-validation-name="val11"/>
          <table:table-cell table:style-name="ce150" table:content-validation-name="val13"/>
          <table:table-cell table:style-name="ce447" table:content-validation-name="val4" table:formula="of:=VLOOKUP([.E10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2</text:p>
          </table:table-cell>
          <table:table-cell table:style-name="ce47"/>
          <table:table-cell table:style-name="ce48" table:content-validation-name="val11"/>
          <table:table-cell table:style-name="ce151" table:content-validation-name="val13"/>
          <table:table-cell table:style-name="ce447" table:content-validation-name="val4" table:formula="of:=VLOOKUP([.E10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3</text:p>
          </table:table-cell>
          <table:table-cell table:style-name="ce47"/>
          <table:table-cell table:style-name="ce48" table:content-validation-name="val11"/>
          <table:table-cell table:style-name="ce152" table:content-validation-name="val13"/>
          <table:table-cell table:style-name="ce447" table:content-validation-name="val4" table:formula="of:=VLOOKUP([.E10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4</text:p>
          </table:table-cell>
          <table:table-cell table:style-name="ce47"/>
          <table:table-cell table:style-name="ce48" table:content-validation-name="val11"/>
          <table:table-cell table:style-name="ce153" table:content-validation-name="val13"/>
          <table:table-cell table:style-name="ce447" table:content-validation-name="val4" table:formula="of:=VLOOKUP([.E10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0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5</text:p>
          </table:table-cell>
          <table:table-cell table:style-name="ce47"/>
          <table:table-cell table:style-name="ce48" table:content-validation-name="val11"/>
          <table:table-cell table:style-name="ce154" table:content-validation-name="val13"/>
          <table:table-cell table:style-name="ce447" table:content-validation-name="val4" table:formula="of:=VLOOKUP([.E11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6</text:p>
          </table:table-cell>
          <table:table-cell table:style-name="ce47"/>
          <table:table-cell table:style-name="ce48" table:content-validation-name="val11"/>
          <table:table-cell table:style-name="ce155" table:content-validation-name="val13"/>
          <table:table-cell table:style-name="ce447" table:content-validation-name="val4" table:formula="of:=VLOOKUP([.E11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7</text:p>
          </table:table-cell>
          <table:table-cell table:style-name="ce47"/>
          <table:table-cell table:style-name="ce48" table:content-validation-name="val11"/>
          <table:table-cell table:style-name="ce156" table:content-validation-name="val13"/>
          <table:table-cell table:style-name="ce447" table:content-validation-name="val4" table:formula="of:=VLOOKUP([.E11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8</text:p>
          </table:table-cell>
          <table:table-cell table:style-name="ce47"/>
          <table:table-cell table:style-name="ce48" table:content-validation-name="val11"/>
          <table:table-cell table:style-name="ce157" table:content-validation-name="val13"/>
          <table:table-cell table:style-name="ce447" table:content-validation-name="val4" table:formula="of:=VLOOKUP([.E11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9</text:p>
          </table:table-cell>
          <table:table-cell table:style-name="ce47"/>
          <table:table-cell table:style-name="ce48" table:content-validation-name="val11"/>
          <table:table-cell table:style-name="ce158" table:content-validation-name="val13"/>
          <table:table-cell table:style-name="ce447" table:content-validation-name="val4" table:formula="of:=VLOOKUP([.E11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0</text:p>
          </table:table-cell>
          <table:table-cell table:style-name="ce47"/>
          <table:table-cell table:style-name="ce48" table:content-validation-name="val11"/>
          <table:table-cell table:style-name="ce159" table:content-validation-name="val13"/>
          <table:table-cell table:style-name="ce447" table:content-validation-name="val4" table:formula="of:=VLOOKUP([.E11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1</text:p>
          </table:table-cell>
          <table:table-cell table:style-name="ce47"/>
          <table:table-cell table:style-name="ce48" table:content-validation-name="val11"/>
          <table:table-cell table:style-name="ce160" table:content-validation-name="val13"/>
          <table:table-cell table:style-name="ce447" table:content-validation-name="val4" table:formula="of:=VLOOKUP([.E11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2</text:p>
          </table:table-cell>
          <table:table-cell table:style-name="ce47"/>
          <table:table-cell table:style-name="ce48" table:content-validation-name="val11"/>
          <table:table-cell table:style-name="ce161" table:content-validation-name="val13"/>
          <table:table-cell table:style-name="ce447" table:content-validation-name="val4" table:formula="of:=VLOOKUP([.E11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3</text:p>
          </table:table-cell>
          <table:table-cell table:style-name="ce47"/>
          <table:table-cell table:style-name="ce48" table:content-validation-name="val11"/>
          <table:table-cell table:style-name="ce162" table:content-validation-name="val13"/>
          <table:table-cell table:style-name="ce447" table:content-validation-name="val4" table:formula="of:=VLOOKUP([.E11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4</text:p>
          </table:table-cell>
          <table:table-cell table:style-name="ce47"/>
          <table:table-cell table:style-name="ce48" table:content-validation-name="val11"/>
          <table:table-cell table:style-name="ce163" table:content-validation-name="val13"/>
          <table:table-cell table:style-name="ce447" table:content-validation-name="val4" table:formula="of:=VLOOKUP([.E11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1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5</text:p>
          </table:table-cell>
          <table:table-cell table:style-name="ce47"/>
          <table:table-cell table:style-name="ce48" table:content-validation-name="val11"/>
          <table:table-cell table:style-name="ce164" table:content-validation-name="val13"/>
          <table:table-cell table:style-name="ce447" table:content-validation-name="val4" table:formula="of:=VLOOKUP([.E12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6</text:p>
          </table:table-cell>
          <table:table-cell table:style-name="ce47"/>
          <table:table-cell table:style-name="ce48" table:content-validation-name="val11"/>
          <table:table-cell table:style-name="ce165" table:content-validation-name="val13"/>
          <table:table-cell table:style-name="ce447" table:content-validation-name="val4" table:formula="of:=VLOOKUP([.E12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7</text:p>
          </table:table-cell>
          <table:table-cell table:style-name="ce47"/>
          <table:table-cell table:style-name="ce48" table:content-validation-name="val11"/>
          <table:table-cell table:style-name="ce166" table:content-validation-name="val13"/>
          <table:table-cell table:style-name="ce447" table:content-validation-name="val4" table:formula="of:=VLOOKUP([.E12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8</text:p>
          </table:table-cell>
          <table:table-cell table:style-name="ce47"/>
          <table:table-cell table:style-name="ce48" table:content-validation-name="val11"/>
          <table:table-cell table:style-name="ce167" table:content-validation-name="val13"/>
          <table:table-cell table:style-name="ce447" table:content-validation-name="val4" table:formula="of:=VLOOKUP([.E12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9</text:p>
          </table:table-cell>
          <table:table-cell table:style-name="ce47"/>
          <table:table-cell table:style-name="ce48" table:content-validation-name="val11"/>
          <table:table-cell table:style-name="ce168" table:content-validation-name="val13"/>
          <table:table-cell table:style-name="ce447" table:content-validation-name="val4" table:formula="of:=VLOOKUP([.E12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0</text:p>
          </table:table-cell>
          <table:table-cell table:style-name="ce47"/>
          <table:table-cell table:style-name="ce48" table:content-validation-name="val11"/>
          <table:table-cell table:style-name="ce169" table:content-validation-name="val13"/>
          <table:table-cell table:style-name="ce447" table:content-validation-name="val4" table:formula="of:=VLOOKUP([.E12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1</text:p>
          </table:table-cell>
          <table:table-cell table:style-name="ce47"/>
          <table:table-cell table:style-name="ce48" table:content-validation-name="val11"/>
          <table:table-cell table:style-name="ce170" table:content-validation-name="val13"/>
          <table:table-cell table:style-name="ce447" table:content-validation-name="val4" table:formula="of:=VLOOKUP([.E12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2</text:p>
          </table:table-cell>
          <table:table-cell table:style-name="ce47"/>
          <table:table-cell table:style-name="ce48" table:content-validation-name="val11"/>
          <table:table-cell table:style-name="ce171" table:content-validation-name="val13"/>
          <table:table-cell table:style-name="ce447" table:content-validation-name="val4" table:formula="of:=VLOOKUP([.E12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3</text:p>
          </table:table-cell>
          <table:table-cell table:style-name="ce47"/>
          <table:table-cell table:style-name="ce48" table:content-validation-name="val11"/>
          <table:table-cell table:style-name="ce172" table:content-validation-name="val13"/>
          <table:table-cell table:style-name="ce447" table:content-validation-name="val4" table:formula="of:=VLOOKUP([.E12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4</text:p>
          </table:table-cell>
          <table:table-cell table:style-name="ce47"/>
          <table:table-cell table:style-name="ce48" table:content-validation-name="val11"/>
          <table:table-cell table:style-name="ce173" table:content-validation-name="val13"/>
          <table:table-cell table:style-name="ce447" table:content-validation-name="val4" table:formula="of:=VLOOKUP([.E12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2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5</text:p>
          </table:table-cell>
          <table:table-cell table:style-name="ce47"/>
          <table:table-cell table:style-name="ce48" table:content-validation-name="val11"/>
          <table:table-cell table:style-name="ce174" table:content-validation-name="val13"/>
          <table:table-cell table:style-name="ce447" table:content-validation-name="val4" table:formula="of:=VLOOKUP([.E13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6</text:p>
          </table:table-cell>
          <table:table-cell table:style-name="ce47"/>
          <table:table-cell table:style-name="ce48" table:content-validation-name="val11"/>
          <table:table-cell table:style-name="ce175" table:content-validation-name="val13"/>
          <table:table-cell table:style-name="ce447" table:content-validation-name="val4" table:formula="of:=VLOOKUP([.E13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7</text:p>
          </table:table-cell>
          <table:table-cell table:style-name="ce47"/>
          <table:table-cell table:style-name="ce48" table:content-validation-name="val11"/>
          <table:table-cell table:style-name="ce176" table:content-validation-name="val13"/>
          <table:table-cell table:style-name="ce447" table:content-validation-name="val4" table:formula="of:=VLOOKUP([.E13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8</text:p>
          </table:table-cell>
          <table:table-cell table:style-name="ce47"/>
          <table:table-cell table:style-name="ce48" table:content-validation-name="val11"/>
          <table:table-cell table:style-name="ce177" table:content-validation-name="val13"/>
          <table:table-cell table:style-name="ce447" table:content-validation-name="val4" table:formula="of:=VLOOKUP([.E13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9</text:p>
          </table:table-cell>
          <table:table-cell table:style-name="ce47"/>
          <table:table-cell table:style-name="ce48" table:content-validation-name="val11"/>
          <table:table-cell table:style-name="ce178" table:content-validation-name="val13"/>
          <table:table-cell table:style-name="ce447" table:content-validation-name="val4" table:formula="of:=VLOOKUP([.E13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0</text:p>
          </table:table-cell>
          <table:table-cell table:style-name="ce47"/>
          <table:table-cell table:style-name="ce48" table:content-validation-name="val11"/>
          <table:table-cell table:style-name="ce179" table:content-validation-name="val13"/>
          <table:table-cell table:style-name="ce447" table:content-validation-name="val4" table:formula="of:=VLOOKUP([.E13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1</text:p>
          </table:table-cell>
          <table:table-cell table:style-name="ce47"/>
          <table:table-cell table:style-name="ce48" table:content-validation-name="val11"/>
          <table:table-cell table:style-name="ce180" table:content-validation-name="val13"/>
          <table:table-cell table:style-name="ce447" table:content-validation-name="val4" table:formula="of:=VLOOKUP([.E13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2</text:p>
          </table:table-cell>
          <table:table-cell table:style-name="ce47"/>
          <table:table-cell table:style-name="ce48" table:content-validation-name="val11"/>
          <table:table-cell table:style-name="ce181" table:content-validation-name="val13"/>
          <table:table-cell table:style-name="ce447" table:content-validation-name="val4" table:formula="of:=VLOOKUP([.E13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3</text:p>
          </table:table-cell>
          <table:table-cell table:style-name="ce47"/>
          <table:table-cell table:style-name="ce48" table:content-validation-name="val11"/>
          <table:table-cell table:style-name="ce182" table:content-validation-name="val13"/>
          <table:table-cell table:style-name="ce447" table:content-validation-name="val4" table:formula="of:=VLOOKUP([.E13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4</text:p>
          </table:table-cell>
          <table:table-cell table:style-name="ce47"/>
          <table:table-cell table:style-name="ce48" table:content-validation-name="val11"/>
          <table:table-cell table:style-name="ce183" table:content-validation-name="val13"/>
          <table:table-cell table:style-name="ce447" table:content-validation-name="val4" table:formula="of:=VLOOKUP([.E13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3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5</text:p>
          </table:table-cell>
          <table:table-cell table:style-name="ce47"/>
          <table:table-cell table:style-name="ce48" table:content-validation-name="val11"/>
          <table:table-cell table:style-name="ce184" table:content-validation-name="val13"/>
          <table:table-cell table:style-name="ce447" table:content-validation-name="val4" table:formula="of:=VLOOKUP([.E14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6</text:p>
          </table:table-cell>
          <table:table-cell table:style-name="ce47"/>
          <table:table-cell table:style-name="ce48" table:content-validation-name="val11"/>
          <table:table-cell table:style-name="ce185" table:content-validation-name="val13"/>
          <table:table-cell table:style-name="ce447" table:content-validation-name="val4" table:formula="of:=VLOOKUP([.E14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7</text:p>
          </table:table-cell>
          <table:table-cell table:style-name="ce47"/>
          <table:table-cell table:style-name="ce48" table:content-validation-name="val11"/>
          <table:table-cell table:style-name="ce186" table:content-validation-name="val13"/>
          <table:table-cell table:style-name="ce447" table:content-validation-name="val4" table:formula="of:=VLOOKUP([.E14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8</text:p>
          </table:table-cell>
          <table:table-cell table:style-name="ce47"/>
          <table:table-cell table:style-name="ce48" table:content-validation-name="val11"/>
          <table:table-cell table:style-name="ce187" table:content-validation-name="val13"/>
          <table:table-cell table:style-name="ce447" table:content-validation-name="val4" table:formula="of:=VLOOKUP([.E14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9</text:p>
          </table:table-cell>
          <table:table-cell table:style-name="ce47"/>
          <table:table-cell table:style-name="ce48" table:content-validation-name="val11"/>
          <table:table-cell table:style-name="ce188" table:content-validation-name="val13"/>
          <table:table-cell table:style-name="ce447" table:content-validation-name="val4" table:formula="of:=VLOOKUP([.E14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0</text:p>
          </table:table-cell>
          <table:table-cell table:style-name="ce47"/>
          <table:table-cell table:style-name="ce48" table:content-validation-name="val11"/>
          <table:table-cell table:style-name="ce189" table:content-validation-name="val13"/>
          <table:table-cell table:style-name="ce447" table:content-validation-name="val4" table:formula="of:=VLOOKUP([.E14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1</text:p>
          </table:table-cell>
          <table:table-cell table:style-name="ce47"/>
          <table:table-cell table:style-name="ce48" table:content-validation-name="val11"/>
          <table:table-cell table:style-name="ce190" table:content-validation-name="val13"/>
          <table:table-cell table:style-name="ce447" table:content-validation-name="val4" table:formula="of:=VLOOKUP([.E14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2</text:p>
          </table:table-cell>
          <table:table-cell table:style-name="ce47"/>
          <table:table-cell table:style-name="ce48" table:content-validation-name="val11"/>
          <table:table-cell table:style-name="ce191" table:content-validation-name="val13"/>
          <table:table-cell table:style-name="ce447" table:content-validation-name="val4" table:formula="of:=VLOOKUP([.E14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3</text:p>
          </table:table-cell>
          <table:table-cell table:style-name="ce47"/>
          <table:table-cell table:style-name="ce48" table:content-validation-name="val11"/>
          <table:table-cell table:style-name="ce192" table:content-validation-name="val13"/>
          <table:table-cell table:style-name="ce447" table:content-validation-name="val4" table:formula="of:=VLOOKUP([.E14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4</text:p>
          </table:table-cell>
          <table:table-cell table:style-name="ce47"/>
          <table:table-cell table:style-name="ce48" table:content-validation-name="val11"/>
          <table:table-cell table:style-name="ce193" table:content-validation-name="val13"/>
          <table:table-cell table:style-name="ce447" table:content-validation-name="val4" table:formula="of:=VLOOKUP([.E14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4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5</text:p>
          </table:table-cell>
          <table:table-cell table:style-name="ce47"/>
          <table:table-cell table:style-name="ce48" table:content-validation-name="val11"/>
          <table:table-cell table:style-name="ce194" table:content-validation-name="val13"/>
          <table:table-cell table:style-name="ce447" table:content-validation-name="val4" table:formula="of:=VLOOKUP([.E15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6</text:p>
          </table:table-cell>
          <table:table-cell table:style-name="ce47"/>
          <table:table-cell table:style-name="ce48" table:content-validation-name="val11"/>
          <table:table-cell table:style-name="ce195" table:content-validation-name="val13"/>
          <table:table-cell table:style-name="ce447" table:content-validation-name="val4" table:formula="of:=VLOOKUP([.E15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7</text:p>
          </table:table-cell>
          <table:table-cell table:style-name="ce47"/>
          <table:table-cell table:style-name="ce48" table:content-validation-name="val11"/>
          <table:table-cell table:style-name="ce196" table:content-validation-name="val13"/>
          <table:table-cell table:style-name="ce447" table:content-validation-name="val4" table:formula="of:=VLOOKUP([.E15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8</text:p>
          </table:table-cell>
          <table:table-cell table:style-name="ce47"/>
          <table:table-cell table:style-name="ce48" table:content-validation-name="val11"/>
          <table:table-cell table:style-name="ce197" table:content-validation-name="val13"/>
          <table:table-cell table:style-name="ce447" table:content-validation-name="val4" table:formula="of:=VLOOKUP([.E15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9</text:p>
          </table:table-cell>
          <table:table-cell table:style-name="ce47"/>
          <table:table-cell table:style-name="ce48" table:content-validation-name="val11"/>
          <table:table-cell table:style-name="ce198" table:content-validation-name="val13"/>
          <table:table-cell table:style-name="ce447" table:content-validation-name="val4" table:formula="of:=VLOOKUP([.E15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0</text:p>
          </table:table-cell>
          <table:table-cell table:style-name="ce47"/>
          <table:table-cell table:style-name="ce48" table:content-validation-name="val11"/>
          <table:table-cell table:style-name="ce199" table:content-validation-name="val13"/>
          <table:table-cell table:style-name="ce447" table:content-validation-name="val4" table:formula="of:=VLOOKUP([.E15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1</text:p>
          </table:table-cell>
          <table:table-cell table:style-name="ce47"/>
          <table:table-cell table:style-name="ce48" table:content-validation-name="val11"/>
          <table:table-cell table:style-name="ce200" table:content-validation-name="val13"/>
          <table:table-cell table:style-name="ce447" table:content-validation-name="val4" table:formula="of:=VLOOKUP([.E15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2</text:p>
          </table:table-cell>
          <table:table-cell table:style-name="ce47"/>
          <table:table-cell table:style-name="ce48" table:content-validation-name="val11"/>
          <table:table-cell table:style-name="ce201" table:content-validation-name="val13"/>
          <table:table-cell table:style-name="ce447" table:content-validation-name="val4" table:formula="of:=VLOOKUP([.E15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3</text:p>
          </table:table-cell>
          <table:table-cell table:style-name="ce47"/>
          <table:table-cell table:style-name="ce48" table:content-validation-name="val11"/>
          <table:table-cell table:style-name="ce202" table:content-validation-name="val13"/>
          <table:table-cell table:style-name="ce447" table:content-validation-name="val4" table:formula="of:=VLOOKUP([.E15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4</text:p>
          </table:table-cell>
          <table:table-cell table:style-name="ce47"/>
          <table:table-cell table:style-name="ce48" table:content-validation-name="val11"/>
          <table:table-cell table:style-name="ce203" table:content-validation-name="val13"/>
          <table:table-cell table:style-name="ce447" table:content-validation-name="val4" table:formula="of:=VLOOKUP([.E15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5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5</text:p>
          </table:table-cell>
          <table:table-cell table:style-name="ce47"/>
          <table:table-cell table:style-name="ce48" table:content-validation-name="val11"/>
          <table:table-cell table:style-name="ce204" table:content-validation-name="val13"/>
          <table:table-cell table:style-name="ce447" table:content-validation-name="val4" table:formula="of:=VLOOKUP([.E16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6</text:p>
          </table:table-cell>
          <table:table-cell table:style-name="ce47"/>
          <table:table-cell table:style-name="ce48" table:content-validation-name="val11"/>
          <table:table-cell table:style-name="ce205" table:content-validation-name="val13"/>
          <table:table-cell table:style-name="ce447" table:content-validation-name="val4" table:formula="of:=VLOOKUP([.E16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7</text:p>
          </table:table-cell>
          <table:table-cell table:style-name="ce47"/>
          <table:table-cell table:style-name="ce48" table:content-validation-name="val11"/>
          <table:table-cell table:style-name="ce206" table:content-validation-name="val13"/>
          <table:table-cell table:style-name="ce447" table:content-validation-name="val4" table:formula="of:=VLOOKUP([.E16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8</text:p>
          </table:table-cell>
          <table:table-cell table:style-name="ce47"/>
          <table:table-cell table:style-name="ce48" table:content-validation-name="val11"/>
          <table:table-cell table:style-name="ce207" table:content-validation-name="val13"/>
          <table:table-cell table:style-name="ce447" table:content-validation-name="val4" table:formula="of:=VLOOKUP([.E16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9</text:p>
          </table:table-cell>
          <table:table-cell table:style-name="ce47"/>
          <table:table-cell table:style-name="ce48" table:content-validation-name="val11"/>
          <table:table-cell table:style-name="ce208" table:content-validation-name="val13"/>
          <table:table-cell table:style-name="ce447" table:content-validation-name="val4" table:formula="of:=VLOOKUP([.E16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0</text:p>
          </table:table-cell>
          <table:table-cell table:style-name="ce47"/>
          <table:table-cell table:style-name="ce48" table:content-validation-name="val11"/>
          <table:table-cell table:style-name="ce209" table:content-validation-name="val13"/>
          <table:table-cell table:style-name="ce447" table:content-validation-name="val4" table:formula="of:=VLOOKUP([.E16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1</text:p>
          </table:table-cell>
          <table:table-cell table:style-name="ce47"/>
          <table:table-cell table:style-name="ce48" table:content-validation-name="val11"/>
          <table:table-cell table:style-name="ce210" table:content-validation-name="val13"/>
          <table:table-cell table:style-name="ce447" table:content-validation-name="val4" table:formula="of:=VLOOKUP([.E16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2</text:p>
          </table:table-cell>
          <table:table-cell table:style-name="ce47"/>
          <table:table-cell table:style-name="ce48" table:content-validation-name="val11"/>
          <table:table-cell table:style-name="ce211" table:content-validation-name="val13"/>
          <table:table-cell table:style-name="ce447" table:content-validation-name="val4" table:formula="of:=VLOOKUP([.E16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3</text:p>
          </table:table-cell>
          <table:table-cell table:style-name="ce47"/>
          <table:table-cell table:style-name="ce48" table:content-validation-name="val11"/>
          <table:table-cell table:style-name="ce212" table:content-validation-name="val13"/>
          <table:table-cell table:style-name="ce447" table:content-validation-name="val4" table:formula="of:=VLOOKUP([.E16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4</text:p>
          </table:table-cell>
          <table:table-cell table:style-name="ce47"/>
          <table:table-cell table:style-name="ce48" table:content-validation-name="val11"/>
          <table:table-cell table:style-name="ce213" table:content-validation-name="val13"/>
          <table:table-cell table:style-name="ce447" table:content-validation-name="val4" table:formula="of:=VLOOKUP([.E16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6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5</text:p>
          </table:table-cell>
          <table:table-cell table:style-name="ce47"/>
          <table:table-cell table:style-name="ce48" table:content-validation-name="val11"/>
          <table:table-cell table:style-name="ce214" table:content-validation-name="val13"/>
          <table:table-cell table:style-name="ce447" table:content-validation-name="val4" table:formula="of:=VLOOKUP([.E17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6</text:p>
          </table:table-cell>
          <table:table-cell table:style-name="ce47"/>
          <table:table-cell table:style-name="ce48" table:content-validation-name="val11"/>
          <table:table-cell table:style-name="ce215" table:content-validation-name="val13"/>
          <table:table-cell table:style-name="ce447" table:content-validation-name="val4" table:formula="of:=VLOOKUP([.E17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7</text:p>
          </table:table-cell>
          <table:table-cell table:style-name="ce47"/>
          <table:table-cell table:style-name="ce48" table:content-validation-name="val11"/>
          <table:table-cell table:style-name="ce216" table:content-validation-name="val13"/>
          <table:table-cell table:style-name="ce447" table:content-validation-name="val4" table:formula="of:=VLOOKUP([.E17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8</text:p>
          </table:table-cell>
          <table:table-cell table:style-name="ce47"/>
          <table:table-cell table:style-name="ce48" table:content-validation-name="val11"/>
          <table:table-cell table:style-name="ce217" table:content-validation-name="val13"/>
          <table:table-cell table:style-name="ce447" table:content-validation-name="val4" table:formula="of:=VLOOKUP([.E17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9</text:p>
          </table:table-cell>
          <table:table-cell table:style-name="ce47"/>
          <table:table-cell table:style-name="ce48" table:content-validation-name="val11"/>
          <table:table-cell table:style-name="ce218" table:content-validation-name="val13"/>
          <table:table-cell table:style-name="ce447" table:content-validation-name="val4" table:formula="of:=VLOOKUP([.E17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0</text:p>
          </table:table-cell>
          <table:table-cell table:style-name="ce47"/>
          <table:table-cell table:style-name="ce48" table:content-validation-name="val11"/>
          <table:table-cell table:style-name="ce219" table:content-validation-name="val13"/>
          <table:table-cell table:style-name="ce447" table:content-validation-name="val4" table:formula="of:=VLOOKUP([.E17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1</text:p>
          </table:table-cell>
          <table:table-cell table:style-name="ce47"/>
          <table:table-cell table:style-name="ce48" table:content-validation-name="val11"/>
          <table:table-cell table:style-name="ce220" table:content-validation-name="val13"/>
          <table:table-cell table:style-name="ce447" table:content-validation-name="val4" table:formula="of:=VLOOKUP([.E17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2</text:p>
          </table:table-cell>
          <table:table-cell table:style-name="ce47"/>
          <table:table-cell table:style-name="ce48" table:content-validation-name="val11"/>
          <table:table-cell table:style-name="ce221" table:content-validation-name="val13"/>
          <table:table-cell table:style-name="ce447" table:content-validation-name="val4" table:formula="of:=VLOOKUP([.E17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3</text:p>
          </table:table-cell>
          <table:table-cell table:style-name="ce47"/>
          <table:table-cell table:style-name="ce48" table:content-validation-name="val11"/>
          <table:table-cell table:style-name="ce222" table:content-validation-name="val13"/>
          <table:table-cell table:style-name="ce447" table:content-validation-name="val4" table:formula="of:=VLOOKUP([.E17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4</text:p>
          </table:table-cell>
          <table:table-cell table:style-name="ce47"/>
          <table:table-cell table:style-name="ce48" table:content-validation-name="val11"/>
          <table:table-cell table:style-name="ce223" table:content-validation-name="val13"/>
          <table:table-cell table:style-name="ce447" table:content-validation-name="val4" table:formula="of:=VLOOKUP([.E17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7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5</text:p>
          </table:table-cell>
          <table:table-cell table:style-name="ce47"/>
          <table:table-cell table:style-name="ce48" table:content-validation-name="val11"/>
          <table:table-cell table:style-name="ce224" table:content-validation-name="val13"/>
          <table:table-cell table:style-name="ce447" table:content-validation-name="val4" table:formula="of:=VLOOKUP([.E18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6</text:p>
          </table:table-cell>
          <table:table-cell table:style-name="ce47"/>
          <table:table-cell table:style-name="ce48" table:content-validation-name="val11"/>
          <table:table-cell table:style-name="ce225" table:content-validation-name="val13"/>
          <table:table-cell table:style-name="ce447" table:content-validation-name="val4" table:formula="of:=VLOOKUP([.E18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7</text:p>
          </table:table-cell>
          <table:table-cell table:style-name="ce47"/>
          <table:table-cell table:style-name="ce48" table:content-validation-name="val11"/>
          <table:table-cell table:style-name="ce226" table:content-validation-name="val13"/>
          <table:table-cell table:style-name="ce447" table:content-validation-name="val4" table:formula="of:=VLOOKUP([.E18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8</text:p>
          </table:table-cell>
          <table:table-cell table:style-name="ce47"/>
          <table:table-cell table:style-name="ce48" table:content-validation-name="val11"/>
          <table:table-cell table:style-name="ce227" table:content-validation-name="val13"/>
          <table:table-cell table:style-name="ce447" table:content-validation-name="val4" table:formula="of:=VLOOKUP([.E18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9</text:p>
          </table:table-cell>
          <table:table-cell table:style-name="ce47"/>
          <table:table-cell table:style-name="ce48" table:content-validation-name="val11"/>
          <table:table-cell table:style-name="ce228" table:content-validation-name="val13"/>
          <table:table-cell table:style-name="ce447" table:content-validation-name="val4" table:formula="of:=VLOOKUP([.E18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0</text:p>
          </table:table-cell>
          <table:table-cell table:style-name="ce47"/>
          <table:table-cell table:style-name="ce48" table:content-validation-name="val11"/>
          <table:table-cell table:style-name="ce229" table:content-validation-name="val13"/>
          <table:table-cell table:style-name="ce447" table:content-validation-name="val4" table:formula="of:=VLOOKUP([.E18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1</text:p>
          </table:table-cell>
          <table:table-cell table:style-name="ce47"/>
          <table:table-cell table:style-name="ce48" table:content-validation-name="val11"/>
          <table:table-cell table:style-name="ce230" table:content-validation-name="val13"/>
          <table:table-cell table:style-name="ce447" table:content-validation-name="val4" table:formula="of:=VLOOKUP([.E18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2</text:p>
          </table:table-cell>
          <table:table-cell table:style-name="ce47"/>
          <table:table-cell table:style-name="ce48" table:content-validation-name="val11"/>
          <table:table-cell table:style-name="ce231" table:content-validation-name="val13"/>
          <table:table-cell table:style-name="ce447" table:content-validation-name="val4" table:formula="of:=VLOOKUP([.E18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3</text:p>
          </table:table-cell>
          <table:table-cell table:style-name="ce47"/>
          <table:table-cell table:style-name="ce48" table:content-validation-name="val11"/>
          <table:table-cell table:style-name="ce232" table:content-validation-name="val13"/>
          <table:table-cell table:style-name="ce447" table:content-validation-name="val4" table:formula="of:=VLOOKUP([.E18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4</text:p>
          </table:table-cell>
          <table:table-cell table:style-name="ce47"/>
          <table:table-cell table:style-name="ce48" table:content-validation-name="val11"/>
          <table:table-cell table:style-name="ce233" table:content-validation-name="val13"/>
          <table:table-cell table:style-name="ce447" table:content-validation-name="val4" table:formula="of:=VLOOKUP([.E18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8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5</text:p>
          </table:table-cell>
          <table:table-cell table:style-name="ce47"/>
          <table:table-cell table:style-name="ce48" table:content-validation-name="val11"/>
          <table:table-cell table:style-name="ce234" table:content-validation-name="val13"/>
          <table:table-cell table:style-name="ce447" table:content-validation-name="val4" table:formula="of:=VLOOKUP([.E19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6</text:p>
          </table:table-cell>
          <table:table-cell table:style-name="ce47"/>
          <table:table-cell table:style-name="ce48" table:content-validation-name="val11"/>
          <table:table-cell table:style-name="ce235" table:content-validation-name="val13"/>
          <table:table-cell table:style-name="ce447" table:content-validation-name="val4" table:formula="of:=VLOOKUP([.E19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7</text:p>
          </table:table-cell>
          <table:table-cell table:style-name="ce47"/>
          <table:table-cell table:style-name="ce48" table:content-validation-name="val11"/>
          <table:table-cell table:style-name="ce236" table:content-validation-name="val13"/>
          <table:table-cell table:style-name="ce447" table:content-validation-name="val4" table:formula="of:=VLOOKUP([.E19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8</text:p>
          </table:table-cell>
          <table:table-cell table:style-name="ce47"/>
          <table:table-cell table:style-name="ce48" table:content-validation-name="val11"/>
          <table:table-cell table:style-name="ce237" table:content-validation-name="val13"/>
          <table:table-cell table:style-name="ce447" table:content-validation-name="val4" table:formula="of:=VLOOKUP([.E19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9</text:p>
          </table:table-cell>
          <table:table-cell table:style-name="ce47"/>
          <table:table-cell table:style-name="ce48" table:content-validation-name="val11"/>
          <table:table-cell table:style-name="ce238" table:content-validation-name="val13"/>
          <table:table-cell table:style-name="ce447" table:content-validation-name="val4" table:formula="of:=VLOOKUP([.E19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0</text:p>
          </table:table-cell>
          <table:table-cell table:style-name="ce47"/>
          <table:table-cell table:style-name="ce48" table:content-validation-name="val11"/>
          <table:table-cell table:style-name="ce239" table:content-validation-name="val13"/>
          <table:table-cell table:style-name="ce447" table:content-validation-name="val4" table:formula="of:=VLOOKUP([.E19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1</text:p>
          </table:table-cell>
          <table:table-cell table:style-name="ce47"/>
          <table:table-cell table:style-name="ce48" table:content-validation-name="val11"/>
          <table:table-cell table:style-name="ce240" table:content-validation-name="val13"/>
          <table:table-cell table:style-name="ce447" table:content-validation-name="val4" table:formula="of:=VLOOKUP([.E19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2</text:p>
          </table:table-cell>
          <table:table-cell table:style-name="ce47"/>
          <table:table-cell table:style-name="ce48" table:content-validation-name="val11"/>
          <table:table-cell table:style-name="ce241" table:content-validation-name="val13"/>
          <table:table-cell table:style-name="ce447" table:content-validation-name="val4" table:formula="of:=VLOOKUP([.E19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3</text:p>
          </table:table-cell>
          <table:table-cell table:style-name="ce47"/>
          <table:table-cell table:style-name="ce48" table:content-validation-name="val11"/>
          <table:table-cell table:style-name="ce242" table:content-validation-name="val13"/>
          <table:table-cell table:style-name="ce447" table:content-validation-name="val4" table:formula="of:=VLOOKUP([.E19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4</text:p>
          </table:table-cell>
          <table:table-cell table:style-name="ce47"/>
          <table:table-cell table:style-name="ce48" table:content-validation-name="val11"/>
          <table:table-cell table:style-name="ce243" table:content-validation-name="val13"/>
          <table:table-cell table:style-name="ce447" table:content-validation-name="val4" table:formula="of:=VLOOKUP([.E19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19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5</text:p>
          </table:table-cell>
          <table:table-cell table:style-name="ce47"/>
          <table:table-cell table:style-name="ce48" table:content-validation-name="val11"/>
          <table:table-cell table:style-name="ce244" table:content-validation-name="val13"/>
          <table:table-cell table:style-name="ce447" table:content-validation-name="val4" table:formula="of:=VLOOKUP([.E20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6</text:p>
          </table:table-cell>
          <table:table-cell table:style-name="ce47"/>
          <table:table-cell table:style-name="ce48" table:content-validation-name="val11"/>
          <table:table-cell table:style-name="ce245" table:content-validation-name="val13"/>
          <table:table-cell table:style-name="ce447" table:content-validation-name="val4" table:formula="of:=VLOOKUP([.E20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7</text:p>
          </table:table-cell>
          <table:table-cell table:style-name="ce47"/>
          <table:table-cell table:style-name="ce48" table:content-validation-name="val11"/>
          <table:table-cell table:style-name="ce246" table:content-validation-name="val13"/>
          <table:table-cell table:style-name="ce447" table:content-validation-name="val4" table:formula="of:=VLOOKUP([.E20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8</text:p>
          </table:table-cell>
          <table:table-cell table:style-name="ce47"/>
          <table:table-cell table:style-name="ce48" table:content-validation-name="val11"/>
          <table:table-cell table:style-name="ce247" table:content-validation-name="val13"/>
          <table:table-cell table:style-name="ce447" table:content-validation-name="val4" table:formula="of:=VLOOKUP([.E20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9</text:p>
          </table:table-cell>
          <table:table-cell table:style-name="ce47"/>
          <table:table-cell table:style-name="ce48" table:content-validation-name="val11"/>
          <table:table-cell table:style-name="ce248" table:content-validation-name="val13"/>
          <table:table-cell table:style-name="ce447" table:content-validation-name="val4" table:formula="of:=VLOOKUP([.E20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0</text:p>
          </table:table-cell>
          <table:table-cell table:style-name="ce47"/>
          <table:table-cell table:style-name="ce48" table:content-validation-name="val11"/>
          <table:table-cell table:style-name="ce249" table:content-validation-name="val13"/>
          <table:table-cell table:style-name="ce447" table:content-validation-name="val4" table:formula="of:=VLOOKUP([.E20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1</text:p>
          </table:table-cell>
          <table:table-cell table:style-name="ce47"/>
          <table:table-cell table:style-name="ce48" table:content-validation-name="val11"/>
          <table:table-cell table:style-name="ce250" table:content-validation-name="val13"/>
          <table:table-cell table:style-name="ce447" table:content-validation-name="val4" table:formula="of:=VLOOKUP([.E20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2</text:p>
          </table:table-cell>
          <table:table-cell table:style-name="ce47"/>
          <table:table-cell table:style-name="ce48" table:content-validation-name="val11"/>
          <table:table-cell table:style-name="ce251" table:content-validation-name="val13"/>
          <table:table-cell table:style-name="ce447" table:content-validation-name="val4" table:formula="of:=VLOOKUP([.E20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3</text:p>
          </table:table-cell>
          <table:table-cell table:style-name="ce47"/>
          <table:table-cell table:style-name="ce48" table:content-validation-name="val11"/>
          <table:table-cell table:style-name="ce252" table:content-validation-name="val13"/>
          <table:table-cell table:style-name="ce447" table:content-validation-name="val4" table:formula="of:=VLOOKUP([.E20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4</text:p>
          </table:table-cell>
          <table:table-cell table:style-name="ce47"/>
          <table:table-cell table:style-name="ce48" table:content-validation-name="val11"/>
          <table:table-cell table:style-name="ce253" table:content-validation-name="val13"/>
          <table:table-cell table:style-name="ce447" table:content-validation-name="val4" table:formula="of:=VLOOKUP([.E20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0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5</text:p>
          </table:table-cell>
          <table:table-cell table:style-name="ce47"/>
          <table:table-cell table:style-name="ce48" table:content-validation-name="val11"/>
          <table:table-cell table:style-name="ce254" table:content-validation-name="val13"/>
          <table:table-cell table:style-name="ce447" table:content-validation-name="val4" table:formula="of:=VLOOKUP([.E21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6</text:p>
          </table:table-cell>
          <table:table-cell table:style-name="ce47"/>
          <table:table-cell table:style-name="ce48" table:content-validation-name="val11"/>
          <table:table-cell table:style-name="ce255" table:content-validation-name="val13"/>
          <table:table-cell table:style-name="ce447" table:content-validation-name="val4" table:formula="of:=VLOOKUP([.E21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7</text:p>
          </table:table-cell>
          <table:table-cell table:style-name="ce47"/>
          <table:table-cell table:style-name="ce48" table:content-validation-name="val11"/>
          <table:table-cell table:style-name="ce256" table:content-validation-name="val13"/>
          <table:table-cell table:style-name="ce447" table:content-validation-name="val4" table:formula="of:=VLOOKUP([.E21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8</text:p>
          </table:table-cell>
          <table:table-cell table:style-name="ce47"/>
          <table:table-cell table:style-name="ce48" table:content-validation-name="val11"/>
          <table:table-cell table:style-name="ce257" table:content-validation-name="val13"/>
          <table:table-cell table:style-name="ce447" table:content-validation-name="val4" table:formula="of:=VLOOKUP([.E21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9</text:p>
          </table:table-cell>
          <table:table-cell table:style-name="ce47"/>
          <table:table-cell table:style-name="ce48" table:content-validation-name="val11"/>
          <table:table-cell table:style-name="ce258" table:content-validation-name="val13"/>
          <table:table-cell table:style-name="ce447" table:content-validation-name="val4" table:formula="of:=VLOOKUP([.E21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0</text:p>
          </table:table-cell>
          <table:table-cell table:style-name="ce47"/>
          <table:table-cell table:style-name="ce48" table:content-validation-name="val11"/>
          <table:table-cell table:style-name="ce259" table:content-validation-name="val13"/>
          <table:table-cell table:style-name="ce447" table:content-validation-name="val4" table:formula="of:=VLOOKUP([.E21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1</text:p>
          </table:table-cell>
          <table:table-cell table:style-name="ce47"/>
          <table:table-cell table:style-name="ce48" table:content-validation-name="val11"/>
          <table:table-cell table:style-name="ce260" table:content-validation-name="val13"/>
          <table:table-cell table:style-name="ce447" table:content-validation-name="val4" table:formula="of:=VLOOKUP([.E21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2</text:p>
          </table:table-cell>
          <table:table-cell table:style-name="ce47"/>
          <table:table-cell table:style-name="ce48" table:content-validation-name="val11"/>
          <table:table-cell table:style-name="ce261" table:content-validation-name="val13"/>
          <table:table-cell table:style-name="ce447" table:content-validation-name="val4" table:formula="of:=VLOOKUP([.E21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3</text:p>
          </table:table-cell>
          <table:table-cell table:style-name="ce47"/>
          <table:table-cell table:style-name="ce48" table:content-validation-name="val11"/>
          <table:table-cell table:style-name="ce262" table:content-validation-name="val13"/>
          <table:table-cell table:style-name="ce447" table:content-validation-name="val4" table:formula="of:=VLOOKUP([.E21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4</text:p>
          </table:table-cell>
          <table:table-cell table:style-name="ce47"/>
          <table:table-cell table:style-name="ce48" table:content-validation-name="val11"/>
          <table:table-cell table:style-name="ce263" table:content-validation-name="val13"/>
          <table:table-cell table:style-name="ce447" table:content-validation-name="val4" table:formula="of:=VLOOKUP([.E21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1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5</text:p>
          </table:table-cell>
          <table:table-cell table:style-name="ce47"/>
          <table:table-cell table:style-name="ce48" table:content-validation-name="val11"/>
          <table:table-cell table:style-name="ce264" table:content-validation-name="val13"/>
          <table:table-cell table:style-name="ce447" table:content-validation-name="val4" table:formula="of:=VLOOKUP([.E22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6</text:p>
          </table:table-cell>
          <table:table-cell table:style-name="ce47"/>
          <table:table-cell table:style-name="ce48" table:content-validation-name="val11"/>
          <table:table-cell table:style-name="ce265" table:content-validation-name="val13"/>
          <table:table-cell table:style-name="ce447" table:content-validation-name="val4" table:formula="of:=VLOOKUP([.E22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7</text:p>
          </table:table-cell>
          <table:table-cell table:style-name="ce47"/>
          <table:table-cell table:style-name="ce48" table:content-validation-name="val11"/>
          <table:table-cell table:style-name="ce266" table:content-validation-name="val13"/>
          <table:table-cell table:style-name="ce447" table:content-validation-name="val4" table:formula="of:=VLOOKUP([.E22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8</text:p>
          </table:table-cell>
          <table:table-cell table:style-name="ce47"/>
          <table:table-cell table:style-name="ce48" table:content-validation-name="val11"/>
          <table:table-cell table:style-name="ce267" table:content-validation-name="val13"/>
          <table:table-cell table:style-name="ce447" table:content-validation-name="val4" table:formula="of:=VLOOKUP([.E22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9</text:p>
          </table:table-cell>
          <table:table-cell table:style-name="ce47"/>
          <table:table-cell table:style-name="ce48" table:content-validation-name="val11"/>
          <table:table-cell table:style-name="ce268" table:content-validation-name="val13"/>
          <table:table-cell table:style-name="ce447" table:content-validation-name="val4" table:formula="of:=VLOOKUP([.E22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0</text:p>
          </table:table-cell>
          <table:table-cell table:style-name="ce47"/>
          <table:table-cell table:style-name="ce48" table:content-validation-name="val11"/>
          <table:table-cell table:style-name="ce269" table:content-validation-name="val13"/>
          <table:table-cell table:style-name="ce447" table:content-validation-name="val4" table:formula="of:=VLOOKUP([.E22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1</text:p>
          </table:table-cell>
          <table:table-cell table:style-name="ce47"/>
          <table:table-cell table:style-name="ce48" table:content-validation-name="val11"/>
          <table:table-cell table:style-name="ce270" table:content-validation-name="val13"/>
          <table:table-cell table:style-name="ce447" table:content-validation-name="val4" table:formula="of:=VLOOKUP([.E22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2</text:p>
          </table:table-cell>
          <table:table-cell table:style-name="ce47"/>
          <table:table-cell table:style-name="ce48" table:content-validation-name="val11"/>
          <table:table-cell table:style-name="ce271" table:content-validation-name="val13"/>
          <table:table-cell table:style-name="ce447" table:content-validation-name="val4" table:formula="of:=VLOOKUP([.E22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3</text:p>
          </table:table-cell>
          <table:table-cell table:style-name="ce47"/>
          <table:table-cell table:style-name="ce48" table:content-validation-name="val11"/>
          <table:table-cell table:style-name="ce272" table:content-validation-name="val13"/>
          <table:table-cell table:style-name="ce447" table:content-validation-name="val4" table:formula="of:=VLOOKUP([.E22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4</text:p>
          </table:table-cell>
          <table:table-cell table:style-name="ce47"/>
          <table:table-cell table:style-name="ce48" table:content-validation-name="val11"/>
          <table:table-cell table:style-name="ce273" table:content-validation-name="val13"/>
          <table:table-cell table:style-name="ce447" table:content-validation-name="val4" table:formula="of:=VLOOKUP([.E22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2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style-name="ce4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5</text:p>
          </table:table-cell>
          <table:table-cell table:style-name="ce47"/>
          <table:table-cell table:style-name="ce48" table:content-validation-name="val11"/>
          <table:table-cell table:style-name="ce274" table:content-validation-name="val13"/>
          <table:table-cell table:style-name="ce447" table:content-validation-name="val4" table:formula="of:=VLOOKUP([.E23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6</text:p>
          </table:table-cell>
          <table:table-cell table:style-name="ce47"/>
          <table:table-cell table:style-name="ce48" table:content-validation-name="val11"/>
          <table:table-cell table:style-name="ce275" table:content-validation-name="val13"/>
          <table:table-cell table:style-name="ce447" table:content-validation-name="val4" table:formula="of:=VLOOKUP([.E23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7</text:p>
          </table:table-cell>
          <table:table-cell table:style-name="ce47"/>
          <table:table-cell table:style-name="ce48" table:content-validation-name="val11"/>
          <table:table-cell table:style-name="ce276" table:content-validation-name="val13"/>
          <table:table-cell table:style-name="ce447" table:content-validation-name="val4" table:formula="of:=VLOOKUP([.E23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8</text:p>
          </table:table-cell>
          <table:table-cell table:style-name="ce47"/>
          <table:table-cell table:style-name="ce48" table:content-validation-name="val11"/>
          <table:table-cell table:style-name="ce277" table:content-validation-name="val13"/>
          <table:table-cell table:style-name="ce447" table:content-validation-name="val4" table:formula="of:=VLOOKUP([.E23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9</text:p>
          </table:table-cell>
          <table:table-cell table:style-name="ce47"/>
          <table:table-cell table:style-name="ce48" table:content-validation-name="val11"/>
          <table:table-cell table:style-name="ce278" table:content-validation-name="val13"/>
          <table:table-cell table:style-name="ce447" table:content-validation-name="val4" table:formula="of:=VLOOKUP([.E23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0</text:p>
          </table:table-cell>
          <table:table-cell table:style-name="ce47"/>
          <table:table-cell table:style-name="ce48" table:content-validation-name="val11"/>
          <table:table-cell table:style-name="ce279" table:content-validation-name="val13"/>
          <table:table-cell table:style-name="ce447" table:content-validation-name="val4" table:formula="of:=VLOOKUP([.E23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1</text:p>
          </table:table-cell>
          <table:table-cell table:style-name="ce47"/>
          <table:table-cell table:style-name="ce48" table:content-validation-name="val11"/>
          <table:table-cell table:style-name="ce280" table:content-validation-name="val13"/>
          <table:table-cell table:style-name="ce447" table:content-validation-name="val4" table:formula="of:=VLOOKUP([.E23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2</text:p>
          </table:table-cell>
          <table:table-cell table:style-name="ce47"/>
          <table:table-cell table:style-name="ce48" table:content-validation-name="val11"/>
          <table:table-cell table:style-name="ce281" table:content-validation-name="val13"/>
          <table:table-cell table:style-name="ce447" table:content-validation-name="val4" table:formula="of:=VLOOKUP([.E23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3</text:p>
          </table:table-cell>
          <table:table-cell table:style-name="ce47"/>
          <table:table-cell table:style-name="ce48" table:content-validation-name="val11"/>
          <table:table-cell table:style-name="ce282" table:content-validation-name="val13"/>
          <table:table-cell table:style-name="ce447" table:content-validation-name="val4" table:formula="of:=VLOOKUP([.E23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4</text:p>
          </table:table-cell>
          <table:table-cell table:style-name="ce47"/>
          <table:table-cell table:style-name="ce48" table:content-validation-name="val11"/>
          <table:table-cell table:style-name="ce283" table:content-validation-name="val13"/>
          <table:table-cell table:style-name="ce447" table:content-validation-name="val4" table:formula="of:=VLOOKUP([.E23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3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5</text:p>
          </table:table-cell>
          <table:table-cell table:style-name="ce47"/>
          <table:table-cell table:style-name="ce48" table:content-validation-name="val11"/>
          <table:table-cell table:style-name="ce284" table:content-validation-name="val13"/>
          <table:table-cell table:style-name="ce447" table:content-validation-name="val4" table:formula="of:=VLOOKUP([.E24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6</text:p>
          </table:table-cell>
          <table:table-cell table:style-name="ce47"/>
          <table:table-cell table:style-name="ce48" table:content-validation-name="val11"/>
          <table:table-cell table:style-name="ce285" table:content-validation-name="val13"/>
          <table:table-cell table:style-name="ce447" table:content-validation-name="val4" table:formula="of:=VLOOKUP([.E24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7</text:p>
          </table:table-cell>
          <table:table-cell table:style-name="ce47"/>
          <table:table-cell table:style-name="ce48" table:content-validation-name="val11"/>
          <table:table-cell table:style-name="ce286" table:content-validation-name="val13"/>
          <table:table-cell table:style-name="ce447" table:content-validation-name="val4" table:formula="of:=VLOOKUP([.E24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8</text:p>
          </table:table-cell>
          <table:table-cell table:style-name="ce47"/>
          <table:table-cell table:style-name="ce48" table:content-validation-name="val11"/>
          <table:table-cell table:style-name="ce287" table:content-validation-name="val13"/>
          <table:table-cell table:style-name="ce447" table:content-validation-name="val4" table:formula="of:=VLOOKUP([.E24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9</text:p>
          </table:table-cell>
          <table:table-cell table:style-name="ce47"/>
          <table:table-cell table:style-name="ce48" table:content-validation-name="val11"/>
          <table:table-cell table:style-name="ce288" table:content-validation-name="val13"/>
          <table:table-cell table:style-name="ce447" table:content-validation-name="val4" table:formula="of:=VLOOKUP([.E24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0</text:p>
          </table:table-cell>
          <table:table-cell table:style-name="ce47"/>
          <table:table-cell table:style-name="ce48" table:content-validation-name="val11"/>
          <table:table-cell table:style-name="ce289" table:content-validation-name="val13"/>
          <table:table-cell table:style-name="ce447" table:content-validation-name="val4" table:formula="of:=VLOOKUP([.E24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1</text:p>
          </table:table-cell>
          <table:table-cell table:style-name="ce47"/>
          <table:table-cell table:style-name="ce48" table:content-validation-name="val11"/>
          <table:table-cell table:style-name="ce290" table:content-validation-name="val13"/>
          <table:table-cell table:style-name="ce447" table:content-validation-name="val4" table:formula="of:=VLOOKUP([.E24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2</text:p>
          </table:table-cell>
          <table:table-cell table:style-name="ce47"/>
          <table:table-cell table:style-name="ce48" table:content-validation-name="val11"/>
          <table:table-cell table:style-name="ce291" table:content-validation-name="val13"/>
          <table:table-cell table:style-name="ce447" table:content-validation-name="val4" table:formula="of:=VLOOKUP([.E24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3</text:p>
          </table:table-cell>
          <table:table-cell table:style-name="ce47"/>
          <table:table-cell table:style-name="ce48" table:content-validation-name="val11"/>
          <table:table-cell table:style-name="ce292" table:content-validation-name="val13"/>
          <table:table-cell table:style-name="ce447" table:content-validation-name="val4" table:formula="of:=VLOOKUP([.E24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4</text:p>
          </table:table-cell>
          <table:table-cell table:style-name="ce47"/>
          <table:table-cell table:style-name="ce48" table:content-validation-name="val11"/>
          <table:table-cell table:style-name="ce293" table:content-validation-name="val13"/>
          <table:table-cell table:style-name="ce447" table:content-validation-name="val4" table:formula="of:=VLOOKUP([.E24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4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5</text:p>
          </table:table-cell>
          <table:table-cell table:style-name="ce47"/>
          <table:table-cell table:style-name="ce48" table:content-validation-name="val11"/>
          <table:table-cell table:style-name="ce294" table:content-validation-name="val13"/>
          <table:table-cell table:style-name="ce447" table:content-validation-name="val4" table:formula="of:=VLOOKUP([.E25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6</text:p>
          </table:table-cell>
          <table:table-cell table:style-name="ce47"/>
          <table:table-cell table:style-name="ce48" table:content-validation-name="val11"/>
          <table:table-cell table:style-name="ce295" table:content-validation-name="val13"/>
          <table:table-cell table:style-name="ce447" table:content-validation-name="val4" table:formula="of:=VLOOKUP([.E25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7</text:p>
          </table:table-cell>
          <table:table-cell table:style-name="ce47"/>
          <table:table-cell table:style-name="ce48" table:content-validation-name="val11"/>
          <table:table-cell table:style-name="ce296" table:content-validation-name="val13"/>
          <table:table-cell table:style-name="ce447" table:content-validation-name="val4" table:formula="of:=VLOOKUP([.E25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8</text:p>
          </table:table-cell>
          <table:table-cell table:style-name="ce47"/>
          <table:table-cell table:style-name="ce48" table:content-validation-name="val11"/>
          <table:table-cell table:style-name="ce297" table:content-validation-name="val13"/>
          <table:table-cell table:style-name="ce447" table:content-validation-name="val4" table:formula="of:=VLOOKUP([.E25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9</text:p>
          </table:table-cell>
          <table:table-cell table:style-name="ce47"/>
          <table:table-cell table:style-name="ce48" table:content-validation-name="val11"/>
          <table:table-cell table:style-name="ce298" table:content-validation-name="val13"/>
          <table:table-cell table:style-name="ce447" table:content-validation-name="val4" table:formula="of:=VLOOKUP([.E25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0</text:p>
          </table:table-cell>
          <table:table-cell table:style-name="ce47"/>
          <table:table-cell table:style-name="ce48" table:content-validation-name="val11"/>
          <table:table-cell table:style-name="ce299" table:content-validation-name="val13"/>
          <table:table-cell table:style-name="ce447" table:content-validation-name="val4" table:formula="of:=VLOOKUP([.E25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1</text:p>
          </table:table-cell>
          <table:table-cell table:style-name="ce47"/>
          <table:table-cell table:style-name="ce48" table:content-validation-name="val11"/>
          <table:table-cell table:style-name="ce300" table:content-validation-name="val13"/>
          <table:table-cell table:style-name="ce447" table:content-validation-name="val4" table:formula="of:=VLOOKUP([.E25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2</text:p>
          </table:table-cell>
          <table:table-cell table:style-name="ce47"/>
          <table:table-cell table:style-name="ce48" table:content-validation-name="val11"/>
          <table:table-cell table:style-name="ce301" table:content-validation-name="val13"/>
          <table:table-cell table:style-name="ce447" table:content-validation-name="val4" table:formula="of:=VLOOKUP([.E25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3</text:p>
          </table:table-cell>
          <table:table-cell table:style-name="ce47"/>
          <table:table-cell table:style-name="ce48" table:content-validation-name="val11"/>
          <table:table-cell table:style-name="ce302" table:content-validation-name="val13"/>
          <table:table-cell table:style-name="ce447" table:content-validation-name="val4" table:formula="of:=VLOOKUP([.E25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4</text:p>
          </table:table-cell>
          <table:table-cell table:style-name="ce47"/>
          <table:table-cell table:style-name="ce48" table:content-validation-name="val11"/>
          <table:table-cell table:style-name="ce303" table:content-validation-name="val13"/>
          <table:table-cell table:style-name="ce447" table:content-validation-name="val4" table:formula="of:=VLOOKUP([.E25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5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5</text:p>
          </table:table-cell>
          <table:table-cell table:style-name="ce47"/>
          <table:table-cell table:style-name="ce48" table:content-validation-name="val11"/>
          <table:table-cell table:style-name="ce304" table:content-validation-name="val13"/>
          <table:table-cell table:style-name="ce447" table:content-validation-name="val4" table:formula="of:=VLOOKUP([.E26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6</text:p>
          </table:table-cell>
          <table:table-cell table:style-name="ce47"/>
          <table:table-cell table:style-name="ce48" table:content-validation-name="val11"/>
          <table:table-cell table:style-name="ce305" table:content-validation-name="val13"/>
          <table:table-cell table:style-name="ce447" table:content-validation-name="val4" table:formula="of:=VLOOKUP([.E26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7</text:p>
          </table:table-cell>
          <table:table-cell table:style-name="ce47"/>
          <table:table-cell table:style-name="ce48" table:content-validation-name="val11"/>
          <table:table-cell table:style-name="ce306" table:content-validation-name="val13"/>
          <table:table-cell table:style-name="ce447" table:content-validation-name="val4" table:formula="of:=VLOOKUP([.E26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8</text:p>
          </table:table-cell>
          <table:table-cell table:style-name="ce47"/>
          <table:table-cell table:style-name="ce48" table:content-validation-name="val11"/>
          <table:table-cell table:style-name="ce307" table:content-validation-name="val13"/>
          <table:table-cell table:style-name="ce447" table:content-validation-name="val4" table:formula="of:=VLOOKUP([.E26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9</text:p>
          </table:table-cell>
          <table:table-cell table:style-name="ce47"/>
          <table:table-cell table:style-name="ce48" table:content-validation-name="val11"/>
          <table:table-cell table:style-name="ce308" table:content-validation-name="val13"/>
          <table:table-cell table:style-name="ce447" table:content-validation-name="val4" table:formula="of:=VLOOKUP([.E26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0</text:p>
          </table:table-cell>
          <table:table-cell table:style-name="ce47"/>
          <table:table-cell table:style-name="ce48" table:content-validation-name="val11"/>
          <table:table-cell table:style-name="ce309" table:content-validation-name="val13"/>
          <table:table-cell table:style-name="ce447" table:content-validation-name="val4" table:formula="of:=VLOOKUP([.E26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1</text:p>
          </table:table-cell>
          <table:table-cell table:style-name="ce47"/>
          <table:table-cell table:style-name="ce48" table:content-validation-name="val11"/>
          <table:table-cell table:style-name="ce310" table:content-validation-name="val13"/>
          <table:table-cell table:style-name="ce447" table:content-validation-name="val4" table:formula="of:=VLOOKUP([.E26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2</text:p>
          </table:table-cell>
          <table:table-cell table:style-name="ce47"/>
          <table:table-cell table:style-name="ce48" table:content-validation-name="val11"/>
          <table:table-cell table:style-name="ce311" table:content-validation-name="val13"/>
          <table:table-cell table:style-name="ce447" table:content-validation-name="val4" table:formula="of:=VLOOKUP([.E26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3</text:p>
          </table:table-cell>
          <table:table-cell table:style-name="ce47"/>
          <table:table-cell table:style-name="ce48" table:content-validation-name="val11"/>
          <table:table-cell table:style-name="ce312" table:content-validation-name="val13"/>
          <table:table-cell table:style-name="ce447" table:content-validation-name="val4" table:formula="of:=VLOOKUP([.E26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4</text:p>
          </table:table-cell>
          <table:table-cell table:style-name="ce47"/>
          <table:table-cell table:style-name="ce48" table:content-validation-name="val11"/>
          <table:table-cell table:style-name="ce313" table:content-validation-name="val13"/>
          <table:table-cell table:style-name="ce447" table:content-validation-name="val4" table:formula="of:=VLOOKUP([.E26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6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5</text:p>
          </table:table-cell>
          <table:table-cell table:style-name="ce47"/>
          <table:table-cell table:style-name="ce48" table:content-validation-name="val11"/>
          <table:table-cell table:style-name="ce314" table:content-validation-name="val13"/>
          <table:table-cell table:style-name="ce447" table:content-validation-name="val4" table:formula="of:=VLOOKUP([.E27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6</text:p>
          </table:table-cell>
          <table:table-cell table:style-name="ce47"/>
          <table:table-cell table:style-name="ce48" table:content-validation-name="val11"/>
          <table:table-cell table:style-name="ce315" table:content-validation-name="val13"/>
          <table:table-cell table:style-name="ce447" table:content-validation-name="val4" table:formula="of:=VLOOKUP([.E27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7</text:p>
          </table:table-cell>
          <table:table-cell table:style-name="ce47"/>
          <table:table-cell table:style-name="ce48" table:content-validation-name="val11"/>
          <table:table-cell table:style-name="ce316" table:content-validation-name="val13"/>
          <table:table-cell table:style-name="ce447" table:content-validation-name="val4" table:formula="of:=VLOOKUP([.E27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8</text:p>
          </table:table-cell>
          <table:table-cell table:style-name="ce47"/>
          <table:table-cell table:style-name="ce48" table:content-validation-name="val11"/>
          <table:table-cell table:style-name="ce317" table:content-validation-name="val13"/>
          <table:table-cell table:style-name="ce447" table:content-validation-name="val4" table:formula="of:=VLOOKUP([.E27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9</text:p>
          </table:table-cell>
          <table:table-cell table:style-name="ce47"/>
          <table:table-cell table:style-name="ce48" table:content-validation-name="val11"/>
          <table:table-cell table:style-name="ce318" table:content-validation-name="val13"/>
          <table:table-cell table:style-name="ce447" table:content-validation-name="val4" table:formula="of:=VLOOKUP([.E27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0</text:p>
          </table:table-cell>
          <table:table-cell table:style-name="ce47"/>
          <table:table-cell table:style-name="ce48" table:content-validation-name="val11"/>
          <table:table-cell table:style-name="ce319" table:content-validation-name="val13"/>
          <table:table-cell table:style-name="ce447" table:content-validation-name="val4" table:formula="of:=VLOOKUP([.E27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1</text:p>
          </table:table-cell>
          <table:table-cell table:style-name="ce47"/>
          <table:table-cell table:style-name="ce48" table:content-validation-name="val11"/>
          <table:table-cell table:style-name="ce320" table:content-validation-name="val13"/>
          <table:table-cell table:style-name="ce447" table:content-validation-name="val4" table:formula="of:=VLOOKUP([.E27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2</text:p>
          </table:table-cell>
          <table:table-cell table:style-name="ce47"/>
          <table:table-cell table:style-name="ce48" table:content-validation-name="val11"/>
          <table:table-cell table:style-name="ce321" table:content-validation-name="val13"/>
          <table:table-cell table:style-name="ce447" table:content-validation-name="val4" table:formula="of:=VLOOKUP([.E27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3</text:p>
          </table:table-cell>
          <table:table-cell table:style-name="ce47"/>
          <table:table-cell table:style-name="ce48" table:content-validation-name="val11"/>
          <table:table-cell table:style-name="ce322" table:content-validation-name="val13"/>
          <table:table-cell table:style-name="ce447" table:content-validation-name="val4" table:formula="of:=VLOOKUP([.E27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4</text:p>
          </table:table-cell>
          <table:table-cell table:style-name="ce47"/>
          <table:table-cell table:style-name="ce48" table:content-validation-name="val11"/>
          <table:table-cell table:style-name="ce323" table:content-validation-name="val13"/>
          <table:table-cell table:style-name="ce447" table:content-validation-name="val4" table:formula="of:=VLOOKUP([.E27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7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5</text:p>
          </table:table-cell>
          <table:table-cell table:style-name="ce47"/>
          <table:table-cell table:style-name="ce48" table:content-validation-name="val11"/>
          <table:table-cell table:style-name="ce324" table:content-validation-name="val13"/>
          <table:table-cell table:style-name="ce447" table:content-validation-name="val4" table:formula="of:=VLOOKUP([.E28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6</text:p>
          </table:table-cell>
          <table:table-cell table:style-name="ce47"/>
          <table:table-cell table:style-name="ce48" table:content-validation-name="val11"/>
          <table:table-cell table:style-name="ce325" table:content-validation-name="val13"/>
          <table:table-cell table:style-name="ce447" table:content-validation-name="val4" table:formula="of:=VLOOKUP([.E28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7</text:p>
          </table:table-cell>
          <table:table-cell table:style-name="ce47"/>
          <table:table-cell table:style-name="ce48" table:content-validation-name="val11"/>
          <table:table-cell table:style-name="ce326" table:content-validation-name="val13"/>
          <table:table-cell table:style-name="ce447" table:content-validation-name="val4" table:formula="of:=VLOOKUP([.E28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8</text:p>
          </table:table-cell>
          <table:table-cell table:style-name="ce47"/>
          <table:table-cell table:style-name="ce48" table:content-validation-name="val11"/>
          <table:table-cell table:style-name="ce327" table:content-validation-name="val13"/>
          <table:table-cell table:style-name="ce447" table:content-validation-name="val4" table:formula="of:=VLOOKUP([.E28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9</text:p>
          </table:table-cell>
          <table:table-cell table:style-name="ce47"/>
          <table:table-cell table:style-name="ce48" table:content-validation-name="val11"/>
          <table:table-cell table:style-name="ce328" table:content-validation-name="val13"/>
          <table:table-cell table:style-name="ce447" table:content-validation-name="val4" table:formula="of:=VLOOKUP([.E28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0</text:p>
          </table:table-cell>
          <table:table-cell table:style-name="ce47"/>
          <table:table-cell table:style-name="ce48" table:content-validation-name="val11"/>
          <table:table-cell table:style-name="ce329" table:content-validation-name="val13"/>
          <table:table-cell table:style-name="ce447" table:content-validation-name="val4" table:formula="of:=VLOOKUP([.E28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1</text:p>
          </table:table-cell>
          <table:table-cell table:style-name="ce47"/>
          <table:table-cell table:style-name="ce48" table:content-validation-name="val11"/>
          <table:table-cell table:style-name="ce330" table:content-validation-name="val13"/>
          <table:table-cell table:style-name="ce447" table:content-validation-name="val4" table:formula="of:=VLOOKUP([.E28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2</text:p>
          </table:table-cell>
          <table:table-cell table:style-name="ce47"/>
          <table:table-cell table:style-name="ce48" table:content-validation-name="val11"/>
          <table:table-cell table:style-name="ce331" table:content-validation-name="val13"/>
          <table:table-cell table:style-name="ce447" table:content-validation-name="val4" table:formula="of:=VLOOKUP([.E28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3</text:p>
          </table:table-cell>
          <table:table-cell table:style-name="ce47"/>
          <table:table-cell table:style-name="ce48" table:content-validation-name="val11"/>
          <table:table-cell table:style-name="ce332" table:content-validation-name="val13"/>
          <table:table-cell table:style-name="ce447" table:content-validation-name="val4" table:formula="of:=VLOOKUP([.E28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4</text:p>
          </table:table-cell>
          <table:table-cell table:style-name="ce47"/>
          <table:table-cell table:style-name="ce48" table:content-validation-name="val11"/>
          <table:table-cell table:style-name="ce333" table:content-validation-name="val13"/>
          <table:table-cell table:style-name="ce447" table:content-validation-name="val4" table:formula="of:=VLOOKUP([.E28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8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5</text:p>
          </table:table-cell>
          <table:table-cell table:style-name="ce47"/>
          <table:table-cell table:style-name="ce48" table:content-validation-name="val11"/>
          <table:table-cell table:style-name="ce334" table:content-validation-name="val13"/>
          <table:table-cell table:style-name="ce447" table:content-validation-name="val4" table:formula="of:=VLOOKUP([.E29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6</text:p>
          </table:table-cell>
          <table:table-cell table:style-name="ce47"/>
          <table:table-cell table:style-name="ce48" table:content-validation-name="val11"/>
          <table:table-cell table:style-name="ce335" table:content-validation-name="val13"/>
          <table:table-cell table:style-name="ce447" table:content-validation-name="val4" table:formula="of:=VLOOKUP([.E29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7</text:p>
          </table:table-cell>
          <table:table-cell table:style-name="ce47"/>
          <table:table-cell table:style-name="ce48" table:content-validation-name="val11"/>
          <table:table-cell table:style-name="ce336" table:content-validation-name="val13"/>
          <table:table-cell table:style-name="ce447" table:content-validation-name="val4" table:formula="of:=VLOOKUP([.E29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8</text:p>
          </table:table-cell>
          <table:table-cell table:style-name="ce47"/>
          <table:table-cell table:style-name="ce48" table:content-validation-name="val11"/>
          <table:table-cell table:style-name="ce337" table:content-validation-name="val13"/>
          <table:table-cell table:style-name="ce447" table:content-validation-name="val4" table:formula="of:=VLOOKUP([.E29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9</text:p>
          </table:table-cell>
          <table:table-cell table:style-name="ce47"/>
          <table:table-cell table:style-name="ce48" table:content-validation-name="val11"/>
          <table:table-cell table:style-name="ce338" table:content-validation-name="val13"/>
          <table:table-cell table:style-name="ce447" table:content-validation-name="val4" table:formula="of:=VLOOKUP([.E29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0</text:p>
          </table:table-cell>
          <table:table-cell table:style-name="ce47"/>
          <table:table-cell table:style-name="ce48" table:content-validation-name="val11"/>
          <table:table-cell table:style-name="ce339" table:content-validation-name="val13"/>
          <table:table-cell table:style-name="ce447" table:content-validation-name="val4" table:formula="of:=VLOOKUP([.E29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1</text:p>
          </table:table-cell>
          <table:table-cell table:style-name="ce47"/>
          <table:table-cell table:style-name="ce48" table:content-validation-name="val11"/>
          <table:table-cell table:style-name="ce340" table:content-validation-name="val13"/>
          <table:table-cell table:style-name="ce447" table:content-validation-name="val4" table:formula="of:=VLOOKUP([.E29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2</text:p>
          </table:table-cell>
          <table:table-cell table:style-name="ce47"/>
          <table:table-cell table:style-name="ce48" table:content-validation-name="val11"/>
          <table:table-cell table:style-name="ce341" table:content-validation-name="val13"/>
          <table:table-cell table:style-name="ce447" table:content-validation-name="val4" table:formula="of:=VLOOKUP([.E29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3</text:p>
          </table:table-cell>
          <table:table-cell table:style-name="ce47"/>
          <table:table-cell table:style-name="ce48" table:content-validation-name="val11"/>
          <table:table-cell table:style-name="ce342" table:content-validation-name="val13"/>
          <table:table-cell table:style-name="ce447" table:content-validation-name="val4" table:formula="of:=VLOOKUP([.E29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4</text:p>
          </table:table-cell>
          <table:table-cell table:style-name="ce47"/>
          <table:table-cell table:style-name="ce48" table:content-validation-name="val11"/>
          <table:table-cell table:style-name="ce343" table:content-validation-name="val13"/>
          <table:table-cell table:style-name="ce447" table:content-validation-name="val4" table:formula="of:=VLOOKUP([.E29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29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5</text:p>
          </table:table-cell>
          <table:table-cell table:style-name="ce47"/>
          <table:table-cell table:style-name="ce48" table:content-validation-name="val11"/>
          <table:table-cell table:style-name="ce344" table:content-validation-name="val13"/>
          <table:table-cell table:style-name="ce447" table:content-validation-name="val4" table:formula="of:=VLOOKUP([.E30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6</text:p>
          </table:table-cell>
          <table:table-cell table:style-name="ce47"/>
          <table:table-cell table:style-name="ce48" table:content-validation-name="val11"/>
          <table:table-cell table:style-name="ce345" table:content-validation-name="val13"/>
          <table:table-cell table:style-name="ce447" table:content-validation-name="val4" table:formula="of:=VLOOKUP([.E30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7</text:p>
          </table:table-cell>
          <table:table-cell table:style-name="ce47"/>
          <table:table-cell table:style-name="ce48" table:content-validation-name="val11"/>
          <table:table-cell table:style-name="ce346" table:content-validation-name="val13"/>
          <table:table-cell table:style-name="ce447" table:content-validation-name="val4" table:formula="of:=VLOOKUP([.E30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8</text:p>
          </table:table-cell>
          <table:table-cell table:style-name="ce47"/>
          <table:table-cell table:style-name="ce48" table:content-validation-name="val11"/>
          <table:table-cell table:style-name="ce347" table:content-validation-name="val13"/>
          <table:table-cell table:style-name="ce447" table:content-validation-name="val4" table:formula="of:=VLOOKUP([.E30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9</text:p>
          </table:table-cell>
          <table:table-cell table:style-name="ce47"/>
          <table:table-cell table:style-name="ce48" table:content-validation-name="val11"/>
          <table:table-cell table:style-name="ce348" table:content-validation-name="val13"/>
          <table:table-cell table:style-name="ce447" table:content-validation-name="val4" table:formula="of:=VLOOKUP([.E30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0</text:p>
          </table:table-cell>
          <table:table-cell table:style-name="ce47"/>
          <table:table-cell table:style-name="ce48" table:content-validation-name="val11"/>
          <table:table-cell table:style-name="ce349" table:content-validation-name="val13"/>
          <table:table-cell table:style-name="ce447" table:content-validation-name="val4" table:formula="of:=VLOOKUP([.E30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1</text:p>
          </table:table-cell>
          <table:table-cell table:style-name="ce47"/>
          <table:table-cell table:style-name="ce48" table:content-validation-name="val11"/>
          <table:table-cell table:style-name="ce350" table:content-validation-name="val13"/>
          <table:table-cell table:style-name="ce447" table:content-validation-name="val4" table:formula="of:=VLOOKUP([.E30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2</text:p>
          </table:table-cell>
          <table:table-cell table:style-name="ce47"/>
          <table:table-cell table:style-name="ce48" table:content-validation-name="val11"/>
          <table:table-cell table:style-name="ce351" table:content-validation-name="val13"/>
          <table:table-cell table:style-name="ce447" table:content-validation-name="val4" table:formula="of:=VLOOKUP([.E30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3</text:p>
          </table:table-cell>
          <table:table-cell table:style-name="ce47"/>
          <table:table-cell table:style-name="ce48" table:content-validation-name="val11"/>
          <table:table-cell table:style-name="ce352" table:content-validation-name="val13"/>
          <table:table-cell table:style-name="ce447" table:content-validation-name="val4" table:formula="of:=VLOOKUP([.E30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4</text:p>
          </table:table-cell>
          <table:table-cell table:style-name="ce47"/>
          <table:table-cell table:style-name="ce48" table:content-validation-name="val11"/>
          <table:table-cell table:style-name="ce353" table:content-validation-name="val13"/>
          <table:table-cell table:style-name="ce447" table:content-validation-name="val4" table:formula="of:=VLOOKUP([.E30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0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5</text:p>
          </table:table-cell>
          <table:table-cell table:style-name="ce47"/>
          <table:table-cell table:style-name="ce48" table:content-validation-name="val11"/>
          <table:table-cell table:style-name="ce354" table:content-validation-name="val13"/>
          <table:table-cell table:style-name="ce447" table:content-validation-name="val4" table:formula="of:=VLOOKUP([.E31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6</text:p>
          </table:table-cell>
          <table:table-cell table:style-name="ce47"/>
          <table:table-cell table:style-name="ce48" table:content-validation-name="val11"/>
          <table:table-cell table:style-name="ce355" table:content-validation-name="val13"/>
          <table:table-cell table:style-name="ce447" table:content-validation-name="val4" table:formula="of:=VLOOKUP([.E31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7</text:p>
          </table:table-cell>
          <table:table-cell table:style-name="ce47"/>
          <table:table-cell table:style-name="ce48" table:content-validation-name="val11"/>
          <table:table-cell table:style-name="ce356" table:content-validation-name="val13"/>
          <table:table-cell table:style-name="ce447" table:content-validation-name="val4" table:formula="of:=VLOOKUP([.E31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8</text:p>
          </table:table-cell>
          <table:table-cell table:style-name="ce47"/>
          <table:table-cell table:style-name="ce48" table:content-validation-name="val11"/>
          <table:table-cell table:style-name="ce357" table:content-validation-name="val13"/>
          <table:table-cell table:style-name="ce447" table:content-validation-name="val4" table:formula="of:=VLOOKUP([.E31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9</text:p>
          </table:table-cell>
          <table:table-cell table:style-name="ce47"/>
          <table:table-cell table:style-name="ce48" table:content-validation-name="val11"/>
          <table:table-cell table:style-name="ce358" table:content-validation-name="val13"/>
          <table:table-cell table:style-name="ce447" table:content-validation-name="val4" table:formula="of:=VLOOKUP([.E31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0</text:p>
          </table:table-cell>
          <table:table-cell table:style-name="ce47"/>
          <table:table-cell table:style-name="ce48" table:content-validation-name="val11"/>
          <table:table-cell table:style-name="ce359" table:content-validation-name="val13"/>
          <table:table-cell table:style-name="ce447" table:content-validation-name="val4" table:formula="of:=VLOOKUP([.E31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1</text:p>
          </table:table-cell>
          <table:table-cell table:style-name="ce47"/>
          <table:table-cell table:style-name="ce48" table:content-validation-name="val11"/>
          <table:table-cell table:style-name="ce360" table:content-validation-name="val13"/>
          <table:table-cell table:style-name="ce447" table:content-validation-name="val4" table:formula="of:=VLOOKUP([.E31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2</text:p>
          </table:table-cell>
          <table:table-cell table:style-name="ce47"/>
          <table:table-cell table:style-name="ce48" table:content-validation-name="val11"/>
          <table:table-cell table:style-name="ce361" table:content-validation-name="val13"/>
          <table:table-cell table:style-name="ce447" table:content-validation-name="val4" table:formula="of:=VLOOKUP([.E31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3</text:p>
          </table:table-cell>
          <table:table-cell table:style-name="ce47"/>
          <table:table-cell table:style-name="ce48" table:content-validation-name="val11"/>
          <table:table-cell table:style-name="ce362" table:content-validation-name="val13"/>
          <table:table-cell table:style-name="ce447" table:content-validation-name="val4" table:formula="of:=VLOOKUP([.E31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4</text:p>
          </table:table-cell>
          <table:table-cell table:style-name="ce47"/>
          <table:table-cell table:style-name="ce48" table:content-validation-name="val11"/>
          <table:table-cell table:style-name="ce363" table:content-validation-name="val13"/>
          <table:table-cell table:style-name="ce447" table:content-validation-name="val4" table:formula="of:=VLOOKUP([.E31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1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5</text:p>
          </table:table-cell>
          <table:table-cell table:style-name="ce47"/>
          <table:table-cell table:style-name="ce48" table:content-validation-name="val11"/>
          <table:table-cell table:style-name="ce364" table:content-validation-name="val13"/>
          <table:table-cell table:style-name="ce447" table:content-validation-name="val4" table:formula="of:=VLOOKUP([.E32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6</text:p>
          </table:table-cell>
          <table:table-cell table:style-name="ce47"/>
          <table:table-cell table:style-name="ce48" table:content-validation-name="val11"/>
          <table:table-cell table:style-name="ce365" table:content-validation-name="val13"/>
          <table:table-cell table:style-name="ce447" table:content-validation-name="val4" table:formula="of:=VLOOKUP([.E32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7</text:p>
          </table:table-cell>
          <table:table-cell table:style-name="ce47"/>
          <table:table-cell table:style-name="ce48" table:content-validation-name="val11"/>
          <table:table-cell table:style-name="ce366" table:content-validation-name="val13"/>
          <table:table-cell table:style-name="ce447" table:content-validation-name="val4" table:formula="of:=VLOOKUP([.E32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8</text:p>
          </table:table-cell>
          <table:table-cell table:style-name="ce47"/>
          <table:table-cell table:style-name="ce48" table:content-validation-name="val11"/>
          <table:table-cell table:style-name="ce367" table:content-validation-name="val13"/>
          <table:table-cell table:style-name="ce447" table:content-validation-name="val4" table:formula="of:=VLOOKUP([.E32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9</text:p>
          </table:table-cell>
          <table:table-cell table:style-name="ce47"/>
          <table:table-cell table:style-name="ce48" table:content-validation-name="val11"/>
          <table:table-cell table:style-name="ce368" table:content-validation-name="val13"/>
          <table:table-cell table:style-name="ce447" table:content-validation-name="val4" table:formula="of:=VLOOKUP([.E32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0</text:p>
          </table:table-cell>
          <table:table-cell table:style-name="ce47"/>
          <table:table-cell table:style-name="ce48" table:content-validation-name="val11"/>
          <table:table-cell table:style-name="ce369" table:content-validation-name="val13"/>
          <table:table-cell table:style-name="ce447" table:content-validation-name="val4" table:formula="of:=VLOOKUP([.E32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1</text:p>
          </table:table-cell>
          <table:table-cell table:style-name="ce47"/>
          <table:table-cell table:style-name="ce48" table:content-validation-name="val11"/>
          <table:table-cell table:style-name="ce370" table:content-validation-name="val13"/>
          <table:table-cell table:style-name="ce447" table:content-validation-name="val4" table:formula="of:=VLOOKUP([.E32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2</text:p>
          </table:table-cell>
          <table:table-cell table:style-name="ce47"/>
          <table:table-cell table:style-name="ce48" table:content-validation-name="val11"/>
          <table:table-cell table:style-name="ce371" table:content-validation-name="val13"/>
          <table:table-cell table:style-name="ce447" table:content-validation-name="val4" table:formula="of:=VLOOKUP([.E32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3</text:p>
          </table:table-cell>
          <table:table-cell table:style-name="ce47"/>
          <table:table-cell table:style-name="ce48" table:content-validation-name="val11"/>
          <table:table-cell table:style-name="ce372" table:content-validation-name="val13"/>
          <table:table-cell table:style-name="ce447" table:content-validation-name="val4" table:formula="of:=VLOOKUP([.E32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4</text:p>
          </table:table-cell>
          <table:table-cell table:style-name="ce47"/>
          <table:table-cell table:style-name="ce48" table:content-validation-name="val11"/>
          <table:table-cell table:style-name="ce373" table:content-validation-name="val13"/>
          <table:table-cell table:style-name="ce447" table:content-validation-name="val4" table:formula="of:=VLOOKUP([.E32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2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5</text:p>
          </table:table-cell>
          <table:table-cell table:style-name="ce47"/>
          <table:table-cell table:style-name="ce48" table:content-validation-name="val11"/>
          <table:table-cell table:style-name="ce374" table:content-validation-name="val13"/>
          <table:table-cell table:style-name="ce447" table:content-validation-name="val4" table:formula="of:=VLOOKUP([.E33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6</text:p>
          </table:table-cell>
          <table:table-cell table:style-name="ce47"/>
          <table:table-cell table:style-name="ce48" table:content-validation-name="val11"/>
          <table:table-cell table:style-name="ce375" table:content-validation-name="val13"/>
          <table:table-cell table:style-name="ce447" table:content-validation-name="val4" table:formula="of:=VLOOKUP([.E33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7</text:p>
          </table:table-cell>
          <table:table-cell table:style-name="ce47"/>
          <table:table-cell table:style-name="ce48" table:content-validation-name="val11"/>
          <table:table-cell table:style-name="ce376" table:content-validation-name="val13"/>
          <table:table-cell table:style-name="ce447" table:content-validation-name="val4" table:formula="of:=VLOOKUP([.E33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8</text:p>
          </table:table-cell>
          <table:table-cell table:style-name="ce47"/>
          <table:table-cell table:style-name="ce48" table:content-validation-name="val11"/>
          <table:table-cell table:style-name="ce377" table:content-validation-name="val13"/>
          <table:table-cell table:style-name="ce447" table:content-validation-name="val4" table:formula="of:=VLOOKUP([.E33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9</text:p>
          </table:table-cell>
          <table:table-cell table:style-name="ce47"/>
          <table:table-cell table:style-name="ce48" table:content-validation-name="val11"/>
          <table:table-cell table:style-name="ce378" table:content-validation-name="val13"/>
          <table:table-cell table:style-name="ce447" table:content-validation-name="val4" table:formula="of:=VLOOKUP([.E33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0</text:p>
          </table:table-cell>
          <table:table-cell table:style-name="ce47"/>
          <table:table-cell table:style-name="ce48" table:content-validation-name="val11"/>
          <table:table-cell table:style-name="ce379" table:content-validation-name="val13"/>
          <table:table-cell table:style-name="ce447" table:content-validation-name="val4" table:formula="of:=VLOOKUP([.E33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1</text:p>
          </table:table-cell>
          <table:table-cell table:style-name="ce47"/>
          <table:table-cell table:style-name="ce48" table:content-validation-name="val11"/>
          <table:table-cell table:style-name="ce380" table:content-validation-name="val13"/>
          <table:table-cell table:style-name="ce447" table:content-validation-name="val4" table:formula="of:=VLOOKUP([.E33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2</text:p>
          </table:table-cell>
          <table:table-cell table:style-name="ce47"/>
          <table:table-cell table:style-name="ce48" table:content-validation-name="val11"/>
          <table:table-cell table:style-name="ce381" table:content-validation-name="val13"/>
          <table:table-cell table:style-name="ce447" table:content-validation-name="val4" table:formula="of:=VLOOKUP([.E33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3</text:p>
          </table:table-cell>
          <table:table-cell table:style-name="ce47"/>
          <table:table-cell table:style-name="ce48" table:content-validation-name="val11"/>
          <table:table-cell table:style-name="ce382" table:content-validation-name="val13"/>
          <table:table-cell table:style-name="ce447" table:content-validation-name="val4" table:formula="of:=VLOOKUP([.E33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4</text:p>
          </table:table-cell>
          <table:table-cell table:style-name="ce47"/>
          <table:table-cell table:style-name="ce48" table:content-validation-name="val11"/>
          <table:table-cell table:style-name="ce383" table:content-validation-name="val13"/>
          <table:table-cell table:style-name="ce447" table:content-validation-name="val4" table:formula="of:=VLOOKUP([.E33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3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5</text:p>
          </table:table-cell>
          <table:table-cell table:style-name="ce47"/>
          <table:table-cell table:style-name="ce48" table:content-validation-name="val11"/>
          <table:table-cell table:style-name="ce384" table:content-validation-name="val13"/>
          <table:table-cell table:style-name="ce447" table:content-validation-name="val4" table:formula="of:=VLOOKUP([.E34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6</text:p>
          </table:table-cell>
          <table:table-cell table:style-name="ce47"/>
          <table:table-cell table:style-name="ce48" table:content-validation-name="val11"/>
          <table:table-cell table:style-name="ce385" table:content-validation-name="val13"/>
          <table:table-cell table:style-name="ce447" table:content-validation-name="val4" table:formula="of:=VLOOKUP([.E34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7</text:p>
          </table:table-cell>
          <table:table-cell table:style-name="ce47"/>
          <table:table-cell table:style-name="ce48" table:content-validation-name="val11"/>
          <table:table-cell table:style-name="ce386" table:content-validation-name="val13"/>
          <table:table-cell table:style-name="ce447" table:content-validation-name="val4" table:formula="of:=VLOOKUP([.E34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8</text:p>
          </table:table-cell>
          <table:table-cell table:style-name="ce47"/>
          <table:table-cell table:style-name="ce48" table:content-validation-name="val11"/>
          <table:table-cell table:style-name="ce387" table:content-validation-name="val13"/>
          <table:table-cell table:style-name="ce447" table:content-validation-name="val4" table:formula="of:=VLOOKUP([.E34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9</text:p>
          </table:table-cell>
          <table:table-cell table:style-name="ce47"/>
          <table:table-cell table:style-name="ce48" table:content-validation-name="val11"/>
          <table:table-cell table:style-name="ce388" table:content-validation-name="val13"/>
          <table:table-cell table:style-name="ce447" table:content-validation-name="val4" table:formula="of:=VLOOKUP([.E34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0</text:p>
          </table:table-cell>
          <table:table-cell table:style-name="ce47"/>
          <table:table-cell table:style-name="ce48" table:content-validation-name="val11"/>
          <table:table-cell table:style-name="ce389" table:content-validation-name="val13"/>
          <table:table-cell table:style-name="ce447" table:content-validation-name="val4" table:formula="of:=VLOOKUP([.E34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1</text:p>
          </table:table-cell>
          <table:table-cell table:style-name="ce47"/>
          <table:table-cell table:style-name="ce48" table:content-validation-name="val11"/>
          <table:table-cell table:style-name="ce390" table:content-validation-name="val13"/>
          <table:table-cell table:style-name="ce447" table:content-validation-name="val4" table:formula="of:=VLOOKUP([.E34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2</text:p>
          </table:table-cell>
          <table:table-cell table:style-name="ce47"/>
          <table:table-cell table:style-name="ce48" table:content-validation-name="val11"/>
          <table:table-cell table:style-name="ce391" table:content-validation-name="val13"/>
          <table:table-cell table:style-name="ce447" table:content-validation-name="val4" table:formula="of:=VLOOKUP([.E34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3</text:p>
          </table:table-cell>
          <table:table-cell table:style-name="ce47"/>
          <table:table-cell table:style-name="ce48" table:content-validation-name="val11"/>
          <table:table-cell table:style-name="ce392" table:content-validation-name="val13"/>
          <table:table-cell table:style-name="ce447" table:content-validation-name="val4" table:formula="of:=VLOOKUP([.E34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4</text:p>
          </table:table-cell>
          <table:table-cell table:style-name="ce47"/>
          <table:table-cell table:style-name="ce48" table:content-validation-name="val11"/>
          <table:table-cell table:style-name="ce393" table:content-validation-name="val13"/>
          <table:table-cell table:style-name="ce447" table:content-validation-name="val4" table:formula="of:=VLOOKUP([.E34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4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5</text:p>
          </table:table-cell>
          <table:table-cell table:style-name="ce47"/>
          <table:table-cell table:style-name="ce48" table:content-validation-name="val11"/>
          <table:table-cell table:style-name="ce394" table:content-validation-name="val13"/>
          <table:table-cell table:style-name="ce447" table:content-validation-name="val4" table:formula="of:=VLOOKUP([.E35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6</text:p>
          </table:table-cell>
          <table:table-cell table:style-name="ce47"/>
          <table:table-cell table:style-name="ce48" table:content-validation-name="val11"/>
          <table:table-cell table:style-name="ce395" table:content-validation-name="val13"/>
          <table:table-cell table:style-name="ce447" table:content-validation-name="val4" table:formula="of:=VLOOKUP([.E35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7</text:p>
          </table:table-cell>
          <table:table-cell table:style-name="ce47"/>
          <table:table-cell table:style-name="ce48" table:content-validation-name="val11"/>
          <table:table-cell table:style-name="ce396" table:content-validation-name="val13"/>
          <table:table-cell table:style-name="ce447" table:content-validation-name="val4" table:formula="of:=VLOOKUP([.E35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8</text:p>
          </table:table-cell>
          <table:table-cell table:style-name="ce47"/>
          <table:table-cell table:style-name="ce48" table:content-validation-name="val11"/>
          <table:table-cell table:style-name="ce397" table:content-validation-name="val13"/>
          <table:table-cell table:style-name="ce447" table:content-validation-name="val4" table:formula="of:=VLOOKUP([.E35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9</text:p>
          </table:table-cell>
          <table:table-cell table:style-name="ce47"/>
          <table:table-cell table:style-name="ce48" table:content-validation-name="val11"/>
          <table:table-cell table:style-name="ce398" table:content-validation-name="val13"/>
          <table:table-cell table:style-name="ce447" table:content-validation-name="val4" table:formula="of:=VLOOKUP([.E35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0</text:p>
          </table:table-cell>
          <table:table-cell table:style-name="ce47"/>
          <table:table-cell table:style-name="ce48" table:content-validation-name="val11"/>
          <table:table-cell table:style-name="ce399" table:content-validation-name="val13"/>
          <table:table-cell table:style-name="ce447" table:content-validation-name="val4" table:formula="of:=VLOOKUP([.E35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1</text:p>
          </table:table-cell>
          <table:table-cell table:style-name="ce47"/>
          <table:table-cell table:style-name="ce48" table:content-validation-name="val11"/>
          <table:table-cell table:style-name="ce400" table:content-validation-name="val13"/>
          <table:table-cell table:style-name="ce447" table:content-validation-name="val4" table:formula="of:=VLOOKUP([.E35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2</text:p>
          </table:table-cell>
          <table:table-cell table:style-name="ce47"/>
          <table:table-cell table:style-name="ce48" table:content-validation-name="val11"/>
          <table:table-cell table:style-name="ce401" table:content-validation-name="val13"/>
          <table:table-cell table:style-name="ce447" table:content-validation-name="val4" table:formula="of:=VLOOKUP([.E35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3</text:p>
          </table:table-cell>
          <table:table-cell table:style-name="ce47"/>
          <table:table-cell table:style-name="ce48" table:content-validation-name="val11"/>
          <table:table-cell table:style-name="ce402" table:content-validation-name="val13"/>
          <table:table-cell table:style-name="ce447" table:content-validation-name="val4" table:formula="of:=VLOOKUP([.E35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4</text:p>
          </table:table-cell>
          <table:table-cell table:style-name="ce47"/>
          <table:table-cell table:style-name="ce48" table:content-validation-name="val11"/>
          <table:table-cell table:style-name="ce403" table:content-validation-name="val13"/>
          <table:table-cell table:style-name="ce447" table:content-validation-name="val4" table:formula="of:=VLOOKUP([.E35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5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5</text:p>
          </table:table-cell>
          <table:table-cell table:style-name="ce47"/>
          <table:table-cell table:style-name="ce48" table:content-validation-name="val11"/>
          <table:table-cell table:style-name="ce404" table:content-validation-name="val13"/>
          <table:table-cell table:style-name="ce447" table:content-validation-name="val4" table:formula="of:=VLOOKUP([.E36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6</text:p>
          </table:table-cell>
          <table:table-cell table:style-name="ce47"/>
          <table:table-cell table:style-name="ce48" table:content-validation-name="val11"/>
          <table:table-cell table:style-name="ce405" table:content-validation-name="val13"/>
          <table:table-cell table:style-name="ce447" table:content-validation-name="val4" table:formula="of:=VLOOKUP([.E36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7</text:p>
          </table:table-cell>
          <table:table-cell table:style-name="ce47"/>
          <table:table-cell table:style-name="ce48" table:content-validation-name="val11"/>
          <table:table-cell table:style-name="ce406" table:content-validation-name="val13"/>
          <table:table-cell table:style-name="ce447" table:content-validation-name="val4" table:formula="of:=VLOOKUP([.E36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8</text:p>
          </table:table-cell>
          <table:table-cell table:style-name="ce47"/>
          <table:table-cell table:style-name="ce48" table:content-validation-name="val11"/>
          <table:table-cell table:style-name="ce407" table:content-validation-name="val13"/>
          <table:table-cell table:style-name="ce447" table:content-validation-name="val4" table:formula="of:=VLOOKUP([.E36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9</text:p>
          </table:table-cell>
          <table:table-cell table:style-name="ce47"/>
          <table:table-cell table:style-name="ce48" table:content-validation-name="val11"/>
          <table:table-cell table:style-name="ce408" table:content-validation-name="val13"/>
          <table:table-cell table:style-name="ce447" table:content-validation-name="val4" table:formula="of:=VLOOKUP([.E36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0</text:p>
          </table:table-cell>
          <table:table-cell table:style-name="ce47"/>
          <table:table-cell table:style-name="ce48" table:content-validation-name="val11"/>
          <table:table-cell table:style-name="ce409" table:content-validation-name="val13"/>
          <table:table-cell table:style-name="ce447" table:content-validation-name="val4" table:formula="of:=VLOOKUP([.E36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1</text:p>
          </table:table-cell>
          <table:table-cell table:style-name="ce47"/>
          <table:table-cell table:style-name="ce48" table:content-validation-name="val11"/>
          <table:table-cell table:style-name="ce410" table:content-validation-name="val13"/>
          <table:table-cell table:style-name="ce447" table:content-validation-name="val4" table:formula="of:=VLOOKUP([.E36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2</text:p>
          </table:table-cell>
          <table:table-cell table:style-name="ce47"/>
          <table:table-cell table:style-name="ce48" table:content-validation-name="val11"/>
          <table:table-cell table:style-name="ce411" table:content-validation-name="val13"/>
          <table:table-cell table:style-name="ce447" table:content-validation-name="val4" table:formula="of:=VLOOKUP([.E36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3</text:p>
          </table:table-cell>
          <table:table-cell table:style-name="ce47"/>
          <table:table-cell table:style-name="ce48" table:content-validation-name="val11"/>
          <table:table-cell table:style-name="ce412" table:content-validation-name="val13"/>
          <table:table-cell table:style-name="ce447" table:content-validation-name="val4" table:formula="of:=VLOOKUP([.E36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4</text:p>
          </table:table-cell>
          <table:table-cell table:style-name="ce47"/>
          <table:table-cell table:style-name="ce48" table:content-validation-name="val11"/>
          <table:table-cell table:style-name="ce413" table:content-validation-name="val13"/>
          <table:table-cell table:style-name="ce447" table:content-validation-name="val4" table:formula="of:=VLOOKUP([.E36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6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5</text:p>
          </table:table-cell>
          <table:table-cell table:style-name="ce47"/>
          <table:table-cell table:style-name="ce48" table:content-validation-name="val11"/>
          <table:table-cell table:style-name="ce414" table:content-validation-name="val13"/>
          <table:table-cell table:style-name="ce447" table:content-validation-name="val4" table:formula="of:=VLOOKUP([.E37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6</text:p>
          </table:table-cell>
          <table:table-cell table:style-name="ce47"/>
          <table:table-cell table:style-name="ce48" table:content-validation-name="val11"/>
          <table:table-cell table:style-name="ce415" table:content-validation-name="val13"/>
          <table:table-cell table:style-name="ce447" table:content-validation-name="val4" table:formula="of:=VLOOKUP([.E37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7</text:p>
          </table:table-cell>
          <table:table-cell table:style-name="ce47"/>
          <table:table-cell table:style-name="ce48" table:content-validation-name="val11"/>
          <table:table-cell table:style-name="ce416" table:content-validation-name="val13"/>
          <table:table-cell table:style-name="ce447" table:content-validation-name="val4" table:formula="of:=VLOOKUP([.E37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8</text:p>
          </table:table-cell>
          <table:table-cell table:style-name="ce47"/>
          <table:table-cell table:style-name="ce48" table:content-validation-name="val11"/>
          <table:table-cell table:style-name="ce417" table:content-validation-name="val13"/>
          <table:table-cell table:style-name="ce447" table:content-validation-name="val4" table:formula="of:=VLOOKUP([.E37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9</text:p>
          </table:table-cell>
          <table:table-cell table:style-name="ce47"/>
          <table:table-cell table:style-name="ce48" table:content-validation-name="val11"/>
          <table:table-cell table:style-name="ce418" table:content-validation-name="val13"/>
          <table:table-cell table:style-name="ce447" table:content-validation-name="val4" table:formula="of:=VLOOKUP([.E37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0</text:p>
          </table:table-cell>
          <table:table-cell table:style-name="ce47"/>
          <table:table-cell table:style-name="ce48" table:content-validation-name="val11"/>
          <table:table-cell table:style-name="ce419" table:content-validation-name="val13"/>
          <table:table-cell table:style-name="ce447" table:content-validation-name="val4" table:formula="of:=VLOOKUP([.E37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1</text:p>
          </table:table-cell>
          <table:table-cell table:style-name="ce47"/>
          <table:table-cell table:style-name="ce48" table:content-validation-name="val11"/>
          <table:table-cell table:style-name="ce420" table:content-validation-name="val13"/>
          <table:table-cell table:style-name="ce447" table:content-validation-name="val4" table:formula="of:=VLOOKUP([.E37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2</text:p>
          </table:table-cell>
          <table:table-cell table:style-name="ce47"/>
          <table:table-cell table:style-name="ce48" table:content-validation-name="val11"/>
          <table:table-cell table:style-name="ce421" table:content-validation-name="val13"/>
          <table:table-cell table:style-name="ce447" table:content-validation-name="val4" table:formula="of:=VLOOKUP([.E37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3</text:p>
          </table:table-cell>
          <table:table-cell table:style-name="ce47"/>
          <table:table-cell table:style-name="ce48" table:content-validation-name="val11"/>
          <table:table-cell table:style-name="ce422" table:content-validation-name="val13"/>
          <table:table-cell table:style-name="ce447" table:content-validation-name="val4" table:formula="of:=VLOOKUP([.E37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4</text:p>
          </table:table-cell>
          <table:table-cell table:style-name="ce47"/>
          <table:table-cell table:style-name="ce48" table:content-validation-name="val11"/>
          <table:table-cell table:style-name="ce423" table:content-validation-name="val13"/>
          <table:table-cell table:style-name="ce447" table:content-validation-name="val4" table:formula="of:=VLOOKUP([.E37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7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5</text:p>
          </table:table-cell>
          <table:table-cell table:style-name="ce47"/>
          <table:table-cell table:style-name="ce48" table:content-validation-name="val11"/>
          <table:table-cell table:style-name="ce424" table:content-validation-name="val13"/>
          <table:table-cell table:style-name="ce447" table:content-validation-name="val4" table:formula="of:=VLOOKUP([.E38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6</text:p>
          </table:table-cell>
          <table:table-cell table:style-name="ce47"/>
          <table:table-cell table:style-name="ce48" table:content-validation-name="val11"/>
          <table:table-cell table:style-name="ce425" table:content-validation-name="val13"/>
          <table:table-cell table:style-name="ce447" table:content-validation-name="val4" table:formula="of:=VLOOKUP([.E38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7</text:p>
          </table:table-cell>
          <table:table-cell table:style-name="ce47"/>
          <table:table-cell table:style-name="ce48" table:content-validation-name="val11"/>
          <table:table-cell table:style-name="ce426" table:content-validation-name="val13"/>
          <table:table-cell table:style-name="ce447" table:content-validation-name="val4" table:formula="of:=VLOOKUP([.E38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8</text:p>
          </table:table-cell>
          <table:table-cell table:style-name="ce47"/>
          <table:table-cell table:style-name="ce48" table:content-validation-name="val11"/>
          <table:table-cell table:style-name="ce427" table:content-validation-name="val13"/>
          <table:table-cell table:style-name="ce447" table:content-validation-name="val4" table:formula="of:=VLOOKUP([.E38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9</text:p>
          </table:table-cell>
          <table:table-cell table:style-name="ce47"/>
          <table:table-cell table:style-name="ce48" table:content-validation-name="val11"/>
          <table:table-cell table:style-name="ce428" table:content-validation-name="val13"/>
          <table:table-cell table:style-name="ce447" table:content-validation-name="val4" table:formula="of:=VLOOKUP([.E38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0</text:p>
          </table:table-cell>
          <table:table-cell table:style-name="ce47"/>
          <table:table-cell table:style-name="ce48" table:content-validation-name="val11"/>
          <table:table-cell table:style-name="ce429" table:content-validation-name="val13"/>
          <table:table-cell table:style-name="ce447" table:content-validation-name="val4" table:formula="of:=VLOOKUP([.E38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1</text:p>
          </table:table-cell>
          <table:table-cell table:style-name="ce47"/>
          <table:table-cell table:style-name="ce48" table:content-validation-name="val11"/>
          <table:table-cell table:style-name="ce430" table:content-validation-name="val13"/>
          <table:table-cell table:style-name="ce447" table:content-validation-name="val4" table:formula="of:=VLOOKUP([.E38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2</text:p>
          </table:table-cell>
          <table:table-cell table:style-name="ce47"/>
          <table:table-cell table:style-name="ce48" table:content-validation-name="val11"/>
          <table:table-cell table:style-name="ce431" table:content-validation-name="val13"/>
          <table:table-cell table:style-name="ce447" table:content-validation-name="val4" table:formula="of:=VLOOKUP([.E38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3</text:p>
          </table:table-cell>
          <table:table-cell table:style-name="ce47"/>
          <table:table-cell table:style-name="ce48" table:content-validation-name="val11"/>
          <table:table-cell table:style-name="ce432" table:content-validation-name="val13"/>
          <table:table-cell table:style-name="ce447" table:content-validation-name="val4" table:formula="of:=VLOOKUP([.E38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4</text:p>
          </table:table-cell>
          <table:table-cell table:style-name="ce47"/>
          <table:table-cell table:style-name="ce48" table:content-validation-name="val11"/>
          <table:table-cell table:style-name="ce433" table:content-validation-name="val13"/>
          <table:table-cell table:style-name="ce447" table:content-validation-name="val4" table:formula="of:=VLOOKUP([.E38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8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5</text:p>
          </table:table-cell>
          <table:table-cell table:style-name="ce47"/>
          <table:table-cell table:style-name="ce48" table:content-validation-name="val11"/>
          <table:table-cell table:style-name="ce434" table:content-validation-name="val13"/>
          <table:table-cell table:style-name="ce447" table:content-validation-name="val4" table:formula="of:=VLOOKUP([.E39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6</text:p>
          </table:table-cell>
          <table:table-cell table:style-name="ce47"/>
          <table:table-cell table:style-name="ce48" table:content-validation-name="val11"/>
          <table:table-cell table:style-name="ce435" table:content-validation-name="val13"/>
          <table:table-cell table:style-name="ce447" table:content-validation-name="val4" table:formula="of:=VLOOKUP([.E39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7</text:p>
          </table:table-cell>
          <table:table-cell table:style-name="ce47"/>
          <table:table-cell table:style-name="ce48" table:content-validation-name="val11"/>
          <table:table-cell table:style-name="ce436" table:content-validation-name="val13"/>
          <table:table-cell table:style-name="ce447" table:content-validation-name="val4" table:formula="of:=VLOOKUP([.E39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8</text:p>
          </table:table-cell>
          <table:table-cell table:style-name="ce47"/>
          <table:table-cell table:style-name="ce48" table:content-validation-name="val11"/>
          <table:table-cell table:style-name="ce437" table:content-validation-name="val13"/>
          <table:table-cell table:style-name="ce447" table:content-validation-name="val4" table:formula="of:=VLOOKUP([.E393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3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9</text:p>
          </table:table-cell>
          <table:table-cell table:style-name="ce47"/>
          <table:table-cell table:style-name="ce48" table:content-validation-name="val11"/>
          <table:table-cell table:style-name="ce438" table:content-validation-name="val13"/>
          <table:table-cell table:style-name="ce447" table:content-validation-name="val4" table:formula="of:=VLOOKUP([.E394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4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0</text:p>
          </table:table-cell>
          <table:table-cell table:style-name="ce47"/>
          <table:table-cell table:style-name="ce48" table:content-validation-name="val11"/>
          <table:table-cell table:style-name="ce439" table:content-validation-name="val13"/>
          <table:table-cell table:style-name="ce447" table:content-validation-name="val4" table:formula="of:=VLOOKUP([.E395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5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1</text:p>
          </table:table-cell>
          <table:table-cell table:style-name="ce47"/>
          <table:table-cell table:style-name="ce48" table:content-validation-name="val11"/>
          <table:table-cell table:style-name="ce440" table:content-validation-name="val13"/>
          <table:table-cell table:style-name="ce447" table:content-validation-name="val4" table:formula="of:=VLOOKUP([.E396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6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2</text:p>
          </table:table-cell>
          <table:table-cell table:style-name="ce47"/>
          <table:table-cell table:style-name="ce48" table:content-validation-name="val11"/>
          <table:table-cell table:style-name="ce441" table:content-validation-name="val13"/>
          <table:table-cell table:style-name="ce447" table:content-validation-name="val4" table:formula="of:=VLOOKUP([.E397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7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3</text:p>
          </table:table-cell>
          <table:table-cell table:style-name="ce47"/>
          <table:table-cell table:style-name="ce48" table:content-validation-name="val11"/>
          <table:table-cell table:style-name="ce442" table:content-validation-name="val13"/>
          <table:table-cell table:style-name="ce447" table:content-validation-name="val4" table:formula="of:=VLOOKUP([.E398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8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4</text:p>
          </table:table-cell>
          <table:table-cell table:style-name="ce47"/>
          <table:table-cell table:style-name="ce48" table:content-validation-name="val11"/>
          <table:table-cell table:style-name="ce443" table:content-validation-name="val13"/>
          <table:table-cell table:style-name="ce447" table:content-validation-name="val4" table:formula="of:=VLOOKUP([.E399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399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5</text:p>
          </table:table-cell>
          <table:table-cell table:style-name="ce47"/>
          <table:table-cell table:style-name="ce48" table:content-validation-name="val11"/>
          <table:table-cell table:style-name="ce444" table:content-validation-name="val13"/>
          <table:table-cell table:style-name="ce447" table:content-validation-name="val4" table:formula="of:=VLOOKUP([.E400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00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6</text:p>
          </table:table-cell>
          <table:table-cell table:style-name="ce47"/>
          <table:table-cell table:style-name="ce48" table:content-validation-name="val11"/>
          <table:table-cell table:style-name="ce445" table:content-validation-name="val13"/>
          <table:table-cell table:style-name="ce447" table:content-validation-name="val4" table:formula="of:=VLOOKUP([.E401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01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7</text:p>
          </table:table-cell>
          <table:table-cell table:style-name="ce47"/>
          <table:table-cell table:style-name="ce48" table:content-validation-name="val11"/>
          <table:table-cell table:style-name="ce446" table:content-validation-name="val13"/>
          <table:table-cell table:style-name="ce447" table:content-validation-name="val4" table:formula="of:=VLOOKUP([.E402];[$datos.$E$2:.$G$75];2;0)" office:value-type="string" office:string-value="" calcext:value-type="error">
            <text:p>#N/D</text:p>
          </table:table-cell>
          <table:table-cell table:style-name="ce447" table:content-validation-name="val4" table:formula="of:=VLOOKUP([.E402];[$datos.$E$2:.$G$75];3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37" table:content-validation-name="val15"/>
          <table:table-cell table:style-name="ce37" table:content-validation-name="val17"/>
          <table:table-cell table:style-name="ce47" table:number-columns-repeated="2"/>
          <table:table-cell table:style-name="ce37" table:content-validation-name="val18"/>
          <table:table-cell table:style-name="ce37" table:content-validation-name="val19"/>
          <table:table-cell table:style-name="ce37" table:content-validation-name="val20"/>
          <table:table-cell table:style-name="ce450" table:content-validation-name="val21"/>
          <table:table-cell table:style-name="ce37" table:content-validation-name="val22"/>
          <table:table-cell table:style-name="ce450" table:content-validation-name="val14"/>
          <table:table-cell table:style-name="ce47" table:content-validation-name="val23"/>
          <table:table-cell table:style-name="ce47" table:content-validation-name="val16"/>
          <table:table-cell table:style-name="ce47"/>
          <table:table-cell table:style-name="ce450" table:number-columns-repeated="2"/>
          <table:table-cell table:style-name="ce11"/>
          <table:table-cell table:number-columns-repeated="1000"/>
        </table:table-row>
        <table:table-row table:style-name="ro11" table:number-rows-repeated="27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4"/>
          <table:table-cell table:content-validation-name="val16"/>
          <table:table-cell table:style-name="ce10"/>
          <table:table-cell table:content-validation-name="val10" table:number-columns-repeated="2"/>
          <table:table-cell table:style-name="ce1"/>
          <table:table-cell table:style-name="ce10"/>
          <table:table-cell table:style-name="ce1" table:number-columns-repeated="2"/>
          <table:table-cell table:number-columns-repeated="2"/>
          <table:table-cell table:content-validation-name="val21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3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4"/>
          <table:table-cell table:content-validation-name="val16"/>
          <table:table-cell table:style-name="ce10"/>
          <table:table-cell table:content-validation-name="val10" table:number-columns-repeated="2"/>
          <table:table-cell/>
          <table:table-cell table:style-name="ce10"/>
          <table:table-cell/>
          <table:table-cell table:content-validation-name="val21"/>
          <table:table-cell table:number-columns-repeated="2"/>
          <table:table-cell table:content-validation-name="val21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04776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1"/>
          <table:table-cell/>
          <table:table-cell table:content-validation-name="val14"/>
          <table:table-cell/>
          <table:table-cell table:content-validation-name="val16"/>
          <table:table-cell table:number-columns-repeated="1004"/>
        </table:table-row>
        <table:table-row table:style-name="ro7" table:number-rows-repeated="6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1"/>
          <table:table-cell/>
          <table:table-cell table:content-validation-name="val14"/>
          <table:table-cell/>
          <table:table-cell table:content-validation-name="val16"/>
          <table:table-cell table:number-columns-repeated="1004"/>
        </table:table-row>
        <table:table-row table:style-name="ro7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1"/>
          <table:table-cell/>
          <table:table-cell table:content-validation-name="val14"/>
          <table:table-cell/>
          <table:table-cell table:content-validation-name="val16"/>
          <table:table-cell table:number-columns-repeated="1004"/>
        </table:table-row>
        <calcext:conditional-formats>
          <calcext:conditional-format calcext:target-range-address="'Oracle Database'.E70:'Oracle Database'.E70">
            <calcext:condition calcext:apply-style-name="ERROR" calcext:value="=&quot;-- NO ENCUENTRO MI OPCIÓN --&quot;" calcext:base-cell-address="'Oracle Database'.E70"/>
          </calcext:conditional-format>
          <calcext:conditional-format calcext:target-range-address="'Oracle Database'.E71:'Oracle Database'.E71">
            <calcext:condition calcext:apply-style-name="ERROR" calcext:value="=&quot;-- NO ENCUENTRO MI OPCIÓN --&quot;" calcext:base-cell-address="'Oracle Database'.E71"/>
          </calcext:conditional-format>
          <calcext:conditional-format calcext:target-range-address="'Oracle Database'.E72:'Oracle Database'.E72">
            <calcext:condition calcext:apply-style-name="ERROR" calcext:value="=&quot;-- NO ENCUENTRO MI OPCIÓN --&quot;" calcext:base-cell-address="'Oracle Database'.E72"/>
          </calcext:conditional-format>
          <calcext:conditional-format calcext:target-range-address="'Oracle Database'.E73:'Oracle Database'.E73">
            <calcext:condition calcext:apply-style-name="ERROR" calcext:value="=&quot;-- NO ENCUENTRO MI OPCIÓN --&quot;" calcext:base-cell-address="'Oracle Database'.E73"/>
          </calcext:conditional-format>
          <calcext:conditional-format calcext:target-range-address="'Oracle Database'.E74:'Oracle Database'.E74">
            <calcext:condition calcext:apply-style-name="ERROR" calcext:value="=&quot;-- NO ENCUENTRO MI OPCIÓN --&quot;" calcext:base-cell-address="'Oracle Database'.E74"/>
          </calcext:conditional-format>
          <calcext:conditional-format calcext:target-range-address="'Oracle Database'.E75:'Oracle Database'.E75">
            <calcext:condition calcext:apply-style-name="ERROR" calcext:value="=&quot;-- NO ENCUENTRO MI OPCIÓN --&quot;" calcext:base-cell-address="'Oracle Database'.E75"/>
          </calcext:conditional-format>
          <calcext:conditional-format calcext:target-range-address="'Oracle Database'.E76:'Oracle Database'.E76">
            <calcext:condition calcext:apply-style-name="ERROR" calcext:value="=&quot;-- NO ENCUENTRO MI OPCIÓN --&quot;" calcext:base-cell-address="'Oracle Database'.E76"/>
          </calcext:conditional-format>
          <calcext:conditional-format calcext:target-range-address="'Oracle Database'.E77:'Oracle Database'.E77">
            <calcext:condition calcext:apply-style-name="ERROR" calcext:value="=&quot;-- NO ENCUENTRO MI OPCIÓN --&quot;" calcext:base-cell-address="'Oracle Database'.E77"/>
          </calcext:conditional-format>
          <calcext:conditional-format calcext:target-range-address="'Oracle Database'.E78:'Oracle Database'.E78">
            <calcext:condition calcext:apply-style-name="ERROR" calcext:value="=&quot;-- NO ENCUENTRO MI OPCIÓN --&quot;" calcext:base-cell-address="'Oracle Database'.E78"/>
          </calcext:conditional-format>
          <calcext:conditional-format calcext:target-range-address="'Oracle Database'.E79:'Oracle Database'.E79">
            <calcext:condition calcext:apply-style-name="ERROR" calcext:value="=&quot;-- NO ENCUENTRO MI OPCIÓN --&quot;" calcext:base-cell-address="'Oracle Database'.E79"/>
          </calcext:conditional-format>
          <calcext:conditional-format calcext:target-range-address="'Oracle Database'.E80:'Oracle Database'.E80">
            <calcext:condition calcext:apply-style-name="ERROR" calcext:value="=&quot;-- NO ENCUENTRO MI OPCIÓN --&quot;" calcext:base-cell-address="'Oracle Database'.E80"/>
          </calcext:conditional-format>
          <calcext:conditional-format calcext:target-range-address="'Oracle Database'.E81:'Oracle Database'.E81">
            <calcext:condition calcext:apply-style-name="ERROR" calcext:value="=&quot;-- NO ENCUENTRO MI OPCIÓN --&quot;" calcext:base-cell-address="'Oracle Database'.E81"/>
          </calcext:conditional-format>
          <calcext:conditional-format calcext:target-range-address="'Oracle Database'.E82:'Oracle Database'.E82">
            <calcext:condition calcext:apply-style-name="ERROR" calcext:value="=&quot;-- NO ENCUENTRO MI OPCIÓN --&quot;" calcext:base-cell-address="'Oracle Database'.E82"/>
          </calcext:conditional-format>
          <calcext:conditional-format calcext:target-range-address="'Oracle Database'.E83:'Oracle Database'.E83">
            <calcext:condition calcext:apply-style-name="ERROR" calcext:value="=&quot;-- NO ENCUENTRO MI OPCIÓN --&quot;" calcext:base-cell-address="'Oracle Database'.E83"/>
          </calcext:conditional-format>
          <calcext:conditional-format calcext:target-range-address="'Oracle Database'.E84:'Oracle Database'.E84">
            <calcext:condition calcext:apply-style-name="ERROR" calcext:value="=&quot;-- NO ENCUENTRO MI OPCIÓN --&quot;" calcext:base-cell-address="'Oracle Database'.E84"/>
          </calcext:conditional-format>
          <calcext:conditional-format calcext:target-range-address="'Oracle Database'.E85:'Oracle Database'.E85">
            <calcext:condition calcext:apply-style-name="ERROR" calcext:value="=&quot;-- NO ENCUENTRO MI OPCIÓN --&quot;" calcext:base-cell-address="'Oracle Database'.E85"/>
          </calcext:conditional-format>
          <calcext:conditional-format calcext:target-range-address="'Oracle Database'.E86:'Oracle Database'.E86">
            <calcext:condition calcext:apply-style-name="ERROR" calcext:value="=&quot;-- NO ENCUENTRO MI OPCIÓN --&quot;" calcext:base-cell-address="'Oracle Database'.E86"/>
          </calcext:conditional-format>
          <calcext:conditional-format calcext:target-range-address="'Oracle Database'.E87:'Oracle Database'.E87">
            <calcext:condition calcext:apply-style-name="ERROR" calcext:value="=&quot;-- NO ENCUENTRO MI OPCIÓN --&quot;" calcext:base-cell-address="'Oracle Database'.E87"/>
          </calcext:conditional-format>
          <calcext:conditional-format calcext:target-range-address="'Oracle Database'.E88:'Oracle Database'.E88">
            <calcext:condition calcext:apply-style-name="ERROR" calcext:value="=&quot;-- NO ENCUENTRO MI OPCIÓN --&quot;" calcext:base-cell-address="'Oracle Database'.E88"/>
          </calcext:conditional-format>
          <calcext:conditional-format calcext:target-range-address="'Oracle Database'.E89:'Oracle Database'.E89">
            <calcext:condition calcext:apply-style-name="ERROR" calcext:value="=&quot;-- NO ENCUENTRO MI OPCIÓN --&quot;" calcext:base-cell-address="'Oracle Database'.E89"/>
          </calcext:conditional-format>
          <calcext:conditional-format calcext:target-range-address="'Oracle Database'.E90:'Oracle Database'.E90">
            <calcext:condition calcext:apply-style-name="ERROR" calcext:value="=&quot;-- NO ENCUENTRO MI OPCIÓN --&quot;" calcext:base-cell-address="'Oracle Database'.E90"/>
          </calcext:conditional-format>
          <calcext:conditional-format calcext:target-range-address="'Oracle Database'.E91:'Oracle Database'.E91">
            <calcext:condition calcext:apply-style-name="ERROR" calcext:value="=&quot;-- NO ENCUENTRO MI OPCIÓN --&quot;" calcext:base-cell-address="'Oracle Database'.E91"/>
          </calcext:conditional-format>
          <calcext:conditional-format calcext:target-range-address="'Oracle Database'.E92:'Oracle Database'.E92">
            <calcext:condition calcext:apply-style-name="ERROR" calcext:value="=&quot;-- NO ENCUENTRO MI OPCIÓN --&quot;" calcext:base-cell-address="'Oracle Database'.E92"/>
          </calcext:conditional-format>
          <calcext:conditional-format calcext:target-range-address="'Oracle Database'.E93:'Oracle Database'.E93">
            <calcext:condition calcext:apply-style-name="ERROR" calcext:value="=&quot;-- NO ENCUENTRO MI OPCIÓN --&quot;" calcext:base-cell-address="'Oracle Database'.E93"/>
          </calcext:conditional-format>
          <calcext:conditional-format calcext:target-range-address="'Oracle Database'.E94:'Oracle Database'.E94">
            <calcext:condition calcext:apply-style-name="ERROR" calcext:value="=&quot;-- NO ENCUENTRO MI OPCIÓN --&quot;" calcext:base-cell-address="'Oracle Database'.E94"/>
          </calcext:conditional-format>
          <calcext:conditional-format calcext:target-range-address="'Oracle Database'.E95:'Oracle Database'.E95">
            <calcext:condition calcext:apply-style-name="ERROR" calcext:value="=&quot;-- NO ENCUENTRO MI OPCIÓN --&quot;" calcext:base-cell-address="'Oracle Database'.E95"/>
          </calcext:conditional-format>
          <calcext:conditional-format calcext:target-range-address="'Oracle Database'.E96:'Oracle Database'.E96">
            <calcext:condition calcext:apply-style-name="ERROR" calcext:value="=&quot;-- NO ENCUENTRO MI OPCIÓN --&quot;" calcext:base-cell-address="'Oracle Database'.E96"/>
          </calcext:conditional-format>
          <calcext:conditional-format calcext:target-range-address="'Oracle Database'.E97:'Oracle Database'.E97">
            <calcext:condition calcext:apply-style-name="ERROR" calcext:value="=&quot;-- NO ENCUENTRO MI OPCIÓN --&quot;" calcext:base-cell-address="'Oracle Database'.E97"/>
          </calcext:conditional-format>
          <calcext:conditional-format calcext:target-range-address="'Oracle Database'.E98:'Oracle Database'.E98">
            <calcext:condition calcext:apply-style-name="ERROR" calcext:value="=&quot;-- NO ENCUENTRO MI OPCIÓN --&quot;" calcext:base-cell-address="'Oracle Database'.E98"/>
          </calcext:conditional-format>
          <calcext:conditional-format calcext:target-range-address="'Oracle Database'.E99:'Oracle Database'.E99">
            <calcext:condition calcext:apply-style-name="ERROR" calcext:value="=&quot;-- NO ENCUENTRO MI OPCIÓN --&quot;" calcext:base-cell-address="'Oracle Database'.E99"/>
          </calcext:conditional-format>
          <calcext:conditional-format calcext:target-range-address="'Oracle Database'.E100:'Oracle Database'.E100">
            <calcext:condition calcext:apply-style-name="ERROR" calcext:value="=&quot;-- NO ENCUENTRO MI OPCIÓN --&quot;" calcext:base-cell-address="'Oracle Database'.E100"/>
          </calcext:conditional-format>
          <calcext:conditional-format calcext:target-range-address="'Oracle Database'.E101:'Oracle Database'.E101">
            <calcext:condition calcext:apply-style-name="ERROR" calcext:value="=&quot;-- NO ENCUENTRO MI OPCIÓN --&quot;" calcext:base-cell-address="'Oracle Database'.E101"/>
          </calcext:conditional-format>
          <calcext:conditional-format calcext:target-range-address="'Oracle Database'.E102:'Oracle Database'.E102">
            <calcext:condition calcext:apply-style-name="ERROR" calcext:value="=&quot;-- NO ENCUENTRO MI OPCIÓN --&quot;" calcext:base-cell-address="'Oracle Database'.E102"/>
          </calcext:conditional-format>
          <calcext:conditional-format calcext:target-range-address="'Oracle Database'.E103:'Oracle Database'.E103">
            <calcext:condition calcext:apply-style-name="ERROR" calcext:value="=&quot;-- NO ENCUENTRO MI OPCIÓN --&quot;" calcext:base-cell-address="'Oracle Database'.E103"/>
          </calcext:conditional-format>
          <calcext:conditional-format calcext:target-range-address="'Oracle Database'.E104:'Oracle Database'.E104">
            <calcext:condition calcext:apply-style-name="ERROR" calcext:value="=&quot;-- NO ENCUENTRO MI OPCIÓN --&quot;" calcext:base-cell-address="'Oracle Database'.E104"/>
          </calcext:conditional-format>
          <calcext:conditional-format calcext:target-range-address="'Oracle Database'.E105:'Oracle Database'.E105">
            <calcext:condition calcext:apply-style-name="ERROR" calcext:value="=&quot;-- NO ENCUENTRO MI OPCIÓN --&quot;" calcext:base-cell-address="'Oracle Database'.E105"/>
          </calcext:conditional-format>
          <calcext:conditional-format calcext:target-range-address="'Oracle Database'.E106:'Oracle Database'.E106">
            <calcext:condition calcext:apply-style-name="ERROR" calcext:value="=&quot;-- NO ENCUENTRO MI OPCIÓN --&quot;" calcext:base-cell-address="'Oracle Database'.E106"/>
          </calcext:conditional-format>
          <calcext:conditional-format calcext:target-range-address="'Oracle Database'.E107:'Oracle Database'.E107">
            <calcext:condition calcext:apply-style-name="ERROR" calcext:value="=&quot;-- NO ENCUENTRO MI OPCIÓN --&quot;" calcext:base-cell-address="'Oracle Database'.E107"/>
          </calcext:conditional-format>
          <calcext:conditional-format calcext:target-range-address="'Oracle Database'.E108:'Oracle Database'.E108">
            <calcext:condition calcext:apply-style-name="ERROR" calcext:value="=&quot;-- NO ENCUENTRO MI OPCIÓN --&quot;" calcext:base-cell-address="'Oracle Database'.E108"/>
          </calcext:conditional-format>
          <calcext:conditional-format calcext:target-range-address="'Oracle Database'.E109:'Oracle Database'.E109">
            <calcext:condition calcext:apply-style-name="ERROR" calcext:value="=&quot;-- NO ENCUENTRO MI OPCIÓN --&quot;" calcext:base-cell-address="'Oracle Database'.E109"/>
          </calcext:conditional-format>
          <calcext:conditional-format calcext:target-range-address="'Oracle Database'.E110:'Oracle Database'.E110">
            <calcext:condition calcext:apply-style-name="ERROR" calcext:value="=&quot;-- NO ENCUENTRO MI OPCIÓN --&quot;" calcext:base-cell-address="'Oracle Database'.E110"/>
          </calcext:conditional-format>
          <calcext:conditional-format calcext:target-range-address="'Oracle Database'.E111:'Oracle Database'.E111">
            <calcext:condition calcext:apply-style-name="ERROR" calcext:value="=&quot;-- NO ENCUENTRO MI OPCIÓN --&quot;" calcext:base-cell-address="'Oracle Database'.E111"/>
          </calcext:conditional-format>
          <calcext:conditional-format calcext:target-range-address="'Oracle Database'.E112:'Oracle Database'.E112">
            <calcext:condition calcext:apply-style-name="ERROR" calcext:value="=&quot;-- NO ENCUENTRO MI OPCIÓN --&quot;" calcext:base-cell-address="'Oracle Database'.E112"/>
          </calcext:conditional-format>
          <calcext:conditional-format calcext:target-range-address="'Oracle Database'.E113:'Oracle Database'.E113">
            <calcext:condition calcext:apply-style-name="ERROR" calcext:value="=&quot;-- NO ENCUENTRO MI OPCIÓN --&quot;" calcext:base-cell-address="'Oracle Database'.E113"/>
          </calcext:conditional-format>
          <calcext:conditional-format calcext:target-range-address="'Oracle Database'.E114:'Oracle Database'.E114">
            <calcext:condition calcext:apply-style-name="ERROR" calcext:value="=&quot;-- NO ENCUENTRO MI OPCIÓN --&quot;" calcext:base-cell-address="'Oracle Database'.E114"/>
          </calcext:conditional-format>
          <calcext:conditional-format calcext:target-range-address="'Oracle Database'.E115:'Oracle Database'.E115">
            <calcext:condition calcext:apply-style-name="ERROR" calcext:value="=&quot;-- NO ENCUENTRO MI OPCIÓN --&quot;" calcext:base-cell-address="'Oracle Database'.E115"/>
          </calcext:conditional-format>
          <calcext:conditional-format calcext:target-range-address="'Oracle Database'.E116:'Oracle Database'.E116">
            <calcext:condition calcext:apply-style-name="ERROR" calcext:value="=&quot;-- NO ENCUENTRO MI OPCIÓN --&quot;" calcext:base-cell-address="'Oracle Database'.E116"/>
          </calcext:conditional-format>
          <calcext:conditional-format calcext:target-range-address="'Oracle Database'.E117:'Oracle Database'.E117">
            <calcext:condition calcext:apply-style-name="ERROR" calcext:value="=&quot;-- NO ENCUENTRO MI OPCIÓN --&quot;" calcext:base-cell-address="'Oracle Database'.E117"/>
          </calcext:conditional-format>
          <calcext:conditional-format calcext:target-range-address="'Oracle Database'.E118:'Oracle Database'.E118">
            <calcext:condition calcext:apply-style-name="ERROR" calcext:value="=&quot;-- NO ENCUENTRO MI OPCIÓN --&quot;" calcext:base-cell-address="'Oracle Database'.E118"/>
          </calcext:conditional-format>
          <calcext:conditional-format calcext:target-range-address="'Oracle Database'.E119:'Oracle Database'.E119">
            <calcext:condition calcext:apply-style-name="ERROR" calcext:value="=&quot;-- NO ENCUENTRO MI OPCIÓN --&quot;" calcext:base-cell-address="'Oracle Database'.E119"/>
          </calcext:conditional-format>
          <calcext:conditional-format calcext:target-range-address="'Oracle Database'.E120:'Oracle Database'.E120">
            <calcext:condition calcext:apply-style-name="ERROR" calcext:value="=&quot;-- NO ENCUENTRO MI OPCIÓN --&quot;" calcext:base-cell-address="'Oracle Database'.E120"/>
          </calcext:conditional-format>
          <calcext:conditional-format calcext:target-range-address="'Oracle Database'.E121:'Oracle Database'.E121">
            <calcext:condition calcext:apply-style-name="ERROR" calcext:value="=&quot;-- NO ENCUENTRO MI OPCIÓN --&quot;" calcext:base-cell-address="'Oracle Database'.E121"/>
          </calcext:conditional-format>
          <calcext:conditional-format calcext:target-range-address="'Oracle Database'.E122:'Oracle Database'.E122">
            <calcext:condition calcext:apply-style-name="ERROR" calcext:value="=&quot;-- NO ENCUENTRO MI OPCIÓN --&quot;" calcext:base-cell-address="'Oracle Database'.E122"/>
          </calcext:conditional-format>
          <calcext:conditional-format calcext:target-range-address="'Oracle Database'.E123:'Oracle Database'.E123">
            <calcext:condition calcext:apply-style-name="ERROR" calcext:value="=&quot;-- NO ENCUENTRO MI OPCIÓN --&quot;" calcext:base-cell-address="'Oracle Database'.E123"/>
          </calcext:conditional-format>
          <calcext:conditional-format calcext:target-range-address="'Oracle Database'.E124:'Oracle Database'.E124">
            <calcext:condition calcext:apply-style-name="ERROR" calcext:value="=&quot;-- NO ENCUENTRO MI OPCIÓN --&quot;" calcext:base-cell-address="'Oracle Database'.E124"/>
          </calcext:conditional-format>
          <calcext:conditional-format calcext:target-range-address="'Oracle Database'.E125:'Oracle Database'.E125">
            <calcext:condition calcext:apply-style-name="ERROR" calcext:value="=&quot;-- NO ENCUENTRO MI OPCIÓN --&quot;" calcext:base-cell-address="'Oracle Database'.E125"/>
          </calcext:conditional-format>
          <calcext:conditional-format calcext:target-range-address="'Oracle Database'.E126:'Oracle Database'.E126">
            <calcext:condition calcext:apply-style-name="ERROR" calcext:value="=&quot;-- NO ENCUENTRO MI OPCIÓN --&quot;" calcext:base-cell-address="'Oracle Database'.E126"/>
          </calcext:conditional-format>
          <calcext:conditional-format calcext:target-range-address="'Oracle Database'.E127:'Oracle Database'.E127">
            <calcext:condition calcext:apply-style-name="ERROR" calcext:value="=&quot;-- NO ENCUENTRO MI OPCIÓN --&quot;" calcext:base-cell-address="'Oracle Database'.E127"/>
          </calcext:conditional-format>
          <calcext:conditional-format calcext:target-range-address="'Oracle Database'.E128:'Oracle Database'.E128">
            <calcext:condition calcext:apply-style-name="ERROR" calcext:value="=&quot;-- NO ENCUENTRO MI OPCIÓN --&quot;" calcext:base-cell-address="'Oracle Database'.E128"/>
          </calcext:conditional-format>
          <calcext:conditional-format calcext:target-range-address="'Oracle Database'.E129:'Oracle Database'.E129">
            <calcext:condition calcext:apply-style-name="ERROR" calcext:value="=&quot;-- NO ENCUENTRO MI OPCIÓN --&quot;" calcext:base-cell-address="'Oracle Database'.E129"/>
          </calcext:conditional-format>
          <calcext:conditional-format calcext:target-range-address="'Oracle Database'.E130:'Oracle Database'.E130">
            <calcext:condition calcext:apply-style-name="ERROR" calcext:value="=&quot;-- NO ENCUENTRO MI OPCIÓN --&quot;" calcext:base-cell-address="'Oracle Database'.E130"/>
          </calcext:conditional-format>
          <calcext:conditional-format calcext:target-range-address="'Oracle Database'.E131:'Oracle Database'.E131">
            <calcext:condition calcext:apply-style-name="ERROR" calcext:value="=&quot;-- NO ENCUENTRO MI OPCIÓN --&quot;" calcext:base-cell-address="'Oracle Database'.E131"/>
          </calcext:conditional-format>
          <calcext:conditional-format calcext:target-range-address="'Oracle Database'.E132:'Oracle Database'.E132">
            <calcext:condition calcext:apply-style-name="ERROR" calcext:value="=&quot;-- NO ENCUENTRO MI OPCIÓN --&quot;" calcext:base-cell-address="'Oracle Database'.E132"/>
          </calcext:conditional-format>
          <calcext:conditional-format calcext:target-range-address="'Oracle Database'.E133:'Oracle Database'.E133">
            <calcext:condition calcext:apply-style-name="ERROR" calcext:value="=&quot;-- NO ENCUENTRO MI OPCIÓN --&quot;" calcext:base-cell-address="'Oracle Database'.E133"/>
          </calcext:conditional-format>
          <calcext:conditional-format calcext:target-range-address="'Oracle Database'.E134:'Oracle Database'.E134">
            <calcext:condition calcext:apply-style-name="ERROR" calcext:value="=&quot;-- NO ENCUENTRO MI OPCIÓN --&quot;" calcext:base-cell-address="'Oracle Database'.E134"/>
          </calcext:conditional-format>
          <calcext:conditional-format calcext:target-range-address="'Oracle Database'.E135:'Oracle Database'.E135">
            <calcext:condition calcext:apply-style-name="ERROR" calcext:value="=&quot;-- NO ENCUENTRO MI OPCIÓN --&quot;" calcext:base-cell-address="'Oracle Database'.E135"/>
          </calcext:conditional-format>
          <calcext:conditional-format calcext:target-range-address="'Oracle Database'.E136:'Oracle Database'.E136">
            <calcext:condition calcext:apply-style-name="ERROR" calcext:value="=&quot;-- NO ENCUENTRO MI OPCIÓN --&quot;" calcext:base-cell-address="'Oracle Database'.E136"/>
          </calcext:conditional-format>
          <calcext:conditional-format calcext:target-range-address="'Oracle Database'.E137:'Oracle Database'.E137">
            <calcext:condition calcext:apply-style-name="ERROR" calcext:value="=&quot;-- NO ENCUENTRO MI OPCIÓN --&quot;" calcext:base-cell-address="'Oracle Database'.E137"/>
          </calcext:conditional-format>
          <calcext:conditional-format calcext:target-range-address="'Oracle Database'.E138:'Oracle Database'.E138">
            <calcext:condition calcext:apply-style-name="ERROR" calcext:value="=&quot;-- NO ENCUENTRO MI OPCIÓN --&quot;" calcext:base-cell-address="'Oracle Database'.E138"/>
          </calcext:conditional-format>
          <calcext:conditional-format calcext:target-range-address="'Oracle Database'.E139:'Oracle Database'.E139">
            <calcext:condition calcext:apply-style-name="ERROR" calcext:value="=&quot;-- NO ENCUENTRO MI OPCIÓN --&quot;" calcext:base-cell-address="'Oracle Database'.E139"/>
          </calcext:conditional-format>
          <calcext:conditional-format calcext:target-range-address="'Oracle Database'.E140:'Oracle Database'.E140">
            <calcext:condition calcext:apply-style-name="ERROR" calcext:value="=&quot;-- NO ENCUENTRO MI OPCIÓN --&quot;" calcext:base-cell-address="'Oracle Database'.E140"/>
          </calcext:conditional-format>
          <calcext:conditional-format calcext:target-range-address="'Oracle Database'.E141:'Oracle Database'.E141">
            <calcext:condition calcext:apply-style-name="ERROR" calcext:value="=&quot;-- NO ENCUENTRO MI OPCIÓN --&quot;" calcext:base-cell-address="'Oracle Database'.E141"/>
          </calcext:conditional-format>
          <calcext:conditional-format calcext:target-range-address="'Oracle Database'.E142:'Oracle Database'.E142">
            <calcext:condition calcext:apply-style-name="ERROR" calcext:value="=&quot;-- NO ENCUENTRO MI OPCIÓN --&quot;" calcext:base-cell-address="'Oracle Database'.E142"/>
          </calcext:conditional-format>
          <calcext:conditional-format calcext:target-range-address="'Oracle Database'.E143:'Oracle Database'.E143">
            <calcext:condition calcext:apply-style-name="ERROR" calcext:value="=&quot;-- NO ENCUENTRO MI OPCIÓN --&quot;" calcext:base-cell-address="'Oracle Database'.E143"/>
          </calcext:conditional-format>
          <calcext:conditional-format calcext:target-range-address="'Oracle Database'.E144:'Oracle Database'.E144">
            <calcext:condition calcext:apply-style-name="ERROR" calcext:value="=&quot;-- NO ENCUENTRO MI OPCIÓN --&quot;" calcext:base-cell-address="'Oracle Database'.E144"/>
          </calcext:conditional-format>
          <calcext:conditional-format calcext:target-range-address="'Oracle Database'.E145:'Oracle Database'.E145">
            <calcext:condition calcext:apply-style-name="ERROR" calcext:value="=&quot;-- NO ENCUENTRO MI OPCIÓN --&quot;" calcext:base-cell-address="'Oracle Database'.E145"/>
          </calcext:conditional-format>
          <calcext:conditional-format calcext:target-range-address="'Oracle Database'.E146:'Oracle Database'.E146">
            <calcext:condition calcext:apply-style-name="ERROR" calcext:value="=&quot;-- NO ENCUENTRO MI OPCIÓN --&quot;" calcext:base-cell-address="'Oracle Database'.E146"/>
          </calcext:conditional-format>
          <calcext:conditional-format calcext:target-range-address="'Oracle Database'.E147:'Oracle Database'.E147">
            <calcext:condition calcext:apply-style-name="ERROR" calcext:value="=&quot;-- NO ENCUENTRO MI OPCIÓN --&quot;" calcext:base-cell-address="'Oracle Database'.E147"/>
          </calcext:conditional-format>
          <calcext:conditional-format calcext:target-range-address="'Oracle Database'.E148:'Oracle Database'.E148">
            <calcext:condition calcext:apply-style-name="ERROR" calcext:value="=&quot;-- NO ENCUENTRO MI OPCIÓN --&quot;" calcext:base-cell-address="'Oracle Database'.E148"/>
          </calcext:conditional-format>
          <calcext:conditional-format calcext:target-range-address="'Oracle Database'.E149:'Oracle Database'.E149">
            <calcext:condition calcext:apply-style-name="ERROR" calcext:value="=&quot;-- NO ENCUENTRO MI OPCIÓN --&quot;" calcext:base-cell-address="'Oracle Database'.E149"/>
          </calcext:conditional-format>
          <calcext:conditional-format calcext:target-range-address="'Oracle Database'.E150:'Oracle Database'.E150">
            <calcext:condition calcext:apply-style-name="ERROR" calcext:value="=&quot;-- NO ENCUENTRO MI OPCIÓN --&quot;" calcext:base-cell-address="'Oracle Database'.E150"/>
          </calcext:conditional-format>
          <calcext:conditional-format calcext:target-range-address="'Oracle Database'.E151:'Oracle Database'.E151">
            <calcext:condition calcext:apply-style-name="ERROR" calcext:value="=&quot;-- NO ENCUENTRO MI OPCIÓN --&quot;" calcext:base-cell-address="'Oracle Database'.E151"/>
          </calcext:conditional-format>
          <calcext:conditional-format calcext:target-range-address="'Oracle Database'.E152:'Oracle Database'.E152">
            <calcext:condition calcext:apply-style-name="ERROR" calcext:value="=&quot;-- NO ENCUENTRO MI OPCIÓN --&quot;" calcext:base-cell-address="'Oracle Database'.E152"/>
          </calcext:conditional-format>
          <calcext:conditional-format calcext:target-range-address="'Oracle Database'.E153:'Oracle Database'.E153">
            <calcext:condition calcext:apply-style-name="ERROR" calcext:value="=&quot;-- NO ENCUENTRO MI OPCIÓN --&quot;" calcext:base-cell-address="'Oracle Database'.E153"/>
          </calcext:conditional-format>
          <calcext:conditional-format calcext:target-range-address="'Oracle Database'.E154:'Oracle Database'.E154">
            <calcext:condition calcext:apply-style-name="ERROR" calcext:value="=&quot;-- NO ENCUENTRO MI OPCIÓN --&quot;" calcext:base-cell-address="'Oracle Database'.E154"/>
          </calcext:conditional-format>
          <calcext:conditional-format calcext:target-range-address="'Oracle Database'.E155:'Oracle Database'.E155">
            <calcext:condition calcext:apply-style-name="ERROR" calcext:value="=&quot;-- NO ENCUENTRO MI OPCIÓN --&quot;" calcext:base-cell-address="'Oracle Database'.E155"/>
          </calcext:conditional-format>
          <calcext:conditional-format calcext:target-range-address="'Oracle Database'.E156:'Oracle Database'.E156">
            <calcext:condition calcext:apply-style-name="ERROR" calcext:value="=&quot;-- NO ENCUENTRO MI OPCIÓN --&quot;" calcext:base-cell-address="'Oracle Database'.E156"/>
          </calcext:conditional-format>
          <calcext:conditional-format calcext:target-range-address="'Oracle Database'.E157:'Oracle Database'.E157">
            <calcext:condition calcext:apply-style-name="ERROR" calcext:value="=&quot;-- NO ENCUENTRO MI OPCIÓN --&quot;" calcext:base-cell-address="'Oracle Database'.E157"/>
          </calcext:conditional-format>
          <calcext:conditional-format calcext:target-range-address="'Oracle Database'.E158:'Oracle Database'.E158">
            <calcext:condition calcext:apply-style-name="ERROR" calcext:value="=&quot;-- NO ENCUENTRO MI OPCIÓN --&quot;" calcext:base-cell-address="'Oracle Database'.E158"/>
          </calcext:conditional-format>
          <calcext:conditional-format calcext:target-range-address="'Oracle Database'.E159:'Oracle Database'.E159">
            <calcext:condition calcext:apply-style-name="ERROR" calcext:value="=&quot;-- NO ENCUENTRO MI OPCIÓN --&quot;" calcext:base-cell-address="'Oracle Database'.E159"/>
          </calcext:conditional-format>
          <calcext:conditional-format calcext:target-range-address="'Oracle Database'.E160:'Oracle Database'.E160">
            <calcext:condition calcext:apply-style-name="ERROR" calcext:value="=&quot;-- NO ENCUENTRO MI OPCIÓN --&quot;" calcext:base-cell-address="'Oracle Database'.E160"/>
          </calcext:conditional-format>
          <calcext:conditional-format calcext:target-range-address="'Oracle Database'.E161:'Oracle Database'.E161">
            <calcext:condition calcext:apply-style-name="ERROR" calcext:value="=&quot;-- NO ENCUENTRO MI OPCIÓN --&quot;" calcext:base-cell-address="'Oracle Database'.E161"/>
          </calcext:conditional-format>
          <calcext:conditional-format calcext:target-range-address="'Oracle Database'.E162:'Oracle Database'.E162">
            <calcext:condition calcext:apply-style-name="ERROR" calcext:value="=&quot;-- NO ENCUENTRO MI OPCIÓN --&quot;" calcext:base-cell-address="'Oracle Database'.E162"/>
          </calcext:conditional-format>
          <calcext:conditional-format calcext:target-range-address="'Oracle Database'.E163:'Oracle Database'.E163">
            <calcext:condition calcext:apply-style-name="ERROR" calcext:value="=&quot;-- NO ENCUENTRO MI OPCIÓN --&quot;" calcext:base-cell-address="'Oracle Database'.E163"/>
          </calcext:conditional-format>
          <calcext:conditional-format calcext:target-range-address="'Oracle Database'.E164:'Oracle Database'.E164">
            <calcext:condition calcext:apply-style-name="ERROR" calcext:value="=&quot;-- NO ENCUENTRO MI OPCIÓN --&quot;" calcext:base-cell-address="'Oracle Database'.E164"/>
          </calcext:conditional-format>
          <calcext:conditional-format calcext:target-range-address="'Oracle Database'.E165:'Oracle Database'.E165">
            <calcext:condition calcext:apply-style-name="ERROR" calcext:value="=&quot;-- NO ENCUENTRO MI OPCIÓN --&quot;" calcext:base-cell-address="'Oracle Database'.E165"/>
          </calcext:conditional-format>
          <calcext:conditional-format calcext:target-range-address="'Oracle Database'.E166:'Oracle Database'.E166">
            <calcext:condition calcext:apply-style-name="ERROR" calcext:value="=&quot;-- NO ENCUENTRO MI OPCIÓN --&quot;" calcext:base-cell-address="'Oracle Database'.E166"/>
          </calcext:conditional-format>
          <calcext:conditional-format calcext:target-range-address="'Oracle Database'.E167:'Oracle Database'.E167">
            <calcext:condition calcext:apply-style-name="ERROR" calcext:value="=&quot;-- NO ENCUENTRO MI OPCIÓN --&quot;" calcext:base-cell-address="'Oracle Database'.E167"/>
          </calcext:conditional-format>
          <calcext:conditional-format calcext:target-range-address="'Oracle Database'.E168:'Oracle Database'.E168">
            <calcext:condition calcext:apply-style-name="ERROR" calcext:value="=&quot;-- NO ENCUENTRO MI OPCIÓN --&quot;" calcext:base-cell-address="'Oracle Database'.E168"/>
          </calcext:conditional-format>
          <calcext:conditional-format calcext:target-range-address="'Oracle Database'.E169:'Oracle Database'.E169">
            <calcext:condition calcext:apply-style-name="ERROR" calcext:value="=&quot;-- NO ENCUENTRO MI OPCIÓN --&quot;" calcext:base-cell-address="'Oracle Database'.E169"/>
          </calcext:conditional-format>
          <calcext:conditional-format calcext:target-range-address="'Oracle Database'.E170:'Oracle Database'.E170">
            <calcext:condition calcext:apply-style-name="ERROR" calcext:value="=&quot;-- NO ENCUENTRO MI OPCIÓN --&quot;" calcext:base-cell-address="'Oracle Database'.E170"/>
          </calcext:conditional-format>
          <calcext:conditional-format calcext:target-range-address="'Oracle Database'.E171:'Oracle Database'.E171">
            <calcext:condition calcext:apply-style-name="ERROR" calcext:value="=&quot;-- NO ENCUENTRO MI OPCIÓN --&quot;" calcext:base-cell-address="'Oracle Database'.E171"/>
          </calcext:conditional-format>
          <calcext:conditional-format calcext:target-range-address="'Oracle Database'.E172:'Oracle Database'.E172">
            <calcext:condition calcext:apply-style-name="ERROR" calcext:value="=&quot;-- NO ENCUENTRO MI OPCIÓN --&quot;" calcext:base-cell-address="'Oracle Database'.E172"/>
          </calcext:conditional-format>
          <calcext:conditional-format calcext:target-range-address="'Oracle Database'.E173:'Oracle Database'.E173">
            <calcext:condition calcext:apply-style-name="ERROR" calcext:value="=&quot;-- NO ENCUENTRO MI OPCIÓN --&quot;" calcext:base-cell-address="'Oracle Database'.E173"/>
          </calcext:conditional-format>
          <calcext:conditional-format calcext:target-range-address="'Oracle Database'.E174:'Oracle Database'.E174">
            <calcext:condition calcext:apply-style-name="ERROR" calcext:value="=&quot;-- NO ENCUENTRO MI OPCIÓN --&quot;" calcext:base-cell-address="'Oracle Database'.E174"/>
          </calcext:conditional-format>
          <calcext:conditional-format calcext:target-range-address="'Oracle Database'.E175:'Oracle Database'.E175">
            <calcext:condition calcext:apply-style-name="ERROR" calcext:value="=&quot;-- NO ENCUENTRO MI OPCIÓN --&quot;" calcext:base-cell-address="'Oracle Database'.E175"/>
          </calcext:conditional-format>
          <calcext:conditional-format calcext:target-range-address="'Oracle Database'.E176:'Oracle Database'.E176">
            <calcext:condition calcext:apply-style-name="ERROR" calcext:value="=&quot;-- NO ENCUENTRO MI OPCIÓN --&quot;" calcext:base-cell-address="'Oracle Database'.E176"/>
          </calcext:conditional-format>
          <calcext:conditional-format calcext:target-range-address="'Oracle Database'.E177:'Oracle Database'.E177">
            <calcext:condition calcext:apply-style-name="ERROR" calcext:value="=&quot;-- NO ENCUENTRO MI OPCIÓN --&quot;" calcext:base-cell-address="'Oracle Database'.E177"/>
          </calcext:conditional-format>
          <calcext:conditional-format calcext:target-range-address="'Oracle Database'.E178:'Oracle Database'.E178">
            <calcext:condition calcext:apply-style-name="ERROR" calcext:value="=&quot;-- NO ENCUENTRO MI OPCIÓN --&quot;" calcext:base-cell-address="'Oracle Database'.E178"/>
          </calcext:conditional-format>
          <calcext:conditional-format calcext:target-range-address="'Oracle Database'.E179:'Oracle Database'.E179">
            <calcext:condition calcext:apply-style-name="ERROR" calcext:value="=&quot;-- NO ENCUENTRO MI OPCIÓN --&quot;" calcext:base-cell-address="'Oracle Database'.E179"/>
          </calcext:conditional-format>
          <calcext:conditional-format calcext:target-range-address="'Oracle Database'.E180:'Oracle Database'.E180">
            <calcext:condition calcext:apply-style-name="ERROR" calcext:value="=&quot;-- NO ENCUENTRO MI OPCIÓN --&quot;" calcext:base-cell-address="'Oracle Database'.E180"/>
          </calcext:conditional-format>
          <calcext:conditional-format calcext:target-range-address="'Oracle Database'.E181:'Oracle Database'.E181">
            <calcext:condition calcext:apply-style-name="ERROR" calcext:value="=&quot;-- NO ENCUENTRO MI OPCIÓN --&quot;" calcext:base-cell-address="'Oracle Database'.E181"/>
          </calcext:conditional-format>
          <calcext:conditional-format calcext:target-range-address="'Oracle Database'.E182:'Oracle Database'.E182">
            <calcext:condition calcext:apply-style-name="ERROR" calcext:value="=&quot;-- NO ENCUENTRO MI OPCIÓN --&quot;" calcext:base-cell-address="'Oracle Database'.E182"/>
          </calcext:conditional-format>
          <calcext:conditional-format calcext:target-range-address="'Oracle Database'.E183:'Oracle Database'.E183">
            <calcext:condition calcext:apply-style-name="ERROR" calcext:value="=&quot;-- NO ENCUENTRO MI OPCIÓN --&quot;" calcext:base-cell-address="'Oracle Database'.E183"/>
          </calcext:conditional-format>
          <calcext:conditional-format calcext:target-range-address="'Oracle Database'.E184:'Oracle Database'.E184">
            <calcext:condition calcext:apply-style-name="ERROR" calcext:value="=&quot;-- NO ENCUENTRO MI OPCIÓN --&quot;" calcext:base-cell-address="'Oracle Database'.E184"/>
          </calcext:conditional-format>
          <calcext:conditional-format calcext:target-range-address="'Oracle Database'.E185:'Oracle Database'.E185">
            <calcext:condition calcext:apply-style-name="ERROR" calcext:value="=&quot;-- NO ENCUENTRO MI OPCIÓN --&quot;" calcext:base-cell-address="'Oracle Database'.E185"/>
          </calcext:conditional-format>
          <calcext:conditional-format calcext:target-range-address="'Oracle Database'.E186:'Oracle Database'.E186">
            <calcext:condition calcext:apply-style-name="ERROR" calcext:value="=&quot;-- NO ENCUENTRO MI OPCIÓN --&quot;" calcext:base-cell-address="'Oracle Database'.E186"/>
          </calcext:conditional-format>
          <calcext:conditional-format calcext:target-range-address="'Oracle Database'.E187:'Oracle Database'.E187">
            <calcext:condition calcext:apply-style-name="ERROR" calcext:value="=&quot;-- NO ENCUENTRO MI OPCIÓN --&quot;" calcext:base-cell-address="'Oracle Database'.E187"/>
          </calcext:conditional-format>
          <calcext:conditional-format calcext:target-range-address="'Oracle Database'.E188:'Oracle Database'.E188">
            <calcext:condition calcext:apply-style-name="ERROR" calcext:value="=&quot;-- NO ENCUENTRO MI OPCIÓN --&quot;" calcext:base-cell-address="'Oracle Database'.E188"/>
          </calcext:conditional-format>
          <calcext:conditional-format calcext:target-range-address="'Oracle Database'.E189:'Oracle Database'.E189">
            <calcext:condition calcext:apply-style-name="ERROR" calcext:value="=&quot;-- NO ENCUENTRO MI OPCIÓN --&quot;" calcext:base-cell-address="'Oracle Database'.E189"/>
          </calcext:conditional-format>
          <calcext:conditional-format calcext:target-range-address="'Oracle Database'.E190:'Oracle Database'.E190">
            <calcext:condition calcext:apply-style-name="ERROR" calcext:value="=&quot;-- NO ENCUENTRO MI OPCIÓN --&quot;" calcext:base-cell-address="'Oracle Database'.E190"/>
          </calcext:conditional-format>
          <calcext:conditional-format calcext:target-range-address="'Oracle Database'.E191:'Oracle Database'.E191">
            <calcext:condition calcext:apply-style-name="ERROR" calcext:value="=&quot;-- NO ENCUENTRO MI OPCIÓN --&quot;" calcext:base-cell-address="'Oracle Database'.E191"/>
          </calcext:conditional-format>
          <calcext:conditional-format calcext:target-range-address="'Oracle Database'.E192:'Oracle Database'.E192">
            <calcext:condition calcext:apply-style-name="ERROR" calcext:value="=&quot;-- NO ENCUENTRO MI OPCIÓN --&quot;" calcext:base-cell-address="'Oracle Database'.E192"/>
          </calcext:conditional-format>
          <calcext:conditional-format calcext:target-range-address="'Oracle Database'.E193:'Oracle Database'.E193">
            <calcext:condition calcext:apply-style-name="ERROR" calcext:value="=&quot;-- NO ENCUENTRO MI OPCIÓN --&quot;" calcext:base-cell-address="'Oracle Database'.E193"/>
          </calcext:conditional-format>
          <calcext:conditional-format calcext:target-range-address="'Oracle Database'.E194:'Oracle Database'.E194">
            <calcext:condition calcext:apply-style-name="ERROR" calcext:value="=&quot;-- NO ENCUENTRO MI OPCIÓN --&quot;" calcext:base-cell-address="'Oracle Database'.E194"/>
          </calcext:conditional-format>
          <calcext:conditional-format calcext:target-range-address="'Oracle Database'.E195:'Oracle Database'.E195">
            <calcext:condition calcext:apply-style-name="ERROR" calcext:value="=&quot;-- NO ENCUENTRO MI OPCIÓN --&quot;" calcext:base-cell-address="'Oracle Database'.E195"/>
          </calcext:conditional-format>
          <calcext:conditional-format calcext:target-range-address="'Oracle Database'.E196:'Oracle Database'.E196">
            <calcext:condition calcext:apply-style-name="ERROR" calcext:value="=&quot;-- NO ENCUENTRO MI OPCIÓN --&quot;" calcext:base-cell-address="'Oracle Database'.E196"/>
          </calcext:conditional-format>
          <calcext:conditional-format calcext:target-range-address="'Oracle Database'.E197:'Oracle Database'.E197">
            <calcext:condition calcext:apply-style-name="ERROR" calcext:value="=&quot;-- NO ENCUENTRO MI OPCIÓN --&quot;" calcext:base-cell-address="'Oracle Database'.E197"/>
          </calcext:conditional-format>
          <calcext:conditional-format calcext:target-range-address="'Oracle Database'.E198:'Oracle Database'.E198">
            <calcext:condition calcext:apply-style-name="ERROR" calcext:value="=&quot;-- NO ENCUENTRO MI OPCIÓN --&quot;" calcext:base-cell-address="'Oracle Database'.E198"/>
          </calcext:conditional-format>
          <calcext:conditional-format calcext:target-range-address="'Oracle Database'.E199:'Oracle Database'.E199">
            <calcext:condition calcext:apply-style-name="ERROR" calcext:value="=&quot;-- NO ENCUENTRO MI OPCIÓN --&quot;" calcext:base-cell-address="'Oracle Database'.E199"/>
          </calcext:conditional-format>
          <calcext:conditional-format calcext:target-range-address="'Oracle Database'.E200:'Oracle Database'.E200">
            <calcext:condition calcext:apply-style-name="ERROR" calcext:value="=&quot;-- NO ENCUENTRO MI OPCIÓN --&quot;" calcext:base-cell-address="'Oracle Database'.E200"/>
          </calcext:conditional-format>
          <calcext:conditional-format calcext:target-range-address="'Oracle Database'.E201:'Oracle Database'.E201">
            <calcext:condition calcext:apply-style-name="ERROR" calcext:value="=&quot;-- NO ENCUENTRO MI OPCIÓN --&quot;" calcext:base-cell-address="'Oracle Database'.E201"/>
          </calcext:conditional-format>
          <calcext:conditional-format calcext:target-range-address="'Oracle Database'.E202:'Oracle Database'.E202">
            <calcext:condition calcext:apply-style-name="ERROR" calcext:value="=&quot;-- NO ENCUENTRO MI OPCIÓN --&quot;" calcext:base-cell-address="'Oracle Database'.E202"/>
          </calcext:conditional-format>
          <calcext:conditional-format calcext:target-range-address="'Oracle Database'.E203:'Oracle Database'.E203">
            <calcext:condition calcext:apply-style-name="ERROR" calcext:value="=&quot;-- NO ENCUENTRO MI OPCIÓN --&quot;" calcext:base-cell-address="'Oracle Database'.E203"/>
          </calcext:conditional-format>
          <calcext:conditional-format calcext:target-range-address="'Oracle Database'.E204:'Oracle Database'.E204">
            <calcext:condition calcext:apply-style-name="ERROR" calcext:value="=&quot;-- NO ENCUENTRO MI OPCIÓN --&quot;" calcext:base-cell-address="'Oracle Database'.E204"/>
          </calcext:conditional-format>
          <calcext:conditional-format calcext:target-range-address="'Oracle Database'.E205:'Oracle Database'.E205">
            <calcext:condition calcext:apply-style-name="ERROR" calcext:value="=&quot;-- NO ENCUENTRO MI OPCIÓN --&quot;" calcext:base-cell-address="'Oracle Database'.E205"/>
          </calcext:conditional-format>
          <calcext:conditional-format calcext:target-range-address="'Oracle Database'.E206:'Oracle Database'.E206">
            <calcext:condition calcext:apply-style-name="ERROR" calcext:value="=&quot;-- NO ENCUENTRO MI OPCIÓN --&quot;" calcext:base-cell-address="'Oracle Database'.E206"/>
          </calcext:conditional-format>
          <calcext:conditional-format calcext:target-range-address="'Oracle Database'.E207:'Oracle Database'.E207">
            <calcext:condition calcext:apply-style-name="ERROR" calcext:value="=&quot;-- NO ENCUENTRO MI OPCIÓN --&quot;" calcext:base-cell-address="'Oracle Database'.E207"/>
          </calcext:conditional-format>
          <calcext:conditional-format calcext:target-range-address="'Oracle Database'.E208:'Oracle Database'.E208">
            <calcext:condition calcext:apply-style-name="ERROR" calcext:value="=&quot;-- NO ENCUENTRO MI OPCIÓN --&quot;" calcext:base-cell-address="'Oracle Database'.E208"/>
          </calcext:conditional-format>
          <calcext:conditional-format calcext:target-range-address="'Oracle Database'.E209:'Oracle Database'.E209">
            <calcext:condition calcext:apply-style-name="ERROR" calcext:value="=&quot;-- NO ENCUENTRO MI OPCIÓN --&quot;" calcext:base-cell-address="'Oracle Database'.E209"/>
          </calcext:conditional-format>
          <calcext:conditional-format calcext:target-range-address="'Oracle Database'.E210:'Oracle Database'.E210">
            <calcext:condition calcext:apply-style-name="ERROR" calcext:value="=&quot;-- NO ENCUENTRO MI OPCIÓN --&quot;" calcext:base-cell-address="'Oracle Database'.E210"/>
          </calcext:conditional-format>
          <calcext:conditional-format calcext:target-range-address="'Oracle Database'.E211:'Oracle Database'.E211">
            <calcext:condition calcext:apply-style-name="ERROR" calcext:value="=&quot;-- NO ENCUENTRO MI OPCIÓN --&quot;" calcext:base-cell-address="'Oracle Database'.E211"/>
          </calcext:conditional-format>
          <calcext:conditional-format calcext:target-range-address="'Oracle Database'.E212:'Oracle Database'.E212">
            <calcext:condition calcext:apply-style-name="ERROR" calcext:value="=&quot;-- NO ENCUENTRO MI OPCIÓN --&quot;" calcext:base-cell-address="'Oracle Database'.E212"/>
          </calcext:conditional-format>
          <calcext:conditional-format calcext:target-range-address="'Oracle Database'.E213:'Oracle Database'.E213">
            <calcext:condition calcext:apply-style-name="ERROR" calcext:value="=&quot;-- NO ENCUENTRO MI OPCIÓN --&quot;" calcext:base-cell-address="'Oracle Database'.E213"/>
          </calcext:conditional-format>
          <calcext:conditional-format calcext:target-range-address="'Oracle Database'.E214:'Oracle Database'.E214">
            <calcext:condition calcext:apply-style-name="ERROR" calcext:value="=&quot;-- NO ENCUENTRO MI OPCIÓN --&quot;" calcext:base-cell-address="'Oracle Database'.E214"/>
          </calcext:conditional-format>
          <calcext:conditional-format calcext:target-range-address="'Oracle Database'.E215:'Oracle Database'.E215">
            <calcext:condition calcext:apply-style-name="ERROR" calcext:value="=&quot;-- NO ENCUENTRO MI OPCIÓN --&quot;" calcext:base-cell-address="'Oracle Database'.E215"/>
          </calcext:conditional-format>
          <calcext:conditional-format calcext:target-range-address="'Oracle Database'.E216:'Oracle Database'.E216">
            <calcext:condition calcext:apply-style-name="ERROR" calcext:value="=&quot;-- NO ENCUENTRO MI OPCIÓN --&quot;" calcext:base-cell-address="'Oracle Database'.E216"/>
          </calcext:conditional-format>
          <calcext:conditional-format calcext:target-range-address="'Oracle Database'.E217:'Oracle Database'.E217">
            <calcext:condition calcext:apply-style-name="ERROR" calcext:value="=&quot;-- NO ENCUENTRO MI OPCIÓN --&quot;" calcext:base-cell-address="'Oracle Database'.E217"/>
          </calcext:conditional-format>
          <calcext:conditional-format calcext:target-range-address="'Oracle Database'.E218:'Oracle Database'.E218">
            <calcext:condition calcext:apply-style-name="ERROR" calcext:value="=&quot;-- NO ENCUENTRO MI OPCIÓN --&quot;" calcext:base-cell-address="'Oracle Database'.E218"/>
          </calcext:conditional-format>
          <calcext:conditional-format calcext:target-range-address="'Oracle Database'.E219:'Oracle Database'.E219">
            <calcext:condition calcext:apply-style-name="ERROR" calcext:value="=&quot;-- NO ENCUENTRO MI OPCIÓN --&quot;" calcext:base-cell-address="'Oracle Database'.E219"/>
          </calcext:conditional-format>
          <calcext:conditional-format calcext:target-range-address="'Oracle Database'.E220:'Oracle Database'.E220">
            <calcext:condition calcext:apply-style-name="ERROR" calcext:value="=&quot;-- NO ENCUENTRO MI OPCIÓN --&quot;" calcext:base-cell-address="'Oracle Database'.E220"/>
          </calcext:conditional-format>
          <calcext:conditional-format calcext:target-range-address="'Oracle Database'.E221:'Oracle Database'.E221">
            <calcext:condition calcext:apply-style-name="ERROR" calcext:value="=&quot;-- NO ENCUENTRO MI OPCIÓN --&quot;" calcext:base-cell-address="'Oracle Database'.E221"/>
          </calcext:conditional-format>
          <calcext:conditional-format calcext:target-range-address="'Oracle Database'.E222:'Oracle Database'.E222">
            <calcext:condition calcext:apply-style-name="ERROR" calcext:value="=&quot;-- NO ENCUENTRO MI OPCIÓN --&quot;" calcext:base-cell-address="'Oracle Database'.E222"/>
          </calcext:conditional-format>
          <calcext:conditional-format calcext:target-range-address="'Oracle Database'.E223:'Oracle Database'.E223">
            <calcext:condition calcext:apply-style-name="ERROR" calcext:value="=&quot;-- NO ENCUENTRO MI OPCIÓN --&quot;" calcext:base-cell-address="'Oracle Database'.E223"/>
          </calcext:conditional-format>
          <calcext:conditional-format calcext:target-range-address="'Oracle Database'.E224:'Oracle Database'.E224">
            <calcext:condition calcext:apply-style-name="ERROR" calcext:value="=&quot;-- NO ENCUENTRO MI OPCIÓN --&quot;" calcext:base-cell-address="'Oracle Database'.E224"/>
          </calcext:conditional-format>
          <calcext:conditional-format calcext:target-range-address="'Oracle Database'.E225:'Oracle Database'.E225">
            <calcext:condition calcext:apply-style-name="ERROR" calcext:value="=&quot;-- NO ENCUENTRO MI OPCIÓN --&quot;" calcext:base-cell-address="'Oracle Database'.E225"/>
          </calcext:conditional-format>
          <calcext:conditional-format calcext:target-range-address="'Oracle Database'.E226:'Oracle Database'.E226">
            <calcext:condition calcext:apply-style-name="ERROR" calcext:value="=&quot;-- NO ENCUENTRO MI OPCIÓN --&quot;" calcext:base-cell-address="'Oracle Database'.E226"/>
          </calcext:conditional-format>
          <calcext:conditional-format calcext:target-range-address="'Oracle Database'.E227:'Oracle Database'.E227">
            <calcext:condition calcext:apply-style-name="ERROR" calcext:value="=&quot;-- NO ENCUENTRO MI OPCIÓN --&quot;" calcext:base-cell-address="'Oracle Database'.E227"/>
          </calcext:conditional-format>
          <calcext:conditional-format calcext:target-range-address="'Oracle Database'.E228:'Oracle Database'.E228">
            <calcext:condition calcext:apply-style-name="ERROR" calcext:value="=&quot;-- NO ENCUENTRO MI OPCIÓN --&quot;" calcext:base-cell-address="'Oracle Database'.E228"/>
          </calcext:conditional-format>
          <calcext:conditional-format calcext:target-range-address="'Oracle Database'.E229:'Oracle Database'.E229">
            <calcext:condition calcext:apply-style-name="ERROR" calcext:value="=&quot;-- NO ENCUENTRO MI OPCIÓN --&quot;" calcext:base-cell-address="'Oracle Database'.E229"/>
          </calcext:conditional-format>
          <calcext:conditional-format calcext:target-range-address="'Oracle Database'.E230:'Oracle Database'.E230">
            <calcext:condition calcext:apply-style-name="ERROR" calcext:value="=&quot;-- NO ENCUENTRO MI OPCIÓN --&quot;" calcext:base-cell-address="'Oracle Database'.E230"/>
          </calcext:conditional-format>
          <calcext:conditional-format calcext:target-range-address="'Oracle Database'.E231:'Oracle Database'.E231">
            <calcext:condition calcext:apply-style-name="ERROR" calcext:value="=&quot;-- NO ENCUENTRO MI OPCIÓN --&quot;" calcext:base-cell-address="'Oracle Database'.E231"/>
          </calcext:conditional-format>
          <calcext:conditional-format calcext:target-range-address="'Oracle Database'.E232:'Oracle Database'.E232">
            <calcext:condition calcext:apply-style-name="ERROR" calcext:value="=&quot;-- NO ENCUENTRO MI OPCIÓN --&quot;" calcext:base-cell-address="'Oracle Database'.E232"/>
          </calcext:conditional-format>
          <calcext:conditional-format calcext:target-range-address="'Oracle Database'.E233:'Oracle Database'.E233">
            <calcext:condition calcext:apply-style-name="ERROR" calcext:value="=&quot;-- NO ENCUENTRO MI OPCIÓN --&quot;" calcext:base-cell-address="'Oracle Database'.E233"/>
          </calcext:conditional-format>
          <calcext:conditional-format calcext:target-range-address="'Oracle Database'.E234:'Oracle Database'.E234">
            <calcext:condition calcext:apply-style-name="ERROR" calcext:value="=&quot;-- NO ENCUENTRO MI OPCIÓN --&quot;" calcext:base-cell-address="'Oracle Database'.E234"/>
          </calcext:conditional-format>
          <calcext:conditional-format calcext:target-range-address="'Oracle Database'.E235:'Oracle Database'.E235">
            <calcext:condition calcext:apply-style-name="ERROR" calcext:value="=&quot;-- NO ENCUENTRO MI OPCIÓN --&quot;" calcext:base-cell-address="'Oracle Database'.E235"/>
          </calcext:conditional-format>
          <calcext:conditional-format calcext:target-range-address="'Oracle Database'.E236:'Oracle Database'.E236">
            <calcext:condition calcext:apply-style-name="ERROR" calcext:value="=&quot;-- NO ENCUENTRO MI OPCIÓN --&quot;" calcext:base-cell-address="'Oracle Database'.E236"/>
          </calcext:conditional-format>
          <calcext:conditional-format calcext:target-range-address="'Oracle Database'.E237:'Oracle Database'.E237">
            <calcext:condition calcext:apply-style-name="ERROR" calcext:value="=&quot;-- NO ENCUENTRO MI OPCIÓN --&quot;" calcext:base-cell-address="'Oracle Database'.E237"/>
          </calcext:conditional-format>
          <calcext:conditional-format calcext:target-range-address="'Oracle Database'.E238:'Oracle Database'.E238">
            <calcext:condition calcext:apply-style-name="ERROR" calcext:value="=&quot;-- NO ENCUENTRO MI OPCIÓN --&quot;" calcext:base-cell-address="'Oracle Database'.E238"/>
          </calcext:conditional-format>
          <calcext:conditional-format calcext:target-range-address="'Oracle Database'.E239:'Oracle Database'.E239">
            <calcext:condition calcext:apply-style-name="ERROR" calcext:value="=&quot;-- NO ENCUENTRO MI OPCIÓN --&quot;" calcext:base-cell-address="'Oracle Database'.E239"/>
          </calcext:conditional-format>
          <calcext:conditional-format calcext:target-range-address="'Oracle Database'.E240:'Oracle Database'.E240">
            <calcext:condition calcext:apply-style-name="ERROR" calcext:value="=&quot;-- NO ENCUENTRO MI OPCIÓN --&quot;" calcext:base-cell-address="'Oracle Database'.E240"/>
          </calcext:conditional-format>
          <calcext:conditional-format calcext:target-range-address="'Oracle Database'.E241:'Oracle Database'.E241">
            <calcext:condition calcext:apply-style-name="ERROR" calcext:value="=&quot;-- NO ENCUENTRO MI OPCIÓN --&quot;" calcext:base-cell-address="'Oracle Database'.E241"/>
          </calcext:conditional-format>
          <calcext:conditional-format calcext:target-range-address="'Oracle Database'.E242:'Oracle Database'.E242">
            <calcext:condition calcext:apply-style-name="ERROR" calcext:value="=&quot;-- NO ENCUENTRO MI OPCIÓN --&quot;" calcext:base-cell-address="'Oracle Database'.E242"/>
          </calcext:conditional-format>
          <calcext:conditional-format calcext:target-range-address="'Oracle Database'.E243:'Oracle Database'.E243">
            <calcext:condition calcext:apply-style-name="ERROR" calcext:value="=&quot;-- NO ENCUENTRO MI OPCIÓN --&quot;" calcext:base-cell-address="'Oracle Database'.E243"/>
          </calcext:conditional-format>
          <calcext:conditional-format calcext:target-range-address="'Oracle Database'.E244:'Oracle Database'.E244">
            <calcext:condition calcext:apply-style-name="ERROR" calcext:value="=&quot;-- NO ENCUENTRO MI OPCIÓN --&quot;" calcext:base-cell-address="'Oracle Database'.E244"/>
          </calcext:conditional-format>
          <calcext:conditional-format calcext:target-range-address="'Oracle Database'.E245:'Oracle Database'.E245">
            <calcext:condition calcext:apply-style-name="ERROR" calcext:value="=&quot;-- NO ENCUENTRO MI OPCIÓN --&quot;" calcext:base-cell-address="'Oracle Database'.E245"/>
          </calcext:conditional-format>
          <calcext:conditional-format calcext:target-range-address="'Oracle Database'.E246:'Oracle Database'.E246">
            <calcext:condition calcext:apply-style-name="ERROR" calcext:value="=&quot;-- NO ENCUENTRO MI OPCIÓN --&quot;" calcext:base-cell-address="'Oracle Database'.E246"/>
          </calcext:conditional-format>
          <calcext:conditional-format calcext:target-range-address="'Oracle Database'.E247:'Oracle Database'.E247">
            <calcext:condition calcext:apply-style-name="ERROR" calcext:value="=&quot;-- NO ENCUENTRO MI OPCIÓN --&quot;" calcext:base-cell-address="'Oracle Database'.E247"/>
          </calcext:conditional-format>
          <calcext:conditional-format calcext:target-range-address="'Oracle Database'.E248:'Oracle Database'.E248">
            <calcext:condition calcext:apply-style-name="ERROR" calcext:value="=&quot;-- NO ENCUENTRO MI OPCIÓN --&quot;" calcext:base-cell-address="'Oracle Database'.E248"/>
          </calcext:conditional-format>
          <calcext:conditional-format calcext:target-range-address="'Oracle Database'.E249:'Oracle Database'.E249">
            <calcext:condition calcext:apply-style-name="ERROR" calcext:value="=&quot;-- NO ENCUENTRO MI OPCIÓN --&quot;" calcext:base-cell-address="'Oracle Database'.E249"/>
          </calcext:conditional-format>
          <calcext:conditional-format calcext:target-range-address="'Oracle Database'.E250:'Oracle Database'.E250">
            <calcext:condition calcext:apply-style-name="ERROR" calcext:value="=&quot;-- NO ENCUENTRO MI OPCIÓN --&quot;" calcext:base-cell-address="'Oracle Database'.E250"/>
          </calcext:conditional-format>
          <calcext:conditional-format calcext:target-range-address="'Oracle Database'.E251:'Oracle Database'.E251">
            <calcext:condition calcext:apply-style-name="ERROR" calcext:value="=&quot;-- NO ENCUENTRO MI OPCIÓN --&quot;" calcext:base-cell-address="'Oracle Database'.E251"/>
          </calcext:conditional-format>
          <calcext:conditional-format calcext:target-range-address="'Oracle Database'.E252:'Oracle Database'.E252">
            <calcext:condition calcext:apply-style-name="ERROR" calcext:value="=&quot;-- NO ENCUENTRO MI OPCIÓN --&quot;" calcext:base-cell-address="'Oracle Database'.E252"/>
          </calcext:conditional-format>
          <calcext:conditional-format calcext:target-range-address="'Oracle Database'.E253:'Oracle Database'.E253">
            <calcext:condition calcext:apply-style-name="ERROR" calcext:value="=&quot;-- NO ENCUENTRO MI OPCIÓN --&quot;" calcext:base-cell-address="'Oracle Database'.E253"/>
          </calcext:conditional-format>
          <calcext:conditional-format calcext:target-range-address="'Oracle Database'.E254:'Oracle Database'.E254">
            <calcext:condition calcext:apply-style-name="ERROR" calcext:value="=&quot;-- NO ENCUENTRO MI OPCIÓN --&quot;" calcext:base-cell-address="'Oracle Database'.E254"/>
          </calcext:conditional-format>
          <calcext:conditional-format calcext:target-range-address="'Oracle Database'.E255:'Oracle Database'.E255">
            <calcext:condition calcext:apply-style-name="ERROR" calcext:value="=&quot;-- NO ENCUENTRO MI OPCIÓN --&quot;" calcext:base-cell-address="'Oracle Database'.E255"/>
          </calcext:conditional-format>
          <calcext:conditional-format calcext:target-range-address="'Oracle Database'.E256:'Oracle Database'.E256">
            <calcext:condition calcext:apply-style-name="ERROR" calcext:value="=&quot;-- NO ENCUENTRO MI OPCIÓN --&quot;" calcext:base-cell-address="'Oracle Database'.E256"/>
          </calcext:conditional-format>
          <calcext:conditional-format calcext:target-range-address="'Oracle Database'.E257:'Oracle Database'.E257">
            <calcext:condition calcext:apply-style-name="ERROR" calcext:value="=&quot;-- NO ENCUENTRO MI OPCIÓN --&quot;" calcext:base-cell-address="'Oracle Database'.E257"/>
          </calcext:conditional-format>
          <calcext:conditional-format calcext:target-range-address="'Oracle Database'.E258:'Oracle Database'.E258">
            <calcext:condition calcext:apply-style-name="ERROR" calcext:value="=&quot;-- NO ENCUENTRO MI OPCIÓN --&quot;" calcext:base-cell-address="'Oracle Database'.E258"/>
          </calcext:conditional-format>
          <calcext:conditional-format calcext:target-range-address="'Oracle Database'.E259:'Oracle Database'.E259">
            <calcext:condition calcext:apply-style-name="ERROR" calcext:value="=&quot;-- NO ENCUENTRO MI OPCIÓN --&quot;" calcext:base-cell-address="'Oracle Database'.E259"/>
          </calcext:conditional-format>
          <calcext:conditional-format calcext:target-range-address="'Oracle Database'.E260:'Oracle Database'.E260">
            <calcext:condition calcext:apply-style-name="ERROR" calcext:value="=&quot;-- NO ENCUENTRO MI OPCIÓN --&quot;" calcext:base-cell-address="'Oracle Database'.E260"/>
          </calcext:conditional-format>
          <calcext:conditional-format calcext:target-range-address="'Oracle Database'.E261:'Oracle Database'.E261">
            <calcext:condition calcext:apply-style-name="ERROR" calcext:value="=&quot;-- NO ENCUENTRO MI OPCIÓN --&quot;" calcext:base-cell-address="'Oracle Database'.E261"/>
          </calcext:conditional-format>
          <calcext:conditional-format calcext:target-range-address="'Oracle Database'.E262:'Oracle Database'.E262">
            <calcext:condition calcext:apply-style-name="ERROR" calcext:value="=&quot;-- NO ENCUENTRO MI OPCIÓN --&quot;" calcext:base-cell-address="'Oracle Database'.E262"/>
          </calcext:conditional-format>
          <calcext:conditional-format calcext:target-range-address="'Oracle Database'.E263:'Oracle Database'.E263">
            <calcext:condition calcext:apply-style-name="ERROR" calcext:value="=&quot;-- NO ENCUENTRO MI OPCIÓN --&quot;" calcext:base-cell-address="'Oracle Database'.E263"/>
          </calcext:conditional-format>
          <calcext:conditional-format calcext:target-range-address="'Oracle Database'.E264:'Oracle Database'.E264">
            <calcext:condition calcext:apply-style-name="ERROR" calcext:value="=&quot;-- NO ENCUENTRO MI OPCIÓN --&quot;" calcext:base-cell-address="'Oracle Database'.E264"/>
          </calcext:conditional-format>
          <calcext:conditional-format calcext:target-range-address="'Oracle Database'.E265:'Oracle Database'.E265">
            <calcext:condition calcext:apply-style-name="ERROR" calcext:value="=&quot;-- NO ENCUENTRO MI OPCIÓN --&quot;" calcext:base-cell-address="'Oracle Database'.E265"/>
          </calcext:conditional-format>
          <calcext:conditional-format calcext:target-range-address="'Oracle Database'.E266:'Oracle Database'.E266">
            <calcext:condition calcext:apply-style-name="ERROR" calcext:value="=&quot;-- NO ENCUENTRO MI OPCIÓN --&quot;" calcext:base-cell-address="'Oracle Database'.E266"/>
          </calcext:conditional-format>
          <calcext:conditional-format calcext:target-range-address="'Oracle Database'.E267:'Oracle Database'.E267">
            <calcext:condition calcext:apply-style-name="ERROR" calcext:value="=&quot;-- NO ENCUENTRO MI OPCIÓN --&quot;" calcext:base-cell-address="'Oracle Database'.E267"/>
          </calcext:conditional-format>
          <calcext:conditional-format calcext:target-range-address="'Oracle Database'.E268:'Oracle Database'.E268">
            <calcext:condition calcext:apply-style-name="ERROR" calcext:value="=&quot;-- NO ENCUENTRO MI OPCIÓN --&quot;" calcext:base-cell-address="'Oracle Database'.E268"/>
          </calcext:conditional-format>
          <calcext:conditional-format calcext:target-range-address="'Oracle Database'.E269:'Oracle Database'.E269">
            <calcext:condition calcext:apply-style-name="ERROR" calcext:value="=&quot;-- NO ENCUENTRO MI OPCIÓN --&quot;" calcext:base-cell-address="'Oracle Database'.E269"/>
          </calcext:conditional-format>
          <calcext:conditional-format calcext:target-range-address="'Oracle Database'.E270:'Oracle Database'.E270">
            <calcext:condition calcext:apply-style-name="ERROR" calcext:value="=&quot;-- NO ENCUENTRO MI OPCIÓN --&quot;" calcext:base-cell-address="'Oracle Database'.E270"/>
          </calcext:conditional-format>
          <calcext:conditional-format calcext:target-range-address="'Oracle Database'.E271:'Oracle Database'.E271">
            <calcext:condition calcext:apply-style-name="ERROR" calcext:value="=&quot;-- NO ENCUENTRO MI OPCIÓN --&quot;" calcext:base-cell-address="'Oracle Database'.E271"/>
          </calcext:conditional-format>
          <calcext:conditional-format calcext:target-range-address="'Oracle Database'.E272:'Oracle Database'.E272">
            <calcext:condition calcext:apply-style-name="ERROR" calcext:value="=&quot;-- NO ENCUENTRO MI OPCIÓN --&quot;" calcext:base-cell-address="'Oracle Database'.E272"/>
          </calcext:conditional-format>
          <calcext:conditional-format calcext:target-range-address="'Oracle Database'.E273:'Oracle Database'.E273">
            <calcext:condition calcext:apply-style-name="ERROR" calcext:value="=&quot;-- NO ENCUENTRO MI OPCIÓN --&quot;" calcext:base-cell-address="'Oracle Database'.E273"/>
          </calcext:conditional-format>
          <calcext:conditional-format calcext:target-range-address="'Oracle Database'.E274:'Oracle Database'.E274">
            <calcext:condition calcext:apply-style-name="ERROR" calcext:value="=&quot;-- NO ENCUENTRO MI OPCIÓN --&quot;" calcext:base-cell-address="'Oracle Database'.E274"/>
          </calcext:conditional-format>
          <calcext:conditional-format calcext:target-range-address="'Oracle Database'.E275:'Oracle Database'.E275">
            <calcext:condition calcext:apply-style-name="ERROR" calcext:value="=&quot;-- NO ENCUENTRO MI OPCIÓN --&quot;" calcext:base-cell-address="'Oracle Database'.E275"/>
          </calcext:conditional-format>
          <calcext:conditional-format calcext:target-range-address="'Oracle Database'.E276:'Oracle Database'.E276">
            <calcext:condition calcext:apply-style-name="ERROR" calcext:value="=&quot;-- NO ENCUENTRO MI OPCIÓN --&quot;" calcext:base-cell-address="'Oracle Database'.E276"/>
          </calcext:conditional-format>
          <calcext:conditional-format calcext:target-range-address="'Oracle Database'.E277:'Oracle Database'.E277">
            <calcext:condition calcext:apply-style-name="ERROR" calcext:value="=&quot;-- NO ENCUENTRO MI OPCIÓN --&quot;" calcext:base-cell-address="'Oracle Database'.E277"/>
          </calcext:conditional-format>
          <calcext:conditional-format calcext:target-range-address="'Oracle Database'.E278:'Oracle Database'.E278">
            <calcext:condition calcext:apply-style-name="ERROR" calcext:value="=&quot;-- NO ENCUENTRO MI OPCIÓN --&quot;" calcext:base-cell-address="'Oracle Database'.E278"/>
          </calcext:conditional-format>
          <calcext:conditional-format calcext:target-range-address="'Oracle Database'.E279:'Oracle Database'.E279">
            <calcext:condition calcext:apply-style-name="ERROR" calcext:value="=&quot;-- NO ENCUENTRO MI OPCIÓN --&quot;" calcext:base-cell-address="'Oracle Database'.E279"/>
          </calcext:conditional-format>
          <calcext:conditional-format calcext:target-range-address="'Oracle Database'.E280:'Oracle Database'.E280">
            <calcext:condition calcext:apply-style-name="ERROR" calcext:value="=&quot;-- NO ENCUENTRO MI OPCIÓN --&quot;" calcext:base-cell-address="'Oracle Database'.E280"/>
          </calcext:conditional-format>
          <calcext:conditional-format calcext:target-range-address="'Oracle Database'.E281:'Oracle Database'.E281">
            <calcext:condition calcext:apply-style-name="ERROR" calcext:value="=&quot;-- NO ENCUENTRO MI OPCIÓN --&quot;" calcext:base-cell-address="'Oracle Database'.E281"/>
          </calcext:conditional-format>
          <calcext:conditional-format calcext:target-range-address="'Oracle Database'.E282:'Oracle Database'.E282">
            <calcext:condition calcext:apply-style-name="ERROR" calcext:value="=&quot;-- NO ENCUENTRO MI OPCIÓN --&quot;" calcext:base-cell-address="'Oracle Database'.E282"/>
          </calcext:conditional-format>
          <calcext:conditional-format calcext:target-range-address="'Oracle Database'.E283:'Oracle Database'.E283">
            <calcext:condition calcext:apply-style-name="ERROR" calcext:value="=&quot;-- NO ENCUENTRO MI OPCIÓN --&quot;" calcext:base-cell-address="'Oracle Database'.E283"/>
          </calcext:conditional-format>
          <calcext:conditional-format calcext:target-range-address="'Oracle Database'.E284:'Oracle Database'.E284">
            <calcext:condition calcext:apply-style-name="ERROR" calcext:value="=&quot;-- NO ENCUENTRO MI OPCIÓN --&quot;" calcext:base-cell-address="'Oracle Database'.E284"/>
          </calcext:conditional-format>
          <calcext:conditional-format calcext:target-range-address="'Oracle Database'.E285:'Oracle Database'.E285">
            <calcext:condition calcext:apply-style-name="ERROR" calcext:value="=&quot;-- NO ENCUENTRO MI OPCIÓN --&quot;" calcext:base-cell-address="'Oracle Database'.E285"/>
          </calcext:conditional-format>
          <calcext:conditional-format calcext:target-range-address="'Oracle Database'.E286:'Oracle Database'.E286">
            <calcext:condition calcext:apply-style-name="ERROR" calcext:value="=&quot;-- NO ENCUENTRO MI OPCIÓN --&quot;" calcext:base-cell-address="'Oracle Database'.E286"/>
          </calcext:conditional-format>
          <calcext:conditional-format calcext:target-range-address="'Oracle Database'.E287:'Oracle Database'.E287">
            <calcext:condition calcext:apply-style-name="ERROR" calcext:value="=&quot;-- NO ENCUENTRO MI OPCIÓN --&quot;" calcext:base-cell-address="'Oracle Database'.E287"/>
          </calcext:conditional-format>
          <calcext:conditional-format calcext:target-range-address="'Oracle Database'.E288:'Oracle Database'.E288">
            <calcext:condition calcext:apply-style-name="ERROR" calcext:value="=&quot;-- NO ENCUENTRO MI OPCIÓN --&quot;" calcext:base-cell-address="'Oracle Database'.E288"/>
          </calcext:conditional-format>
          <calcext:conditional-format calcext:target-range-address="'Oracle Database'.E289:'Oracle Database'.E289">
            <calcext:condition calcext:apply-style-name="ERROR" calcext:value="=&quot;-- NO ENCUENTRO MI OPCIÓN --&quot;" calcext:base-cell-address="'Oracle Database'.E289"/>
          </calcext:conditional-format>
          <calcext:conditional-format calcext:target-range-address="'Oracle Database'.E290:'Oracle Database'.E290">
            <calcext:condition calcext:apply-style-name="ERROR" calcext:value="=&quot;-- NO ENCUENTRO MI OPCIÓN --&quot;" calcext:base-cell-address="'Oracle Database'.E290"/>
          </calcext:conditional-format>
          <calcext:conditional-format calcext:target-range-address="'Oracle Database'.E291:'Oracle Database'.E291">
            <calcext:condition calcext:apply-style-name="ERROR" calcext:value="=&quot;-- NO ENCUENTRO MI OPCIÓN --&quot;" calcext:base-cell-address="'Oracle Database'.E291"/>
          </calcext:conditional-format>
          <calcext:conditional-format calcext:target-range-address="'Oracle Database'.E292:'Oracle Database'.E292">
            <calcext:condition calcext:apply-style-name="ERROR" calcext:value="=&quot;-- NO ENCUENTRO MI OPCIÓN --&quot;" calcext:base-cell-address="'Oracle Database'.E292"/>
          </calcext:conditional-format>
          <calcext:conditional-format calcext:target-range-address="'Oracle Database'.E293:'Oracle Database'.E293">
            <calcext:condition calcext:apply-style-name="ERROR" calcext:value="=&quot;-- NO ENCUENTRO MI OPCIÓN --&quot;" calcext:base-cell-address="'Oracle Database'.E293"/>
          </calcext:conditional-format>
          <calcext:conditional-format calcext:target-range-address="'Oracle Database'.E294:'Oracle Database'.E294">
            <calcext:condition calcext:apply-style-name="ERROR" calcext:value="=&quot;-- NO ENCUENTRO MI OPCIÓN --&quot;" calcext:base-cell-address="'Oracle Database'.E294"/>
          </calcext:conditional-format>
          <calcext:conditional-format calcext:target-range-address="'Oracle Database'.E295:'Oracle Database'.E295">
            <calcext:condition calcext:apply-style-name="ERROR" calcext:value="=&quot;-- NO ENCUENTRO MI OPCIÓN --&quot;" calcext:base-cell-address="'Oracle Database'.E295"/>
          </calcext:conditional-format>
          <calcext:conditional-format calcext:target-range-address="'Oracle Database'.E296:'Oracle Database'.E296">
            <calcext:condition calcext:apply-style-name="ERROR" calcext:value="=&quot;-- NO ENCUENTRO MI OPCIÓN --&quot;" calcext:base-cell-address="'Oracle Database'.E296"/>
          </calcext:conditional-format>
          <calcext:conditional-format calcext:target-range-address="'Oracle Database'.E297:'Oracle Database'.E297">
            <calcext:condition calcext:apply-style-name="ERROR" calcext:value="=&quot;-- NO ENCUENTRO MI OPCIÓN --&quot;" calcext:base-cell-address="'Oracle Database'.E297"/>
          </calcext:conditional-format>
          <calcext:conditional-format calcext:target-range-address="'Oracle Database'.E298:'Oracle Database'.E298">
            <calcext:condition calcext:apply-style-name="ERROR" calcext:value="=&quot;-- NO ENCUENTRO MI OPCIÓN --&quot;" calcext:base-cell-address="'Oracle Database'.E298"/>
          </calcext:conditional-format>
          <calcext:conditional-format calcext:target-range-address="'Oracle Database'.E299:'Oracle Database'.E299">
            <calcext:condition calcext:apply-style-name="ERROR" calcext:value="=&quot;-- NO ENCUENTRO MI OPCIÓN --&quot;" calcext:base-cell-address="'Oracle Database'.E299"/>
          </calcext:conditional-format>
          <calcext:conditional-format calcext:target-range-address="'Oracle Database'.E300:'Oracle Database'.E300">
            <calcext:condition calcext:apply-style-name="ERROR" calcext:value="=&quot;-- NO ENCUENTRO MI OPCIÓN --&quot;" calcext:base-cell-address="'Oracle Database'.E300"/>
          </calcext:conditional-format>
          <calcext:conditional-format calcext:target-range-address="'Oracle Database'.E301:'Oracle Database'.E301">
            <calcext:condition calcext:apply-style-name="ERROR" calcext:value="=&quot;-- NO ENCUENTRO MI OPCIÓN --&quot;" calcext:base-cell-address="'Oracle Database'.E301"/>
          </calcext:conditional-format>
          <calcext:conditional-format calcext:target-range-address="'Oracle Database'.E302:'Oracle Database'.E302">
            <calcext:condition calcext:apply-style-name="ERROR" calcext:value="=&quot;-- NO ENCUENTRO MI OPCIÓN --&quot;" calcext:base-cell-address="'Oracle Database'.E302"/>
          </calcext:conditional-format>
          <calcext:conditional-format calcext:target-range-address="'Oracle Database'.E303:'Oracle Database'.E303">
            <calcext:condition calcext:apply-style-name="ERROR" calcext:value="=&quot;-- NO ENCUENTRO MI OPCIÓN --&quot;" calcext:base-cell-address="'Oracle Database'.E303"/>
          </calcext:conditional-format>
          <calcext:conditional-format calcext:target-range-address="'Oracle Database'.E304:'Oracle Database'.E304">
            <calcext:condition calcext:apply-style-name="ERROR" calcext:value="=&quot;-- NO ENCUENTRO MI OPCIÓN --&quot;" calcext:base-cell-address="'Oracle Database'.E304"/>
          </calcext:conditional-format>
          <calcext:conditional-format calcext:target-range-address="'Oracle Database'.E305:'Oracle Database'.E305">
            <calcext:condition calcext:apply-style-name="ERROR" calcext:value="=&quot;-- NO ENCUENTRO MI OPCIÓN --&quot;" calcext:base-cell-address="'Oracle Database'.E305"/>
          </calcext:conditional-format>
          <calcext:conditional-format calcext:target-range-address="'Oracle Database'.E306:'Oracle Database'.E306">
            <calcext:condition calcext:apply-style-name="ERROR" calcext:value="=&quot;-- NO ENCUENTRO MI OPCIÓN --&quot;" calcext:base-cell-address="'Oracle Database'.E306"/>
          </calcext:conditional-format>
          <calcext:conditional-format calcext:target-range-address="'Oracle Database'.E307:'Oracle Database'.E307">
            <calcext:condition calcext:apply-style-name="ERROR" calcext:value="=&quot;-- NO ENCUENTRO MI OPCIÓN --&quot;" calcext:base-cell-address="'Oracle Database'.E307"/>
          </calcext:conditional-format>
          <calcext:conditional-format calcext:target-range-address="'Oracle Database'.E308:'Oracle Database'.E308">
            <calcext:condition calcext:apply-style-name="ERROR" calcext:value="=&quot;-- NO ENCUENTRO MI OPCIÓN --&quot;" calcext:base-cell-address="'Oracle Database'.E308"/>
          </calcext:conditional-format>
          <calcext:conditional-format calcext:target-range-address="'Oracle Database'.E309:'Oracle Database'.E309">
            <calcext:condition calcext:apply-style-name="ERROR" calcext:value="=&quot;-- NO ENCUENTRO MI OPCIÓN --&quot;" calcext:base-cell-address="'Oracle Database'.E309"/>
          </calcext:conditional-format>
          <calcext:conditional-format calcext:target-range-address="'Oracle Database'.E310:'Oracle Database'.E310">
            <calcext:condition calcext:apply-style-name="ERROR" calcext:value="=&quot;-- NO ENCUENTRO MI OPCIÓN --&quot;" calcext:base-cell-address="'Oracle Database'.E310"/>
          </calcext:conditional-format>
          <calcext:conditional-format calcext:target-range-address="'Oracle Database'.E311:'Oracle Database'.E311">
            <calcext:condition calcext:apply-style-name="ERROR" calcext:value="=&quot;-- NO ENCUENTRO MI OPCIÓN --&quot;" calcext:base-cell-address="'Oracle Database'.E311"/>
          </calcext:conditional-format>
          <calcext:conditional-format calcext:target-range-address="'Oracle Database'.E312:'Oracle Database'.E312">
            <calcext:condition calcext:apply-style-name="ERROR" calcext:value="=&quot;-- NO ENCUENTRO MI OPCIÓN --&quot;" calcext:base-cell-address="'Oracle Database'.E312"/>
          </calcext:conditional-format>
          <calcext:conditional-format calcext:target-range-address="'Oracle Database'.E313:'Oracle Database'.E313">
            <calcext:condition calcext:apply-style-name="ERROR" calcext:value="=&quot;-- NO ENCUENTRO MI OPCIÓN --&quot;" calcext:base-cell-address="'Oracle Database'.E313"/>
          </calcext:conditional-format>
          <calcext:conditional-format calcext:target-range-address="'Oracle Database'.E314:'Oracle Database'.E314">
            <calcext:condition calcext:apply-style-name="ERROR" calcext:value="=&quot;-- NO ENCUENTRO MI OPCIÓN --&quot;" calcext:base-cell-address="'Oracle Database'.E314"/>
          </calcext:conditional-format>
          <calcext:conditional-format calcext:target-range-address="'Oracle Database'.E315:'Oracle Database'.E315">
            <calcext:condition calcext:apply-style-name="ERROR" calcext:value="=&quot;-- NO ENCUENTRO MI OPCIÓN --&quot;" calcext:base-cell-address="'Oracle Database'.E315"/>
          </calcext:conditional-format>
          <calcext:conditional-format calcext:target-range-address="'Oracle Database'.E316:'Oracle Database'.E316">
            <calcext:condition calcext:apply-style-name="ERROR" calcext:value="=&quot;-- NO ENCUENTRO MI OPCIÓN --&quot;" calcext:base-cell-address="'Oracle Database'.E316"/>
          </calcext:conditional-format>
          <calcext:conditional-format calcext:target-range-address="'Oracle Database'.E317:'Oracle Database'.E317">
            <calcext:condition calcext:apply-style-name="ERROR" calcext:value="=&quot;-- NO ENCUENTRO MI OPCIÓN --&quot;" calcext:base-cell-address="'Oracle Database'.E317"/>
          </calcext:conditional-format>
          <calcext:conditional-format calcext:target-range-address="'Oracle Database'.E318:'Oracle Database'.E318">
            <calcext:condition calcext:apply-style-name="ERROR" calcext:value="=&quot;-- NO ENCUENTRO MI OPCIÓN --&quot;" calcext:base-cell-address="'Oracle Database'.E318"/>
          </calcext:conditional-format>
          <calcext:conditional-format calcext:target-range-address="'Oracle Database'.E319:'Oracle Database'.E319">
            <calcext:condition calcext:apply-style-name="ERROR" calcext:value="=&quot;-- NO ENCUENTRO MI OPCIÓN --&quot;" calcext:base-cell-address="'Oracle Database'.E319"/>
          </calcext:conditional-format>
          <calcext:conditional-format calcext:target-range-address="'Oracle Database'.E320:'Oracle Database'.E320">
            <calcext:condition calcext:apply-style-name="ERROR" calcext:value="=&quot;-- NO ENCUENTRO MI OPCIÓN --&quot;" calcext:base-cell-address="'Oracle Database'.E320"/>
          </calcext:conditional-format>
          <calcext:conditional-format calcext:target-range-address="'Oracle Database'.E321:'Oracle Database'.E321">
            <calcext:condition calcext:apply-style-name="ERROR" calcext:value="=&quot;-- NO ENCUENTRO MI OPCIÓN --&quot;" calcext:base-cell-address="'Oracle Database'.E321"/>
          </calcext:conditional-format>
          <calcext:conditional-format calcext:target-range-address="'Oracle Database'.E322:'Oracle Database'.E322">
            <calcext:condition calcext:apply-style-name="ERROR" calcext:value="=&quot;-- NO ENCUENTRO MI OPCIÓN --&quot;" calcext:base-cell-address="'Oracle Database'.E322"/>
          </calcext:conditional-format>
          <calcext:conditional-format calcext:target-range-address="'Oracle Database'.E323:'Oracle Database'.E323">
            <calcext:condition calcext:apply-style-name="ERROR" calcext:value="=&quot;-- NO ENCUENTRO MI OPCIÓN --&quot;" calcext:base-cell-address="'Oracle Database'.E323"/>
          </calcext:conditional-format>
          <calcext:conditional-format calcext:target-range-address="'Oracle Database'.E324:'Oracle Database'.E324">
            <calcext:condition calcext:apply-style-name="ERROR" calcext:value="=&quot;-- NO ENCUENTRO MI OPCIÓN --&quot;" calcext:base-cell-address="'Oracle Database'.E324"/>
          </calcext:conditional-format>
          <calcext:conditional-format calcext:target-range-address="'Oracle Database'.E325:'Oracle Database'.E325">
            <calcext:condition calcext:apply-style-name="ERROR" calcext:value="=&quot;-- NO ENCUENTRO MI OPCIÓN --&quot;" calcext:base-cell-address="'Oracle Database'.E325"/>
          </calcext:conditional-format>
          <calcext:conditional-format calcext:target-range-address="'Oracle Database'.E326:'Oracle Database'.E326">
            <calcext:condition calcext:apply-style-name="ERROR" calcext:value="=&quot;-- NO ENCUENTRO MI OPCIÓN --&quot;" calcext:base-cell-address="'Oracle Database'.E326"/>
          </calcext:conditional-format>
          <calcext:conditional-format calcext:target-range-address="'Oracle Database'.E327:'Oracle Database'.E327">
            <calcext:condition calcext:apply-style-name="ERROR" calcext:value="=&quot;-- NO ENCUENTRO MI OPCIÓN --&quot;" calcext:base-cell-address="'Oracle Database'.E327"/>
          </calcext:conditional-format>
          <calcext:conditional-format calcext:target-range-address="'Oracle Database'.E328:'Oracle Database'.E328">
            <calcext:condition calcext:apply-style-name="ERROR" calcext:value="=&quot;-- NO ENCUENTRO MI OPCIÓN --&quot;" calcext:base-cell-address="'Oracle Database'.E328"/>
          </calcext:conditional-format>
          <calcext:conditional-format calcext:target-range-address="'Oracle Database'.E329:'Oracle Database'.E329">
            <calcext:condition calcext:apply-style-name="ERROR" calcext:value="=&quot;-- NO ENCUENTRO MI OPCIÓN --&quot;" calcext:base-cell-address="'Oracle Database'.E329"/>
          </calcext:conditional-format>
          <calcext:conditional-format calcext:target-range-address="'Oracle Database'.E6:'Oracle Database'.E6">
            <calcext:condition calcext:apply-style-name="ERROR" calcext:value="=&quot;-- NO ENCUENTRO MI OPCIÓN --&quot;" calcext:base-cell-address="'Oracle Database'.E6"/>
          </calcext:conditional-format>
          <calcext:conditional-format calcext:target-range-address="'Oracle Database'.E330:'Oracle Database'.E330">
            <calcext:condition calcext:apply-style-name="ERROR" calcext:value="=&quot;-- NO ENCUENTRO MI OPCIÓN --&quot;" calcext:base-cell-address="'Oracle Database'.E330"/>
          </calcext:conditional-format>
          <calcext:conditional-format calcext:target-range-address="'Oracle Database'.E331:'Oracle Database'.E331">
            <calcext:condition calcext:apply-style-name="ERROR" calcext:value="=&quot;-- NO ENCUENTRO MI OPCIÓN --&quot;" calcext:base-cell-address="'Oracle Database'.E331"/>
          </calcext:conditional-format>
          <calcext:conditional-format calcext:target-range-address="'Oracle Database'.E332:'Oracle Database'.E332">
            <calcext:condition calcext:apply-style-name="ERROR" calcext:value="=&quot;-- NO ENCUENTRO MI OPCIÓN --&quot;" calcext:base-cell-address="'Oracle Database'.E332"/>
          </calcext:conditional-format>
          <calcext:conditional-format calcext:target-range-address="'Oracle Database'.E333:'Oracle Database'.E333">
            <calcext:condition calcext:apply-style-name="ERROR" calcext:value="=&quot;-- NO ENCUENTRO MI OPCIÓN --&quot;" calcext:base-cell-address="'Oracle Database'.E333"/>
          </calcext:conditional-format>
          <calcext:conditional-format calcext:target-range-address="'Oracle Database'.E334:'Oracle Database'.E334">
            <calcext:condition calcext:apply-style-name="ERROR" calcext:value="=&quot;-- NO ENCUENTRO MI OPCIÓN --&quot;" calcext:base-cell-address="'Oracle Database'.E334"/>
          </calcext:conditional-format>
          <calcext:conditional-format calcext:target-range-address="'Oracle Database'.E335:'Oracle Database'.E335">
            <calcext:condition calcext:apply-style-name="ERROR" calcext:value="=&quot;-- NO ENCUENTRO MI OPCIÓN --&quot;" calcext:base-cell-address="'Oracle Database'.E335"/>
          </calcext:conditional-format>
          <calcext:conditional-format calcext:target-range-address="'Oracle Database'.E336:'Oracle Database'.E336">
            <calcext:condition calcext:apply-style-name="ERROR" calcext:value="=&quot;-- NO ENCUENTRO MI OPCIÓN --&quot;" calcext:base-cell-address="'Oracle Database'.E336"/>
          </calcext:conditional-format>
          <calcext:conditional-format calcext:target-range-address="'Oracle Database'.E337:'Oracle Database'.E337">
            <calcext:condition calcext:apply-style-name="ERROR" calcext:value="=&quot;-- NO ENCUENTRO MI OPCIÓN --&quot;" calcext:base-cell-address="'Oracle Database'.E337"/>
          </calcext:conditional-format>
          <calcext:conditional-format calcext:target-range-address="'Oracle Database'.E338:'Oracle Database'.E338">
            <calcext:condition calcext:apply-style-name="ERROR" calcext:value="=&quot;-- NO ENCUENTRO MI OPCIÓN --&quot;" calcext:base-cell-address="'Oracle Database'.E338"/>
          </calcext:conditional-format>
          <calcext:conditional-format calcext:target-range-address="'Oracle Database'.E339:'Oracle Database'.E339">
            <calcext:condition calcext:apply-style-name="ERROR" calcext:value="=&quot;-- NO ENCUENTRO MI OPCIÓN --&quot;" calcext:base-cell-address="'Oracle Database'.E339"/>
          </calcext:conditional-format>
          <calcext:conditional-format calcext:target-range-address="'Oracle Database'.E7:'Oracle Database'.E7">
            <calcext:condition calcext:apply-style-name="ERROR" calcext:value="=&quot;-- NO ENCUENTRO MI OPCIÓN --&quot;" calcext:base-cell-address="'Oracle Database'.E7"/>
          </calcext:conditional-format>
          <calcext:conditional-format calcext:target-range-address="'Oracle Database'.E340:'Oracle Database'.E340">
            <calcext:condition calcext:apply-style-name="ERROR" calcext:value="=&quot;-- NO ENCUENTRO MI OPCIÓN --&quot;" calcext:base-cell-address="'Oracle Database'.E340"/>
          </calcext:conditional-format>
          <calcext:conditional-format calcext:target-range-address="'Oracle Database'.E341:'Oracle Database'.E341">
            <calcext:condition calcext:apply-style-name="ERROR" calcext:value="=&quot;-- NO ENCUENTRO MI OPCIÓN --&quot;" calcext:base-cell-address="'Oracle Database'.E341"/>
          </calcext:conditional-format>
          <calcext:conditional-format calcext:target-range-address="'Oracle Database'.E342:'Oracle Database'.E342">
            <calcext:condition calcext:apply-style-name="ERROR" calcext:value="=&quot;-- NO ENCUENTRO MI OPCIÓN --&quot;" calcext:base-cell-address="'Oracle Database'.E342"/>
          </calcext:conditional-format>
          <calcext:conditional-format calcext:target-range-address="'Oracle Database'.E343:'Oracle Database'.E343">
            <calcext:condition calcext:apply-style-name="ERROR" calcext:value="=&quot;-- NO ENCUENTRO MI OPCIÓN --&quot;" calcext:base-cell-address="'Oracle Database'.E343"/>
          </calcext:conditional-format>
          <calcext:conditional-format calcext:target-range-address="'Oracle Database'.E344:'Oracle Database'.E344">
            <calcext:condition calcext:apply-style-name="ERROR" calcext:value="=&quot;-- NO ENCUENTRO MI OPCIÓN --&quot;" calcext:base-cell-address="'Oracle Database'.E344"/>
          </calcext:conditional-format>
          <calcext:conditional-format calcext:target-range-address="'Oracle Database'.E345:'Oracle Database'.E345">
            <calcext:condition calcext:apply-style-name="ERROR" calcext:value="=&quot;-- NO ENCUENTRO MI OPCIÓN --&quot;" calcext:base-cell-address="'Oracle Database'.E345"/>
          </calcext:conditional-format>
          <calcext:conditional-format calcext:target-range-address="'Oracle Database'.E346:'Oracle Database'.E346">
            <calcext:condition calcext:apply-style-name="ERROR" calcext:value="=&quot;-- NO ENCUENTRO MI OPCIÓN --&quot;" calcext:base-cell-address="'Oracle Database'.E346"/>
          </calcext:conditional-format>
          <calcext:conditional-format calcext:target-range-address="'Oracle Database'.E347:'Oracle Database'.E347">
            <calcext:condition calcext:apply-style-name="ERROR" calcext:value="=&quot;-- NO ENCUENTRO MI OPCIÓN --&quot;" calcext:base-cell-address="'Oracle Database'.E347"/>
          </calcext:conditional-format>
          <calcext:conditional-format calcext:target-range-address="'Oracle Database'.E348:'Oracle Database'.E348">
            <calcext:condition calcext:apply-style-name="ERROR" calcext:value="=&quot;-- NO ENCUENTRO MI OPCIÓN --&quot;" calcext:base-cell-address="'Oracle Database'.E348"/>
          </calcext:conditional-format>
          <calcext:conditional-format calcext:target-range-address="'Oracle Database'.E349:'Oracle Database'.E349">
            <calcext:condition calcext:apply-style-name="ERROR" calcext:value="=&quot;-- NO ENCUENTRO MI OPCIÓN --&quot;" calcext:base-cell-address="'Oracle Database'.E349"/>
          </calcext:conditional-format>
          <calcext:conditional-format calcext:target-range-address="'Oracle Database'.E8:'Oracle Database'.E8">
            <calcext:condition calcext:apply-style-name="ERROR" calcext:value="=&quot;-- NO ENCUENTRO MI OPCIÓN --&quot;" calcext:base-cell-address="'Oracle Database'.E8"/>
          </calcext:conditional-format>
          <calcext:conditional-format calcext:target-range-address="'Oracle Database'.E350:'Oracle Database'.E350">
            <calcext:condition calcext:apply-style-name="ERROR" calcext:value="=&quot;-- NO ENCUENTRO MI OPCIÓN --&quot;" calcext:base-cell-address="'Oracle Database'.E350"/>
          </calcext:conditional-format>
          <calcext:conditional-format calcext:target-range-address="'Oracle Database'.E351:'Oracle Database'.E351">
            <calcext:condition calcext:apply-style-name="ERROR" calcext:value="=&quot;-- NO ENCUENTRO MI OPCIÓN --&quot;" calcext:base-cell-address="'Oracle Database'.E351"/>
          </calcext:conditional-format>
          <calcext:conditional-format calcext:target-range-address="'Oracle Database'.E352:'Oracle Database'.E352">
            <calcext:condition calcext:apply-style-name="ERROR" calcext:value="=&quot;-- NO ENCUENTRO MI OPCIÓN --&quot;" calcext:base-cell-address="'Oracle Database'.E352"/>
          </calcext:conditional-format>
          <calcext:conditional-format calcext:target-range-address="'Oracle Database'.E353:'Oracle Database'.E353">
            <calcext:condition calcext:apply-style-name="ERROR" calcext:value="=&quot;-- NO ENCUENTRO MI OPCIÓN --&quot;" calcext:base-cell-address="'Oracle Database'.E353"/>
          </calcext:conditional-format>
          <calcext:conditional-format calcext:target-range-address="'Oracle Database'.E354:'Oracle Database'.E354">
            <calcext:condition calcext:apply-style-name="ERROR" calcext:value="=&quot;-- NO ENCUENTRO MI OPCIÓN --&quot;" calcext:base-cell-address="'Oracle Database'.E354"/>
          </calcext:conditional-format>
          <calcext:conditional-format calcext:target-range-address="'Oracle Database'.E355:'Oracle Database'.E355">
            <calcext:condition calcext:apply-style-name="ERROR" calcext:value="=&quot;-- NO ENCUENTRO MI OPCIÓN --&quot;" calcext:base-cell-address="'Oracle Database'.E355"/>
          </calcext:conditional-format>
          <calcext:conditional-format calcext:target-range-address="'Oracle Database'.E356:'Oracle Database'.E356">
            <calcext:condition calcext:apply-style-name="ERROR" calcext:value="=&quot;-- NO ENCUENTRO MI OPCIÓN --&quot;" calcext:base-cell-address="'Oracle Database'.E356"/>
          </calcext:conditional-format>
          <calcext:conditional-format calcext:target-range-address="'Oracle Database'.E357:'Oracle Database'.E357">
            <calcext:condition calcext:apply-style-name="ERROR" calcext:value="=&quot;-- NO ENCUENTRO MI OPCIÓN --&quot;" calcext:base-cell-address="'Oracle Database'.E357"/>
          </calcext:conditional-format>
          <calcext:conditional-format calcext:target-range-address="'Oracle Database'.E358:'Oracle Database'.E358">
            <calcext:condition calcext:apply-style-name="ERROR" calcext:value="=&quot;-- NO ENCUENTRO MI OPCIÓN --&quot;" calcext:base-cell-address="'Oracle Database'.E358"/>
          </calcext:conditional-format>
          <calcext:conditional-format calcext:target-range-address="'Oracle Database'.E359:'Oracle Database'.E359">
            <calcext:condition calcext:apply-style-name="ERROR" calcext:value="=&quot;-- NO ENCUENTRO MI OPCIÓN --&quot;" calcext:base-cell-address="'Oracle Database'.E359"/>
          </calcext:conditional-format>
          <calcext:conditional-format calcext:target-range-address="'Oracle Database'.E9:'Oracle Database'.E9">
            <calcext:condition calcext:apply-style-name="ERROR" calcext:value="=&quot;-- NO ENCUENTRO MI OPCIÓN --&quot;" calcext:base-cell-address="'Oracle Database'.E9"/>
          </calcext:conditional-format>
          <calcext:conditional-format calcext:target-range-address="'Oracle Database'.E360:'Oracle Database'.E360">
            <calcext:condition calcext:apply-style-name="ERROR" calcext:value="=&quot;-- NO ENCUENTRO MI OPCIÓN --&quot;" calcext:base-cell-address="'Oracle Database'.E360"/>
          </calcext:conditional-format>
          <calcext:conditional-format calcext:target-range-address="'Oracle Database'.E361:'Oracle Database'.E361">
            <calcext:condition calcext:apply-style-name="ERROR" calcext:value="=&quot;-- NO ENCUENTRO MI OPCIÓN --&quot;" calcext:base-cell-address="'Oracle Database'.E361"/>
          </calcext:conditional-format>
          <calcext:conditional-format calcext:target-range-address="'Oracle Database'.E362:'Oracle Database'.E362">
            <calcext:condition calcext:apply-style-name="ERROR" calcext:value="=&quot;-- NO ENCUENTRO MI OPCIÓN --&quot;" calcext:base-cell-address="'Oracle Database'.E362"/>
          </calcext:conditional-format>
          <calcext:conditional-format calcext:target-range-address="'Oracle Database'.E363:'Oracle Database'.E363">
            <calcext:condition calcext:apply-style-name="ERROR" calcext:value="=&quot;-- NO ENCUENTRO MI OPCIÓN --&quot;" calcext:base-cell-address="'Oracle Database'.E363"/>
          </calcext:conditional-format>
          <calcext:conditional-format calcext:target-range-address="'Oracle Database'.E364:'Oracle Database'.E364">
            <calcext:condition calcext:apply-style-name="ERROR" calcext:value="=&quot;-- NO ENCUENTRO MI OPCIÓN --&quot;" calcext:base-cell-address="'Oracle Database'.E364"/>
          </calcext:conditional-format>
          <calcext:conditional-format calcext:target-range-address="'Oracle Database'.E365:'Oracle Database'.E365">
            <calcext:condition calcext:apply-style-name="ERROR" calcext:value="=&quot;-- NO ENCUENTRO MI OPCIÓN --&quot;" calcext:base-cell-address="'Oracle Database'.E365"/>
          </calcext:conditional-format>
          <calcext:conditional-format calcext:target-range-address="'Oracle Database'.E366:'Oracle Database'.E366">
            <calcext:condition calcext:apply-style-name="ERROR" calcext:value="=&quot;-- NO ENCUENTRO MI OPCIÓN --&quot;" calcext:base-cell-address="'Oracle Database'.E366"/>
          </calcext:conditional-format>
          <calcext:conditional-format calcext:target-range-address="'Oracle Database'.E367:'Oracle Database'.E367">
            <calcext:condition calcext:apply-style-name="ERROR" calcext:value="=&quot;-- NO ENCUENTRO MI OPCIÓN --&quot;" calcext:base-cell-address="'Oracle Database'.E367"/>
          </calcext:conditional-format>
          <calcext:conditional-format calcext:target-range-address="'Oracle Database'.E368:'Oracle Database'.E368">
            <calcext:condition calcext:apply-style-name="ERROR" calcext:value="=&quot;-- NO ENCUENTRO MI OPCIÓN --&quot;" calcext:base-cell-address="'Oracle Database'.E368"/>
          </calcext:conditional-format>
          <calcext:conditional-format calcext:target-range-address="'Oracle Database'.E369:'Oracle Database'.E369">
            <calcext:condition calcext:apply-style-name="ERROR" calcext:value="=&quot;-- NO ENCUENTRO MI OPCIÓN --&quot;" calcext:base-cell-address="'Oracle Database'.E369"/>
          </calcext:conditional-format>
          <calcext:conditional-format calcext:target-range-address="'Oracle Database'.E10:'Oracle Database'.E10">
            <calcext:condition calcext:apply-style-name="ERROR" calcext:value="=&quot;-- NO ENCUENTRO MI OPCIÓN --&quot;" calcext:base-cell-address="'Oracle Database'.E10"/>
          </calcext:conditional-format>
          <calcext:conditional-format calcext:target-range-address="'Oracle Database'.E370:'Oracle Database'.E370">
            <calcext:condition calcext:apply-style-name="ERROR" calcext:value="=&quot;-- NO ENCUENTRO MI OPCIÓN --&quot;" calcext:base-cell-address="'Oracle Database'.E370"/>
          </calcext:conditional-format>
          <calcext:conditional-format calcext:target-range-address="'Oracle Database'.E371:'Oracle Database'.E371">
            <calcext:condition calcext:apply-style-name="ERROR" calcext:value="=&quot;-- NO ENCUENTRO MI OPCIÓN --&quot;" calcext:base-cell-address="'Oracle Database'.E371"/>
          </calcext:conditional-format>
          <calcext:conditional-format calcext:target-range-address="'Oracle Database'.E372:'Oracle Database'.E372">
            <calcext:condition calcext:apply-style-name="ERROR" calcext:value="=&quot;-- NO ENCUENTRO MI OPCIÓN --&quot;" calcext:base-cell-address="'Oracle Database'.E372"/>
          </calcext:conditional-format>
          <calcext:conditional-format calcext:target-range-address="'Oracle Database'.E373:'Oracle Database'.E373">
            <calcext:condition calcext:apply-style-name="ERROR" calcext:value="=&quot;-- NO ENCUENTRO MI OPCIÓN --&quot;" calcext:base-cell-address="'Oracle Database'.E373"/>
          </calcext:conditional-format>
          <calcext:conditional-format calcext:target-range-address="'Oracle Database'.E374:'Oracle Database'.E374">
            <calcext:condition calcext:apply-style-name="ERROR" calcext:value="=&quot;-- NO ENCUENTRO MI OPCIÓN --&quot;" calcext:base-cell-address="'Oracle Database'.E374"/>
          </calcext:conditional-format>
          <calcext:conditional-format calcext:target-range-address="'Oracle Database'.E375:'Oracle Database'.E375">
            <calcext:condition calcext:apply-style-name="ERROR" calcext:value="=&quot;-- NO ENCUENTRO MI OPCIÓN --&quot;" calcext:base-cell-address="'Oracle Database'.E375"/>
          </calcext:conditional-format>
          <calcext:conditional-format calcext:target-range-address="'Oracle Database'.E376:'Oracle Database'.E376">
            <calcext:condition calcext:apply-style-name="ERROR" calcext:value="=&quot;-- NO ENCUENTRO MI OPCIÓN --&quot;" calcext:base-cell-address="'Oracle Database'.E376"/>
          </calcext:conditional-format>
          <calcext:conditional-format calcext:target-range-address="'Oracle Database'.E377:'Oracle Database'.E377">
            <calcext:condition calcext:apply-style-name="ERROR" calcext:value="=&quot;-- NO ENCUENTRO MI OPCIÓN --&quot;" calcext:base-cell-address="'Oracle Database'.E377"/>
          </calcext:conditional-format>
          <calcext:conditional-format calcext:target-range-address="'Oracle Database'.E378:'Oracle Database'.E378">
            <calcext:condition calcext:apply-style-name="ERROR" calcext:value="=&quot;-- NO ENCUENTRO MI OPCIÓN --&quot;" calcext:base-cell-address="'Oracle Database'.E378"/>
          </calcext:conditional-format>
          <calcext:conditional-format calcext:target-range-address="'Oracle Database'.E379:'Oracle Database'.E379">
            <calcext:condition calcext:apply-style-name="ERROR" calcext:value="=&quot;-- NO ENCUENTRO MI OPCIÓN --&quot;" calcext:base-cell-address="'Oracle Database'.E379"/>
          </calcext:conditional-format>
          <calcext:conditional-format calcext:target-range-address="'Oracle Database'.E11:'Oracle Database'.E11">
            <calcext:condition calcext:apply-style-name="ERROR" calcext:value="=&quot;-- NO ENCUENTRO MI OPCIÓN --&quot;" calcext:base-cell-address="'Oracle Database'.E11"/>
          </calcext:conditional-format>
          <calcext:conditional-format calcext:target-range-address="'Oracle Database'.E380:'Oracle Database'.E380">
            <calcext:condition calcext:apply-style-name="ERROR" calcext:value="=&quot;-- NO ENCUENTRO MI OPCIÓN --&quot;" calcext:base-cell-address="'Oracle Database'.E380"/>
          </calcext:conditional-format>
          <calcext:conditional-format calcext:target-range-address="'Oracle Database'.E381:'Oracle Database'.E381">
            <calcext:condition calcext:apply-style-name="ERROR" calcext:value="=&quot;-- NO ENCUENTRO MI OPCIÓN --&quot;" calcext:base-cell-address="'Oracle Database'.E381"/>
          </calcext:conditional-format>
          <calcext:conditional-format calcext:target-range-address="'Oracle Database'.E382:'Oracle Database'.E382">
            <calcext:condition calcext:apply-style-name="ERROR" calcext:value="=&quot;-- NO ENCUENTRO MI OPCIÓN --&quot;" calcext:base-cell-address="'Oracle Database'.E382"/>
          </calcext:conditional-format>
          <calcext:conditional-format calcext:target-range-address="'Oracle Database'.E383:'Oracle Database'.E383">
            <calcext:condition calcext:apply-style-name="ERROR" calcext:value="=&quot;-- NO ENCUENTRO MI OPCIÓN --&quot;" calcext:base-cell-address="'Oracle Database'.E383"/>
          </calcext:conditional-format>
          <calcext:conditional-format calcext:target-range-address="'Oracle Database'.E384:'Oracle Database'.E384">
            <calcext:condition calcext:apply-style-name="ERROR" calcext:value="=&quot;-- NO ENCUENTRO MI OPCIÓN --&quot;" calcext:base-cell-address="'Oracle Database'.E384"/>
          </calcext:conditional-format>
          <calcext:conditional-format calcext:target-range-address="'Oracle Database'.E385:'Oracle Database'.E385">
            <calcext:condition calcext:apply-style-name="ERROR" calcext:value="=&quot;-- NO ENCUENTRO MI OPCIÓN --&quot;" calcext:base-cell-address="'Oracle Database'.E385"/>
          </calcext:conditional-format>
          <calcext:conditional-format calcext:target-range-address="'Oracle Database'.E386:'Oracle Database'.E386">
            <calcext:condition calcext:apply-style-name="ERROR" calcext:value="=&quot;-- NO ENCUENTRO MI OPCIÓN --&quot;" calcext:base-cell-address="'Oracle Database'.E386"/>
          </calcext:conditional-format>
          <calcext:conditional-format calcext:target-range-address="'Oracle Database'.E387:'Oracle Database'.E387">
            <calcext:condition calcext:apply-style-name="ERROR" calcext:value="=&quot;-- NO ENCUENTRO MI OPCIÓN --&quot;" calcext:base-cell-address="'Oracle Database'.E387"/>
          </calcext:conditional-format>
          <calcext:conditional-format calcext:target-range-address="'Oracle Database'.E388:'Oracle Database'.E388">
            <calcext:condition calcext:apply-style-name="ERROR" calcext:value="=&quot;-- NO ENCUENTRO MI OPCIÓN --&quot;" calcext:base-cell-address="'Oracle Database'.E388"/>
          </calcext:conditional-format>
          <calcext:conditional-format calcext:target-range-address="'Oracle Database'.E389:'Oracle Database'.E389">
            <calcext:condition calcext:apply-style-name="ERROR" calcext:value="=&quot;-- NO ENCUENTRO MI OPCIÓN --&quot;" calcext:base-cell-address="'Oracle Database'.E389"/>
          </calcext:conditional-format>
          <calcext:conditional-format calcext:target-range-address="'Oracle Database'.E12:'Oracle Database'.E12">
            <calcext:condition calcext:apply-style-name="ERROR" calcext:value="=&quot;-- NO ENCUENTRO MI OPCIÓN --&quot;" calcext:base-cell-address="'Oracle Database'.E12"/>
          </calcext:conditional-format>
          <calcext:conditional-format calcext:target-range-address="'Oracle Database'.E390:'Oracle Database'.E390">
            <calcext:condition calcext:apply-style-name="ERROR" calcext:value="=&quot;-- NO ENCUENTRO MI OPCIÓN --&quot;" calcext:base-cell-address="'Oracle Database'.E390"/>
          </calcext:conditional-format>
          <calcext:conditional-format calcext:target-range-address="'Oracle Database'.E391:'Oracle Database'.E391">
            <calcext:condition calcext:apply-style-name="ERROR" calcext:value="=&quot;-- NO ENCUENTRO MI OPCIÓN --&quot;" calcext:base-cell-address="'Oracle Database'.E391"/>
          </calcext:conditional-format>
          <calcext:conditional-format calcext:target-range-address="'Oracle Database'.E392:'Oracle Database'.E392">
            <calcext:condition calcext:apply-style-name="ERROR" calcext:value="=&quot;-- NO ENCUENTRO MI OPCIÓN --&quot;" calcext:base-cell-address="'Oracle Database'.E392"/>
          </calcext:conditional-format>
          <calcext:conditional-format calcext:target-range-address="'Oracle Database'.E393:'Oracle Database'.E393">
            <calcext:condition calcext:apply-style-name="ERROR" calcext:value="=&quot;-- NO ENCUENTRO MI OPCIÓN --&quot;" calcext:base-cell-address="'Oracle Database'.E393"/>
          </calcext:conditional-format>
          <calcext:conditional-format calcext:target-range-address="'Oracle Database'.E394:'Oracle Database'.E394">
            <calcext:condition calcext:apply-style-name="ERROR" calcext:value="=&quot;-- NO ENCUENTRO MI OPCIÓN --&quot;" calcext:base-cell-address="'Oracle Database'.E394"/>
          </calcext:conditional-format>
          <calcext:conditional-format calcext:target-range-address="'Oracle Database'.E395:'Oracle Database'.E395">
            <calcext:condition calcext:apply-style-name="ERROR" calcext:value="=&quot;-- NO ENCUENTRO MI OPCIÓN --&quot;" calcext:base-cell-address="'Oracle Database'.E395"/>
          </calcext:conditional-format>
          <calcext:conditional-format calcext:target-range-address="'Oracle Database'.E396:'Oracle Database'.E396">
            <calcext:condition calcext:apply-style-name="ERROR" calcext:value="=&quot;-- NO ENCUENTRO MI OPCIÓN --&quot;" calcext:base-cell-address="'Oracle Database'.E396"/>
          </calcext:conditional-format>
          <calcext:conditional-format calcext:target-range-address="'Oracle Database'.E397:'Oracle Database'.E397">
            <calcext:condition calcext:apply-style-name="ERROR" calcext:value="=&quot;-- NO ENCUENTRO MI OPCIÓN --&quot;" calcext:base-cell-address="'Oracle Database'.E397"/>
          </calcext:conditional-format>
          <calcext:conditional-format calcext:target-range-address="'Oracle Database'.E398:'Oracle Database'.E398">
            <calcext:condition calcext:apply-style-name="ERROR" calcext:value="=&quot;-- NO ENCUENTRO MI OPCIÓN --&quot;" calcext:base-cell-address="'Oracle Database'.E398"/>
          </calcext:conditional-format>
          <calcext:conditional-format calcext:target-range-address="'Oracle Database'.E399:'Oracle Database'.E399">
            <calcext:condition calcext:apply-style-name="ERROR" calcext:value="=&quot;-- NO ENCUENTRO MI OPCIÓN --&quot;" calcext:base-cell-address="'Oracle Database'.E399"/>
          </calcext:conditional-format>
          <calcext:conditional-format calcext:target-range-address="'Oracle Database'.E13:'Oracle Database'.E13">
            <calcext:condition calcext:apply-style-name="ERROR" calcext:value="=&quot;-- NO ENCUENTRO MI OPCIÓN --&quot;" calcext:base-cell-address="'Oracle Database'.E13"/>
          </calcext:conditional-format>
          <calcext:conditional-format calcext:target-range-address="'Oracle Database'.E400:'Oracle Database'.E400">
            <calcext:condition calcext:apply-style-name="ERROR" calcext:value="=&quot;-- NO ENCUENTRO MI OPCIÓN --&quot;" calcext:base-cell-address="'Oracle Database'.E400"/>
          </calcext:conditional-format>
          <calcext:conditional-format calcext:target-range-address="'Oracle Database'.E401:'Oracle Database'.E401">
            <calcext:condition calcext:apply-style-name="ERROR" calcext:value="=&quot;-- NO ENCUENTRO MI OPCIÓN --&quot;" calcext:base-cell-address="'Oracle Database'.E401"/>
          </calcext:conditional-format>
          <calcext:conditional-format calcext:target-range-address="'Oracle Database'.E402:'Oracle Database'.E402">
            <calcext:condition calcext:apply-style-name="ERROR" calcext:value="=&quot;-- NO ENCUENTRO MI OPCIÓN --&quot;" calcext:base-cell-address="'Oracle Database'.E402"/>
          </calcext:conditional-format>
          <calcext:conditional-format calcext:target-range-address="'Oracle Database'.E14:'Oracle Database'.E14">
            <calcext:condition calcext:apply-style-name="ERROR" calcext:value="=&quot;-- NO ENCUENTRO MI OPCIÓN --&quot;" calcext:base-cell-address="'Oracle Database'.E14"/>
          </calcext:conditional-format>
          <calcext:conditional-format calcext:target-range-address="'Oracle Database'.E15:'Oracle Database'.E15">
            <calcext:condition calcext:apply-style-name="ERROR" calcext:value="=&quot;-- NO ENCUENTRO MI OPCIÓN --&quot;" calcext:base-cell-address="'Oracle Database'.E15"/>
          </calcext:conditional-format>
          <calcext:conditional-format calcext:target-range-address="'Oracle Database'.E16:'Oracle Database'.E16">
            <calcext:condition calcext:apply-style-name="ERROR" calcext:value="=&quot;-- NO ENCUENTRO MI OPCIÓN --&quot;" calcext:base-cell-address="'Oracle Database'.E16"/>
          </calcext:conditional-format>
          <calcext:conditional-format calcext:target-range-address="'Oracle Database'.E17:'Oracle Database'.E17">
            <calcext:condition calcext:apply-style-name="ERROR" calcext:value="=&quot;-- NO ENCUENTRO MI OPCIÓN --&quot;" calcext:base-cell-address="'Oracle Database'.E17"/>
          </calcext:conditional-format>
          <calcext:conditional-format calcext:target-range-address="'Oracle Database'.E18:'Oracle Database'.E18">
            <calcext:condition calcext:apply-style-name="ERROR" calcext:value="=&quot;-- NO ENCUENTRO MI OPCIÓN --&quot;" calcext:base-cell-address="'Oracle Database'.E18"/>
          </calcext:conditional-format>
          <calcext:conditional-format calcext:target-range-address="'Oracle Database'.E19:'Oracle Database'.E19">
            <calcext:condition calcext:apply-style-name="ERROR" calcext:value="=&quot;-- NO ENCUENTRO MI OPCIÓN --&quot;" calcext:base-cell-address="'Oracle Database'.E19"/>
          </calcext:conditional-format>
          <calcext:conditional-format calcext:target-range-address="'Oracle Database'.E20:'Oracle Database'.E20">
            <calcext:condition calcext:apply-style-name="ERROR" calcext:value="=&quot;-- NO ENCUENTRO MI OPCIÓN --&quot;" calcext:base-cell-address="'Oracle Database'.E20"/>
          </calcext:conditional-format>
          <calcext:conditional-format calcext:target-range-address="'Oracle Database'.E21:'Oracle Database'.E21">
            <calcext:condition calcext:apply-style-name="ERROR" calcext:value="=&quot;-- NO ENCUENTRO MI OPCIÓN --&quot;" calcext:base-cell-address="'Oracle Database'.E21"/>
          </calcext:conditional-format>
          <calcext:conditional-format calcext:target-range-address="'Oracle Database'.E22:'Oracle Database'.E22">
            <calcext:condition calcext:apply-style-name="ERROR" calcext:value="=&quot;-- NO ENCUENTRO MI OPCIÓN --&quot;" calcext:base-cell-address="'Oracle Database'.E22"/>
          </calcext:conditional-format>
          <calcext:conditional-format calcext:target-range-address="'Oracle Database'.E23:'Oracle Database'.E23">
            <calcext:condition calcext:apply-style-name="ERROR" calcext:value="=&quot;-- NO ENCUENTRO MI OPCIÓN --&quot;" calcext:base-cell-address="'Oracle Database'.E23"/>
          </calcext:conditional-format>
          <calcext:conditional-format calcext:target-range-address="'Oracle Database'.E24:'Oracle Database'.E24">
            <calcext:condition calcext:apply-style-name="ERROR" calcext:value="=&quot;-- NO ENCUENTRO MI OPCIÓN --&quot;" calcext:base-cell-address="'Oracle Database'.E24"/>
          </calcext:conditional-format>
          <calcext:conditional-format calcext:target-range-address="'Oracle Database'.E25:'Oracle Database'.E25">
            <calcext:condition calcext:apply-style-name="ERROR" calcext:value="=&quot;-- NO ENCUENTRO MI OPCIÓN --&quot;" calcext:base-cell-address="'Oracle Database'.E25"/>
          </calcext:conditional-format>
          <calcext:conditional-format calcext:target-range-address="'Oracle Database'.E26:'Oracle Database'.E26">
            <calcext:condition calcext:apply-style-name="ERROR" calcext:value="=&quot;-- NO ENCUENTRO MI OPCIÓN --&quot;" calcext:base-cell-address="'Oracle Database'.E26"/>
          </calcext:conditional-format>
          <calcext:conditional-format calcext:target-range-address="'Oracle Database'.E27:'Oracle Database'.E27">
            <calcext:condition calcext:apply-style-name="ERROR" calcext:value="=&quot;-- NO ENCUENTRO MI OPCIÓN --&quot;" calcext:base-cell-address="'Oracle Database'.E27"/>
          </calcext:conditional-format>
          <calcext:conditional-format calcext:target-range-address="'Oracle Database'.E28:'Oracle Database'.E28">
            <calcext:condition calcext:apply-style-name="ERROR" calcext:value="=&quot;-- NO ENCUENTRO MI OPCIÓN --&quot;" calcext:base-cell-address="'Oracle Database'.E28"/>
          </calcext:conditional-format>
          <calcext:conditional-format calcext:target-range-address="'Oracle Database'.E29:'Oracle Database'.E29">
            <calcext:condition calcext:apply-style-name="ERROR" calcext:value="=&quot;-- NO ENCUENTRO MI OPCIÓN --&quot;" calcext:base-cell-address="'Oracle Database'.E29"/>
          </calcext:conditional-format>
          <calcext:conditional-format calcext:target-range-address="'Oracle Database'.E30:'Oracle Database'.E30">
            <calcext:condition calcext:apply-style-name="ERROR" calcext:value="=&quot;-- NO ENCUENTRO MI OPCIÓN --&quot;" calcext:base-cell-address="'Oracle Database'.E30"/>
          </calcext:conditional-format>
          <calcext:conditional-format calcext:target-range-address="'Oracle Database'.E31:'Oracle Database'.E31">
            <calcext:condition calcext:apply-style-name="ERROR" calcext:value="=&quot;-- NO ENCUENTRO MI OPCIÓN --&quot;" calcext:base-cell-address="'Oracle Database'.E31"/>
          </calcext:conditional-format>
          <calcext:conditional-format calcext:target-range-address="'Oracle Database'.E32:'Oracle Database'.E32">
            <calcext:condition calcext:apply-style-name="ERROR" calcext:value="=&quot;-- NO ENCUENTRO MI OPCIÓN --&quot;" calcext:base-cell-address="'Oracle Database'.E32"/>
          </calcext:conditional-format>
          <calcext:conditional-format calcext:target-range-address="'Oracle Database'.E33:'Oracle Database'.E33">
            <calcext:condition calcext:apply-style-name="ERROR" calcext:value="=&quot;-- NO ENCUENTRO MI OPCIÓN --&quot;" calcext:base-cell-address="'Oracle Database'.E33"/>
          </calcext:conditional-format>
          <calcext:conditional-format calcext:target-range-address="'Oracle Database'.E34:'Oracle Database'.E34">
            <calcext:condition calcext:apply-style-name="ERROR" calcext:value="=&quot;-- NO ENCUENTRO MI OPCIÓN --&quot;" calcext:base-cell-address="'Oracle Database'.E34"/>
          </calcext:conditional-format>
          <calcext:conditional-format calcext:target-range-address="'Oracle Database'.E35:'Oracle Database'.E35">
            <calcext:condition calcext:apply-style-name="ERROR" calcext:value="=&quot;-- NO ENCUENTRO MI OPCIÓN --&quot;" calcext:base-cell-address="'Oracle Database'.E35"/>
          </calcext:conditional-format>
          <calcext:conditional-format calcext:target-range-address="'Oracle Database'.E36:'Oracle Database'.E36">
            <calcext:condition calcext:apply-style-name="ERROR" calcext:value="=&quot;-- NO ENCUENTRO MI OPCIÓN --&quot;" calcext:base-cell-address="'Oracle Database'.E36"/>
          </calcext:conditional-format>
          <calcext:conditional-format calcext:target-range-address="'Oracle Database'.E37:'Oracle Database'.E37">
            <calcext:condition calcext:apply-style-name="ERROR" calcext:value="=&quot;-- NO ENCUENTRO MI OPCIÓN --&quot;" calcext:base-cell-address="'Oracle Database'.E37"/>
          </calcext:conditional-format>
          <calcext:conditional-format calcext:target-range-address="'Oracle Database'.E38:'Oracle Database'.E38">
            <calcext:condition calcext:apply-style-name="ERROR" calcext:value="=&quot;-- NO ENCUENTRO MI OPCIÓN --&quot;" calcext:base-cell-address="'Oracle Database'.E38"/>
          </calcext:conditional-format>
          <calcext:conditional-format calcext:target-range-address="'Oracle Database'.E39:'Oracle Database'.E39">
            <calcext:condition calcext:apply-style-name="ERROR" calcext:value="=&quot;-- NO ENCUENTRO MI OPCIÓN --&quot;" calcext:base-cell-address="'Oracle Database'.E39"/>
          </calcext:conditional-format>
          <calcext:conditional-format calcext:target-range-address="'Oracle Database'.E40:'Oracle Database'.E40">
            <calcext:condition calcext:apply-style-name="ERROR" calcext:value="=&quot;-- NO ENCUENTRO MI OPCIÓN --&quot;" calcext:base-cell-address="'Oracle Database'.E40"/>
          </calcext:conditional-format>
          <calcext:conditional-format calcext:target-range-address="'Oracle Database'.E41:'Oracle Database'.E41">
            <calcext:condition calcext:apply-style-name="ERROR" calcext:value="=&quot;-- NO ENCUENTRO MI OPCIÓN --&quot;" calcext:base-cell-address="'Oracle Database'.E41"/>
          </calcext:conditional-format>
          <calcext:conditional-format calcext:target-range-address="'Oracle Database'.E42:'Oracle Database'.E42">
            <calcext:condition calcext:apply-style-name="ERROR" calcext:value="=&quot;-- NO ENCUENTRO MI OPCIÓN --&quot;" calcext:base-cell-address="'Oracle Database'.E42"/>
          </calcext:conditional-format>
          <calcext:conditional-format calcext:target-range-address="'Oracle Database'.E43:'Oracle Database'.E43">
            <calcext:condition calcext:apply-style-name="ERROR" calcext:value="=&quot;-- NO ENCUENTRO MI OPCIÓN --&quot;" calcext:base-cell-address="'Oracle Database'.E43"/>
          </calcext:conditional-format>
          <calcext:conditional-format calcext:target-range-address="'Oracle Database'.E44:'Oracle Database'.E44">
            <calcext:condition calcext:apply-style-name="ERROR" calcext:value="=&quot;-- NO ENCUENTRO MI OPCIÓN --&quot;" calcext:base-cell-address="'Oracle Database'.E44"/>
          </calcext:conditional-format>
          <calcext:conditional-format calcext:target-range-address="'Oracle Database'.E45:'Oracle Database'.E45">
            <calcext:condition calcext:apply-style-name="ERROR" calcext:value="=&quot;-- NO ENCUENTRO MI OPCIÓN --&quot;" calcext:base-cell-address="'Oracle Database'.E45"/>
          </calcext:conditional-format>
          <calcext:conditional-format calcext:target-range-address="'Oracle Database'.E46:'Oracle Database'.E46">
            <calcext:condition calcext:apply-style-name="ERROR" calcext:value="=&quot;-- NO ENCUENTRO MI OPCIÓN --&quot;" calcext:base-cell-address="'Oracle Database'.E46"/>
          </calcext:conditional-format>
          <calcext:conditional-format calcext:target-range-address="'Oracle Database'.E47:'Oracle Database'.E47">
            <calcext:condition calcext:apply-style-name="ERROR" calcext:value="=&quot;-- NO ENCUENTRO MI OPCIÓN --&quot;" calcext:base-cell-address="'Oracle Database'.E47"/>
          </calcext:conditional-format>
          <calcext:conditional-format calcext:target-range-address="'Oracle Database'.E48:'Oracle Database'.E48">
            <calcext:condition calcext:apply-style-name="ERROR" calcext:value="=&quot;-- NO ENCUENTRO MI OPCIÓN --&quot;" calcext:base-cell-address="'Oracle Database'.E48"/>
          </calcext:conditional-format>
          <calcext:conditional-format calcext:target-range-address="'Oracle Database'.E49:'Oracle Database'.E49">
            <calcext:condition calcext:apply-style-name="ERROR" calcext:value="=&quot;-- NO ENCUENTRO MI OPCIÓN --&quot;" calcext:base-cell-address="'Oracle Database'.E49"/>
          </calcext:conditional-format>
          <calcext:conditional-format calcext:target-range-address="'Oracle Database'.E50:'Oracle Database'.E50">
            <calcext:condition calcext:apply-style-name="ERROR" calcext:value="=&quot;-- NO ENCUENTRO MI OPCIÓN --&quot;" calcext:base-cell-address="'Oracle Database'.E50"/>
          </calcext:conditional-format>
          <calcext:conditional-format calcext:target-range-address="'Oracle Database'.E51:'Oracle Database'.E51">
            <calcext:condition calcext:apply-style-name="ERROR" calcext:value="=&quot;-- NO ENCUENTRO MI OPCIÓN --&quot;" calcext:base-cell-address="'Oracle Database'.E51"/>
          </calcext:conditional-format>
          <calcext:conditional-format calcext:target-range-address="'Oracle Database'.E52:'Oracle Database'.E52">
            <calcext:condition calcext:apply-style-name="ERROR" calcext:value="=&quot;-- NO ENCUENTRO MI OPCIÓN --&quot;" calcext:base-cell-address="'Oracle Database'.E52"/>
          </calcext:conditional-format>
          <calcext:conditional-format calcext:target-range-address="'Oracle Database'.E53:'Oracle Database'.E53">
            <calcext:condition calcext:apply-style-name="ERROR" calcext:value="=&quot;-- NO ENCUENTRO MI OPCIÓN --&quot;" calcext:base-cell-address="'Oracle Database'.E53"/>
          </calcext:conditional-format>
          <calcext:conditional-format calcext:target-range-address="'Oracle Database'.E54:'Oracle Database'.E54">
            <calcext:condition calcext:apply-style-name="ERROR" calcext:value="=&quot;-- NO ENCUENTRO MI OPCIÓN --&quot;" calcext:base-cell-address="'Oracle Database'.E54"/>
          </calcext:conditional-format>
          <calcext:conditional-format calcext:target-range-address="'Oracle Database'.E55:'Oracle Database'.E55">
            <calcext:condition calcext:apply-style-name="ERROR" calcext:value="=&quot;-- NO ENCUENTRO MI OPCIÓN --&quot;" calcext:base-cell-address="'Oracle Database'.E55"/>
          </calcext:conditional-format>
          <calcext:conditional-format calcext:target-range-address="'Oracle Database'.E56:'Oracle Database'.E56">
            <calcext:condition calcext:apply-style-name="ERROR" calcext:value="=&quot;-- NO ENCUENTRO MI OPCIÓN --&quot;" calcext:base-cell-address="'Oracle Database'.E56"/>
          </calcext:conditional-format>
          <calcext:conditional-format calcext:target-range-address="'Oracle Database'.E57:'Oracle Database'.E57">
            <calcext:condition calcext:apply-style-name="ERROR" calcext:value="=&quot;-- NO ENCUENTRO MI OPCIÓN --&quot;" calcext:base-cell-address="'Oracle Database'.E57"/>
          </calcext:conditional-format>
          <calcext:conditional-format calcext:target-range-address="'Oracle Database'.E58:'Oracle Database'.E58">
            <calcext:condition calcext:apply-style-name="ERROR" calcext:value="=&quot;-- NO ENCUENTRO MI OPCIÓN --&quot;" calcext:base-cell-address="'Oracle Database'.E58"/>
          </calcext:conditional-format>
          <calcext:conditional-format calcext:target-range-address="'Oracle Database'.E59:'Oracle Database'.E59">
            <calcext:condition calcext:apply-style-name="ERROR" calcext:value="=&quot;-- NO ENCUENTRO MI OPCIÓN --&quot;" calcext:base-cell-address="'Oracle Database'.E59"/>
          </calcext:conditional-format>
          <calcext:conditional-format calcext:target-range-address="'Oracle Database'.E60:'Oracle Database'.E60">
            <calcext:condition calcext:apply-style-name="ERROR" calcext:value="=&quot;-- NO ENCUENTRO MI OPCIÓN --&quot;" calcext:base-cell-address="'Oracle Database'.E60"/>
          </calcext:conditional-format>
          <calcext:conditional-format calcext:target-range-address="'Oracle Database'.E61:'Oracle Database'.E61">
            <calcext:condition calcext:apply-style-name="ERROR" calcext:value="=&quot;-- NO ENCUENTRO MI OPCIÓN --&quot;" calcext:base-cell-address="'Oracle Database'.E61"/>
          </calcext:conditional-format>
          <calcext:conditional-format calcext:target-range-address="'Oracle Database'.E62:'Oracle Database'.E62">
            <calcext:condition calcext:apply-style-name="ERROR" calcext:value="=&quot;-- NO ENCUENTRO MI OPCIÓN --&quot;" calcext:base-cell-address="'Oracle Database'.E62"/>
          </calcext:conditional-format>
          <calcext:conditional-format calcext:target-range-address="'Oracle Database'.E63:'Oracle Database'.E63">
            <calcext:condition calcext:apply-style-name="ERROR" calcext:value="=&quot;-- NO ENCUENTRO MI OPCIÓN --&quot;" calcext:base-cell-address="'Oracle Database'.E63"/>
          </calcext:conditional-format>
          <calcext:conditional-format calcext:target-range-address="'Oracle Database'.E64:'Oracle Database'.E64">
            <calcext:condition calcext:apply-style-name="ERROR" calcext:value="=&quot;-- NO ENCUENTRO MI OPCIÓN --&quot;" calcext:base-cell-address="'Oracle Database'.E64"/>
          </calcext:conditional-format>
          <calcext:conditional-format calcext:target-range-address="'Oracle Database'.E65:'Oracle Database'.E65">
            <calcext:condition calcext:apply-style-name="ERROR" calcext:value="=&quot;-- NO ENCUENTRO MI OPCIÓN --&quot;" calcext:base-cell-address="'Oracle Database'.E65"/>
          </calcext:conditional-format>
          <calcext:conditional-format calcext:target-range-address="'Oracle Database'.E66:'Oracle Database'.E66">
            <calcext:condition calcext:apply-style-name="ERROR" calcext:value="=&quot;-- NO ENCUENTRO MI OPCIÓN --&quot;" calcext:base-cell-address="'Oracle Database'.E66"/>
          </calcext:conditional-format>
          <calcext:conditional-format calcext:target-range-address="'Oracle Database'.E67:'Oracle Database'.E67">
            <calcext:condition calcext:apply-style-name="ERROR" calcext:value="=&quot;-- NO ENCUENTRO MI OPCIÓN --&quot;" calcext:base-cell-address="'Oracle Database'.E67"/>
          </calcext:conditional-format>
          <calcext:conditional-format calcext:target-range-address="'Oracle Database'.E68:'Oracle Database'.E68">
            <calcext:condition calcext:apply-style-name="ERROR" calcext:value="=&quot;-- NO ENCUENTRO MI OPCIÓN --&quot;" calcext:base-cell-address="'Oracle Database'.E68"/>
          </calcext:conditional-format>
          <calcext:conditional-format calcext:target-range-address="'Oracle Database'.E69:'Oracle Database'.E69">
            <calcext:condition calcext:apply-style-name="ERROR" calcext:value="=&quot;-- NO ENCUENTRO MI OPCIÓN --&quot;" calcext:base-cell-address="'Oracle Database'.E69"/>
          </calcext:conditional-format>
        </calcext:conditional-formats>
      </table:table>
      <table:table table:name="Oracle Weblogic" table:style-name="ta2" table:print="false">
        <office:forms form:automatic-focus="false" form:apply-design-mode="false"/>
        <table:table-column table:style-name="co1" table:default-cell-style-name="Default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9" table:visibility="collapse" table:default-cell-style-name="ce10"/>
        <table:table-column table:style-name="co50" table:visibility="collapse" table:default-cell-style-name="ce10"/>
        <table:table-column table:style-name="co51" table:visibility="collapse" table:default-cell-style-name="ce10"/>
        <table:table-column table:style-name="co52" table:default-cell-style-name="ce10"/>
        <table:table-column table:style-name="co53" table:visibility="collapse" table:number-columns-repeated="2" table:default-cell-style-name="ce10"/>
        <table:table-column table:style-name="co54" table:default-cell-style-name="ce30"/>
        <table:table-column table:style-name="co55" table:default-cell-style-name="ce10"/>
        <table:table-column table:style-name="co51" table:default-cell-style-name="ce10"/>
        <table:table-column table:style-name="co56" table:default-cell-style-name="ce10"/>
        <table:table-column table:style-name="co57" table:default-cell-style-name="ce10"/>
        <table:table-column table:style-name="co58" table:default-cell-style-name="ce10"/>
        <table:table-column table:style-name="co59" table:default-cell-style-name="ce10"/>
        <table:table-column table:style-name="co60" table:default-cell-style-name="ce10"/>
        <table:table-column table:style-name="co61" table:default-cell-style-name="ce10"/>
        <table:table-column table:style-name="co62" table:default-cell-style-name="ce10"/>
        <table:table-column table:style-name="co17" table:default-cell-style-name="ce10"/>
        <table:table-column table:style-name="co21" table:number-columns-repeated="993" table:default-cell-style-name="ce10"/>
        <table:table-column table:style-name="co21" table:number-columns-repeated="3" table:default-cell-style-name="ce1"/>
        <table:table-column table:style-name="co21" table:number-columns-repeated="7" table:default-cell-style-name="Default"/>
        <table:table-row table:style-name="ro7">
          <table:table-cell/>
          <table:table-cell table:style-name="ce2"/>
          <table:table-cell table:style-name="ce452" table:number-columns-repeated="5"/>
          <table:table-cell table:style-name="ce25"/>
          <table:table-cell table:style-name="ce459" table:number-columns-repeated="2"/>
          <table:table-cell table:style-name="ce40" table:number-columns-repeated="2"/>
          <table:table-cell table:style-name="ce25" table:number-columns-repeated="2"/>
          <table:table-cell table:style-name="ce452" table:number-columns-repeated="3"/>
          <table:table-cell table:style-name="ce459" table:number-columns-repeated="3"/>
          <table:table-cell table:style-name="ce25"/>
          <table:table-cell table:style-name="ce459"/>
          <table:table-cell table:style-name="ce469"/>
          <table:table-cell table:style-name="ce470" table:number-columns-repeated="982"/>
          <table:table-cell table:style-name="ce459" table:number-columns-repeated="18"/>
          <table:table-cell/>
        </table:table-row>
        <table:table-row table:style-name="ro18">
          <table:table-cell/>
          <table:table-cell table:style-name="ce3" office:value-type="string" calcext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453"/>
          <table:covered-table-cell table:number-columns-repeated="4" table:style-name="ce456"/>
          <table:covered-table-cell table:style-name="ce458"/>
          <table:covered-table-cell table:number-columns-repeated="2" table:style-name="ce460"/>
          <table:covered-table-cell table:number-columns-repeated="2" table:style-name="ce462"/>
          <table:table-cell table:style-name="ce25" table:number-columns-repeated="2"/>
          <table:table-cell table:style-name="ce452" table:number-columns-repeated="3"/>
          <table:table-cell table:style-name="ce459" table:number-columns-repeated="3"/>
          <table:table-cell table:style-name="ce25"/>
          <table:table-cell table:style-name="ce459"/>
          <table:table-cell table:style-name="ce469"/>
          <table:table-cell table:style-name="ce470" table:number-columns-repeated="982"/>
          <table:table-cell table:style-name="ce459" table:number-columns-repeated="18"/>
          <table:table-cell/>
        </table:table-row>
        <table:table-row table:style-name="ro19">
          <table:table-cell/>
          <table:table-cell table:style-name="ce2"/>
          <table:table-cell table:style-name="ce454"/>
          <table:table-cell table:style-name="ce452" table:number-columns-repeated="4"/>
          <table:table-cell table:style-name="ce25"/>
          <table:table-cell table:style-name="ce459" table:number-columns-repeated="2"/>
          <table:table-cell table:style-name="ce40" table:number-columns-repeated="2"/>
          <table:table-cell table:style-name="ce25" table:number-columns-repeated="2"/>
          <table:table-cell table:style-name="ce452" table:number-columns-repeated="3"/>
          <table:table-cell table:style-name="ce459" table:number-columns-repeated="3"/>
          <table:table-cell table:style-name="ce25"/>
          <table:table-cell table:style-name="ce459"/>
          <table:table-cell table:style-name="ce469"/>
          <table:table-cell table:style-name="ce470" table:number-columns-repeated="982"/>
          <table:table-cell table:style-name="ce459" table:number-columns-repeated="18"/>
          <table:table-cell/>
        </table:table-row>
        <table:table-row table:style-name="ro20">
          <table:table-cell/>
          <table:table-cell table:style-name="ce31" table:number-columns-spanned="7" table:number-rows-spanned="1"/>
          <table:covered-table-cell table:style-name="ce452"/>
          <table:covered-table-cell table:style-name="ce32" office:value-type="string" calcext:value-type="string">
            <text:p>Producto y versión</text:p>
          </table:covered-table-cell>
          <table:covered-table-cell table:number-columns-repeated="3" table:style-name="ce452"/>
          <table:covered-table-cell table:style-name="ce25"/>
          <table:table-cell table:style-name="ce461" office:value-type="string" calcext:value-type="string" table:number-columns-spanned="2" table:number-rows-spanned="1">
            <text:p>Infraestructura de Alta Disponibilidad/Balanceo</text:p>
          </table:table-cell>
          <table:covered-table-cell table:style-name="ce459"/>
          <table:table-cell table:style-name="ce449"/>
          <table:table-cell table:style-name="ce448" office:value-type="string" calcext:value-type="string" table:number-columns-spanned="2" table:number-rows-spanned="1">
            <text:p>Forms y Reports</text:p>
          </table:table-cell>
          <table:covered-table-cell table:style-name="ce25"/>
          <table:table-cell table:style-name="ce25"/>
          <table:table-cell table:style-name="ce463" table:number-columns-repeated="3"/>
          <table:table-cell table:style-name="ce448" office:value-type="string" calcext:value-type="string" table:number-columns-spanned="2" table:number-rows-spanned="1">
            <text:p>Servicio TI de Negocio</text:p>
          </table:table-cell>
          <table:covered-table-cell table:style-name="ce459"/>
          <table:table-cell table:style-name="ce467"/>
          <table:table-cell table:style-name="ce40"/>
          <table:table-cell table:style-name="ce459"/>
          <table:table-cell table:style-name="ce469"/>
          <table:table-cell table:style-name="ce470" table:number-columns-repeated="982"/>
          <table:table-cell table:style-name="ce459" table:number-columns-repeated="18"/>
          <table:table-cell/>
        </table:table-row>
        <table:table-row table:style-name="ro21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office:annotation draw:style-name="gr5" draw:text-style-name="P1" svg:width="2.899cm" svg:height="3.993cm" svg:x="8.156cm" svg:y="2.532cm" draw:caption-point-x="-0.582cm" draw:caption-point-y="0.03c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32" office:value-type="string" calcext:value-type="string">
            <text:p>Producto</text:p>
          </table:table-cell>
          <table:table-cell table:style-name="ce32" office:value-type="string" calcext:value-type="string">
            <text:p>Versión Base</text:p>
          </table:table-cell>
          <table:table-cell table:style-name="ce32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32" office:value-type="string" calcext:value-type="string">
            <office:annotation draw:style-name="gr4" draw:text-style-name="P1" svg:width="8.196cm" svg:height="2.461cm" svg:x="18.885cm" svg:y="1.183cm" draw:caption-point-x="-0.53cm" draw:caption-point-y="1.379c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32" office:value-type="string" calcext:value-type="string">
            <text:p>Nombre de Cluster/Dominio</text:p>
          </table:table-cell>
          <table:table-cell table:style-name="ce5" office:value-type="string" calcext:value-type="string">
            <text:p>Activo/Pasivo (*)</text:p>
          </table:table-cell>
          <table:table-cell table:style-name="ce5" office:value-type="string" calcext:value-type="string">
            <text:p>Forms y Reports (*)</text:p>
          </table:table-cell>
          <table:table-cell table:style-name="ce32" office:value-type="string" calcext:value-type="string">
            <text:p>Versión Base</text:p>
          </table:table-cell>
          <table:table-cell table:style-name="ce32" office:value-type="string" calcext:value-type="string">
            <text:p>Versión Parche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32" office:value-type="string" calcext:value-type="string">
            <text:p>Periodo de Alta Carga</text:p>
          </table:table-cell>
          <table:table-cell table:style-name="ce32" office:value-type="string" calcext:value-type="string">
            <text:p>Nombre_Servicio_TI_de_Negocio <text:s/>(Aplicación Soportada)</text:p>
          </table:table-cell>
          <table:table-cell table:style-name="ce32" office:value-type="string" calcext:value-type="string">
            <text:p>Descripcion_Servicio_TI_de_Negocio <text:s/></text:p>
          </table:table-cell>
          <table:table-cell table:style-name="ce32" office:value-type="string" calcext:value-type="string">
            <text:p>Observaciones del Servidor de Aplicaciones</text:p>
          </table:table-cell>
          <table:table-cell table:style-name="ce41" office:value-type="string" calcext:value-type="string">
            <text:p>Observaciones / Comentarios del Organismo</text:p>
          </table:table-cell>
          <table:table-cell table:style-name="ce468" table:number-columns-repeated="992"/>
          <table:table-cell table:style-name="ce1"/>
          <table:table-cell table:number-columns-repeated="10"/>
        </table:table-row>
        <table:table-row table:style-name="ro22">
          <table:table-cell/>
          <table:table-cell table:style-name="ce6" office:value-type="string" calcext:value-type="string">
            <text:p>WL_1</text:p>
          </table:table-cell>
          <table:table-cell table:style-name="ce455" table:content-validation-name="val24" office:value-type="string" calcext:value-type="string">
            <text:p>vmhttpic01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6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6];[$datos.$H$2:.$K$40];3;0)" office:value-type="string" office:string-value="10.3" calcext:value-type="string">
            <text:p>10.3</text:p>
          </table:table-cell>
          <table:table-cell table:style-name="ce457" table:formula="of:=VLOOKUP([.D6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6];[$datos.$W$2:.$Y$15];2;0)" office:value-type="float" office:value="0" calcext:value-type="float">
            <text:p>0</text:p>
          </table:table-cell>
          <table:table-cell table:style-name="ce457" table:formula="of:=VLOOKUP([.L6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NO APLIC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</text:p>
          </table:table-cell>
          <table:table-cell table:style-name="ce455" table:content-validation-name="val24" office:value-type="string" calcext:value-type="string">
            <text:p>vmhttpic02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7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7];[$datos.$H$2:.$K$40];3;0)" office:value-type="string" office:string-value="10.3" calcext:value-type="string">
            <text:p>10.3</text:p>
          </table:table-cell>
          <table:table-cell table:style-name="ce457" table:formula="of:=VLOOKUP([.D7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7];[$datos.$W$2:.$Y$15];2;0)" office:value-type="float" office:value="0" calcext:value-type="float">
            <text:p>0</text:p>
          </table:table-cell>
          <table:table-cell table:style-name="ce457" table:formula="of:=VLOOKUP([.L7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NO APLIC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</text:p>
          </table:table-cell>
          <table:table-cell table:style-name="ce455" table:content-validation-name="val24" office:value-type="string" calcext:value-type="string">
            <text:p>vmhttpic03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8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8];[$datos.$H$2:.$K$40];3;0)" office:value-type="string" office:string-value="10.3" calcext:value-type="string">
            <text:p>10.3</text:p>
          </table:table-cell>
          <table:table-cell table:style-name="ce457" table:formula="of:=VLOOKUP([.D8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8];[$datos.$W$2:.$Y$15];2;0)" office:value-type="float" office:value="0" calcext:value-type="float">
            <text:p>0</text:p>
          </table:table-cell>
          <table:table-cell table:style-name="ce457" table:formula="of:=VLOOKUP([.L8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NO APLIC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</text:p>
          </table:table-cell>
          <table:table-cell table:style-name="ce455" table:content-validation-name="val24" office:value-type="string" calcext:value-type="string">
            <text:p>vmhttpic04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9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9];[$datos.$H$2:.$K$40];3;0)" office:value-type="string" office:string-value="10.3" calcext:value-type="string">
            <text:p>10.3</text:p>
          </table:table-cell>
          <table:table-cell table:style-name="ce457" table:formula="of:=VLOOKUP([.D9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9];[$datos.$W$2:.$Y$15];2;0)" office:value-type="float" office:value="0" calcext:value-type="float">
            <text:p>0</text:p>
          </table:table-cell>
          <table:table-cell table:style-name="ce457" table:formula="of:=VLOOKUP([.L9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NO APLIC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</text:p>
          </table:table-cell>
          <table:table-cell table:style-name="ce455" table:content-validation-name="val24" office:value-type="string" calcext:value-type="string">
            <text:p>vmhttpp01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10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0];[$datos.$H$2:.$K$40];3;0)" office:value-type="string" office:string-value="10.3" calcext:value-type="string">
            <text:p>10.3</text:p>
          </table:table-cell>
          <table:table-cell table:style-name="ce457" table:formula="of:=VLOOKUP([.D10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0];[$datos.$W$2:.$Y$15];2;0)" office:value-type="float" office:value="0" calcext:value-type="float">
            <text:p>0</text:p>
          </table:table-cell>
          <table:table-cell table:style-name="ce457" table:formula="of:=VLOOKUP([.L10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MUY ALT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SERVIDOR HTTP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</text:p>
          </table:table-cell>
          <table:table-cell table:style-name="ce455" table:content-validation-name="val24" office:value-type="string" calcext:value-type="string">
            <text:p>vmhttpp02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11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1];[$datos.$H$2:.$K$40];3;0)" office:value-type="string" office:string-value="10.3" calcext:value-type="string">
            <text:p>10.3</text:p>
          </table:table-cell>
          <table:table-cell table:style-name="ce457" table:formula="of:=VLOOKUP([.D11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1];[$datos.$W$2:.$Y$15];2;0)" office:value-type="float" office:value="0" calcext:value-type="float">
            <text:p>0</text:p>
          </table:table-cell>
          <table:table-cell table:style-name="ce457" table:formula="of:=VLOOKUP([.L11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MUY ALT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SERVIDOR HTTP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</text:p>
          </table:table-cell>
          <table:table-cell table:style-name="ce455" table:content-validation-name="val24" office:value-type="string" calcext:value-type="string">
            <text:p>vmhttpp03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12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2];[$datos.$H$2:.$K$40];3;0)" office:value-type="string" office:string-value="10.3" calcext:value-type="string">
            <text:p>10.3</text:p>
          </table:table-cell>
          <table:table-cell table:style-name="ce457" table:formula="of:=VLOOKUP([.D12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2];[$datos.$W$2:.$Y$15];2;0)" office:value-type="float" office:value="0" calcext:value-type="float">
            <text:p>0</text:p>
          </table:table-cell>
          <table:table-cell table:style-name="ce457" table:formula="of:=VLOOKUP([.L12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SERVIDOR HTTP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</text:p>
          </table:table-cell>
          <table:table-cell table:style-name="ce455" table:content-validation-name="val24" office:value-type="string" calcext:value-type="string">
            <text:p>vmhttpp04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13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3];[$datos.$H$2:.$K$40];3;0)" office:value-type="string" office:string-value="10.3" calcext:value-type="string">
            <text:p>10.3</text:p>
          </table:table-cell>
          <table:table-cell table:style-name="ce457" table:formula="of:=VLOOKUP([.D13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3];[$datos.$W$2:.$Y$15];2;0)" office:value-type="float" office:value="0" calcext:value-type="float">
            <text:p>0</text:p>
          </table:table-cell>
          <table:table-cell table:style-name="ce457" table:formula="of:=VLOOKUP([.L13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SERVIDOR HTTP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</text:p>
          </table:table-cell>
          <table:table-cell table:style-name="ce455" table:content-validation-name="val24" office:value-type="string" calcext:value-type="string">
            <text:p>vmwlsadm</text:p>
          </table:table-cell>
          <table:table-cell table:style-name="ce37" table:content-validation-name="val26" office:value-type="string" calcext:value-type="string">
            <text:p>Oracle WebLogic Server 12.1.3</text:p>
          </table:table-cell>
          <table:table-cell table:style-name="ce457" table:formula="of:=VLOOKUP([.D14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4];[$datos.$H$2:.$K$40];3;0)" office:value-type="string" office:string-value="12.1" calcext:value-type="string">
            <text:p>12.1</text:p>
          </table:table-cell>
          <table:table-cell table:style-name="ce457" table:formula="of:=VLOOKUP([.D14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4];[$datos.$W$2:.$Y$15];2;0)" office:value-type="float" office:value="0" calcext:value-type="float">
            <text:p>0</text:p>
          </table:table-cell>
          <table:table-cell table:style-name="ce457" table:formula="of:=VLOOKUP([.L14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</text:p>
          </table:table-cell>
          <table:table-cell table:style-name="ce455" table:content-validation-name="val24" office:value-type="string" calcext:value-type="string">
            <text:p>vmwlsadmin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15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5];[$datos.$H$2:.$K$40];3;0)" office:value-type="string" office:string-value="10.3" calcext:value-type="string">
            <text:p>10.3</text:p>
          </table:table-cell>
          <table:table-cell table:style-name="ce457" table:formula="of:=VLOOKUP([.D15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5];[$datos.$W$2:.$Y$15];2;0)" office:value-type="float" office:value="0" calcext:value-type="float">
            <text:p>0</text:p>
          </table:table-cell>
          <table:table-cell table:style-name="ce457" table:formula="of:=VLOOKUP([.L15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</text:p>
          </table:table-cell>
          <table:table-cell table:style-name="ce455" table:content-validation-name="val24" office:value-type="string" calcext:value-type="string">
            <text:p>vmwlsc01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16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6];[$datos.$H$2:.$K$40];3;0)" office:value-type="string" office:string-value="10.3" calcext:value-type="string">
            <text:p>10.3</text:p>
          </table:table-cell>
          <table:table-cell table:style-name="ce457" table:formula="of:=VLOOKUP([.D16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6];[$datos.$W$2:.$Y$15];2;0)" office:value-type="float" office:value="0" calcext:value-type="float">
            <text:p>0</text:p>
          </table:table-cell>
          <table:table-cell table:style-name="ce457" table:formula="of:=VLOOKUP([.L16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</text:p>
          </table:table-cell>
          <table:table-cell table:style-name="ce455" table:content-validation-name="val24" office:value-type="string" calcext:value-type="string">
            <text:p>vmwlsc02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17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7];[$datos.$H$2:.$K$40];3;0)" office:value-type="string" office:string-value="10.3" calcext:value-type="string">
            <text:p>10.3</text:p>
          </table:table-cell>
          <table:table-cell table:style-name="ce457" table:formula="of:=VLOOKUP([.D17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7];[$datos.$W$2:.$Y$15];2;0)" office:value-type="float" office:value="0" calcext:value-type="float">
            <text:p>0</text:p>
          </table:table-cell>
          <table:table-cell table:style-name="ce457" table:formula="of:=VLOOKUP([.L17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</text:p>
          </table:table-cell>
          <table:table-cell table:style-name="ce455" table:content-validation-name="val24" office:value-type="string" calcext:value-type="string">
            <text:p>vmwlsc03</text:p>
          </table:table-cell>
          <table:table-cell table:style-name="ce37" table:content-validation-name="val26" office:value-type="string" calcext:value-type="string">
            <text:p>Oracle WebLogic Server 12.1.3</text:p>
          </table:table-cell>
          <table:table-cell table:style-name="ce457" table:formula="of:=VLOOKUP([.D18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8];[$datos.$H$2:.$K$40];3;0)" office:value-type="string" office:string-value="12.1" calcext:value-type="string">
            <text:p>12.1</text:p>
          </table:table-cell>
          <table:table-cell table:style-name="ce457" table:formula="of:=VLOOKUP([.D18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8];[$datos.$W$2:.$Y$15];2;0)" office:value-type="float" office:value="0" calcext:value-type="float">
            <text:p>0</text:p>
          </table:table-cell>
          <table:table-cell table:style-name="ce457" table:formula="of:=VLOOKUP([.L18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</text:p>
          </table:table-cell>
          <table:table-cell table:style-name="ce455" table:content-validation-name="val24" office:value-type="string" calcext:value-type="string">
            <text:p>vmwlsc04</text:p>
          </table:table-cell>
          <table:table-cell table:style-name="ce37" table:content-validation-name="val26" office:value-type="string" calcext:value-type="string">
            <text:p>Oracle WebLogic Server 12.1.3</text:p>
          </table:table-cell>
          <table:table-cell table:style-name="ce457" table:formula="of:=VLOOKUP([.D19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19];[$datos.$H$2:.$K$40];3;0)" office:value-type="string" office:string-value="12.1" calcext:value-type="string">
            <text:p>12.1</text:p>
          </table:table-cell>
          <table:table-cell table:style-name="ce457" table:formula="of:=VLOOKUP([.D19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19];[$datos.$W$2:.$Y$15];2;0)" office:value-type="float" office:value="0" calcext:value-type="float">
            <text:p>0</text:p>
          </table:table-cell>
          <table:table-cell table:style-name="ce457" table:formula="of:=VLOOKUP([.L19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</text:p>
          </table:table-cell>
          <table:table-cell table:style-name="ce455" table:content-validation-name="val24" office:value-type="string" calcext:value-type="string">
            <text:p>vmwlsc64b02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0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0];[$datos.$H$2:.$K$40];3;0)" office:value-type="string" office:string-value="10.3" calcext:value-type="string">
            <text:p>10.3</text:p>
          </table:table-cell>
          <table:table-cell table:style-name="ce457" table:formula="of:=VLOOKUP([.D20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0];[$datos.$W$2:.$Y$15];2;0)" office:value-type="float" office:value="0" calcext:value-type="float">
            <text:p>0</text:p>
          </table:table-cell>
          <table:table-cell table:style-name="ce457" table:formula="of:=VLOOKUP([.L20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</text:p>
          </table:table-cell>
          <table:table-cell table:style-name="ce455" table:content-validation-name="val24" office:value-type="string" calcext:value-type="string">
            <text:p>vmwlsc64b03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1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1];[$datos.$H$2:.$K$40];3;0)" office:value-type="string" office:string-value="10.3" calcext:value-type="string">
            <text:p>10.3</text:p>
          </table:table-cell>
          <table:table-cell table:style-name="ce457" table:formula="of:=VLOOKUP([.D21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1];[$datos.$W$2:.$Y$15];2;0)" office:value-type="float" office:value="0" calcext:value-type="float">
            <text:p>0</text:p>
          </table:table-cell>
          <table:table-cell table:style-name="ce457" table:formula="of:=VLOOKUP([.L21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</text:p>
          </table:table-cell>
          <table:table-cell table:style-name="ce455" table:content-validation-name="val24" office:value-type="string" calcext:value-type="string">
            <text:p>vmwlsi01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2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2];[$datos.$H$2:.$K$40];3;0)" office:value-type="string" office:string-value="10.3" calcext:value-type="string">
            <text:p>10.3</text:p>
          </table:table-cell>
          <table:table-cell table:style-name="ce457" table:formula="of:=VLOOKUP([.D22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TESTING / PRUEBAS / INTEGRA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2];[$datos.$W$2:.$Y$15];2;0)" office:value-type="float" office:value="0" calcext:value-type="float">
            <text:p>0</text:p>
          </table:table-cell>
          <table:table-cell table:style-name="ce457" table:formula="of:=VLOOKUP([.L22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</text:p>
          </table:table-cell>
          <table:table-cell table:style-name="ce455" table:content-validation-name="val24" office:value-type="string" calcext:value-type="string">
            <text:p>vmwlsi02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3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3];[$datos.$H$2:.$K$40];3;0)" office:value-type="string" office:string-value="10.3" calcext:value-type="string">
            <text:p>10.3</text:p>
          </table:table-cell>
          <table:table-cell table:style-name="ce457" table:formula="of:=VLOOKUP([.D23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TESTING / PRUEBAS / INTEGRA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3];[$datos.$W$2:.$Y$15];2;0)" office:value-type="float" office:value="0" calcext:value-type="float">
            <text:p>0</text:p>
          </table:table-cell>
          <table:table-cell table:style-name="ce457" table:formula="of:=VLOOKUP([.L23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</text:p>
          </table:table-cell>
          <table:table-cell table:style-name="ce455" table:content-validation-name="val24" office:value-type="string" calcext:value-type="string">
            <text:p>vmwlsi03</text:p>
          </table:table-cell>
          <table:table-cell table:style-name="ce37" table:content-validation-name="val26" office:value-type="string" calcext:value-type="string">
            <text:p>Oracle WebLogic Server 12.1.3</text:p>
          </table:table-cell>
          <table:table-cell table:style-name="ce457" table:formula="of:=VLOOKUP([.D24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4];[$datos.$H$2:.$K$40];3;0)" office:value-type="string" office:string-value="12.1" calcext:value-type="string">
            <text:p>12.1</text:p>
          </table:table-cell>
          <table:table-cell table:style-name="ce457" table:formula="of:=VLOOKUP([.D24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TESTING / PRUEBAS / INTEGRA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4];[$datos.$W$2:.$Y$15];2;0)" office:value-type="float" office:value="0" calcext:value-type="float">
            <text:p>0</text:p>
          </table:table-cell>
          <table:table-cell table:style-name="ce457" table:formula="of:=VLOOKUP([.L24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</text:p>
          </table:table-cell>
          <table:table-cell table:style-name="ce455" table:content-validation-name="val24" office:value-type="string" calcext:value-type="string">
            <text:p>vmwlsi04</text:p>
          </table:table-cell>
          <table:table-cell table:style-name="ce37" table:content-validation-name="val26" office:value-type="string" calcext:value-type="string">
            <text:p>Oracle WebLogic Server 12.1.3</text:p>
          </table:table-cell>
          <table:table-cell table:style-name="ce457" table:formula="of:=VLOOKUP([.D25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5];[$datos.$H$2:.$K$40];3;0)" office:value-type="string" office:string-value="12.1" calcext:value-type="string">
            <text:p>12.1</text:p>
          </table:table-cell>
          <table:table-cell table:style-name="ce457" table:formula="of:=VLOOKUP([.D25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TESTING / PRUEBAS / INTEGRA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5];[$datos.$W$2:.$Y$15];2;0)" office:value-type="float" office:value="0" calcext:value-type="float">
            <text:p>0</text:p>
          </table:table-cell>
          <table:table-cell table:style-name="ce457" table:formula="of:=VLOOKUP([.L25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PRECAMPAÑA / 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</text:p>
          </table:table-cell>
          <table:table-cell table:style-name="ce455" table:content-validation-name="val24" office:value-type="string" calcext:value-type="string">
            <text:p>vmwlsp01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6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6];[$datos.$H$2:.$K$40];3;0)" office:value-type="string" office:string-value="10.3" calcext:value-type="string">
            <text:p>10.3</text:p>
          </table:table-cell>
          <table:table-cell table:style-name="ce457" table:formula="of:=VLOOKUP([.D26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6];[$datos.$W$2:.$Y$15];2;0)" office:value-type="float" office:value="0" calcext:value-type="float">
            <text:p>0</text:p>
          </table:table-cell>
          <table:table-cell table:style-name="ce457" table:formula="of:=VLOOKUP([.L26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ADSG / ECSI / FEDER / FITEMAWEB / GESLWS / GSSASERVICE / GTA / LAYEWEB / LIPE / MAPVIEWER / PIGAN / RPCWEB / SAFAC / SIGGAN / SOS / TOPWEB / TOPWS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</text:p>
          </table:table-cell>
          <table:table-cell table:style-name="ce455" table:content-validation-name="val24" office:value-type="string" calcext:value-type="string">
            <text:p>vmwlsp02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7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7];[$datos.$H$2:.$K$40];3;0)" office:value-type="string" office:string-value="10.3" calcext:value-type="string">
            <text:p>10.3</text:p>
          </table:table-cell>
          <table:table-cell table:style-name="ce457" table:formula="of:=VLOOKUP([.D27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7];[$datos.$W$2:.$Y$15];2;0)" office:value-type="float" office:value="0" calcext:value-type="float">
            <text:p>0</text:p>
          </table:table-cell>
          <table:table-cell table:style-name="ce457" table:formula="of:=VLOOKUP([.L27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AIRE / CCMWEB / CFQP / CFPQWS / CPS / CROFWEB / GRIA / GSPV / IDAPES / IDAWS / IPOP / IPOPWS / LIPE / PRECIOS / QUEST / <text:s/>ROAE / SCRTS / SIGPACWS / SISV / SIGSAFAC / SSA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</text:p>
          </table:table-cell>
          <table:table-cell table:style-name="ce455" table:content-validation-name="val24" office:value-type="string" calcext:value-type="string">
            <text:p>vmwlsp03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8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8];[$datos.$H$2:.$K$40];3;0)" office:value-type="string" office:string-value="10.3" calcext:value-type="string">
            <text:p>10.3</text:p>
          </table:table-cell>
          <table:table-cell table:style-name="ce457" table:formula="of:=VLOOKUP([.D28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8];[$datos.$W$2:.$Y$15];2;0)" office:value-type="float" office:value="0" calcext:value-type="float">
            <text:p>0</text:p>
          </table:table-cell>
          <table:table-cell table:style-name="ce457" table:formula="of:=VLOOKUP([.L28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PAC / PACCLIENT / GAAGRO / CMAP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</text:p>
          </table:table-cell>
          <table:table-cell table:style-name="ce455" table:content-validation-name="val24" office:value-type="string" calcext:value-type="string">
            <text:p>vmwlsp04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29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29];[$datos.$H$2:.$K$40];3;0)" office:value-type="string" office:string-value="10.3" calcext:value-type="string">
            <text:p>10.3</text:p>
          </table:table-cell>
          <table:table-cell table:style-name="ce457" table:formula="of:=VLOOKUP([.D29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29];[$datos.$W$2:.$Y$15];2;0)" office:value-type="float" office:value="0" calcext:value-type="float">
            <text:p>0</text:p>
          </table:table-cell>
          <table:table-cell table:style-name="ce457" table:formula="of:=VLOOKUP([.L29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PSU / CSU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</text:p>
          </table:table-cell>
          <table:table-cell table:style-name="ce455" table:content-validation-name="val24" office:value-type="string" calcext:value-type="string">
            <text:p>vmwlsp05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30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30];[$datos.$H$2:.$K$40];3;0)" office:value-type="string" office:string-value="10.3" calcext:value-type="string">
            <text:p>10.3</text:p>
          </table:table-cell>
          <table:table-cell table:style-name="ce457" table:formula="of:=VLOOKUP([.D30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0];[$datos.$W$2:.$Y$15];2;0)" office:value-type="float" office:value="0" calcext:value-type="float">
            <text:p>0</text:p>
          </table:table-cell>
          <table:table-cell table:style-name="ce457" table:formula="of:=VLOOKUP([.L30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PSU / CSU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6</text:p>
          </table:table-cell>
          <table:table-cell table:style-name="ce455" table:content-validation-name="val24" office:value-type="string" calcext:value-type="string">
            <text:p>vmwlsp06</text:p>
          </table:table-cell>
          <table:table-cell table:style-name="ce37" table:content-validation-name="val26" office:value-type="string" calcext:value-type="string">
            <text:p>Oracle WebLogic Server 10.3.6</text:p>
          </table:table-cell>
          <table:table-cell table:style-name="ce457" table:formula="of:=VLOOKUP([.D31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31];[$datos.$H$2:.$K$40];3;0)" office:value-type="string" office:string-value="10.3" calcext:value-type="string">
            <text:p>10.3</text:p>
          </table:table-cell>
          <table:table-cell table:style-name="ce457" table:formula="of:=VLOOKUP([.D31];[$datos.$H$2:.$K$40];4;0)" office:value-type="string" office:string-value="6.x" calcext:value-type="string">
            <text:p>6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1];[$datos.$W$2:.$Y$15];2;0)" office:value-type="float" office:value="0" calcext:value-type="float">
            <text:p>0</text:p>
          </table:table-cell>
          <table:table-cell table:style-name="ce457" table:formula="of:=VLOOKUP([.L31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PSU / CSU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7</text:p>
          </table:table-cell>
          <table:table-cell table:style-name="ce455" table:content-validation-name="val24" office:value-type="string" calcext:value-type="string">
            <text:p>vmwlsp07</text:p>
          </table:table-cell>
          <table:table-cell table:style-name="ce37" table:content-validation-name="val26" office:value-type="string" calcext:value-type="string">
            <text:p>Oracle WebLogic Server 12.1.3</text:p>
          </table:table-cell>
          <table:table-cell table:style-name="ce457" table:formula="of:=VLOOKUP([.D32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32];[$datos.$H$2:.$K$40];3;0)" office:value-type="string" office:string-value="12.1" calcext:value-type="string">
            <text:p>12.1</text:p>
          </table:table-cell>
          <table:table-cell table:style-name="ce457" table:formula="of:=VLOOKUP([.D32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2];[$datos.$W$2:.$Y$15];2;0)" office:value-type="float" office:value="0" calcext:value-type="float">
            <text:p>0</text:p>
          </table:table-cell>
          <table:table-cell table:style-name="ce457" table:formula="of:=VLOOKUP([.L32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N/A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style-name="ce1" table:number-columns-repeated="3"/>
          <table:table-cell table:number-columns-repeated="1000"/>
        </table:table-row>
        <table:table-row table:style-name="ro22">
          <table:table-cell/>
          <table:table-cell table:style-name="ce6" office:value-type="string" calcext:value-type="string">
            <text:p>WL_28</text:p>
          </table:table-cell>
          <table:table-cell table:style-name="ce455" table:content-validation-name="val24" office:value-type="string" calcext:value-type="string">
            <text:p>vmwlsp08</text:p>
          </table:table-cell>
          <table:table-cell table:style-name="ce37" table:content-validation-name="val26" office:value-type="string" calcext:value-type="string">
            <text:p>Oracle WebLogic Server 12.1.3</text:p>
          </table:table-cell>
          <table:table-cell table:style-name="ce457" table:formula="of:=VLOOKUP([.D33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33];[$datos.$H$2:.$K$40];3;0)" office:value-type="string" office:string-value="12.1" calcext:value-type="string">
            <text:p>12.1</text:p>
          </table:table-cell>
          <table:table-cell table:style-name="ce457" table:formula="of:=VLOOKUP([.D33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3];[$datos.$W$2:.$Y$15];2;0)" office:value-type="float" office:value="0" calcext:value-type="float">
            <text:p>0</text:p>
          </table:table-cell>
          <table:table-cell table:style-name="ce457" table:formula="of:=VLOOKUP([.L33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31" office:value-type="string" calcext:value-type="string">
            <text:p>N/A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9</text:p>
          </table:table-cell>
          <table:table-cell table:style-name="ce455" table:content-validation-name="val24" office:value-type="string" calcext:value-type="string">
            <text:p>vmintoas01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34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34];[$datos.$H$2:.$K$40];3;0)" office:value-type="string" office:string-value="10.1" calcext:value-type="string">
            <text:p>10.1</text:p>
          </table:table-cell>
          <table:table-cell table:style-name="ce457" table:formula="of:=VLOOKUP([.D34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TESTING / PRUEBAS / INTEGRA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4];[$datos.$W$2:.$Y$15];2;0)" office:value-type="float" office:value="0" calcext:value-type="float">
            <text:p>0</text:p>
          </table:table-cell>
          <table:table-cell table:style-name="ce457" table:formula="of:=VLOOKUP([.L34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N/A</text:p>
          </table:table-cell>
          <table:table-cell table:style-name="ce464" office:value-type="string" calcext:value-type="string">
            <text:p>NO APLIC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0</text:p>
          </table:table-cell>
          <table:table-cell table:style-name="ce455" table:content-validation-name="val24" office:value-type="string" calcext:value-type="string">
            <text:p>vmoas01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35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35];[$datos.$H$2:.$K$40];3;0)" office:value-type="string" office:string-value="10.1" calcext:value-type="string">
            <text:p>10.1</text:p>
          </table:table-cell>
          <table:table-cell table:style-name="ce457" table:formula="of:=VLOOKUP([.D35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5];[$datos.$W$2:.$Y$15];2;0)" office:value-type="float" office:value="0" calcext:value-type="float">
            <text:p>0</text:p>
          </table:table-cell>
          <table:table-cell table:style-name="ce457" table:formula="of:=VLOOKUP([.L35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MEDI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1</text:p>
          </table:table-cell>
          <table:table-cell table:style-name="ce455" table:content-validation-name="val24" office:value-type="string" calcext:value-type="string">
            <text:p>vmoas02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36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36];[$datos.$H$2:.$K$40];3;0)" office:value-type="string" office:string-value="10.1" calcext:value-type="string">
            <text:p>10.1</text:p>
          </table:table-cell>
          <table:table-cell table:style-name="ce457" table:formula="of:=VLOOKUP([.D36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6];[$datos.$W$2:.$Y$15];2;0)" office:value-type="float" office:value="0" calcext:value-type="float">
            <text:p>0</text:p>
          </table:table-cell>
          <table:table-cell table:style-name="ce457" table:formula="of:=VLOOKUP([.L36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MEDI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2</text:p>
          </table:table-cell>
          <table:table-cell table:style-name="ce455" table:content-validation-name="val24" office:value-type="string" calcext:value-type="string">
            <text:p>vmceroas01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37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37];[$datos.$H$2:.$K$40];3;0)" office:value-type="string" office:string-value="10.1" calcext:value-type="string">
            <text:p>10.1</text:p>
          </table:table-cell>
          <table:table-cell table:style-name="ce457" table:formula="of:=VLOOKUP([.D37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7];[$datos.$W$2:.$Y$15];2;0)" office:value-type="float" office:value="0" calcext:value-type="float">
            <text:p>0</text:p>
          </table:table-cell>
          <table:table-cell table:style-name="ce457" table:formula="of:=VLOOKUP([.L37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NO APLIC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3</text:p>
          </table:table-cell>
          <table:table-cell table:style-name="ce455" table:content-validation-name="val24" office:value-type="string" calcext:value-type="string">
            <text:p>vmceroas02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38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38];[$datos.$H$2:.$K$40];3;0)" office:value-type="string" office:string-value="10.1" calcext:value-type="string">
            <text:p>10.1</text:p>
          </table:table-cell>
          <table:table-cell table:style-name="ce457" table:formula="of:=VLOOKUP([.D38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E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8];[$datos.$W$2:.$Y$15];2;0)" office:value-type="float" office:value="0" calcext:value-type="float">
            <text:p>0</text:p>
          </table:table-cell>
          <table:table-cell table:style-name="ce457" table:formula="of:=VLOOKUP([.L38];[$datos.$W$2:.$Y$15];3;0)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12x5</text:p>
          </table:table-cell>
          <table:table-cell table:style-name="ce464" office:value-type="string" calcext:value-type="string">
            <text:p>NO APLICA</text:p>
          </table:table-cell>
          <table:table-cell table:style-name="ce465" office:value-type="string" calcext:value-type="string">
            <text:p>.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8" office:value-type="string" calcext:value-type="string">
            <text:p>WL_34</text:p>
          </table:table-cell>
          <table:table-cell table:style-name="ce455" table:content-validation-name="val24" office:value-type="string" calcext:value-type="string">
            <text:p>linux31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39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39];[$datos.$H$2:.$K$40];3;0)" office:value-type="string" office:string-value="10.1" calcext:value-type="string">
            <text:p>10.1</text:p>
          </table:table-cell>
          <table:table-cell table:style-name="ce457" table:formula="of:=VLOOKUP([.D39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39];[$datos.$W$2:.$Y$15];2;0)" office:value-type="float" office:value="0" calcext:value-type="float">
            <text:p>0</text:p>
          </table:table-cell>
          <table:table-cell table:style-name="ce457" table:formula="of:=VLOOKUP([.L39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MEDI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ANDALGHORT / MOLU / OLIVAR / OLIVAR02 / PAGOSFAGA / PING / SEGGESWS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8" office:value-type="string" calcext:value-type="string">
            <text:p>WL_35</text:p>
          </table:table-cell>
          <table:table-cell table:style-name="ce455" table:content-validation-name="val24" office:value-type="string" calcext:value-type="string">
            <text:p>linux32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40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40];[$datos.$H$2:.$K$40];3;0)" office:value-type="string" office:string-value="10.1" calcext:value-type="string">
            <text:p>10.1</text:p>
          </table:table-cell>
          <table:table-cell table:style-name="ce457" table:formula="of:=VLOOKUP([.D40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40];[$datos.$W$2:.$Y$15];2;0)" office:value-type="float" office:value="0" calcext:value-type="float">
            <text:p>0</text:p>
          </table:table-cell>
          <table:table-cell table:style-name="ce457" table:formula="of:=VLOOKUP([.L40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MEDI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ANDALGHORT / MOLU / OLIVAR / OLIVAR02 / PAGOSFAGA / PING / SEGGESWS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8" office:value-type="string" calcext:value-type="string">
            <text:p>WL_36</text:p>
          </table:table-cell>
          <table:table-cell table:style-name="ce455" table:content-validation-name="val24" office:value-type="string" calcext:value-type="string">
            <text:p>linux42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41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41];[$datos.$H$2:.$K$40];3;0)" office:value-type="string" office:string-value="10.1" calcext:value-type="string">
            <text:p>10.1</text:p>
          </table:table-cell>
          <table:table-cell table:style-name="ce457" table:formula="of:=VLOOKUP([.D41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41];[$datos.$W$2:.$Y$15];2;0)" office:value-type="float" office:value="0" calcext:value-type="float">
            <text:p>0</text:p>
          </table:table-cell>
          <table:table-cell table:style-name="ce457" table:formula="of:=VLOOKUP([.L41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8" office:value-type="string" calcext:value-type="string">
            <text:p>WL_37</text:p>
          </table:table-cell>
          <table:table-cell table:style-name="ce455" table:content-validation-name="val24" office:value-type="string" calcext:value-type="string">
            <text:p>linux43</text:p>
          </table:table-cell>
          <table:table-cell table:style-name="ce37" table:content-validation-name="val26" office:value-type="string" calcext:value-type="string">
            <text:p>Oracle Application Server 10.1.2.x</text:p>
          </table:table-cell>
          <table:table-cell table:style-name="ce457" table:formula="of:=VLOOKUP([.D42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42];[$datos.$H$2:.$K$40];3;0)" office:value-type="string" office:string-value="10.1" calcext:value-type="string">
            <text:p>10.1</text:p>
          </table:table-cell>
          <table:table-cell table:style-name="ce457" table:formula="of:=VLOOKUP([.D42];[$datos.$H$2:.$K$40];4;0)" office:value-type="string" office:string-value="2.x" calcext:value-type="string">
            <text:p>2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42];[$datos.$W$2:.$Y$15];2;0)" office:value-type="float" office:value="0" calcext:value-type="float">
            <text:p>0</text:p>
          </table:table-cell>
          <table:table-cell table:style-name="ce457" table:formula="of:=VLOOKUP([.L42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BAJ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CAMPAÑA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8</text:p>
          </table:table-cell>
          <table:table-cell table:style-name="ce455" table:content-validation-name="val24" office:value-type="string" calcext:value-type="string">
            <text:p>vmseges</text:p>
          </table:table-cell>
          <table:table-cell table:style-name="ce37" table:content-validation-name="val26" office:value-type="string" calcext:value-type="string">
            <text:p>Oracle Application Server  10.1.3.x</text:p>
          </table:table-cell>
          <table:table-cell table:style-name="ce457" table:formula="of:=VLOOKUP([.D43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43];[$datos.$H$2:.$K$40];3;0)" office:value-type="string" office:string-value="10.1" calcext:value-type="string">
            <text:p>10.1</text:p>
          </table:table-cell>
          <table:table-cell table:style-name="ce457" table:formula="of:=VLOOKUP([.D43];[$datos.$H$2:.$K$40];4;0)" office:value-type="string" office:string-value="3.x" calcext:value-type="string">
            <text:p>3.x</text:p>
          </table:table-cell>
          <table:table-cell table:style-name="ce47" table:content-validation-name="val27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28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style-name="ce457" table:formula="of:=VLOOKUP([.L43];[$datos.$W$2:.$Y$15];2;0)" office:value-type="float" office:value="0" calcext:value-type="float">
            <text:p>0</text:p>
          </table:table-cell>
          <table:table-cell table:style-name="ce457" table:formula="of:=VLOOKUP([.L43];[$datos.$W$2:.$Y$15];3;0)" office:value-type="float" office:value="0" calcext:value-type="float">
            <text:p>0</text:p>
          </table:table-cell>
          <table:table-cell table:style-name="ce464" table:content-validation-name="val30" office:value-type="string" calcext:value-type="string">
            <text:p>MEDIA</text:p>
          </table:table-cell>
          <table:table-cell table:style-name="ce464" table:content-validation-name="val31" office:value-type="string" calcext:value-type="string">
            <text:p>24x7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SEGGES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9</text:p>
          </table:table-cell>
          <table:table-cell table:style-name="ce455" table:content-validation-name="val12" office:value-type="string" calcext:value-type="string">
            <text:p>clivmwlsp01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44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44];[$datos.$H$2:.$K$40];3;0)" office:value-type="string" office:string-value="10.3" calcext:value-type="string">
            <text:p>10.3</text:p>
          </table:table-cell>
          <table:table-cell table:style-name="ce457" table:formula="of:=VLOOKUP([.D44];[$datos.$H$2:.$K$40];4;0)" office:value-type="string" office:string-value="6.x" calcext:value-type="string">
            <text:p>6.x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Oracle Forms and Reports 11R1 (11.1.1.7)</text:p>
          </table:table-cell>
          <table:table-cell table:style-name="ce457" table:formula="of:=VLOOKUP([.L44];[$datos.$W$2:.$Y$15];2;0)" office:value-type="string" office:string-value="11.1" calcext:value-type="string">
            <text:p>11.1</text:p>
          </table:table-cell>
          <table:table-cell table:style-name="ce457" table:formula="of:=VLOOKUP([.L44];[$datos.$W$2:.$Y$15];3;0)" office:value-type="string" office:string-value="1.7" calcext:value-type="string">
            <text:p>1.7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16" office:value-type="string" calcext:value-type="string">
            <text:p>24x7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GESL / SIRMA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0</text:p>
          </table:table-cell>
          <table:table-cell table:style-name="ce455" table:content-validation-name="val12" office:value-type="string" calcext:value-type="string">
            <text:p>clivmwlsc01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45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45];[$datos.$H$2:.$K$40];3;0)" office:value-type="string" office:string-value="10.3" calcext:value-type="string">
            <text:p>10.3</text:p>
          </table:table-cell>
          <table:table-cell table:style-name="ce457" table:formula="of:=VLOOKUP([.D45];[$datos.$H$2:.$K$40];4;0)" office:value-type="string" office:string-value="6.x" calcext:value-type="string">
            <text:p>6.x</text:p>
          </table:table-cell>
          <table:table-cell table:style-name="ce47" table:content-validation-name="val3" office:value-type="string" calcext:value-type="string">
            <text:p>TESTING / PRUEBAS / INTEGRACIÓN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Oracle Forms and Reports 11R1 (11.1.1.7)</text:p>
          </table:table-cell>
          <table:table-cell table:style-name="ce457" table:formula="of:=VLOOKUP([.L45];[$datos.$W$2:.$Y$15];2;0)" office:value-type="string" office:string-value="11.1" calcext:value-type="string">
            <text:p>11.1</text:p>
          </table:table-cell>
          <table:table-cell table:style-name="ce457" table:formula="of:=VLOOKUP([.L45];[$datos.$W$2:.$Y$15];3;0)" office:value-type="string" office:string-value="1.7" calcext:value-type="string">
            <text:p>1.7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16" office:value-type="string" calcext:value-type="string">
            <text:p>12x5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1</text:p>
          </table:table-cell>
          <table:table-cell table:style-name="ce455" table:content-validation-name="val12" office:value-type="string" calcext:value-type="string">
            <text:p>clivmwlsi01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46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46];[$datos.$H$2:.$K$40];3;0)" office:value-type="string" office:string-value="10.3" calcext:value-type="string">
            <text:p>10.3</text:p>
          </table:table-cell>
          <table:table-cell table:style-name="ce457" table:formula="of:=VLOOKUP([.D46];[$datos.$H$2:.$K$40];4;0)" office:value-type="string" office:string-value="6.x" calcext:value-type="string">
            <text:p>6.x</text:p>
          </table:table-cell>
          <table:table-cell table:style-name="ce47" table:content-validation-name="val3" office:value-type="string" calcext:value-type="string">
            <text:p>DESARROLLO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Oracle Forms and Reports 11R1 (11.1.1.7)</text:p>
          </table:table-cell>
          <table:table-cell table:style-name="ce457" table:formula="of:=VLOOKUP([.L46];[$datos.$W$2:.$Y$15];2;0)" office:value-type="string" office:string-value="11.1" calcext:value-type="string">
            <text:p>11.1</text:p>
          </table:table-cell>
          <table:table-cell table:style-name="ce457" table:formula="of:=VLOOKUP([.L46];[$datos.$W$2:.$Y$15];3;0)" office:value-type="string" office:string-value="1.7" calcext:value-type="string">
            <text:p>1.7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16" office:value-type="string" calcext:value-type="string">
            <text:p>12x5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2</text:p>
          </table:table-cell>
          <table:table-cell table:style-name="ce49" table:content-validation-name="val12" office:value-type="string" calcext:value-type="string">
            <text:p>clivmoasg</text:p>
          </table:table-cell>
          <table:table-cell table:style-name="ce37" table:content-validation-name="val25" office:value-type="string" calcext:value-type="string">
            <text:p>Oracle Application Server 10.1.2.x</text:p>
          </table:table-cell>
          <table:table-cell table:style-name="ce457" table:formula="of:=VLOOKUP([.D47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47];[$datos.$H$2:.$K$40];3;0)" office:value-type="string" office:string-value="10.1" calcext:value-type="string">
            <text:p>10.1</text:p>
          </table:table-cell>
          <table:table-cell table:style-name="ce457" table:formula="of:=VLOOKUP([.D47];[$datos.$H$2:.$K$40];4;0)" office:value-type="string" office:string-value="2.x" calcext:value-type="string">
            <text:p>2.x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Oracle Forms and Reports 10.1.2</text:p>
          </table:table-cell>
          <table:table-cell table:style-name="ce457" table:formula="of:=VLOOKUP([.L47];[$datos.$W$2:.$Y$15];2;0)" office:value-type="string" office:string-value="10.1" calcext:value-type="string">
            <text:p>10.1</text:p>
          </table:table-cell>
          <table:table-cell table:style-name="ce457" table:formula="of:=VLOOKUP([.L47];[$datos.$W$2:.$Y$15];3;0)" office:value-type="string" office:string-value="2.x" calcext:value-type="string">
            <text:p>2.x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16" office:value-type="string" calcext:value-type="string">
            <text:p>24x7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SIGGAN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3</text:p>
          </table:table-cell>
          <table:table-cell table:style-name="ce49" table:content-validation-name="val12" office:value-type="string" calcext:value-type="string">
            <text:p>clivmoasp</text:p>
          </table:table-cell>
          <table:table-cell table:style-name="ce37" table:content-validation-name="val25" office:value-type="string" calcext:value-type="string">
            <text:p>Oracle Application Server 10.1.2.x</text:p>
          </table:table-cell>
          <table:table-cell table:style-name="ce457" table:formula="of:=VLOOKUP([.D48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48];[$datos.$H$2:.$K$40];3;0)" office:value-type="string" office:string-value="10.1" calcext:value-type="string">
            <text:p>10.1</text:p>
          </table:table-cell>
          <table:table-cell table:style-name="ce457" table:formula="of:=VLOOKUP([.D48];[$datos.$H$2:.$K$40];4;0)" office:value-type="string" office:string-value="2.x" calcext:value-type="string">
            <text:p>2.x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Oracle Forms and Reports 10.1.2</text:p>
          </table:table-cell>
          <table:table-cell table:style-name="ce457" table:formula="of:=VLOOKUP([.L48];[$datos.$W$2:.$Y$15];2;0)" office:value-type="string" office:string-value="10.1" calcext:value-type="string">
            <text:p>10.1</text:p>
          </table:table-cell>
          <table:table-cell table:style-name="ce457" table:formula="of:=VLOOKUP([.L48];[$datos.$W$2:.$Y$15];3;0)" office:value-type="string" office:string-value="2.x" calcext:value-type="string">
            <text:p>2.x</text:p>
          </table:table-cell>
          <table:table-cell table:style-name="ce464" table:content-validation-name="val23" office:value-type="string" calcext:value-type="string">
            <text:p>ALTA </text:p>
          </table:table-cell>
          <table:table-cell table:style-name="ce464" table:content-validation-name="val16" office:value-type="string" calcext:value-type="string">
            <text:p>24x7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MEXA / SUSEF / PATC / ALEGSIG / SLFP / GRIA / GICA / VITICOLA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4</text:p>
          </table:table-cell>
          <table:table-cell table:style-name="ce49" table:content-validation-name="val12" office:value-type="string" calcext:value-type="string">
            <text:p>clivmcertif</text:p>
          </table:table-cell>
          <table:table-cell table:style-name="ce37" table:content-validation-name="val25" office:value-type="string" calcext:value-type="string">
            <text:p>Oracle Application Server 10.1.2.x</text:p>
          </table:table-cell>
          <table:table-cell table:style-name="ce457" table:formula="of:=VLOOKUP([.D49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49];[$datos.$H$2:.$K$40];3;0)" office:value-type="string" office:string-value="10.1" calcext:value-type="string">
            <text:p>10.1</text:p>
          </table:table-cell>
          <table:table-cell table:style-name="ce457" table:formula="of:=VLOOKUP([.D49];[$datos.$H$2:.$K$40];4;0)" office:value-type="string" office:string-value="2.x" calcext:value-type="string">
            <text:p>2.x</text:p>
          </table:table-cell>
          <table:table-cell table:style-name="ce47" table:content-validation-name="val3" office:value-type="string" calcext:value-type="string">
            <text:p>TESTING / PRUEBAS / INTEGRACIÓN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Oracle Forms and Reports 10.1.2</text:p>
          </table:table-cell>
          <table:table-cell table:style-name="ce457" table:formula="of:=VLOOKUP([.L49];[$datos.$W$2:.$Y$15];2;0)" office:value-type="string" office:string-value="10.1" calcext:value-type="string">
            <text:p>10.1</text:p>
          </table:table-cell>
          <table:table-cell table:style-name="ce457" table:formula="of:=VLOOKUP([.L49];[$datos.$W$2:.$Y$15];3;0)" office:value-type="string" office:string-value="2.x" calcext:value-type="string">
            <text:p>2.x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16" office:value-type="string" calcext:value-type="string">
            <text:p>12x5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5</text:p>
          </table:table-cell>
          <table:table-cell table:style-name="ce49" table:content-validation-name="val12" office:value-type="string" calcext:value-type="string">
            <text:p>clivmdesa</text:p>
          </table:table-cell>
          <table:table-cell table:style-name="ce37" table:content-validation-name="val25" office:value-type="string" calcext:value-type="string">
            <text:p>Oracle Application Server 10.1.2.x</text:p>
          </table:table-cell>
          <table:table-cell table:style-name="ce457" table:formula="of:=VLOOKUP([.D50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50];[$datos.$H$2:.$K$40];3;0)" office:value-type="string" office:string-value="10.1" calcext:value-type="string">
            <text:p>10.1</text:p>
          </table:table-cell>
          <table:table-cell table:style-name="ce457" table:formula="of:=VLOOKUP([.D50];[$datos.$H$2:.$K$40];4;0)" office:value-type="string" office:string-value="2.x" calcext:value-type="string">
            <text:p>2.x</text:p>
          </table:table-cell>
          <table:table-cell table:style-name="ce47" table:content-validation-name="val3" office:value-type="string" calcext:value-type="string">
            <text:p>DESARROLLO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Oracle Forms and Reports 10.1.2</text:p>
          </table:table-cell>
          <table:table-cell table:style-name="ce457" table:formula="of:=VLOOKUP([.L50];[$datos.$W$2:.$Y$15];2;0)" office:value-type="string" office:string-value="10.1" calcext:value-type="string">
            <text:p>10.1</text:p>
          </table:table-cell>
          <table:table-cell table:style-name="ce457" table:formula="of:=VLOOKUP([.L50];[$datos.$W$2:.$Y$15];3;0)" office:value-type="string" office:string-value="2.x" calcext:value-type="string">
            <text:p>2.x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16" office:value-type="string" calcext:value-type="string">
            <text:p>12x5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-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6</text:p>
          </table:table-cell>
          <table:table-cell table:style-name="ce455" table:content-validation-name="val12" office:value-type="string" calcext:value-type="string">
            <text:p>vmcloud</text:p>
          </table:table-cell>
          <table:table-cell table:style-name="ce37" table:content-validation-name="val25" office:value-type="string" calcext:value-type="string">
            <text:p>Oracle WebLogic Server 10.3.6</text:p>
          </table:table-cell>
          <table:table-cell table:style-name="ce457" table:formula="of:=VLOOKUP([.D51];[$datos.$H$2:.$K$40];2;0)" office:value-type="string" office:string-value="Oracle WebLogic Server" calcext:value-type="string">
            <text:p>Oracle WebLogic Server</text:p>
          </table:table-cell>
          <table:table-cell table:style-name="ce457" table:formula="of:=VLOOKUP([.D51];[$datos.$H$2:.$K$40];3;0)" office:value-type="string" office:string-value="10.3" calcext:value-type="string">
            <text:p>10.3</text:p>
          </table:table-cell>
          <table:table-cell table:style-name="ce457" table:formula="of:=VLOOKUP([.D51];[$datos.$H$2:.$K$40];4;0)" office:value-type="string" office:string-value="6.x" calcext:value-type="string">
            <text:p>6.x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BAJA</text:p>
          </table:table-cell>
          <table:table-cell table:style-name="ce464" table:content-validation-name="val16" office:value-type="string" calcext:value-type="string">
            <text:p>8x5</text:p>
          </table:table-cell>
          <table:table-cell table:style-name="ce464" office:value-type="string" calcext:value-type="string">
            <text:p>TODO EL AÑO</text:p>
          </table:table-cell>
          <table:table-cell table:style-name="ce466" office:value-type="string" calcext:value-type="string">
            <text:p>Cloud Control 12c Release 4 (12.1.0.4)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7</text:p>
          </table:table-cell>
          <table:table-cell table:style-name="ce455" table:content-validation-name="val12" office:value-type="string" calcext:value-type="string">
            <text:p>vminfra</text:p>
          </table:table-cell>
          <table:table-cell table:style-name="ce37" table:content-validation-name="val25" office:value-type="string" calcext:value-type="string">
            <text:p>Oracle Application Server 10.1.2.x</text:p>
          </table:table-cell>
          <table:table-cell table:style-name="ce457" table:formula="of:=VLOOKUP([.D52];[$datos.$H$2:.$K$40];2;0)" office:value-type="string" office:string-value="Oracle Application Server " calcext:value-type="string">
            <text:p>Oracle Application Server </text:p>
          </table:table-cell>
          <table:table-cell table:style-name="ce457" table:formula="of:=VLOOKUP([.D52];[$datos.$H$2:.$K$40];3;0)" office:value-type="string" office:string-value="10.1" calcext:value-type="string">
            <text:p>10.1</text:p>
          </table:table-cell>
          <table:table-cell table:style-name="ce457" table:formula="of:=VLOOKUP([.D52];[$datos.$H$2:.$K$40];4;0)" office:value-type="string" office:string-value="2.x" calcext:value-type="string">
            <text:p>2.x</text:p>
          </table:table-cell>
          <table:table-cell table:style-name="ce47" table:content-validation-name="val3" office:value-type="string" calcext:value-type="string">
            <text:p>PRODUCCIÓN</text:p>
          </table:table-cell>
          <table:table-cell table:style-name="ce455" table:number-columns-repeated="2"/>
          <table:table-cell table:style-name="ce37" table:content-validation-name="val19" office:value-type="string" calcext:value-type="string">
            <text:p>Activo</text:p>
          </table:table-cell>
          <table:table-cell table:style-name="ce37" table:content-validation-name="val29" office:value-type="string" calcext:value-type="string">
            <text:p>NO INSTALADO</text:p>
          </table:table-cell>
          <table:table-cell table:number-columns-repeated="2" table:style-name="ce457" office:value-type="float" office:value="0" calcext:value-type="float">
            <text:p>0</text:p>
          </table:table-cell>
          <table:table-cell table:style-name="ce464" table:content-validation-name="val23" office:value-type="string" calcext:value-type="string">
            <text:p>MEDIA</text:p>
          </table:table-cell>
          <table:table-cell table:style-name="ce464" table:content-validation-name="val16" office:value-type="string" calcext:value-type="string">
            <text:p>24x7</text:p>
          </table:table-cell>
          <table:table-cell table:style-name="ce464" office:value-type="string" calcext:value-type="string">
            <text:p>TODO EL AÑO</text:p>
          </table:table-cell>
          <table:table-cell table:style-name="ce465" office:value-type="string" calcext:value-type="string">
            <text:p>Infraestructura de OAS</text:p>
          </table:table-cell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53];[$datos.$H$2:.$K$40];2;0)" office:value-type="string" office:string-value="" calcext:value-type="error">
            <text:p>#N/D</text:p>
          </table:table-cell>
          <table:table-cell table:style-name="ce457" table:formula="of:=VLOOKUP([.D53];[$datos.$H$2:.$K$40];3;0)" office:value-type="string" office:string-value="" calcext:value-type="error">
            <text:p>#N/D</text:p>
          </table:table-cell>
          <table:table-cell table:style-name="ce457" table:formula="of:=VLOOKUP([.D5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53];[$datos.$W$2:.$Y$15];2;0)" office:value-type="string" office:string-value="" calcext:value-type="error">
            <text:p>#N/D</text:p>
          </table:table-cell>
          <table:table-cell table:style-name="ce457" table:formula="of:=VLOOKUP([.L5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54];[$datos.$H$2:.$K$40];2;0)" office:value-type="string" office:string-value="" calcext:value-type="error">
            <text:p>#N/D</text:p>
          </table:table-cell>
          <table:table-cell table:style-name="ce457" table:formula="of:=VLOOKUP([.D54];[$datos.$H$2:.$K$40];3;0)" office:value-type="string" office:string-value="" calcext:value-type="error">
            <text:p>#N/D</text:p>
          </table:table-cell>
          <table:table-cell table:style-name="ce457" table:formula="of:=VLOOKUP([.D5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54];[$datos.$W$2:.$Y$15];2;0)" office:value-type="string" office:string-value="" calcext:value-type="error">
            <text:p>#N/D</text:p>
          </table:table-cell>
          <table:table-cell table:style-name="ce457" table:formula="of:=VLOOKUP([.L5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55];[$datos.$H$2:.$K$40];2;0)" office:value-type="string" office:string-value="" calcext:value-type="error">
            <text:p>#N/D</text:p>
          </table:table-cell>
          <table:table-cell table:style-name="ce457" table:formula="of:=VLOOKUP([.D55];[$datos.$H$2:.$K$40];3;0)" office:value-type="string" office:string-value="" calcext:value-type="error">
            <text:p>#N/D</text:p>
          </table:table-cell>
          <table:table-cell table:style-name="ce457" table:formula="of:=VLOOKUP([.D5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55];[$datos.$W$2:.$Y$15];2;0)" office:value-type="string" office:string-value="" calcext:value-type="error">
            <text:p>#N/D</text:p>
          </table:table-cell>
          <table:table-cell table:style-name="ce457" table:formula="of:=VLOOKUP([.L5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56];[$datos.$H$2:.$K$40];2;0)" office:value-type="string" office:string-value="" calcext:value-type="error">
            <text:p>#N/D</text:p>
          </table:table-cell>
          <table:table-cell table:style-name="ce457" table:formula="of:=VLOOKUP([.D56];[$datos.$H$2:.$K$40];3;0)" office:value-type="string" office:string-value="" calcext:value-type="error">
            <text:p>#N/D</text:p>
          </table:table-cell>
          <table:table-cell table:style-name="ce457" table:formula="of:=VLOOKUP([.D5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56];[$datos.$W$2:.$Y$15];2;0)" office:value-type="string" office:string-value="" calcext:value-type="error">
            <text:p>#N/D</text:p>
          </table:table-cell>
          <table:table-cell table:style-name="ce457" table:formula="of:=VLOOKUP([.L5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57];[$datos.$H$2:.$K$40];2;0)" office:value-type="string" office:string-value="" calcext:value-type="error">
            <text:p>#N/D</text:p>
          </table:table-cell>
          <table:table-cell table:style-name="ce457" table:formula="of:=VLOOKUP([.D57];[$datos.$H$2:.$K$40];3;0)" office:value-type="string" office:string-value="" calcext:value-type="error">
            <text:p>#N/D</text:p>
          </table:table-cell>
          <table:table-cell table:style-name="ce457" table:formula="of:=VLOOKUP([.D5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57];[$datos.$W$2:.$Y$15];2;0)" office:value-type="string" office:string-value="" calcext:value-type="error">
            <text:p>#N/D</text:p>
          </table:table-cell>
          <table:table-cell table:style-name="ce457" table:formula="of:=VLOOKUP([.L5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58];[$datos.$H$2:.$K$40];2;0)" office:value-type="string" office:string-value="" calcext:value-type="error">
            <text:p>#N/D</text:p>
          </table:table-cell>
          <table:table-cell table:style-name="ce457" table:formula="of:=VLOOKUP([.D58];[$datos.$H$2:.$K$40];3;0)" office:value-type="string" office:string-value="" calcext:value-type="error">
            <text:p>#N/D</text:p>
          </table:table-cell>
          <table:table-cell table:style-name="ce457" table:formula="of:=VLOOKUP([.D5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58];[$datos.$W$2:.$Y$15];2;0)" office:value-type="string" office:string-value="" calcext:value-type="error">
            <text:p>#N/D</text:p>
          </table:table-cell>
          <table:table-cell table:style-name="ce457" table:formula="of:=VLOOKUP([.L5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59];[$datos.$H$2:.$K$40];2;0)" office:value-type="string" office:string-value="" calcext:value-type="error">
            <text:p>#N/D</text:p>
          </table:table-cell>
          <table:table-cell table:style-name="ce457" table:formula="of:=VLOOKUP([.D59];[$datos.$H$2:.$K$40];3;0)" office:value-type="string" office:string-value="" calcext:value-type="error">
            <text:p>#N/D</text:p>
          </table:table-cell>
          <table:table-cell table:style-name="ce457" table:formula="of:=VLOOKUP([.D5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59];[$datos.$W$2:.$Y$15];2;0)" office:value-type="string" office:string-value="" calcext:value-type="error">
            <text:p>#N/D</text:p>
          </table:table-cell>
          <table:table-cell table:style-name="ce457" table:formula="of:=VLOOKUP([.L5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0];[$datos.$H$2:.$K$40];2;0)" office:value-type="string" office:string-value="" calcext:value-type="error">
            <text:p>#N/D</text:p>
          </table:table-cell>
          <table:table-cell table:style-name="ce457" table:formula="of:=VLOOKUP([.D60];[$datos.$H$2:.$K$40];3;0)" office:value-type="string" office:string-value="" calcext:value-type="error">
            <text:p>#N/D</text:p>
          </table:table-cell>
          <table:table-cell table:style-name="ce457" table:formula="of:=VLOOKUP([.D6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0];[$datos.$W$2:.$Y$15];2;0)" office:value-type="string" office:string-value="" calcext:value-type="error">
            <text:p>#N/D</text:p>
          </table:table-cell>
          <table:table-cell table:style-name="ce457" table:formula="of:=VLOOKUP([.L6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1];[$datos.$H$2:.$K$40];2;0)" office:value-type="string" office:string-value="" calcext:value-type="error">
            <text:p>#N/D</text:p>
          </table:table-cell>
          <table:table-cell table:style-name="ce457" table:formula="of:=VLOOKUP([.D61];[$datos.$H$2:.$K$40];3;0)" office:value-type="string" office:string-value="" calcext:value-type="error">
            <text:p>#N/D</text:p>
          </table:table-cell>
          <table:table-cell table:style-name="ce457" table:formula="of:=VLOOKUP([.D6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1];[$datos.$W$2:.$Y$15];2;0)" office:value-type="string" office:string-value="" calcext:value-type="error">
            <text:p>#N/D</text:p>
          </table:table-cell>
          <table:table-cell table:style-name="ce457" table:formula="of:=VLOOKUP([.L6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2];[$datos.$H$2:.$K$40];2;0)" office:value-type="string" office:string-value="" calcext:value-type="error">
            <text:p>#N/D</text:p>
          </table:table-cell>
          <table:table-cell table:style-name="ce457" table:formula="of:=VLOOKUP([.D62];[$datos.$H$2:.$K$40];3;0)" office:value-type="string" office:string-value="" calcext:value-type="error">
            <text:p>#N/D</text:p>
          </table:table-cell>
          <table:table-cell table:style-name="ce457" table:formula="of:=VLOOKUP([.D6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2];[$datos.$W$2:.$Y$15];2;0)" office:value-type="string" office:string-value="" calcext:value-type="error">
            <text:p>#N/D</text:p>
          </table:table-cell>
          <table:table-cell table:style-name="ce457" table:formula="of:=VLOOKUP([.L6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3];[$datos.$H$2:.$K$40];2;0)" office:value-type="string" office:string-value="" calcext:value-type="error">
            <text:p>#N/D</text:p>
          </table:table-cell>
          <table:table-cell table:style-name="ce457" table:formula="of:=VLOOKUP([.D63];[$datos.$H$2:.$K$40];3;0)" office:value-type="string" office:string-value="" calcext:value-type="error">
            <text:p>#N/D</text:p>
          </table:table-cell>
          <table:table-cell table:style-name="ce457" table:formula="of:=VLOOKUP([.D6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3];[$datos.$W$2:.$Y$15];2;0)" office:value-type="string" office:string-value="" calcext:value-type="error">
            <text:p>#N/D</text:p>
          </table:table-cell>
          <table:table-cell table:style-name="ce457" table:formula="of:=VLOOKUP([.L6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5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4];[$datos.$H$2:.$K$40];2;0)" office:value-type="string" office:string-value="" calcext:value-type="error">
            <text:p>#N/D</text:p>
          </table:table-cell>
          <table:table-cell table:style-name="ce457" table:formula="of:=VLOOKUP([.D64];[$datos.$H$2:.$K$40];3;0)" office:value-type="string" office:string-value="" calcext:value-type="error">
            <text:p>#N/D</text:p>
          </table:table-cell>
          <table:table-cell table:style-name="ce457" table:formula="of:=VLOOKUP([.D6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4];[$datos.$W$2:.$Y$15];2;0)" office:value-type="string" office:string-value="" calcext:value-type="error">
            <text:p>#N/D</text:p>
          </table:table-cell>
          <table:table-cell table:style-name="ce457" table:formula="of:=VLOOKUP([.L6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5];[$datos.$H$2:.$K$40];2;0)" office:value-type="string" office:string-value="" calcext:value-type="error">
            <text:p>#N/D</text:p>
          </table:table-cell>
          <table:table-cell table:style-name="ce457" table:formula="of:=VLOOKUP([.D65];[$datos.$H$2:.$K$40];3;0)" office:value-type="string" office:string-value="" calcext:value-type="error">
            <text:p>#N/D</text:p>
          </table:table-cell>
          <table:table-cell table:style-name="ce457" table:formula="of:=VLOOKUP([.D6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5];[$datos.$W$2:.$Y$15];2;0)" office:value-type="string" office:string-value="" calcext:value-type="error">
            <text:p>#N/D</text:p>
          </table:table-cell>
          <table:table-cell table:style-name="ce457" table:formula="of:=VLOOKUP([.L6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6];[$datos.$H$2:.$K$40];2;0)" office:value-type="string" office:string-value="" calcext:value-type="error">
            <text:p>#N/D</text:p>
          </table:table-cell>
          <table:table-cell table:style-name="ce457" table:formula="of:=VLOOKUP([.D66];[$datos.$H$2:.$K$40];3;0)" office:value-type="string" office:string-value="" calcext:value-type="error">
            <text:p>#N/D</text:p>
          </table:table-cell>
          <table:table-cell table:style-name="ce457" table:formula="of:=VLOOKUP([.D6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6];[$datos.$W$2:.$Y$15];2;0)" office:value-type="string" office:string-value="" calcext:value-type="error">
            <text:p>#N/D</text:p>
          </table:table-cell>
          <table:table-cell table:style-name="ce457" table:formula="of:=VLOOKUP([.L6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7];[$datos.$H$2:.$K$40];2;0)" office:value-type="string" office:string-value="" calcext:value-type="error">
            <text:p>#N/D</text:p>
          </table:table-cell>
          <table:table-cell table:style-name="ce457" table:formula="of:=VLOOKUP([.D67];[$datos.$H$2:.$K$40];3;0)" office:value-type="string" office:string-value="" calcext:value-type="error">
            <text:p>#N/D</text:p>
          </table:table-cell>
          <table:table-cell table:style-name="ce457" table:formula="of:=VLOOKUP([.D6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7];[$datos.$W$2:.$Y$15];2;0)" office:value-type="string" office:string-value="" calcext:value-type="error">
            <text:p>#N/D</text:p>
          </table:table-cell>
          <table:table-cell table:style-name="ce457" table:formula="of:=VLOOKUP([.L6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8];[$datos.$H$2:.$K$40];2;0)" office:value-type="string" office:string-value="" calcext:value-type="error">
            <text:p>#N/D</text:p>
          </table:table-cell>
          <table:table-cell table:style-name="ce457" table:formula="of:=VLOOKUP([.D68];[$datos.$H$2:.$K$40];3;0)" office:value-type="string" office:string-value="" calcext:value-type="error">
            <text:p>#N/D</text:p>
          </table:table-cell>
          <table:table-cell table:style-name="ce457" table:formula="of:=VLOOKUP([.D6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8];[$datos.$W$2:.$Y$15];2;0)" office:value-type="string" office:string-value="" calcext:value-type="error">
            <text:p>#N/D</text:p>
          </table:table-cell>
          <table:table-cell table:style-name="ce457" table:formula="of:=VLOOKUP([.L6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69];[$datos.$H$2:.$K$40];2;0)" office:value-type="string" office:string-value="" calcext:value-type="error">
            <text:p>#N/D</text:p>
          </table:table-cell>
          <table:table-cell table:style-name="ce457" table:formula="of:=VLOOKUP([.D69];[$datos.$H$2:.$K$40];3;0)" office:value-type="string" office:string-value="" calcext:value-type="error">
            <text:p>#N/D</text:p>
          </table:table-cell>
          <table:table-cell table:style-name="ce457" table:formula="of:=VLOOKUP([.D6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69];[$datos.$W$2:.$Y$15];2;0)" office:value-type="string" office:string-value="" calcext:value-type="error">
            <text:p>#N/D</text:p>
          </table:table-cell>
          <table:table-cell table:style-name="ce457" table:formula="of:=VLOOKUP([.L6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0];[$datos.$H$2:.$K$40];2;0)" office:value-type="string" office:string-value="" calcext:value-type="error">
            <text:p>#N/D</text:p>
          </table:table-cell>
          <table:table-cell table:style-name="ce457" table:formula="of:=VLOOKUP([.D70];[$datos.$H$2:.$K$40];3;0)" office:value-type="string" office:string-value="" calcext:value-type="error">
            <text:p>#N/D</text:p>
          </table:table-cell>
          <table:table-cell table:style-name="ce457" table:formula="of:=VLOOKUP([.D7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0];[$datos.$W$2:.$Y$15];2;0)" office:value-type="string" office:string-value="" calcext:value-type="error">
            <text:p>#N/D</text:p>
          </table:table-cell>
          <table:table-cell table:style-name="ce457" table:formula="of:=VLOOKUP([.L7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1];[$datos.$H$2:.$K$40];2;0)" office:value-type="string" office:string-value="" calcext:value-type="error">
            <text:p>#N/D</text:p>
          </table:table-cell>
          <table:table-cell table:style-name="ce457" table:formula="of:=VLOOKUP([.D71];[$datos.$H$2:.$K$40];3;0)" office:value-type="string" office:string-value="" calcext:value-type="error">
            <text:p>#N/D</text:p>
          </table:table-cell>
          <table:table-cell table:style-name="ce457" table:formula="of:=VLOOKUP([.D7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1];[$datos.$W$2:.$Y$15];2;0)" office:value-type="string" office:string-value="" calcext:value-type="error">
            <text:p>#N/D</text:p>
          </table:table-cell>
          <table:table-cell table:style-name="ce457" table:formula="of:=VLOOKUP([.L7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2];[$datos.$H$2:.$K$40];2;0)" office:value-type="string" office:string-value="" calcext:value-type="error">
            <text:p>#N/D</text:p>
          </table:table-cell>
          <table:table-cell table:style-name="ce457" table:formula="of:=VLOOKUP([.D72];[$datos.$H$2:.$K$40];3;0)" office:value-type="string" office:string-value="" calcext:value-type="error">
            <text:p>#N/D</text:p>
          </table:table-cell>
          <table:table-cell table:style-name="ce457" table:formula="of:=VLOOKUP([.D7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2];[$datos.$W$2:.$Y$15];2;0)" office:value-type="string" office:string-value="" calcext:value-type="error">
            <text:p>#N/D</text:p>
          </table:table-cell>
          <table:table-cell table:style-name="ce457" table:formula="of:=VLOOKUP([.L7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3];[$datos.$H$2:.$K$40];2;0)" office:value-type="string" office:string-value="" calcext:value-type="error">
            <text:p>#N/D</text:p>
          </table:table-cell>
          <table:table-cell table:style-name="ce457" table:formula="of:=VLOOKUP([.D73];[$datos.$H$2:.$K$40];3;0)" office:value-type="string" office:string-value="" calcext:value-type="error">
            <text:p>#N/D</text:p>
          </table:table-cell>
          <table:table-cell table:style-name="ce457" table:formula="of:=VLOOKUP([.D7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3];[$datos.$W$2:.$Y$15];2;0)" office:value-type="string" office:string-value="" calcext:value-type="error">
            <text:p>#N/D</text:p>
          </table:table-cell>
          <table:table-cell table:style-name="ce457" table:formula="of:=VLOOKUP([.L7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6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4];[$datos.$H$2:.$K$40];2;0)" office:value-type="string" office:string-value="" calcext:value-type="error">
            <text:p>#N/D</text:p>
          </table:table-cell>
          <table:table-cell table:style-name="ce457" table:formula="of:=VLOOKUP([.D74];[$datos.$H$2:.$K$40];3;0)" office:value-type="string" office:string-value="" calcext:value-type="error">
            <text:p>#N/D</text:p>
          </table:table-cell>
          <table:table-cell table:style-name="ce457" table:formula="of:=VLOOKUP([.D7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4];[$datos.$W$2:.$Y$15];2;0)" office:value-type="string" office:string-value="" calcext:value-type="error">
            <text:p>#N/D</text:p>
          </table:table-cell>
          <table:table-cell table:style-name="ce457" table:formula="of:=VLOOKUP([.L7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5];[$datos.$H$2:.$K$40];2;0)" office:value-type="string" office:string-value="" calcext:value-type="error">
            <text:p>#N/D</text:p>
          </table:table-cell>
          <table:table-cell table:style-name="ce457" table:formula="of:=VLOOKUP([.D75];[$datos.$H$2:.$K$40];3;0)" office:value-type="string" office:string-value="" calcext:value-type="error">
            <text:p>#N/D</text:p>
          </table:table-cell>
          <table:table-cell table:style-name="ce457" table:formula="of:=VLOOKUP([.D7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5];[$datos.$W$2:.$Y$15];2;0)" office:value-type="string" office:string-value="" calcext:value-type="error">
            <text:p>#N/D</text:p>
          </table:table-cell>
          <table:table-cell table:style-name="ce457" table:formula="of:=VLOOKUP([.L7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6];[$datos.$H$2:.$K$40];2;0)" office:value-type="string" office:string-value="" calcext:value-type="error">
            <text:p>#N/D</text:p>
          </table:table-cell>
          <table:table-cell table:style-name="ce457" table:formula="of:=VLOOKUP([.D76];[$datos.$H$2:.$K$40];3;0)" office:value-type="string" office:string-value="" calcext:value-type="error">
            <text:p>#N/D</text:p>
          </table:table-cell>
          <table:table-cell table:style-name="ce457" table:formula="of:=VLOOKUP([.D7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6];[$datos.$W$2:.$Y$15];2;0)" office:value-type="string" office:string-value="" calcext:value-type="error">
            <text:p>#N/D</text:p>
          </table:table-cell>
          <table:table-cell table:style-name="ce457" table:formula="of:=VLOOKUP([.L7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7];[$datos.$H$2:.$K$40];2;0)" office:value-type="string" office:string-value="" calcext:value-type="error">
            <text:p>#N/D</text:p>
          </table:table-cell>
          <table:table-cell table:style-name="ce457" table:formula="of:=VLOOKUP([.D77];[$datos.$H$2:.$K$40];3;0)" office:value-type="string" office:string-value="" calcext:value-type="error">
            <text:p>#N/D</text:p>
          </table:table-cell>
          <table:table-cell table:style-name="ce457" table:formula="of:=VLOOKUP([.D7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7];[$datos.$W$2:.$Y$15];2;0)" office:value-type="string" office:string-value="" calcext:value-type="error">
            <text:p>#N/D</text:p>
          </table:table-cell>
          <table:table-cell table:style-name="ce457" table:formula="of:=VLOOKUP([.L7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8];[$datos.$H$2:.$K$40];2;0)" office:value-type="string" office:string-value="" calcext:value-type="error">
            <text:p>#N/D</text:p>
          </table:table-cell>
          <table:table-cell table:style-name="ce457" table:formula="of:=VLOOKUP([.D78];[$datos.$H$2:.$K$40];3;0)" office:value-type="string" office:string-value="" calcext:value-type="error">
            <text:p>#N/D</text:p>
          </table:table-cell>
          <table:table-cell table:style-name="ce457" table:formula="of:=VLOOKUP([.D7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8];[$datos.$W$2:.$Y$15];2;0)" office:value-type="string" office:string-value="" calcext:value-type="error">
            <text:p>#N/D</text:p>
          </table:table-cell>
          <table:table-cell table:style-name="ce457" table:formula="of:=VLOOKUP([.L7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79];[$datos.$H$2:.$K$40];2;0)" office:value-type="string" office:string-value="" calcext:value-type="error">
            <text:p>#N/D</text:p>
          </table:table-cell>
          <table:table-cell table:style-name="ce457" table:formula="of:=VLOOKUP([.D79];[$datos.$H$2:.$K$40];3;0)" office:value-type="string" office:string-value="" calcext:value-type="error">
            <text:p>#N/D</text:p>
          </table:table-cell>
          <table:table-cell table:style-name="ce457" table:formula="of:=VLOOKUP([.D7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79];[$datos.$W$2:.$Y$15];2;0)" office:value-type="string" office:string-value="" calcext:value-type="error">
            <text:p>#N/D</text:p>
          </table:table-cell>
          <table:table-cell table:style-name="ce457" table:formula="of:=VLOOKUP([.L7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0];[$datos.$H$2:.$K$40];2;0)" office:value-type="string" office:string-value="" calcext:value-type="error">
            <text:p>#N/D</text:p>
          </table:table-cell>
          <table:table-cell table:style-name="ce457" table:formula="of:=VLOOKUP([.D80];[$datos.$H$2:.$K$40];3;0)" office:value-type="string" office:string-value="" calcext:value-type="error">
            <text:p>#N/D</text:p>
          </table:table-cell>
          <table:table-cell table:style-name="ce457" table:formula="of:=VLOOKUP([.D8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0];[$datos.$W$2:.$Y$15];2;0)" office:value-type="string" office:string-value="" calcext:value-type="error">
            <text:p>#N/D</text:p>
          </table:table-cell>
          <table:table-cell table:style-name="ce457" table:formula="of:=VLOOKUP([.L8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1];[$datos.$H$2:.$K$40];2;0)" office:value-type="string" office:string-value="" calcext:value-type="error">
            <text:p>#N/D</text:p>
          </table:table-cell>
          <table:table-cell table:style-name="ce457" table:formula="of:=VLOOKUP([.D81];[$datos.$H$2:.$K$40];3;0)" office:value-type="string" office:string-value="" calcext:value-type="error">
            <text:p>#N/D</text:p>
          </table:table-cell>
          <table:table-cell table:style-name="ce457" table:formula="of:=VLOOKUP([.D8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1];[$datos.$W$2:.$Y$15];2;0)" office:value-type="string" office:string-value="" calcext:value-type="error">
            <text:p>#N/D</text:p>
          </table:table-cell>
          <table:table-cell table:style-name="ce457" table:formula="of:=VLOOKUP([.L8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2];[$datos.$H$2:.$K$40];2;0)" office:value-type="string" office:string-value="" calcext:value-type="error">
            <text:p>#N/D</text:p>
          </table:table-cell>
          <table:table-cell table:style-name="ce457" table:formula="of:=VLOOKUP([.D82];[$datos.$H$2:.$K$40];3;0)" office:value-type="string" office:string-value="" calcext:value-type="error">
            <text:p>#N/D</text:p>
          </table:table-cell>
          <table:table-cell table:style-name="ce457" table:formula="of:=VLOOKUP([.D8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2];[$datos.$W$2:.$Y$15];2;0)" office:value-type="string" office:string-value="" calcext:value-type="error">
            <text:p>#N/D</text:p>
          </table:table-cell>
          <table:table-cell table:style-name="ce457" table:formula="of:=VLOOKUP([.L8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3];[$datos.$H$2:.$K$40];2;0)" office:value-type="string" office:string-value="" calcext:value-type="error">
            <text:p>#N/D</text:p>
          </table:table-cell>
          <table:table-cell table:style-name="ce457" table:formula="of:=VLOOKUP([.D83];[$datos.$H$2:.$K$40];3;0)" office:value-type="string" office:string-value="" calcext:value-type="error">
            <text:p>#N/D</text:p>
          </table:table-cell>
          <table:table-cell table:style-name="ce457" table:formula="of:=VLOOKUP([.D8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3];[$datos.$W$2:.$Y$15];2;0)" office:value-type="string" office:string-value="" calcext:value-type="error">
            <text:p>#N/D</text:p>
          </table:table-cell>
          <table:table-cell table:style-name="ce457" table:formula="of:=VLOOKUP([.L8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7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4];[$datos.$H$2:.$K$40];2;0)" office:value-type="string" office:string-value="" calcext:value-type="error">
            <text:p>#N/D</text:p>
          </table:table-cell>
          <table:table-cell table:style-name="ce457" table:formula="of:=VLOOKUP([.D84];[$datos.$H$2:.$K$40];3;0)" office:value-type="string" office:string-value="" calcext:value-type="error">
            <text:p>#N/D</text:p>
          </table:table-cell>
          <table:table-cell table:style-name="ce457" table:formula="of:=VLOOKUP([.D8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4];[$datos.$W$2:.$Y$15];2;0)" office:value-type="string" office:string-value="" calcext:value-type="error">
            <text:p>#N/D</text:p>
          </table:table-cell>
          <table:table-cell table:style-name="ce457" table:formula="of:=VLOOKUP([.L8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5];[$datos.$H$2:.$K$40];2;0)" office:value-type="string" office:string-value="" calcext:value-type="error">
            <text:p>#N/D</text:p>
          </table:table-cell>
          <table:table-cell table:style-name="ce457" table:formula="of:=VLOOKUP([.D85];[$datos.$H$2:.$K$40];3;0)" office:value-type="string" office:string-value="" calcext:value-type="error">
            <text:p>#N/D</text:p>
          </table:table-cell>
          <table:table-cell table:style-name="ce457" table:formula="of:=VLOOKUP([.D8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5];[$datos.$W$2:.$Y$15];2;0)" office:value-type="string" office:string-value="" calcext:value-type="error">
            <text:p>#N/D</text:p>
          </table:table-cell>
          <table:table-cell table:style-name="ce457" table:formula="of:=VLOOKUP([.L8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6];[$datos.$H$2:.$K$40];2;0)" office:value-type="string" office:string-value="" calcext:value-type="error">
            <text:p>#N/D</text:p>
          </table:table-cell>
          <table:table-cell table:style-name="ce457" table:formula="of:=VLOOKUP([.D86];[$datos.$H$2:.$K$40];3;0)" office:value-type="string" office:string-value="" calcext:value-type="error">
            <text:p>#N/D</text:p>
          </table:table-cell>
          <table:table-cell table:style-name="ce457" table:formula="of:=VLOOKUP([.D8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6];[$datos.$W$2:.$Y$15];2;0)" office:value-type="string" office:string-value="" calcext:value-type="error">
            <text:p>#N/D</text:p>
          </table:table-cell>
          <table:table-cell table:style-name="ce457" table:formula="of:=VLOOKUP([.L8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7];[$datos.$H$2:.$K$40];2;0)" office:value-type="string" office:string-value="" calcext:value-type="error">
            <text:p>#N/D</text:p>
          </table:table-cell>
          <table:table-cell table:style-name="ce457" table:formula="of:=VLOOKUP([.D87];[$datos.$H$2:.$K$40];3;0)" office:value-type="string" office:string-value="" calcext:value-type="error">
            <text:p>#N/D</text:p>
          </table:table-cell>
          <table:table-cell table:style-name="ce457" table:formula="of:=VLOOKUP([.D8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7];[$datos.$W$2:.$Y$15];2;0)" office:value-type="string" office:string-value="" calcext:value-type="error">
            <text:p>#N/D</text:p>
          </table:table-cell>
          <table:table-cell table:style-name="ce457" table:formula="of:=VLOOKUP([.L8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8];[$datos.$H$2:.$K$40];2;0)" office:value-type="string" office:string-value="" calcext:value-type="error">
            <text:p>#N/D</text:p>
          </table:table-cell>
          <table:table-cell table:style-name="ce457" table:formula="of:=VLOOKUP([.D88];[$datos.$H$2:.$K$40];3;0)" office:value-type="string" office:string-value="" calcext:value-type="error">
            <text:p>#N/D</text:p>
          </table:table-cell>
          <table:table-cell table:style-name="ce457" table:formula="of:=VLOOKUP([.D8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8];[$datos.$W$2:.$Y$15];2;0)" office:value-type="string" office:string-value="" calcext:value-type="error">
            <text:p>#N/D</text:p>
          </table:table-cell>
          <table:table-cell table:style-name="ce457" table:formula="of:=VLOOKUP([.L8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89];[$datos.$H$2:.$K$40];2;0)" office:value-type="string" office:string-value="" calcext:value-type="error">
            <text:p>#N/D</text:p>
          </table:table-cell>
          <table:table-cell table:style-name="ce457" table:formula="of:=VLOOKUP([.D89];[$datos.$H$2:.$K$40];3;0)" office:value-type="string" office:string-value="" calcext:value-type="error">
            <text:p>#N/D</text:p>
          </table:table-cell>
          <table:table-cell table:style-name="ce457" table:formula="of:=VLOOKUP([.D8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89];[$datos.$W$2:.$Y$15];2;0)" office:value-type="string" office:string-value="" calcext:value-type="error">
            <text:p>#N/D</text:p>
          </table:table-cell>
          <table:table-cell table:style-name="ce457" table:formula="of:=VLOOKUP([.L8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0];[$datos.$H$2:.$K$40];2;0)" office:value-type="string" office:string-value="" calcext:value-type="error">
            <text:p>#N/D</text:p>
          </table:table-cell>
          <table:table-cell table:style-name="ce457" table:formula="of:=VLOOKUP([.D90];[$datos.$H$2:.$K$40];3;0)" office:value-type="string" office:string-value="" calcext:value-type="error">
            <text:p>#N/D</text:p>
          </table:table-cell>
          <table:table-cell table:style-name="ce457" table:formula="of:=VLOOKUP([.D9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0];[$datos.$W$2:.$Y$15];2;0)" office:value-type="string" office:string-value="" calcext:value-type="error">
            <text:p>#N/D</text:p>
          </table:table-cell>
          <table:table-cell table:style-name="ce457" table:formula="of:=VLOOKUP([.L9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1];[$datos.$H$2:.$K$40];2;0)" office:value-type="string" office:string-value="" calcext:value-type="error">
            <text:p>#N/D</text:p>
          </table:table-cell>
          <table:table-cell table:style-name="ce457" table:formula="of:=VLOOKUP([.D91];[$datos.$H$2:.$K$40];3;0)" office:value-type="string" office:string-value="" calcext:value-type="error">
            <text:p>#N/D</text:p>
          </table:table-cell>
          <table:table-cell table:style-name="ce457" table:formula="of:=VLOOKUP([.D9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1];[$datos.$W$2:.$Y$15];2;0)" office:value-type="string" office:string-value="" calcext:value-type="error">
            <text:p>#N/D</text:p>
          </table:table-cell>
          <table:table-cell table:style-name="ce457" table:formula="of:=VLOOKUP([.L9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2];[$datos.$H$2:.$K$40];2;0)" office:value-type="string" office:string-value="" calcext:value-type="error">
            <text:p>#N/D</text:p>
          </table:table-cell>
          <table:table-cell table:style-name="ce457" table:formula="of:=VLOOKUP([.D92];[$datos.$H$2:.$K$40];3;0)" office:value-type="string" office:string-value="" calcext:value-type="error">
            <text:p>#N/D</text:p>
          </table:table-cell>
          <table:table-cell table:style-name="ce457" table:formula="of:=VLOOKUP([.D9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2];[$datos.$W$2:.$Y$15];2;0)" office:value-type="string" office:string-value="" calcext:value-type="error">
            <text:p>#N/D</text:p>
          </table:table-cell>
          <table:table-cell table:style-name="ce457" table:formula="of:=VLOOKUP([.L9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3];[$datos.$H$2:.$K$40];2;0)" office:value-type="string" office:string-value="" calcext:value-type="error">
            <text:p>#N/D</text:p>
          </table:table-cell>
          <table:table-cell table:style-name="ce457" table:formula="of:=VLOOKUP([.D93];[$datos.$H$2:.$K$40];3;0)" office:value-type="string" office:string-value="" calcext:value-type="error">
            <text:p>#N/D</text:p>
          </table:table-cell>
          <table:table-cell table:style-name="ce457" table:formula="of:=VLOOKUP([.D9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3];[$datos.$W$2:.$Y$15];2;0)" office:value-type="string" office:string-value="" calcext:value-type="error">
            <text:p>#N/D</text:p>
          </table:table-cell>
          <table:table-cell table:style-name="ce457" table:formula="of:=VLOOKUP([.L9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8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4];[$datos.$H$2:.$K$40];2;0)" office:value-type="string" office:string-value="" calcext:value-type="error">
            <text:p>#N/D</text:p>
          </table:table-cell>
          <table:table-cell table:style-name="ce457" table:formula="of:=VLOOKUP([.D94];[$datos.$H$2:.$K$40];3;0)" office:value-type="string" office:string-value="" calcext:value-type="error">
            <text:p>#N/D</text:p>
          </table:table-cell>
          <table:table-cell table:style-name="ce457" table:formula="of:=VLOOKUP([.D9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4];[$datos.$W$2:.$Y$15];2;0)" office:value-type="string" office:string-value="" calcext:value-type="error">
            <text:p>#N/D</text:p>
          </table:table-cell>
          <table:table-cell table:style-name="ce457" table:formula="of:=VLOOKUP([.L9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5];[$datos.$H$2:.$K$40];2;0)" office:value-type="string" office:string-value="" calcext:value-type="error">
            <text:p>#N/D</text:p>
          </table:table-cell>
          <table:table-cell table:style-name="ce457" table:formula="of:=VLOOKUP([.D95];[$datos.$H$2:.$K$40];3;0)" office:value-type="string" office:string-value="" calcext:value-type="error">
            <text:p>#N/D</text:p>
          </table:table-cell>
          <table:table-cell table:style-name="ce457" table:formula="of:=VLOOKUP([.D9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5];[$datos.$W$2:.$Y$15];2;0)" office:value-type="string" office:string-value="" calcext:value-type="error">
            <text:p>#N/D</text:p>
          </table:table-cell>
          <table:table-cell table:style-name="ce457" table:formula="of:=VLOOKUP([.L9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6];[$datos.$H$2:.$K$40];2;0)" office:value-type="string" office:string-value="" calcext:value-type="error">
            <text:p>#N/D</text:p>
          </table:table-cell>
          <table:table-cell table:style-name="ce457" table:formula="of:=VLOOKUP([.D96];[$datos.$H$2:.$K$40];3;0)" office:value-type="string" office:string-value="" calcext:value-type="error">
            <text:p>#N/D</text:p>
          </table:table-cell>
          <table:table-cell table:style-name="ce457" table:formula="of:=VLOOKUP([.D9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6];[$datos.$W$2:.$Y$15];2;0)" office:value-type="string" office:string-value="" calcext:value-type="error">
            <text:p>#N/D</text:p>
          </table:table-cell>
          <table:table-cell table:style-name="ce457" table:formula="of:=VLOOKUP([.L9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7];[$datos.$H$2:.$K$40];2;0)" office:value-type="string" office:string-value="" calcext:value-type="error">
            <text:p>#N/D</text:p>
          </table:table-cell>
          <table:table-cell table:style-name="ce457" table:formula="of:=VLOOKUP([.D97];[$datos.$H$2:.$K$40];3;0)" office:value-type="string" office:string-value="" calcext:value-type="error">
            <text:p>#N/D</text:p>
          </table:table-cell>
          <table:table-cell table:style-name="ce457" table:formula="of:=VLOOKUP([.D9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7];[$datos.$W$2:.$Y$15];2;0)" office:value-type="string" office:string-value="" calcext:value-type="error">
            <text:p>#N/D</text:p>
          </table:table-cell>
          <table:table-cell table:style-name="ce457" table:formula="of:=VLOOKUP([.L9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8];[$datos.$H$2:.$K$40];2;0)" office:value-type="string" office:string-value="" calcext:value-type="error">
            <text:p>#N/D</text:p>
          </table:table-cell>
          <table:table-cell table:style-name="ce457" table:formula="of:=VLOOKUP([.D98];[$datos.$H$2:.$K$40];3;0)" office:value-type="string" office:string-value="" calcext:value-type="error">
            <text:p>#N/D</text:p>
          </table:table-cell>
          <table:table-cell table:style-name="ce457" table:formula="of:=VLOOKUP([.D9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8];[$datos.$W$2:.$Y$15];2;0)" office:value-type="string" office:string-value="" calcext:value-type="error">
            <text:p>#N/D</text:p>
          </table:table-cell>
          <table:table-cell table:style-name="ce457" table:formula="of:=VLOOKUP([.L9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99];[$datos.$H$2:.$K$40];2;0)" office:value-type="string" office:string-value="" calcext:value-type="error">
            <text:p>#N/D</text:p>
          </table:table-cell>
          <table:table-cell table:style-name="ce457" table:formula="of:=VLOOKUP([.D99];[$datos.$H$2:.$K$40];3;0)" office:value-type="string" office:string-value="" calcext:value-type="error">
            <text:p>#N/D</text:p>
          </table:table-cell>
          <table:table-cell table:style-name="ce457" table:formula="of:=VLOOKUP([.D9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99];[$datos.$W$2:.$Y$15];2;0)" office:value-type="string" office:string-value="" calcext:value-type="error">
            <text:p>#N/D</text:p>
          </table:table-cell>
          <table:table-cell table:style-name="ce457" table:formula="of:=VLOOKUP([.L9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0];[$datos.$H$2:.$K$40];2;0)" office:value-type="string" office:string-value="" calcext:value-type="error">
            <text:p>#N/D</text:p>
          </table:table-cell>
          <table:table-cell table:style-name="ce457" table:formula="of:=VLOOKUP([.D100];[$datos.$H$2:.$K$40];3;0)" office:value-type="string" office:string-value="" calcext:value-type="error">
            <text:p>#N/D</text:p>
          </table:table-cell>
          <table:table-cell table:style-name="ce457" table:formula="of:=VLOOKUP([.D10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0];[$datos.$W$2:.$Y$15];2;0)" office:value-type="string" office:string-value="" calcext:value-type="error">
            <text:p>#N/D</text:p>
          </table:table-cell>
          <table:table-cell table:style-name="ce457" table:formula="of:=VLOOKUP([.L10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1];[$datos.$H$2:.$K$40];2;0)" office:value-type="string" office:string-value="" calcext:value-type="error">
            <text:p>#N/D</text:p>
          </table:table-cell>
          <table:table-cell table:style-name="ce457" table:formula="of:=VLOOKUP([.D101];[$datos.$H$2:.$K$40];3;0)" office:value-type="string" office:string-value="" calcext:value-type="error">
            <text:p>#N/D</text:p>
          </table:table-cell>
          <table:table-cell table:style-name="ce457" table:formula="of:=VLOOKUP([.D10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1];[$datos.$W$2:.$Y$15];2;0)" office:value-type="string" office:string-value="" calcext:value-type="error">
            <text:p>#N/D</text:p>
          </table:table-cell>
          <table:table-cell table:style-name="ce457" table:formula="of:=VLOOKUP([.L10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2];[$datos.$H$2:.$K$40];2;0)" office:value-type="string" office:string-value="" calcext:value-type="error">
            <text:p>#N/D</text:p>
          </table:table-cell>
          <table:table-cell table:style-name="ce457" table:formula="of:=VLOOKUP([.D102];[$datos.$H$2:.$K$40];3;0)" office:value-type="string" office:string-value="" calcext:value-type="error">
            <text:p>#N/D</text:p>
          </table:table-cell>
          <table:table-cell table:style-name="ce457" table:formula="of:=VLOOKUP([.D10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2];[$datos.$W$2:.$Y$15];2;0)" office:value-type="string" office:string-value="" calcext:value-type="error">
            <text:p>#N/D</text:p>
          </table:table-cell>
          <table:table-cell table:style-name="ce457" table:formula="of:=VLOOKUP([.L10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3];[$datos.$H$2:.$K$40];2;0)" office:value-type="string" office:string-value="" calcext:value-type="error">
            <text:p>#N/D</text:p>
          </table:table-cell>
          <table:table-cell table:style-name="ce457" table:formula="of:=VLOOKUP([.D103];[$datos.$H$2:.$K$40];3;0)" office:value-type="string" office:string-value="" calcext:value-type="error">
            <text:p>#N/D</text:p>
          </table:table-cell>
          <table:table-cell table:style-name="ce457" table:formula="of:=VLOOKUP([.D10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3];[$datos.$W$2:.$Y$15];2;0)" office:value-type="string" office:string-value="" calcext:value-type="error">
            <text:p>#N/D</text:p>
          </table:table-cell>
          <table:table-cell table:style-name="ce457" table:formula="of:=VLOOKUP([.L10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9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4];[$datos.$H$2:.$K$40];2;0)" office:value-type="string" office:string-value="" calcext:value-type="error">
            <text:p>#N/D</text:p>
          </table:table-cell>
          <table:table-cell table:style-name="ce457" table:formula="of:=VLOOKUP([.D104];[$datos.$H$2:.$K$40];3;0)" office:value-type="string" office:string-value="" calcext:value-type="error">
            <text:p>#N/D</text:p>
          </table:table-cell>
          <table:table-cell table:style-name="ce457" table:formula="of:=VLOOKUP([.D10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4];[$datos.$W$2:.$Y$15];2;0)" office:value-type="string" office:string-value="" calcext:value-type="error">
            <text:p>#N/D</text:p>
          </table:table-cell>
          <table:table-cell table:style-name="ce457" table:formula="of:=VLOOKUP([.L10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5];[$datos.$H$2:.$K$40];2;0)" office:value-type="string" office:string-value="" calcext:value-type="error">
            <text:p>#N/D</text:p>
          </table:table-cell>
          <table:table-cell table:style-name="ce457" table:formula="of:=VLOOKUP([.D105];[$datos.$H$2:.$K$40];3;0)" office:value-type="string" office:string-value="" calcext:value-type="error">
            <text:p>#N/D</text:p>
          </table:table-cell>
          <table:table-cell table:style-name="ce457" table:formula="of:=VLOOKUP([.D10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5];[$datos.$W$2:.$Y$15];2;0)" office:value-type="string" office:string-value="" calcext:value-type="error">
            <text:p>#N/D</text:p>
          </table:table-cell>
          <table:table-cell table:style-name="ce457" table:formula="of:=VLOOKUP([.L10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6];[$datos.$H$2:.$K$40];2;0)" office:value-type="string" office:string-value="" calcext:value-type="error">
            <text:p>#N/D</text:p>
          </table:table-cell>
          <table:table-cell table:style-name="ce457" table:formula="of:=VLOOKUP([.D106];[$datos.$H$2:.$K$40];3;0)" office:value-type="string" office:string-value="" calcext:value-type="error">
            <text:p>#N/D</text:p>
          </table:table-cell>
          <table:table-cell table:style-name="ce457" table:formula="of:=VLOOKUP([.D10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6];[$datos.$W$2:.$Y$15];2;0)" office:value-type="string" office:string-value="" calcext:value-type="error">
            <text:p>#N/D</text:p>
          </table:table-cell>
          <table:table-cell table:style-name="ce457" table:formula="of:=VLOOKUP([.L10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7];[$datos.$H$2:.$K$40];2;0)" office:value-type="string" office:string-value="" calcext:value-type="error">
            <text:p>#N/D</text:p>
          </table:table-cell>
          <table:table-cell table:style-name="ce457" table:formula="of:=VLOOKUP([.D107];[$datos.$H$2:.$K$40];3;0)" office:value-type="string" office:string-value="" calcext:value-type="error">
            <text:p>#N/D</text:p>
          </table:table-cell>
          <table:table-cell table:style-name="ce457" table:formula="of:=VLOOKUP([.D10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7];[$datos.$W$2:.$Y$15];2;0)" office:value-type="string" office:string-value="" calcext:value-type="error">
            <text:p>#N/D</text:p>
          </table:table-cell>
          <table:table-cell table:style-name="ce457" table:formula="of:=VLOOKUP([.L10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8];[$datos.$H$2:.$K$40];2;0)" office:value-type="string" office:string-value="" calcext:value-type="error">
            <text:p>#N/D</text:p>
          </table:table-cell>
          <table:table-cell table:style-name="ce457" table:formula="of:=VLOOKUP([.D108];[$datos.$H$2:.$K$40];3;0)" office:value-type="string" office:string-value="" calcext:value-type="error">
            <text:p>#N/D</text:p>
          </table:table-cell>
          <table:table-cell table:style-name="ce457" table:formula="of:=VLOOKUP([.D10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8];[$datos.$W$2:.$Y$15];2;0)" office:value-type="string" office:string-value="" calcext:value-type="error">
            <text:p>#N/D</text:p>
          </table:table-cell>
          <table:table-cell table:style-name="ce457" table:formula="of:=VLOOKUP([.L10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09];[$datos.$H$2:.$K$40];2;0)" office:value-type="string" office:string-value="" calcext:value-type="error">
            <text:p>#N/D</text:p>
          </table:table-cell>
          <table:table-cell table:style-name="ce457" table:formula="of:=VLOOKUP([.D109];[$datos.$H$2:.$K$40];3;0)" office:value-type="string" office:string-value="" calcext:value-type="error">
            <text:p>#N/D</text:p>
          </table:table-cell>
          <table:table-cell table:style-name="ce457" table:formula="of:=VLOOKUP([.D10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09];[$datos.$W$2:.$Y$15];2;0)" office:value-type="string" office:string-value="" calcext:value-type="error">
            <text:p>#N/D</text:p>
          </table:table-cell>
          <table:table-cell table:style-name="ce457" table:formula="of:=VLOOKUP([.L10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0];[$datos.$H$2:.$K$40];2;0)" office:value-type="string" office:string-value="" calcext:value-type="error">
            <text:p>#N/D</text:p>
          </table:table-cell>
          <table:table-cell table:style-name="ce457" table:formula="of:=VLOOKUP([.D110];[$datos.$H$2:.$K$40];3;0)" office:value-type="string" office:string-value="" calcext:value-type="error">
            <text:p>#N/D</text:p>
          </table:table-cell>
          <table:table-cell table:style-name="ce457" table:formula="of:=VLOOKUP([.D11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0];[$datos.$W$2:.$Y$15];2;0)" office:value-type="string" office:string-value="" calcext:value-type="error">
            <text:p>#N/D</text:p>
          </table:table-cell>
          <table:table-cell table:style-name="ce457" table:formula="of:=VLOOKUP([.L11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1];[$datos.$H$2:.$K$40];2;0)" office:value-type="string" office:string-value="" calcext:value-type="error">
            <text:p>#N/D</text:p>
          </table:table-cell>
          <table:table-cell table:style-name="ce457" table:formula="of:=VLOOKUP([.D111];[$datos.$H$2:.$K$40];3;0)" office:value-type="string" office:string-value="" calcext:value-type="error">
            <text:p>#N/D</text:p>
          </table:table-cell>
          <table:table-cell table:style-name="ce457" table:formula="of:=VLOOKUP([.D11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1];[$datos.$W$2:.$Y$15];2;0)" office:value-type="string" office:string-value="" calcext:value-type="error">
            <text:p>#N/D</text:p>
          </table:table-cell>
          <table:table-cell table:style-name="ce457" table:formula="of:=VLOOKUP([.L11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2];[$datos.$H$2:.$K$40];2;0)" office:value-type="string" office:string-value="" calcext:value-type="error">
            <text:p>#N/D</text:p>
          </table:table-cell>
          <table:table-cell table:style-name="ce457" table:formula="of:=VLOOKUP([.D112];[$datos.$H$2:.$K$40];3;0)" office:value-type="string" office:string-value="" calcext:value-type="error">
            <text:p>#N/D</text:p>
          </table:table-cell>
          <table:table-cell table:style-name="ce457" table:formula="of:=VLOOKUP([.D11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2];[$datos.$W$2:.$Y$15];2;0)" office:value-type="string" office:string-value="" calcext:value-type="error">
            <text:p>#N/D</text:p>
          </table:table-cell>
          <table:table-cell table:style-name="ce457" table:formula="of:=VLOOKUP([.L11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3];[$datos.$H$2:.$K$40];2;0)" office:value-type="string" office:string-value="" calcext:value-type="error">
            <text:p>#N/D</text:p>
          </table:table-cell>
          <table:table-cell table:style-name="ce457" table:formula="of:=VLOOKUP([.D113];[$datos.$H$2:.$K$40];3;0)" office:value-type="string" office:string-value="" calcext:value-type="error">
            <text:p>#N/D</text:p>
          </table:table-cell>
          <table:table-cell table:style-name="ce457" table:formula="of:=VLOOKUP([.D11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3];[$datos.$W$2:.$Y$15];2;0)" office:value-type="string" office:string-value="" calcext:value-type="error">
            <text:p>#N/D</text:p>
          </table:table-cell>
          <table:table-cell table:style-name="ce457" table:formula="of:=VLOOKUP([.L11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4];[$datos.$H$2:.$K$40];2;0)" office:value-type="string" office:string-value="" calcext:value-type="error">
            <text:p>#N/D</text:p>
          </table:table-cell>
          <table:table-cell table:style-name="ce457" table:formula="of:=VLOOKUP([.D114];[$datos.$H$2:.$K$40];3;0)" office:value-type="string" office:string-value="" calcext:value-type="error">
            <text:p>#N/D</text:p>
          </table:table-cell>
          <table:table-cell table:style-name="ce457" table:formula="of:=VLOOKUP([.D11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4];[$datos.$W$2:.$Y$15];2;0)" office:value-type="string" office:string-value="" calcext:value-type="error">
            <text:p>#N/D</text:p>
          </table:table-cell>
          <table:table-cell table:style-name="ce457" table:formula="of:=VLOOKUP([.L11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5];[$datos.$H$2:.$K$40];2;0)" office:value-type="string" office:string-value="" calcext:value-type="error">
            <text:p>#N/D</text:p>
          </table:table-cell>
          <table:table-cell table:style-name="ce457" table:formula="of:=VLOOKUP([.D115];[$datos.$H$2:.$K$40];3;0)" office:value-type="string" office:string-value="" calcext:value-type="error">
            <text:p>#N/D</text:p>
          </table:table-cell>
          <table:table-cell table:style-name="ce457" table:formula="of:=VLOOKUP([.D11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5];[$datos.$W$2:.$Y$15];2;0)" office:value-type="string" office:string-value="" calcext:value-type="error">
            <text:p>#N/D</text:p>
          </table:table-cell>
          <table:table-cell table:style-name="ce457" table:formula="of:=VLOOKUP([.L11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6];[$datos.$H$2:.$K$40];2;0)" office:value-type="string" office:string-value="" calcext:value-type="error">
            <text:p>#N/D</text:p>
          </table:table-cell>
          <table:table-cell table:style-name="ce457" table:formula="of:=VLOOKUP([.D116];[$datos.$H$2:.$K$40];3;0)" office:value-type="string" office:string-value="" calcext:value-type="error">
            <text:p>#N/D</text:p>
          </table:table-cell>
          <table:table-cell table:style-name="ce457" table:formula="of:=VLOOKUP([.D11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6];[$datos.$W$2:.$Y$15];2;0)" office:value-type="string" office:string-value="" calcext:value-type="error">
            <text:p>#N/D</text:p>
          </table:table-cell>
          <table:table-cell table:style-name="ce457" table:formula="of:=VLOOKUP([.L11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7];[$datos.$H$2:.$K$40];2;0)" office:value-type="string" office:string-value="" calcext:value-type="error">
            <text:p>#N/D</text:p>
          </table:table-cell>
          <table:table-cell table:style-name="ce457" table:formula="of:=VLOOKUP([.D117];[$datos.$H$2:.$K$40];3;0)" office:value-type="string" office:string-value="" calcext:value-type="error">
            <text:p>#N/D</text:p>
          </table:table-cell>
          <table:table-cell table:style-name="ce457" table:formula="of:=VLOOKUP([.D11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7];[$datos.$W$2:.$Y$15];2;0)" office:value-type="string" office:string-value="" calcext:value-type="error">
            <text:p>#N/D</text:p>
          </table:table-cell>
          <table:table-cell table:style-name="ce457" table:formula="of:=VLOOKUP([.L11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8];[$datos.$H$2:.$K$40];2;0)" office:value-type="string" office:string-value="" calcext:value-type="error">
            <text:p>#N/D</text:p>
          </table:table-cell>
          <table:table-cell table:style-name="ce457" table:formula="of:=VLOOKUP([.D118];[$datos.$H$2:.$K$40];3;0)" office:value-type="string" office:string-value="" calcext:value-type="error">
            <text:p>#N/D</text:p>
          </table:table-cell>
          <table:table-cell table:style-name="ce457" table:formula="of:=VLOOKUP([.D11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8];[$datos.$W$2:.$Y$15];2;0)" office:value-type="string" office:string-value="" calcext:value-type="error">
            <text:p>#N/D</text:p>
          </table:table-cell>
          <table:table-cell table:style-name="ce457" table:formula="of:=VLOOKUP([.L11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19];[$datos.$H$2:.$K$40];2;0)" office:value-type="string" office:string-value="" calcext:value-type="error">
            <text:p>#N/D</text:p>
          </table:table-cell>
          <table:table-cell table:style-name="ce457" table:formula="of:=VLOOKUP([.D119];[$datos.$H$2:.$K$40];3;0)" office:value-type="string" office:string-value="" calcext:value-type="error">
            <text:p>#N/D</text:p>
          </table:table-cell>
          <table:table-cell table:style-name="ce457" table:formula="of:=VLOOKUP([.D11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19];[$datos.$W$2:.$Y$15];2;0)" office:value-type="string" office:string-value="" calcext:value-type="error">
            <text:p>#N/D</text:p>
          </table:table-cell>
          <table:table-cell table:style-name="ce457" table:formula="of:=VLOOKUP([.L11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0];[$datos.$H$2:.$K$40];2;0)" office:value-type="string" office:string-value="" calcext:value-type="error">
            <text:p>#N/D</text:p>
          </table:table-cell>
          <table:table-cell table:style-name="ce457" table:formula="of:=VLOOKUP([.D120];[$datos.$H$2:.$K$40];3;0)" office:value-type="string" office:string-value="" calcext:value-type="error">
            <text:p>#N/D</text:p>
          </table:table-cell>
          <table:table-cell table:style-name="ce457" table:formula="of:=VLOOKUP([.D12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0];[$datos.$W$2:.$Y$15];2;0)" office:value-type="string" office:string-value="" calcext:value-type="error">
            <text:p>#N/D</text:p>
          </table:table-cell>
          <table:table-cell table:style-name="ce457" table:formula="of:=VLOOKUP([.L12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1];[$datos.$H$2:.$K$40];2;0)" office:value-type="string" office:string-value="" calcext:value-type="error">
            <text:p>#N/D</text:p>
          </table:table-cell>
          <table:table-cell table:style-name="ce457" table:formula="of:=VLOOKUP([.D121];[$datos.$H$2:.$K$40];3;0)" office:value-type="string" office:string-value="" calcext:value-type="error">
            <text:p>#N/D</text:p>
          </table:table-cell>
          <table:table-cell table:style-name="ce457" table:formula="of:=VLOOKUP([.D12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1];[$datos.$W$2:.$Y$15];2;0)" office:value-type="string" office:string-value="" calcext:value-type="error">
            <text:p>#N/D</text:p>
          </table:table-cell>
          <table:table-cell table:style-name="ce457" table:formula="of:=VLOOKUP([.L12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2];[$datos.$H$2:.$K$40];2;0)" office:value-type="string" office:string-value="" calcext:value-type="error">
            <text:p>#N/D</text:p>
          </table:table-cell>
          <table:table-cell table:style-name="ce457" table:formula="of:=VLOOKUP([.D122];[$datos.$H$2:.$K$40];3;0)" office:value-type="string" office:string-value="" calcext:value-type="error">
            <text:p>#N/D</text:p>
          </table:table-cell>
          <table:table-cell table:style-name="ce457" table:formula="of:=VLOOKUP([.D12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2];[$datos.$W$2:.$Y$15];2;0)" office:value-type="string" office:string-value="" calcext:value-type="error">
            <text:p>#N/D</text:p>
          </table:table-cell>
          <table:table-cell table:style-name="ce457" table:formula="of:=VLOOKUP([.L12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3];[$datos.$H$2:.$K$40];2;0)" office:value-type="string" office:string-value="" calcext:value-type="error">
            <text:p>#N/D</text:p>
          </table:table-cell>
          <table:table-cell table:style-name="ce457" table:formula="of:=VLOOKUP([.D123];[$datos.$H$2:.$K$40];3;0)" office:value-type="string" office:string-value="" calcext:value-type="error">
            <text:p>#N/D</text:p>
          </table:table-cell>
          <table:table-cell table:style-name="ce457" table:formula="of:=VLOOKUP([.D12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3];[$datos.$W$2:.$Y$15];2;0)" office:value-type="string" office:string-value="" calcext:value-type="error">
            <text:p>#N/D</text:p>
          </table:table-cell>
          <table:table-cell table:style-name="ce457" table:formula="of:=VLOOKUP([.L12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1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4];[$datos.$H$2:.$K$40];2;0)" office:value-type="string" office:string-value="" calcext:value-type="error">
            <text:p>#N/D</text:p>
          </table:table-cell>
          <table:table-cell table:style-name="ce457" table:formula="of:=VLOOKUP([.D124];[$datos.$H$2:.$K$40];3;0)" office:value-type="string" office:string-value="" calcext:value-type="error">
            <text:p>#N/D</text:p>
          </table:table-cell>
          <table:table-cell table:style-name="ce457" table:formula="of:=VLOOKUP([.D12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4];[$datos.$W$2:.$Y$15];2;0)" office:value-type="string" office:string-value="" calcext:value-type="error">
            <text:p>#N/D</text:p>
          </table:table-cell>
          <table:table-cell table:style-name="ce457" table:formula="of:=VLOOKUP([.L12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5];[$datos.$H$2:.$K$40];2;0)" office:value-type="string" office:string-value="" calcext:value-type="error">
            <text:p>#N/D</text:p>
          </table:table-cell>
          <table:table-cell table:style-name="ce457" table:formula="of:=VLOOKUP([.D125];[$datos.$H$2:.$K$40];3;0)" office:value-type="string" office:string-value="" calcext:value-type="error">
            <text:p>#N/D</text:p>
          </table:table-cell>
          <table:table-cell table:style-name="ce457" table:formula="of:=VLOOKUP([.D12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5];[$datos.$W$2:.$Y$15];2;0)" office:value-type="string" office:string-value="" calcext:value-type="error">
            <text:p>#N/D</text:p>
          </table:table-cell>
          <table:table-cell table:style-name="ce457" table:formula="of:=VLOOKUP([.L12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6];[$datos.$H$2:.$K$40];2;0)" office:value-type="string" office:string-value="" calcext:value-type="error">
            <text:p>#N/D</text:p>
          </table:table-cell>
          <table:table-cell table:style-name="ce457" table:formula="of:=VLOOKUP([.D126];[$datos.$H$2:.$K$40];3;0)" office:value-type="string" office:string-value="" calcext:value-type="error">
            <text:p>#N/D</text:p>
          </table:table-cell>
          <table:table-cell table:style-name="ce457" table:formula="of:=VLOOKUP([.D12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6];[$datos.$W$2:.$Y$15];2;0)" office:value-type="string" office:string-value="" calcext:value-type="error">
            <text:p>#N/D</text:p>
          </table:table-cell>
          <table:table-cell table:style-name="ce457" table:formula="of:=VLOOKUP([.L12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7];[$datos.$H$2:.$K$40];2;0)" office:value-type="string" office:string-value="" calcext:value-type="error">
            <text:p>#N/D</text:p>
          </table:table-cell>
          <table:table-cell table:style-name="ce457" table:formula="of:=VLOOKUP([.D127];[$datos.$H$2:.$K$40];3;0)" office:value-type="string" office:string-value="" calcext:value-type="error">
            <text:p>#N/D</text:p>
          </table:table-cell>
          <table:table-cell table:style-name="ce457" table:formula="of:=VLOOKUP([.D12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7];[$datos.$W$2:.$Y$15];2;0)" office:value-type="string" office:string-value="" calcext:value-type="error">
            <text:p>#N/D</text:p>
          </table:table-cell>
          <table:table-cell table:style-name="ce457" table:formula="of:=VLOOKUP([.L12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8];[$datos.$H$2:.$K$40];2;0)" office:value-type="string" office:string-value="" calcext:value-type="error">
            <text:p>#N/D</text:p>
          </table:table-cell>
          <table:table-cell table:style-name="ce457" table:formula="of:=VLOOKUP([.D128];[$datos.$H$2:.$K$40];3;0)" office:value-type="string" office:string-value="" calcext:value-type="error">
            <text:p>#N/D</text:p>
          </table:table-cell>
          <table:table-cell table:style-name="ce457" table:formula="of:=VLOOKUP([.D12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8];[$datos.$W$2:.$Y$15];2;0)" office:value-type="string" office:string-value="" calcext:value-type="error">
            <text:p>#N/D</text:p>
          </table:table-cell>
          <table:table-cell table:style-name="ce457" table:formula="of:=VLOOKUP([.L12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29];[$datos.$H$2:.$K$40];2;0)" office:value-type="string" office:string-value="" calcext:value-type="error">
            <text:p>#N/D</text:p>
          </table:table-cell>
          <table:table-cell table:style-name="ce457" table:formula="of:=VLOOKUP([.D129];[$datos.$H$2:.$K$40];3;0)" office:value-type="string" office:string-value="" calcext:value-type="error">
            <text:p>#N/D</text:p>
          </table:table-cell>
          <table:table-cell table:style-name="ce457" table:formula="of:=VLOOKUP([.D12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29];[$datos.$W$2:.$Y$15];2;0)" office:value-type="string" office:string-value="" calcext:value-type="error">
            <text:p>#N/D</text:p>
          </table:table-cell>
          <table:table-cell table:style-name="ce457" table:formula="of:=VLOOKUP([.L12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0];[$datos.$H$2:.$K$40];2;0)" office:value-type="string" office:string-value="" calcext:value-type="error">
            <text:p>#N/D</text:p>
          </table:table-cell>
          <table:table-cell table:style-name="ce457" table:formula="of:=VLOOKUP([.D130];[$datos.$H$2:.$K$40];3;0)" office:value-type="string" office:string-value="" calcext:value-type="error">
            <text:p>#N/D</text:p>
          </table:table-cell>
          <table:table-cell table:style-name="ce457" table:formula="of:=VLOOKUP([.D13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0];[$datos.$W$2:.$Y$15];2;0)" office:value-type="string" office:string-value="" calcext:value-type="error">
            <text:p>#N/D</text:p>
          </table:table-cell>
          <table:table-cell table:style-name="ce457" table:formula="of:=VLOOKUP([.L13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1];[$datos.$H$2:.$K$40];2;0)" office:value-type="string" office:string-value="" calcext:value-type="error">
            <text:p>#N/D</text:p>
          </table:table-cell>
          <table:table-cell table:style-name="ce457" table:formula="of:=VLOOKUP([.D131];[$datos.$H$2:.$K$40];3;0)" office:value-type="string" office:string-value="" calcext:value-type="error">
            <text:p>#N/D</text:p>
          </table:table-cell>
          <table:table-cell table:style-name="ce457" table:formula="of:=VLOOKUP([.D13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1];[$datos.$W$2:.$Y$15];2;0)" office:value-type="string" office:string-value="" calcext:value-type="error">
            <text:p>#N/D</text:p>
          </table:table-cell>
          <table:table-cell table:style-name="ce457" table:formula="of:=VLOOKUP([.L13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2];[$datos.$H$2:.$K$40];2;0)" office:value-type="string" office:string-value="" calcext:value-type="error">
            <text:p>#N/D</text:p>
          </table:table-cell>
          <table:table-cell table:style-name="ce457" table:formula="of:=VLOOKUP([.D132];[$datos.$H$2:.$K$40];3;0)" office:value-type="string" office:string-value="" calcext:value-type="error">
            <text:p>#N/D</text:p>
          </table:table-cell>
          <table:table-cell table:style-name="ce457" table:formula="of:=VLOOKUP([.D13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2];[$datos.$W$2:.$Y$15];2;0)" office:value-type="string" office:string-value="" calcext:value-type="error">
            <text:p>#N/D</text:p>
          </table:table-cell>
          <table:table-cell table:style-name="ce457" table:formula="of:=VLOOKUP([.L13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3];[$datos.$H$2:.$K$40];2;0)" office:value-type="string" office:string-value="" calcext:value-type="error">
            <text:p>#N/D</text:p>
          </table:table-cell>
          <table:table-cell table:style-name="ce457" table:formula="of:=VLOOKUP([.D133];[$datos.$H$2:.$K$40];3;0)" office:value-type="string" office:string-value="" calcext:value-type="error">
            <text:p>#N/D</text:p>
          </table:table-cell>
          <table:table-cell table:style-name="ce457" table:formula="of:=VLOOKUP([.D13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3];[$datos.$W$2:.$Y$15];2;0)" office:value-type="string" office:string-value="" calcext:value-type="error">
            <text:p>#N/D</text:p>
          </table:table-cell>
          <table:table-cell table:style-name="ce457" table:formula="of:=VLOOKUP([.L13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2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4];[$datos.$H$2:.$K$40];2;0)" office:value-type="string" office:string-value="" calcext:value-type="error">
            <text:p>#N/D</text:p>
          </table:table-cell>
          <table:table-cell table:style-name="ce457" table:formula="of:=VLOOKUP([.D134];[$datos.$H$2:.$K$40];3;0)" office:value-type="string" office:string-value="" calcext:value-type="error">
            <text:p>#N/D</text:p>
          </table:table-cell>
          <table:table-cell table:style-name="ce457" table:formula="of:=VLOOKUP([.D13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4];[$datos.$W$2:.$Y$15];2;0)" office:value-type="string" office:string-value="" calcext:value-type="error">
            <text:p>#N/D</text:p>
          </table:table-cell>
          <table:table-cell table:style-name="ce457" table:formula="of:=VLOOKUP([.L13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5];[$datos.$H$2:.$K$40];2;0)" office:value-type="string" office:string-value="" calcext:value-type="error">
            <text:p>#N/D</text:p>
          </table:table-cell>
          <table:table-cell table:style-name="ce457" table:formula="of:=VLOOKUP([.D135];[$datos.$H$2:.$K$40];3;0)" office:value-type="string" office:string-value="" calcext:value-type="error">
            <text:p>#N/D</text:p>
          </table:table-cell>
          <table:table-cell table:style-name="ce457" table:formula="of:=VLOOKUP([.D13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5];[$datos.$W$2:.$Y$15];2;0)" office:value-type="string" office:string-value="" calcext:value-type="error">
            <text:p>#N/D</text:p>
          </table:table-cell>
          <table:table-cell table:style-name="ce457" table:formula="of:=VLOOKUP([.L13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6];[$datos.$H$2:.$K$40];2;0)" office:value-type="string" office:string-value="" calcext:value-type="error">
            <text:p>#N/D</text:p>
          </table:table-cell>
          <table:table-cell table:style-name="ce457" table:formula="of:=VLOOKUP([.D136];[$datos.$H$2:.$K$40];3;0)" office:value-type="string" office:string-value="" calcext:value-type="error">
            <text:p>#N/D</text:p>
          </table:table-cell>
          <table:table-cell table:style-name="ce457" table:formula="of:=VLOOKUP([.D13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6];[$datos.$W$2:.$Y$15];2;0)" office:value-type="string" office:string-value="" calcext:value-type="error">
            <text:p>#N/D</text:p>
          </table:table-cell>
          <table:table-cell table:style-name="ce457" table:formula="of:=VLOOKUP([.L13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7];[$datos.$H$2:.$K$40];2;0)" office:value-type="string" office:string-value="" calcext:value-type="error">
            <text:p>#N/D</text:p>
          </table:table-cell>
          <table:table-cell table:style-name="ce457" table:formula="of:=VLOOKUP([.D137];[$datos.$H$2:.$K$40];3;0)" office:value-type="string" office:string-value="" calcext:value-type="error">
            <text:p>#N/D</text:p>
          </table:table-cell>
          <table:table-cell table:style-name="ce457" table:formula="of:=VLOOKUP([.D13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7];[$datos.$W$2:.$Y$15];2;0)" office:value-type="string" office:string-value="" calcext:value-type="error">
            <text:p>#N/D</text:p>
          </table:table-cell>
          <table:table-cell table:style-name="ce457" table:formula="of:=VLOOKUP([.L13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8];[$datos.$H$2:.$K$40];2;0)" office:value-type="string" office:string-value="" calcext:value-type="error">
            <text:p>#N/D</text:p>
          </table:table-cell>
          <table:table-cell table:style-name="ce457" table:formula="of:=VLOOKUP([.D138];[$datos.$H$2:.$K$40];3;0)" office:value-type="string" office:string-value="" calcext:value-type="error">
            <text:p>#N/D</text:p>
          </table:table-cell>
          <table:table-cell table:style-name="ce457" table:formula="of:=VLOOKUP([.D13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8];[$datos.$W$2:.$Y$15];2;0)" office:value-type="string" office:string-value="" calcext:value-type="error">
            <text:p>#N/D</text:p>
          </table:table-cell>
          <table:table-cell table:style-name="ce457" table:formula="of:=VLOOKUP([.L13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39];[$datos.$H$2:.$K$40];2;0)" office:value-type="string" office:string-value="" calcext:value-type="error">
            <text:p>#N/D</text:p>
          </table:table-cell>
          <table:table-cell table:style-name="ce457" table:formula="of:=VLOOKUP([.D139];[$datos.$H$2:.$K$40];3;0)" office:value-type="string" office:string-value="" calcext:value-type="error">
            <text:p>#N/D</text:p>
          </table:table-cell>
          <table:table-cell table:style-name="ce457" table:formula="of:=VLOOKUP([.D13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39];[$datos.$W$2:.$Y$15];2;0)" office:value-type="string" office:string-value="" calcext:value-type="error">
            <text:p>#N/D</text:p>
          </table:table-cell>
          <table:table-cell table:style-name="ce457" table:formula="of:=VLOOKUP([.L13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0];[$datos.$H$2:.$K$40];2;0)" office:value-type="string" office:string-value="" calcext:value-type="error">
            <text:p>#N/D</text:p>
          </table:table-cell>
          <table:table-cell table:style-name="ce457" table:formula="of:=VLOOKUP([.D140];[$datos.$H$2:.$K$40];3;0)" office:value-type="string" office:string-value="" calcext:value-type="error">
            <text:p>#N/D</text:p>
          </table:table-cell>
          <table:table-cell table:style-name="ce457" table:formula="of:=VLOOKUP([.D14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0];[$datos.$W$2:.$Y$15];2;0)" office:value-type="string" office:string-value="" calcext:value-type="error">
            <text:p>#N/D</text:p>
          </table:table-cell>
          <table:table-cell table:style-name="ce457" table:formula="of:=VLOOKUP([.L14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1];[$datos.$H$2:.$K$40];2;0)" office:value-type="string" office:string-value="" calcext:value-type="error">
            <text:p>#N/D</text:p>
          </table:table-cell>
          <table:table-cell table:style-name="ce457" table:formula="of:=VLOOKUP([.D141];[$datos.$H$2:.$K$40];3;0)" office:value-type="string" office:string-value="" calcext:value-type="error">
            <text:p>#N/D</text:p>
          </table:table-cell>
          <table:table-cell table:style-name="ce457" table:formula="of:=VLOOKUP([.D14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1];[$datos.$W$2:.$Y$15];2;0)" office:value-type="string" office:string-value="" calcext:value-type="error">
            <text:p>#N/D</text:p>
          </table:table-cell>
          <table:table-cell table:style-name="ce457" table:formula="of:=VLOOKUP([.L14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2];[$datos.$H$2:.$K$40];2;0)" office:value-type="string" office:string-value="" calcext:value-type="error">
            <text:p>#N/D</text:p>
          </table:table-cell>
          <table:table-cell table:style-name="ce457" table:formula="of:=VLOOKUP([.D142];[$datos.$H$2:.$K$40];3;0)" office:value-type="string" office:string-value="" calcext:value-type="error">
            <text:p>#N/D</text:p>
          </table:table-cell>
          <table:table-cell table:style-name="ce457" table:formula="of:=VLOOKUP([.D14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2];[$datos.$W$2:.$Y$15];2;0)" office:value-type="string" office:string-value="" calcext:value-type="error">
            <text:p>#N/D</text:p>
          </table:table-cell>
          <table:table-cell table:style-name="ce457" table:formula="of:=VLOOKUP([.L14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3];[$datos.$H$2:.$K$40];2;0)" office:value-type="string" office:string-value="" calcext:value-type="error">
            <text:p>#N/D</text:p>
          </table:table-cell>
          <table:table-cell table:style-name="ce457" table:formula="of:=VLOOKUP([.D143];[$datos.$H$2:.$K$40];3;0)" office:value-type="string" office:string-value="" calcext:value-type="error">
            <text:p>#N/D</text:p>
          </table:table-cell>
          <table:table-cell table:style-name="ce457" table:formula="of:=VLOOKUP([.D14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3];[$datos.$W$2:.$Y$15];2;0)" office:value-type="string" office:string-value="" calcext:value-type="error">
            <text:p>#N/D</text:p>
          </table:table-cell>
          <table:table-cell table:style-name="ce457" table:formula="of:=VLOOKUP([.L14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3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4];[$datos.$H$2:.$K$40];2;0)" office:value-type="string" office:string-value="" calcext:value-type="error">
            <text:p>#N/D</text:p>
          </table:table-cell>
          <table:table-cell table:style-name="ce457" table:formula="of:=VLOOKUP([.D144];[$datos.$H$2:.$K$40];3;0)" office:value-type="string" office:string-value="" calcext:value-type="error">
            <text:p>#N/D</text:p>
          </table:table-cell>
          <table:table-cell table:style-name="ce457" table:formula="of:=VLOOKUP([.D14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4];[$datos.$W$2:.$Y$15];2;0)" office:value-type="string" office:string-value="" calcext:value-type="error">
            <text:p>#N/D</text:p>
          </table:table-cell>
          <table:table-cell table:style-name="ce457" table:formula="of:=VLOOKUP([.L14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5];[$datos.$H$2:.$K$40];2;0)" office:value-type="string" office:string-value="" calcext:value-type="error">
            <text:p>#N/D</text:p>
          </table:table-cell>
          <table:table-cell table:style-name="ce457" table:formula="of:=VLOOKUP([.D145];[$datos.$H$2:.$K$40];3;0)" office:value-type="string" office:string-value="" calcext:value-type="error">
            <text:p>#N/D</text:p>
          </table:table-cell>
          <table:table-cell table:style-name="ce457" table:formula="of:=VLOOKUP([.D14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5];[$datos.$W$2:.$Y$15];2;0)" office:value-type="string" office:string-value="" calcext:value-type="error">
            <text:p>#N/D</text:p>
          </table:table-cell>
          <table:table-cell table:style-name="ce457" table:formula="of:=VLOOKUP([.L14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6];[$datos.$H$2:.$K$40];2;0)" office:value-type="string" office:string-value="" calcext:value-type="error">
            <text:p>#N/D</text:p>
          </table:table-cell>
          <table:table-cell table:style-name="ce457" table:formula="of:=VLOOKUP([.D146];[$datos.$H$2:.$K$40];3;0)" office:value-type="string" office:string-value="" calcext:value-type="error">
            <text:p>#N/D</text:p>
          </table:table-cell>
          <table:table-cell table:style-name="ce457" table:formula="of:=VLOOKUP([.D14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6];[$datos.$W$2:.$Y$15];2;0)" office:value-type="string" office:string-value="" calcext:value-type="error">
            <text:p>#N/D</text:p>
          </table:table-cell>
          <table:table-cell table:style-name="ce457" table:formula="of:=VLOOKUP([.L14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7];[$datos.$H$2:.$K$40];2;0)" office:value-type="string" office:string-value="" calcext:value-type="error">
            <text:p>#N/D</text:p>
          </table:table-cell>
          <table:table-cell table:style-name="ce457" table:formula="of:=VLOOKUP([.D147];[$datos.$H$2:.$K$40];3;0)" office:value-type="string" office:string-value="" calcext:value-type="error">
            <text:p>#N/D</text:p>
          </table:table-cell>
          <table:table-cell table:style-name="ce457" table:formula="of:=VLOOKUP([.D14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7];[$datos.$W$2:.$Y$15];2;0)" office:value-type="string" office:string-value="" calcext:value-type="error">
            <text:p>#N/D</text:p>
          </table:table-cell>
          <table:table-cell table:style-name="ce457" table:formula="of:=VLOOKUP([.L14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8];[$datos.$H$2:.$K$40];2;0)" office:value-type="string" office:string-value="" calcext:value-type="error">
            <text:p>#N/D</text:p>
          </table:table-cell>
          <table:table-cell table:style-name="ce457" table:formula="of:=VLOOKUP([.D148];[$datos.$H$2:.$K$40];3;0)" office:value-type="string" office:string-value="" calcext:value-type="error">
            <text:p>#N/D</text:p>
          </table:table-cell>
          <table:table-cell table:style-name="ce457" table:formula="of:=VLOOKUP([.D14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8];[$datos.$W$2:.$Y$15];2;0)" office:value-type="string" office:string-value="" calcext:value-type="error">
            <text:p>#N/D</text:p>
          </table:table-cell>
          <table:table-cell table:style-name="ce457" table:formula="of:=VLOOKUP([.L14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49];[$datos.$H$2:.$K$40];2;0)" office:value-type="string" office:string-value="" calcext:value-type="error">
            <text:p>#N/D</text:p>
          </table:table-cell>
          <table:table-cell table:style-name="ce457" table:formula="of:=VLOOKUP([.D149];[$datos.$H$2:.$K$40];3;0)" office:value-type="string" office:string-value="" calcext:value-type="error">
            <text:p>#N/D</text:p>
          </table:table-cell>
          <table:table-cell table:style-name="ce457" table:formula="of:=VLOOKUP([.D14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49];[$datos.$W$2:.$Y$15];2;0)" office:value-type="string" office:string-value="" calcext:value-type="error">
            <text:p>#N/D</text:p>
          </table:table-cell>
          <table:table-cell table:style-name="ce457" table:formula="of:=VLOOKUP([.L14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0];[$datos.$H$2:.$K$40];2;0)" office:value-type="string" office:string-value="" calcext:value-type="error">
            <text:p>#N/D</text:p>
          </table:table-cell>
          <table:table-cell table:style-name="ce457" table:formula="of:=VLOOKUP([.D150];[$datos.$H$2:.$K$40];3;0)" office:value-type="string" office:string-value="" calcext:value-type="error">
            <text:p>#N/D</text:p>
          </table:table-cell>
          <table:table-cell table:style-name="ce457" table:formula="of:=VLOOKUP([.D15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0];[$datos.$W$2:.$Y$15];2;0)" office:value-type="string" office:string-value="" calcext:value-type="error">
            <text:p>#N/D</text:p>
          </table:table-cell>
          <table:table-cell table:style-name="ce457" table:formula="of:=VLOOKUP([.L15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1];[$datos.$H$2:.$K$40];2;0)" office:value-type="string" office:string-value="" calcext:value-type="error">
            <text:p>#N/D</text:p>
          </table:table-cell>
          <table:table-cell table:style-name="ce457" table:formula="of:=VLOOKUP([.D151];[$datos.$H$2:.$K$40];3;0)" office:value-type="string" office:string-value="" calcext:value-type="error">
            <text:p>#N/D</text:p>
          </table:table-cell>
          <table:table-cell table:style-name="ce457" table:formula="of:=VLOOKUP([.D15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1];[$datos.$W$2:.$Y$15];2;0)" office:value-type="string" office:string-value="" calcext:value-type="error">
            <text:p>#N/D</text:p>
          </table:table-cell>
          <table:table-cell table:style-name="ce457" table:formula="of:=VLOOKUP([.L15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2];[$datos.$H$2:.$K$40];2;0)" office:value-type="string" office:string-value="" calcext:value-type="error">
            <text:p>#N/D</text:p>
          </table:table-cell>
          <table:table-cell table:style-name="ce457" table:formula="of:=VLOOKUP([.D152];[$datos.$H$2:.$K$40];3;0)" office:value-type="string" office:string-value="" calcext:value-type="error">
            <text:p>#N/D</text:p>
          </table:table-cell>
          <table:table-cell table:style-name="ce457" table:formula="of:=VLOOKUP([.D15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2];[$datos.$W$2:.$Y$15];2;0)" office:value-type="string" office:string-value="" calcext:value-type="error">
            <text:p>#N/D</text:p>
          </table:table-cell>
          <table:table-cell table:style-name="ce457" table:formula="of:=VLOOKUP([.L15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3];[$datos.$H$2:.$K$40];2;0)" office:value-type="string" office:string-value="" calcext:value-type="error">
            <text:p>#N/D</text:p>
          </table:table-cell>
          <table:table-cell table:style-name="ce457" table:formula="of:=VLOOKUP([.D153];[$datos.$H$2:.$K$40];3;0)" office:value-type="string" office:string-value="" calcext:value-type="error">
            <text:p>#N/D</text:p>
          </table:table-cell>
          <table:table-cell table:style-name="ce457" table:formula="of:=VLOOKUP([.D15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3];[$datos.$W$2:.$Y$15];2;0)" office:value-type="string" office:string-value="" calcext:value-type="error">
            <text:p>#N/D</text:p>
          </table:table-cell>
          <table:table-cell table:style-name="ce457" table:formula="of:=VLOOKUP([.L15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4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4];[$datos.$H$2:.$K$40];2;0)" office:value-type="string" office:string-value="" calcext:value-type="error">
            <text:p>#N/D</text:p>
          </table:table-cell>
          <table:table-cell table:style-name="ce457" table:formula="of:=VLOOKUP([.D154];[$datos.$H$2:.$K$40];3;0)" office:value-type="string" office:string-value="" calcext:value-type="error">
            <text:p>#N/D</text:p>
          </table:table-cell>
          <table:table-cell table:style-name="ce457" table:formula="of:=VLOOKUP([.D15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4];[$datos.$W$2:.$Y$15];2;0)" office:value-type="string" office:string-value="" calcext:value-type="error">
            <text:p>#N/D</text:p>
          </table:table-cell>
          <table:table-cell table:style-name="ce457" table:formula="of:=VLOOKUP([.L15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5];[$datos.$H$2:.$K$40];2;0)" office:value-type="string" office:string-value="" calcext:value-type="error">
            <text:p>#N/D</text:p>
          </table:table-cell>
          <table:table-cell table:style-name="ce457" table:formula="of:=VLOOKUP([.D155];[$datos.$H$2:.$K$40];3;0)" office:value-type="string" office:string-value="" calcext:value-type="error">
            <text:p>#N/D</text:p>
          </table:table-cell>
          <table:table-cell table:style-name="ce457" table:formula="of:=VLOOKUP([.D15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5];[$datos.$W$2:.$Y$15];2;0)" office:value-type="string" office:string-value="" calcext:value-type="error">
            <text:p>#N/D</text:p>
          </table:table-cell>
          <table:table-cell table:style-name="ce457" table:formula="of:=VLOOKUP([.L15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6];[$datos.$H$2:.$K$40];2;0)" office:value-type="string" office:string-value="" calcext:value-type="error">
            <text:p>#N/D</text:p>
          </table:table-cell>
          <table:table-cell table:style-name="ce457" table:formula="of:=VLOOKUP([.D156];[$datos.$H$2:.$K$40];3;0)" office:value-type="string" office:string-value="" calcext:value-type="error">
            <text:p>#N/D</text:p>
          </table:table-cell>
          <table:table-cell table:style-name="ce457" table:formula="of:=VLOOKUP([.D15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6];[$datos.$W$2:.$Y$15];2;0)" office:value-type="string" office:string-value="" calcext:value-type="error">
            <text:p>#N/D</text:p>
          </table:table-cell>
          <table:table-cell table:style-name="ce457" table:formula="of:=VLOOKUP([.L15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7];[$datos.$H$2:.$K$40];2;0)" office:value-type="string" office:string-value="" calcext:value-type="error">
            <text:p>#N/D</text:p>
          </table:table-cell>
          <table:table-cell table:style-name="ce457" table:formula="of:=VLOOKUP([.D157];[$datos.$H$2:.$K$40];3;0)" office:value-type="string" office:string-value="" calcext:value-type="error">
            <text:p>#N/D</text:p>
          </table:table-cell>
          <table:table-cell table:style-name="ce457" table:formula="of:=VLOOKUP([.D15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7];[$datos.$W$2:.$Y$15];2;0)" office:value-type="string" office:string-value="" calcext:value-type="error">
            <text:p>#N/D</text:p>
          </table:table-cell>
          <table:table-cell table:style-name="ce457" table:formula="of:=VLOOKUP([.L15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8];[$datos.$H$2:.$K$40];2;0)" office:value-type="string" office:string-value="" calcext:value-type="error">
            <text:p>#N/D</text:p>
          </table:table-cell>
          <table:table-cell table:style-name="ce457" table:formula="of:=VLOOKUP([.D158];[$datos.$H$2:.$K$40];3;0)" office:value-type="string" office:string-value="" calcext:value-type="error">
            <text:p>#N/D</text:p>
          </table:table-cell>
          <table:table-cell table:style-name="ce457" table:formula="of:=VLOOKUP([.D15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8];[$datos.$W$2:.$Y$15];2;0)" office:value-type="string" office:string-value="" calcext:value-type="error">
            <text:p>#N/D</text:p>
          </table:table-cell>
          <table:table-cell table:style-name="ce457" table:formula="of:=VLOOKUP([.L15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59];[$datos.$H$2:.$K$40];2;0)" office:value-type="string" office:string-value="" calcext:value-type="error">
            <text:p>#N/D</text:p>
          </table:table-cell>
          <table:table-cell table:style-name="ce457" table:formula="of:=VLOOKUP([.D159];[$datos.$H$2:.$K$40];3;0)" office:value-type="string" office:string-value="" calcext:value-type="error">
            <text:p>#N/D</text:p>
          </table:table-cell>
          <table:table-cell table:style-name="ce457" table:formula="of:=VLOOKUP([.D15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59];[$datos.$W$2:.$Y$15];2;0)" office:value-type="string" office:string-value="" calcext:value-type="error">
            <text:p>#N/D</text:p>
          </table:table-cell>
          <table:table-cell table:style-name="ce457" table:formula="of:=VLOOKUP([.L15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0];[$datos.$H$2:.$K$40];2;0)" office:value-type="string" office:string-value="" calcext:value-type="error">
            <text:p>#N/D</text:p>
          </table:table-cell>
          <table:table-cell table:style-name="ce457" table:formula="of:=VLOOKUP([.D160];[$datos.$H$2:.$K$40];3;0)" office:value-type="string" office:string-value="" calcext:value-type="error">
            <text:p>#N/D</text:p>
          </table:table-cell>
          <table:table-cell table:style-name="ce457" table:formula="of:=VLOOKUP([.D16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0];[$datos.$W$2:.$Y$15];2;0)" office:value-type="string" office:string-value="" calcext:value-type="error">
            <text:p>#N/D</text:p>
          </table:table-cell>
          <table:table-cell table:style-name="ce457" table:formula="of:=VLOOKUP([.L16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1];[$datos.$H$2:.$K$40];2;0)" office:value-type="string" office:string-value="" calcext:value-type="error">
            <text:p>#N/D</text:p>
          </table:table-cell>
          <table:table-cell table:style-name="ce457" table:formula="of:=VLOOKUP([.D161];[$datos.$H$2:.$K$40];3;0)" office:value-type="string" office:string-value="" calcext:value-type="error">
            <text:p>#N/D</text:p>
          </table:table-cell>
          <table:table-cell table:style-name="ce457" table:formula="of:=VLOOKUP([.D16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1];[$datos.$W$2:.$Y$15];2;0)" office:value-type="string" office:string-value="" calcext:value-type="error">
            <text:p>#N/D</text:p>
          </table:table-cell>
          <table:table-cell table:style-name="ce457" table:formula="of:=VLOOKUP([.L16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2];[$datos.$H$2:.$K$40];2;0)" office:value-type="string" office:string-value="" calcext:value-type="error">
            <text:p>#N/D</text:p>
          </table:table-cell>
          <table:table-cell table:style-name="ce457" table:formula="of:=VLOOKUP([.D162];[$datos.$H$2:.$K$40];3;0)" office:value-type="string" office:string-value="" calcext:value-type="error">
            <text:p>#N/D</text:p>
          </table:table-cell>
          <table:table-cell table:style-name="ce457" table:formula="of:=VLOOKUP([.D16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2];[$datos.$W$2:.$Y$15];2;0)" office:value-type="string" office:string-value="" calcext:value-type="error">
            <text:p>#N/D</text:p>
          </table:table-cell>
          <table:table-cell table:style-name="ce457" table:formula="of:=VLOOKUP([.L16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3];[$datos.$H$2:.$K$40];2;0)" office:value-type="string" office:string-value="" calcext:value-type="error">
            <text:p>#N/D</text:p>
          </table:table-cell>
          <table:table-cell table:style-name="ce457" table:formula="of:=VLOOKUP([.D163];[$datos.$H$2:.$K$40];3;0)" office:value-type="string" office:string-value="" calcext:value-type="error">
            <text:p>#N/D</text:p>
          </table:table-cell>
          <table:table-cell table:style-name="ce457" table:formula="of:=VLOOKUP([.D16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3];[$datos.$W$2:.$Y$15];2;0)" office:value-type="string" office:string-value="" calcext:value-type="error">
            <text:p>#N/D</text:p>
          </table:table-cell>
          <table:table-cell table:style-name="ce457" table:formula="of:=VLOOKUP([.L16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5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4];[$datos.$H$2:.$K$40];2;0)" office:value-type="string" office:string-value="" calcext:value-type="error">
            <text:p>#N/D</text:p>
          </table:table-cell>
          <table:table-cell table:style-name="ce457" table:formula="of:=VLOOKUP([.D164];[$datos.$H$2:.$K$40];3;0)" office:value-type="string" office:string-value="" calcext:value-type="error">
            <text:p>#N/D</text:p>
          </table:table-cell>
          <table:table-cell table:style-name="ce457" table:formula="of:=VLOOKUP([.D16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4];[$datos.$W$2:.$Y$15];2;0)" office:value-type="string" office:string-value="" calcext:value-type="error">
            <text:p>#N/D</text:p>
          </table:table-cell>
          <table:table-cell table:style-name="ce457" table:formula="of:=VLOOKUP([.L16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5];[$datos.$H$2:.$K$40];2;0)" office:value-type="string" office:string-value="" calcext:value-type="error">
            <text:p>#N/D</text:p>
          </table:table-cell>
          <table:table-cell table:style-name="ce457" table:formula="of:=VLOOKUP([.D165];[$datos.$H$2:.$K$40];3;0)" office:value-type="string" office:string-value="" calcext:value-type="error">
            <text:p>#N/D</text:p>
          </table:table-cell>
          <table:table-cell table:style-name="ce457" table:formula="of:=VLOOKUP([.D16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5];[$datos.$W$2:.$Y$15];2;0)" office:value-type="string" office:string-value="" calcext:value-type="error">
            <text:p>#N/D</text:p>
          </table:table-cell>
          <table:table-cell table:style-name="ce457" table:formula="of:=VLOOKUP([.L16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6];[$datos.$H$2:.$K$40];2;0)" office:value-type="string" office:string-value="" calcext:value-type="error">
            <text:p>#N/D</text:p>
          </table:table-cell>
          <table:table-cell table:style-name="ce457" table:formula="of:=VLOOKUP([.D166];[$datos.$H$2:.$K$40];3;0)" office:value-type="string" office:string-value="" calcext:value-type="error">
            <text:p>#N/D</text:p>
          </table:table-cell>
          <table:table-cell table:style-name="ce457" table:formula="of:=VLOOKUP([.D16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6];[$datos.$W$2:.$Y$15];2;0)" office:value-type="string" office:string-value="" calcext:value-type="error">
            <text:p>#N/D</text:p>
          </table:table-cell>
          <table:table-cell table:style-name="ce457" table:formula="of:=VLOOKUP([.L16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7];[$datos.$H$2:.$K$40];2;0)" office:value-type="string" office:string-value="" calcext:value-type="error">
            <text:p>#N/D</text:p>
          </table:table-cell>
          <table:table-cell table:style-name="ce457" table:formula="of:=VLOOKUP([.D167];[$datos.$H$2:.$K$40];3;0)" office:value-type="string" office:string-value="" calcext:value-type="error">
            <text:p>#N/D</text:p>
          </table:table-cell>
          <table:table-cell table:style-name="ce457" table:formula="of:=VLOOKUP([.D16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7];[$datos.$W$2:.$Y$15];2;0)" office:value-type="string" office:string-value="" calcext:value-type="error">
            <text:p>#N/D</text:p>
          </table:table-cell>
          <table:table-cell table:style-name="ce457" table:formula="of:=VLOOKUP([.L16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8];[$datos.$H$2:.$K$40];2;0)" office:value-type="string" office:string-value="" calcext:value-type="error">
            <text:p>#N/D</text:p>
          </table:table-cell>
          <table:table-cell table:style-name="ce457" table:formula="of:=VLOOKUP([.D168];[$datos.$H$2:.$K$40];3;0)" office:value-type="string" office:string-value="" calcext:value-type="error">
            <text:p>#N/D</text:p>
          </table:table-cell>
          <table:table-cell table:style-name="ce457" table:formula="of:=VLOOKUP([.D16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8];[$datos.$W$2:.$Y$15];2;0)" office:value-type="string" office:string-value="" calcext:value-type="error">
            <text:p>#N/D</text:p>
          </table:table-cell>
          <table:table-cell table:style-name="ce457" table:formula="of:=VLOOKUP([.L16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69];[$datos.$H$2:.$K$40];2;0)" office:value-type="string" office:string-value="" calcext:value-type="error">
            <text:p>#N/D</text:p>
          </table:table-cell>
          <table:table-cell table:style-name="ce457" table:formula="of:=VLOOKUP([.D169];[$datos.$H$2:.$K$40];3;0)" office:value-type="string" office:string-value="" calcext:value-type="error">
            <text:p>#N/D</text:p>
          </table:table-cell>
          <table:table-cell table:style-name="ce457" table:formula="of:=VLOOKUP([.D16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69];[$datos.$W$2:.$Y$15];2;0)" office:value-type="string" office:string-value="" calcext:value-type="error">
            <text:p>#N/D</text:p>
          </table:table-cell>
          <table:table-cell table:style-name="ce457" table:formula="of:=VLOOKUP([.L16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0];[$datos.$H$2:.$K$40];2;0)" office:value-type="string" office:string-value="" calcext:value-type="error">
            <text:p>#N/D</text:p>
          </table:table-cell>
          <table:table-cell table:style-name="ce457" table:formula="of:=VLOOKUP([.D170];[$datos.$H$2:.$K$40];3;0)" office:value-type="string" office:string-value="" calcext:value-type="error">
            <text:p>#N/D</text:p>
          </table:table-cell>
          <table:table-cell table:style-name="ce457" table:formula="of:=VLOOKUP([.D17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0];[$datos.$W$2:.$Y$15];2;0)" office:value-type="string" office:string-value="" calcext:value-type="error">
            <text:p>#N/D</text:p>
          </table:table-cell>
          <table:table-cell table:style-name="ce457" table:formula="of:=VLOOKUP([.L17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1];[$datos.$H$2:.$K$40];2;0)" office:value-type="string" office:string-value="" calcext:value-type="error">
            <text:p>#N/D</text:p>
          </table:table-cell>
          <table:table-cell table:style-name="ce457" table:formula="of:=VLOOKUP([.D171];[$datos.$H$2:.$K$40];3;0)" office:value-type="string" office:string-value="" calcext:value-type="error">
            <text:p>#N/D</text:p>
          </table:table-cell>
          <table:table-cell table:style-name="ce457" table:formula="of:=VLOOKUP([.D17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1];[$datos.$W$2:.$Y$15];2;0)" office:value-type="string" office:string-value="" calcext:value-type="error">
            <text:p>#N/D</text:p>
          </table:table-cell>
          <table:table-cell table:style-name="ce457" table:formula="of:=VLOOKUP([.L17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2];[$datos.$H$2:.$K$40];2;0)" office:value-type="string" office:string-value="" calcext:value-type="error">
            <text:p>#N/D</text:p>
          </table:table-cell>
          <table:table-cell table:style-name="ce457" table:formula="of:=VLOOKUP([.D172];[$datos.$H$2:.$K$40];3;0)" office:value-type="string" office:string-value="" calcext:value-type="error">
            <text:p>#N/D</text:p>
          </table:table-cell>
          <table:table-cell table:style-name="ce457" table:formula="of:=VLOOKUP([.D17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2];[$datos.$W$2:.$Y$15];2;0)" office:value-type="string" office:string-value="" calcext:value-type="error">
            <text:p>#N/D</text:p>
          </table:table-cell>
          <table:table-cell table:style-name="ce457" table:formula="of:=VLOOKUP([.L17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3];[$datos.$H$2:.$K$40];2;0)" office:value-type="string" office:string-value="" calcext:value-type="error">
            <text:p>#N/D</text:p>
          </table:table-cell>
          <table:table-cell table:style-name="ce457" table:formula="of:=VLOOKUP([.D173];[$datos.$H$2:.$K$40];3;0)" office:value-type="string" office:string-value="" calcext:value-type="error">
            <text:p>#N/D</text:p>
          </table:table-cell>
          <table:table-cell table:style-name="ce457" table:formula="of:=VLOOKUP([.D17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3];[$datos.$W$2:.$Y$15];2;0)" office:value-type="string" office:string-value="" calcext:value-type="error">
            <text:p>#N/D</text:p>
          </table:table-cell>
          <table:table-cell table:style-name="ce457" table:formula="of:=VLOOKUP([.L17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6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4];[$datos.$H$2:.$K$40];2;0)" office:value-type="string" office:string-value="" calcext:value-type="error">
            <text:p>#N/D</text:p>
          </table:table-cell>
          <table:table-cell table:style-name="ce457" table:formula="of:=VLOOKUP([.D174];[$datos.$H$2:.$K$40];3;0)" office:value-type="string" office:string-value="" calcext:value-type="error">
            <text:p>#N/D</text:p>
          </table:table-cell>
          <table:table-cell table:style-name="ce457" table:formula="of:=VLOOKUP([.D17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4];[$datos.$W$2:.$Y$15];2;0)" office:value-type="string" office:string-value="" calcext:value-type="error">
            <text:p>#N/D</text:p>
          </table:table-cell>
          <table:table-cell table:style-name="ce457" table:formula="of:=VLOOKUP([.L17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5];[$datos.$H$2:.$K$40];2;0)" office:value-type="string" office:string-value="" calcext:value-type="error">
            <text:p>#N/D</text:p>
          </table:table-cell>
          <table:table-cell table:style-name="ce457" table:formula="of:=VLOOKUP([.D175];[$datos.$H$2:.$K$40];3;0)" office:value-type="string" office:string-value="" calcext:value-type="error">
            <text:p>#N/D</text:p>
          </table:table-cell>
          <table:table-cell table:style-name="ce457" table:formula="of:=VLOOKUP([.D17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5];[$datos.$W$2:.$Y$15];2;0)" office:value-type="string" office:string-value="" calcext:value-type="error">
            <text:p>#N/D</text:p>
          </table:table-cell>
          <table:table-cell table:style-name="ce457" table:formula="of:=VLOOKUP([.L17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6];[$datos.$H$2:.$K$40];2;0)" office:value-type="string" office:string-value="" calcext:value-type="error">
            <text:p>#N/D</text:p>
          </table:table-cell>
          <table:table-cell table:style-name="ce457" table:formula="of:=VLOOKUP([.D176];[$datos.$H$2:.$K$40];3;0)" office:value-type="string" office:string-value="" calcext:value-type="error">
            <text:p>#N/D</text:p>
          </table:table-cell>
          <table:table-cell table:style-name="ce457" table:formula="of:=VLOOKUP([.D17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6];[$datos.$W$2:.$Y$15];2;0)" office:value-type="string" office:string-value="" calcext:value-type="error">
            <text:p>#N/D</text:p>
          </table:table-cell>
          <table:table-cell table:style-name="ce457" table:formula="of:=VLOOKUP([.L17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7];[$datos.$H$2:.$K$40];2;0)" office:value-type="string" office:string-value="" calcext:value-type="error">
            <text:p>#N/D</text:p>
          </table:table-cell>
          <table:table-cell table:style-name="ce457" table:formula="of:=VLOOKUP([.D177];[$datos.$H$2:.$K$40];3;0)" office:value-type="string" office:string-value="" calcext:value-type="error">
            <text:p>#N/D</text:p>
          </table:table-cell>
          <table:table-cell table:style-name="ce457" table:formula="of:=VLOOKUP([.D17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7];[$datos.$W$2:.$Y$15];2;0)" office:value-type="string" office:string-value="" calcext:value-type="error">
            <text:p>#N/D</text:p>
          </table:table-cell>
          <table:table-cell table:style-name="ce457" table:formula="of:=VLOOKUP([.L17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8];[$datos.$H$2:.$K$40];2;0)" office:value-type="string" office:string-value="" calcext:value-type="error">
            <text:p>#N/D</text:p>
          </table:table-cell>
          <table:table-cell table:style-name="ce457" table:formula="of:=VLOOKUP([.D178];[$datos.$H$2:.$K$40];3;0)" office:value-type="string" office:string-value="" calcext:value-type="error">
            <text:p>#N/D</text:p>
          </table:table-cell>
          <table:table-cell table:style-name="ce457" table:formula="of:=VLOOKUP([.D17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8];[$datos.$W$2:.$Y$15];2;0)" office:value-type="string" office:string-value="" calcext:value-type="error">
            <text:p>#N/D</text:p>
          </table:table-cell>
          <table:table-cell table:style-name="ce457" table:formula="of:=VLOOKUP([.L17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79];[$datos.$H$2:.$K$40];2;0)" office:value-type="string" office:string-value="" calcext:value-type="error">
            <text:p>#N/D</text:p>
          </table:table-cell>
          <table:table-cell table:style-name="ce457" table:formula="of:=VLOOKUP([.D179];[$datos.$H$2:.$K$40];3;0)" office:value-type="string" office:string-value="" calcext:value-type="error">
            <text:p>#N/D</text:p>
          </table:table-cell>
          <table:table-cell table:style-name="ce457" table:formula="of:=VLOOKUP([.D17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79];[$datos.$W$2:.$Y$15];2;0)" office:value-type="string" office:string-value="" calcext:value-type="error">
            <text:p>#N/D</text:p>
          </table:table-cell>
          <table:table-cell table:style-name="ce457" table:formula="of:=VLOOKUP([.L17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0];[$datos.$H$2:.$K$40];2;0)" office:value-type="string" office:string-value="" calcext:value-type="error">
            <text:p>#N/D</text:p>
          </table:table-cell>
          <table:table-cell table:style-name="ce457" table:formula="of:=VLOOKUP([.D180];[$datos.$H$2:.$K$40];3;0)" office:value-type="string" office:string-value="" calcext:value-type="error">
            <text:p>#N/D</text:p>
          </table:table-cell>
          <table:table-cell table:style-name="ce457" table:formula="of:=VLOOKUP([.D18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0];[$datos.$W$2:.$Y$15];2;0)" office:value-type="string" office:string-value="" calcext:value-type="error">
            <text:p>#N/D</text:p>
          </table:table-cell>
          <table:table-cell table:style-name="ce457" table:formula="of:=VLOOKUP([.L18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1];[$datos.$H$2:.$K$40];2;0)" office:value-type="string" office:string-value="" calcext:value-type="error">
            <text:p>#N/D</text:p>
          </table:table-cell>
          <table:table-cell table:style-name="ce457" table:formula="of:=VLOOKUP([.D181];[$datos.$H$2:.$K$40];3;0)" office:value-type="string" office:string-value="" calcext:value-type="error">
            <text:p>#N/D</text:p>
          </table:table-cell>
          <table:table-cell table:style-name="ce457" table:formula="of:=VLOOKUP([.D18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1];[$datos.$W$2:.$Y$15];2;0)" office:value-type="string" office:string-value="" calcext:value-type="error">
            <text:p>#N/D</text:p>
          </table:table-cell>
          <table:table-cell table:style-name="ce457" table:formula="of:=VLOOKUP([.L18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2];[$datos.$H$2:.$K$40];2;0)" office:value-type="string" office:string-value="" calcext:value-type="error">
            <text:p>#N/D</text:p>
          </table:table-cell>
          <table:table-cell table:style-name="ce457" table:formula="of:=VLOOKUP([.D182];[$datos.$H$2:.$K$40];3;0)" office:value-type="string" office:string-value="" calcext:value-type="error">
            <text:p>#N/D</text:p>
          </table:table-cell>
          <table:table-cell table:style-name="ce457" table:formula="of:=VLOOKUP([.D18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2];[$datos.$W$2:.$Y$15];2;0)" office:value-type="string" office:string-value="" calcext:value-type="error">
            <text:p>#N/D</text:p>
          </table:table-cell>
          <table:table-cell table:style-name="ce457" table:formula="of:=VLOOKUP([.L18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3];[$datos.$H$2:.$K$40];2;0)" office:value-type="string" office:string-value="" calcext:value-type="error">
            <text:p>#N/D</text:p>
          </table:table-cell>
          <table:table-cell table:style-name="ce457" table:formula="of:=VLOOKUP([.D183];[$datos.$H$2:.$K$40];3;0)" office:value-type="string" office:string-value="" calcext:value-type="error">
            <text:p>#N/D</text:p>
          </table:table-cell>
          <table:table-cell table:style-name="ce457" table:formula="of:=VLOOKUP([.D18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3];[$datos.$W$2:.$Y$15];2;0)" office:value-type="string" office:string-value="" calcext:value-type="error">
            <text:p>#N/D</text:p>
          </table:table-cell>
          <table:table-cell table:style-name="ce457" table:formula="of:=VLOOKUP([.L18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7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4];[$datos.$H$2:.$K$40];2;0)" office:value-type="string" office:string-value="" calcext:value-type="error">
            <text:p>#N/D</text:p>
          </table:table-cell>
          <table:table-cell table:style-name="ce457" table:formula="of:=VLOOKUP([.D184];[$datos.$H$2:.$K$40];3;0)" office:value-type="string" office:string-value="" calcext:value-type="error">
            <text:p>#N/D</text:p>
          </table:table-cell>
          <table:table-cell table:style-name="ce457" table:formula="of:=VLOOKUP([.D18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4];[$datos.$W$2:.$Y$15];2;0)" office:value-type="string" office:string-value="" calcext:value-type="error">
            <text:p>#N/D</text:p>
          </table:table-cell>
          <table:table-cell table:style-name="ce457" table:formula="of:=VLOOKUP([.L18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5];[$datos.$H$2:.$K$40];2;0)" office:value-type="string" office:string-value="" calcext:value-type="error">
            <text:p>#N/D</text:p>
          </table:table-cell>
          <table:table-cell table:style-name="ce457" table:formula="of:=VLOOKUP([.D185];[$datos.$H$2:.$K$40];3;0)" office:value-type="string" office:string-value="" calcext:value-type="error">
            <text:p>#N/D</text:p>
          </table:table-cell>
          <table:table-cell table:style-name="ce457" table:formula="of:=VLOOKUP([.D18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5];[$datos.$W$2:.$Y$15];2;0)" office:value-type="string" office:string-value="" calcext:value-type="error">
            <text:p>#N/D</text:p>
          </table:table-cell>
          <table:table-cell table:style-name="ce457" table:formula="of:=VLOOKUP([.L18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6];[$datos.$H$2:.$K$40];2;0)" office:value-type="string" office:string-value="" calcext:value-type="error">
            <text:p>#N/D</text:p>
          </table:table-cell>
          <table:table-cell table:style-name="ce457" table:formula="of:=VLOOKUP([.D186];[$datos.$H$2:.$K$40];3;0)" office:value-type="string" office:string-value="" calcext:value-type="error">
            <text:p>#N/D</text:p>
          </table:table-cell>
          <table:table-cell table:style-name="ce457" table:formula="of:=VLOOKUP([.D18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6];[$datos.$W$2:.$Y$15];2;0)" office:value-type="string" office:string-value="" calcext:value-type="error">
            <text:p>#N/D</text:p>
          </table:table-cell>
          <table:table-cell table:style-name="ce457" table:formula="of:=VLOOKUP([.L18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7];[$datos.$H$2:.$K$40];2;0)" office:value-type="string" office:string-value="" calcext:value-type="error">
            <text:p>#N/D</text:p>
          </table:table-cell>
          <table:table-cell table:style-name="ce457" table:formula="of:=VLOOKUP([.D187];[$datos.$H$2:.$K$40];3;0)" office:value-type="string" office:string-value="" calcext:value-type="error">
            <text:p>#N/D</text:p>
          </table:table-cell>
          <table:table-cell table:style-name="ce457" table:formula="of:=VLOOKUP([.D18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7];[$datos.$W$2:.$Y$15];2;0)" office:value-type="string" office:string-value="" calcext:value-type="error">
            <text:p>#N/D</text:p>
          </table:table-cell>
          <table:table-cell table:style-name="ce457" table:formula="of:=VLOOKUP([.L18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8];[$datos.$H$2:.$K$40];2;0)" office:value-type="string" office:string-value="" calcext:value-type="error">
            <text:p>#N/D</text:p>
          </table:table-cell>
          <table:table-cell table:style-name="ce457" table:formula="of:=VLOOKUP([.D188];[$datos.$H$2:.$K$40];3;0)" office:value-type="string" office:string-value="" calcext:value-type="error">
            <text:p>#N/D</text:p>
          </table:table-cell>
          <table:table-cell table:style-name="ce457" table:formula="of:=VLOOKUP([.D18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8];[$datos.$W$2:.$Y$15];2;0)" office:value-type="string" office:string-value="" calcext:value-type="error">
            <text:p>#N/D</text:p>
          </table:table-cell>
          <table:table-cell table:style-name="ce457" table:formula="of:=VLOOKUP([.L18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89];[$datos.$H$2:.$K$40];2;0)" office:value-type="string" office:string-value="" calcext:value-type="error">
            <text:p>#N/D</text:p>
          </table:table-cell>
          <table:table-cell table:style-name="ce457" table:formula="of:=VLOOKUP([.D189];[$datos.$H$2:.$K$40];3;0)" office:value-type="string" office:string-value="" calcext:value-type="error">
            <text:p>#N/D</text:p>
          </table:table-cell>
          <table:table-cell table:style-name="ce457" table:formula="of:=VLOOKUP([.D18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89];[$datos.$W$2:.$Y$15];2;0)" office:value-type="string" office:string-value="" calcext:value-type="error">
            <text:p>#N/D</text:p>
          </table:table-cell>
          <table:table-cell table:style-name="ce457" table:formula="of:=VLOOKUP([.L18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0];[$datos.$H$2:.$K$40];2;0)" office:value-type="string" office:string-value="" calcext:value-type="error">
            <text:p>#N/D</text:p>
          </table:table-cell>
          <table:table-cell table:style-name="ce457" table:formula="of:=VLOOKUP([.D190];[$datos.$H$2:.$K$40];3;0)" office:value-type="string" office:string-value="" calcext:value-type="error">
            <text:p>#N/D</text:p>
          </table:table-cell>
          <table:table-cell table:style-name="ce457" table:formula="of:=VLOOKUP([.D19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0];[$datos.$W$2:.$Y$15];2;0)" office:value-type="string" office:string-value="" calcext:value-type="error">
            <text:p>#N/D</text:p>
          </table:table-cell>
          <table:table-cell table:style-name="ce457" table:formula="of:=VLOOKUP([.L19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1];[$datos.$H$2:.$K$40];2;0)" office:value-type="string" office:string-value="" calcext:value-type="error">
            <text:p>#N/D</text:p>
          </table:table-cell>
          <table:table-cell table:style-name="ce457" table:formula="of:=VLOOKUP([.D191];[$datos.$H$2:.$K$40];3;0)" office:value-type="string" office:string-value="" calcext:value-type="error">
            <text:p>#N/D</text:p>
          </table:table-cell>
          <table:table-cell table:style-name="ce457" table:formula="of:=VLOOKUP([.D19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1];[$datos.$W$2:.$Y$15];2;0)" office:value-type="string" office:string-value="" calcext:value-type="error">
            <text:p>#N/D</text:p>
          </table:table-cell>
          <table:table-cell table:style-name="ce457" table:formula="of:=VLOOKUP([.L19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2];[$datos.$H$2:.$K$40];2;0)" office:value-type="string" office:string-value="" calcext:value-type="error">
            <text:p>#N/D</text:p>
          </table:table-cell>
          <table:table-cell table:style-name="ce457" table:formula="of:=VLOOKUP([.D192];[$datos.$H$2:.$K$40];3;0)" office:value-type="string" office:string-value="" calcext:value-type="error">
            <text:p>#N/D</text:p>
          </table:table-cell>
          <table:table-cell table:style-name="ce457" table:formula="of:=VLOOKUP([.D19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2];[$datos.$W$2:.$Y$15];2;0)" office:value-type="string" office:string-value="" calcext:value-type="error">
            <text:p>#N/D</text:p>
          </table:table-cell>
          <table:table-cell table:style-name="ce457" table:formula="of:=VLOOKUP([.L19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3];[$datos.$H$2:.$K$40];2;0)" office:value-type="string" office:string-value="" calcext:value-type="error">
            <text:p>#N/D</text:p>
          </table:table-cell>
          <table:table-cell table:style-name="ce457" table:formula="of:=VLOOKUP([.D193];[$datos.$H$2:.$K$40];3;0)" office:value-type="string" office:string-value="" calcext:value-type="error">
            <text:p>#N/D</text:p>
          </table:table-cell>
          <table:table-cell table:style-name="ce457" table:formula="of:=VLOOKUP([.D19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3];[$datos.$W$2:.$Y$15];2;0)" office:value-type="string" office:string-value="" calcext:value-type="error">
            <text:p>#N/D</text:p>
          </table:table-cell>
          <table:table-cell table:style-name="ce457" table:formula="of:=VLOOKUP([.L19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8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4];[$datos.$H$2:.$K$40];2;0)" office:value-type="string" office:string-value="" calcext:value-type="error">
            <text:p>#N/D</text:p>
          </table:table-cell>
          <table:table-cell table:style-name="ce457" table:formula="of:=VLOOKUP([.D194];[$datos.$H$2:.$K$40];3;0)" office:value-type="string" office:string-value="" calcext:value-type="error">
            <text:p>#N/D</text:p>
          </table:table-cell>
          <table:table-cell table:style-name="ce457" table:formula="of:=VLOOKUP([.D19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4];[$datos.$W$2:.$Y$15];2;0)" office:value-type="string" office:string-value="" calcext:value-type="error">
            <text:p>#N/D</text:p>
          </table:table-cell>
          <table:table-cell table:style-name="ce457" table:formula="of:=VLOOKUP([.L19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5];[$datos.$H$2:.$K$40];2;0)" office:value-type="string" office:string-value="" calcext:value-type="error">
            <text:p>#N/D</text:p>
          </table:table-cell>
          <table:table-cell table:style-name="ce457" table:formula="of:=VLOOKUP([.D195];[$datos.$H$2:.$K$40];3;0)" office:value-type="string" office:string-value="" calcext:value-type="error">
            <text:p>#N/D</text:p>
          </table:table-cell>
          <table:table-cell table:style-name="ce457" table:formula="of:=VLOOKUP([.D19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5];[$datos.$W$2:.$Y$15];2;0)" office:value-type="string" office:string-value="" calcext:value-type="error">
            <text:p>#N/D</text:p>
          </table:table-cell>
          <table:table-cell table:style-name="ce457" table:formula="of:=VLOOKUP([.L19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6];[$datos.$H$2:.$K$40];2;0)" office:value-type="string" office:string-value="" calcext:value-type="error">
            <text:p>#N/D</text:p>
          </table:table-cell>
          <table:table-cell table:style-name="ce457" table:formula="of:=VLOOKUP([.D196];[$datos.$H$2:.$K$40];3;0)" office:value-type="string" office:string-value="" calcext:value-type="error">
            <text:p>#N/D</text:p>
          </table:table-cell>
          <table:table-cell table:style-name="ce457" table:formula="of:=VLOOKUP([.D19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6];[$datos.$W$2:.$Y$15];2;0)" office:value-type="string" office:string-value="" calcext:value-type="error">
            <text:p>#N/D</text:p>
          </table:table-cell>
          <table:table-cell table:style-name="ce457" table:formula="of:=VLOOKUP([.L19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7];[$datos.$H$2:.$K$40];2;0)" office:value-type="string" office:string-value="" calcext:value-type="error">
            <text:p>#N/D</text:p>
          </table:table-cell>
          <table:table-cell table:style-name="ce457" table:formula="of:=VLOOKUP([.D197];[$datos.$H$2:.$K$40];3;0)" office:value-type="string" office:string-value="" calcext:value-type="error">
            <text:p>#N/D</text:p>
          </table:table-cell>
          <table:table-cell table:style-name="ce457" table:formula="of:=VLOOKUP([.D19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7];[$datos.$W$2:.$Y$15];2;0)" office:value-type="string" office:string-value="" calcext:value-type="error">
            <text:p>#N/D</text:p>
          </table:table-cell>
          <table:table-cell table:style-name="ce457" table:formula="of:=VLOOKUP([.L19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8];[$datos.$H$2:.$K$40];2;0)" office:value-type="string" office:string-value="" calcext:value-type="error">
            <text:p>#N/D</text:p>
          </table:table-cell>
          <table:table-cell table:style-name="ce457" table:formula="of:=VLOOKUP([.D198];[$datos.$H$2:.$K$40];3;0)" office:value-type="string" office:string-value="" calcext:value-type="error">
            <text:p>#N/D</text:p>
          </table:table-cell>
          <table:table-cell table:style-name="ce457" table:formula="of:=VLOOKUP([.D19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8];[$datos.$W$2:.$Y$15];2;0)" office:value-type="string" office:string-value="" calcext:value-type="error">
            <text:p>#N/D</text:p>
          </table:table-cell>
          <table:table-cell table:style-name="ce457" table:formula="of:=VLOOKUP([.L19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199];[$datos.$H$2:.$K$40];2;0)" office:value-type="string" office:string-value="" calcext:value-type="error">
            <text:p>#N/D</text:p>
          </table:table-cell>
          <table:table-cell table:style-name="ce457" table:formula="of:=VLOOKUP([.D199];[$datos.$H$2:.$K$40];3;0)" office:value-type="string" office:string-value="" calcext:value-type="error">
            <text:p>#N/D</text:p>
          </table:table-cell>
          <table:table-cell table:style-name="ce457" table:formula="of:=VLOOKUP([.D19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199];[$datos.$W$2:.$Y$15];2;0)" office:value-type="string" office:string-value="" calcext:value-type="error">
            <text:p>#N/D</text:p>
          </table:table-cell>
          <table:table-cell table:style-name="ce457" table:formula="of:=VLOOKUP([.L19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0];[$datos.$H$2:.$K$40];2;0)" office:value-type="string" office:string-value="" calcext:value-type="error">
            <text:p>#N/D</text:p>
          </table:table-cell>
          <table:table-cell table:style-name="ce457" table:formula="of:=VLOOKUP([.D200];[$datos.$H$2:.$K$40];3;0)" office:value-type="string" office:string-value="" calcext:value-type="error">
            <text:p>#N/D</text:p>
          </table:table-cell>
          <table:table-cell table:style-name="ce457" table:formula="of:=VLOOKUP([.D20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0];[$datos.$W$2:.$Y$15];2;0)" office:value-type="string" office:string-value="" calcext:value-type="error">
            <text:p>#N/D</text:p>
          </table:table-cell>
          <table:table-cell table:style-name="ce457" table:formula="of:=VLOOKUP([.L20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1];[$datos.$H$2:.$K$40];2;0)" office:value-type="string" office:string-value="" calcext:value-type="error">
            <text:p>#N/D</text:p>
          </table:table-cell>
          <table:table-cell table:style-name="ce457" table:formula="of:=VLOOKUP([.D201];[$datos.$H$2:.$K$40];3;0)" office:value-type="string" office:string-value="" calcext:value-type="error">
            <text:p>#N/D</text:p>
          </table:table-cell>
          <table:table-cell table:style-name="ce457" table:formula="of:=VLOOKUP([.D20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1];[$datos.$W$2:.$Y$15];2;0)" office:value-type="string" office:string-value="" calcext:value-type="error">
            <text:p>#N/D</text:p>
          </table:table-cell>
          <table:table-cell table:style-name="ce457" table:formula="of:=VLOOKUP([.L20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2];[$datos.$H$2:.$K$40];2;0)" office:value-type="string" office:string-value="" calcext:value-type="error">
            <text:p>#N/D</text:p>
          </table:table-cell>
          <table:table-cell table:style-name="ce457" table:formula="of:=VLOOKUP([.D202];[$datos.$H$2:.$K$40];3;0)" office:value-type="string" office:string-value="" calcext:value-type="error">
            <text:p>#N/D</text:p>
          </table:table-cell>
          <table:table-cell table:style-name="ce457" table:formula="of:=VLOOKUP([.D20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2];[$datos.$W$2:.$Y$15];2;0)" office:value-type="string" office:string-value="" calcext:value-type="error">
            <text:p>#N/D</text:p>
          </table:table-cell>
          <table:table-cell table:style-name="ce457" table:formula="of:=VLOOKUP([.L20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3];[$datos.$H$2:.$K$40];2;0)" office:value-type="string" office:string-value="" calcext:value-type="error">
            <text:p>#N/D</text:p>
          </table:table-cell>
          <table:table-cell table:style-name="ce457" table:formula="of:=VLOOKUP([.D203];[$datos.$H$2:.$K$40];3;0)" office:value-type="string" office:string-value="" calcext:value-type="error">
            <text:p>#N/D</text:p>
          </table:table-cell>
          <table:table-cell table:style-name="ce457" table:formula="of:=VLOOKUP([.D20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3];[$datos.$W$2:.$Y$15];2;0)" office:value-type="string" office:string-value="" calcext:value-type="error">
            <text:p>#N/D</text:p>
          </table:table-cell>
          <table:table-cell table:style-name="ce457" table:formula="of:=VLOOKUP([.L20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9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4];[$datos.$H$2:.$K$40];2;0)" office:value-type="string" office:string-value="" calcext:value-type="error">
            <text:p>#N/D</text:p>
          </table:table-cell>
          <table:table-cell table:style-name="ce457" table:formula="of:=VLOOKUP([.D204];[$datos.$H$2:.$K$40];3;0)" office:value-type="string" office:string-value="" calcext:value-type="error">
            <text:p>#N/D</text:p>
          </table:table-cell>
          <table:table-cell table:style-name="ce457" table:formula="of:=VLOOKUP([.D20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4];[$datos.$W$2:.$Y$15];2;0)" office:value-type="string" office:string-value="" calcext:value-type="error">
            <text:p>#N/D</text:p>
          </table:table-cell>
          <table:table-cell table:style-name="ce457" table:formula="of:=VLOOKUP([.L20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5];[$datos.$H$2:.$K$40];2;0)" office:value-type="string" office:string-value="" calcext:value-type="error">
            <text:p>#N/D</text:p>
          </table:table-cell>
          <table:table-cell table:style-name="ce457" table:formula="of:=VLOOKUP([.D205];[$datos.$H$2:.$K$40];3;0)" office:value-type="string" office:string-value="" calcext:value-type="error">
            <text:p>#N/D</text:p>
          </table:table-cell>
          <table:table-cell table:style-name="ce457" table:formula="of:=VLOOKUP([.D20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5];[$datos.$W$2:.$Y$15];2;0)" office:value-type="string" office:string-value="" calcext:value-type="error">
            <text:p>#N/D</text:p>
          </table:table-cell>
          <table:table-cell table:style-name="ce457" table:formula="of:=VLOOKUP([.L20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6];[$datos.$H$2:.$K$40];2;0)" office:value-type="string" office:string-value="" calcext:value-type="error">
            <text:p>#N/D</text:p>
          </table:table-cell>
          <table:table-cell table:style-name="ce457" table:formula="of:=VLOOKUP([.D206];[$datos.$H$2:.$K$40];3;0)" office:value-type="string" office:string-value="" calcext:value-type="error">
            <text:p>#N/D</text:p>
          </table:table-cell>
          <table:table-cell table:style-name="ce457" table:formula="of:=VLOOKUP([.D20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6];[$datos.$W$2:.$Y$15];2;0)" office:value-type="string" office:string-value="" calcext:value-type="error">
            <text:p>#N/D</text:p>
          </table:table-cell>
          <table:table-cell table:style-name="ce457" table:formula="of:=VLOOKUP([.L20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7];[$datos.$H$2:.$K$40];2;0)" office:value-type="string" office:string-value="" calcext:value-type="error">
            <text:p>#N/D</text:p>
          </table:table-cell>
          <table:table-cell table:style-name="ce457" table:formula="of:=VLOOKUP([.D207];[$datos.$H$2:.$K$40];3;0)" office:value-type="string" office:string-value="" calcext:value-type="error">
            <text:p>#N/D</text:p>
          </table:table-cell>
          <table:table-cell table:style-name="ce457" table:formula="of:=VLOOKUP([.D20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7];[$datos.$W$2:.$Y$15];2;0)" office:value-type="string" office:string-value="" calcext:value-type="error">
            <text:p>#N/D</text:p>
          </table:table-cell>
          <table:table-cell table:style-name="ce457" table:formula="of:=VLOOKUP([.L20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8];[$datos.$H$2:.$K$40];2;0)" office:value-type="string" office:string-value="" calcext:value-type="error">
            <text:p>#N/D</text:p>
          </table:table-cell>
          <table:table-cell table:style-name="ce457" table:formula="of:=VLOOKUP([.D208];[$datos.$H$2:.$K$40];3;0)" office:value-type="string" office:string-value="" calcext:value-type="error">
            <text:p>#N/D</text:p>
          </table:table-cell>
          <table:table-cell table:style-name="ce457" table:formula="of:=VLOOKUP([.D20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8];[$datos.$W$2:.$Y$15];2;0)" office:value-type="string" office:string-value="" calcext:value-type="error">
            <text:p>#N/D</text:p>
          </table:table-cell>
          <table:table-cell table:style-name="ce457" table:formula="of:=VLOOKUP([.L20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09];[$datos.$H$2:.$K$40];2;0)" office:value-type="string" office:string-value="" calcext:value-type="error">
            <text:p>#N/D</text:p>
          </table:table-cell>
          <table:table-cell table:style-name="ce457" table:formula="of:=VLOOKUP([.D209];[$datos.$H$2:.$K$40];3;0)" office:value-type="string" office:string-value="" calcext:value-type="error">
            <text:p>#N/D</text:p>
          </table:table-cell>
          <table:table-cell table:style-name="ce457" table:formula="of:=VLOOKUP([.D20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09];[$datos.$W$2:.$Y$15];2;0)" office:value-type="string" office:string-value="" calcext:value-type="error">
            <text:p>#N/D</text:p>
          </table:table-cell>
          <table:table-cell table:style-name="ce457" table:formula="of:=VLOOKUP([.L20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0];[$datos.$H$2:.$K$40];2;0)" office:value-type="string" office:string-value="" calcext:value-type="error">
            <text:p>#N/D</text:p>
          </table:table-cell>
          <table:table-cell table:style-name="ce457" table:formula="of:=VLOOKUP([.D210];[$datos.$H$2:.$K$40];3;0)" office:value-type="string" office:string-value="" calcext:value-type="error">
            <text:p>#N/D</text:p>
          </table:table-cell>
          <table:table-cell table:style-name="ce457" table:formula="of:=VLOOKUP([.D21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0];[$datos.$W$2:.$Y$15];2;0)" office:value-type="string" office:string-value="" calcext:value-type="error">
            <text:p>#N/D</text:p>
          </table:table-cell>
          <table:table-cell table:style-name="ce457" table:formula="of:=VLOOKUP([.L21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1];[$datos.$H$2:.$K$40];2;0)" office:value-type="string" office:string-value="" calcext:value-type="error">
            <text:p>#N/D</text:p>
          </table:table-cell>
          <table:table-cell table:style-name="ce457" table:formula="of:=VLOOKUP([.D211];[$datos.$H$2:.$K$40];3;0)" office:value-type="string" office:string-value="" calcext:value-type="error">
            <text:p>#N/D</text:p>
          </table:table-cell>
          <table:table-cell table:style-name="ce457" table:formula="of:=VLOOKUP([.D21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1];[$datos.$W$2:.$Y$15];2;0)" office:value-type="string" office:string-value="" calcext:value-type="error">
            <text:p>#N/D</text:p>
          </table:table-cell>
          <table:table-cell table:style-name="ce457" table:formula="of:=VLOOKUP([.L21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2];[$datos.$H$2:.$K$40];2;0)" office:value-type="string" office:string-value="" calcext:value-type="error">
            <text:p>#N/D</text:p>
          </table:table-cell>
          <table:table-cell table:style-name="ce457" table:formula="of:=VLOOKUP([.D212];[$datos.$H$2:.$K$40];3;0)" office:value-type="string" office:string-value="" calcext:value-type="error">
            <text:p>#N/D</text:p>
          </table:table-cell>
          <table:table-cell table:style-name="ce457" table:formula="of:=VLOOKUP([.D21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2];[$datos.$W$2:.$Y$15];2;0)" office:value-type="string" office:string-value="" calcext:value-type="error">
            <text:p>#N/D</text:p>
          </table:table-cell>
          <table:table-cell table:style-name="ce457" table:formula="of:=VLOOKUP([.L21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3];[$datos.$H$2:.$K$40];2;0)" office:value-type="string" office:string-value="" calcext:value-type="error">
            <text:p>#N/D</text:p>
          </table:table-cell>
          <table:table-cell table:style-name="ce457" table:formula="of:=VLOOKUP([.D213];[$datos.$H$2:.$K$40];3;0)" office:value-type="string" office:string-value="" calcext:value-type="error">
            <text:p>#N/D</text:p>
          </table:table-cell>
          <table:table-cell table:style-name="ce457" table:formula="of:=VLOOKUP([.D21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3];[$datos.$W$2:.$Y$15];2;0)" office:value-type="string" office:string-value="" calcext:value-type="error">
            <text:p>#N/D</text:p>
          </table:table-cell>
          <table:table-cell table:style-name="ce457" table:formula="of:=VLOOKUP([.L21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0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4];[$datos.$H$2:.$K$40];2;0)" office:value-type="string" office:string-value="" calcext:value-type="error">
            <text:p>#N/D</text:p>
          </table:table-cell>
          <table:table-cell table:style-name="ce457" table:formula="of:=VLOOKUP([.D214];[$datos.$H$2:.$K$40];3;0)" office:value-type="string" office:string-value="" calcext:value-type="error">
            <text:p>#N/D</text:p>
          </table:table-cell>
          <table:table-cell table:style-name="ce457" table:formula="of:=VLOOKUP([.D21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4];[$datos.$W$2:.$Y$15];2;0)" office:value-type="string" office:string-value="" calcext:value-type="error">
            <text:p>#N/D</text:p>
          </table:table-cell>
          <table:table-cell table:style-name="ce457" table:formula="of:=VLOOKUP([.L21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5];[$datos.$H$2:.$K$40];2;0)" office:value-type="string" office:string-value="" calcext:value-type="error">
            <text:p>#N/D</text:p>
          </table:table-cell>
          <table:table-cell table:style-name="ce457" table:formula="of:=VLOOKUP([.D215];[$datos.$H$2:.$K$40];3;0)" office:value-type="string" office:string-value="" calcext:value-type="error">
            <text:p>#N/D</text:p>
          </table:table-cell>
          <table:table-cell table:style-name="ce457" table:formula="of:=VLOOKUP([.D21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5];[$datos.$W$2:.$Y$15];2;0)" office:value-type="string" office:string-value="" calcext:value-type="error">
            <text:p>#N/D</text:p>
          </table:table-cell>
          <table:table-cell table:style-name="ce457" table:formula="of:=VLOOKUP([.L21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6];[$datos.$H$2:.$K$40];2;0)" office:value-type="string" office:string-value="" calcext:value-type="error">
            <text:p>#N/D</text:p>
          </table:table-cell>
          <table:table-cell table:style-name="ce457" table:formula="of:=VLOOKUP([.D216];[$datos.$H$2:.$K$40];3;0)" office:value-type="string" office:string-value="" calcext:value-type="error">
            <text:p>#N/D</text:p>
          </table:table-cell>
          <table:table-cell table:style-name="ce457" table:formula="of:=VLOOKUP([.D21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6];[$datos.$W$2:.$Y$15];2;0)" office:value-type="string" office:string-value="" calcext:value-type="error">
            <text:p>#N/D</text:p>
          </table:table-cell>
          <table:table-cell table:style-name="ce457" table:formula="of:=VLOOKUP([.L21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7];[$datos.$H$2:.$K$40];2;0)" office:value-type="string" office:string-value="" calcext:value-type="error">
            <text:p>#N/D</text:p>
          </table:table-cell>
          <table:table-cell table:style-name="ce457" table:formula="of:=VLOOKUP([.D217];[$datos.$H$2:.$K$40];3;0)" office:value-type="string" office:string-value="" calcext:value-type="error">
            <text:p>#N/D</text:p>
          </table:table-cell>
          <table:table-cell table:style-name="ce457" table:formula="of:=VLOOKUP([.D21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7];[$datos.$W$2:.$Y$15];2;0)" office:value-type="string" office:string-value="" calcext:value-type="error">
            <text:p>#N/D</text:p>
          </table:table-cell>
          <table:table-cell table:style-name="ce457" table:formula="of:=VLOOKUP([.L21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8];[$datos.$H$2:.$K$40];2;0)" office:value-type="string" office:string-value="" calcext:value-type="error">
            <text:p>#N/D</text:p>
          </table:table-cell>
          <table:table-cell table:style-name="ce457" table:formula="of:=VLOOKUP([.D218];[$datos.$H$2:.$K$40];3;0)" office:value-type="string" office:string-value="" calcext:value-type="error">
            <text:p>#N/D</text:p>
          </table:table-cell>
          <table:table-cell table:style-name="ce457" table:formula="of:=VLOOKUP([.D21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8];[$datos.$W$2:.$Y$15];2;0)" office:value-type="string" office:string-value="" calcext:value-type="error">
            <text:p>#N/D</text:p>
          </table:table-cell>
          <table:table-cell table:style-name="ce457" table:formula="of:=VLOOKUP([.L21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19];[$datos.$H$2:.$K$40];2;0)" office:value-type="string" office:string-value="" calcext:value-type="error">
            <text:p>#N/D</text:p>
          </table:table-cell>
          <table:table-cell table:style-name="ce457" table:formula="of:=VLOOKUP([.D219];[$datos.$H$2:.$K$40];3;0)" office:value-type="string" office:string-value="" calcext:value-type="error">
            <text:p>#N/D</text:p>
          </table:table-cell>
          <table:table-cell table:style-name="ce457" table:formula="of:=VLOOKUP([.D21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19];[$datos.$W$2:.$Y$15];2;0)" office:value-type="string" office:string-value="" calcext:value-type="error">
            <text:p>#N/D</text:p>
          </table:table-cell>
          <table:table-cell table:style-name="ce457" table:formula="of:=VLOOKUP([.L21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0];[$datos.$H$2:.$K$40];2;0)" office:value-type="string" office:string-value="" calcext:value-type="error">
            <text:p>#N/D</text:p>
          </table:table-cell>
          <table:table-cell table:style-name="ce457" table:formula="of:=VLOOKUP([.D220];[$datos.$H$2:.$K$40];3;0)" office:value-type="string" office:string-value="" calcext:value-type="error">
            <text:p>#N/D</text:p>
          </table:table-cell>
          <table:table-cell table:style-name="ce457" table:formula="of:=VLOOKUP([.D22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0];[$datos.$W$2:.$Y$15];2;0)" office:value-type="string" office:string-value="" calcext:value-type="error">
            <text:p>#N/D</text:p>
          </table:table-cell>
          <table:table-cell table:style-name="ce457" table:formula="of:=VLOOKUP([.L22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1];[$datos.$H$2:.$K$40];2;0)" office:value-type="string" office:string-value="" calcext:value-type="error">
            <text:p>#N/D</text:p>
          </table:table-cell>
          <table:table-cell table:style-name="ce457" table:formula="of:=VLOOKUP([.D221];[$datos.$H$2:.$K$40];3;0)" office:value-type="string" office:string-value="" calcext:value-type="error">
            <text:p>#N/D</text:p>
          </table:table-cell>
          <table:table-cell table:style-name="ce457" table:formula="of:=VLOOKUP([.D22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1];[$datos.$W$2:.$Y$15];2;0)" office:value-type="string" office:string-value="" calcext:value-type="error">
            <text:p>#N/D</text:p>
          </table:table-cell>
          <table:table-cell table:style-name="ce457" table:formula="of:=VLOOKUP([.L22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2];[$datos.$H$2:.$K$40];2;0)" office:value-type="string" office:string-value="" calcext:value-type="error">
            <text:p>#N/D</text:p>
          </table:table-cell>
          <table:table-cell table:style-name="ce457" table:formula="of:=VLOOKUP([.D222];[$datos.$H$2:.$K$40];3;0)" office:value-type="string" office:string-value="" calcext:value-type="error">
            <text:p>#N/D</text:p>
          </table:table-cell>
          <table:table-cell table:style-name="ce457" table:formula="of:=VLOOKUP([.D22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2];[$datos.$W$2:.$Y$15];2;0)" office:value-type="string" office:string-value="" calcext:value-type="error">
            <text:p>#N/D</text:p>
          </table:table-cell>
          <table:table-cell table:style-name="ce457" table:formula="of:=VLOOKUP([.L22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3];[$datos.$H$2:.$K$40];2;0)" office:value-type="string" office:string-value="" calcext:value-type="error">
            <text:p>#N/D</text:p>
          </table:table-cell>
          <table:table-cell table:style-name="ce457" table:formula="of:=VLOOKUP([.D223];[$datos.$H$2:.$K$40];3;0)" office:value-type="string" office:string-value="" calcext:value-type="error">
            <text:p>#N/D</text:p>
          </table:table-cell>
          <table:table-cell table:style-name="ce457" table:formula="of:=VLOOKUP([.D22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3];[$datos.$W$2:.$Y$15];2;0)" office:value-type="string" office:string-value="" calcext:value-type="error">
            <text:p>#N/D</text:p>
          </table:table-cell>
          <table:table-cell table:style-name="ce457" table:formula="of:=VLOOKUP([.L22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1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4];[$datos.$H$2:.$K$40];2;0)" office:value-type="string" office:string-value="" calcext:value-type="error">
            <text:p>#N/D</text:p>
          </table:table-cell>
          <table:table-cell table:style-name="ce457" table:formula="of:=VLOOKUP([.D224];[$datos.$H$2:.$K$40];3;0)" office:value-type="string" office:string-value="" calcext:value-type="error">
            <text:p>#N/D</text:p>
          </table:table-cell>
          <table:table-cell table:style-name="ce457" table:formula="of:=VLOOKUP([.D22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4];[$datos.$W$2:.$Y$15];2;0)" office:value-type="string" office:string-value="" calcext:value-type="error">
            <text:p>#N/D</text:p>
          </table:table-cell>
          <table:table-cell table:style-name="ce457" table:formula="of:=VLOOKUP([.L22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5];[$datos.$H$2:.$K$40];2;0)" office:value-type="string" office:string-value="" calcext:value-type="error">
            <text:p>#N/D</text:p>
          </table:table-cell>
          <table:table-cell table:style-name="ce457" table:formula="of:=VLOOKUP([.D225];[$datos.$H$2:.$K$40];3;0)" office:value-type="string" office:string-value="" calcext:value-type="error">
            <text:p>#N/D</text:p>
          </table:table-cell>
          <table:table-cell table:style-name="ce457" table:formula="of:=VLOOKUP([.D22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5];[$datos.$W$2:.$Y$15];2;0)" office:value-type="string" office:string-value="" calcext:value-type="error">
            <text:p>#N/D</text:p>
          </table:table-cell>
          <table:table-cell table:style-name="ce457" table:formula="of:=VLOOKUP([.L22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6];[$datos.$H$2:.$K$40];2;0)" office:value-type="string" office:string-value="" calcext:value-type="error">
            <text:p>#N/D</text:p>
          </table:table-cell>
          <table:table-cell table:style-name="ce457" table:formula="of:=VLOOKUP([.D226];[$datos.$H$2:.$K$40];3;0)" office:value-type="string" office:string-value="" calcext:value-type="error">
            <text:p>#N/D</text:p>
          </table:table-cell>
          <table:table-cell table:style-name="ce457" table:formula="of:=VLOOKUP([.D22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6];[$datos.$W$2:.$Y$15];2;0)" office:value-type="string" office:string-value="" calcext:value-type="error">
            <text:p>#N/D</text:p>
          </table:table-cell>
          <table:table-cell table:style-name="ce457" table:formula="of:=VLOOKUP([.L22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7];[$datos.$H$2:.$K$40];2;0)" office:value-type="string" office:string-value="" calcext:value-type="error">
            <text:p>#N/D</text:p>
          </table:table-cell>
          <table:table-cell table:style-name="ce457" table:formula="of:=VLOOKUP([.D227];[$datos.$H$2:.$K$40];3;0)" office:value-type="string" office:string-value="" calcext:value-type="error">
            <text:p>#N/D</text:p>
          </table:table-cell>
          <table:table-cell table:style-name="ce457" table:formula="of:=VLOOKUP([.D22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7];[$datos.$W$2:.$Y$15];2;0)" office:value-type="string" office:string-value="" calcext:value-type="error">
            <text:p>#N/D</text:p>
          </table:table-cell>
          <table:table-cell table:style-name="ce457" table:formula="of:=VLOOKUP([.L22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8];[$datos.$H$2:.$K$40];2;0)" office:value-type="string" office:string-value="" calcext:value-type="error">
            <text:p>#N/D</text:p>
          </table:table-cell>
          <table:table-cell table:style-name="ce457" table:formula="of:=VLOOKUP([.D228];[$datos.$H$2:.$K$40];3;0)" office:value-type="string" office:string-value="" calcext:value-type="error">
            <text:p>#N/D</text:p>
          </table:table-cell>
          <table:table-cell table:style-name="ce457" table:formula="of:=VLOOKUP([.D22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8];[$datos.$W$2:.$Y$15];2;0)" office:value-type="string" office:string-value="" calcext:value-type="error">
            <text:p>#N/D</text:p>
          </table:table-cell>
          <table:table-cell table:style-name="ce457" table:formula="of:=VLOOKUP([.L22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29];[$datos.$H$2:.$K$40];2;0)" office:value-type="string" office:string-value="" calcext:value-type="error">
            <text:p>#N/D</text:p>
          </table:table-cell>
          <table:table-cell table:style-name="ce457" table:formula="of:=VLOOKUP([.D229];[$datos.$H$2:.$K$40];3;0)" office:value-type="string" office:string-value="" calcext:value-type="error">
            <text:p>#N/D</text:p>
          </table:table-cell>
          <table:table-cell table:style-name="ce457" table:formula="of:=VLOOKUP([.D22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29];[$datos.$W$2:.$Y$15];2;0)" office:value-type="string" office:string-value="" calcext:value-type="error">
            <text:p>#N/D</text:p>
          </table:table-cell>
          <table:table-cell table:style-name="ce457" table:formula="of:=VLOOKUP([.L22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style-name="ce4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0];[$datos.$H$2:.$K$40];2;0)" office:value-type="string" office:string-value="" calcext:value-type="error">
            <text:p>#N/D</text:p>
          </table:table-cell>
          <table:table-cell table:style-name="ce457" table:formula="of:=VLOOKUP([.D230];[$datos.$H$2:.$K$40];3;0)" office:value-type="string" office:string-value="" calcext:value-type="error">
            <text:p>#N/D</text:p>
          </table:table-cell>
          <table:table-cell table:style-name="ce457" table:formula="of:=VLOOKUP([.D23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0];[$datos.$W$2:.$Y$15];2;0)" office:value-type="string" office:string-value="" calcext:value-type="error">
            <text:p>#N/D</text:p>
          </table:table-cell>
          <table:table-cell table:style-name="ce457" table:formula="of:=VLOOKUP([.L23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1];[$datos.$H$2:.$K$40];2;0)" office:value-type="string" office:string-value="" calcext:value-type="error">
            <text:p>#N/D</text:p>
          </table:table-cell>
          <table:table-cell table:style-name="ce457" table:formula="of:=VLOOKUP([.D231];[$datos.$H$2:.$K$40];3;0)" office:value-type="string" office:string-value="" calcext:value-type="error">
            <text:p>#N/D</text:p>
          </table:table-cell>
          <table:table-cell table:style-name="ce457" table:formula="of:=VLOOKUP([.D23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1];[$datos.$W$2:.$Y$15];2;0)" office:value-type="string" office:string-value="" calcext:value-type="error">
            <text:p>#N/D</text:p>
          </table:table-cell>
          <table:table-cell table:style-name="ce457" table:formula="of:=VLOOKUP([.L23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2];[$datos.$H$2:.$K$40];2;0)" office:value-type="string" office:string-value="" calcext:value-type="error">
            <text:p>#N/D</text:p>
          </table:table-cell>
          <table:table-cell table:style-name="ce457" table:formula="of:=VLOOKUP([.D232];[$datos.$H$2:.$K$40];3;0)" office:value-type="string" office:string-value="" calcext:value-type="error">
            <text:p>#N/D</text:p>
          </table:table-cell>
          <table:table-cell table:style-name="ce457" table:formula="of:=VLOOKUP([.D23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2];[$datos.$W$2:.$Y$15];2;0)" office:value-type="string" office:string-value="" calcext:value-type="error">
            <text:p>#N/D</text:p>
          </table:table-cell>
          <table:table-cell table:style-name="ce457" table:formula="of:=VLOOKUP([.L23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3];[$datos.$H$2:.$K$40];2;0)" office:value-type="string" office:string-value="" calcext:value-type="error">
            <text:p>#N/D</text:p>
          </table:table-cell>
          <table:table-cell table:style-name="ce457" table:formula="of:=VLOOKUP([.D233];[$datos.$H$2:.$K$40];3;0)" office:value-type="string" office:string-value="" calcext:value-type="error">
            <text:p>#N/D</text:p>
          </table:table-cell>
          <table:table-cell table:style-name="ce457" table:formula="of:=VLOOKUP([.D23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3];[$datos.$W$2:.$Y$15];2;0)" office:value-type="string" office:string-value="" calcext:value-type="error">
            <text:p>#N/D</text:p>
          </table:table-cell>
          <table:table-cell table:style-name="ce457" table:formula="of:=VLOOKUP([.L23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2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4];[$datos.$H$2:.$K$40];2;0)" office:value-type="string" office:string-value="" calcext:value-type="error">
            <text:p>#N/D</text:p>
          </table:table-cell>
          <table:table-cell table:style-name="ce457" table:formula="of:=VLOOKUP([.D234];[$datos.$H$2:.$K$40];3;0)" office:value-type="string" office:string-value="" calcext:value-type="error">
            <text:p>#N/D</text:p>
          </table:table-cell>
          <table:table-cell table:style-name="ce457" table:formula="of:=VLOOKUP([.D23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4];[$datos.$W$2:.$Y$15];2;0)" office:value-type="string" office:string-value="" calcext:value-type="error">
            <text:p>#N/D</text:p>
          </table:table-cell>
          <table:table-cell table:style-name="ce457" table:formula="of:=VLOOKUP([.L23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5];[$datos.$H$2:.$K$40];2;0)" office:value-type="string" office:string-value="" calcext:value-type="error">
            <text:p>#N/D</text:p>
          </table:table-cell>
          <table:table-cell table:style-name="ce457" table:formula="of:=VLOOKUP([.D235];[$datos.$H$2:.$K$40];3;0)" office:value-type="string" office:string-value="" calcext:value-type="error">
            <text:p>#N/D</text:p>
          </table:table-cell>
          <table:table-cell table:style-name="ce457" table:formula="of:=VLOOKUP([.D23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5];[$datos.$W$2:.$Y$15];2;0)" office:value-type="string" office:string-value="" calcext:value-type="error">
            <text:p>#N/D</text:p>
          </table:table-cell>
          <table:table-cell table:style-name="ce457" table:formula="of:=VLOOKUP([.L23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6];[$datos.$H$2:.$K$40];2;0)" office:value-type="string" office:string-value="" calcext:value-type="error">
            <text:p>#N/D</text:p>
          </table:table-cell>
          <table:table-cell table:style-name="ce457" table:formula="of:=VLOOKUP([.D236];[$datos.$H$2:.$K$40];3;0)" office:value-type="string" office:string-value="" calcext:value-type="error">
            <text:p>#N/D</text:p>
          </table:table-cell>
          <table:table-cell table:style-name="ce457" table:formula="of:=VLOOKUP([.D23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6];[$datos.$W$2:.$Y$15];2;0)" office:value-type="string" office:string-value="" calcext:value-type="error">
            <text:p>#N/D</text:p>
          </table:table-cell>
          <table:table-cell table:style-name="ce457" table:formula="of:=VLOOKUP([.L23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7];[$datos.$H$2:.$K$40];2;0)" office:value-type="string" office:string-value="" calcext:value-type="error">
            <text:p>#N/D</text:p>
          </table:table-cell>
          <table:table-cell table:style-name="ce457" table:formula="of:=VLOOKUP([.D237];[$datos.$H$2:.$K$40];3;0)" office:value-type="string" office:string-value="" calcext:value-type="error">
            <text:p>#N/D</text:p>
          </table:table-cell>
          <table:table-cell table:style-name="ce457" table:formula="of:=VLOOKUP([.D23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7];[$datos.$W$2:.$Y$15];2;0)" office:value-type="string" office:string-value="" calcext:value-type="error">
            <text:p>#N/D</text:p>
          </table:table-cell>
          <table:table-cell table:style-name="ce457" table:formula="of:=VLOOKUP([.L23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8];[$datos.$H$2:.$K$40];2;0)" office:value-type="string" office:string-value="" calcext:value-type="error">
            <text:p>#N/D</text:p>
          </table:table-cell>
          <table:table-cell table:style-name="ce457" table:formula="of:=VLOOKUP([.D238];[$datos.$H$2:.$K$40];3;0)" office:value-type="string" office:string-value="" calcext:value-type="error">
            <text:p>#N/D</text:p>
          </table:table-cell>
          <table:table-cell table:style-name="ce457" table:formula="of:=VLOOKUP([.D23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8];[$datos.$W$2:.$Y$15];2;0)" office:value-type="string" office:string-value="" calcext:value-type="error">
            <text:p>#N/D</text:p>
          </table:table-cell>
          <table:table-cell table:style-name="ce457" table:formula="of:=VLOOKUP([.L23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39];[$datos.$H$2:.$K$40];2;0)" office:value-type="string" office:string-value="" calcext:value-type="error">
            <text:p>#N/D</text:p>
          </table:table-cell>
          <table:table-cell table:style-name="ce457" table:formula="of:=VLOOKUP([.D239];[$datos.$H$2:.$K$40];3;0)" office:value-type="string" office:string-value="" calcext:value-type="error">
            <text:p>#N/D</text:p>
          </table:table-cell>
          <table:table-cell table:style-name="ce457" table:formula="of:=VLOOKUP([.D23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39];[$datos.$W$2:.$Y$15];2;0)" office:value-type="string" office:string-value="" calcext:value-type="error">
            <text:p>#N/D</text:p>
          </table:table-cell>
          <table:table-cell table:style-name="ce457" table:formula="of:=VLOOKUP([.L23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0];[$datos.$H$2:.$K$40];2;0)" office:value-type="string" office:string-value="" calcext:value-type="error">
            <text:p>#N/D</text:p>
          </table:table-cell>
          <table:table-cell table:style-name="ce457" table:formula="of:=VLOOKUP([.D240];[$datos.$H$2:.$K$40];3;0)" office:value-type="string" office:string-value="" calcext:value-type="error">
            <text:p>#N/D</text:p>
          </table:table-cell>
          <table:table-cell table:style-name="ce457" table:formula="of:=VLOOKUP([.D24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0];[$datos.$W$2:.$Y$15];2;0)" office:value-type="string" office:string-value="" calcext:value-type="error">
            <text:p>#N/D</text:p>
          </table:table-cell>
          <table:table-cell table:style-name="ce457" table:formula="of:=VLOOKUP([.L24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1];[$datos.$H$2:.$K$40];2;0)" office:value-type="string" office:string-value="" calcext:value-type="error">
            <text:p>#N/D</text:p>
          </table:table-cell>
          <table:table-cell table:style-name="ce457" table:formula="of:=VLOOKUP([.D241];[$datos.$H$2:.$K$40];3;0)" office:value-type="string" office:string-value="" calcext:value-type="error">
            <text:p>#N/D</text:p>
          </table:table-cell>
          <table:table-cell table:style-name="ce457" table:formula="of:=VLOOKUP([.D24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1];[$datos.$W$2:.$Y$15];2;0)" office:value-type="string" office:string-value="" calcext:value-type="error">
            <text:p>#N/D</text:p>
          </table:table-cell>
          <table:table-cell table:style-name="ce457" table:formula="of:=VLOOKUP([.L24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2];[$datos.$H$2:.$K$40];2;0)" office:value-type="string" office:string-value="" calcext:value-type="error">
            <text:p>#N/D</text:p>
          </table:table-cell>
          <table:table-cell table:style-name="ce457" table:formula="of:=VLOOKUP([.D242];[$datos.$H$2:.$K$40];3;0)" office:value-type="string" office:string-value="" calcext:value-type="error">
            <text:p>#N/D</text:p>
          </table:table-cell>
          <table:table-cell table:style-name="ce457" table:formula="of:=VLOOKUP([.D24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2];[$datos.$W$2:.$Y$15];2;0)" office:value-type="string" office:string-value="" calcext:value-type="error">
            <text:p>#N/D</text:p>
          </table:table-cell>
          <table:table-cell table:style-name="ce457" table:formula="of:=VLOOKUP([.L24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3];[$datos.$H$2:.$K$40];2;0)" office:value-type="string" office:string-value="" calcext:value-type="error">
            <text:p>#N/D</text:p>
          </table:table-cell>
          <table:table-cell table:style-name="ce457" table:formula="of:=VLOOKUP([.D243];[$datos.$H$2:.$K$40];3;0)" office:value-type="string" office:string-value="" calcext:value-type="error">
            <text:p>#N/D</text:p>
          </table:table-cell>
          <table:table-cell table:style-name="ce457" table:formula="of:=VLOOKUP([.D24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3];[$datos.$W$2:.$Y$15];2;0)" office:value-type="string" office:string-value="" calcext:value-type="error">
            <text:p>#N/D</text:p>
          </table:table-cell>
          <table:table-cell table:style-name="ce457" table:formula="of:=VLOOKUP([.L24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3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4];[$datos.$H$2:.$K$40];2;0)" office:value-type="string" office:string-value="" calcext:value-type="error">
            <text:p>#N/D</text:p>
          </table:table-cell>
          <table:table-cell table:style-name="ce457" table:formula="of:=VLOOKUP([.D244];[$datos.$H$2:.$K$40];3;0)" office:value-type="string" office:string-value="" calcext:value-type="error">
            <text:p>#N/D</text:p>
          </table:table-cell>
          <table:table-cell table:style-name="ce457" table:formula="of:=VLOOKUP([.D24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4];[$datos.$W$2:.$Y$15];2;0)" office:value-type="string" office:string-value="" calcext:value-type="error">
            <text:p>#N/D</text:p>
          </table:table-cell>
          <table:table-cell table:style-name="ce457" table:formula="of:=VLOOKUP([.L24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5];[$datos.$H$2:.$K$40];2;0)" office:value-type="string" office:string-value="" calcext:value-type="error">
            <text:p>#N/D</text:p>
          </table:table-cell>
          <table:table-cell table:style-name="ce457" table:formula="of:=VLOOKUP([.D245];[$datos.$H$2:.$K$40];3;0)" office:value-type="string" office:string-value="" calcext:value-type="error">
            <text:p>#N/D</text:p>
          </table:table-cell>
          <table:table-cell table:style-name="ce457" table:formula="of:=VLOOKUP([.D24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5];[$datos.$W$2:.$Y$15];2;0)" office:value-type="string" office:string-value="" calcext:value-type="error">
            <text:p>#N/D</text:p>
          </table:table-cell>
          <table:table-cell table:style-name="ce457" table:formula="of:=VLOOKUP([.L24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6];[$datos.$H$2:.$K$40];2;0)" office:value-type="string" office:string-value="" calcext:value-type="error">
            <text:p>#N/D</text:p>
          </table:table-cell>
          <table:table-cell table:style-name="ce457" table:formula="of:=VLOOKUP([.D246];[$datos.$H$2:.$K$40];3;0)" office:value-type="string" office:string-value="" calcext:value-type="error">
            <text:p>#N/D</text:p>
          </table:table-cell>
          <table:table-cell table:style-name="ce457" table:formula="of:=VLOOKUP([.D24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6];[$datos.$W$2:.$Y$15];2;0)" office:value-type="string" office:string-value="" calcext:value-type="error">
            <text:p>#N/D</text:p>
          </table:table-cell>
          <table:table-cell table:style-name="ce457" table:formula="of:=VLOOKUP([.L24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7];[$datos.$H$2:.$K$40];2;0)" office:value-type="string" office:string-value="" calcext:value-type="error">
            <text:p>#N/D</text:p>
          </table:table-cell>
          <table:table-cell table:style-name="ce457" table:formula="of:=VLOOKUP([.D247];[$datos.$H$2:.$K$40];3;0)" office:value-type="string" office:string-value="" calcext:value-type="error">
            <text:p>#N/D</text:p>
          </table:table-cell>
          <table:table-cell table:style-name="ce457" table:formula="of:=VLOOKUP([.D24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7];[$datos.$W$2:.$Y$15];2;0)" office:value-type="string" office:string-value="" calcext:value-type="error">
            <text:p>#N/D</text:p>
          </table:table-cell>
          <table:table-cell table:style-name="ce457" table:formula="of:=VLOOKUP([.L24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8];[$datos.$H$2:.$K$40];2;0)" office:value-type="string" office:string-value="" calcext:value-type="error">
            <text:p>#N/D</text:p>
          </table:table-cell>
          <table:table-cell table:style-name="ce457" table:formula="of:=VLOOKUP([.D248];[$datos.$H$2:.$K$40];3;0)" office:value-type="string" office:string-value="" calcext:value-type="error">
            <text:p>#N/D</text:p>
          </table:table-cell>
          <table:table-cell table:style-name="ce457" table:formula="of:=VLOOKUP([.D24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8];[$datos.$W$2:.$Y$15];2;0)" office:value-type="string" office:string-value="" calcext:value-type="error">
            <text:p>#N/D</text:p>
          </table:table-cell>
          <table:table-cell table:style-name="ce457" table:formula="of:=VLOOKUP([.L24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49];[$datos.$H$2:.$K$40];2;0)" office:value-type="string" office:string-value="" calcext:value-type="error">
            <text:p>#N/D</text:p>
          </table:table-cell>
          <table:table-cell table:style-name="ce457" table:formula="of:=VLOOKUP([.D249];[$datos.$H$2:.$K$40];3;0)" office:value-type="string" office:string-value="" calcext:value-type="error">
            <text:p>#N/D</text:p>
          </table:table-cell>
          <table:table-cell table:style-name="ce457" table:formula="of:=VLOOKUP([.D24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49];[$datos.$W$2:.$Y$15];2;0)" office:value-type="string" office:string-value="" calcext:value-type="error">
            <text:p>#N/D</text:p>
          </table:table-cell>
          <table:table-cell table:style-name="ce457" table:formula="of:=VLOOKUP([.L24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0];[$datos.$H$2:.$K$40];2;0)" office:value-type="string" office:string-value="" calcext:value-type="error">
            <text:p>#N/D</text:p>
          </table:table-cell>
          <table:table-cell table:style-name="ce457" table:formula="of:=VLOOKUP([.D250];[$datos.$H$2:.$K$40];3;0)" office:value-type="string" office:string-value="" calcext:value-type="error">
            <text:p>#N/D</text:p>
          </table:table-cell>
          <table:table-cell table:style-name="ce457" table:formula="of:=VLOOKUP([.D25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0];[$datos.$W$2:.$Y$15];2;0)" office:value-type="string" office:string-value="" calcext:value-type="error">
            <text:p>#N/D</text:p>
          </table:table-cell>
          <table:table-cell table:style-name="ce457" table:formula="of:=VLOOKUP([.L25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1];[$datos.$H$2:.$K$40];2;0)" office:value-type="string" office:string-value="" calcext:value-type="error">
            <text:p>#N/D</text:p>
          </table:table-cell>
          <table:table-cell table:style-name="ce457" table:formula="of:=VLOOKUP([.D251];[$datos.$H$2:.$K$40];3;0)" office:value-type="string" office:string-value="" calcext:value-type="error">
            <text:p>#N/D</text:p>
          </table:table-cell>
          <table:table-cell table:style-name="ce457" table:formula="of:=VLOOKUP([.D25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1];[$datos.$W$2:.$Y$15];2;0)" office:value-type="string" office:string-value="" calcext:value-type="error">
            <text:p>#N/D</text:p>
          </table:table-cell>
          <table:table-cell table:style-name="ce457" table:formula="of:=VLOOKUP([.L25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2];[$datos.$H$2:.$K$40];2;0)" office:value-type="string" office:string-value="" calcext:value-type="error">
            <text:p>#N/D</text:p>
          </table:table-cell>
          <table:table-cell table:style-name="ce457" table:formula="of:=VLOOKUP([.D252];[$datos.$H$2:.$K$40];3;0)" office:value-type="string" office:string-value="" calcext:value-type="error">
            <text:p>#N/D</text:p>
          </table:table-cell>
          <table:table-cell table:style-name="ce457" table:formula="of:=VLOOKUP([.D25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2];[$datos.$W$2:.$Y$15];2;0)" office:value-type="string" office:string-value="" calcext:value-type="error">
            <text:p>#N/D</text:p>
          </table:table-cell>
          <table:table-cell table:style-name="ce457" table:formula="of:=VLOOKUP([.L25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3];[$datos.$H$2:.$K$40];2;0)" office:value-type="string" office:string-value="" calcext:value-type="error">
            <text:p>#N/D</text:p>
          </table:table-cell>
          <table:table-cell table:style-name="ce457" table:formula="of:=VLOOKUP([.D253];[$datos.$H$2:.$K$40];3;0)" office:value-type="string" office:string-value="" calcext:value-type="error">
            <text:p>#N/D</text:p>
          </table:table-cell>
          <table:table-cell table:style-name="ce457" table:formula="of:=VLOOKUP([.D25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3];[$datos.$W$2:.$Y$15];2;0)" office:value-type="string" office:string-value="" calcext:value-type="error">
            <text:p>#N/D</text:p>
          </table:table-cell>
          <table:table-cell table:style-name="ce457" table:formula="of:=VLOOKUP([.L25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4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4];[$datos.$H$2:.$K$40];2;0)" office:value-type="string" office:string-value="" calcext:value-type="error">
            <text:p>#N/D</text:p>
          </table:table-cell>
          <table:table-cell table:style-name="ce457" table:formula="of:=VLOOKUP([.D254];[$datos.$H$2:.$K$40];3;0)" office:value-type="string" office:string-value="" calcext:value-type="error">
            <text:p>#N/D</text:p>
          </table:table-cell>
          <table:table-cell table:style-name="ce457" table:formula="of:=VLOOKUP([.D25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4];[$datos.$W$2:.$Y$15];2;0)" office:value-type="string" office:string-value="" calcext:value-type="error">
            <text:p>#N/D</text:p>
          </table:table-cell>
          <table:table-cell table:style-name="ce457" table:formula="of:=VLOOKUP([.L25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5];[$datos.$H$2:.$K$40];2;0)" office:value-type="string" office:string-value="" calcext:value-type="error">
            <text:p>#N/D</text:p>
          </table:table-cell>
          <table:table-cell table:style-name="ce457" table:formula="of:=VLOOKUP([.D255];[$datos.$H$2:.$K$40];3;0)" office:value-type="string" office:string-value="" calcext:value-type="error">
            <text:p>#N/D</text:p>
          </table:table-cell>
          <table:table-cell table:style-name="ce457" table:formula="of:=VLOOKUP([.D25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5];[$datos.$W$2:.$Y$15];2;0)" office:value-type="string" office:string-value="" calcext:value-type="error">
            <text:p>#N/D</text:p>
          </table:table-cell>
          <table:table-cell table:style-name="ce457" table:formula="of:=VLOOKUP([.L25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6];[$datos.$H$2:.$K$40];2;0)" office:value-type="string" office:string-value="" calcext:value-type="error">
            <text:p>#N/D</text:p>
          </table:table-cell>
          <table:table-cell table:style-name="ce457" table:formula="of:=VLOOKUP([.D256];[$datos.$H$2:.$K$40];3;0)" office:value-type="string" office:string-value="" calcext:value-type="error">
            <text:p>#N/D</text:p>
          </table:table-cell>
          <table:table-cell table:style-name="ce457" table:formula="of:=VLOOKUP([.D25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6];[$datos.$W$2:.$Y$15];2;0)" office:value-type="string" office:string-value="" calcext:value-type="error">
            <text:p>#N/D</text:p>
          </table:table-cell>
          <table:table-cell table:style-name="ce457" table:formula="of:=VLOOKUP([.L25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7];[$datos.$H$2:.$K$40];2;0)" office:value-type="string" office:string-value="" calcext:value-type="error">
            <text:p>#N/D</text:p>
          </table:table-cell>
          <table:table-cell table:style-name="ce457" table:formula="of:=VLOOKUP([.D257];[$datos.$H$2:.$K$40];3;0)" office:value-type="string" office:string-value="" calcext:value-type="error">
            <text:p>#N/D</text:p>
          </table:table-cell>
          <table:table-cell table:style-name="ce457" table:formula="of:=VLOOKUP([.D25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7];[$datos.$W$2:.$Y$15];2;0)" office:value-type="string" office:string-value="" calcext:value-type="error">
            <text:p>#N/D</text:p>
          </table:table-cell>
          <table:table-cell table:style-name="ce457" table:formula="of:=VLOOKUP([.L25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8];[$datos.$H$2:.$K$40];2;0)" office:value-type="string" office:string-value="" calcext:value-type="error">
            <text:p>#N/D</text:p>
          </table:table-cell>
          <table:table-cell table:style-name="ce457" table:formula="of:=VLOOKUP([.D258];[$datos.$H$2:.$K$40];3;0)" office:value-type="string" office:string-value="" calcext:value-type="error">
            <text:p>#N/D</text:p>
          </table:table-cell>
          <table:table-cell table:style-name="ce457" table:formula="of:=VLOOKUP([.D25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8];[$datos.$W$2:.$Y$15];2;0)" office:value-type="string" office:string-value="" calcext:value-type="error">
            <text:p>#N/D</text:p>
          </table:table-cell>
          <table:table-cell table:style-name="ce457" table:formula="of:=VLOOKUP([.L25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59];[$datos.$H$2:.$K$40];2;0)" office:value-type="string" office:string-value="" calcext:value-type="error">
            <text:p>#N/D</text:p>
          </table:table-cell>
          <table:table-cell table:style-name="ce457" table:formula="of:=VLOOKUP([.D259];[$datos.$H$2:.$K$40];3;0)" office:value-type="string" office:string-value="" calcext:value-type="error">
            <text:p>#N/D</text:p>
          </table:table-cell>
          <table:table-cell table:style-name="ce457" table:formula="of:=VLOOKUP([.D25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59];[$datos.$W$2:.$Y$15];2;0)" office:value-type="string" office:string-value="" calcext:value-type="error">
            <text:p>#N/D</text:p>
          </table:table-cell>
          <table:table-cell table:style-name="ce457" table:formula="of:=VLOOKUP([.L25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0];[$datos.$H$2:.$K$40];2;0)" office:value-type="string" office:string-value="" calcext:value-type="error">
            <text:p>#N/D</text:p>
          </table:table-cell>
          <table:table-cell table:style-name="ce457" table:formula="of:=VLOOKUP([.D260];[$datos.$H$2:.$K$40];3;0)" office:value-type="string" office:string-value="" calcext:value-type="error">
            <text:p>#N/D</text:p>
          </table:table-cell>
          <table:table-cell table:style-name="ce457" table:formula="of:=VLOOKUP([.D26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0];[$datos.$W$2:.$Y$15];2;0)" office:value-type="string" office:string-value="" calcext:value-type="error">
            <text:p>#N/D</text:p>
          </table:table-cell>
          <table:table-cell table:style-name="ce457" table:formula="of:=VLOOKUP([.L26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1];[$datos.$H$2:.$K$40];2;0)" office:value-type="string" office:string-value="" calcext:value-type="error">
            <text:p>#N/D</text:p>
          </table:table-cell>
          <table:table-cell table:style-name="ce457" table:formula="of:=VLOOKUP([.D261];[$datos.$H$2:.$K$40];3;0)" office:value-type="string" office:string-value="" calcext:value-type="error">
            <text:p>#N/D</text:p>
          </table:table-cell>
          <table:table-cell table:style-name="ce457" table:formula="of:=VLOOKUP([.D26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1];[$datos.$W$2:.$Y$15];2;0)" office:value-type="string" office:string-value="" calcext:value-type="error">
            <text:p>#N/D</text:p>
          </table:table-cell>
          <table:table-cell table:style-name="ce457" table:formula="of:=VLOOKUP([.L26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2];[$datos.$H$2:.$K$40];2;0)" office:value-type="string" office:string-value="" calcext:value-type="error">
            <text:p>#N/D</text:p>
          </table:table-cell>
          <table:table-cell table:style-name="ce457" table:formula="of:=VLOOKUP([.D262];[$datos.$H$2:.$K$40];3;0)" office:value-type="string" office:string-value="" calcext:value-type="error">
            <text:p>#N/D</text:p>
          </table:table-cell>
          <table:table-cell table:style-name="ce457" table:formula="of:=VLOOKUP([.D26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2];[$datos.$W$2:.$Y$15];2;0)" office:value-type="string" office:string-value="" calcext:value-type="error">
            <text:p>#N/D</text:p>
          </table:table-cell>
          <table:table-cell table:style-name="ce457" table:formula="of:=VLOOKUP([.L26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3];[$datos.$H$2:.$K$40];2;0)" office:value-type="string" office:string-value="" calcext:value-type="error">
            <text:p>#N/D</text:p>
          </table:table-cell>
          <table:table-cell table:style-name="ce457" table:formula="of:=VLOOKUP([.D263];[$datos.$H$2:.$K$40];3;0)" office:value-type="string" office:string-value="" calcext:value-type="error">
            <text:p>#N/D</text:p>
          </table:table-cell>
          <table:table-cell table:style-name="ce457" table:formula="of:=VLOOKUP([.D26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3];[$datos.$W$2:.$Y$15];2;0)" office:value-type="string" office:string-value="" calcext:value-type="error">
            <text:p>#N/D</text:p>
          </table:table-cell>
          <table:table-cell table:style-name="ce457" table:formula="of:=VLOOKUP([.L26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5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4];[$datos.$H$2:.$K$40];2;0)" office:value-type="string" office:string-value="" calcext:value-type="error">
            <text:p>#N/D</text:p>
          </table:table-cell>
          <table:table-cell table:style-name="ce457" table:formula="of:=VLOOKUP([.D264];[$datos.$H$2:.$K$40];3;0)" office:value-type="string" office:string-value="" calcext:value-type="error">
            <text:p>#N/D</text:p>
          </table:table-cell>
          <table:table-cell table:style-name="ce457" table:formula="of:=VLOOKUP([.D26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4];[$datos.$W$2:.$Y$15];2;0)" office:value-type="string" office:string-value="" calcext:value-type="error">
            <text:p>#N/D</text:p>
          </table:table-cell>
          <table:table-cell table:style-name="ce457" table:formula="of:=VLOOKUP([.L26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6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5];[$datos.$H$2:.$K$40];2;0)" office:value-type="string" office:string-value="" calcext:value-type="error">
            <text:p>#N/D</text:p>
          </table:table-cell>
          <table:table-cell table:style-name="ce457" table:formula="of:=VLOOKUP([.D265];[$datos.$H$2:.$K$40];3;0)" office:value-type="string" office:string-value="" calcext:value-type="error">
            <text:p>#N/D</text:p>
          </table:table-cell>
          <table:table-cell table:style-name="ce457" table:formula="of:=VLOOKUP([.D26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5];[$datos.$W$2:.$Y$15];2;0)" office:value-type="string" office:string-value="" calcext:value-type="error">
            <text:p>#N/D</text:p>
          </table:table-cell>
          <table:table-cell table:style-name="ce457" table:formula="of:=VLOOKUP([.L26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content-validation-name="val4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26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6];[$datos.$H$2:.$K$40];2;0)" office:value-type="string" office:string-value="" calcext:value-type="error">
            <text:p>#N/D</text:p>
          </table:table-cell>
          <table:table-cell table:style-name="ce457" table:formula="of:=VLOOKUP([.D266];[$datos.$H$2:.$K$40];3;0)" office:value-type="string" office:string-value="" calcext:value-type="error">
            <text:p>#N/D</text:p>
          </table:table-cell>
          <table:table-cell table:style-name="ce457" table:formula="of:=VLOOKUP([.D26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6];[$datos.$W$2:.$Y$15];2;0)" office:value-type="string" office:string-value="" calcext:value-type="error">
            <text:p>#N/D</text:p>
          </table:table-cell>
          <table:table-cell table:style-name="ce457" table:formula="of:=VLOOKUP([.L26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7];[$datos.$H$2:.$K$40];2;0)" office:value-type="string" office:string-value="" calcext:value-type="error">
            <text:p>#N/D</text:p>
          </table:table-cell>
          <table:table-cell table:style-name="ce457" table:formula="of:=VLOOKUP([.D267];[$datos.$H$2:.$K$40];3;0)" office:value-type="string" office:string-value="" calcext:value-type="error">
            <text:p>#N/D</text:p>
          </table:table-cell>
          <table:table-cell table:style-name="ce457" table:formula="of:=VLOOKUP([.D26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7];[$datos.$W$2:.$Y$15];2;0)" office:value-type="string" office:string-value="" calcext:value-type="error">
            <text:p>#N/D</text:p>
          </table:table-cell>
          <table:table-cell table:style-name="ce457" table:formula="of:=VLOOKUP([.L26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8];[$datos.$H$2:.$K$40];2;0)" office:value-type="string" office:string-value="" calcext:value-type="error">
            <text:p>#N/D</text:p>
          </table:table-cell>
          <table:table-cell table:style-name="ce457" table:formula="of:=VLOOKUP([.D268];[$datos.$H$2:.$K$40];3;0)" office:value-type="string" office:string-value="" calcext:value-type="error">
            <text:p>#N/D</text:p>
          </table:table-cell>
          <table:table-cell table:style-name="ce457" table:formula="of:=VLOOKUP([.D26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8];[$datos.$W$2:.$Y$15];2;0)" office:value-type="string" office:string-value="" calcext:value-type="error">
            <text:p>#N/D</text:p>
          </table:table-cell>
          <table:table-cell table:style-name="ce457" table:formula="of:=VLOOKUP([.L26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69];[$datos.$H$2:.$K$40];2;0)" office:value-type="string" office:string-value="" calcext:value-type="error">
            <text:p>#N/D</text:p>
          </table:table-cell>
          <table:table-cell table:style-name="ce457" table:formula="of:=VLOOKUP([.D269];[$datos.$H$2:.$K$40];3;0)" office:value-type="string" office:string-value="" calcext:value-type="error">
            <text:p>#N/D</text:p>
          </table:table-cell>
          <table:table-cell table:style-name="ce457" table:formula="of:=VLOOKUP([.D26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69];[$datos.$W$2:.$Y$15];2;0)" office:value-type="string" office:string-value="" calcext:value-type="error">
            <text:p>#N/D</text:p>
          </table:table-cell>
          <table:table-cell table:style-name="ce457" table:formula="of:=VLOOKUP([.L26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0];[$datos.$H$2:.$K$40];2;0)" office:value-type="string" office:string-value="" calcext:value-type="error">
            <text:p>#N/D</text:p>
          </table:table-cell>
          <table:table-cell table:style-name="ce457" table:formula="of:=VLOOKUP([.D270];[$datos.$H$2:.$K$40];3;0)" office:value-type="string" office:string-value="" calcext:value-type="error">
            <text:p>#N/D</text:p>
          </table:table-cell>
          <table:table-cell table:style-name="ce457" table:formula="of:=VLOOKUP([.D27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0];[$datos.$W$2:.$Y$15];2;0)" office:value-type="string" office:string-value="" calcext:value-type="error">
            <text:p>#N/D</text:p>
          </table:table-cell>
          <table:table-cell table:style-name="ce457" table:formula="of:=VLOOKUP([.L27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1];[$datos.$H$2:.$K$40];2;0)" office:value-type="string" office:string-value="" calcext:value-type="error">
            <text:p>#N/D</text:p>
          </table:table-cell>
          <table:table-cell table:style-name="ce457" table:formula="of:=VLOOKUP([.D271];[$datos.$H$2:.$K$40];3;0)" office:value-type="string" office:string-value="" calcext:value-type="error">
            <text:p>#N/D</text:p>
          </table:table-cell>
          <table:table-cell table:style-name="ce457" table:formula="of:=VLOOKUP([.D27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1];[$datos.$W$2:.$Y$15];2;0)" office:value-type="string" office:string-value="" calcext:value-type="error">
            <text:p>#N/D</text:p>
          </table:table-cell>
          <table:table-cell table:style-name="ce457" table:formula="of:=VLOOKUP([.L27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2];[$datos.$H$2:.$K$40];2;0)" office:value-type="string" office:string-value="" calcext:value-type="error">
            <text:p>#N/D</text:p>
          </table:table-cell>
          <table:table-cell table:style-name="ce457" table:formula="of:=VLOOKUP([.D272];[$datos.$H$2:.$K$40];3;0)" office:value-type="string" office:string-value="" calcext:value-type="error">
            <text:p>#N/D</text:p>
          </table:table-cell>
          <table:table-cell table:style-name="ce457" table:formula="of:=VLOOKUP([.D27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2];[$datos.$W$2:.$Y$15];2;0)" office:value-type="string" office:string-value="" calcext:value-type="error">
            <text:p>#N/D</text:p>
          </table:table-cell>
          <table:table-cell table:style-name="ce457" table:formula="of:=VLOOKUP([.L27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3];[$datos.$H$2:.$K$40];2;0)" office:value-type="string" office:string-value="" calcext:value-type="error">
            <text:p>#N/D</text:p>
          </table:table-cell>
          <table:table-cell table:style-name="ce457" table:formula="of:=VLOOKUP([.D273];[$datos.$H$2:.$K$40];3;0)" office:value-type="string" office:string-value="" calcext:value-type="error">
            <text:p>#N/D</text:p>
          </table:table-cell>
          <table:table-cell table:style-name="ce457" table:formula="of:=VLOOKUP([.D27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3];[$datos.$W$2:.$Y$15];2;0)" office:value-type="string" office:string-value="" calcext:value-type="error">
            <text:p>#N/D</text:p>
          </table:table-cell>
          <table:table-cell table:style-name="ce457" table:formula="of:=VLOOKUP([.L27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6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4];[$datos.$H$2:.$K$40];2;0)" office:value-type="string" office:string-value="" calcext:value-type="error">
            <text:p>#N/D</text:p>
          </table:table-cell>
          <table:table-cell table:style-name="ce457" table:formula="of:=VLOOKUP([.D274];[$datos.$H$2:.$K$40];3;0)" office:value-type="string" office:string-value="" calcext:value-type="error">
            <text:p>#N/D</text:p>
          </table:table-cell>
          <table:table-cell table:style-name="ce457" table:formula="of:=VLOOKUP([.D27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4];[$datos.$W$2:.$Y$15];2;0)" office:value-type="string" office:string-value="" calcext:value-type="error">
            <text:p>#N/D</text:p>
          </table:table-cell>
          <table:table-cell table:style-name="ce457" table:formula="of:=VLOOKUP([.L27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5];[$datos.$H$2:.$K$40];2;0)" office:value-type="string" office:string-value="" calcext:value-type="error">
            <text:p>#N/D</text:p>
          </table:table-cell>
          <table:table-cell table:style-name="ce457" table:formula="of:=VLOOKUP([.D275];[$datos.$H$2:.$K$40];3;0)" office:value-type="string" office:string-value="" calcext:value-type="error">
            <text:p>#N/D</text:p>
          </table:table-cell>
          <table:table-cell table:style-name="ce457" table:formula="of:=VLOOKUP([.D27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5];[$datos.$W$2:.$Y$15];2;0)" office:value-type="string" office:string-value="" calcext:value-type="error">
            <text:p>#N/D</text:p>
          </table:table-cell>
          <table:table-cell table:style-name="ce457" table:formula="of:=VLOOKUP([.L27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6];[$datos.$H$2:.$K$40];2;0)" office:value-type="string" office:string-value="" calcext:value-type="error">
            <text:p>#N/D</text:p>
          </table:table-cell>
          <table:table-cell table:style-name="ce457" table:formula="of:=VLOOKUP([.D276];[$datos.$H$2:.$K$40];3;0)" office:value-type="string" office:string-value="" calcext:value-type="error">
            <text:p>#N/D</text:p>
          </table:table-cell>
          <table:table-cell table:style-name="ce457" table:formula="of:=VLOOKUP([.D27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6];[$datos.$W$2:.$Y$15];2;0)" office:value-type="string" office:string-value="" calcext:value-type="error">
            <text:p>#N/D</text:p>
          </table:table-cell>
          <table:table-cell table:style-name="ce457" table:formula="of:=VLOOKUP([.L27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7];[$datos.$H$2:.$K$40];2;0)" office:value-type="string" office:string-value="" calcext:value-type="error">
            <text:p>#N/D</text:p>
          </table:table-cell>
          <table:table-cell table:style-name="ce457" table:formula="of:=VLOOKUP([.D277];[$datos.$H$2:.$K$40];3;0)" office:value-type="string" office:string-value="" calcext:value-type="error">
            <text:p>#N/D</text:p>
          </table:table-cell>
          <table:table-cell table:style-name="ce457" table:formula="of:=VLOOKUP([.D27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7];[$datos.$W$2:.$Y$15];2;0)" office:value-type="string" office:string-value="" calcext:value-type="error">
            <text:p>#N/D</text:p>
          </table:table-cell>
          <table:table-cell table:style-name="ce457" table:formula="of:=VLOOKUP([.L27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8];[$datos.$H$2:.$K$40];2;0)" office:value-type="string" office:string-value="" calcext:value-type="error">
            <text:p>#N/D</text:p>
          </table:table-cell>
          <table:table-cell table:style-name="ce457" table:formula="of:=VLOOKUP([.D278];[$datos.$H$2:.$K$40];3;0)" office:value-type="string" office:string-value="" calcext:value-type="error">
            <text:p>#N/D</text:p>
          </table:table-cell>
          <table:table-cell table:style-name="ce457" table:formula="of:=VLOOKUP([.D27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8];[$datos.$W$2:.$Y$15];2;0)" office:value-type="string" office:string-value="" calcext:value-type="error">
            <text:p>#N/D</text:p>
          </table:table-cell>
          <table:table-cell table:style-name="ce457" table:formula="of:=VLOOKUP([.L27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79];[$datos.$H$2:.$K$40];2;0)" office:value-type="string" office:string-value="" calcext:value-type="error">
            <text:p>#N/D</text:p>
          </table:table-cell>
          <table:table-cell table:style-name="ce457" table:formula="of:=VLOOKUP([.D279];[$datos.$H$2:.$K$40];3;0)" office:value-type="string" office:string-value="" calcext:value-type="error">
            <text:p>#N/D</text:p>
          </table:table-cell>
          <table:table-cell table:style-name="ce457" table:formula="of:=VLOOKUP([.D27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79];[$datos.$W$2:.$Y$15];2;0)" office:value-type="string" office:string-value="" calcext:value-type="error">
            <text:p>#N/D</text:p>
          </table:table-cell>
          <table:table-cell table:style-name="ce457" table:formula="of:=VLOOKUP([.L27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0];[$datos.$H$2:.$K$40];2;0)" office:value-type="string" office:string-value="" calcext:value-type="error">
            <text:p>#N/D</text:p>
          </table:table-cell>
          <table:table-cell table:style-name="ce457" table:formula="of:=VLOOKUP([.D280];[$datos.$H$2:.$K$40];3;0)" office:value-type="string" office:string-value="" calcext:value-type="error">
            <text:p>#N/D</text:p>
          </table:table-cell>
          <table:table-cell table:style-name="ce457" table:formula="of:=VLOOKUP([.D28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0];[$datos.$W$2:.$Y$15];2;0)" office:value-type="string" office:string-value="" calcext:value-type="error">
            <text:p>#N/D</text:p>
          </table:table-cell>
          <table:table-cell table:style-name="ce457" table:formula="of:=VLOOKUP([.L28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1];[$datos.$H$2:.$K$40];2;0)" office:value-type="string" office:string-value="" calcext:value-type="error">
            <text:p>#N/D</text:p>
          </table:table-cell>
          <table:table-cell table:style-name="ce457" table:formula="of:=VLOOKUP([.D281];[$datos.$H$2:.$K$40];3;0)" office:value-type="string" office:string-value="" calcext:value-type="error">
            <text:p>#N/D</text:p>
          </table:table-cell>
          <table:table-cell table:style-name="ce457" table:formula="of:=VLOOKUP([.D28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1];[$datos.$W$2:.$Y$15];2;0)" office:value-type="string" office:string-value="" calcext:value-type="error">
            <text:p>#N/D</text:p>
          </table:table-cell>
          <table:table-cell table:style-name="ce457" table:formula="of:=VLOOKUP([.L28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2];[$datos.$H$2:.$K$40];2;0)" office:value-type="string" office:string-value="" calcext:value-type="error">
            <text:p>#N/D</text:p>
          </table:table-cell>
          <table:table-cell table:style-name="ce457" table:formula="of:=VLOOKUP([.D282];[$datos.$H$2:.$K$40];3;0)" office:value-type="string" office:string-value="" calcext:value-type="error">
            <text:p>#N/D</text:p>
          </table:table-cell>
          <table:table-cell table:style-name="ce457" table:formula="of:=VLOOKUP([.D28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2];[$datos.$W$2:.$Y$15];2;0)" office:value-type="string" office:string-value="" calcext:value-type="error">
            <text:p>#N/D</text:p>
          </table:table-cell>
          <table:table-cell table:style-name="ce457" table:formula="of:=VLOOKUP([.L28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3];[$datos.$H$2:.$K$40];2;0)" office:value-type="string" office:string-value="" calcext:value-type="error">
            <text:p>#N/D</text:p>
          </table:table-cell>
          <table:table-cell table:style-name="ce457" table:formula="of:=VLOOKUP([.D283];[$datos.$H$2:.$K$40];3;0)" office:value-type="string" office:string-value="" calcext:value-type="error">
            <text:p>#N/D</text:p>
          </table:table-cell>
          <table:table-cell table:style-name="ce457" table:formula="of:=VLOOKUP([.D28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3];[$datos.$W$2:.$Y$15];2;0)" office:value-type="string" office:string-value="" calcext:value-type="error">
            <text:p>#N/D</text:p>
          </table:table-cell>
          <table:table-cell table:style-name="ce457" table:formula="of:=VLOOKUP([.L28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7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4];[$datos.$H$2:.$K$40];2;0)" office:value-type="string" office:string-value="" calcext:value-type="error">
            <text:p>#N/D</text:p>
          </table:table-cell>
          <table:table-cell table:style-name="ce457" table:formula="of:=VLOOKUP([.D284];[$datos.$H$2:.$K$40];3;0)" office:value-type="string" office:string-value="" calcext:value-type="error">
            <text:p>#N/D</text:p>
          </table:table-cell>
          <table:table-cell table:style-name="ce457" table:formula="of:=VLOOKUP([.D28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4];[$datos.$W$2:.$Y$15];2;0)" office:value-type="string" office:string-value="" calcext:value-type="error">
            <text:p>#N/D</text:p>
          </table:table-cell>
          <table:table-cell table:style-name="ce457" table:formula="of:=VLOOKUP([.L28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5];[$datos.$H$2:.$K$40];2;0)" office:value-type="string" office:string-value="" calcext:value-type="error">
            <text:p>#N/D</text:p>
          </table:table-cell>
          <table:table-cell table:style-name="ce457" table:formula="of:=VLOOKUP([.D285];[$datos.$H$2:.$K$40];3;0)" office:value-type="string" office:string-value="" calcext:value-type="error">
            <text:p>#N/D</text:p>
          </table:table-cell>
          <table:table-cell table:style-name="ce457" table:formula="of:=VLOOKUP([.D28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5];[$datos.$W$2:.$Y$15];2;0)" office:value-type="string" office:string-value="" calcext:value-type="error">
            <text:p>#N/D</text:p>
          </table:table-cell>
          <table:table-cell table:style-name="ce457" table:formula="of:=VLOOKUP([.L28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6];[$datos.$H$2:.$K$40];2;0)" office:value-type="string" office:string-value="" calcext:value-type="error">
            <text:p>#N/D</text:p>
          </table:table-cell>
          <table:table-cell table:style-name="ce457" table:formula="of:=VLOOKUP([.D286];[$datos.$H$2:.$K$40];3;0)" office:value-type="string" office:string-value="" calcext:value-type="error">
            <text:p>#N/D</text:p>
          </table:table-cell>
          <table:table-cell table:style-name="ce457" table:formula="of:=VLOOKUP([.D28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6];[$datos.$W$2:.$Y$15];2;0)" office:value-type="string" office:string-value="" calcext:value-type="error">
            <text:p>#N/D</text:p>
          </table:table-cell>
          <table:table-cell table:style-name="ce457" table:formula="of:=VLOOKUP([.L28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7];[$datos.$H$2:.$K$40];2;0)" office:value-type="string" office:string-value="" calcext:value-type="error">
            <text:p>#N/D</text:p>
          </table:table-cell>
          <table:table-cell table:style-name="ce457" table:formula="of:=VLOOKUP([.D287];[$datos.$H$2:.$K$40];3;0)" office:value-type="string" office:string-value="" calcext:value-type="error">
            <text:p>#N/D</text:p>
          </table:table-cell>
          <table:table-cell table:style-name="ce457" table:formula="of:=VLOOKUP([.D28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7];[$datos.$W$2:.$Y$15];2;0)" office:value-type="string" office:string-value="" calcext:value-type="error">
            <text:p>#N/D</text:p>
          </table:table-cell>
          <table:table-cell table:style-name="ce457" table:formula="of:=VLOOKUP([.L28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8];[$datos.$H$2:.$K$40];2;0)" office:value-type="string" office:string-value="" calcext:value-type="error">
            <text:p>#N/D</text:p>
          </table:table-cell>
          <table:table-cell table:style-name="ce457" table:formula="of:=VLOOKUP([.D288];[$datos.$H$2:.$K$40];3;0)" office:value-type="string" office:string-value="" calcext:value-type="error">
            <text:p>#N/D</text:p>
          </table:table-cell>
          <table:table-cell table:style-name="ce457" table:formula="of:=VLOOKUP([.D28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8];[$datos.$W$2:.$Y$15];2;0)" office:value-type="string" office:string-value="" calcext:value-type="error">
            <text:p>#N/D</text:p>
          </table:table-cell>
          <table:table-cell table:style-name="ce457" table:formula="of:=VLOOKUP([.L28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89];[$datos.$H$2:.$K$40];2;0)" office:value-type="string" office:string-value="" calcext:value-type="error">
            <text:p>#N/D</text:p>
          </table:table-cell>
          <table:table-cell table:style-name="ce457" table:formula="of:=VLOOKUP([.D289];[$datos.$H$2:.$K$40];3;0)" office:value-type="string" office:string-value="" calcext:value-type="error">
            <text:p>#N/D</text:p>
          </table:table-cell>
          <table:table-cell table:style-name="ce457" table:formula="of:=VLOOKUP([.D28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89];[$datos.$W$2:.$Y$15];2;0)" office:value-type="string" office:string-value="" calcext:value-type="error">
            <text:p>#N/D</text:p>
          </table:table-cell>
          <table:table-cell table:style-name="ce457" table:formula="of:=VLOOKUP([.L28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0];[$datos.$H$2:.$K$40];2;0)" office:value-type="string" office:string-value="" calcext:value-type="error">
            <text:p>#N/D</text:p>
          </table:table-cell>
          <table:table-cell table:style-name="ce457" table:formula="of:=VLOOKUP([.D290];[$datos.$H$2:.$K$40];3;0)" office:value-type="string" office:string-value="" calcext:value-type="error">
            <text:p>#N/D</text:p>
          </table:table-cell>
          <table:table-cell table:style-name="ce457" table:formula="of:=VLOOKUP([.D29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0];[$datos.$W$2:.$Y$15];2;0)" office:value-type="string" office:string-value="" calcext:value-type="error">
            <text:p>#N/D</text:p>
          </table:table-cell>
          <table:table-cell table:style-name="ce457" table:formula="of:=VLOOKUP([.L29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1];[$datos.$H$2:.$K$40];2;0)" office:value-type="string" office:string-value="" calcext:value-type="error">
            <text:p>#N/D</text:p>
          </table:table-cell>
          <table:table-cell table:style-name="ce457" table:formula="of:=VLOOKUP([.D291];[$datos.$H$2:.$K$40];3;0)" office:value-type="string" office:string-value="" calcext:value-type="error">
            <text:p>#N/D</text:p>
          </table:table-cell>
          <table:table-cell table:style-name="ce457" table:formula="of:=VLOOKUP([.D29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1];[$datos.$W$2:.$Y$15];2;0)" office:value-type="string" office:string-value="" calcext:value-type="error">
            <text:p>#N/D</text:p>
          </table:table-cell>
          <table:table-cell table:style-name="ce457" table:formula="of:=VLOOKUP([.L29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2];[$datos.$H$2:.$K$40];2;0)" office:value-type="string" office:string-value="" calcext:value-type="error">
            <text:p>#N/D</text:p>
          </table:table-cell>
          <table:table-cell table:style-name="ce457" table:formula="of:=VLOOKUP([.D292];[$datos.$H$2:.$K$40];3;0)" office:value-type="string" office:string-value="" calcext:value-type="error">
            <text:p>#N/D</text:p>
          </table:table-cell>
          <table:table-cell table:style-name="ce457" table:formula="of:=VLOOKUP([.D29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2];[$datos.$W$2:.$Y$15];2;0)" office:value-type="string" office:string-value="" calcext:value-type="error">
            <text:p>#N/D</text:p>
          </table:table-cell>
          <table:table-cell table:style-name="ce457" table:formula="of:=VLOOKUP([.L29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3];[$datos.$H$2:.$K$40];2;0)" office:value-type="string" office:string-value="" calcext:value-type="error">
            <text:p>#N/D</text:p>
          </table:table-cell>
          <table:table-cell table:style-name="ce457" table:formula="of:=VLOOKUP([.D293];[$datos.$H$2:.$K$40];3;0)" office:value-type="string" office:string-value="" calcext:value-type="error">
            <text:p>#N/D</text:p>
          </table:table-cell>
          <table:table-cell table:style-name="ce457" table:formula="of:=VLOOKUP([.D29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3];[$datos.$W$2:.$Y$15];2;0)" office:value-type="string" office:string-value="" calcext:value-type="error">
            <text:p>#N/D</text:p>
          </table:table-cell>
          <table:table-cell table:style-name="ce457" table:formula="of:=VLOOKUP([.L29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8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4];[$datos.$H$2:.$K$40];2;0)" office:value-type="string" office:string-value="" calcext:value-type="error">
            <text:p>#N/D</text:p>
          </table:table-cell>
          <table:table-cell table:style-name="ce457" table:formula="of:=VLOOKUP([.D294];[$datos.$H$2:.$K$40];3;0)" office:value-type="string" office:string-value="" calcext:value-type="error">
            <text:p>#N/D</text:p>
          </table:table-cell>
          <table:table-cell table:style-name="ce457" table:formula="of:=VLOOKUP([.D29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4];[$datos.$W$2:.$Y$15];2;0)" office:value-type="string" office:string-value="" calcext:value-type="error">
            <text:p>#N/D</text:p>
          </table:table-cell>
          <table:table-cell table:style-name="ce457" table:formula="of:=VLOOKUP([.L29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5];[$datos.$H$2:.$K$40];2;0)" office:value-type="string" office:string-value="" calcext:value-type="error">
            <text:p>#N/D</text:p>
          </table:table-cell>
          <table:table-cell table:style-name="ce457" table:formula="of:=VLOOKUP([.D295];[$datos.$H$2:.$K$40];3;0)" office:value-type="string" office:string-value="" calcext:value-type="error">
            <text:p>#N/D</text:p>
          </table:table-cell>
          <table:table-cell table:style-name="ce457" table:formula="of:=VLOOKUP([.D29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5];[$datos.$W$2:.$Y$15];2;0)" office:value-type="string" office:string-value="" calcext:value-type="error">
            <text:p>#N/D</text:p>
          </table:table-cell>
          <table:table-cell table:style-name="ce457" table:formula="of:=VLOOKUP([.L29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6];[$datos.$H$2:.$K$40];2;0)" office:value-type="string" office:string-value="" calcext:value-type="error">
            <text:p>#N/D</text:p>
          </table:table-cell>
          <table:table-cell table:style-name="ce457" table:formula="of:=VLOOKUP([.D296];[$datos.$H$2:.$K$40];3;0)" office:value-type="string" office:string-value="" calcext:value-type="error">
            <text:p>#N/D</text:p>
          </table:table-cell>
          <table:table-cell table:style-name="ce457" table:formula="of:=VLOOKUP([.D29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6];[$datos.$W$2:.$Y$15];2;0)" office:value-type="string" office:string-value="" calcext:value-type="error">
            <text:p>#N/D</text:p>
          </table:table-cell>
          <table:table-cell table:style-name="ce457" table:formula="of:=VLOOKUP([.L29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7];[$datos.$H$2:.$K$40];2;0)" office:value-type="string" office:string-value="" calcext:value-type="error">
            <text:p>#N/D</text:p>
          </table:table-cell>
          <table:table-cell table:style-name="ce457" table:formula="of:=VLOOKUP([.D297];[$datos.$H$2:.$K$40];3;0)" office:value-type="string" office:string-value="" calcext:value-type="error">
            <text:p>#N/D</text:p>
          </table:table-cell>
          <table:table-cell table:style-name="ce457" table:formula="of:=VLOOKUP([.D29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7];[$datos.$W$2:.$Y$15];2;0)" office:value-type="string" office:string-value="" calcext:value-type="error">
            <text:p>#N/D</text:p>
          </table:table-cell>
          <table:table-cell table:style-name="ce457" table:formula="of:=VLOOKUP([.L29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8];[$datos.$H$2:.$K$40];2;0)" office:value-type="string" office:string-value="" calcext:value-type="error">
            <text:p>#N/D</text:p>
          </table:table-cell>
          <table:table-cell table:style-name="ce457" table:formula="of:=VLOOKUP([.D298];[$datos.$H$2:.$K$40];3;0)" office:value-type="string" office:string-value="" calcext:value-type="error">
            <text:p>#N/D</text:p>
          </table:table-cell>
          <table:table-cell table:style-name="ce457" table:formula="of:=VLOOKUP([.D29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8];[$datos.$W$2:.$Y$15];2;0)" office:value-type="string" office:string-value="" calcext:value-type="error">
            <text:p>#N/D</text:p>
          </table:table-cell>
          <table:table-cell table:style-name="ce457" table:formula="of:=VLOOKUP([.L29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299];[$datos.$H$2:.$K$40];2;0)" office:value-type="string" office:string-value="" calcext:value-type="error">
            <text:p>#N/D</text:p>
          </table:table-cell>
          <table:table-cell table:style-name="ce457" table:formula="of:=VLOOKUP([.D299];[$datos.$H$2:.$K$40];3;0)" office:value-type="string" office:string-value="" calcext:value-type="error">
            <text:p>#N/D</text:p>
          </table:table-cell>
          <table:table-cell table:style-name="ce457" table:formula="of:=VLOOKUP([.D29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299];[$datos.$W$2:.$Y$15];2;0)" office:value-type="string" office:string-value="" calcext:value-type="error">
            <text:p>#N/D</text:p>
          </table:table-cell>
          <table:table-cell table:style-name="ce457" table:formula="of:=VLOOKUP([.L29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0];[$datos.$H$2:.$K$40];2;0)" office:value-type="string" office:string-value="" calcext:value-type="error">
            <text:p>#N/D</text:p>
          </table:table-cell>
          <table:table-cell table:style-name="ce457" table:formula="of:=VLOOKUP([.D300];[$datos.$H$2:.$K$40];3;0)" office:value-type="string" office:string-value="" calcext:value-type="error">
            <text:p>#N/D</text:p>
          </table:table-cell>
          <table:table-cell table:style-name="ce457" table:formula="of:=VLOOKUP([.D30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0];[$datos.$W$2:.$Y$15];2;0)" office:value-type="string" office:string-value="" calcext:value-type="error">
            <text:p>#N/D</text:p>
          </table:table-cell>
          <table:table-cell table:style-name="ce457" table:formula="of:=VLOOKUP([.L30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1];[$datos.$H$2:.$K$40];2;0)" office:value-type="string" office:string-value="" calcext:value-type="error">
            <text:p>#N/D</text:p>
          </table:table-cell>
          <table:table-cell table:style-name="ce457" table:formula="of:=VLOOKUP([.D301];[$datos.$H$2:.$K$40];3;0)" office:value-type="string" office:string-value="" calcext:value-type="error">
            <text:p>#N/D</text:p>
          </table:table-cell>
          <table:table-cell table:style-name="ce457" table:formula="of:=VLOOKUP([.D30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1];[$datos.$W$2:.$Y$15];2;0)" office:value-type="string" office:string-value="" calcext:value-type="error">
            <text:p>#N/D</text:p>
          </table:table-cell>
          <table:table-cell table:style-name="ce457" table:formula="of:=VLOOKUP([.L30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2];[$datos.$H$2:.$K$40];2;0)" office:value-type="string" office:string-value="" calcext:value-type="error">
            <text:p>#N/D</text:p>
          </table:table-cell>
          <table:table-cell table:style-name="ce457" table:formula="of:=VLOOKUP([.D302];[$datos.$H$2:.$K$40];3;0)" office:value-type="string" office:string-value="" calcext:value-type="error">
            <text:p>#N/D</text:p>
          </table:table-cell>
          <table:table-cell table:style-name="ce457" table:formula="of:=VLOOKUP([.D30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2];[$datos.$W$2:.$Y$15];2;0)" office:value-type="string" office:string-value="" calcext:value-type="error">
            <text:p>#N/D</text:p>
          </table:table-cell>
          <table:table-cell table:style-name="ce457" table:formula="of:=VLOOKUP([.L30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3];[$datos.$H$2:.$K$40];2;0)" office:value-type="string" office:string-value="" calcext:value-type="error">
            <text:p>#N/D</text:p>
          </table:table-cell>
          <table:table-cell table:style-name="ce457" table:formula="of:=VLOOKUP([.D303];[$datos.$H$2:.$K$40];3;0)" office:value-type="string" office:string-value="" calcext:value-type="error">
            <text:p>#N/D</text:p>
          </table:table-cell>
          <table:table-cell table:style-name="ce457" table:formula="of:=VLOOKUP([.D30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3];[$datos.$W$2:.$Y$15];2;0)" office:value-type="string" office:string-value="" calcext:value-type="error">
            <text:p>#N/D</text:p>
          </table:table-cell>
          <table:table-cell table:style-name="ce457" table:formula="of:=VLOOKUP([.L30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29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4];[$datos.$H$2:.$K$40];2;0)" office:value-type="string" office:string-value="" calcext:value-type="error">
            <text:p>#N/D</text:p>
          </table:table-cell>
          <table:table-cell table:style-name="ce457" table:formula="of:=VLOOKUP([.D304];[$datos.$H$2:.$K$40];3;0)" office:value-type="string" office:string-value="" calcext:value-type="error">
            <text:p>#N/D</text:p>
          </table:table-cell>
          <table:table-cell table:style-name="ce457" table:formula="of:=VLOOKUP([.D30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4];[$datos.$W$2:.$Y$15];2;0)" office:value-type="string" office:string-value="" calcext:value-type="error">
            <text:p>#N/D</text:p>
          </table:table-cell>
          <table:table-cell table:style-name="ce457" table:formula="of:=VLOOKUP([.L30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5];[$datos.$H$2:.$K$40];2;0)" office:value-type="string" office:string-value="" calcext:value-type="error">
            <text:p>#N/D</text:p>
          </table:table-cell>
          <table:table-cell table:style-name="ce457" table:formula="of:=VLOOKUP([.D305];[$datos.$H$2:.$K$40];3;0)" office:value-type="string" office:string-value="" calcext:value-type="error">
            <text:p>#N/D</text:p>
          </table:table-cell>
          <table:table-cell table:style-name="ce457" table:formula="of:=VLOOKUP([.D30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5];[$datos.$W$2:.$Y$15];2;0)" office:value-type="string" office:string-value="" calcext:value-type="error">
            <text:p>#N/D</text:p>
          </table:table-cell>
          <table:table-cell table:style-name="ce457" table:formula="of:=VLOOKUP([.L30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6];[$datos.$H$2:.$K$40];2;0)" office:value-type="string" office:string-value="" calcext:value-type="error">
            <text:p>#N/D</text:p>
          </table:table-cell>
          <table:table-cell table:style-name="ce457" table:formula="of:=VLOOKUP([.D306];[$datos.$H$2:.$K$40];3;0)" office:value-type="string" office:string-value="" calcext:value-type="error">
            <text:p>#N/D</text:p>
          </table:table-cell>
          <table:table-cell table:style-name="ce457" table:formula="of:=VLOOKUP([.D30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6];[$datos.$W$2:.$Y$15];2;0)" office:value-type="string" office:string-value="" calcext:value-type="error">
            <text:p>#N/D</text:p>
          </table:table-cell>
          <table:table-cell table:style-name="ce457" table:formula="of:=VLOOKUP([.L30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7];[$datos.$H$2:.$K$40];2;0)" office:value-type="string" office:string-value="" calcext:value-type="error">
            <text:p>#N/D</text:p>
          </table:table-cell>
          <table:table-cell table:style-name="ce457" table:formula="of:=VLOOKUP([.D307];[$datos.$H$2:.$K$40];3;0)" office:value-type="string" office:string-value="" calcext:value-type="error">
            <text:p>#N/D</text:p>
          </table:table-cell>
          <table:table-cell table:style-name="ce457" table:formula="of:=VLOOKUP([.D30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7];[$datos.$W$2:.$Y$15];2;0)" office:value-type="string" office:string-value="" calcext:value-type="error">
            <text:p>#N/D</text:p>
          </table:table-cell>
          <table:table-cell table:style-name="ce457" table:formula="of:=VLOOKUP([.L30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8];[$datos.$H$2:.$K$40];2;0)" office:value-type="string" office:string-value="" calcext:value-type="error">
            <text:p>#N/D</text:p>
          </table:table-cell>
          <table:table-cell table:style-name="ce457" table:formula="of:=VLOOKUP([.D308];[$datos.$H$2:.$K$40];3;0)" office:value-type="string" office:string-value="" calcext:value-type="error">
            <text:p>#N/D</text:p>
          </table:table-cell>
          <table:table-cell table:style-name="ce457" table:formula="of:=VLOOKUP([.D30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8];[$datos.$W$2:.$Y$15];2;0)" office:value-type="string" office:string-value="" calcext:value-type="error">
            <text:p>#N/D</text:p>
          </table:table-cell>
          <table:table-cell table:style-name="ce457" table:formula="of:=VLOOKUP([.L30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09];[$datos.$H$2:.$K$40];2;0)" office:value-type="string" office:string-value="" calcext:value-type="error">
            <text:p>#N/D</text:p>
          </table:table-cell>
          <table:table-cell table:style-name="ce457" table:formula="of:=VLOOKUP([.D309];[$datos.$H$2:.$K$40];3;0)" office:value-type="string" office:string-value="" calcext:value-type="error">
            <text:p>#N/D</text:p>
          </table:table-cell>
          <table:table-cell table:style-name="ce457" table:formula="of:=VLOOKUP([.D30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09];[$datos.$W$2:.$Y$15];2;0)" office:value-type="string" office:string-value="" calcext:value-type="error">
            <text:p>#N/D</text:p>
          </table:table-cell>
          <table:table-cell table:style-name="ce457" table:formula="of:=VLOOKUP([.L30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0];[$datos.$H$2:.$K$40];2;0)" office:value-type="string" office:string-value="" calcext:value-type="error">
            <text:p>#N/D</text:p>
          </table:table-cell>
          <table:table-cell table:style-name="ce457" table:formula="of:=VLOOKUP([.D310];[$datos.$H$2:.$K$40];3;0)" office:value-type="string" office:string-value="" calcext:value-type="error">
            <text:p>#N/D</text:p>
          </table:table-cell>
          <table:table-cell table:style-name="ce457" table:formula="of:=VLOOKUP([.D31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0];[$datos.$W$2:.$Y$15];2;0)" office:value-type="string" office:string-value="" calcext:value-type="error">
            <text:p>#N/D</text:p>
          </table:table-cell>
          <table:table-cell table:style-name="ce457" table:formula="of:=VLOOKUP([.L31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1];[$datos.$H$2:.$K$40];2;0)" office:value-type="string" office:string-value="" calcext:value-type="error">
            <text:p>#N/D</text:p>
          </table:table-cell>
          <table:table-cell table:style-name="ce457" table:formula="of:=VLOOKUP([.D311];[$datos.$H$2:.$K$40];3;0)" office:value-type="string" office:string-value="" calcext:value-type="error">
            <text:p>#N/D</text:p>
          </table:table-cell>
          <table:table-cell table:style-name="ce457" table:formula="of:=VLOOKUP([.D31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1];[$datos.$W$2:.$Y$15];2;0)" office:value-type="string" office:string-value="" calcext:value-type="error">
            <text:p>#N/D</text:p>
          </table:table-cell>
          <table:table-cell table:style-name="ce457" table:formula="of:=VLOOKUP([.L31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2];[$datos.$H$2:.$K$40];2;0)" office:value-type="string" office:string-value="" calcext:value-type="error">
            <text:p>#N/D</text:p>
          </table:table-cell>
          <table:table-cell table:style-name="ce457" table:formula="of:=VLOOKUP([.D312];[$datos.$H$2:.$K$40];3;0)" office:value-type="string" office:string-value="" calcext:value-type="error">
            <text:p>#N/D</text:p>
          </table:table-cell>
          <table:table-cell table:style-name="ce457" table:formula="of:=VLOOKUP([.D31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2];[$datos.$W$2:.$Y$15];2;0)" office:value-type="string" office:string-value="" calcext:value-type="error">
            <text:p>#N/D</text:p>
          </table:table-cell>
          <table:table-cell table:style-name="ce457" table:formula="of:=VLOOKUP([.L31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3];[$datos.$H$2:.$K$40];2;0)" office:value-type="string" office:string-value="" calcext:value-type="error">
            <text:p>#N/D</text:p>
          </table:table-cell>
          <table:table-cell table:style-name="ce457" table:formula="of:=VLOOKUP([.D313];[$datos.$H$2:.$K$40];3;0)" office:value-type="string" office:string-value="" calcext:value-type="error">
            <text:p>#N/D</text:p>
          </table:table-cell>
          <table:table-cell table:style-name="ce457" table:formula="of:=VLOOKUP([.D31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3];[$datos.$W$2:.$Y$15];2;0)" office:value-type="string" office:string-value="" calcext:value-type="error">
            <text:p>#N/D</text:p>
          </table:table-cell>
          <table:table-cell table:style-name="ce457" table:formula="of:=VLOOKUP([.L31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0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4];[$datos.$H$2:.$K$40];2;0)" office:value-type="string" office:string-value="" calcext:value-type="error">
            <text:p>#N/D</text:p>
          </table:table-cell>
          <table:table-cell table:style-name="ce457" table:formula="of:=VLOOKUP([.D314];[$datos.$H$2:.$K$40];3;0)" office:value-type="string" office:string-value="" calcext:value-type="error">
            <text:p>#N/D</text:p>
          </table:table-cell>
          <table:table-cell table:style-name="ce457" table:formula="of:=VLOOKUP([.D31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4];[$datos.$W$2:.$Y$15];2;0)" office:value-type="string" office:string-value="" calcext:value-type="error">
            <text:p>#N/D</text:p>
          </table:table-cell>
          <table:table-cell table:style-name="ce457" table:formula="of:=VLOOKUP([.L31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5];[$datos.$H$2:.$K$40];2;0)" office:value-type="string" office:string-value="" calcext:value-type="error">
            <text:p>#N/D</text:p>
          </table:table-cell>
          <table:table-cell table:style-name="ce457" table:formula="of:=VLOOKUP([.D315];[$datos.$H$2:.$K$40];3;0)" office:value-type="string" office:string-value="" calcext:value-type="error">
            <text:p>#N/D</text:p>
          </table:table-cell>
          <table:table-cell table:style-name="ce457" table:formula="of:=VLOOKUP([.D31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5];[$datos.$W$2:.$Y$15];2;0)" office:value-type="string" office:string-value="" calcext:value-type="error">
            <text:p>#N/D</text:p>
          </table:table-cell>
          <table:table-cell table:style-name="ce457" table:formula="of:=VLOOKUP([.L31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6];[$datos.$H$2:.$K$40];2;0)" office:value-type="string" office:string-value="" calcext:value-type="error">
            <text:p>#N/D</text:p>
          </table:table-cell>
          <table:table-cell table:style-name="ce457" table:formula="of:=VLOOKUP([.D316];[$datos.$H$2:.$K$40];3;0)" office:value-type="string" office:string-value="" calcext:value-type="error">
            <text:p>#N/D</text:p>
          </table:table-cell>
          <table:table-cell table:style-name="ce457" table:formula="of:=VLOOKUP([.D31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6];[$datos.$W$2:.$Y$15];2;0)" office:value-type="string" office:string-value="" calcext:value-type="error">
            <text:p>#N/D</text:p>
          </table:table-cell>
          <table:table-cell table:style-name="ce457" table:formula="of:=VLOOKUP([.L31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7];[$datos.$H$2:.$K$40];2;0)" office:value-type="string" office:string-value="" calcext:value-type="error">
            <text:p>#N/D</text:p>
          </table:table-cell>
          <table:table-cell table:style-name="ce457" table:formula="of:=VLOOKUP([.D317];[$datos.$H$2:.$K$40];3;0)" office:value-type="string" office:string-value="" calcext:value-type="error">
            <text:p>#N/D</text:p>
          </table:table-cell>
          <table:table-cell table:style-name="ce457" table:formula="of:=VLOOKUP([.D31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7];[$datos.$W$2:.$Y$15];2;0)" office:value-type="string" office:string-value="" calcext:value-type="error">
            <text:p>#N/D</text:p>
          </table:table-cell>
          <table:table-cell table:style-name="ce457" table:formula="of:=VLOOKUP([.L31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8];[$datos.$H$2:.$K$40];2;0)" office:value-type="string" office:string-value="" calcext:value-type="error">
            <text:p>#N/D</text:p>
          </table:table-cell>
          <table:table-cell table:style-name="ce457" table:formula="of:=VLOOKUP([.D318];[$datos.$H$2:.$K$40];3;0)" office:value-type="string" office:string-value="" calcext:value-type="error">
            <text:p>#N/D</text:p>
          </table:table-cell>
          <table:table-cell table:style-name="ce457" table:formula="of:=VLOOKUP([.D31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8];[$datos.$W$2:.$Y$15];2;0)" office:value-type="string" office:string-value="" calcext:value-type="error">
            <text:p>#N/D</text:p>
          </table:table-cell>
          <table:table-cell table:style-name="ce457" table:formula="of:=VLOOKUP([.L31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19];[$datos.$H$2:.$K$40];2;0)" office:value-type="string" office:string-value="" calcext:value-type="error">
            <text:p>#N/D</text:p>
          </table:table-cell>
          <table:table-cell table:style-name="ce457" table:formula="of:=VLOOKUP([.D319];[$datos.$H$2:.$K$40];3;0)" office:value-type="string" office:string-value="" calcext:value-type="error">
            <text:p>#N/D</text:p>
          </table:table-cell>
          <table:table-cell table:style-name="ce457" table:formula="of:=VLOOKUP([.D31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19];[$datos.$W$2:.$Y$15];2;0)" office:value-type="string" office:string-value="" calcext:value-type="error">
            <text:p>#N/D</text:p>
          </table:table-cell>
          <table:table-cell table:style-name="ce457" table:formula="of:=VLOOKUP([.L31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0];[$datos.$H$2:.$K$40];2;0)" office:value-type="string" office:string-value="" calcext:value-type="error">
            <text:p>#N/D</text:p>
          </table:table-cell>
          <table:table-cell table:style-name="ce457" table:formula="of:=VLOOKUP([.D320];[$datos.$H$2:.$K$40];3;0)" office:value-type="string" office:string-value="" calcext:value-type="error">
            <text:p>#N/D</text:p>
          </table:table-cell>
          <table:table-cell table:style-name="ce457" table:formula="of:=VLOOKUP([.D32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0];[$datos.$W$2:.$Y$15];2;0)" office:value-type="string" office:string-value="" calcext:value-type="error">
            <text:p>#N/D</text:p>
          </table:table-cell>
          <table:table-cell table:style-name="ce457" table:formula="of:=VLOOKUP([.L32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1];[$datos.$H$2:.$K$40];2;0)" office:value-type="string" office:string-value="" calcext:value-type="error">
            <text:p>#N/D</text:p>
          </table:table-cell>
          <table:table-cell table:style-name="ce457" table:formula="of:=VLOOKUP([.D321];[$datos.$H$2:.$K$40];3;0)" office:value-type="string" office:string-value="" calcext:value-type="error">
            <text:p>#N/D</text:p>
          </table:table-cell>
          <table:table-cell table:style-name="ce457" table:formula="of:=VLOOKUP([.D32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1];[$datos.$W$2:.$Y$15];2;0)" office:value-type="string" office:string-value="" calcext:value-type="error">
            <text:p>#N/D</text:p>
          </table:table-cell>
          <table:table-cell table:style-name="ce457" table:formula="of:=VLOOKUP([.L32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2];[$datos.$H$2:.$K$40];2;0)" office:value-type="string" office:string-value="" calcext:value-type="error">
            <text:p>#N/D</text:p>
          </table:table-cell>
          <table:table-cell table:style-name="ce457" table:formula="of:=VLOOKUP([.D322];[$datos.$H$2:.$K$40];3;0)" office:value-type="string" office:string-value="" calcext:value-type="error">
            <text:p>#N/D</text:p>
          </table:table-cell>
          <table:table-cell table:style-name="ce457" table:formula="of:=VLOOKUP([.D32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2];[$datos.$W$2:.$Y$15];2;0)" office:value-type="string" office:string-value="" calcext:value-type="error">
            <text:p>#N/D</text:p>
          </table:table-cell>
          <table:table-cell table:style-name="ce457" table:formula="of:=VLOOKUP([.L32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3];[$datos.$H$2:.$K$40];2;0)" office:value-type="string" office:string-value="" calcext:value-type="error">
            <text:p>#N/D</text:p>
          </table:table-cell>
          <table:table-cell table:style-name="ce457" table:formula="of:=VLOOKUP([.D323];[$datos.$H$2:.$K$40];3;0)" office:value-type="string" office:string-value="" calcext:value-type="error">
            <text:p>#N/D</text:p>
          </table:table-cell>
          <table:table-cell table:style-name="ce457" table:formula="of:=VLOOKUP([.D32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3];[$datos.$W$2:.$Y$15];2;0)" office:value-type="string" office:string-value="" calcext:value-type="error">
            <text:p>#N/D</text:p>
          </table:table-cell>
          <table:table-cell table:style-name="ce457" table:formula="of:=VLOOKUP([.L32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1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4];[$datos.$H$2:.$K$40];2;0)" office:value-type="string" office:string-value="" calcext:value-type="error">
            <text:p>#N/D</text:p>
          </table:table-cell>
          <table:table-cell table:style-name="ce457" table:formula="of:=VLOOKUP([.D324];[$datos.$H$2:.$K$40];3;0)" office:value-type="string" office:string-value="" calcext:value-type="error">
            <text:p>#N/D</text:p>
          </table:table-cell>
          <table:table-cell table:style-name="ce457" table:formula="of:=VLOOKUP([.D32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4];[$datos.$W$2:.$Y$15];2;0)" office:value-type="string" office:string-value="" calcext:value-type="error">
            <text:p>#N/D</text:p>
          </table:table-cell>
          <table:table-cell table:style-name="ce457" table:formula="of:=VLOOKUP([.L32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5];[$datos.$H$2:.$K$40];2;0)" office:value-type="string" office:string-value="" calcext:value-type="error">
            <text:p>#N/D</text:p>
          </table:table-cell>
          <table:table-cell table:style-name="ce457" table:formula="of:=VLOOKUP([.D325];[$datos.$H$2:.$K$40];3;0)" office:value-type="string" office:string-value="" calcext:value-type="error">
            <text:p>#N/D</text:p>
          </table:table-cell>
          <table:table-cell table:style-name="ce457" table:formula="of:=VLOOKUP([.D32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5];[$datos.$W$2:.$Y$15];2;0)" office:value-type="string" office:string-value="" calcext:value-type="error">
            <text:p>#N/D</text:p>
          </table:table-cell>
          <table:table-cell table:style-name="ce457" table:formula="of:=VLOOKUP([.L32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6];[$datos.$H$2:.$K$40];2;0)" office:value-type="string" office:string-value="" calcext:value-type="error">
            <text:p>#N/D</text:p>
          </table:table-cell>
          <table:table-cell table:style-name="ce457" table:formula="of:=VLOOKUP([.D326];[$datos.$H$2:.$K$40];3;0)" office:value-type="string" office:string-value="" calcext:value-type="error">
            <text:p>#N/D</text:p>
          </table:table-cell>
          <table:table-cell table:style-name="ce457" table:formula="of:=VLOOKUP([.D32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6];[$datos.$W$2:.$Y$15];2;0)" office:value-type="string" office:string-value="" calcext:value-type="error">
            <text:p>#N/D</text:p>
          </table:table-cell>
          <table:table-cell table:style-name="ce457" table:formula="of:=VLOOKUP([.L32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7];[$datos.$H$2:.$K$40];2;0)" office:value-type="string" office:string-value="" calcext:value-type="error">
            <text:p>#N/D</text:p>
          </table:table-cell>
          <table:table-cell table:style-name="ce457" table:formula="of:=VLOOKUP([.D327];[$datos.$H$2:.$K$40];3;0)" office:value-type="string" office:string-value="" calcext:value-type="error">
            <text:p>#N/D</text:p>
          </table:table-cell>
          <table:table-cell table:style-name="ce457" table:formula="of:=VLOOKUP([.D32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7];[$datos.$W$2:.$Y$15];2;0)" office:value-type="string" office:string-value="" calcext:value-type="error">
            <text:p>#N/D</text:p>
          </table:table-cell>
          <table:table-cell table:style-name="ce457" table:formula="of:=VLOOKUP([.L32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8];[$datos.$H$2:.$K$40];2;0)" office:value-type="string" office:string-value="" calcext:value-type="error">
            <text:p>#N/D</text:p>
          </table:table-cell>
          <table:table-cell table:style-name="ce457" table:formula="of:=VLOOKUP([.D328];[$datos.$H$2:.$K$40];3;0)" office:value-type="string" office:string-value="" calcext:value-type="error">
            <text:p>#N/D</text:p>
          </table:table-cell>
          <table:table-cell table:style-name="ce457" table:formula="of:=VLOOKUP([.D32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8];[$datos.$W$2:.$Y$15];2;0)" office:value-type="string" office:string-value="" calcext:value-type="error">
            <text:p>#N/D</text:p>
          </table:table-cell>
          <table:table-cell table:style-name="ce457" table:formula="of:=VLOOKUP([.L32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29];[$datos.$H$2:.$K$40];2;0)" office:value-type="string" office:string-value="" calcext:value-type="error">
            <text:p>#N/D</text:p>
          </table:table-cell>
          <table:table-cell table:style-name="ce457" table:formula="of:=VLOOKUP([.D329];[$datos.$H$2:.$K$40];3;0)" office:value-type="string" office:string-value="" calcext:value-type="error">
            <text:p>#N/D</text:p>
          </table:table-cell>
          <table:table-cell table:style-name="ce457" table:formula="of:=VLOOKUP([.D32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29];[$datos.$W$2:.$Y$15];2;0)" office:value-type="string" office:string-value="" calcext:value-type="error">
            <text:p>#N/D</text:p>
          </table:table-cell>
          <table:table-cell table:style-name="ce457" table:formula="of:=VLOOKUP([.L32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0];[$datos.$H$2:.$K$40];2;0)" office:value-type="string" office:string-value="" calcext:value-type="error">
            <text:p>#N/D</text:p>
          </table:table-cell>
          <table:table-cell table:style-name="ce457" table:formula="of:=VLOOKUP([.D330];[$datos.$H$2:.$K$40];3;0)" office:value-type="string" office:string-value="" calcext:value-type="error">
            <text:p>#N/D</text:p>
          </table:table-cell>
          <table:table-cell table:style-name="ce457" table:formula="of:=VLOOKUP([.D33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0];[$datos.$W$2:.$Y$15];2;0)" office:value-type="string" office:string-value="" calcext:value-type="error">
            <text:p>#N/D</text:p>
          </table:table-cell>
          <table:table-cell table:style-name="ce457" table:formula="of:=VLOOKUP([.L33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1];[$datos.$H$2:.$K$40];2;0)" office:value-type="string" office:string-value="" calcext:value-type="error">
            <text:p>#N/D</text:p>
          </table:table-cell>
          <table:table-cell table:style-name="ce457" table:formula="of:=VLOOKUP([.D331];[$datos.$H$2:.$K$40];3;0)" office:value-type="string" office:string-value="" calcext:value-type="error">
            <text:p>#N/D</text:p>
          </table:table-cell>
          <table:table-cell table:style-name="ce457" table:formula="of:=VLOOKUP([.D33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1];[$datos.$W$2:.$Y$15];2;0)" office:value-type="string" office:string-value="" calcext:value-type="error">
            <text:p>#N/D</text:p>
          </table:table-cell>
          <table:table-cell table:style-name="ce457" table:formula="of:=VLOOKUP([.L33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2];[$datos.$H$2:.$K$40];2;0)" office:value-type="string" office:string-value="" calcext:value-type="error">
            <text:p>#N/D</text:p>
          </table:table-cell>
          <table:table-cell table:style-name="ce457" table:formula="of:=VLOOKUP([.D332];[$datos.$H$2:.$K$40];3;0)" office:value-type="string" office:string-value="" calcext:value-type="error">
            <text:p>#N/D</text:p>
          </table:table-cell>
          <table:table-cell table:style-name="ce457" table:formula="of:=VLOOKUP([.D33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2];[$datos.$W$2:.$Y$15];2;0)" office:value-type="string" office:string-value="" calcext:value-type="error">
            <text:p>#N/D</text:p>
          </table:table-cell>
          <table:table-cell table:style-name="ce457" table:formula="of:=VLOOKUP([.L33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3];[$datos.$H$2:.$K$40];2;0)" office:value-type="string" office:string-value="" calcext:value-type="error">
            <text:p>#N/D</text:p>
          </table:table-cell>
          <table:table-cell table:style-name="ce457" table:formula="of:=VLOOKUP([.D333];[$datos.$H$2:.$K$40];3;0)" office:value-type="string" office:string-value="" calcext:value-type="error">
            <text:p>#N/D</text:p>
          </table:table-cell>
          <table:table-cell table:style-name="ce457" table:formula="of:=VLOOKUP([.D33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3];[$datos.$W$2:.$Y$15];2;0)" office:value-type="string" office:string-value="" calcext:value-type="error">
            <text:p>#N/D</text:p>
          </table:table-cell>
          <table:table-cell table:style-name="ce457" table:formula="of:=VLOOKUP([.L33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2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4];[$datos.$H$2:.$K$40];2;0)" office:value-type="string" office:string-value="" calcext:value-type="error">
            <text:p>#N/D</text:p>
          </table:table-cell>
          <table:table-cell table:style-name="ce457" table:formula="of:=VLOOKUP([.D334];[$datos.$H$2:.$K$40];3;0)" office:value-type="string" office:string-value="" calcext:value-type="error">
            <text:p>#N/D</text:p>
          </table:table-cell>
          <table:table-cell table:style-name="ce457" table:formula="of:=VLOOKUP([.D33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4];[$datos.$W$2:.$Y$15];2;0)" office:value-type="string" office:string-value="" calcext:value-type="error">
            <text:p>#N/D</text:p>
          </table:table-cell>
          <table:table-cell table:style-name="ce457" table:formula="of:=VLOOKUP([.L33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5];[$datos.$H$2:.$K$40];2;0)" office:value-type="string" office:string-value="" calcext:value-type="error">
            <text:p>#N/D</text:p>
          </table:table-cell>
          <table:table-cell table:style-name="ce457" table:formula="of:=VLOOKUP([.D335];[$datos.$H$2:.$K$40];3;0)" office:value-type="string" office:string-value="" calcext:value-type="error">
            <text:p>#N/D</text:p>
          </table:table-cell>
          <table:table-cell table:style-name="ce457" table:formula="of:=VLOOKUP([.D33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5];[$datos.$W$2:.$Y$15];2;0)" office:value-type="string" office:string-value="" calcext:value-type="error">
            <text:p>#N/D</text:p>
          </table:table-cell>
          <table:table-cell table:style-name="ce457" table:formula="of:=VLOOKUP([.L33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6];[$datos.$H$2:.$K$40];2;0)" office:value-type="string" office:string-value="" calcext:value-type="error">
            <text:p>#N/D</text:p>
          </table:table-cell>
          <table:table-cell table:style-name="ce457" table:formula="of:=VLOOKUP([.D336];[$datos.$H$2:.$K$40];3;0)" office:value-type="string" office:string-value="" calcext:value-type="error">
            <text:p>#N/D</text:p>
          </table:table-cell>
          <table:table-cell table:style-name="ce457" table:formula="of:=VLOOKUP([.D33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6];[$datos.$W$2:.$Y$15];2;0)" office:value-type="string" office:string-value="" calcext:value-type="error">
            <text:p>#N/D</text:p>
          </table:table-cell>
          <table:table-cell table:style-name="ce457" table:formula="of:=VLOOKUP([.L33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7];[$datos.$H$2:.$K$40];2;0)" office:value-type="string" office:string-value="" calcext:value-type="error">
            <text:p>#N/D</text:p>
          </table:table-cell>
          <table:table-cell table:style-name="ce457" table:formula="of:=VLOOKUP([.D337];[$datos.$H$2:.$K$40];3;0)" office:value-type="string" office:string-value="" calcext:value-type="error">
            <text:p>#N/D</text:p>
          </table:table-cell>
          <table:table-cell table:style-name="ce457" table:formula="of:=VLOOKUP([.D33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7];[$datos.$W$2:.$Y$15];2;0)" office:value-type="string" office:string-value="" calcext:value-type="error">
            <text:p>#N/D</text:p>
          </table:table-cell>
          <table:table-cell table:style-name="ce457" table:formula="of:=VLOOKUP([.L33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8];[$datos.$H$2:.$K$40];2;0)" office:value-type="string" office:string-value="" calcext:value-type="error">
            <text:p>#N/D</text:p>
          </table:table-cell>
          <table:table-cell table:style-name="ce457" table:formula="of:=VLOOKUP([.D338];[$datos.$H$2:.$K$40];3;0)" office:value-type="string" office:string-value="" calcext:value-type="error">
            <text:p>#N/D</text:p>
          </table:table-cell>
          <table:table-cell table:style-name="ce457" table:formula="of:=VLOOKUP([.D33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8];[$datos.$W$2:.$Y$15];2;0)" office:value-type="string" office:string-value="" calcext:value-type="error">
            <text:p>#N/D</text:p>
          </table:table-cell>
          <table:table-cell table:style-name="ce457" table:formula="of:=VLOOKUP([.L33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39];[$datos.$H$2:.$K$40];2;0)" office:value-type="string" office:string-value="" calcext:value-type="error">
            <text:p>#N/D</text:p>
          </table:table-cell>
          <table:table-cell table:style-name="ce457" table:formula="of:=VLOOKUP([.D339];[$datos.$H$2:.$K$40];3;0)" office:value-type="string" office:string-value="" calcext:value-type="error">
            <text:p>#N/D</text:p>
          </table:table-cell>
          <table:table-cell table:style-name="ce457" table:formula="of:=VLOOKUP([.D33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39];[$datos.$W$2:.$Y$15];2;0)" office:value-type="string" office:string-value="" calcext:value-type="error">
            <text:p>#N/D</text:p>
          </table:table-cell>
          <table:table-cell table:style-name="ce457" table:formula="of:=VLOOKUP([.L33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0];[$datos.$H$2:.$K$40];2;0)" office:value-type="string" office:string-value="" calcext:value-type="error">
            <text:p>#N/D</text:p>
          </table:table-cell>
          <table:table-cell table:style-name="ce457" table:formula="of:=VLOOKUP([.D340];[$datos.$H$2:.$K$40];3;0)" office:value-type="string" office:string-value="" calcext:value-type="error">
            <text:p>#N/D</text:p>
          </table:table-cell>
          <table:table-cell table:style-name="ce457" table:formula="of:=VLOOKUP([.D34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0];[$datos.$W$2:.$Y$15];2;0)" office:value-type="string" office:string-value="" calcext:value-type="error">
            <text:p>#N/D</text:p>
          </table:table-cell>
          <table:table-cell table:style-name="ce457" table:formula="of:=VLOOKUP([.L34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1];[$datos.$H$2:.$K$40];2;0)" office:value-type="string" office:string-value="" calcext:value-type="error">
            <text:p>#N/D</text:p>
          </table:table-cell>
          <table:table-cell table:style-name="ce457" table:formula="of:=VLOOKUP([.D341];[$datos.$H$2:.$K$40];3;0)" office:value-type="string" office:string-value="" calcext:value-type="error">
            <text:p>#N/D</text:p>
          </table:table-cell>
          <table:table-cell table:style-name="ce457" table:formula="of:=VLOOKUP([.D34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1];[$datos.$W$2:.$Y$15];2;0)" office:value-type="string" office:string-value="" calcext:value-type="error">
            <text:p>#N/D</text:p>
          </table:table-cell>
          <table:table-cell table:style-name="ce457" table:formula="of:=VLOOKUP([.L34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2];[$datos.$H$2:.$K$40];2;0)" office:value-type="string" office:string-value="" calcext:value-type="error">
            <text:p>#N/D</text:p>
          </table:table-cell>
          <table:table-cell table:style-name="ce457" table:formula="of:=VLOOKUP([.D342];[$datos.$H$2:.$K$40];3;0)" office:value-type="string" office:string-value="" calcext:value-type="error">
            <text:p>#N/D</text:p>
          </table:table-cell>
          <table:table-cell table:style-name="ce457" table:formula="of:=VLOOKUP([.D34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2];[$datos.$W$2:.$Y$15];2;0)" office:value-type="string" office:string-value="" calcext:value-type="error">
            <text:p>#N/D</text:p>
          </table:table-cell>
          <table:table-cell table:style-name="ce457" table:formula="of:=VLOOKUP([.L34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3];[$datos.$H$2:.$K$40];2;0)" office:value-type="string" office:string-value="" calcext:value-type="error">
            <text:p>#N/D</text:p>
          </table:table-cell>
          <table:table-cell table:style-name="ce457" table:formula="of:=VLOOKUP([.D343];[$datos.$H$2:.$K$40];3;0)" office:value-type="string" office:string-value="" calcext:value-type="error">
            <text:p>#N/D</text:p>
          </table:table-cell>
          <table:table-cell table:style-name="ce457" table:formula="of:=VLOOKUP([.D34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3];[$datos.$W$2:.$Y$15];2;0)" office:value-type="string" office:string-value="" calcext:value-type="error">
            <text:p>#N/D</text:p>
          </table:table-cell>
          <table:table-cell table:style-name="ce457" table:formula="of:=VLOOKUP([.L34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3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4];[$datos.$H$2:.$K$40];2;0)" office:value-type="string" office:string-value="" calcext:value-type="error">
            <text:p>#N/D</text:p>
          </table:table-cell>
          <table:table-cell table:style-name="ce457" table:formula="of:=VLOOKUP([.D344];[$datos.$H$2:.$K$40];3;0)" office:value-type="string" office:string-value="" calcext:value-type="error">
            <text:p>#N/D</text:p>
          </table:table-cell>
          <table:table-cell table:style-name="ce457" table:formula="of:=VLOOKUP([.D34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4];[$datos.$W$2:.$Y$15];2;0)" office:value-type="string" office:string-value="" calcext:value-type="error">
            <text:p>#N/D</text:p>
          </table:table-cell>
          <table:table-cell table:style-name="ce457" table:formula="of:=VLOOKUP([.L34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5];[$datos.$H$2:.$K$40];2;0)" office:value-type="string" office:string-value="" calcext:value-type="error">
            <text:p>#N/D</text:p>
          </table:table-cell>
          <table:table-cell table:style-name="ce457" table:formula="of:=VLOOKUP([.D345];[$datos.$H$2:.$K$40];3;0)" office:value-type="string" office:string-value="" calcext:value-type="error">
            <text:p>#N/D</text:p>
          </table:table-cell>
          <table:table-cell table:style-name="ce457" table:formula="of:=VLOOKUP([.D34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5];[$datos.$W$2:.$Y$15];2;0)" office:value-type="string" office:string-value="" calcext:value-type="error">
            <text:p>#N/D</text:p>
          </table:table-cell>
          <table:table-cell table:style-name="ce457" table:formula="of:=VLOOKUP([.L34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6];[$datos.$H$2:.$K$40];2;0)" office:value-type="string" office:string-value="" calcext:value-type="error">
            <text:p>#N/D</text:p>
          </table:table-cell>
          <table:table-cell table:style-name="ce457" table:formula="of:=VLOOKUP([.D346];[$datos.$H$2:.$K$40];3;0)" office:value-type="string" office:string-value="" calcext:value-type="error">
            <text:p>#N/D</text:p>
          </table:table-cell>
          <table:table-cell table:style-name="ce457" table:formula="of:=VLOOKUP([.D34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6];[$datos.$W$2:.$Y$15];2;0)" office:value-type="string" office:string-value="" calcext:value-type="error">
            <text:p>#N/D</text:p>
          </table:table-cell>
          <table:table-cell table:style-name="ce457" table:formula="of:=VLOOKUP([.L34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7];[$datos.$H$2:.$K$40];2;0)" office:value-type="string" office:string-value="" calcext:value-type="error">
            <text:p>#N/D</text:p>
          </table:table-cell>
          <table:table-cell table:style-name="ce457" table:formula="of:=VLOOKUP([.D347];[$datos.$H$2:.$K$40];3;0)" office:value-type="string" office:string-value="" calcext:value-type="error">
            <text:p>#N/D</text:p>
          </table:table-cell>
          <table:table-cell table:style-name="ce457" table:formula="of:=VLOOKUP([.D34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7];[$datos.$W$2:.$Y$15];2;0)" office:value-type="string" office:string-value="" calcext:value-type="error">
            <text:p>#N/D</text:p>
          </table:table-cell>
          <table:table-cell table:style-name="ce457" table:formula="of:=VLOOKUP([.L34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8];[$datos.$H$2:.$K$40];2;0)" office:value-type="string" office:string-value="" calcext:value-type="error">
            <text:p>#N/D</text:p>
          </table:table-cell>
          <table:table-cell table:style-name="ce457" table:formula="of:=VLOOKUP([.D348];[$datos.$H$2:.$K$40];3;0)" office:value-type="string" office:string-value="" calcext:value-type="error">
            <text:p>#N/D</text:p>
          </table:table-cell>
          <table:table-cell table:style-name="ce457" table:formula="of:=VLOOKUP([.D34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8];[$datos.$W$2:.$Y$15];2;0)" office:value-type="string" office:string-value="" calcext:value-type="error">
            <text:p>#N/D</text:p>
          </table:table-cell>
          <table:table-cell table:style-name="ce457" table:formula="of:=VLOOKUP([.L34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49];[$datos.$H$2:.$K$40];2;0)" office:value-type="string" office:string-value="" calcext:value-type="error">
            <text:p>#N/D</text:p>
          </table:table-cell>
          <table:table-cell table:style-name="ce457" table:formula="of:=VLOOKUP([.D349];[$datos.$H$2:.$K$40];3;0)" office:value-type="string" office:string-value="" calcext:value-type="error">
            <text:p>#N/D</text:p>
          </table:table-cell>
          <table:table-cell table:style-name="ce457" table:formula="of:=VLOOKUP([.D34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49];[$datos.$W$2:.$Y$15];2;0)" office:value-type="string" office:string-value="" calcext:value-type="error">
            <text:p>#N/D</text:p>
          </table:table-cell>
          <table:table-cell table:style-name="ce457" table:formula="of:=VLOOKUP([.L34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0];[$datos.$H$2:.$K$40];2;0)" office:value-type="string" office:string-value="" calcext:value-type="error">
            <text:p>#N/D</text:p>
          </table:table-cell>
          <table:table-cell table:style-name="ce457" table:formula="of:=VLOOKUP([.D350];[$datos.$H$2:.$K$40];3;0)" office:value-type="string" office:string-value="" calcext:value-type="error">
            <text:p>#N/D</text:p>
          </table:table-cell>
          <table:table-cell table:style-name="ce457" table:formula="of:=VLOOKUP([.D35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0];[$datos.$W$2:.$Y$15];2;0)" office:value-type="string" office:string-value="" calcext:value-type="error">
            <text:p>#N/D</text:p>
          </table:table-cell>
          <table:table-cell table:style-name="ce457" table:formula="of:=VLOOKUP([.L35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1];[$datos.$H$2:.$K$40];2;0)" office:value-type="string" office:string-value="" calcext:value-type="error">
            <text:p>#N/D</text:p>
          </table:table-cell>
          <table:table-cell table:style-name="ce457" table:formula="of:=VLOOKUP([.D351];[$datos.$H$2:.$K$40];3;0)" office:value-type="string" office:string-value="" calcext:value-type="error">
            <text:p>#N/D</text:p>
          </table:table-cell>
          <table:table-cell table:style-name="ce457" table:formula="of:=VLOOKUP([.D35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1];[$datos.$W$2:.$Y$15];2;0)" office:value-type="string" office:string-value="" calcext:value-type="error">
            <text:p>#N/D</text:p>
          </table:table-cell>
          <table:table-cell table:style-name="ce457" table:formula="of:=VLOOKUP([.L35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2];[$datos.$H$2:.$K$40];2;0)" office:value-type="string" office:string-value="" calcext:value-type="error">
            <text:p>#N/D</text:p>
          </table:table-cell>
          <table:table-cell table:style-name="ce457" table:formula="of:=VLOOKUP([.D352];[$datos.$H$2:.$K$40];3;0)" office:value-type="string" office:string-value="" calcext:value-type="error">
            <text:p>#N/D</text:p>
          </table:table-cell>
          <table:table-cell table:style-name="ce457" table:formula="of:=VLOOKUP([.D35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2];[$datos.$W$2:.$Y$15];2;0)" office:value-type="string" office:string-value="" calcext:value-type="error">
            <text:p>#N/D</text:p>
          </table:table-cell>
          <table:table-cell table:style-name="ce457" table:formula="of:=VLOOKUP([.L35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3];[$datos.$H$2:.$K$40];2;0)" office:value-type="string" office:string-value="" calcext:value-type="error">
            <text:p>#N/D</text:p>
          </table:table-cell>
          <table:table-cell table:style-name="ce457" table:formula="of:=VLOOKUP([.D353];[$datos.$H$2:.$K$40];3;0)" office:value-type="string" office:string-value="" calcext:value-type="error">
            <text:p>#N/D</text:p>
          </table:table-cell>
          <table:table-cell table:style-name="ce457" table:formula="of:=VLOOKUP([.D35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3];[$datos.$W$2:.$Y$15];2;0)" office:value-type="string" office:string-value="" calcext:value-type="error">
            <text:p>#N/D</text:p>
          </table:table-cell>
          <table:table-cell table:style-name="ce457" table:formula="of:=VLOOKUP([.L35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4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4];[$datos.$H$2:.$K$40];2;0)" office:value-type="string" office:string-value="" calcext:value-type="error">
            <text:p>#N/D</text:p>
          </table:table-cell>
          <table:table-cell table:style-name="ce457" table:formula="of:=VLOOKUP([.D354];[$datos.$H$2:.$K$40];3;0)" office:value-type="string" office:string-value="" calcext:value-type="error">
            <text:p>#N/D</text:p>
          </table:table-cell>
          <table:table-cell table:style-name="ce457" table:formula="of:=VLOOKUP([.D35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4];[$datos.$W$2:.$Y$15];2;0)" office:value-type="string" office:string-value="" calcext:value-type="error">
            <text:p>#N/D</text:p>
          </table:table-cell>
          <table:table-cell table:style-name="ce457" table:formula="of:=VLOOKUP([.L35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5];[$datos.$H$2:.$K$40];2;0)" office:value-type="string" office:string-value="" calcext:value-type="error">
            <text:p>#N/D</text:p>
          </table:table-cell>
          <table:table-cell table:style-name="ce457" table:formula="of:=VLOOKUP([.D355];[$datos.$H$2:.$K$40];3;0)" office:value-type="string" office:string-value="" calcext:value-type="error">
            <text:p>#N/D</text:p>
          </table:table-cell>
          <table:table-cell table:style-name="ce457" table:formula="of:=VLOOKUP([.D35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5];[$datos.$W$2:.$Y$15];2;0)" office:value-type="string" office:string-value="" calcext:value-type="error">
            <text:p>#N/D</text:p>
          </table:table-cell>
          <table:table-cell table:style-name="ce457" table:formula="of:=VLOOKUP([.L35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6];[$datos.$H$2:.$K$40];2;0)" office:value-type="string" office:string-value="" calcext:value-type="error">
            <text:p>#N/D</text:p>
          </table:table-cell>
          <table:table-cell table:style-name="ce457" table:formula="of:=VLOOKUP([.D356];[$datos.$H$2:.$K$40];3;0)" office:value-type="string" office:string-value="" calcext:value-type="error">
            <text:p>#N/D</text:p>
          </table:table-cell>
          <table:table-cell table:style-name="ce457" table:formula="of:=VLOOKUP([.D35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6];[$datos.$W$2:.$Y$15];2;0)" office:value-type="string" office:string-value="" calcext:value-type="error">
            <text:p>#N/D</text:p>
          </table:table-cell>
          <table:table-cell table:style-name="ce457" table:formula="of:=VLOOKUP([.L35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7];[$datos.$H$2:.$K$40];2;0)" office:value-type="string" office:string-value="" calcext:value-type="error">
            <text:p>#N/D</text:p>
          </table:table-cell>
          <table:table-cell table:style-name="ce457" table:formula="of:=VLOOKUP([.D357];[$datos.$H$2:.$K$40];3;0)" office:value-type="string" office:string-value="" calcext:value-type="error">
            <text:p>#N/D</text:p>
          </table:table-cell>
          <table:table-cell table:style-name="ce457" table:formula="of:=VLOOKUP([.D35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7];[$datos.$W$2:.$Y$15];2;0)" office:value-type="string" office:string-value="" calcext:value-type="error">
            <text:p>#N/D</text:p>
          </table:table-cell>
          <table:table-cell table:style-name="ce457" table:formula="of:=VLOOKUP([.L35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8];[$datos.$H$2:.$K$40];2;0)" office:value-type="string" office:string-value="" calcext:value-type="error">
            <text:p>#N/D</text:p>
          </table:table-cell>
          <table:table-cell table:style-name="ce457" table:formula="of:=VLOOKUP([.D358];[$datos.$H$2:.$K$40];3;0)" office:value-type="string" office:string-value="" calcext:value-type="error">
            <text:p>#N/D</text:p>
          </table:table-cell>
          <table:table-cell table:style-name="ce457" table:formula="of:=VLOOKUP([.D35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8];[$datos.$W$2:.$Y$15];2;0)" office:value-type="string" office:string-value="" calcext:value-type="error">
            <text:p>#N/D</text:p>
          </table:table-cell>
          <table:table-cell table:style-name="ce457" table:formula="of:=VLOOKUP([.L35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59];[$datos.$H$2:.$K$40];2;0)" office:value-type="string" office:string-value="" calcext:value-type="error">
            <text:p>#N/D</text:p>
          </table:table-cell>
          <table:table-cell table:style-name="ce457" table:formula="of:=VLOOKUP([.D359];[$datos.$H$2:.$K$40];3;0)" office:value-type="string" office:string-value="" calcext:value-type="error">
            <text:p>#N/D</text:p>
          </table:table-cell>
          <table:table-cell table:style-name="ce457" table:formula="of:=VLOOKUP([.D35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59];[$datos.$W$2:.$Y$15];2;0)" office:value-type="string" office:string-value="" calcext:value-type="error">
            <text:p>#N/D</text:p>
          </table:table-cell>
          <table:table-cell table:style-name="ce457" table:formula="of:=VLOOKUP([.L35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0];[$datos.$H$2:.$K$40];2;0)" office:value-type="string" office:string-value="" calcext:value-type="error">
            <text:p>#N/D</text:p>
          </table:table-cell>
          <table:table-cell table:style-name="ce457" table:formula="of:=VLOOKUP([.D360];[$datos.$H$2:.$K$40];3;0)" office:value-type="string" office:string-value="" calcext:value-type="error">
            <text:p>#N/D</text:p>
          </table:table-cell>
          <table:table-cell table:style-name="ce457" table:formula="of:=VLOOKUP([.D36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0];[$datos.$W$2:.$Y$15];2;0)" office:value-type="string" office:string-value="" calcext:value-type="error">
            <text:p>#N/D</text:p>
          </table:table-cell>
          <table:table-cell table:style-name="ce457" table:formula="of:=VLOOKUP([.L36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1];[$datos.$H$2:.$K$40];2;0)" office:value-type="string" office:string-value="" calcext:value-type="error">
            <text:p>#N/D</text:p>
          </table:table-cell>
          <table:table-cell table:style-name="ce457" table:formula="of:=VLOOKUP([.D361];[$datos.$H$2:.$K$40];3;0)" office:value-type="string" office:string-value="" calcext:value-type="error">
            <text:p>#N/D</text:p>
          </table:table-cell>
          <table:table-cell table:style-name="ce457" table:formula="of:=VLOOKUP([.D36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1];[$datos.$W$2:.$Y$15];2;0)" office:value-type="string" office:string-value="" calcext:value-type="error">
            <text:p>#N/D</text:p>
          </table:table-cell>
          <table:table-cell table:style-name="ce457" table:formula="of:=VLOOKUP([.L36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2];[$datos.$H$2:.$K$40];2;0)" office:value-type="string" office:string-value="" calcext:value-type="error">
            <text:p>#N/D</text:p>
          </table:table-cell>
          <table:table-cell table:style-name="ce457" table:formula="of:=VLOOKUP([.D362];[$datos.$H$2:.$K$40];3;0)" office:value-type="string" office:string-value="" calcext:value-type="error">
            <text:p>#N/D</text:p>
          </table:table-cell>
          <table:table-cell table:style-name="ce457" table:formula="of:=VLOOKUP([.D36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2];[$datos.$W$2:.$Y$15];2;0)" office:value-type="string" office:string-value="" calcext:value-type="error">
            <text:p>#N/D</text:p>
          </table:table-cell>
          <table:table-cell table:style-name="ce457" table:formula="of:=VLOOKUP([.L36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3];[$datos.$H$2:.$K$40];2;0)" office:value-type="string" office:string-value="" calcext:value-type="error">
            <text:p>#N/D</text:p>
          </table:table-cell>
          <table:table-cell table:style-name="ce457" table:formula="of:=VLOOKUP([.D363];[$datos.$H$2:.$K$40];3;0)" office:value-type="string" office:string-value="" calcext:value-type="error">
            <text:p>#N/D</text:p>
          </table:table-cell>
          <table:table-cell table:style-name="ce457" table:formula="of:=VLOOKUP([.D36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3];[$datos.$W$2:.$Y$15];2;0)" office:value-type="string" office:string-value="" calcext:value-type="error">
            <text:p>#N/D</text:p>
          </table:table-cell>
          <table:table-cell table:style-name="ce457" table:formula="of:=VLOOKUP([.L36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5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4];[$datos.$H$2:.$K$40];2;0)" office:value-type="string" office:string-value="" calcext:value-type="error">
            <text:p>#N/D</text:p>
          </table:table-cell>
          <table:table-cell table:style-name="ce457" table:formula="of:=VLOOKUP([.D364];[$datos.$H$2:.$K$40];3;0)" office:value-type="string" office:string-value="" calcext:value-type="error">
            <text:p>#N/D</text:p>
          </table:table-cell>
          <table:table-cell table:style-name="ce457" table:formula="of:=VLOOKUP([.D36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4];[$datos.$W$2:.$Y$15];2;0)" office:value-type="string" office:string-value="" calcext:value-type="error">
            <text:p>#N/D</text:p>
          </table:table-cell>
          <table:table-cell table:style-name="ce457" table:formula="of:=VLOOKUP([.L36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5];[$datos.$H$2:.$K$40];2;0)" office:value-type="string" office:string-value="" calcext:value-type="error">
            <text:p>#N/D</text:p>
          </table:table-cell>
          <table:table-cell table:style-name="ce457" table:formula="of:=VLOOKUP([.D365];[$datos.$H$2:.$K$40];3;0)" office:value-type="string" office:string-value="" calcext:value-type="error">
            <text:p>#N/D</text:p>
          </table:table-cell>
          <table:table-cell table:style-name="ce457" table:formula="of:=VLOOKUP([.D36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5];[$datos.$W$2:.$Y$15];2;0)" office:value-type="string" office:string-value="" calcext:value-type="error">
            <text:p>#N/D</text:p>
          </table:table-cell>
          <table:table-cell table:style-name="ce457" table:formula="of:=VLOOKUP([.L36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6];[$datos.$H$2:.$K$40];2;0)" office:value-type="string" office:string-value="" calcext:value-type="error">
            <text:p>#N/D</text:p>
          </table:table-cell>
          <table:table-cell table:style-name="ce457" table:formula="of:=VLOOKUP([.D366];[$datos.$H$2:.$K$40];3;0)" office:value-type="string" office:string-value="" calcext:value-type="error">
            <text:p>#N/D</text:p>
          </table:table-cell>
          <table:table-cell table:style-name="ce457" table:formula="of:=VLOOKUP([.D36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6];[$datos.$W$2:.$Y$15];2;0)" office:value-type="string" office:string-value="" calcext:value-type="error">
            <text:p>#N/D</text:p>
          </table:table-cell>
          <table:table-cell table:style-name="ce457" table:formula="of:=VLOOKUP([.L36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7];[$datos.$H$2:.$K$40];2;0)" office:value-type="string" office:string-value="" calcext:value-type="error">
            <text:p>#N/D</text:p>
          </table:table-cell>
          <table:table-cell table:style-name="ce457" table:formula="of:=VLOOKUP([.D367];[$datos.$H$2:.$K$40];3;0)" office:value-type="string" office:string-value="" calcext:value-type="error">
            <text:p>#N/D</text:p>
          </table:table-cell>
          <table:table-cell table:style-name="ce457" table:formula="of:=VLOOKUP([.D36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7];[$datos.$W$2:.$Y$15];2;0)" office:value-type="string" office:string-value="" calcext:value-type="error">
            <text:p>#N/D</text:p>
          </table:table-cell>
          <table:table-cell table:style-name="ce457" table:formula="of:=VLOOKUP([.L36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8];[$datos.$H$2:.$K$40];2;0)" office:value-type="string" office:string-value="" calcext:value-type="error">
            <text:p>#N/D</text:p>
          </table:table-cell>
          <table:table-cell table:style-name="ce457" table:formula="of:=VLOOKUP([.D368];[$datos.$H$2:.$K$40];3;0)" office:value-type="string" office:string-value="" calcext:value-type="error">
            <text:p>#N/D</text:p>
          </table:table-cell>
          <table:table-cell table:style-name="ce457" table:formula="of:=VLOOKUP([.D36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8];[$datos.$W$2:.$Y$15];2;0)" office:value-type="string" office:string-value="" calcext:value-type="error">
            <text:p>#N/D</text:p>
          </table:table-cell>
          <table:table-cell table:style-name="ce457" table:formula="of:=VLOOKUP([.L36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69];[$datos.$H$2:.$K$40];2;0)" office:value-type="string" office:string-value="" calcext:value-type="error">
            <text:p>#N/D</text:p>
          </table:table-cell>
          <table:table-cell table:style-name="ce457" table:formula="of:=VLOOKUP([.D369];[$datos.$H$2:.$K$40];3;0)" office:value-type="string" office:string-value="" calcext:value-type="error">
            <text:p>#N/D</text:p>
          </table:table-cell>
          <table:table-cell table:style-name="ce457" table:formula="of:=VLOOKUP([.D36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69];[$datos.$W$2:.$Y$15];2;0)" office:value-type="string" office:string-value="" calcext:value-type="error">
            <text:p>#N/D</text:p>
          </table:table-cell>
          <table:table-cell table:style-name="ce457" table:formula="of:=VLOOKUP([.L36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0];[$datos.$H$2:.$K$40];2;0)" office:value-type="string" office:string-value="" calcext:value-type="error">
            <text:p>#N/D</text:p>
          </table:table-cell>
          <table:table-cell table:style-name="ce457" table:formula="of:=VLOOKUP([.D370];[$datos.$H$2:.$K$40];3;0)" office:value-type="string" office:string-value="" calcext:value-type="error">
            <text:p>#N/D</text:p>
          </table:table-cell>
          <table:table-cell table:style-name="ce457" table:formula="of:=VLOOKUP([.D37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0];[$datos.$W$2:.$Y$15];2;0)" office:value-type="string" office:string-value="" calcext:value-type="error">
            <text:p>#N/D</text:p>
          </table:table-cell>
          <table:table-cell table:style-name="ce457" table:formula="of:=VLOOKUP([.L37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1];[$datos.$H$2:.$K$40];2;0)" office:value-type="string" office:string-value="" calcext:value-type="error">
            <text:p>#N/D</text:p>
          </table:table-cell>
          <table:table-cell table:style-name="ce457" table:formula="of:=VLOOKUP([.D371];[$datos.$H$2:.$K$40];3;0)" office:value-type="string" office:string-value="" calcext:value-type="error">
            <text:p>#N/D</text:p>
          </table:table-cell>
          <table:table-cell table:style-name="ce457" table:formula="of:=VLOOKUP([.D37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1];[$datos.$W$2:.$Y$15];2;0)" office:value-type="string" office:string-value="" calcext:value-type="error">
            <text:p>#N/D</text:p>
          </table:table-cell>
          <table:table-cell table:style-name="ce457" table:formula="of:=VLOOKUP([.L37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2];[$datos.$H$2:.$K$40];2;0)" office:value-type="string" office:string-value="" calcext:value-type="error">
            <text:p>#N/D</text:p>
          </table:table-cell>
          <table:table-cell table:style-name="ce457" table:formula="of:=VLOOKUP([.D372];[$datos.$H$2:.$K$40];3;0)" office:value-type="string" office:string-value="" calcext:value-type="error">
            <text:p>#N/D</text:p>
          </table:table-cell>
          <table:table-cell table:style-name="ce457" table:formula="of:=VLOOKUP([.D37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2];[$datos.$W$2:.$Y$15];2;0)" office:value-type="string" office:string-value="" calcext:value-type="error">
            <text:p>#N/D</text:p>
          </table:table-cell>
          <table:table-cell table:style-name="ce457" table:formula="of:=VLOOKUP([.L37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3];[$datos.$H$2:.$K$40];2;0)" office:value-type="string" office:string-value="" calcext:value-type="error">
            <text:p>#N/D</text:p>
          </table:table-cell>
          <table:table-cell table:style-name="ce457" table:formula="of:=VLOOKUP([.D373];[$datos.$H$2:.$K$40];3;0)" office:value-type="string" office:string-value="" calcext:value-type="error">
            <text:p>#N/D</text:p>
          </table:table-cell>
          <table:table-cell table:style-name="ce457" table:formula="of:=VLOOKUP([.D37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3];[$datos.$W$2:.$Y$15];2;0)" office:value-type="string" office:string-value="" calcext:value-type="error">
            <text:p>#N/D</text:p>
          </table:table-cell>
          <table:table-cell table:style-name="ce457" table:formula="of:=VLOOKUP([.L37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6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4];[$datos.$H$2:.$K$40];2;0)" office:value-type="string" office:string-value="" calcext:value-type="error">
            <text:p>#N/D</text:p>
          </table:table-cell>
          <table:table-cell table:style-name="ce457" table:formula="of:=VLOOKUP([.D374];[$datos.$H$2:.$K$40];3;0)" office:value-type="string" office:string-value="" calcext:value-type="error">
            <text:p>#N/D</text:p>
          </table:table-cell>
          <table:table-cell table:style-name="ce457" table:formula="of:=VLOOKUP([.D37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4];[$datos.$W$2:.$Y$15];2;0)" office:value-type="string" office:string-value="" calcext:value-type="error">
            <text:p>#N/D</text:p>
          </table:table-cell>
          <table:table-cell table:style-name="ce457" table:formula="of:=VLOOKUP([.L37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5];[$datos.$H$2:.$K$40];2;0)" office:value-type="string" office:string-value="" calcext:value-type="error">
            <text:p>#N/D</text:p>
          </table:table-cell>
          <table:table-cell table:style-name="ce457" table:formula="of:=VLOOKUP([.D375];[$datos.$H$2:.$K$40];3;0)" office:value-type="string" office:string-value="" calcext:value-type="error">
            <text:p>#N/D</text:p>
          </table:table-cell>
          <table:table-cell table:style-name="ce457" table:formula="of:=VLOOKUP([.D37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5];[$datos.$W$2:.$Y$15];2;0)" office:value-type="string" office:string-value="" calcext:value-type="error">
            <text:p>#N/D</text:p>
          </table:table-cell>
          <table:table-cell table:style-name="ce457" table:formula="of:=VLOOKUP([.L37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6];[$datos.$H$2:.$K$40];2;0)" office:value-type="string" office:string-value="" calcext:value-type="error">
            <text:p>#N/D</text:p>
          </table:table-cell>
          <table:table-cell table:style-name="ce457" table:formula="of:=VLOOKUP([.D376];[$datos.$H$2:.$K$40];3;0)" office:value-type="string" office:string-value="" calcext:value-type="error">
            <text:p>#N/D</text:p>
          </table:table-cell>
          <table:table-cell table:style-name="ce457" table:formula="of:=VLOOKUP([.D37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6];[$datos.$W$2:.$Y$15];2;0)" office:value-type="string" office:string-value="" calcext:value-type="error">
            <text:p>#N/D</text:p>
          </table:table-cell>
          <table:table-cell table:style-name="ce457" table:formula="of:=VLOOKUP([.L37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7];[$datos.$H$2:.$K$40];2;0)" office:value-type="string" office:string-value="" calcext:value-type="error">
            <text:p>#N/D</text:p>
          </table:table-cell>
          <table:table-cell table:style-name="ce457" table:formula="of:=VLOOKUP([.D377];[$datos.$H$2:.$K$40];3;0)" office:value-type="string" office:string-value="" calcext:value-type="error">
            <text:p>#N/D</text:p>
          </table:table-cell>
          <table:table-cell table:style-name="ce457" table:formula="of:=VLOOKUP([.D37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7];[$datos.$W$2:.$Y$15];2;0)" office:value-type="string" office:string-value="" calcext:value-type="error">
            <text:p>#N/D</text:p>
          </table:table-cell>
          <table:table-cell table:style-name="ce457" table:formula="of:=VLOOKUP([.L37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8];[$datos.$H$2:.$K$40];2;0)" office:value-type="string" office:string-value="" calcext:value-type="error">
            <text:p>#N/D</text:p>
          </table:table-cell>
          <table:table-cell table:style-name="ce457" table:formula="of:=VLOOKUP([.D378];[$datos.$H$2:.$K$40];3;0)" office:value-type="string" office:string-value="" calcext:value-type="error">
            <text:p>#N/D</text:p>
          </table:table-cell>
          <table:table-cell table:style-name="ce457" table:formula="of:=VLOOKUP([.D37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8];[$datos.$W$2:.$Y$15];2;0)" office:value-type="string" office:string-value="" calcext:value-type="error">
            <text:p>#N/D</text:p>
          </table:table-cell>
          <table:table-cell table:style-name="ce457" table:formula="of:=VLOOKUP([.L37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79];[$datos.$H$2:.$K$40];2;0)" office:value-type="string" office:string-value="" calcext:value-type="error">
            <text:p>#N/D</text:p>
          </table:table-cell>
          <table:table-cell table:style-name="ce457" table:formula="of:=VLOOKUP([.D379];[$datos.$H$2:.$K$40];3;0)" office:value-type="string" office:string-value="" calcext:value-type="error">
            <text:p>#N/D</text:p>
          </table:table-cell>
          <table:table-cell table:style-name="ce457" table:formula="of:=VLOOKUP([.D37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79];[$datos.$W$2:.$Y$15];2;0)" office:value-type="string" office:string-value="" calcext:value-type="error">
            <text:p>#N/D</text:p>
          </table:table-cell>
          <table:table-cell table:style-name="ce457" table:formula="of:=VLOOKUP([.L37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0];[$datos.$H$2:.$K$40];2;0)" office:value-type="string" office:string-value="" calcext:value-type="error">
            <text:p>#N/D</text:p>
          </table:table-cell>
          <table:table-cell table:style-name="ce457" table:formula="of:=VLOOKUP([.D380];[$datos.$H$2:.$K$40];3;0)" office:value-type="string" office:string-value="" calcext:value-type="error">
            <text:p>#N/D</text:p>
          </table:table-cell>
          <table:table-cell table:style-name="ce457" table:formula="of:=VLOOKUP([.D38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0];[$datos.$W$2:.$Y$15];2;0)" office:value-type="string" office:string-value="" calcext:value-type="error">
            <text:p>#N/D</text:p>
          </table:table-cell>
          <table:table-cell table:style-name="ce457" table:formula="of:=VLOOKUP([.L38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1];[$datos.$H$2:.$K$40];2;0)" office:value-type="string" office:string-value="" calcext:value-type="error">
            <text:p>#N/D</text:p>
          </table:table-cell>
          <table:table-cell table:style-name="ce457" table:formula="of:=VLOOKUP([.D381];[$datos.$H$2:.$K$40];3;0)" office:value-type="string" office:string-value="" calcext:value-type="error">
            <text:p>#N/D</text:p>
          </table:table-cell>
          <table:table-cell table:style-name="ce457" table:formula="of:=VLOOKUP([.D38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1];[$datos.$W$2:.$Y$15];2;0)" office:value-type="string" office:string-value="" calcext:value-type="error">
            <text:p>#N/D</text:p>
          </table:table-cell>
          <table:table-cell table:style-name="ce457" table:formula="of:=VLOOKUP([.L38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2];[$datos.$H$2:.$K$40];2;0)" office:value-type="string" office:string-value="" calcext:value-type="error">
            <text:p>#N/D</text:p>
          </table:table-cell>
          <table:table-cell table:style-name="ce457" table:formula="of:=VLOOKUP([.D382];[$datos.$H$2:.$K$40];3;0)" office:value-type="string" office:string-value="" calcext:value-type="error">
            <text:p>#N/D</text:p>
          </table:table-cell>
          <table:table-cell table:style-name="ce457" table:formula="of:=VLOOKUP([.D38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2];[$datos.$W$2:.$Y$15];2;0)" office:value-type="string" office:string-value="" calcext:value-type="error">
            <text:p>#N/D</text:p>
          </table:table-cell>
          <table:table-cell table:style-name="ce457" table:formula="of:=VLOOKUP([.L38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3];[$datos.$H$2:.$K$40];2;0)" office:value-type="string" office:string-value="" calcext:value-type="error">
            <text:p>#N/D</text:p>
          </table:table-cell>
          <table:table-cell table:style-name="ce457" table:formula="of:=VLOOKUP([.D383];[$datos.$H$2:.$K$40];3;0)" office:value-type="string" office:string-value="" calcext:value-type="error">
            <text:p>#N/D</text:p>
          </table:table-cell>
          <table:table-cell table:style-name="ce457" table:formula="of:=VLOOKUP([.D38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3];[$datos.$W$2:.$Y$15];2;0)" office:value-type="string" office:string-value="" calcext:value-type="error">
            <text:p>#N/D</text:p>
          </table:table-cell>
          <table:table-cell table:style-name="ce457" table:formula="of:=VLOOKUP([.L38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7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4];[$datos.$H$2:.$K$40];2;0)" office:value-type="string" office:string-value="" calcext:value-type="error">
            <text:p>#N/D</text:p>
          </table:table-cell>
          <table:table-cell table:style-name="ce457" table:formula="of:=VLOOKUP([.D384];[$datos.$H$2:.$K$40];3;0)" office:value-type="string" office:string-value="" calcext:value-type="error">
            <text:p>#N/D</text:p>
          </table:table-cell>
          <table:table-cell table:style-name="ce457" table:formula="of:=VLOOKUP([.D38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4];[$datos.$W$2:.$Y$15];2;0)" office:value-type="string" office:string-value="" calcext:value-type="error">
            <text:p>#N/D</text:p>
          </table:table-cell>
          <table:table-cell table:style-name="ce457" table:formula="of:=VLOOKUP([.L38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5];[$datos.$H$2:.$K$40];2;0)" office:value-type="string" office:string-value="" calcext:value-type="error">
            <text:p>#N/D</text:p>
          </table:table-cell>
          <table:table-cell table:style-name="ce457" table:formula="of:=VLOOKUP([.D385];[$datos.$H$2:.$K$40];3;0)" office:value-type="string" office:string-value="" calcext:value-type="error">
            <text:p>#N/D</text:p>
          </table:table-cell>
          <table:table-cell table:style-name="ce457" table:formula="of:=VLOOKUP([.D38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5];[$datos.$W$2:.$Y$15];2;0)" office:value-type="string" office:string-value="" calcext:value-type="error">
            <text:p>#N/D</text:p>
          </table:table-cell>
          <table:table-cell table:style-name="ce457" table:formula="of:=VLOOKUP([.L38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6];[$datos.$H$2:.$K$40];2;0)" office:value-type="string" office:string-value="" calcext:value-type="error">
            <text:p>#N/D</text:p>
          </table:table-cell>
          <table:table-cell table:style-name="ce457" table:formula="of:=VLOOKUP([.D386];[$datos.$H$2:.$K$40];3;0)" office:value-type="string" office:string-value="" calcext:value-type="error">
            <text:p>#N/D</text:p>
          </table:table-cell>
          <table:table-cell table:style-name="ce457" table:formula="of:=VLOOKUP([.D38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6];[$datos.$W$2:.$Y$15];2;0)" office:value-type="string" office:string-value="" calcext:value-type="error">
            <text:p>#N/D</text:p>
          </table:table-cell>
          <table:table-cell table:style-name="ce457" table:formula="of:=VLOOKUP([.L38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7];[$datos.$H$2:.$K$40];2;0)" office:value-type="string" office:string-value="" calcext:value-type="error">
            <text:p>#N/D</text:p>
          </table:table-cell>
          <table:table-cell table:style-name="ce457" table:formula="of:=VLOOKUP([.D387];[$datos.$H$2:.$K$40];3;0)" office:value-type="string" office:string-value="" calcext:value-type="error">
            <text:p>#N/D</text:p>
          </table:table-cell>
          <table:table-cell table:style-name="ce457" table:formula="of:=VLOOKUP([.D38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7];[$datos.$W$2:.$Y$15];2;0)" office:value-type="string" office:string-value="" calcext:value-type="error">
            <text:p>#N/D</text:p>
          </table:table-cell>
          <table:table-cell table:style-name="ce457" table:formula="of:=VLOOKUP([.L38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8];[$datos.$H$2:.$K$40];2;0)" office:value-type="string" office:string-value="" calcext:value-type="error">
            <text:p>#N/D</text:p>
          </table:table-cell>
          <table:table-cell table:style-name="ce457" table:formula="of:=VLOOKUP([.D388];[$datos.$H$2:.$K$40];3;0)" office:value-type="string" office:string-value="" calcext:value-type="error">
            <text:p>#N/D</text:p>
          </table:table-cell>
          <table:table-cell table:style-name="ce457" table:formula="of:=VLOOKUP([.D38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8];[$datos.$W$2:.$Y$15];2;0)" office:value-type="string" office:string-value="" calcext:value-type="error">
            <text:p>#N/D</text:p>
          </table:table-cell>
          <table:table-cell table:style-name="ce457" table:formula="of:=VLOOKUP([.L38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89];[$datos.$H$2:.$K$40];2;0)" office:value-type="string" office:string-value="" calcext:value-type="error">
            <text:p>#N/D</text:p>
          </table:table-cell>
          <table:table-cell table:style-name="ce457" table:formula="of:=VLOOKUP([.D389];[$datos.$H$2:.$K$40];3;0)" office:value-type="string" office:string-value="" calcext:value-type="error">
            <text:p>#N/D</text:p>
          </table:table-cell>
          <table:table-cell table:style-name="ce457" table:formula="of:=VLOOKUP([.D38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89];[$datos.$W$2:.$Y$15];2;0)" office:value-type="string" office:string-value="" calcext:value-type="error">
            <text:p>#N/D</text:p>
          </table:table-cell>
          <table:table-cell table:style-name="ce457" table:formula="of:=VLOOKUP([.L38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0];[$datos.$H$2:.$K$40];2;0)" office:value-type="string" office:string-value="" calcext:value-type="error">
            <text:p>#N/D</text:p>
          </table:table-cell>
          <table:table-cell table:style-name="ce457" table:formula="of:=VLOOKUP([.D390];[$datos.$H$2:.$K$40];3;0)" office:value-type="string" office:string-value="" calcext:value-type="error">
            <text:p>#N/D</text:p>
          </table:table-cell>
          <table:table-cell table:style-name="ce457" table:formula="of:=VLOOKUP([.D39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0];[$datos.$W$2:.$Y$15];2;0)" office:value-type="string" office:string-value="" calcext:value-type="error">
            <text:p>#N/D</text:p>
          </table:table-cell>
          <table:table-cell table:style-name="ce457" table:formula="of:=VLOOKUP([.L39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1];[$datos.$H$2:.$K$40];2;0)" office:value-type="string" office:string-value="" calcext:value-type="error">
            <text:p>#N/D</text:p>
          </table:table-cell>
          <table:table-cell table:style-name="ce457" table:formula="of:=VLOOKUP([.D391];[$datos.$H$2:.$K$40];3;0)" office:value-type="string" office:string-value="" calcext:value-type="error">
            <text:p>#N/D</text:p>
          </table:table-cell>
          <table:table-cell table:style-name="ce457" table:formula="of:=VLOOKUP([.D39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1];[$datos.$W$2:.$Y$15];2;0)" office:value-type="string" office:string-value="" calcext:value-type="error">
            <text:p>#N/D</text:p>
          </table:table-cell>
          <table:table-cell table:style-name="ce457" table:formula="of:=VLOOKUP([.L39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7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2];[$datos.$H$2:.$K$40];2;0)" office:value-type="string" office:string-value="" calcext:value-type="error">
            <text:p>#N/D</text:p>
          </table:table-cell>
          <table:table-cell table:style-name="ce457" table:formula="of:=VLOOKUP([.D392];[$datos.$H$2:.$K$40];3;0)" office:value-type="string" office:string-value="" calcext:value-type="error">
            <text:p>#N/D</text:p>
          </table:table-cell>
          <table:table-cell table:style-name="ce457" table:formula="of:=VLOOKUP([.D392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2];[$datos.$W$2:.$Y$15];2;0)" office:value-type="string" office:string-value="" calcext:value-type="error">
            <text:p>#N/D</text:p>
          </table:table-cell>
          <table:table-cell table:style-name="ce457" table:formula="of:=VLOOKUP([.L392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8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3];[$datos.$H$2:.$K$40];2;0)" office:value-type="string" office:string-value="" calcext:value-type="error">
            <text:p>#N/D</text:p>
          </table:table-cell>
          <table:table-cell table:style-name="ce457" table:formula="of:=VLOOKUP([.D393];[$datos.$H$2:.$K$40];3;0)" office:value-type="string" office:string-value="" calcext:value-type="error">
            <text:p>#N/D</text:p>
          </table:table-cell>
          <table:table-cell table:style-name="ce457" table:formula="of:=VLOOKUP([.D393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3];[$datos.$W$2:.$Y$15];2;0)" office:value-type="string" office:string-value="" calcext:value-type="error">
            <text:p>#N/D</text:p>
          </table:table-cell>
          <table:table-cell table:style-name="ce457" table:formula="of:=VLOOKUP([.L393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89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4];[$datos.$H$2:.$K$40];2;0)" office:value-type="string" office:string-value="" calcext:value-type="error">
            <text:p>#N/D</text:p>
          </table:table-cell>
          <table:table-cell table:style-name="ce457" table:formula="of:=VLOOKUP([.D394];[$datos.$H$2:.$K$40];3;0)" office:value-type="string" office:string-value="" calcext:value-type="error">
            <text:p>#N/D</text:p>
          </table:table-cell>
          <table:table-cell table:style-name="ce457" table:formula="of:=VLOOKUP([.D394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4];[$datos.$W$2:.$Y$15];2;0)" office:value-type="string" office:string-value="" calcext:value-type="error">
            <text:p>#N/D</text:p>
          </table:table-cell>
          <table:table-cell table:style-name="ce457" table:formula="of:=VLOOKUP([.L394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90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5];[$datos.$H$2:.$K$40];2;0)" office:value-type="string" office:string-value="" calcext:value-type="error">
            <text:p>#N/D</text:p>
          </table:table-cell>
          <table:table-cell table:style-name="ce457" table:formula="of:=VLOOKUP([.D395];[$datos.$H$2:.$K$40];3;0)" office:value-type="string" office:string-value="" calcext:value-type="error">
            <text:p>#N/D</text:p>
          </table:table-cell>
          <table:table-cell table:style-name="ce457" table:formula="of:=VLOOKUP([.D395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5];[$datos.$W$2:.$Y$15];2;0)" office:value-type="string" office:string-value="" calcext:value-type="error">
            <text:p>#N/D</text:p>
          </table:table-cell>
          <table:table-cell table:style-name="ce457" table:formula="of:=VLOOKUP([.L395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91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6];[$datos.$H$2:.$K$40];2;0)" office:value-type="string" office:string-value="" calcext:value-type="error">
            <text:p>#N/D</text:p>
          </table:table-cell>
          <table:table-cell table:style-name="ce457" table:formula="of:=VLOOKUP([.D396];[$datos.$H$2:.$K$40];3;0)" office:value-type="string" office:string-value="" calcext:value-type="error">
            <text:p>#N/D</text:p>
          </table:table-cell>
          <table:table-cell table:style-name="ce457" table:formula="of:=VLOOKUP([.D396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6];[$datos.$W$2:.$Y$15];2;0)" office:value-type="string" office:string-value="" calcext:value-type="error">
            <text:p>#N/D</text:p>
          </table:table-cell>
          <table:table-cell table:style-name="ce457" table:formula="of:=VLOOKUP([.L396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92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7];[$datos.$H$2:.$K$40];2;0)" office:value-type="string" office:string-value="" calcext:value-type="error">
            <text:p>#N/D</text:p>
          </table:table-cell>
          <table:table-cell table:style-name="ce457" table:formula="of:=VLOOKUP([.D397];[$datos.$H$2:.$K$40];3;0)" office:value-type="string" office:string-value="" calcext:value-type="error">
            <text:p>#N/D</text:p>
          </table:table-cell>
          <table:table-cell table:style-name="ce457" table:formula="of:=VLOOKUP([.D397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7];[$datos.$W$2:.$Y$15];2;0)" office:value-type="string" office:string-value="" calcext:value-type="error">
            <text:p>#N/D</text:p>
          </table:table-cell>
          <table:table-cell table:style-name="ce457" table:formula="of:=VLOOKUP([.L397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93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8];[$datos.$H$2:.$K$40];2;0)" office:value-type="string" office:string-value="" calcext:value-type="error">
            <text:p>#N/D</text:p>
          </table:table-cell>
          <table:table-cell table:style-name="ce457" table:formula="of:=VLOOKUP([.D398];[$datos.$H$2:.$K$40];3;0)" office:value-type="string" office:string-value="" calcext:value-type="error">
            <text:p>#N/D</text:p>
          </table:table-cell>
          <table:table-cell table:style-name="ce457" table:formula="of:=VLOOKUP([.D398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8];[$datos.$W$2:.$Y$15];2;0)" office:value-type="string" office:string-value="" calcext:value-type="error">
            <text:p>#N/D</text:p>
          </table:table-cell>
          <table:table-cell table:style-name="ce457" table:formula="of:=VLOOKUP([.L398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94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399];[$datos.$H$2:.$K$40];2;0)" office:value-type="string" office:string-value="" calcext:value-type="error">
            <text:p>#N/D</text:p>
          </table:table-cell>
          <table:table-cell table:style-name="ce457" table:formula="of:=VLOOKUP([.D399];[$datos.$H$2:.$K$40];3;0)" office:value-type="string" office:string-value="" calcext:value-type="error">
            <text:p>#N/D</text:p>
          </table:table-cell>
          <table:table-cell table:style-name="ce457" table:formula="of:=VLOOKUP([.D399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399];[$datos.$W$2:.$Y$15];2;0)" office:value-type="string" office:string-value="" calcext:value-type="error">
            <text:p>#N/D</text:p>
          </table:table-cell>
          <table:table-cell table:style-name="ce457" table:formula="of:=VLOOKUP([.L399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95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400];[$datos.$H$2:.$K$40];2;0)" office:value-type="string" office:string-value="" calcext:value-type="error">
            <text:p>#N/D</text:p>
          </table:table-cell>
          <table:table-cell table:style-name="ce457" table:formula="of:=VLOOKUP([.D400];[$datos.$H$2:.$K$40];3;0)" office:value-type="string" office:string-value="" calcext:value-type="error">
            <text:p>#N/D</text:p>
          </table:table-cell>
          <table:table-cell table:style-name="ce457" table:formula="of:=VLOOKUP([.D400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400];[$datos.$W$2:.$Y$15];2;0)" office:value-type="string" office:string-value="" calcext:value-type="error">
            <text:p>#N/D</text:p>
          </table:table-cell>
          <table:table-cell table:style-name="ce457" table:formula="of:=VLOOKUP([.L400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2">
          <table:table-cell/>
          <table:table-cell table:style-name="ce6" office:value-type="string" calcext:value-type="string">
            <text:p>WL_396</text:p>
          </table:table-cell>
          <table:table-cell table:style-name="ce455" table:content-validation-name="val12"/>
          <table:table-cell table:style-name="ce37" table:content-validation-name="val25"/>
          <table:table-cell table:style-name="ce457" table:formula="of:=VLOOKUP([.D401];[$datos.$H$2:.$K$40];2;0)" office:value-type="string" office:string-value="" calcext:value-type="error">
            <text:p>#N/D</text:p>
          </table:table-cell>
          <table:table-cell table:style-name="ce457" table:formula="of:=VLOOKUP([.D401];[$datos.$H$2:.$K$40];3;0)" office:value-type="string" office:string-value="" calcext:value-type="error">
            <text:p>#N/D</text:p>
          </table:table-cell>
          <table:table-cell table:style-name="ce457" table:formula="of:=VLOOKUP([.D401];[$datos.$H$2:.$K$40];4;0)" office:value-type="string" office:string-value="" calcext:value-type="error">
            <text:p>#N/D</text:p>
          </table:table-cell>
          <table:table-cell table:style-name="ce47" table:content-validation-name="val3"/>
          <table:table-cell table:style-name="ce455" table:number-columns-repeated="2"/>
          <table:table-cell table:style-name="ce37" table:content-validation-name="val19"/>
          <table:table-cell table:style-name="ce37" table:content-validation-name="val29"/>
          <table:table-cell table:style-name="ce457" table:formula="of:=VLOOKUP([.L401];[$datos.$W$2:.$Y$15];2;0)" office:value-type="string" office:string-value="" calcext:value-type="error">
            <text:p>#N/D</text:p>
          </table:table-cell>
          <table:table-cell table:style-name="ce457" table:formula="of:=VLOOKUP([.L401];[$datos.$W$2:.$Y$15];3;0)" office:value-type="string" office:string-value="" calcext:value-type="error">
            <text:p>#N/D</text:p>
          </table:table-cell>
          <table:table-cell table:style-name="ce464" table:content-validation-name="val23"/>
          <table:table-cell table:style-name="ce464" table:content-validation-name="val16"/>
          <table:table-cell table:style-name="ce464"/>
          <table:table-cell table:style-name="ce465"/>
          <table:table-cell table:style-name="ce455" table:number-columns-repeated="2"/>
          <table:table-cell table:number-columns-repeated="1004"/>
        </table:table-row>
        <table:table-row table:style-name="ro23" table:number-rows-repeated="402">
          <table:table-cell table:number-columns-repeated="7"/>
          <table:table-cell table:content-validation-name="val14"/>
          <table:table-cell table:number-columns-repeated="2"/>
          <table:table-cell table:style-name="ce10"/>
          <table:table-cell table:number-columns-repeated="1013"/>
        </table:table-row>
        <table:table-row table:style-name="ro23" table:number-rows-repeated="1047772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4"/>
          <table:table-cell table:number-columns-repeated="1012"/>
        </table:table-row>
        <table:table-row table:style-name="ro23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4"/>
          <table:table-cell table:number-columns-repeated="1012"/>
        </table:table-row>
      </table:table>
      <table:table table:name="datos" table:style-name="ta3" table:print="false">
        <table:table-column table:style-name="co63" table:default-cell-style-name="ce477"/>
        <table:table-column table:style-name="co64" table:default-cell-style-name="ce477"/>
        <table:table-column table:style-name="co65" table:default-cell-style-name="ce477"/>
        <table:table-column table:style-name="co66" table:default-cell-style-name="ce477"/>
        <table:table-column table:style-name="co67" table:default-cell-style-name="ce477"/>
        <table:table-column table:style-name="co68" table:default-cell-style-name="ce497"/>
        <table:table-column table:style-name="co69" table:default-cell-style-name="ce497"/>
        <table:table-column table:style-name="co70" table:default-cell-style-name="ce477"/>
        <table:table-column table:style-name="co71" table:default-cell-style-name="ce477"/>
        <table:table-column table:style-name="co72" table:number-columns-repeated="2" table:default-cell-style-name="ce477"/>
        <table:table-column table:style-name="co73" table:default-cell-style-name="ce477"/>
        <table:table-column table:style-name="co74" table:default-cell-style-name="ce477"/>
        <table:table-column table:style-name="co75" table:default-cell-style-name="ce477"/>
        <table:table-column table:style-name="co76" table:default-cell-style-name="ce477"/>
        <table:table-column table:style-name="co77" table:default-cell-style-name="ce477"/>
        <table:table-column table:style-name="co78" table:default-cell-style-name="ce477"/>
        <table:table-column table:style-name="co79" table:default-cell-style-name="ce477"/>
        <table:table-column table:style-name="co21" table:default-cell-style-name="ce477"/>
        <table:table-column table:style-name="co80" table:default-cell-style-name="ce477"/>
        <table:table-column table:style-name="co81" table:default-cell-style-name="ce477"/>
        <table:table-column table:style-name="co82" table:default-cell-style-name="ce477"/>
        <table:table-column table:style-name="co83" table:default-cell-style-name="ce477"/>
        <table:table-column table:style-name="co84" table:default-cell-style-name="ce497"/>
        <table:table-column table:style-name="co85" table:default-cell-style-name="ce497"/>
        <table:table-column table:style-name="co86" table:default-cell-style-name="ce477"/>
        <table:table-column table:style-name="co87" table:default-cell-style-name="ce477"/>
        <table:table-column table:style-name="co21" table:default-cell-style-name="ce477"/>
        <table:table-column table:style-name="co21" table:number-columns-repeated="996" table:default-cell-style-name="ce525"/>
        <table:table-row table:style-name="ro24">
          <table:table-cell table:style-name="ce471" office:value-type="string" calcext:value-type="string">
            <text:p>Organismos</text:p>
          </table:table-cell>
          <table:table-cell table:style-name="ce478" office:value-type="string" calcext:value-type="string">
            <text:p>Criticidad</text:p>
          </table:table-cell>
          <table:table-cell table:style-name="ce478" office:value-type="string" calcext:value-type="string">
            <text:p>Disponibilidad</text:p>
          </table:table-cell>
          <table:table-cell table:style-name="ce478" office:value-type="string" calcext:value-type="string">
            <text:p>Tipo de entorno</text:p>
          </table:table-cell>
          <table:table-cell table:style-name="ce485" office:value-type="string" calcext:value-type="string">
            <text:p>BBDD versiones</text:p>
          </table:table-cell>
          <table:table-cell table:style-name="ce491" office:value-type="string" calcext:value-type="string">
            <text:p>Mayor</text:p>
          </table:table-cell>
          <table:table-cell table:style-name="ce498" office:value-type="string" calcext:value-type="string">
            <text:p>Minor</text:p>
          </table:table-cell>
          <table:table-cell table:style-name="ce485" office:value-type="string" calcext:value-type="string">
            <text:p>Servidores Versiones</text:p>
          </table:table-cell>
          <table:table-cell table:style-name="ce504" office:value-type="string" calcext:value-type="string">
            <text:p>Producto</text:p>
          </table:table-cell>
          <table:table-cell table:style-name="ce504" office:value-type="string" calcext:value-type="string">
            <text:p>Mayor</text:p>
          </table:table-cell>
          <table:table-cell table:style-name="ce504" office:value-type="string" calcext:value-type="string">
            <text:p>Minor</text:p>
          </table:table-cell>
          <table:table-cell table:style-name="ce485" office:value-type="string" calcext:value-type="string">
            <text:p>Sistemas Operativo</text:p>
          </table:table-cell>
          <table:table-cell table:style-name="ce485" office:value-type="string" calcext:value-type="string">
            <text:p>Método de respaldo</text:p>
          </table:table-cell>
          <table:table-cell table:style-name="ce485" office:value-type="string" calcext:value-type="string">
            <text:p>Plan Backup</text:p>
          </table:table-cell>
          <table:table-cell table:style-name="ce485" office:value-type="string" calcext:value-type="string">
            <text:p>SI/NO</text:p>
          </table:table-cell>
          <table:table-cell table:style-name="ce485" office:value-type="string" calcext:value-type="string">
            <text:p>Infraestructura</text:p>
          </table:table-cell>
          <table:table-cell table:style-name="ce485" office:value-type="string" calcext:value-type="string">
            <text:p>Virtualizado</text:p>
          </table:table-cell>
          <table:table-cell table:style-name="ce485" office:value-type="string" calcext:value-type="string">
            <text:p>Tecnologia</text:p>
          </table:table-cell>
          <table:table-cell table:style-name="ce504" office:value-type="string" calcext:value-type="string">
            <text:p>Factor Conversion</text:p>
          </table:table-cell>
          <table:table-cell table:style-name="ce485" office:value-type="string" calcext:value-type="string">
            <text:p>Activo/Pasivo</text:p>
          </table:table-cell>
          <table:table-cell table:style-name="ce485" office:value-type="string" calcext:value-type="string">
            <text:p>Tipo de nodo</text:p>
          </table:table-cell>
          <table:table-cell table:style-name="ce485" office:value-type="string" calcext:value-type="string">
            <text:p>Arquitectura servidores</text:p>
          </table:table-cell>
          <table:table-cell table:style-name="ce485" office:value-type="string" calcext:value-type="string">
            <text:p>Version_Forms_Reports</text:p>
          </table:table-cell>
          <table:table-cell table:style-name="ce491" office:value-type="string" calcext:value-type="string">
            <text:p>Mayor</text:p>
          </table:table-cell>
          <table:table-cell table:style-name="ce498" office:value-type="string" calcext:value-type="string">
            <text:p>Minor</text:p>
          </table:table-cell>
          <table:table-cell table:style-name="ce485" office:value-type="string" calcext:value-type="string">
            <text:p>Version_EM</text:p>
          </table:table-cell>
          <table:table-cell table:style-name="ce485" office:value-type="string" calcext:value-type="string">
            <text:p>Servidores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PRE</text:p>
          </table:table-cell>
          <table:table-cell table:style-name="ce479" office:value-type="string" calcext:value-type="string">
            <text:p>MUY ALTA</text:p>
          </table:table-cell>
          <table:table-cell table:style-name="ce479" office:value-type="string" calcext:value-type="string">
            <text:p>24x7</text:p>
          </table:table-cell>
          <table:table-cell table:style-name="ce479" office:value-type="string" calcext:value-type="string">
            <text:p>PRODUCCIÓN</text:p>
          </table:table-cell>
          <table:table-cell table:style-name="ce486" office:value-type="string" calcext:value-type="string">
            <text:p>Oracle Database Enterprise Edition 12.1.0.1</text:p>
          </table:table-cell>
          <table:table-cell table:style-name="ce492" office:value-type="string" calcext:value-type="string">
            <text:p>12.1</text:p>
          </table:table-cell>
          <table:table-cell table:style-name="ce499" office:value-type="string" calcext:value-type="string">
            <text:p>0.1</text:p>
          </table:table-cell>
          <table:table-cell table:style-name="ce486" office:value-type="string" calcext:value-type="string">
            <text:p>Oracle WebLogic Server 12.1.3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2.1</text:p>
          </table:table-cell>
          <table:table-cell table:style-name="ce483" office:value-type="string" calcext:value-type="string">
            <text:p>3.x</text:p>
          </table:table-cell>
          <table:table-cell table:style-name="ce507" office:value-type="string" calcext:value-type="string">
            <text:p>CentOS <text:s/>5.5</text:p>
          </table:table-cell>
          <table:table-cell table:style-name="ce507" office:value-type="string" calcext:value-type="string">
            <text:p>Sin Respaldo</text:p>
          </table:table-cell>
          <table:table-cell table:style-name="ce515" office:value-type="string" calcext:value-type="string">
            <text:p>NO TIENE</text:p>
          </table:table-cell>
          <table:table-cell table:style-name="ce479" office:value-type="string" calcext:value-type="string">
            <text:p>SI</text:p>
          </table:table-cell>
          <table:table-cell table:style-name="ce479" office:value-type="string" calcext:value-type="string">
            <text:p>Single Instance</text:p>
          </table:table-cell>
          <table:table-cell table:style-name="ce479" office:value-type="string" calcext:value-type="string">
            <text:p>No virtualizado</text:p>
          </table:table-cell>
          <table:table-cell table:style-name="ce479" office:value-type="string" calcext:value-type="string">
            <text:p>Sun and Fujitsu UltraSPARC T1 processor (1.0 or 1.2 GHz)</text:p>
          </table:table-cell>
          <table:table-cell table:style-name="ce476" office:value-type="float" office:value="0.25" calcext:value-type="float">
            <text:p>0,25</text:p>
          </table:table-cell>
          <table:table-cell table:style-name="ce479" office:value-type="string" calcext:value-type="string">
            <text:p>Activo</text:p>
          </table:table-cell>
          <table:table-cell table:number-columns-repeated="2" table:style-name="ce479" office:value-type="string" calcext:value-type="string">
            <text:p>Standalone</text:p>
          </table:table-cell>
          <table:table-cell table:style-name="ce487" office:value-type="string" calcext:value-type="string">
            <text:p>NO INSTALADO</text:p>
          </table:table-cell>
          <table:table-cell table:style-name="ce493"/>
          <table:table-cell table:style-name="ce500"/>
          <table:table-cell table:style-name="ce487" office:value-type="string" calcext:value-type="string">
            <text:p>NO INSTALADO</text:p>
          </table:table-cell>
          <table:table-cell table:style-name="ce523" table:formula="of:=IF(ISBLANK([Servidores.K6]);IF(ISBLANK([Servidores.C6]);&quot;&quot;;[Servidores.C6]);[Servidores.K6])" office:value-type="string" office:string-value="vmhttpic01" calcext:value-type="string">
            <text:p>vmhttpic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AC</text:p>
          </table:table-cell>
          <table:table-cell table:style-name="ce479" office:value-type="string" calcext:value-type="string">
            <text:p>ALTA </text:p>
          </table:table-cell>
          <table:table-cell table:style-name="ce479" office:value-type="string" calcext:value-type="string">
            <text:p>12x5</text:p>
          </table:table-cell>
          <table:table-cell table:style-name="ce479" office:value-type="string" calcext:value-type="string">
            <text:p>PREPRODUCCIÓN</text:p>
          </table:table-cell>
          <table:table-cell table:style-name="ce486" office:value-type="string" calcext:value-type="string">
            <text:p>Oracle Database Enterprise Edition 11.2.0.4</text:p>
          </table:table-cell>
          <table:table-cell table:style-name="ce492" office:value-type="string" calcext:value-type="string">
            <text:p>11.2</text:p>
          </table:table-cell>
          <table:table-cell table:style-name="ce499" office:value-type="string" calcext:value-type="string">
            <text:p>0.4</text:p>
          </table:table-cell>
          <table:table-cell table:style-name="ce486" office:value-type="string" calcext:value-type="string">
            <text:p>Oracle WebLogic Server 12.1.2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2.1</text:p>
          </table:table-cell>
          <table:table-cell table:style-name="ce483" office:value-type="string" calcext:value-type="string">
            <text:p>2.x</text:p>
          </table:table-cell>
          <table:table-cell table:style-name="ce508" office:value-type="string" calcext:value-type="string">
            <text:p>CentOS <text:s/>5.9</text:p>
          </table:table-cell>
          <table:table-cell table:style-name="ce508" office:value-type="string" calcext:value-type="string">
            <text:p>Réplica EMC SRDF</text:p>
          </table:table-cell>
          <table:table-cell table:style-name="ce486" office:value-type="string" calcext:value-type="string">
            <text:p>DESCONOCIDO</text:p>
          </table:table-cell>
          <table:table-cell table:style-name="ce480" office:value-type="string" calcext:value-type="string">
            <text:p>NO</text:p>
          </table:table-cell>
          <table:table-cell table:style-name="ce479" office:value-type="string" calcext:value-type="string">
            <text:p>RAC (Activo-Activo)</text:p>
          </table:table-cell>
          <table:table-cell table:style-name="ce479" office:value-type="string" calcext:value-type="string">
            <text:p>Virtualización lógica</text:p>
          </table:table-cell>
          <table:table-cell table:style-name="ce479" office:value-type="string" calcext:value-type="string">
            <text:p>Sun Fire T1000 Server, SPARC Enterprise T1000 Server*, with 6 or 8-core 1.0 GHz UltraSPARC T1 processor</text:p>
          </table:table-cell>
          <table:table-cell table:style-name="ce476" office:value-type="float" office:value="0.25" calcext:value-type="float">
            <text:p>0,25</text:p>
          </table:table-cell>
          <table:table-cell table:style-name="ce480" office:value-type="string" calcext:value-type="string">
            <text:p>Pasivo</text:p>
          </table:table-cell>
          <table:table-cell table:style-name="ce479" office:value-type="string" calcext:value-type="string">
            <text:p>Primario</text:p>
          </table:table-cell>
          <table:table-cell table:style-name="ce480" office:value-type="string" calcext:value-type="string">
            <text:p>Cluster</text:p>
          </table:table-cell>
          <table:table-cell table:style-name="ce479" office:value-type="string" calcext:value-type="string">
            <text:p>Oracle Forms and Reports 11gR2 (11.1.2.2.0)</text:p>
          </table:table-cell>
          <table:table-cell table:style-name="ce519" office:value-type="string" calcext:value-type="string">
            <text:p>11.1</text:p>
          </table:table-cell>
          <table:table-cell table:style-name="ce521" office:value-type="string" calcext:value-type="string">
            <text:p>2.2.0</text:p>
          </table:table-cell>
          <table:table-cell table:style-name="ce479" office:value-type="string" calcext:value-type="string">
            <text:p>Cloud Control 12c Release 4 (12.1.0.4)</text:p>
          </table:table-cell>
          <table:table-cell table:style-name="ce523" table:formula="of:=IF(ISBLANK([Servidores.K7]);IF(ISBLANK([Servidores.C7]);&quot;&quot;;[Servidores.C7]);[Servidores.K7])" office:value-type="string" office:string-value="vmhttpic02" calcext:value-type="string">
            <text:p>vmhttpic02</text:p>
          </table:table-cell>
          <table:table-cell table:style-name="ce476"/>
          <table:table-cell table:number-columns-repeated="996"/>
        </table:table-row>
        <table:table-row table:style-name="ro26">
          <table:table-cell table:style-name="ce474" office:value-type="string" calcext:value-type="string">
            <text:p>AACID</text:p>
          </table:table-cell>
          <table:table-cell table:style-name="ce479" office:value-type="string" calcext:value-type="string">
            <text:p>MEDIA</text:p>
          </table:table-cell>
          <table:table-cell table:style-name="ce479" office:value-type="string" calcext:value-type="string">
            <text:p>8x5</text:p>
          </table:table-cell>
          <table:table-cell table:style-name="ce479" office:value-type="string" calcext:value-type="string">
            <text:p>FORMACIÓN</text:p>
          </table:table-cell>
          <table:table-cell table:style-name="ce486" office:value-type="string" calcext:value-type="string">
            <text:p>Oracle Database Enterprise Edition 11.2.0.3</text:p>
          </table:table-cell>
          <table:table-cell table:style-name="ce492" office:value-type="string" calcext:value-type="string">
            <text:p>11.2</text:p>
          </table:table-cell>
          <table:table-cell table:style-name="ce499" office:value-type="string" calcext:value-type="string">
            <text:p>0.3</text:p>
          </table:table-cell>
          <table:table-cell table:style-name="ce486" office:value-type="string" calcext:value-type="string">
            <text:p>Oracle WebLogic Server 12.1.1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2.1</text:p>
          </table:table-cell>
          <table:table-cell table:style-name="ce483" office:value-type="string" calcext:value-type="string">
            <text:p>1.x</text:p>
          </table:table-cell>
          <table:table-cell table:style-name="ce486" office:value-type="string" calcext:value-type="string">
            <text:p>HP-UX Itanium(11.23)</text:p>
          </table:table-cell>
          <table:table-cell table:style-name="ce486" office:value-type="string" calcext:value-type="string">
            <text:p>Réplica EMC Recover Point</text:p>
          </table:table-cell>
          <table:table-cell table:style-name="ce486" office:value-type="string" calcext:value-type="string">
            <text:p>DG</text:p>
          </table:table-cell>
          <table:table-cell table:style-name="ce476"/>
          <table:table-cell table:style-name="ce479" office:value-type="string" calcext:value-type="string">
            <text:p>RAC One Node</text:p>
          </table:table-cell>
          <table:table-cell table:style-name="ce480" office:value-type="string" calcext:value-type="string">
            <text:p>Virtualización física</text:p>
          </table:table-cell>
          <table:table-cell table:style-name="ce479" office:value-type="string" calcext:value-type="string">
            <text:p>Sun Fire T2000 Server, SPARC Enterprise T2000 Server*, with 4, 6, or 8-core 1.0 GHz, or 8 core 1.2 GHz UltraSPARC T1 processor</text:p>
          </table:table-cell>
          <table:table-cell table:style-name="ce476" office:value-type="float" office:value="0.25" calcext:value-type="float">
            <text:p>0,25</text:p>
          </table:table-cell>
          <table:table-cell table:style-name="ce476"/>
          <table:table-cell table:style-name="ce480" office:value-type="string" calcext:value-type="string">
            <text:p>Secundario</text:p>
          </table:table-cell>
          <table:table-cell table:style-name="ce476"/>
          <table:table-cell table:style-name="ce479" office:value-type="string" calcext:value-type="string">
            <text:p>Oracle Forms and Reports 11R1 (11.1.1.7)</text:p>
          </table:table-cell>
          <table:table-cell table:style-name="ce519" office:value-type="string" calcext:value-type="string">
            <text:p>11.1</text:p>
          </table:table-cell>
          <table:table-cell table:style-name="ce521" office:value-type="string" calcext:value-type="string">
            <text:p>1.7</text:p>
          </table:table-cell>
          <table:table-cell table:style-name="ce479" office:value-type="string" calcext:value-type="string">
            <text:p>Cloud Control 12c Release 3 (12.1.0.3)</text:p>
          </table:table-cell>
          <table:table-cell table:style-name="ce523" table:formula="of:=IF(ISBLANK([Servidores.K8]);IF(ISBLANK([Servidores.C8]);&quot;&quot;;[Servidores.C8]);[Servidores.K8])" office:value-type="string" office:string-value="vmhttpic03" calcext:value-type="string">
            <text:p>vmhttpic03</text:p>
          </table:table-cell>
          <table:table-cell table:style-name="ce476"/>
          <table:table-cell table:number-columns-repeated="996"/>
        </table:table-row>
        <table:table-row table:style-name="ro26">
          <table:table-cell table:style-name="ce473" office:value-type="string" calcext:value-type="string">
            <text:p>AAE</text:p>
          </table:table-cell>
          <table:table-cell table:style-name="ce480" office:value-type="string" calcext:value-type="string">
            <text:p>BAJA</text:p>
          </table:table-cell>
          <table:table-cell table:style-name="ce481" office:value-type="string" calcext:value-type="string">
            <text:p>N/A</text:p>
          </table:table-cell>
          <table:table-cell table:style-name="ce479" office:value-type="string" calcext:value-type="string">
            <text:p>TESTING / PRUEBAS / INTEGRACIÓN</text:p>
          </table:table-cell>
          <table:table-cell table:style-name="ce486" office:value-type="string" calcext:value-type="string">
            <text:p>Oracle Database Enterprise Edition 11.2.0.2</text:p>
          </table:table-cell>
          <table:table-cell table:style-name="ce492" office:value-type="string" calcext:value-type="string">
            <text:p>11.2</text:p>
          </table:table-cell>
          <table:table-cell table:style-name="ce499" office:value-type="string" calcext:value-type="string">
            <text:p>0.2</text:p>
          </table:table-cell>
          <table:table-cell table:style-name="ce486" office:value-type="string" calcext:value-type="string">
            <text:p>Oracle WebLogic Server 10.3.6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0.3</text:p>
          </table:table-cell>
          <table:table-cell table:style-name="ce483" office:value-type="string" calcext:value-type="string">
            <text:p>6.x</text:p>
          </table:table-cell>
          <table:table-cell table:style-name="ce486" office:value-type="string" calcext:value-type="string">
            <text:p>HP-UX Itanium(11.31)</text:p>
          </table:table-cell>
          <table:table-cell table:style-name="ce486" office:value-type="string" calcext:value-type="string">
            <text:p>Réplica Veritas Volume Replicator (VVR)</text:p>
          </table:table-cell>
          <table:table-cell table:style-name="ce486" office:value-type="string" calcext:value-type="string">
            <text:p>SNAPSHOT</text:p>
          </table:table-cell>
          <table:table-cell table:style-name="ce476"/>
          <table:table-cell table:style-name="ce479" office:value-type="string" calcext:value-type="string">
            <text:p>Activo-Pasivo (Clusterware oracle)</text:p>
          </table:table-cell>
          <table:table-cell table:style-name="ce476"/>
          <table:table-cell table:style-name="ce479" office:value-type="string" calcext:value-type="string">
            <text:p>Sun Netra T2000, 1.0 or 1.2 GHz UltraSPARC T1 processor</text:p>
          </table:table-cell>
          <table:table-cell table:style-name="ce476" office:value-type="float" office:value="0.25" calcext:value-type="float">
            <text:p>0,25</text:p>
          </table:table-cell>
          <table:table-cell table:style-name="ce476" table:number-columns-repeated="3"/>
          <table:table-cell table:style-name="ce479" office:value-type="string" calcext:value-type="string">
            <text:p>Oracle Forms and Reports 10.1.3</text:p>
          </table:table-cell>
          <table:table-cell table:style-name="ce519" office:value-type="string" calcext:value-type="string">
            <text:p>10.1</text:p>
          </table:table-cell>
          <table:table-cell table:style-name="ce521" office:value-type="string" calcext:value-type="string">
            <text:p>3.x</text:p>
          </table:table-cell>
          <table:table-cell table:style-name="ce479" office:value-type="string" calcext:value-type="string">
            <text:p>Cloud Control 12c Release 2 (12.1.0.2)</text:p>
          </table:table-cell>
          <table:table-cell table:style-name="ce523" table:formula="of:=IF(ISBLANK([Servidores.K9]);IF(ISBLANK([Servidores.C9]);&quot;&quot;;[Servidores.C9]);[Servidores.K9])" office:value-type="string" office:string-value="vmhttpic04" calcext:value-type="string">
            <text:p>vmhttpic04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AIICC</text:p>
          </table:table-cell>
          <table:table-cell table:style-name="ce476" table:number-columns-repeated="2"/>
          <table:table-cell table:style-name="ce479" office:value-type="string" calcext:value-type="string">
            <text:p>DESARROLLO</text:p>
          </table:table-cell>
          <table:table-cell table:style-name="ce486" office:value-type="string" calcext:value-type="string">
            <text:p>Oracle Database Enterprise Edition 11.2.0.1</text:p>
          </table:table-cell>
          <table:table-cell table:style-name="ce492" office:value-type="string" calcext:value-type="string">
            <text:p>11.2</text:p>
          </table:table-cell>
          <table:table-cell table:style-name="ce499" office:value-type="string" calcext:value-type="string">
            <text:p>0.1</text:p>
          </table:table-cell>
          <table:table-cell table:style-name="ce486" office:value-type="string" calcext:value-type="string">
            <text:p>Oracle WebLogic Server 10.3.5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0.3</text:p>
          </table:table-cell>
          <table:table-cell table:style-name="ce483" office:value-type="string" calcext:value-type="string">
            <text:p>5.x</text:p>
          </table:table-cell>
          <table:table-cell table:style-name="ce486" office:value-type="string" calcext:value-type="string">
            <text:p>IBM AIX on POWER Systems (64-bit)(5.3)</text:p>
          </table:table-cell>
          <table:table-cell table:style-name="ce486" office:value-type="string" calcext:value-type="string">
            <text:p>Réplica otras</text:p>
          </table:table-cell>
          <table:table-cell table:style-name="ce486" office:value-type="string" calcext:value-type="string">
            <text:p>EXPORTS</text:p>
          </table:table-cell>
          <table:table-cell table:style-name="ce476"/>
          <table:table-cell table:style-name="ce479" office:value-type="string" calcext:value-type="string">
            <text:p>Activo-Pasivo (Cluster terceros)</text:p>
          </table:table-cell>
          <table:table-cell table:style-name="ce476"/>
          <table:table-cell table:style-name="ce479" office:value-type="string" calcext:value-type="string">
            <text:p>SPARC T3 processor</text:p>
          </table:table-cell>
          <table:table-cell table:style-name="ce476" office:value-type="float" office:value="0.25" calcext:value-type="float">
            <text:p>0,25</text:p>
          </table:table-cell>
          <table:table-cell table:style-name="ce476" table:number-columns-repeated="3"/>
          <table:table-cell table:style-name="ce479" office:value-type="string" calcext:value-type="string">
            <text:p>Oracle Forms and Reports 10.1.2</text:p>
          </table:table-cell>
          <table:table-cell table:style-name="ce519" office:value-type="string" calcext:value-type="string">
            <text:p>10.1</text:p>
          </table:table-cell>
          <table:table-cell table:style-name="ce521" office:value-type="string" calcext:value-type="string">
            <text:p>2.x</text:p>
          </table:table-cell>
          <table:table-cell table:style-name="ce479" office:value-type="string" calcext:value-type="string">
            <text:p>Cloud Control 12c Release 1 (12.1.0.1)</text:p>
          </table:table-cell>
          <table:table-cell table:style-name="ce523" table:formula="of:=IF(ISBLANK([Servidores.K10]);IF(ISBLANK([Servidores.C10]);&quot;&quot;;[Servidores.C10]);[Servidores.K10])" office:value-type="string" office:string-value="vmhttpp01" calcext:value-type="string">
            <text:p>vmhttpp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DCA</text:p>
          </table:table-cell>
          <table:table-cell table:style-name="ce476" table:number-columns-repeated="2"/>
          <table:table-cell table:style-name="ce480" office:value-type="string" calcext:value-type="string">
            <text:p>ESTADÍSTICAS </text:p>
          </table:table-cell>
          <table:table-cell table:style-name="ce486" office:value-type="string" calcext:value-type="string">
            <text:p>Oracle Database Enterprise Edition 11.1.0.7</text:p>
          </table:table-cell>
          <table:table-cell table:style-name="ce492" office:value-type="string" calcext:value-type="string">
            <text:p>11.1</text:p>
          </table:table-cell>
          <table:table-cell table:style-name="ce499" office:value-type="string" calcext:value-type="string">
            <text:p>0.7</text:p>
          </table:table-cell>
          <table:table-cell table:style-name="ce486" office:value-type="string" calcext:value-type="string">
            <text:p>Oracle WebLogic Server 10.3.4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0.3</text:p>
          </table:table-cell>
          <table:table-cell table:style-name="ce483" office:value-type="string" calcext:value-type="string">
            <text:p>4.x</text:p>
          </table:table-cell>
          <table:table-cell table:style-name="ce486" office:value-type="string" calcext:value-type="string">
            <text:p>IBM AIX on POWER Systems (64-bit)(6.1)</text:p>
          </table:table-cell>
          <table:table-cell table:style-name="ce486" office:value-type="string" calcext:value-type="string">
            <text:p>Dataguard</text:p>
          </table:table-cell>
          <table:table-cell table:style-name="ce486" office:value-type="string" calcext:value-type="string">
            <text:p>COLD BACKUP</text:p>
          </table:table-cell>
          <table:table-cell table:style-name="ce476"/>
          <table:table-cell table:style-name="ce487" office:value-type="string" calcext:value-type="string">
            <text:p>-- NO ENCUENTRO MI OPCIÓN --</text:p>
          </table:table-cell>
          <table:table-cell table:style-name="ce476"/>
          <table:table-cell table:style-name="ce479" office:value-type="string" calcext:value-type="string">
            <text:p>Sun and Fujitsu UltraSPARC T1 processor (1.0 or 1.2 GHz)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79" office:value-type="string" calcext:value-type="string">
            <text:p>Oracle Forms and Reports 9i</text:p>
          </table:table-cell>
          <table:table-cell table:style-name="ce519" office:value-type="float" office:value="9" calcext:value-type="float">
            <text:p>9</text:p>
          </table:table-cell>
          <table:table-cell table:style-name="ce521" office:value-type="string" calcext:value-type="string">
            <text:p>x.x</text:p>
          </table:table-cell>
          <table:table-cell table:style-name="ce479" office:value-type="string" calcext:value-type="string">
            <text:p>Enterprise Manager 11g Grid Control Release 1 (11.1.0.1.0)</text:p>
          </table:table-cell>
          <table:table-cell table:style-name="ce523" table:formula="of:=IF(ISBLANK([Servidores.K11]);IF(ISBLANK([Servidores.C11]);&quot;&quot;;[Servidores.C11]);[Servidores.K11])" office:value-type="string" office:string-value="vmhttpp02" calcext:value-type="string">
            <text:p>vmhttpp02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3" office:value-type="string" calcext:value-type="string">
            <text:p>AEFPA</text:p>
          </table:table-cell>
          <table:table-cell table:style-name="ce476" table:number-columns-repeated="2"/>
          <table:table-cell table:style-name="ce482"/>
          <table:table-cell table:style-name="ce486" office:value-type="string" calcext:value-type="string">
            <text:p>Oracle Database Enterprise Edition 11.1.0.6</text:p>
          </table:table-cell>
          <table:table-cell table:style-name="ce492" office:value-type="string" calcext:value-type="string">
            <text:p>11.1</text:p>
          </table:table-cell>
          <table:table-cell table:style-name="ce499" office:value-type="string" calcext:value-type="string">
            <text:p>0.6</text:p>
          </table:table-cell>
          <table:table-cell table:style-name="ce486" office:value-type="string" calcext:value-type="string">
            <text:p>Oracle WebLogic Server 10.3.3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0.3</text:p>
          </table:table-cell>
          <table:table-cell table:style-name="ce483" office:value-type="string" calcext:value-type="string">
            <text:p>3.x</text:p>
          </table:table-cell>
          <table:table-cell table:style-name="ce486" office:value-type="string" calcext:value-type="string">
            <text:p>IBM AIX on POWER Systems (64-bit)(7.1)</text:p>
          </table:table-cell>
          <table:table-cell table:style-name="ce486" office:value-type="string" calcext:value-type="string">
            <text:p>Active Dataguard</text:p>
          </table:table-cell>
          <table:table-cell table:style-name="ce486" office:value-type="string" calcext:value-type="string">
            <text:p>EXPORTS + COLD BACKUP</text:p>
          </table:table-cell>
          <table:table-cell table:style-name="ce476"/>
          <table:table-cell table:style-name="ce489"/>
          <table:table-cell table:style-name="ce476"/>
          <table:table-cell table:style-name="ce479" office:value-type="string" calcext:value-type="string">
            <text:p>Sun and Fujitsu UltraSPARC T1 1.4 GHz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79" office:value-type="string" calcext:value-type="string">
            <text:p>Oracle Forms and Reports 6i</text:p>
          </table:table-cell>
          <table:table-cell table:style-name="ce519" office:value-type="float" office:value="6" calcext:value-type="float">
            <text:p>6</text:p>
          </table:table-cell>
          <table:table-cell table:style-name="ce521" office:value-type="string" calcext:value-type="string">
            <text:p>x.x</text:p>
          </table:table-cell>
          <table:table-cell table:style-name="ce479" office:value-type="string" calcext:value-type="string">
            <text:p>Enterprise Manager 10g Grid Control Release 2 (10.2.0.x.0)</text:p>
          </table:table-cell>
          <table:table-cell table:style-name="ce523" table:formula="of:=IF(ISBLANK([Servidores.K12]);IF(ISBLANK([Servidores.C12]);&quot;&quot;;[Servidores.C12]);[Servidores.K12])" office:value-type="string" office:string-value="vmhttpp03" calcext:value-type="string">
            <text:p>vmhttpp03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GAP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10.2.0.5</text:p>
          </table:table-cell>
          <table:table-cell table:style-name="ce492" office:value-type="string" calcext:value-type="string">
            <text:p>10.2</text:p>
          </table:table-cell>
          <table:table-cell table:style-name="ce499" office:value-type="string" calcext:value-type="string">
            <text:p>0.5</text:p>
          </table:table-cell>
          <table:table-cell table:style-name="ce486" office:value-type="string" calcext:value-type="string">
            <text:p>Oracle WebLogic Server 10.3.2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0.3</text:p>
          </table:table-cell>
          <table:table-cell table:style-name="ce483" office:value-type="string" calcext:value-type="string">
            <text:p>2.x</text:p>
          </table:table-cell>
          <table:table-cell table:style-name="ce486" office:value-type="string" calcext:value-type="string">
            <text:p>Linux Itanium(Red Hat Enterprise 4)</text:p>
          </table:table-cell>
          <table:table-cell table:style-name="ce487" office:value-type="string" calcext:value-type="string">
            <text:p>-- NO ENCUENTRO MI OPCIÓN --</text:p>
          </table:table-cell>
          <table:table-cell table:style-name="ce486" office:value-type="string" calcext:value-type="string">
            <text:p>RMAN</text:p>
          </table:table-cell>
          <table:table-cell table:style-name="ce476"/>
          <table:table-cell table:style-name="ce479"/>
          <table:table-cell table:style-name="ce476"/>
          <table:table-cell table:style-name="ce479" office:value-type="string" calcext:value-type="string">
            <text:p>Sun Fire T2000 Server and SPARC Enterprise T2000 Server*, with 8-core, 1.4 GHz UltraSPARC T1 processor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87" office:value-type="string" calcext:value-type="string">
            <text:p>-- NO ENCUENTRO MI OPCIÓN --</text:p>
          </table:table-cell>
          <table:table-cell table:style-name="ce520"/>
          <table:table-cell table:style-name="ce522"/>
          <table:table-cell table:style-name="ce479" office:value-type="string" calcext:value-type="string">
            <text:p>Enterprise Manager 10g Grid Control Release 1 (10.1.0.x.0)</text:p>
          </table:table-cell>
          <table:table-cell table:style-name="ce523" table:formula="of:=IF(ISBLANK([Servidores.K13]);IF(ISBLANK([Servidores.C13]);&quot;&quot;;[Servidores.C13]);[Servidores.K13])" office:value-type="string" office:string-value="vmhttpp04" calcext:value-type="string">
            <text:p>vmhttpp04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3" office:value-type="string" calcext:value-type="string">
            <text:p>AGES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10.2.0.4</text:p>
          </table:table-cell>
          <table:table-cell table:style-name="ce492" office:value-type="string" calcext:value-type="string">
            <text:p>10.2</text:p>
          </table:table-cell>
          <table:table-cell table:style-name="ce499" office:value-type="string" calcext:value-type="string">
            <text:p>0.4</text:p>
          </table:table-cell>
          <table:table-cell table:style-name="ce486" office:value-type="string" calcext:value-type="string">
            <text:p>Oracle WebLogic Server 10.3.1</text:p>
          </table:table-cell>
          <table:table-cell table:style-name="ce483" office:value-type="string" calcext:value-type="string">
            <text:p>Oracle WebLogic Server</text:p>
          </table:table-cell>
          <table:table-cell table:style-name="ce483" office:value-type="string" calcext:value-type="string">
            <text:p>10.3</text:p>
          </table:table-cell>
          <table:table-cell table:style-name="ce483" office:value-type="string" calcext:value-type="string">
            <text:p>1.x</text:p>
          </table:table-cell>
          <table:table-cell table:style-name="ce486" office:value-type="string" calcext:value-type="string">
            <text:p>Linux x86(Oracle Linux 4)</text:p>
          </table:table-cell>
          <table:table-cell table:style-name="ce489"/>
          <table:table-cell table:style-name="ce486" office:value-type="string" calcext:value-type="string">
            <text:p>RMAN LEGATO</text:p>
          </table:table-cell>
          <table:table-cell table:style-name="ce476"/>
          <table:table-cell table:style-name="ce479"/>
          <table:table-cell table:style-name="ce476"/>
          <table:table-cell table:style-name="ce479" office:value-type="string" calcext:value-type="string">
            <text:p>Sun T6300, 1.4 GHz UltraSPARC T1 processor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89"/>
          <table:table-cell table:style-name="ce495"/>
          <table:table-cell table:style-name="ce502"/>
          <table:table-cell table:style-name="ce487" office:value-type="string" calcext:value-type="string">
            <text:p>-- NO ENCUENTRO MI OPCIÓN --</text:p>
          </table:table-cell>
          <table:table-cell table:style-name="ce523" table:formula="of:=IF(ISBLANK([Servidores.K14]);IF(ISBLANK([Servidores.C14]);&quot;&quot;;[Servidores.C14]);[Servidores.K14])" office:value-type="string" office:string-value="vmwlsadm" calcext:value-type="string">
            <text:p>vmwlsadm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IDE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10.2.0.3</text:p>
          </table:table-cell>
          <table:table-cell table:style-name="ce492" office:value-type="string" calcext:value-type="string">
            <text:p>10.2</text:p>
          </table:table-cell>
          <table:table-cell table:style-name="ce499" office:value-type="string" calcext:value-type="string">
            <text:p>0.3</text:p>
          </table:table-cell>
          <table:table-cell table:style-name="ce486" office:value-type="string" calcext:value-type="string">
            <text:p>Oracle Application Server  10.1.3.x</text:p>
          </table:table-cell>
          <table:table-cell table:style-name="ce483" office:value-type="string" calcext:value-type="string">
            <text:p>Oracle Application Server </text:p>
          </table:table-cell>
          <table:table-cell table:style-name="ce483" office:value-type="string" calcext:value-type="string">
            <text:p>10.1</text:p>
          </table:table-cell>
          <table:table-cell table:style-name="ce483" office:value-type="string" calcext:value-type="string">
            <text:p>3.x</text:p>
          </table:table-cell>
          <table:table-cell table:style-name="ce486" office:value-type="string" calcext:value-type="string">
            <text:p>Linux x86(Oracle Linux 5)</text:p>
          </table:table-cell>
          <table:table-cell table:style-name="ce486"/>
          <table:table-cell table:style-name="ce486" office:value-type="string" calcext:value-type="string">
            <text:p>RMAN DATAPROTECTOR</text:p>
          </table:table-cell>
          <table:table-cell table:style-name="ce476"/>
          <table:table-cell table:style-name="ce516"/>
          <table:table-cell table:style-name="ce476"/>
          <table:table-cell table:style-name="ce479" office:value-type="string" calcext:value-type="string">
            <text:p>AMD Opteron Models 13XX, 23XX, 24XX, 32XX, 41XX, 42XX, 61XX, 62XX, 83XX, 84XX or earlier Multicore chips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79"/>
          <table:table-cell table:style-name="ce495"/>
          <table:table-cell table:style-name="ce502"/>
          <table:table-cell table:style-name="ce479"/>
          <table:table-cell table:style-name="ce523" table:formula="of:=IF(ISBLANK([Servidores.K15]);IF(ISBLANK([Servidores.C15]);&quot;&quot;;[Servidores.C15]);[Servidores.K15])" office:value-type="string" office:string-value="vmwlsadmin" calcext:value-type="string">
            <text:p>vmwlsadmin</text:p>
          </table:table-cell>
          <table:table-cell table:style-name="ce476"/>
          <table:table-cell table:number-columns-repeated="996"/>
        </table:table-row>
        <table:table-row table:style-name="ro26">
          <table:table-cell table:style-name="ce473" office:value-type="string" calcext:value-type="string">
            <text:p>AMAY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10.2.0.2</text:p>
          </table:table-cell>
          <table:table-cell table:style-name="ce492" office:value-type="string" calcext:value-type="string">
            <text:p>10.2</text:p>
          </table:table-cell>
          <table:table-cell table:style-name="ce499" office:value-type="string" calcext:value-type="string">
            <text:p>0.2</text:p>
          </table:table-cell>
          <table:table-cell table:style-name="ce486" office:value-type="string" calcext:value-type="string">
            <text:p>Oracle Application Server 10.1.2.x</text:p>
          </table:table-cell>
          <table:table-cell table:style-name="ce483" office:value-type="string" calcext:value-type="string">
            <text:p>Oracle Application Server </text:p>
          </table:table-cell>
          <table:table-cell table:style-name="ce506" office:value-type="string" calcext:value-type="string">
            <text:p>10.1</text:p>
          </table:table-cell>
          <table:table-cell table:style-name="ce483" office:value-type="string" calcext:value-type="string">
            <text:p>2.x</text:p>
          </table:table-cell>
          <table:table-cell table:style-name="ce486" office:value-type="string" calcext:value-type="string">
            <text:p>Linux x86(Oracle Linux 6)</text:p>
          </table:table-cell>
          <table:table-cell table:style-name="ce486"/>
          <table:table-cell table:style-name="ce486" office:value-type="string" calcext:value-type="string">
            <text:p>RMAN NETBACKUP</text:p>
          </table:table-cell>
          <table:table-cell table:style-name="ce476"/>
          <table:table-cell table:style-name="ce516"/>
          <table:table-cell table:style-name="ce476"/>
          <table:table-cell table:style-name="ce479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79"/>
          <table:table-cell table:style-name="ce495"/>
          <table:table-cell table:style-name="ce502"/>
          <table:table-cell table:style-name="ce479"/>
          <table:table-cell table:style-name="ce523" table:formula="of:=IF(ISBLANK([Servidores.K16]);IF(ISBLANK([Servidores.C16]);&quot;&quot;;[Servidores.C16]);[Servidores.K16])" office:value-type="string" office:string-value="vmwlsc01" calcext:value-type="string">
            <text:p>vmwlsc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OPJ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10.2.0.1</text:p>
          </table:table-cell>
          <table:table-cell table:style-name="ce492" office:value-type="string" calcext:value-type="string">
            <text:p>10.2</text:p>
          </table:table-cell>
          <table:table-cell table:style-name="ce499" office:value-type="string" calcext:value-type="string">
            <text:p>0.1</text:p>
          </table:table-cell>
          <table:table-cell table:style-name="ce487" office:value-type="string" calcext:value-type="string">
            <text:p>-- NO ENCUENTRO MI OPCIÓN --</text:p>
          </table:table-cell>
          <table:table-cell table:style-name="ce505" table:number-columns-repeated="3"/>
          <table:table-cell table:style-name="ce486" office:value-type="string" calcext:value-type="string">
            <text:p>Linux x86(Oracle Linux 7)</text:p>
          </table:table-cell>
          <table:table-cell table:style-name="ce486"/>
          <table:table-cell table:style-name="ce486" office:value-type="string" calcext:value-type="string">
            <text:p>RMAN + EXPORTS</text:p>
          </table:table-cell>
          <table:table-cell table:style-name="ce476"/>
          <table:table-cell table:style-name="ce516"/>
          <table:table-cell table:style-name="ce476"/>
          <table:table-cell table:style-name="ce479" office:value-type="string" calcext:value-type="string">
            <text:p>Intel Itanium Series 93XX or earlier Multicore chips (For servers purchased prior to Dec 1st, 2010)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79"/>
          <table:table-cell table:style-name="ce495"/>
          <table:table-cell table:style-name="ce502"/>
          <table:table-cell table:style-name="ce479"/>
          <table:table-cell table:style-name="ce523" table:formula="of:=IF(ISBLANK([Servidores.K17]);IF(ISBLANK([Servidores.C17]);&quot;&quot;;[Servidores.C17]);[Servidores.K17])" office:value-type="string" office:string-value="vmwlsc02" calcext:value-type="string">
            <text:p>vmwlsc02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3" office:value-type="string" calcext:value-type="string">
            <text:p>APP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9.2.0.8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8</text:p>
          </table:table-cell>
          <table:table-cell table:style-name="ce489"/>
          <table:table-cell table:style-name="Default" table:number-columns-repeated="3"/>
          <table:table-cell table:style-name="ce486" office:value-type="string" calcext:value-type="string">
            <text:p>Linux x86(Red Hat Enterprise 3)</text:p>
          </table:table-cell>
          <table:table-cell table:style-name="ce486"/>
          <table:table-cell table:style-name="ce486" office:value-type="string" calcext:value-type="string">
            <text:p>RMAN LEGATO + EXPORTS</text:p>
          </table:table-cell>
          <table:table-cell table:style-name="ce476"/>
          <table:table-cell table:style-name="ce516"/>
          <table:table-cell table:style-name="ce476"/>
          <table:table-cell table:style-name="ce479" office:value-type="string" calcext:value-type="string">
            <text:p>Intel or AMD Desktop, Laptop/Notebook, or Netbook Multicore chips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79"/>
          <table:table-cell table:style-name="ce495"/>
          <table:table-cell table:style-name="ce502"/>
          <table:table-cell table:style-name="ce479"/>
          <table:table-cell table:style-name="ce523" table:formula="of:=IF(ISBLANK([Servidores.K18]);IF(ISBLANK([Servidores.C18]);&quot;&quot;;[Servidores.C18]);[Servidores.K18])" office:value-type="string" office:string-value="vmwlsc03" calcext:value-type="string">
            <text:p>vmwlsc03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SAG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2.0.7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7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(Red Hat Enterprise 4)</text:p>
          </table:table-cell>
          <table:table-cell table:style-name="ce490"/>
          <table:table-cell table:style-name="ce486" office:value-type="string" calcext:value-type="string">
            <text:p>RMAN DATAPROTECTOR + EXPORTS</text:p>
          </table:table-cell>
          <table:table-cell table:style-name="ce476"/>
          <table:table-cell table:style-name="ce517"/>
          <table:table-cell table:style-name="ce476"/>
          <table:table-cell table:style-name="ce479" office:value-type="string" calcext:value-type="string">
            <text:p>Sun UltraSPARC T2+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3"/>
          <table:table-cell table:style-name="ce480"/>
          <table:table-cell table:style-name="ce496"/>
          <table:table-cell table:style-name="ce503"/>
          <table:table-cell table:style-name="ce479"/>
          <table:table-cell table:style-name="ce523" table:formula="of:=IF(ISBLANK([Servidores.K19]);IF(ISBLANK([Servidores.C19]);&quot;&quot;;[Servidores.C19]);[Servidores.K19])" office:value-type="string" office:string-value="vmwlsc04" calcext:value-type="string">
            <text:p>vmwlsc04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SBG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2.0.6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6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(Red Hat Enterprise 5)</text:p>
          </table:table-cell>
          <table:table-cell table:style-name="ce483"/>
          <table:table-cell table:style-name="ce486" office:value-type="string" calcext:value-type="string">
            <text:p>RMAN NETBACKUP + EXPORTS</text:p>
          </table:table-cell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PARC64 VII+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4"/>
          <table:table-cell table:style-name="ce483" table:number-columns-repeated="2"/>
          <table:table-cell table:style-name="ce479"/>
          <table:table-cell table:style-name="ce523" table:formula="of:=IF(ISBLANK([Servidores.K20]);IF(ISBLANK([Servidores.C20]);&quot;&quot;;[Servidores.C20]);[Servidores.K20])" office:value-type="string" office:string-value="vmwlsc64b02" calcext:value-type="string">
            <text:p>vmwlsc64b02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SSDA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9.2.0.5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5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(Red Hat Enterprise 6)</text:p>
          </table:table-cell>
          <table:table-cell table:style-name="ce483"/>
          <table:table-cell table:style-name="ce486" office:value-type="string" calcext:value-type="string">
            <text:p>RMAN + COLD BACKUP</text:p>
          </table:table-cell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PARC T4 processor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4"/>
          <table:table-cell table:style-name="ce483" table:number-columns-repeated="2"/>
          <table:table-cell table:style-name="ce479"/>
          <table:table-cell table:style-name="ce523" table:formula="of:=IF(ISBLANK([Servidores.K21]);IF(ISBLANK([Servidores.C21]);&quot;&quot;;[Servidores.C21]);[Servidores.K21])" office:value-type="string" office:string-value="vmwlsc64b03" calcext:value-type="string">
            <text:p>vmwlsc64b03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AVRA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2.0.4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4</text:p>
          </table:table-cell>
          <table:table-cell table:style-name="ce488"/>
          <table:table-cell table:style-name="ce484" table:number-columns-repeated="3"/>
          <table:table-cell table:style-name="ce507" office:value-type="string" calcext:value-type="string">
            <text:p>Linux x86(SLES-10)</text:p>
          </table:table-cell>
          <table:table-cell table:style-name="ce511"/>
          <table:table-cell table:style-name="ce486" office:value-type="string" calcext:value-type="string">
            <text:p>RMAN + EXPORTS + COLD BACKUP</text:p>
          </table:table-cell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PARC T5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4"/>
          <table:table-cell table:style-name="ce483" table:number-columns-repeated="2"/>
          <table:table-cell table:style-name="ce479"/>
          <table:table-cell table:style-name="ce523" table:formula="of:=IF(ISBLANK([Servidores.K22]);IF(ISBLANK([Servidores.C22]);&quot;&quot;;[Servidores.C22]);[Servidores.K22])" office:value-type="string" office:string-value="vmwlsi01" calcext:value-type="string">
            <text:p>vmwlsi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CAA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2.0.3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3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-64(Oracle Linux 4)</text:p>
          </table:table-cell>
          <table:table-cell table:style-name="ce483"/>
          <table:table-cell table:style-name="ce487" office:value-type="string" calcext:value-type="string">
            <text:p>-- NO ENCUENTRO MI OPCIÓN --</text:p>
          </table:table-cell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PARC M5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4"/>
          <table:table-cell table:style-name="ce483" table:number-columns-repeated="2"/>
          <table:table-cell table:style-name="ce479"/>
          <table:table-cell table:style-name="ce523" table:formula="of:=IF(ISBLANK([Servidores.K23]);IF(ISBLANK([Servidores.C23]);&quot;&quot;;[Servidores.C23]);[Servidores.K23])" office:value-type="string" office:string-value="vmwlsi02" calcext:value-type="string">
            <text:p>vmwlsi02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3" office:value-type="string" calcext:value-type="string">
            <text:p>CAAC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2.0.2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2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-64(Oracle Linux 5)</text:p>
          </table:table-cell>
          <table:table-cell table:style-name="ce483"/>
          <table:table-cell table:style-name="ce489"/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PARC M6</text:p>
          </table:table-cell>
          <table:table-cell table:style-name="ce476" office:value-type="float" office:value="0.5" calcext:value-type="float">
            <text:p>0,5</text:p>
          </table:table-cell>
          <table:table-cell table:style-name="ce476" table:number-columns-repeated="4"/>
          <table:table-cell table:style-name="ce483" table:number-columns-repeated="2"/>
          <table:table-cell table:style-name="ce480"/>
          <table:table-cell table:style-name="ce523" table:formula="of:=IF(ISBLANK([Servidores.K24]);IF(ISBLANK([Servidores.C24]);&quot;&quot;;[Servidores.C24]);[Servidores.K24])" office:value-type="string" office:string-value="vmwlsi03" calcext:value-type="string">
            <text:p>vmwlsi03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2" office:value-type="string" calcext:value-type="string">
            <text:p>CALRI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9.2.0.1</text:p>
          </table:table-cell>
          <table:table-cell table:style-name="ce492" office:value-type="string" calcext:value-type="string">
            <text:p>9.2</text:p>
          </table:table-cell>
          <table:table-cell table:style-name="ce499" office:value-type="string" calcext:value-type="string">
            <text:p>0.1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-64(Oracle Linux 6)</text:p>
          </table:table-cell>
          <table:table-cell table:style-name="ce483"/>
          <table:table-cell table:style-name="ce489"/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un and Fujitsu SPARC64 VI, VII</text:p>
          </table:table-cell>
          <table:table-cell table:style-name="ce476" office:value-type="float" office:value="0.75" calcext:value-type="float">
            <text:p>0,75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25]);IF(ISBLANK([Servidores.C25]);&quot;&quot;;[Servidores.C25]);[Servidores.K25])" office:value-type="string" office:string-value="vmwlsi04" calcext:value-type="string">
            <text:p>vmwlsi04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APDER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0.1.5</text:p>
          </table:table-cell>
          <table:table-cell table:style-name="ce492" office:value-type="string" calcext:value-type="string">
            <text:p>9.0</text:p>
          </table:table-cell>
          <table:table-cell table:style-name="ce499" office:value-type="string" calcext:value-type="string">
            <text:p>1.5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-64(Oracle Linux 7)</text:p>
          </table:table-cell>
          <table:table-cell table:style-name="ce483"/>
          <table:table-cell table:style-name="ce488"/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un UltraSPARC IV, IV+, or earlier Multicore chips</text:p>
          </table:table-cell>
          <table:table-cell table:style-name="ce476" office:value-type="float" office:value="0.75" calcext:value-type="float">
            <text:p>0,75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26]);IF(ISBLANK([Servidores.C26]);&quot;&quot;;[Servidores.C26]);[Servidores.K26])" office:value-type="string" office:string-value="vmwlsp01" calcext:value-type="string">
            <text:p>vmwlsp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CCA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0.1.4</text:p>
          </table:table-cell>
          <table:table-cell table:style-name="ce492" office:value-type="string" calcext:value-type="string">
            <text:p>9.0</text:p>
          </table:table-cell>
          <table:table-cell table:style-name="ce499" office:value-type="string" calcext:value-type="string">
            <text:p>1.4</text:p>
          </table:table-cell>
          <table:table-cell table:style-name="ce488"/>
          <table:table-cell table:style-name="ce484" table:number-columns-repeated="3"/>
          <table:table-cell table:style-name="ce486" office:value-type="string" calcext:value-type="string">
            <text:p>Linux x86-64(Red Hat Enterprise 3)</text:p>
          </table:table-cell>
          <table:table-cell table:style-name="ce483"/>
          <table:table-cell table:style-name="ce488"/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Sun UltraSPARC T2</text:p>
          </table:table-cell>
          <table:table-cell table:style-name="ce476" office:value-type="float" office:value="0.75" calcext:value-type="float">
            <text:p>0,75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27]);IF(ISBLANK([Servidores.C27]);&quot;&quot;;[Servidores.C27]);[Servidores.K27])" office:value-type="string" office:string-value="vmwlsp02" calcext:value-type="string">
            <text:p>vmwlsp02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ECD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0.1.3</text:p>
          </table:table-cell>
          <table:table-cell table:style-name="ce492" office:value-type="string" calcext:value-type="string">
            <text:p>9.0</text:p>
          </table:table-cell>
          <table:table-cell table:style-name="ce499" office:value-type="string" calcext:value-type="string">
            <text:p>1.3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Linux x86-64(Red Hat Enterprise 4)</text:p>
          </table:table-cell>
          <table:table-cell table:style-name="ce483"/>
          <table:table-cell table:style-name="ce488"/>
          <table:table-cell table:style-name="ce476"/>
          <table:table-cell table:style-name="ce518"/>
          <table:table-cell table:style-name="ce476"/>
          <table:table-cell table:style-name="ce479" office:value-type="string" calcext:value-type="string">
            <text:p>HP PA-RISC</text:p>
          </table:table-cell>
          <table:table-cell table:style-name="ce476" office:value-type="float" office:value="0.75" calcext:value-type="float">
            <text:p>0,75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28]);IF(ISBLANK([Servidores.C28]);&quot;&quot;;[Servidores.C28]);[Servidores.K28])" office:value-type="string" office:string-value="vmwlsp03" calcext:value-type="string">
            <text:p>vmwlsp03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EICE</text:p>
          </table:table-cell>
          <table:table-cell table:style-name="ce476" table:number-columns-repeated="2"/>
          <table:table-cell table:style-name="ce483"/>
          <table:table-cell table:style-name="ce486" office:value-type="string" calcext:value-type="string">
            <text:p>Oracle Database Enterprise Edition 9.0.1.2</text:p>
          </table:table-cell>
          <table:table-cell table:style-name="ce492" office:value-type="string" calcext:value-type="string">
            <text:p>9.0</text:p>
          </table:table-cell>
          <table:table-cell table:style-name="ce499" office:value-type="string" calcext:value-type="string">
            <text:p>1.2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Linux x86-64(Red Hat Enterprise 5)</text:p>
          </table:table-cell>
          <table:table-cell table:style-name="ce483"/>
          <table:table-cell table:style-name="ce488"/>
          <table:table-cell table:style-name="ce476" table:number-columns-repeated="3"/>
          <table:table-cell table:style-name="ce479" office:value-type="string" calcext:value-type="string">
            <text:p>IBM POWER5+ or earlier Multicore chips</text:p>
          </table:table-cell>
          <table:table-cell table:style-name="ce476" office:value-type="float" office:value="0.75" calcext:value-type="float">
            <text:p>0,75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29]);IF(ISBLANK([Servidores.C29]);&quot;&quot;;[Servidores.C29]);[Servidores.K29])" office:value-type="string" office:string-value="vmwlsp04" calcext:value-type="string">
            <text:p>vmwlsp04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FV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9.0.1.1</text:p>
          </table:table-cell>
          <table:table-cell table:style-name="ce492" office:value-type="string" calcext:value-type="string">
            <text:p>9.0</text:p>
          </table:table-cell>
          <table:table-cell table:style-name="ce499" office:value-type="string" calcext:value-type="string">
            <text:p>1.1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Linux x86-64(Red Hat Enterprise 6)</text:p>
          </table:table-cell>
          <table:table-cell table:style-name="ce483"/>
          <table:table-cell table:style-name="ce488"/>
          <table:table-cell table:style-name="ce476" table:number-columns-repeated="3"/>
          <table:table-cell table:style-name="ce479" office:value-type="string" calcext:value-type="string">
            <text:p>All Single Core Chips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0]);IF(ISBLANK([Servidores.C30]);&quot;&quot;;[Servidores.C30]);[Servidores.K30])" office:value-type="string" office:string-value="vmwlsp05" calcext:value-type="string">
            <text:p>vmwlsp05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HAP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9.0.1.0</text:p>
          </table:table-cell>
          <table:table-cell table:style-name="ce492" office:value-type="string" calcext:value-type="string">
            <text:p>9.0</text:p>
          </table:table-cell>
          <table:table-cell table:style-name="ce499" office:value-type="string" calcext:value-type="string">
            <text:p>1.0</text:p>
          </table:table-cell>
          <table:table-cell table:style-name="ce486"/>
          <table:table-cell table:style-name="ce483" table:number-columns-repeated="3"/>
          <table:table-cell table:style-name="ce509" office:value-type="string" calcext:value-type="string">
            <text:p>Microsoft Windows x86 (32-bit)(Server 2003)</text:p>
          </table:table-cell>
          <table:table-cell table:style-name="ce483"/>
          <table:table-cell table:style-name="ce486"/>
          <table:table-cell table:style-name="ce476" table:number-columns-repeated="3"/>
          <table:table-cell table:style-name="ce479" office:value-type="string" calcext:value-type="string">
            <text:p>Intel Itanium Series 93XX (For servers purchased on or after Dec 1st, 2010)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1]);IF(ISBLANK([Servidores.C31]);&quot;&quot;;[Servidores.C31]);[Servidores.K31])" office:value-type="string" office:string-value="vmwlsp06" calcext:value-type="string">
            <text:p>vmwlsp06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CICA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8.1.7.4</text:p>
          </table:table-cell>
          <table:table-cell table:style-name="ce492" office:value-type="string" calcext:value-type="string">
            <text:p>8.1</text:p>
          </table:table-cell>
          <table:table-cell table:style-name="ce499" office:value-type="string" calcext:value-type="string">
            <text:p>7.4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Microsoft Windows x64 (64-bit)(2000)</text:p>
          </table:table-cell>
          <table:table-cell table:style-name="ce483"/>
          <table:table-cell table:style-name="ce486"/>
          <table:table-cell table:style-name="ce476" table:number-columns-repeated="3"/>
          <table:table-cell table:style-name="ce479" office:value-type="string" calcext:value-type="string">
            <text:p>Intel itanium Series 95XX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2]);IF(ISBLANK([Servidores.C32]);&quot;&quot;;[Servidores.C32]);[Servidores.K32])" office:value-type="string" office:string-value="vmwlsp07" calcext:value-type="string">
            <text:p>vmwlsp07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ISPS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8.1.7.3</text:p>
          </table:table-cell>
          <table:table-cell table:style-name="ce492" office:value-type="string" calcext:value-type="string">
            <text:p>8.1</text:p>
          </table:table-cell>
          <table:table-cell table:style-name="ce499" office:value-type="string" calcext:value-type="string">
            <text:p>7.3</text:p>
          </table:table-cell>
          <table:table-cell table:style-name="ce486"/>
          <table:table-cell table:style-name="ce483" table:number-columns-repeated="3"/>
          <table:table-cell table:style-name="ce510" office:value-type="string" calcext:value-type="string">
            <text:p>Microsoft Windows x64 (64-bit)(Server 2003)</text:p>
          </table:table-cell>
          <table:table-cell table:style-name="ce512"/>
          <table:table-cell table:style-name="ce486"/>
          <table:table-cell table:style-name="ce476" table:number-columns-repeated="3"/>
          <table:table-cell table:style-name="ce479" office:value-type="string" calcext:value-type="string">
            <text:p>IBM POWER6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3]);IF(ISBLANK([Servidores.C33]);&quot;&quot;;[Servidores.C33]);[Servidores.K33])" office:value-type="string" office:string-value="vmwlsp08" calcext:value-type="string">
            <text:p>vmwlsp08</text:p>
          </table:table-cell>
          <table:table-cell table:style-name="ce476"/>
          <table:table-cell table:number-columns-repeated="996"/>
        </table:table-row>
        <table:table-row table:style-name="ro28">
          <table:table-cell table:style-name="ce472" office:value-type="string" calcext:value-type="string">
            <text:p>CJI-SGJ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8.1.7.2</text:p>
          </table:table-cell>
          <table:table-cell table:style-name="ce492" office:value-type="string" calcext:value-type="string">
            <text:p>8.1</text:p>
          </table:table-cell>
          <table:table-cell table:style-name="ce499" office:value-type="string" calcext:value-type="string">
            <text:p>7.2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Microsoft Windows x64 (64-bit)(Server 2003 R2)</text:p>
          </table:table-cell>
          <table:table-cell table:style-name="ce483"/>
          <table:table-cell table:style-name="ce490"/>
          <table:table-cell table:style-name="ce476" table:number-columns-repeated="3"/>
          <table:table-cell table:style-name="ce479" office:value-type="string" calcext:value-type="string">
            <text:p>IBM POWER7, IBM POWER7+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4]);IF(ISBLANK([Servidores.C34]);&quot;&quot;;[Servidores.C34]);[Servidores.K34])" office:value-type="string" office:string-value="cl10vp01" calcext:value-type="string">
            <text:p>cl10vp01</text:p>
          </table:table-cell>
          <table:table-cell table:style-name="ce476"/>
          <table:table-cell table:number-columns-repeated="996"/>
        </table:table-row>
        <table:table-row table:style-name="ro26">
          <table:table-cell table:style-name="ce472" office:value-type="string" calcext:value-type="string">
            <text:p>CJI-SGT</text:p>
          </table:table-cell>
          <table:table-cell table:style-name="ce476" table:number-columns-repeated="2"/>
          <table:table-cell table:style-name="ce484"/>
          <table:table-cell table:style-name="ce486" office:value-type="string" calcext:value-type="string">
            <text:p>Oracle Database Enterprise Edition 8.1.7.1</text:p>
          </table:table-cell>
          <table:table-cell table:style-name="ce492" office:value-type="string" calcext:value-type="string">
            <text:p>8.1</text:p>
          </table:table-cell>
          <table:table-cell table:style-name="ce499" office:value-type="string" calcext:value-type="string">
            <text:p>7.1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Microsoft Windows x64 (64-bit)(Server 2008 R2)</text:p>
          </table:table-cell>
          <table:table-cell table:style-name="ce511"/>
          <table:table-cell table:style-name="ce483"/>
          <table:table-cell table:style-name="ce476" table:number-columns-repeated="3"/>
          <table:table-cell table:style-name="ce479" office:value-type="string" calcext:value-type="string">
            <text:p>IBM POWER8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5]);IF(ISBLANK([Servidores.C35]);&quot;&quot;;[Servidores.C35]);[Servidores.K35])" office:value-type="string" office:string-value="cl10vp02" calcext:value-type="string">
            <text:p>cl10vp02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MAOT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8.1.7.0</text:p>
          </table:table-cell>
          <table:table-cell table:style-name="ce492" office:value-type="string" calcext:value-type="string">
            <text:p>8.1</text:p>
          </table:table-cell>
          <table:table-cell table:style-name="ce499" office:value-type="string" calcext:value-type="string">
            <text:p>7.0</text:p>
          </table:table-cell>
          <table:table-cell table:style-name="ce486"/>
          <table:table-cell table:style-name="ce483" table:number-columns-repeated="3"/>
          <table:table-cell table:style-name="ce507" office:value-type="string" calcext:value-type="string">
            <text:p>Microsoft Windows x64 (64-bit)(XP)</text:p>
          </table:table-cell>
          <table:table-cell table:style-name="ce513"/>
          <table:table-cell table:style-name="ce483"/>
          <table:table-cell table:style-name="ce476" table:number-columns-repeated="3"/>
          <table:table-cell table:style-name="ce488" office:value-type="string" calcext:value-type="string">
            <text:p>IBM System z (z10 and earlier)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6]);IF(ISBLANK([Servidores.C36]);&quot;&quot;;[Servidores.C36]);[Servidores.K36])" office:value-type="string" office:string-value="cl10vp03" calcext:value-type="string">
            <text:p>cl10vp03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2" office:value-type="string" calcext:value-type="string">
            <text:p>CTC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8.0.6.3</text:p>
          </table:table-cell>
          <table:table-cell table:style-name="ce492" office:value-type="string" calcext:value-type="string">
            <text:p>8.0</text:p>
          </table:table-cell>
          <table:table-cell table:style-name="ce499" office:value-type="string" calcext:value-type="string">
            <text:p>6.3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Oracle Solaris on x86 (32-bit)(10)</text:p>
          </table:table-cell>
          <table:table-cell table:style-name="ce483" table:number-columns-repeated="2"/>
          <table:table-cell table:style-name="ce476" table:number-columns-repeated="3"/>
          <table:table-cell table:style-name="ce479" office:value-type="string" calcext:value-type="string">
            <text:p>All Other Multicore chips</text:p>
          </table:table-cell>
          <table:table-cell table:style-name="ce476" office:value-type="float" office:value="1" calcext:value-type="float">
            <text:p>1</text:p>
          </table:table-cell>
          <table:table-cell table:style-name="ce476" table:number-columns-repeated="4"/>
          <table:table-cell table:style-name="ce483" table:number-columns-repeated="2"/>
          <table:table-cell table:style-name="ce476"/>
          <table:table-cell table:style-name="ce523" table:formula="of:=IF(ISBLANK([Servidores.K37]);IF(ISBLANK([Servidores.C37]);&quot;&quot;;[Servidores.C37]);[Servidores.K37])" office:value-type="string" office:string-value="cl11vp01" calcext:value-type="string">
            <text:p>cl11vp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EPES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8.0.6.2</text:p>
          </table:table-cell>
          <table:table-cell table:style-name="ce492" office:value-type="string" calcext:value-type="string">
            <text:p>8.0</text:p>
          </table:table-cell>
          <table:table-cell table:style-name="ce499" office:value-type="string" calcext:value-type="string">
            <text:p>6.2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Oracle Solaris on SPARC (64-bit)(9)</text:p>
          </table:table-cell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38]);IF(ISBLANK([Servidores.C38]);&quot;&quot;;[Servidores.C38]);[Servidores.K38])" office:value-type="string" office:string-value="cl11vp02" calcext:value-type="string">
            <text:p>cl11vp02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EPHPO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8.0.6.1</text:p>
          </table:table-cell>
          <table:table-cell table:style-name="ce492" office:value-type="string" calcext:value-type="string">
            <text:p>8.0</text:p>
          </table:table-cell>
          <table:table-cell table:style-name="ce499" office:value-type="string" calcext:value-type="string">
            <text:p>6.1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Oracle Solaris on SPARC (64-bit)(10)</text:p>
          </table:table-cell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39]);IF(ISBLANK([Servidores.C39]);&quot;&quot;;[Servidores.C39]);[Servidores.K39])" office:value-type="string" office:string-value="cl11vp03" calcext:value-type="string">
            <text:p>cl11vp03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EPTD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8.0.6.0</text:p>
          </table:table-cell>
          <table:table-cell table:style-name="ce492" office:value-type="string" calcext:value-type="string">
            <text:p>8.0</text:p>
          </table:table-cell>
          <table:table-cell table:style-name="ce499" office:value-type="string" calcext:value-type="string">
            <text:p>6.0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Oracle Solaris on SPARC (64-bit)(11)</text:p>
          </table:table-cell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0]);IF(ISBLANK([Servidores.C40]);&quot;&quot;;[Servidores.C40]);[Servidores.K40])" office:value-type="string" office:string-value="clivmwlsp01" calcext:value-type="string">
            <text:p>clivmwlsp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EXTENDA</text:p>
          </table:table-cell>
          <table:table-cell table:style-name="ce476" table:number-columns-repeated="3"/>
          <table:table-cell table:style-name="ce486" office:value-type="string" calcext:value-type="string">
            <text:p>Oracle Database Enterprise Edition 7.3.4</text:p>
          </table:table-cell>
          <table:table-cell table:style-name="ce492" office:value-type="string" calcext:value-type="string">
            <text:p>7.3</text:p>
          </table:table-cell>
          <table:table-cell table:style-name="ce499" office:value-type="string" calcext:value-type="string">
            <text:p>4.x</text:p>
          </table:table-cell>
          <table:table-cell table:style-name="ce486"/>
          <table:table-cell table:style-name="ce483" table:number-columns-repeated="3"/>
          <table:table-cell table:style-name="ce486" office:value-type="string" calcext:value-type="string">
            <text:p>SunOS 5.9 Generic (64-bit)</text:p>
          </table:table-cell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1]);IF(ISBLANK([Servidores.C41]);&quot;&quot;;[Servidores.C41]);[Servidores.K41])" office:value-type="string" office:string-value="clivmwlsc01" calcext:value-type="string">
            <text:p>clivmwlsc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FPS</text:p>
          </table:table-cell>
          <table:table-cell table:style-name="ce476" table:number-columns-repeated="3"/>
          <table:table-cell table:style-name="ce487" office:value-type="string" calcext:value-type="string">
            <text:p>-- NO ENCUENTRO MI OPCIÓN --</text:p>
          </table:table-cell>
          <table:table-cell table:style-name="ce493"/>
          <table:table-cell table:style-name="ce500"/>
          <table:table-cell table:style-name="ce486"/>
          <table:table-cell table:style-name="ce483" table:number-columns-repeated="3"/>
          <table:table-cell table:style-name="ce487" office:value-type="string" calcext:value-type="string">
            <text:p>-- NO ENCUENTRO MI OPCIÓN --</text:p>
          </table:table-cell>
          <table:table-cell table:style-name="ce514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2]);IF(ISBLANK([Servidores.C42]);&quot;&quot;;[Servidores.C42]);[Servidores.K42])" office:value-type="string" office:string-value="clivmwlsi01" calcext:value-type="string">
            <text:p>clivmwlsi01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3" office:value-type="string" calcext:value-type="string">
            <text:p>IAAP</text:p>
          </table:table-cell>
          <table:table-cell table:style-name="ce476" table:number-columns-repeated="3"/>
          <table:table-cell table:style-name="ce488"/>
          <table:table-cell table:style-name="ce494"/>
          <table:table-cell table:style-name="ce501"/>
          <table:table-cell table:style-name="ce486"/>
          <table:table-cell table:style-name="ce483" table:number-columns-repeated="3"/>
          <table:table-cell table:style-name="ce489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3]);IF(ISBLANK([Servidores.C43]);&quot;&quot;;[Servidores.C43]);[Servidores.K43])" office:value-type="string" office:string-value="clivmlab" calcext:value-type="string">
            <text:p>clivmlab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3" office:value-type="string" calcext:value-type="string">
            <text:p>IAJ</text:p>
          </table:table-cell>
          <table:table-cell table:style-name="ce476" table:number-columns-repeated="3"/>
          <table:table-cell table:style-name="ce489"/>
          <table:table-cell table:style-name="ce494"/>
          <table:table-cell table:style-name="ce501"/>
          <table:table-cell table:style-name="ce490"/>
          <table:table-cell table:style-name="ce483" table:number-columns-repeated="3"/>
          <table:table-cell table:style-name="ce489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4]);IF(ISBLANK([Servidores.C44]);&quot;&quot;;[Servidores.C44]);[Servidores.K44])" office:value-type="string" office:string-value="clivmlab2" calcext:value-type="string">
            <text:p>clivmlab2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ce473" office:value-type="string" calcext:value-type="string">
            <text:p>IAM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9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5]);IF(ISBLANK([Servidores.C45]);&quot;&quot;;[Servidores.C45]);[Servidores.K45])" office:value-type="string" office:string-value="sf25k1c" calcext:value-type="string">
            <text:p>sf25k1c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IAPH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6]);IF(ISBLANK([Servidores.C46]);&quot;&quot;;[Servidores.C46]);[Servidores.K46])" office:value-type="string" office:string-value="gen.bd" calcext:value-type="string">
            <text:p>gen.bd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IECA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7]);IF(ISBLANK([Servidores.C47]);&quot;&quot;;[Servidores.C47]);[Servidores.K47])" office:value-type="string" office:string-value="vmceroas01" calcext:value-type="string">
            <text:p>vmceroas01</text:p>
          </table:table-cell>
          <table:table-cell table:style-name="ce476"/>
          <table:table-cell table:number-columns-repeated="996"/>
        </table:table-row>
        <table:table-row table:style-name="ro29">
          <table:table-cell table:style-name="ce473" office:value-type="string" calcext:value-type="string">
            <text:p>IFAPA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8]);IF(ISBLANK([Servidores.C48]);&quot;&quot;;[Servidores.C48]);[Servidores.K48])" office:value-type="string" office:string-value="vmceroas02" calcext:value-type="string">
            <text:p>vmceroas02</text:p>
          </table:table-cell>
          <table:table-cell table:style-name="ce476"/>
          <table:table-cell table:number-columns-repeated="996"/>
        </table:table-row>
        <table:table-row table:style-name="ro29">
          <table:table-cell table:style-name="ce473" office:value-type="string" calcext:value-type="string">
            <text:p>PAG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49]);IF(ISBLANK([Servidores.C49]);&quot;&quot;;[Servidores.C49]);[Servidores.K49])" office:value-type="string" office:string-value="vminfra" calcext:value-type="string">
            <text:p>vminfra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RTVA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50]);IF(ISBLANK([Servidores.C50]);&quot;&quot;;[Servidores.C50]);[Servidores.K50])" office:value-type="string" office:string-value="vmintoas01" calcext:value-type="string">
            <text:p>vmintoas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SAE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51]);IF(ISBLANK([Servidores.C51]);&quot;&quot;;[Servidores.C51]);[Servidores.K51])" office:value-type="string" office:string-value="vmoas01" calcext:value-type="string">
            <text:p>vmoas0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SANDETEL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507"/>
          <table:table-cell table:style-name="ce511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52]);IF(ISBLANK([Servidores.C52]);&quot;&quot;;[Servidores.C52]);[Servidores.K52])" office:value-type="string" office:string-value="vmoas02" calcext:value-type="string">
            <text:p>vmoas02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3" office:value-type="string" calcext:value-type="string">
            <text:p>SAS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507"/>
          <table:table-cell table:style-name="ce511"/>
          <table:table-cell table:style-name="ce476" table:number-columns-repeated="4"/>
          <table:table-cell table:style-name="ce479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53]);IF(ISBLANK([Servidores.C53]);&quot;&quot;;[Servidores.C53]);[Servidores.K53])" office:value-type="string" office:string-value="vmseges" calcext:value-type="string">
            <text:p>vmseges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5" office:value-type="string" calcext:value-type="string">
            <text:p>VEIASA</text:p>
          </table:table-cell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4"/>
          <table:table-cell table:style-name="ce480"/>
          <table:table-cell table:style-name="ce476" table:number-columns-repeated="5"/>
          <table:table-cell table:style-name="ce483" table:number-columns-repeated="2"/>
          <table:table-cell table:style-name="ce476"/>
          <table:table-cell table:style-name="ce523" table:formula="of:=IF(ISBLANK([Servidores.K54]);IF(ISBLANK([Servidores.C54]);&quot;&quot;;[Servidores.C54]);[Servidores.K54])" office:value-type="string" office:string-value="zoasp" calcext:value-type="string">
            <text:p>zoasp</text:p>
          </table:table-cell>
          <table:table-cell table:style-name="ce476"/>
          <table:table-cell table:number-columns-repeated="996"/>
        </table:table-row>
        <table:table-row table:style-name="ro27">
          <table:table-cell table:style-name="Default"/>
          <table:table-cell table:style-name="ce476" table:number-columns-repeated="3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6"/>
          <table:table-cell table:style-name="ce483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55]);IF(ISBLANK([Servidores.C55]);&quot;&quot;;[Servidores.C55]);[Servidores.K55])" office:value-type="string" office:string-value="zoasg" calcext:value-type="string">
            <text:p>zoasg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90"/>
          <table:table-cell table:style-name="ce483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56]);IF(ISBLANK([Servidores.C56]);&quot;&quot;;[Servidores.C56]);[Servidores.K56])" office:value-type="string" office:string-value="zcertif" calcext:value-type="string">
            <text:p>zcertif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6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57]);IF(ISBLANK([Servidores.C57]);&quot;&quot;;[Servidores.C57]);[Servidores.K57])" office:value-type="string" office:string-value="zdesa" calcext:value-type="string">
            <text:p>zdesa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6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58]);IF(ISBLANK([Servidores.C58]);&quot;&quot;;[Servidores.C58]);[Servidores.K58])" office:value-type="string" office:string-value="vmcloud" calcext:value-type="string">
            <text:p>vmcloud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6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59]);IF(ISBLANK([Servidores.C59]);&quot;&quot;;[Servidores.C59]);[Servidores.K59])" office:value-type="string" office:string-value="clivmstexplopac" calcext:value-type="string">
            <text:p>clivmstexplopac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6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60]);IF(ISBLANK([Servidores.C60]);&quot;&quot;;[Servidores.C60]);[Servidores.K60])" office:value-type="string" office:string-value="linux31" calcext:value-type="string">
            <text:p>linux31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6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61]);IF(ISBLANK([Servidores.C61]);&quot;&quot;;[Servidores.C61]);[Servidores.K61])" office:value-type="string" office:string-value="linux32" calcext:value-type="string">
            <text:p>linux32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6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62]);IF(ISBLANK([Servidores.C62]);&quot;&quot;;[Servidores.C62]);[Servidores.K62])" office:value-type="string" office:string-value="linux42" calcext:value-type="string">
            <text:p>linux42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63]);IF(ISBLANK([Servidores.C63]);&quot;&quot;;[Servidores.C63]);[Servidores.K63])" office:value-type="string" office:string-value="linux43" calcext:value-type="string">
            <text:p>linux43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64]);IF(ISBLANK([Servidores.C64]);&quot;&quot;;[Servidores.C64]);[Servidores.K64])" office:value-type="string" office:string-value="clivmoasg" calcext:value-type="string">
            <text:p>clivmoasg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65]);IF(ISBLANK([Servidores.C65]);&quot;&quot;;[Servidores.C65]);[Servidores.K65])" office:value-type="string" office:string-value="clivmoasp" calcext:value-type="string">
            <text:p>clivmoasp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8"/>
          <table:table-cell table:style-name="ce492"/>
          <table:table-cell table:style-name="ce499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66]);IF(ISBLANK([Servidores.C66]);&quot;&quot;;[Servidores.C66]);[Servidores.K66])" office:value-type="string" office:string-value="clivmdesa" calcext:value-type="string">
            <text:p>clivmdesa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67]);IF(ISBLANK([Servidores.C67]);&quot;&quot;;[Servidores.C67]);[Servidores.K67])" office:value-type="string" office:string-value="clivmcertif" calcext:value-type="string">
            <text:p>clivmcertif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68]);IF(ISBLANK([Servidores.C68]);&quot;&quot;;[Servidores.C68]);[Servidores.K68])" office:value-type="string" office:string-value="clivmstpac" calcext:value-type="string">
            <text:p>clivmstpac</text:p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69]);IF(ISBLANK([Servidores.C69]);&quot;&quot;;[Servidores.C69]);[Servidores.K69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0]);IF(ISBLANK([Servidores.C70]);&quot;&quot;;[Servidores.C70]);[Servidores.K70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1]);IF(ISBLANK([Servidores.C71]);&quot;&quot;;[Servidores.C71]);[Servidores.K71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2]);IF(ISBLANK([Servidores.C72]);&quot;&quot;;[Servidores.C72]);[Servidores.K72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3]);IF(ISBLANK([Servidores.C73]);&quot;&quot;;[Servidores.C73]);[Servidores.K73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4]);IF(ISBLANK([Servidores.C74]);&quot;&quot;;[Servidores.C74]);[Servidores.K74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5]);IF(ISBLANK([Servidores.C75]);&quot;&quot;;[Servidores.C75]);[Servidores.K75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6]);IF(ISBLANK([Servidores.C76]);&quot;&quot;;[Servidores.C76]);[Servidores.K76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number-columns-repeated="2" table:style-name="ce476" office:value-type="string" calcext:value-type="string">
            <text:p><text:s/></text:p>
          </table:table-cell>
          <table:table-cell table:style-name="ce476" table:number-columns-repeated="8"/>
          <table:table-cell table:style-name="ce483" table:number-columns-repeated="2"/>
          <table:table-cell table:style-name="ce476"/>
          <table:table-cell table:style-name="ce523" table:formula="of:=IF(ISBLANK([Servidores.K77]);IF(ISBLANK([Servidores.C77]);&quot;&quot;;[Servidores.C77]);[Servidores.K77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86"/>
          <table:table-cell table:style-name="ce495"/>
          <table:table-cell table:style-name="ce502"/>
          <table:table-cell table:style-name="ce483" table:number-columns-repeated="4"/>
          <table:table-cell table:style-name="ce484" table:number-columns-repeated="2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78]);IF(ISBLANK([Servidores.C78]);&quot;&quot;;[Servidores.C78]);[Servidores.K78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4"/>
          <table:table-cell table:style-name="ce490"/>
          <table:table-cell table:style-name="ce496"/>
          <table:table-cell table:style-name="ce503"/>
          <table:table-cell table:style-name="ce483" table:number-columns-repeated="6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79]);IF(ISBLANK([Servidores.C79]);&quot;&quot;;[Servidores.C79]);[Servidores.K79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 table:number-columns-repeated="5"/>
          <table:table-cell table:style-name="ce483" table:number-columns-repeated="2"/>
          <table:table-cell table:style-name="ce476" table:number-columns-repeated="4"/>
          <table:table-cell table:style-name="ce483" table:number-columns-repeated="2"/>
          <table:table-cell table:style-name="ce476" table:number-columns-repeated="10"/>
          <table:table-cell table:style-name="ce483" table:number-columns-repeated="2"/>
          <table:table-cell table:style-name="ce476"/>
          <table:table-cell table:style-name="ce523" table:formula="of:=IF(ISBLANK([Servidores.K80]);IF(ISBLANK([Servidores.C80]);&quot;&quot;;[Servidores.C80]);[Servidores.K80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style-name="ce476"/>
          <table:table-cell table:number-columns-repeated="2"/>
          <table:table-cell table:style-name="ce476" table:number-columns-repeated="2"/>
          <table:table-cell table:style-name="ce483" table:number-columns-repeated="2"/>
          <table:table-cell table:style-name="ce476" table:number-columns-repeated="4"/>
          <table:table-cell table:style-name="ce483" table:number-columns-repeated="2"/>
          <table:table-cell table:style-name="ce476"/>
          <table:table-cell table:number-columns-repeated="3"/>
          <table:table-cell table:style-name="ce476" table:number-columns-repeated="6"/>
          <table:table-cell table:style-name="ce483" table:number-columns-repeated="2"/>
          <table:table-cell table:style-name="ce476"/>
          <table:table-cell table:style-name="ce523" table:formula="of:=IF(ISBLANK([Servidores.K81]);IF(ISBLANK([Servidores.C81]);&quot;&quot;;[Servidores.C81]);[Servidores.K81])">
            <text:p/>
          </table:table-cell>
          <table:table-cell table:style-name="ce476"/>
          <table:table-cell table:number-columns-repeated="996"/>
        </table:table-row>
        <table:table-row table:style-name="ro25">
          <table:table-cell table:number-columns-repeated="11"/>
          <table:table-cell table:style-name="ce483" table:number-columns-repeated="2"/>
          <table:table-cell table:number-columns-repeated="4"/>
          <table:table-cell table:style-name="ce476" table:number-columns-repeated="6"/>
          <table:table-cell table:style-name="ce483" table:number-columns-repeated="2"/>
          <table:table-cell table:style-name="ce476"/>
          <table:table-cell table:style-name="ce523" table:formula="of:=IF(ISBLANK([Servidores.K82]);IF(ISBLANK([Servidores.C82]);&quot;&quot;;[Servidores.C82]);[Servidores.K82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83]);IF(ISBLANK([Servidores.C83]);&quot;&quot;;[Servidores.C83]);[Servidores.K83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84]);IF(ISBLANK([Servidores.C84]);&quot;&quot;;[Servidores.C84]);[Servidores.K84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85]);IF(ISBLANK([Servidores.C85]);&quot;&quot;;[Servidores.C85]);[Servidores.K85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86]);IF(ISBLANK([Servidores.C86]);&quot;&quot;;[Servidores.C86]);[Servidores.K86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87]);IF(ISBLANK([Servidores.C87]);&quot;&quot;;[Servidores.C87]);[Servidores.K87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88]);IF(ISBLANK([Servidores.C88]);&quot;&quot;;[Servidores.C88]);[Servidores.K88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89]);IF(ISBLANK([Servidores.C89]);&quot;&quot;;[Servidores.C89]);[Servidores.K89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0]);IF(ISBLANK([Servidores.C90]);&quot;&quot;;[Servidores.C90]);[Servidores.K90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1]);IF(ISBLANK([Servidores.C91]);&quot;&quot;;[Servidores.C91]);[Servidores.K91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2]);IF(ISBLANK([Servidores.C92]);&quot;&quot;;[Servidores.C92]);[Servidores.K92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3]);IF(ISBLANK([Servidores.C93]);&quot;&quot;;[Servidores.C93]);[Servidores.K93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4]);IF(ISBLANK([Servidores.C94]);&quot;&quot;;[Servidores.C94]);[Servidores.K94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5]);IF(ISBLANK([Servidores.C95]);&quot;&quot;;[Servidores.C95]);[Servidores.K95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6]);IF(ISBLANK([Servidores.C96]);&quot;&quot;;[Servidores.C96]);[Servidores.K96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7]);IF(ISBLANK([Servidores.C97]);&quot;&quot;;[Servidores.C97]);[Servidores.K97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8]);IF(ISBLANK([Servidores.C98]);&quot;&quot;;[Servidores.C98]);[Servidores.K98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99]);IF(ISBLANK([Servidores.C99]);&quot;&quot;;[Servidores.C99]);[Servidores.K99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100]);IF(ISBLANK([Servidores.C100]);&quot;&quot;;[Servidores.C100]);[Servidores.K100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101]);IF(ISBLANK([Servidores.C101]);&quot;&quot;;[Servidores.C101]);[Servidores.K101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102]);IF(ISBLANK([Servidores.C102]);&quot;&quot;;[Servidores.C102]);[Servidores.K102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103]);IF(ISBLANK([Servidores.C103]);&quot;&quot;;[Servidores.C103]);[Servidores.K103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104]);IF(ISBLANK([Servidores.C104]);&quot;&quot;;[Servidores.C104]);[Servidores.K104])">
            <text:p/>
          </table:table-cell>
          <table:table-cell table:number-columns-repeated="997"/>
        </table:table-row>
        <table:table-row table:style-name="ro25">
          <table:table-cell table:number-columns-repeated="11"/>
          <table:table-cell table:style-name="ce46" table:number-columns-repeated="2"/>
          <table:table-cell table:number-columns-repeated="13"/>
          <table:table-cell table:style-name="ce523" table:formula="of:=IF(ISBLANK([Servidores.K105]);IF(ISBLANK([Servidores.C105]);&quot;&quot;;[Servidores.C105]);[Servidores.K10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06]);IF(ISBLANK([Servidores.C106]);&quot;&quot;;[Servidores.C106]);[Servidores.K10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07]);IF(ISBLANK([Servidores.C107]);&quot;&quot;;[Servidores.C107]);[Servidores.K10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08]);IF(ISBLANK([Servidores.C108]);&quot;&quot;;[Servidores.C108]);[Servidores.K10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09]);IF(ISBLANK([Servidores.C109]);&quot;&quot;;[Servidores.C109]);[Servidores.K10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0]);IF(ISBLANK([Servidores.C110]);&quot;&quot;;[Servidores.C110]);[Servidores.K11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1]);IF(ISBLANK([Servidores.C111]);&quot;&quot;;[Servidores.C111]);[Servidores.K11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2]);IF(ISBLANK([Servidores.C112]);&quot;&quot;;[Servidores.C112]);[Servidores.K11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3]);IF(ISBLANK([Servidores.C113]);&quot;&quot;;[Servidores.C113]);[Servidores.K11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4]);IF(ISBLANK([Servidores.C114]);&quot;&quot;;[Servidores.C114]);[Servidores.K11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5]);IF(ISBLANK([Servidores.C115]);&quot;&quot;;[Servidores.C115]);[Servidores.K11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6]);IF(ISBLANK([Servidores.C116]);&quot;&quot;;[Servidores.C116]);[Servidores.K11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7]);IF(ISBLANK([Servidores.C117]);&quot;&quot;;[Servidores.C117]);[Servidores.K11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8]);IF(ISBLANK([Servidores.C118]);&quot;&quot;;[Servidores.C118]);[Servidores.K11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19]);IF(ISBLANK([Servidores.C119]);&quot;&quot;;[Servidores.C119]);[Servidores.K11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0]);IF(ISBLANK([Servidores.C120]);&quot;&quot;;[Servidores.C120]);[Servidores.K12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1]);IF(ISBLANK([Servidores.C121]);&quot;&quot;;[Servidores.C121]);[Servidores.K12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2]);IF(ISBLANK([Servidores.C122]);&quot;&quot;;[Servidores.C122]);[Servidores.K12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3]);IF(ISBLANK([Servidores.C123]);&quot;&quot;;[Servidores.C123]);[Servidores.K12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4]);IF(ISBLANK([Servidores.C124]);&quot;&quot;;[Servidores.C124]);[Servidores.K12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5]);IF(ISBLANK([Servidores.C125]);&quot;&quot;;[Servidores.C125]);[Servidores.K12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6]);IF(ISBLANK([Servidores.C126]);&quot;&quot;;[Servidores.C126]);[Servidores.K12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7]);IF(ISBLANK([Servidores.C127]);&quot;&quot;;[Servidores.C127]);[Servidores.K12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8]);IF(ISBLANK([Servidores.C128]);&quot;&quot;;[Servidores.C128]);[Servidores.K12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29]);IF(ISBLANK([Servidores.C129]);&quot;&quot;;[Servidores.C129]);[Servidores.K12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0]);IF(ISBLANK([Servidores.C130]);&quot;&quot;;[Servidores.C130]);[Servidores.K13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1]);IF(ISBLANK([Servidores.C131]);&quot;&quot;;[Servidores.C131]);[Servidores.K13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2]);IF(ISBLANK([Servidores.C132]);&quot;&quot;;[Servidores.C132]);[Servidores.K13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3]);IF(ISBLANK([Servidores.C133]);&quot;&quot;;[Servidores.C133]);[Servidores.K13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4]);IF(ISBLANK([Servidores.C134]);&quot;&quot;;[Servidores.C134]);[Servidores.K13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5]);IF(ISBLANK([Servidores.C135]);&quot;&quot;;[Servidores.C135]);[Servidores.K13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6]);IF(ISBLANK([Servidores.C136]);&quot;&quot;;[Servidores.C136]);[Servidores.K13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7]);IF(ISBLANK([Servidores.C137]);&quot;&quot;;[Servidores.C137]);[Servidores.K13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8]);IF(ISBLANK([Servidores.C138]);&quot;&quot;;[Servidores.C138]);[Servidores.K13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39]);IF(ISBLANK([Servidores.C139]);&quot;&quot;;[Servidores.C139]);[Servidores.K13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0]);IF(ISBLANK([Servidores.C140]);&quot;&quot;;[Servidores.C140]);[Servidores.K14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1]);IF(ISBLANK([Servidores.C141]);&quot;&quot;;[Servidores.C141]);[Servidores.K14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2]);IF(ISBLANK([Servidores.C142]);&quot;&quot;;[Servidores.C142]);[Servidores.K14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3]);IF(ISBLANK([Servidores.C143]);&quot;&quot;;[Servidores.C143]);[Servidores.K14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4]);IF(ISBLANK([Servidores.C144]);&quot;&quot;;[Servidores.C144]);[Servidores.K14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5]);IF(ISBLANK([Servidores.C145]);&quot;&quot;;[Servidores.C145]);[Servidores.K14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6]);IF(ISBLANK([Servidores.C146]);&quot;&quot;;[Servidores.C146]);[Servidores.K14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7]);IF(ISBLANK([Servidores.C147]);&quot;&quot;;[Servidores.C147]);[Servidores.K14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8]);IF(ISBLANK([Servidores.C148]);&quot;&quot;;[Servidores.C148]);[Servidores.K14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49]);IF(ISBLANK([Servidores.C149]);&quot;&quot;;[Servidores.C149]);[Servidores.K14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0]);IF(ISBLANK([Servidores.C150]);&quot;&quot;;[Servidores.C150]);[Servidores.K15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1]);IF(ISBLANK([Servidores.C151]);&quot;&quot;;[Servidores.C151]);[Servidores.K15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2]);IF(ISBLANK([Servidores.C152]);&quot;&quot;;[Servidores.C152]);[Servidores.K15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3]);IF(ISBLANK([Servidores.C153]);&quot;&quot;;[Servidores.C153]);[Servidores.K15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4]);IF(ISBLANK([Servidores.C154]);&quot;&quot;;[Servidores.C154]);[Servidores.K15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5]);IF(ISBLANK([Servidores.C155]);&quot;&quot;;[Servidores.C155]);[Servidores.K15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6]);IF(ISBLANK([Servidores.C156]);&quot;&quot;;[Servidores.C156]);[Servidores.K15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7]);IF(ISBLANK([Servidores.C157]);&quot;&quot;;[Servidores.C157]);[Servidores.K15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8]);IF(ISBLANK([Servidores.C158]);&quot;&quot;;[Servidores.C158]);[Servidores.K15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59]);IF(ISBLANK([Servidores.C159]);&quot;&quot;;[Servidores.C159]);[Servidores.K15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0]);IF(ISBLANK([Servidores.C160]);&quot;&quot;;[Servidores.C160]);[Servidores.K16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1]);IF(ISBLANK([Servidores.C161]);&quot;&quot;;[Servidores.C161]);[Servidores.K16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2]);IF(ISBLANK([Servidores.C162]);&quot;&quot;;[Servidores.C162]);[Servidores.K16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3]);IF(ISBLANK([Servidores.C163]);&quot;&quot;;[Servidores.C163]);[Servidores.K16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4]);IF(ISBLANK([Servidores.C164]);&quot;&quot;;[Servidores.C164]);[Servidores.K16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5]);IF(ISBLANK([Servidores.C165]);&quot;&quot;;[Servidores.C165]);[Servidores.K16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6]);IF(ISBLANK([Servidores.C166]);&quot;&quot;;[Servidores.C166]);[Servidores.K16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7]);IF(ISBLANK([Servidores.C167]);&quot;&quot;;[Servidores.C167]);[Servidores.K16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8]);IF(ISBLANK([Servidores.C168]);&quot;&quot;;[Servidores.C168]);[Servidores.K16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69]);IF(ISBLANK([Servidores.C169]);&quot;&quot;;[Servidores.C169]);[Servidores.K16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0]);IF(ISBLANK([Servidores.C170]);&quot;&quot;;[Servidores.C170]);[Servidores.K17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1]);IF(ISBLANK([Servidores.C171]);&quot;&quot;;[Servidores.C171]);[Servidores.K17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2]);IF(ISBLANK([Servidores.C172]);&quot;&quot;;[Servidores.C172]);[Servidores.K17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3]);IF(ISBLANK([Servidores.C173]);&quot;&quot;;[Servidores.C173]);[Servidores.K17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4]);IF(ISBLANK([Servidores.C174]);&quot;&quot;;[Servidores.C174]);[Servidores.K17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5]);IF(ISBLANK([Servidores.C175]);&quot;&quot;;[Servidores.C175]);[Servidores.K17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6]);IF(ISBLANK([Servidores.C176]);&quot;&quot;;[Servidores.C176]);[Servidores.K17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7]);IF(ISBLANK([Servidores.C177]);&quot;&quot;;[Servidores.C177]);[Servidores.K17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8]);IF(ISBLANK([Servidores.C178]);&quot;&quot;;[Servidores.C178]);[Servidores.K17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79]);IF(ISBLANK([Servidores.C179]);&quot;&quot;;[Servidores.C179]);[Servidores.K17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0]);IF(ISBLANK([Servidores.C180]);&quot;&quot;;[Servidores.C180]);[Servidores.K18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1]);IF(ISBLANK([Servidores.C181]);&quot;&quot;;[Servidores.C181]);[Servidores.K18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2]);IF(ISBLANK([Servidores.C182]);&quot;&quot;;[Servidores.C182]);[Servidores.K18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3]);IF(ISBLANK([Servidores.C183]);&quot;&quot;;[Servidores.C183]);[Servidores.K18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4]);IF(ISBLANK([Servidores.C184]);&quot;&quot;;[Servidores.C184]);[Servidores.K18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5]);IF(ISBLANK([Servidores.C185]);&quot;&quot;;[Servidores.C185]);[Servidores.K18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6]);IF(ISBLANK([Servidores.C186]);&quot;&quot;;[Servidores.C186]);[Servidores.K18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7]);IF(ISBLANK([Servidores.C187]);&quot;&quot;;[Servidores.C187]);[Servidores.K18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8]);IF(ISBLANK([Servidores.C188]);&quot;&quot;;[Servidores.C188]);[Servidores.K18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89]);IF(ISBLANK([Servidores.C189]);&quot;&quot;;[Servidores.C189]);[Servidores.K18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0]);IF(ISBLANK([Servidores.C190]);&quot;&quot;;[Servidores.C190]);[Servidores.K19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1]);IF(ISBLANK([Servidores.C191]);&quot;&quot;;[Servidores.C191]);[Servidores.K19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2]);IF(ISBLANK([Servidores.C192]);&quot;&quot;;[Servidores.C192]);[Servidores.K19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3]);IF(ISBLANK([Servidores.C193]);&quot;&quot;;[Servidores.C193]);[Servidores.K19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4]);IF(ISBLANK([Servidores.C194]);&quot;&quot;;[Servidores.C194]);[Servidores.K19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5]);IF(ISBLANK([Servidores.C195]);&quot;&quot;;[Servidores.C195]);[Servidores.K19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6]);IF(ISBLANK([Servidores.C196]);&quot;&quot;;[Servidores.C196]);[Servidores.K19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7]);IF(ISBLANK([Servidores.C197]);&quot;&quot;;[Servidores.C197]);[Servidores.K19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8]);IF(ISBLANK([Servidores.C198]);&quot;&quot;;[Servidores.C198]);[Servidores.K19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199]);IF(ISBLANK([Servidores.C199]);&quot;&quot;;[Servidores.C199]);[Servidores.K19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0]);IF(ISBLANK([Servidores.C200]);&quot;&quot;;[Servidores.C200]);[Servidores.K20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1]);IF(ISBLANK([Servidores.C201]);&quot;&quot;;[Servidores.C201]);[Servidores.K20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2]);IF(ISBLANK([Servidores.C202]);&quot;&quot;;[Servidores.C202]);[Servidores.K20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3]);IF(ISBLANK([Servidores.C203]);&quot;&quot;;[Servidores.C203]);[Servidores.K20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4]);IF(ISBLANK([Servidores.C204]);&quot;&quot;;[Servidores.C204]);[Servidores.K20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5]);IF(ISBLANK([Servidores.C205]);&quot;&quot;;[Servidores.C205]);[Servidores.K20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6]);IF(ISBLANK([Servidores.C206]);&quot;&quot;;[Servidores.C206]);[Servidores.K20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7]);IF(ISBLANK([Servidores.C207]);&quot;&quot;;[Servidores.C207]);[Servidores.K20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8]);IF(ISBLANK([Servidores.C208]);&quot;&quot;;[Servidores.C208]);[Servidores.K20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09]);IF(ISBLANK([Servidores.C209]);&quot;&quot;;[Servidores.C209]);[Servidores.K20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0]);IF(ISBLANK([Servidores.C210]);&quot;&quot;;[Servidores.C210]);[Servidores.K21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1]);IF(ISBLANK([Servidores.C211]);&quot;&quot;;[Servidores.C211]);[Servidores.K21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2]);IF(ISBLANK([Servidores.C212]);&quot;&quot;;[Servidores.C212]);[Servidores.K21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3]);IF(ISBLANK([Servidores.C213]);&quot;&quot;;[Servidores.C213]);[Servidores.K21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4]);IF(ISBLANK([Servidores.C214]);&quot;&quot;;[Servidores.C214]);[Servidores.K21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5]);IF(ISBLANK([Servidores.C215]);&quot;&quot;;[Servidores.C215]);[Servidores.K21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6]);IF(ISBLANK([Servidores.C216]);&quot;&quot;;[Servidores.C216]);[Servidores.K21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7]);IF(ISBLANK([Servidores.C217]);&quot;&quot;;[Servidores.C217]);[Servidores.K21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8]);IF(ISBLANK([Servidores.C218]);&quot;&quot;;[Servidores.C218]);[Servidores.K21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19]);IF(ISBLANK([Servidores.C219]);&quot;&quot;;[Servidores.C219]);[Servidores.K21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0]);IF(ISBLANK([Servidores.C220]);&quot;&quot;;[Servidores.C220]);[Servidores.K22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1]);IF(ISBLANK([Servidores.C221]);&quot;&quot;;[Servidores.C221]);[Servidores.K22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2]);IF(ISBLANK([Servidores.C222]);&quot;&quot;;[Servidores.C222]);[Servidores.K22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3]);IF(ISBLANK([Servidores.C223]);&quot;&quot;;[Servidores.C223]);[Servidores.K22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4]);IF(ISBLANK([Servidores.C224]);&quot;&quot;;[Servidores.C224]);[Servidores.K22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5]);IF(ISBLANK([Servidores.C225]);&quot;&quot;;[Servidores.C225]);[Servidores.K22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6]);IF(ISBLANK([Servidores.C226]);&quot;&quot;;[Servidores.C226]);[Servidores.K22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7]);IF(ISBLANK([Servidores.C227]);&quot;&quot;;[Servidores.C227]);[Servidores.K22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8]);IF(ISBLANK([Servidores.C228]);&quot;&quot;;[Servidores.C228]);[Servidores.K22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29]);IF(ISBLANK([Servidores.C229]);&quot;&quot;;[Servidores.C229]);[Servidores.K22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0]);IF(ISBLANK([Servidores.C230]);&quot;&quot;;[Servidores.C230]);[Servidores.K23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1]);IF(ISBLANK([Servidores.C231]);&quot;&quot;;[Servidores.C231]);[Servidores.K23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2]);IF(ISBLANK([Servidores.C232]);&quot;&quot;;[Servidores.C232]);[Servidores.K23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3]);IF(ISBLANK([Servidores.C233]);&quot;&quot;;[Servidores.C233]);[Servidores.K23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4]);IF(ISBLANK([Servidores.C234]);&quot;&quot;;[Servidores.C234]);[Servidores.K23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5]);IF(ISBLANK([Servidores.C235]);&quot;&quot;;[Servidores.C235]);[Servidores.K23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6]);IF(ISBLANK([Servidores.C236]);&quot;&quot;;[Servidores.C236]);[Servidores.K23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7]);IF(ISBLANK([Servidores.C237]);&quot;&quot;;[Servidores.C237]);[Servidores.K23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8]);IF(ISBLANK([Servidores.C238]);&quot;&quot;;[Servidores.C238]);[Servidores.K23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39]);IF(ISBLANK([Servidores.C239]);&quot;&quot;;[Servidores.C239]);[Servidores.K23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0]);IF(ISBLANK([Servidores.C240]);&quot;&quot;;[Servidores.C240]);[Servidores.K24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1]);IF(ISBLANK([Servidores.C241]);&quot;&quot;;[Servidores.C241]);[Servidores.K24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2]);IF(ISBLANK([Servidores.C242]);&quot;&quot;;[Servidores.C242]);[Servidores.K24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3]);IF(ISBLANK([Servidores.C243]);&quot;&quot;;[Servidores.C243]);[Servidores.K24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4]);IF(ISBLANK([Servidores.C244]);&quot;&quot;;[Servidores.C244]);[Servidores.K24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5]);IF(ISBLANK([Servidores.C245]);&quot;&quot;;[Servidores.C245]);[Servidores.K24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6]);IF(ISBLANK([Servidores.C246]);&quot;&quot;;[Servidores.C246]);[Servidores.K24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7]);IF(ISBLANK([Servidores.C247]);&quot;&quot;;[Servidores.C247]);[Servidores.K24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8]);IF(ISBLANK([Servidores.C248]);&quot;&quot;;[Servidores.C248]);[Servidores.K24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49]);IF(ISBLANK([Servidores.C249]);&quot;&quot;;[Servidores.C249]);[Servidores.K24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0]);IF(ISBLANK([Servidores.C250]);&quot;&quot;;[Servidores.C250]);[Servidores.K25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1]);IF(ISBLANK([Servidores.C251]);&quot;&quot;;[Servidores.C251]);[Servidores.K25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2]);IF(ISBLANK([Servidores.C252]);&quot;&quot;;[Servidores.C252]);[Servidores.K25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3]);IF(ISBLANK([Servidores.C253]);&quot;&quot;;[Servidores.C253]);[Servidores.K25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4]);IF(ISBLANK([Servidores.C254]);&quot;&quot;;[Servidores.C254]);[Servidores.K25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5]);IF(ISBLANK([Servidores.C255]);&quot;&quot;;[Servidores.C255]);[Servidores.K25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6]);IF(ISBLANK([Servidores.C256]);&quot;&quot;;[Servidores.C256]);[Servidores.K25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7]);IF(ISBLANK([Servidores.C257]);&quot;&quot;;[Servidores.C257]);[Servidores.K25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8]);IF(ISBLANK([Servidores.C258]);&quot;&quot;;[Servidores.C258]);[Servidores.K25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59]);IF(ISBLANK([Servidores.C259]);&quot;&quot;;[Servidores.C259]);[Servidores.K25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0]);IF(ISBLANK([Servidores.C260]);&quot;&quot;;[Servidores.C260]);[Servidores.K26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1]);IF(ISBLANK([Servidores.C261]);&quot;&quot;;[Servidores.C261]);[Servidores.K26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2]);IF(ISBLANK([Servidores.C262]);&quot;&quot;;[Servidores.C262]);[Servidores.K26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3]);IF(ISBLANK([Servidores.C263]);&quot;&quot;;[Servidores.C263]);[Servidores.K26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4]);IF(ISBLANK([Servidores.C264]);&quot;&quot;;[Servidores.C264]);[Servidores.K26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5]);IF(ISBLANK([Servidores.C265]);&quot;&quot;;[Servidores.C265]);[Servidores.K26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6]);IF(ISBLANK([Servidores.C266]);&quot;&quot;;[Servidores.C266]);[Servidores.K26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7]);IF(ISBLANK([Servidores.C267]);&quot;&quot;;[Servidores.C267]);[Servidores.K26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8]);IF(ISBLANK([Servidores.C268]);&quot;&quot;;[Servidores.C268]);[Servidores.K26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69]);IF(ISBLANK([Servidores.C269]);&quot;&quot;;[Servidores.C269]);[Servidores.K26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0]);IF(ISBLANK([Servidores.C270]);&quot;&quot;;[Servidores.C270]);[Servidores.K27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1]);IF(ISBLANK([Servidores.C271]);&quot;&quot;;[Servidores.C271]);[Servidores.K27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2]);IF(ISBLANK([Servidores.C272]);&quot;&quot;;[Servidores.C272]);[Servidores.K27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3]);IF(ISBLANK([Servidores.C273]);&quot;&quot;;[Servidores.C273]);[Servidores.K27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4]);IF(ISBLANK([Servidores.C274]);&quot;&quot;;[Servidores.C274]);[Servidores.K27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5]);IF(ISBLANK([Servidores.C275]);&quot;&quot;;[Servidores.C275]);[Servidores.K27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6]);IF(ISBLANK([Servidores.C276]);&quot;&quot;;[Servidores.C276]);[Servidores.K27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7]);IF(ISBLANK([Servidores.C277]);&quot;&quot;;[Servidores.C277]);[Servidores.K27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8]);IF(ISBLANK([Servidores.C278]);&quot;&quot;;[Servidores.C278]);[Servidores.K27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79]);IF(ISBLANK([Servidores.C279]);&quot;&quot;;[Servidores.C279]);[Servidores.K27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0]);IF(ISBLANK([Servidores.C280]);&quot;&quot;;[Servidores.C280]);[Servidores.K28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1]);IF(ISBLANK([Servidores.C281]);&quot;&quot;;[Servidores.C281]);[Servidores.K28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2]);IF(ISBLANK([Servidores.C282]);&quot;&quot;;[Servidores.C282]);[Servidores.K28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3]);IF(ISBLANK([Servidores.C283]);&quot;&quot;;[Servidores.C283]);[Servidores.K28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4]);IF(ISBLANK([Servidores.C284]);&quot;&quot;;[Servidores.C284]);[Servidores.K28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5]);IF(ISBLANK([Servidores.C285]);&quot;&quot;;[Servidores.C285]);[Servidores.K28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6]);IF(ISBLANK([Servidores.C286]);&quot;&quot;;[Servidores.C286]);[Servidores.K28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7]);IF(ISBLANK([Servidores.C287]);&quot;&quot;;[Servidores.C287]);[Servidores.K28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8]);IF(ISBLANK([Servidores.C288]);&quot;&quot;;[Servidores.C288]);[Servidores.K28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89]);IF(ISBLANK([Servidores.C289]);&quot;&quot;;[Servidores.C289]);[Servidores.K28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0]);IF(ISBLANK([Servidores.C290]);&quot;&quot;;[Servidores.C290]);[Servidores.K29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1]);IF(ISBLANK([Servidores.C291]);&quot;&quot;;[Servidores.C291]);[Servidores.K29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2]);IF(ISBLANK([Servidores.C292]);&quot;&quot;;[Servidores.C292]);[Servidores.K29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3]);IF(ISBLANK([Servidores.C293]);&quot;&quot;;[Servidores.C293]);[Servidores.K29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4]);IF(ISBLANK([Servidores.C294]);&quot;&quot;;[Servidores.C294]);[Servidores.K29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5]);IF(ISBLANK([Servidores.C295]);&quot;&quot;;[Servidores.C295]);[Servidores.K29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6]);IF(ISBLANK([Servidores.C296]);&quot;&quot;;[Servidores.C296]);[Servidores.K29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7]);IF(ISBLANK([Servidores.C297]);&quot;&quot;;[Servidores.C297]);[Servidores.K29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8]);IF(ISBLANK([Servidores.C298]);&quot;&quot;;[Servidores.C298]);[Servidores.K29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299]);IF(ISBLANK([Servidores.C299]);&quot;&quot;;[Servidores.C299]);[Servidores.K29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0]);IF(ISBLANK([Servidores.C300]);&quot;&quot;;[Servidores.C300]);[Servidores.K30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1]);IF(ISBLANK([Servidores.C301]);&quot;&quot;;[Servidores.C301]);[Servidores.K30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2]);IF(ISBLANK([Servidores.C302]);&quot;&quot;;[Servidores.C302]);[Servidores.K30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3]);IF(ISBLANK([Servidores.C303]);&quot;&quot;;[Servidores.C303]);[Servidores.K30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4]);IF(ISBLANK([Servidores.C304]);&quot;&quot;;[Servidores.C304]);[Servidores.K30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5]);IF(ISBLANK([Servidores.C305]);&quot;&quot;;[Servidores.C305]);[Servidores.K30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6]);IF(ISBLANK([Servidores.C306]);&quot;&quot;;[Servidores.C306]);[Servidores.K30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7]);IF(ISBLANK([Servidores.C307]);&quot;&quot;;[Servidores.C307]);[Servidores.K30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8]);IF(ISBLANK([Servidores.C308]);&quot;&quot;;[Servidores.C308]);[Servidores.K30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09]);IF(ISBLANK([Servidores.C309]);&quot;&quot;;[Servidores.C309]);[Servidores.K30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0]);IF(ISBLANK([Servidores.C310]);&quot;&quot;;[Servidores.C310]);[Servidores.K31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1]);IF(ISBLANK([Servidores.C311]);&quot;&quot;;[Servidores.C311]);[Servidores.K31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2]);IF(ISBLANK([Servidores.C312]);&quot;&quot;;[Servidores.C312]);[Servidores.K31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3]);IF(ISBLANK([Servidores.C313]);&quot;&quot;;[Servidores.C313]);[Servidores.K31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4]);IF(ISBLANK([Servidores.C314]);&quot;&quot;;[Servidores.C314]);[Servidores.K31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5]);IF(ISBLANK([Servidores.C315]);&quot;&quot;;[Servidores.C315]);[Servidores.K31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6]);IF(ISBLANK([Servidores.C316]);&quot;&quot;;[Servidores.C316]);[Servidores.K31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7]);IF(ISBLANK([Servidores.C317]);&quot;&quot;;[Servidores.C317]);[Servidores.K31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8]);IF(ISBLANK([Servidores.C318]);&quot;&quot;;[Servidores.C318]);[Servidores.K31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19]);IF(ISBLANK([Servidores.C319]);&quot;&quot;;[Servidores.C319]);[Servidores.K31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0]);IF(ISBLANK([Servidores.C320]);&quot;&quot;;[Servidores.C320]);[Servidores.K32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1]);IF(ISBLANK([Servidores.C321]);&quot;&quot;;[Servidores.C321]);[Servidores.K32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2]);IF(ISBLANK([Servidores.C322]);&quot;&quot;;[Servidores.C322]);[Servidores.K32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3]);IF(ISBLANK([Servidores.C323]);&quot;&quot;;[Servidores.C323]);[Servidores.K32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4]);IF(ISBLANK([Servidores.C324]);&quot;&quot;;[Servidores.C324]);[Servidores.K32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5]);IF(ISBLANK([Servidores.C325]);&quot;&quot;;[Servidores.C325]);[Servidores.K32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6]);IF(ISBLANK([Servidores.C326]);&quot;&quot;;[Servidores.C326]);[Servidores.K32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7]);IF(ISBLANK([Servidores.C327]);&quot;&quot;;[Servidores.C327]);[Servidores.K32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8]);IF(ISBLANK([Servidores.C328]);&quot;&quot;;[Servidores.C328]);[Servidores.K32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29]);IF(ISBLANK([Servidores.C329]);&quot;&quot;;[Servidores.C329]);[Servidores.K32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0]);IF(ISBLANK([Servidores.C330]);&quot;&quot;;[Servidores.C330]);[Servidores.K33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1]);IF(ISBLANK([Servidores.C331]);&quot;&quot;;[Servidores.C331]);[Servidores.K33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2]);IF(ISBLANK([Servidores.C332]);&quot;&quot;;[Servidores.C332]);[Servidores.K33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3]);IF(ISBLANK([Servidores.C333]);&quot;&quot;;[Servidores.C333]);[Servidores.K33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4]);IF(ISBLANK([Servidores.C334]);&quot;&quot;;[Servidores.C334]);[Servidores.K33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5]);IF(ISBLANK([Servidores.C335]);&quot;&quot;;[Servidores.C335]);[Servidores.K33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6]);IF(ISBLANK([Servidores.C336]);&quot;&quot;;[Servidores.C336]);[Servidores.K33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7]);IF(ISBLANK([Servidores.C337]);&quot;&quot;;[Servidores.C337]);[Servidores.K33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8]);IF(ISBLANK([Servidores.C338]);&quot;&quot;;[Servidores.C338]);[Servidores.K33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39]);IF(ISBLANK([Servidores.C339]);&quot;&quot;;[Servidores.C339]);[Servidores.K33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0]);IF(ISBLANK([Servidores.C340]);&quot;&quot;;[Servidores.C340]);[Servidores.K34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1]);IF(ISBLANK([Servidores.C341]);&quot;&quot;;[Servidores.C341]);[Servidores.K34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2]);IF(ISBLANK([Servidores.C342]);&quot;&quot;;[Servidores.C342]);[Servidores.K34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3]);IF(ISBLANK([Servidores.C343]);&quot;&quot;;[Servidores.C343]);[Servidores.K34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4]);IF(ISBLANK([Servidores.C344]);&quot;&quot;;[Servidores.C344]);[Servidores.K344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5]);IF(ISBLANK([Servidores.C345]);&quot;&quot;;[Servidores.C345]);[Servidores.K345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6]);IF(ISBLANK([Servidores.C346]);&quot;&quot;;[Servidores.C346]);[Servidores.K346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7]);IF(ISBLANK([Servidores.C347]);&quot;&quot;;[Servidores.C347]);[Servidores.K347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8]);IF(ISBLANK([Servidores.C348]);&quot;&quot;;[Servidores.C348]);[Servidores.K348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49]);IF(ISBLANK([Servidores.C349]);&quot;&quot;;[Servidores.C349]);[Servidores.K349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50]);IF(ISBLANK([Servidores.C350]);&quot;&quot;;[Servidores.C350]);[Servidores.K350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51]);IF(ISBLANK([Servidores.C351]);&quot;&quot;;[Servidores.C351]);[Servidores.K351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52]);IF(ISBLANK([Servidores.C352]);&quot;&quot;;[Servidores.C352]);[Servidores.K352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3" table:formula="of:=IF(ISBLANK([Servidores.K353]);IF(ISBLANK([Servidores.C353]);&quot;&quot;;[Servidores.C353]);[Servidores.K353])">
            <text:p/>
          </table:table-cell>
          <table:table-cell table:number-columns-repeated="997"/>
        </table:table-row>
        <table:table-row table:style-name="ro25">
          <table:table-cell table:number-columns-repeated="26"/>
          <table:table-cell table:style-name="ce524" table:formula="of:=IF(ISBLANK([Servidores.K354]);IF(ISBLANK([Servidores.C354]);&quot;&quot;;[Servidores.C354]);[Servidores.K354])">
            <text:p/>
          </table:table-cell>
          <table:table-cell table:number-columns-repeated="997"/>
        </table:table-row>
        <table:table-row table:style-name="ro25" table:number-rows-repeated="1048225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>
        <table:named-range table:name="activo_pasivo" table:base-cell-address="$datos.$T$2" table:cell-range-address="$datos.$T$2:.$T$3"/>
        <table:named-range table:name="arq_serv" table:base-cell-address="$datos.$V$2" table:cell-range-address="$datos.$V$2:.$V$7"/>
        <table:named-range table:name="Criticidad" table:base-cell-address="$'Oracle Weblogic'.$B$6" table:cell-range-address="$datos.$B$2:.$B$5"/>
        <table:named-range table:name="Disponibilidad" table:base-cell-address="$'Oracle Weblogic'.$C$7" table:cell-range-address="$datos.$C$2:.$C$5"/>
        <table:named-range table:name="forms_reports" table:base-cell-address="$datos.$V$5" table:cell-range-address="$datos.$W$2:.$W$13"/>
        <table:named-range table:name="infraestructura" table:base-cell-address="$datos.$O$2" table:cell-range-address="$datos.$P$2:.$P$12"/>
        <table:named-range table:name="Metodo_de_Respaldo" table:base-cell-address="$datos.$M$2" table:cell-range-address="$datos.$M$2:.$M$17"/>
        <table:named-range table:name="Organismos" table:base-cell-address="$Servidores.$B$5" table:cell-range-address="$datos.$A$2:.$A$50"/>
        <table:named-range table:name="Plan_Backup" table:base-cell-address="$datos.$X$17" table:cell-range-address="$datos.$N$2:.$N$30"/>
        <table:named-range table:name="SAVersiones" table:base-cell-address="$datos.$H$2" table:cell-range-address="$datos.$H$2:.$H$38"/>
        <table:named-range table:name="Servidores" table:base-cell-address="$Servidores.$L$10" table:cell-range-address="$datos.$AA$2:.$AA$340"/>
        <table:named-range table:name="Sistemas_Operativo" table:base-cell-address="$datos.$X$17" table:cell-range-address="$datos.$L$2:.$L$51"/>
        <table:named-range table:name="Si_No" table:base-cell-address="$Servidores.$I$2" table:cell-range-address="$datos.$O$2:.$O$3"/>
        <table:named-range table:name="Tecnologia" table:base-cell-address="$datos.$X$17" table:cell-range-address="$datos.$R$2:.$R$50"/>
        <table:named-range table:name="Tipo_de_entorno" table:base-cell-address="$datos.$M$2" table:cell-range-address="$datos.$D$2:.$D$7"/>
        <table:named-range table:name="Tipo_de_nodo" table:base-cell-address="$datos.$V$6" table:cell-range-address="$datos.$U$2:.$U$4"/>
        <table:named-range table:name="versiones" table:base-cell-address="$'Oracle Weblogic'.$F$2" table:cell-range-address="$datos.$E$2:.$E$74"/>
        <table:named-range table:name="version_EM" table:base-cell-address="$datos.$X$1" table:cell-range-address="$datos.$Z$2:.$Z$20"/>
        <table:named-range table:name="Virtualizado" table:base-cell-address="$datos.$V$5" table:cell-range-address="$datos.$Q$2:.$Q$4"/>
        <table:named-range table:name="_xlnm._FilterDatabase_1" table:base-cell-address="$datos.$Y$7" table:cell-range-address="$'Oracle Database'.$V$5:.$AD$474"/>
      </table:named-expressions>
      <table:database-ranges>
        <table:database-range table:name="__Anonymous_Sheet_DB__0" table:target-range-address="Servidores.B5:Servidores.U229" table:display-filter-buttons="true" table:orientation="column"/>
        <table:database-range table:name="__Anonymous_Sheet_DB__1" table:target-range-address="'Oracle Database'.B5:'Oracle Database'.Y402" table:display-filter-buttons="true" table:orientation="column"/>
        <table:database-range table:name="__Anonymous_Sheet_DB__3" table:target-range-address="datos.A1:datos.S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AAAA+DejaVuSans" svg:font-family="CAAAAA+DejaVuSans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number:number-style style:name="N10144P0" style:volatile="true" number:language="es" number:country="ES">
      <number:number number:decimal-places="0" number:min-integer-digits="1" number:grouping="true"/>
      <number:text>    </number:text>
    </number:number-style>
    <number:number-style style:name="N10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44P2" style:volatile="true" number:language="es" number:country="ES">
      <number:text>-    </number:text>
    </number:number-style>
    <number:text-style style:name="N10144" number:language="es" number:country="E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s" number:country="ES">
      <number:number number:decimal-places="0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46P2" style:volatile="true" number:language="es" number:country="ES">
      <number:text>-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8P0" style:volatile="true" number:language="es" number:country="ES">
      <number:number number:decimal-places="2" number:min-integer-digits="1" number:grouping="true"/>
      <number:text>    </number:text>
    </number:number-style>
    <number:number-style style:name="N10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48" number:language="es" number:country="E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es" number:country="ES">
      <number:number number:decimal-places="2" number:min-integer-digits="1" number:grouping="true"/>
      <number:text> € </number:text>
    </number:number-style>
    <number:number-style style:name="N10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50" number:language="es" number:country="E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style:style style:name="Correto" style:family="table-cell" style:parent-style-name="Default">
      <style:table-cell-properties fo:background-color="#00ff00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4:52:43.65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dc:date>2015-06-08T14:54:54.603000000</dc:date>
    <meta:editing-duration>P1DT21H53M50S</meta:editing-duration>
    <meta:editing-cycles>184</meta:editing-cycles>
    <meta:document-statistic meta:table-count="4" meta:cell-count="7081" meta:object-count="0"/>
  </office:meta>
</office:document-meta>
</file>